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8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909113" calcext:value-type="float">
            <text:p>-0.909113</text:p>
          </table:table-cell>
          <table:table-cell office:value-type="float" office:value="-0.021408" calcext:value-type="float">
            <text:p>-0.021408</text:p>
          </table:table-cell>
          <table:table-cell office:value-type="float" office:value="0.504142" calcext:value-type="float">
            <text:p>0.504142</text:p>
          </table:table-cell>
          <table:table-cell office:value-type="float" office:value="-0.893052" calcext:value-type="float">
            <text:p>-0.8930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31366" calcext:value-type="float">
            <text:p>-0.631366</text:p>
          </table:table-cell>
          <table:table-cell office:value-type="float" office:value="-0.251312" calcext:value-type="float">
            <text:p>-0.251312</text:p>
          </table:table-cell>
          <table:table-cell office:value-type="float" office:value="-0.176614" calcext:value-type="float">
            <text:p>-0.176614</text:p>
          </table:table-cell>
          <table:table-cell office:value-type="float" office:value="-0.092032" calcext:value-type="float">
            <text:p>-0.092032</text:p>
          </table:table-cell>
          <table:table-cell office:value-type="float" office:value="-0.029623" calcext:value-type="float">
            <text:p>-0.029623</text:p>
          </table:table-cell>
          <table:table-cell office:value-type="float" office:value="0.044039" calcext:value-type="float">
            <text:p>0.044039</text:p>
          </table:table-cell>
          <table:table-cell office:value-type="float" office:value="0.107839" calcext:value-type="float">
            <text:p>0.107839</text:p>
          </table:table-cell>
          <table:table-cell office:value-type="float" office:value="0.260102" calcext:value-type="float">
            <text:p>0.260102</text:p>
          </table:table-cell>
          <table:table-cell office:value-type="float" office:value="0.459077" calcext:value-type="float">
            <text:p>0.459077</text:p>
          </table:table-cell>
          <table:table-cell office:value-type="float" office:value="0.504142" calcext:value-type="float">
            <text:p>0.504142</text:p>
          </table:table-cell>
          <table:table-cell office:value-type="float" office:value="-0.130989" calcext:value-type="float">
            <text:p>-0.1309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14627" calcext:value-type="float">
            <text:p>-0.714627</text:p>
          </table:table-cell>
          <table:table-cell office:value-type="float" office:value="-0.240495" calcext:value-type="float">
            <text:p>-0.240495</text:p>
          </table:table-cell>
          <table:table-cell office:value-type="float" office:value="-0.129564" calcext:value-type="float">
            <text:p>-0.129564</text:p>
          </table:table-cell>
          <table:table-cell office:value-type="float" office:value="-0.039294" calcext:value-type="float">
            <text:p>-0.039294</text:p>
          </table:table-cell>
          <table:table-cell office:value-type="float" office:value="0.038797" calcext:value-type="float">
            <text:p>0.038797</text:p>
          </table:table-cell>
          <table:table-cell office:value-type="float" office:value="0.107501" calcext:value-type="float">
            <text:p>0.107501</text:p>
          </table:table-cell>
          <table:table-cell office:value-type="float" office:value="0.202214" calcext:value-type="float">
            <text:p>0.202214</text:p>
          </table:table-cell>
          <table:table-cell office:value-type="float" office:value="0.334848" calcext:value-type="float">
            <text:p>0.334848</text:p>
          </table:table-cell>
          <table:table-cell office:value-type="float" office:value="0.496265" calcext:value-type="float">
            <text:p>0.496265</text:p>
          </table:table-cell>
          <table:table-cell office:value-type="float" office:value="0.524861" calcext:value-type="float">
            <text:p>0.524861</text:p>
          </table:table-cell>
          <table:table-cell office:value-type="float" office:value="-0.094436" calcext:value-type="float">
            <text:p>-0.0944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17231" calcext:value-type="float">
            <text:p>-0.617231</text:p>
          </table:table-cell>
          <table:table-cell office:value-type="float" office:value="-0.153771" calcext:value-type="float">
            <text:p>-0.153771</text:p>
          </table:table-cell>
          <table:table-cell office:value-type="float" office:value="-0.035116" calcext:value-type="float">
            <text:p>-0.035116</text:p>
          </table:table-cell>
          <table:table-cell office:value-type="float" office:value="0.028616" calcext:value-type="float">
            <text:p>0.028616</text:p>
          </table:table-cell>
          <table:table-cell office:value-type="float" office:value="0.095592" calcext:value-type="float">
            <text:p>0.095592</text:p>
          </table:table-cell>
          <table:table-cell office:value-type="float" office:value="0.157686" calcext:value-type="float">
            <text:p>0.157686</text:p>
          </table:table-cell>
          <table:table-cell office:value-type="float" office:value="0.272974" calcext:value-type="float">
            <text:p>0.272974</text:p>
          </table:table-cell>
          <table:table-cell office:value-type="float" office:value="0.360801" calcext:value-type="float">
            <text:p>0.360801</text:p>
          </table:table-cell>
          <table:table-cell office:value-type="float" office:value="0.49313" calcext:value-type="float">
            <text:p>0.49313</text:p>
          </table:table-cell>
          <table:table-cell office:value-type="float" office:value="0.524861" calcext:value-type="float">
            <text:p>0.524861</text:p>
          </table:table-cell>
          <table:table-cell office:value-type="float" office:value="-0.039732" calcext:value-type="float">
            <text:p>-0.0397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19631" calcext:value-type="float">
            <text:p>-0.419631</text:p>
          </table:table-cell>
          <table:table-cell office:value-type="float" office:value="-0.049582" calcext:value-type="float">
            <text:p>-0.0495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92391" calcext:value-type="float">
            <text:p>0.092391</text:p>
          </table:table-cell>
          <table:table-cell office:value-type="float" office:value="0.159972" calcext:value-type="float">
            <text:p>0.159972</text:p>
          </table:table-cell>
          <table:table-cell office:value-type="float" office:value="0.254644" calcext:value-type="float">
            <text:p>0.254644</text:p>
          </table:table-cell>
          <table:table-cell office:value-type="float" office:value="0.322336" calcext:value-type="float">
            <text:p>0.322336</text:p>
          </table:table-cell>
          <table:table-cell office:value-type="float" office:value="0.40776" calcext:value-type="float">
            <text:p>0.40776</text:p>
          </table:table-cell>
          <table:table-cell office:value-type="float" office:value="0.50751" calcext:value-type="float">
            <text:p>0.50751</text:p>
          </table:table-cell>
          <table:table-cell office:value-type="float" office:value="0.566827" calcext:value-type="float">
            <text:p>0.566827</text:p>
          </table:table-cell>
          <table:table-cell office:value-type="float" office:value="0.030538" calcext:value-type="float">
            <text:p>0.0305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37043" calcext:value-type="float">
            <text:p>-0.537043</text:p>
          </table:table-cell>
          <table:table-cell office:value-type="float" office:value="-0.016587" calcext:value-type="float">
            <text:p>-0.016587</text:p>
          </table:table-cell>
          <table:table-cell office:value-type="float" office:value="0.055972" calcext:value-type="float">
            <text:p>0.055972</text:p>
          </table:table-cell>
          <table:table-cell office:value-type="float" office:value="0.124854" calcext:value-type="float">
            <text:p>0.124854</text:p>
          </table:table-cell>
          <table:table-cell office:value-type="float" office:value="0.222973" calcext:value-type="float">
            <text:p>0.222973</text:p>
          </table:table-cell>
          <table:table-cell office:value-type="float" office:value="0.298887" calcext:value-type="float">
            <text:p>0.298887</text:p>
          </table:table-cell>
          <table:table-cell office:value-type="float" office:value="0.37158" calcext:value-type="float">
            <text:p>0.37158</text:p>
          </table:table-cell>
          <table:table-cell office:value-type="float" office:value="0.432781" calcext:value-type="float">
            <text:p>0.432781</text:p>
          </table:table-cell>
          <table:table-cell office:value-type="float" office:value="0.511116" calcext:value-type="float">
            <text:p>0.511116</text:p>
          </table:table-cell>
          <table:table-cell office:value-type="float" office:value="0.566827" calcext:value-type="float">
            <text:p>0.566827</text:p>
          </table:table-cell>
          <table:table-cell office:value-type="float" office:value="0.046453" calcext:value-type="float">
            <text:p>0.04645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02611" calcext:value-type="float">
            <text:p>-0.802611</text:p>
          </table:table-cell>
          <table:table-cell office:value-type="float" office:value="-0.022365" calcext:value-type="float">
            <text:p>-0.022365</text:p>
          </table:table-cell>
          <table:table-cell office:value-type="float" office:value="0.082879" calcext:value-type="float">
            <text:p>0.082879</text:p>
          </table:table-cell>
          <table:table-cell office:value-type="float" office:value="0.158225" calcext:value-type="float">
            <text:p>0.158225</text:p>
          </table:table-cell>
          <table:table-cell office:value-type="float" office:value="0.250261" calcext:value-type="float">
            <text:p>0.250261</text:p>
          </table:table-cell>
          <table:table-cell office:value-type="float" office:value="0.320799" calcext:value-type="float">
            <text:p>0.320799</text:p>
          </table:table-cell>
          <table:table-cell office:value-type="float" office:value="0.394002" calcext:value-type="float">
            <text:p>0.394002</text:p>
          </table:table-cell>
          <table:table-cell office:value-type="float" office:value="0.467753" calcext:value-type="float">
            <text:p>0.467753</text:p>
          </table:table-cell>
          <table:table-cell office:value-type="float" office:value="0.519972" calcext:value-type="float">
            <text:p>0.519972</text:p>
          </table:table-cell>
          <table:table-cell office:value-type="float" office:value="0.566827" calcext:value-type="float">
            <text:p>0.566827</text:p>
          </table:table-cell>
          <table:table-cell office:value-type="float" office:value="0.036891" calcext:value-type="float">
            <text:p>0.0368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37217" calcext:value-type="float">
            <text:p>-0.737217</text:p>
          </table:table-cell>
          <table:table-cell office:value-type="float" office:value="0.007277" calcext:value-type="float">
            <text:p>0.007277</text:p>
          </table:table-cell>
          <table:table-cell office:value-type="float" office:value="0.106142" calcext:value-type="float">
            <text:p>0.106142</text:p>
          </table:table-cell>
          <table:table-cell office:value-type="float" office:value="0.198762" calcext:value-type="float">
            <text:p>0.198762</text:p>
          </table:table-cell>
          <table:table-cell office:value-type="float" office:value="0.269334" calcext:value-type="float">
            <text:p>0.269334</text:p>
          </table:table-cell>
          <table:table-cell office:value-type="float" office:value="0.33829" calcext:value-type="float">
            <text:p>0.33829</text:p>
          </table:table-cell>
          <table:table-cell office:value-type="float" office:value="0.395297" calcext:value-type="float">
            <text:p>0.395297</text:p>
          </table:table-cell>
          <table:table-cell office:value-type="float" office:value="0.465631" calcext:value-type="float">
            <text:p>0.465631</text:p>
          </table:table-cell>
          <table:table-cell office:value-type="float" office:value="0.525786" calcext:value-type="float">
            <text:p>0.525786</text:p>
          </table:table-cell>
          <table:table-cell office:value-type="float" office:value="0.650168" calcext:value-type="float">
            <text:p>0.650168</text:p>
          </table:table-cell>
          <table:table-cell office:value-type="float" office:value="0.05693" calcext:value-type="float">
            <text:p>0.0569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71934" calcext:value-type="float">
            <text:p>-0.171934</text:p>
          </table:table-cell>
          <table:table-cell office:value-type="float" office:value="0.057652" calcext:value-type="float">
            <text:p>0.057652</text:p>
          </table:table-cell>
          <table:table-cell office:value-type="float" office:value="0.126934" calcext:value-type="float">
            <text:p>0.126934</text:p>
          </table:table-cell>
          <table:table-cell office:value-type="float" office:value="0.209819" calcext:value-type="float">
            <text:p>0.209819</text:p>
          </table:table-cell>
          <table:table-cell office:value-type="float" office:value="0.271151" calcext:value-type="float">
            <text:p>0.271151</text:p>
          </table:table-cell>
          <table:table-cell office:value-type="float" office:value="0.346332" calcext:value-type="float">
            <text:p>0.346332</text:p>
          </table:table-cell>
          <table:table-cell office:value-type="float" office:value="0.407471" calcext:value-type="float">
            <text:p>0.407471</text:p>
          </table:table-cell>
          <table:table-cell office:value-type="float" office:value="0.465432" calcext:value-type="float">
            <text:p>0.465432</text:p>
          </table:table-cell>
          <table:table-cell office:value-type="float" office:value="0.522472" calcext:value-type="float">
            <text:p>0.522472</text:p>
          </table:table-cell>
          <table:table-cell office:value-type="float" office:value="0.650168" calcext:value-type="float">
            <text:p>0.650168</text:p>
          </table:table-cell>
          <table:table-cell office:value-type="float" office:value="0.123533" calcext:value-type="float">
            <text:p>0.1235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72573" calcext:value-type="float">
            <text:p>-0.372573</text:p>
          </table:table-cell>
          <table:table-cell office:value-type="float" office:value="0.044732" calcext:value-type="float">
            <text:p>0.044732</text:p>
          </table:table-cell>
          <table:table-cell office:value-type="float" office:value="0.119734" calcext:value-type="float">
            <text:p>0.119734</text:p>
          </table:table-cell>
          <table:table-cell office:value-type="float" office:value="0.214687" calcext:value-type="float">
            <text:p>0.214687</text:p>
          </table:table-cell>
          <table:table-cell office:value-type="float" office:value="0.284961" calcext:value-type="float">
            <text:p>0.284961</text:p>
          </table:table-cell>
          <table:table-cell office:value-type="float" office:value="0.357822" calcext:value-type="float">
            <text:p>0.357822</text:p>
          </table:table-cell>
          <table:table-cell office:value-type="float" office:value="0.407639" calcext:value-type="float">
            <text:p>0.407639</text:p>
          </table:table-cell>
          <table:table-cell office:value-type="float" office:value="0.46056" calcext:value-type="float">
            <text:p>0.46056</text:p>
          </table:table-cell>
          <table:table-cell office:value-type="float" office:value="0.523321" calcext:value-type="float">
            <text:p>0.523321</text:p>
          </table:table-cell>
          <table:table-cell office:value-type="float" office:value="0.650168" calcext:value-type="float">
            <text:p>0.650168</text:p>
          </table:table-cell>
          <table:table-cell office:value-type="float" office:value="0.104088" calcext:value-type="float">
            <text:p>0.1040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78067" calcext:value-type="float">
            <text:p>-0.378067</text:p>
          </table:table-cell>
          <table:table-cell office:value-type="float" office:value="0.049471" calcext:value-type="float">
            <text:p>0.049471</text:p>
          </table:table-cell>
          <table:table-cell office:value-type="float" office:value="0.124969" calcext:value-type="float">
            <text:p>0.124969</text:p>
          </table:table-cell>
          <table:table-cell office:value-type="float" office:value="0.214352" calcext:value-type="float">
            <text:p>0.214352</text:p>
          </table:table-cell>
          <table:table-cell office:value-type="float" office:value="0.287585" calcext:value-type="float">
            <text:p>0.287585</text:p>
          </table:table-cell>
          <table:table-cell office:value-type="float" office:value="0.368027" calcext:value-type="float">
            <text:p>0.368027</text:p>
          </table:table-cell>
          <table:table-cell office:value-type="float" office:value="0.418319" calcext:value-type="float">
            <text:p>0.418319</text:p>
          </table:table-cell>
          <table:table-cell office:value-type="float" office:value="0.463484" calcext:value-type="float">
            <text:p>0.463484</text:p>
          </table:table-cell>
          <table:table-cell office:value-type="float" office:value="0.538587" calcext:value-type="float">
            <text:p>0.538587</text:p>
          </table:table-cell>
          <table:table-cell office:value-type="float" office:value="0.650168" calcext:value-type="float">
            <text:p>0.650168</text:p>
          </table:table-cell>
          <table:table-cell office:value-type="float" office:value="0.108673" calcext:value-type="float">
            <text:p>0.10867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10498" calcext:value-type="float">
            <text:p>0.10498</text:p>
          </table:table-cell>
          <table:table-cell office:value-type="float" office:value="0.171962" calcext:value-type="float">
            <text:p>0.171962</text:p>
          </table:table-cell>
          <table:table-cell office:value-type="float" office:value="0.244202" calcext:value-type="float">
            <text:p>0.244202</text:p>
          </table:table-cell>
          <table:table-cell office:value-type="float" office:value="0.296376" calcext:value-type="float">
            <text:p>0.296376</text:p>
          </table:table-cell>
          <table:table-cell office:value-type="float" office:value="0.371216" calcext:value-type="float">
            <text:p>0.371216</text:p>
          </table:table-cell>
          <table:table-cell office:value-type="float" office:value="0.426383" calcext:value-type="float">
            <text:p>0.426383</text:p>
          </table:table-cell>
          <table:table-cell office:value-type="float" office:value="0.474587" calcext:value-type="float">
            <text:p>0.474587</text:p>
          </table:table-cell>
          <table:table-cell office:value-type="float" office:value="0.561107" calcext:value-type="float">
            <text:p>0.561107</text:p>
          </table:table-cell>
          <table:table-cell office:value-type="float" office:value="0.76726" calcext:value-type="float">
            <text:p>0.76726</text:p>
          </table:table-cell>
          <table:table-cell office:value-type="float" office:value="0.165223" calcext:value-type="float">
            <text:p>0.16522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92495" calcext:value-type="float">
            <text:p>-0.192495</text:p>
          </table:table-cell>
          <table:table-cell office:value-type="float" office:value="0.107799" calcext:value-type="float">
            <text:p>0.107799</text:p>
          </table:table-cell>
          <table:table-cell office:value-type="float" office:value="0.188587" calcext:value-type="float">
            <text:p>0.188587</text:p>
          </table:table-cell>
          <table:table-cell office:value-type="float" office:value="0.239024" calcext:value-type="float">
            <text:p>0.239024</text:p>
          </table:table-cell>
          <table:table-cell office:value-type="float" office:value="0.280738" calcext:value-type="float">
            <text:p>0.280738</text:p>
          </table:table-cell>
          <table:table-cell office:value-type="float" office:value="0.360408" calcext:value-type="float">
            <text:p>0.360408</text:p>
          </table:table-cell>
          <table:table-cell office:value-type="float" office:value="0.434991" calcext:value-type="float">
            <text:p>0.434991</text:p>
          </table:table-cell>
          <table:table-cell office:value-type="float" office:value="0.482199" calcext:value-type="float">
            <text:p>0.482199</text:p>
          </table:table-cell>
          <table:table-cell office:value-type="float" office:value="0.587365" calcext:value-type="float">
            <text:p>0.587365</text:p>
          </table:table-cell>
          <table:table-cell office:value-type="float" office:value="0.76726" calcext:value-type="float">
            <text:p>0.76726</text:p>
          </table:table-cell>
          <table:table-cell office:value-type="float" office:value="0.148861" calcext:value-type="float">
            <text:p>0.1488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24605" calcext:value-type="float">
            <text:p>-0.624605</text:p>
          </table:table-cell>
          <table:table-cell office:value-type="float" office:value="0.092876" calcext:value-type="float">
            <text:p>0.092876</text:p>
          </table:table-cell>
          <table:table-cell office:value-type="float" office:value="0.165857" calcext:value-type="float">
            <text:p>0.165857</text:p>
          </table:table-cell>
          <table:table-cell office:value-type="float" office:value="0.249523" calcext:value-type="float">
            <text:p>0.249523</text:p>
          </table:table-cell>
          <table:table-cell office:value-type="float" office:value="0.312213" calcext:value-type="float">
            <text:p>0.312213</text:p>
          </table:table-cell>
          <table:table-cell office:value-type="float" office:value="0.384398" calcext:value-type="float">
            <text:p>0.384398</text:p>
          </table:table-cell>
          <table:table-cell office:value-type="float" office:value="0.438297" calcext:value-type="float">
            <text:p>0.438297</text:p>
          </table:table-cell>
          <table:table-cell office:value-type="float" office:value="0.476612" calcext:value-type="float">
            <text:p>0.476612</text:p>
          </table:table-cell>
          <table:table-cell office:value-type="float" office:value="0.592629" calcext:value-type="float">
            <text:p>0.592629</text:p>
          </table:table-cell>
          <table:table-cell office:value-type="float" office:value="0.76726" calcext:value-type="float">
            <text:p>0.76726</text:p>
          </table:table-cell>
          <table:table-cell office:value-type="float" office:value="0.10878" calcext:value-type="float">
            <text:p>0.1087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923861" calcext:value-type="float">
            <text:p>-0.923861</text:p>
          </table:table-cell>
          <table:table-cell office:value-type="float" office:value="0.020771" calcext:value-type="float">
            <text:p>0.020771</text:p>
          </table:table-cell>
          <table:table-cell office:value-type="float" office:value="0.109223" calcext:value-type="float">
            <text:p>0.109223</text:p>
          </table:table-cell>
          <table:table-cell office:value-type="float" office:value="0.190693" calcext:value-type="float">
            <text:p>0.190693</text:p>
          </table:table-cell>
          <table:table-cell office:value-type="float" office:value="0.275679" calcext:value-type="float">
            <text:p>0.275679</text:p>
          </table:table-cell>
          <table:table-cell office:value-type="float" office:value="0.345317" calcext:value-type="float">
            <text:p>0.345317</text:p>
          </table:table-cell>
          <table:table-cell office:value-type="float" office:value="0.407422" calcext:value-type="float">
            <text:p>0.407422</text:p>
          </table:table-cell>
          <table:table-cell office:value-type="float" office:value="0.446092" calcext:value-type="float">
            <text:p>0.446092</text:p>
          </table:table-cell>
          <table:table-cell office:value-type="float" office:value="0.481884" calcext:value-type="float">
            <text:p>0.481884</text:p>
          </table:table-cell>
          <table:table-cell office:value-type="float" office:value="0.591078" calcext:value-type="float">
            <text:p>0.591078</text:p>
          </table:table-cell>
          <table:table-cell office:value-type="float" office:value="0.76726" calcext:value-type="float">
            <text:p>0.76726</text:p>
          </table:table-cell>
          <table:table-cell office:value-type="float" office:value="0.19443" calcext:value-type="float">
            <text:p>0.1944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759572" calcext:value-type="float">
            <text:p>-0.759572</text:p>
          </table:table-cell>
          <table:table-cell office:value-type="float" office:value="0.067653" calcext:value-type="float">
            <text:p>0.067653</text:p>
          </table:table-cell>
          <table:table-cell office:value-type="float" office:value="0.150066" calcext:value-type="float">
            <text:p>0.150066</text:p>
          </table:table-cell>
          <table:table-cell office:value-type="float" office:value="0.235451" calcext:value-type="float">
            <text:p>0.235451</text:p>
          </table:table-cell>
          <table:table-cell office:value-type="float" office:value="0.294346" calcext:value-type="float">
            <text:p>0.294346</text:p>
          </table:table-cell>
          <table:table-cell office:value-type="float" office:value="0.353509" calcext:value-type="float">
            <text:p>0.353509</text:p>
          </table:table-cell>
          <table:table-cell office:value-type="float" office:value="0.410673" calcext:value-type="float">
            <text:p>0.410673</text:p>
          </table:table-cell>
          <table:table-cell office:value-type="float" office:value="0.455191" calcext:value-type="float">
            <text:p>0.455191</text:p>
          </table:table-cell>
          <table:table-cell office:value-type="float" office:value="0.491235" calcext:value-type="float">
            <text:p>0.491235</text:p>
          </table:table-cell>
          <table:table-cell office:value-type="float" office:value="0.627735" calcext:value-type="float">
            <text:p>0.627735</text:p>
          </table:table-cell>
          <table:table-cell office:value-type="float" office:value="0.814374" calcext:value-type="float">
            <text:p>0.814374</text:p>
          </table:table-cell>
          <table:table-cell office:value-type="float" office:value="0.232629" calcext:value-type="float">
            <text:p>0.2326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864042" calcext:value-type="float">
            <text:p>-0.864042</text:p>
          </table:table-cell>
          <table:table-cell office:value-type="float" office:value="0.070685" calcext:value-type="float">
            <text:p>0.070685</text:p>
          </table:table-cell>
          <table:table-cell office:value-type="float" office:value="0.18509" calcext:value-type="float">
            <text:p>0.18509</text:p>
          </table:table-cell>
          <table:table-cell office:value-type="float" office:value="0.255877" calcext:value-type="float">
            <text:p>0.255877</text:p>
          </table:table-cell>
          <table:table-cell office:value-type="float" office:value="0.325105" calcext:value-type="float">
            <text:p>0.325105</text:p>
          </table:table-cell>
          <table:table-cell office:value-type="float" office:value="0.380767" calcext:value-type="float">
            <text:p>0.380767</text:p>
          </table:table-cell>
          <table:table-cell office:value-type="float" office:value="0.433698" calcext:value-type="float">
            <text:p>0.433698</text:p>
          </table:table-cell>
          <table:table-cell office:value-type="float" office:value="0.463606" calcext:value-type="float">
            <text:p>0.463606</text:p>
          </table:table-cell>
          <table:table-cell office:value-type="float" office:value="0.507913" calcext:value-type="float">
            <text:p>0.507913</text:p>
          </table:table-cell>
          <table:table-cell office:value-type="float" office:value="0.682777" calcext:value-type="float">
            <text:p>0.682777</text:p>
          </table:table-cell>
          <table:table-cell office:value-type="float" office:value="0.814374" calcext:value-type="float">
            <text:p>0.814374</text:p>
          </table:table-cell>
          <table:table-cell office:value-type="float" office:value="0.244148" calcext:value-type="float">
            <text:p>0.24414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579156" calcext:value-type="float">
            <text:p>-0.579156</text:p>
          </table:table-cell>
          <table:table-cell office:value-type="float" office:value="0.123335" calcext:value-type="float">
            <text:p>0.123335</text:p>
          </table:table-cell>
          <table:table-cell office:value-type="float" office:value="0.220435" calcext:value-type="float">
            <text:p>0.220435</text:p>
          </table:table-cell>
          <table:table-cell office:value-type="float" office:value="0.293379" calcext:value-type="float">
            <text:p>0.293379</text:p>
          </table:table-cell>
          <table:table-cell office:value-type="float" office:value="0.366207" calcext:value-type="float">
            <text:p>0.366207</text:p>
          </table:table-cell>
          <table:table-cell office:value-type="float" office:value="0.413473" calcext:value-type="float">
            <text:p>0.413473</text:p>
          </table:table-cell>
          <table:table-cell office:value-type="float" office:value="0.444074" calcext:value-type="float">
            <text:p>0.444074</text:p>
          </table:table-cell>
          <table:table-cell office:value-type="float" office:value="0.474126" calcext:value-type="float">
            <text:p>0.474126</text:p>
          </table:table-cell>
          <table:table-cell office:value-type="float" office:value="0.512085" calcext:value-type="float">
            <text:p>0.512085</text:p>
          </table:table-cell>
          <table:table-cell office:value-type="float" office:value="0.682838" calcext:value-type="float">
            <text:p>0.682838</text:p>
          </table:table-cell>
          <table:table-cell office:value-type="float" office:value="0.824627" calcext:value-type="float">
            <text:p>0.824627</text:p>
          </table:table-cell>
          <table:table-cell office:value-type="float" office:value="0.295079" calcext:value-type="float">
            <text:p>0.29507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21432" calcext:value-type="float">
            <text:p>-0.21432</text:p>
          </table:table-cell>
          <table:table-cell office:value-type="float" office:value="0.169514" calcext:value-type="float">
            <text:p>0.169514</text:p>
          </table:table-cell>
          <table:table-cell office:value-type="float" office:value="0.25696" calcext:value-type="float">
            <text:p>0.25696</text:p>
          </table:table-cell>
          <table:table-cell office:value-type="float" office:value="0.328655" calcext:value-type="float">
            <text:p>0.328655</text:p>
          </table:table-cell>
          <table:table-cell office:value-type="float" office:value="0.378788" calcext:value-type="float">
            <text:p>0.378788</text:p>
          </table:table-cell>
          <table:table-cell office:value-type="float" office:value="0.414872" calcext:value-type="float">
            <text:p>0.414872</text:p>
          </table:table-cell>
          <table:table-cell office:value-type="float" office:value="0.451512" calcext:value-type="float">
            <text:p>0.451512</text:p>
          </table:table-cell>
          <table:table-cell office:value-type="float" office:value="0.480389" calcext:value-type="float">
            <text:p>0.480389</text:p>
          </table:table-cell>
          <table:table-cell office:value-type="float" office:value="0.525704" calcext:value-type="float">
            <text:p>0.525704</text:p>
          </table:table-cell>
          <table:table-cell office:value-type="float" office:value="0.677149" calcext:value-type="float">
            <text:p>0.677149</text:p>
          </table:table-cell>
          <table:table-cell office:value-type="float" office:value="0.824627" calcext:value-type="float">
            <text:p>0.824627</text:p>
          </table:table-cell>
          <table:table-cell office:value-type="float" office:value="0.346922" calcext:value-type="float">
            <text:p>0.3469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435335" calcext:value-type="float">
            <text:p>-0.435335</text:p>
          </table:table-cell>
          <table:table-cell office:value-type="float" office:value="0.15286" calcext:value-type="float">
            <text:p>0.15286</text:p>
          </table:table-cell>
          <table:table-cell office:value-type="float" office:value="0.239605" calcext:value-type="float">
            <text:p>0.239605</text:p>
          </table:table-cell>
          <table:table-cell office:value-type="float" office:value="0.302302" calcext:value-type="float">
            <text:p>0.302302</text:p>
          </table:table-cell>
          <table:table-cell office:value-type="float" office:value="0.37384" calcext:value-type="float">
            <text:p>0.37384</text:p>
          </table:table-cell>
          <table:table-cell office:value-type="float" office:value="0.415495" calcext:value-type="float">
            <text:p>0.415495</text:p>
          </table:table-cell>
          <table:table-cell office:value-type="float" office:value="0.44946" calcext:value-type="float">
            <text:p>0.44946</text:p>
          </table:table-cell>
          <table:table-cell office:value-type="float" office:value="0.474282" calcext:value-type="float">
            <text:p>0.474282</text:p>
          </table:table-cell>
          <table:table-cell office:value-type="float" office:value="0.522534" calcext:value-type="float">
            <text:p>0.522534</text:p>
          </table:table-cell>
          <table:table-cell office:value-type="float" office:value="0.66158" calcext:value-type="float">
            <text:p>0.66158</text:p>
          </table:table-cell>
          <table:table-cell office:value-type="float" office:value="0.824627" calcext:value-type="float">
            <text:p>0.824627</text:p>
          </table:table-cell>
          <table:table-cell office:value-type="float" office:value="0.315662" calcext:value-type="float">
            <text:p>0.31566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616307" calcext:value-type="float">
            <text:p>-0.616307</text:p>
          </table:table-cell>
          <table:table-cell office:value-type="float" office:value="0.12772" calcext:value-type="float">
            <text:p>0.12772</text:p>
          </table:table-cell>
          <table:table-cell office:value-type="float" office:value="0.243048" calcext:value-type="float">
            <text:p>0.243048</text:p>
          </table:table-cell>
          <table:table-cell office:value-type="float" office:value="0.318716" calcext:value-type="float">
            <text:p>0.318716</text:p>
          </table:table-cell>
          <table:table-cell office:value-type="float" office:value="0.373785" calcext:value-type="float">
            <text:p>0.373785</text:p>
          </table:table-cell>
          <table:table-cell office:value-type="float" office:value="0.417966" calcext:value-type="float">
            <text:p>0.417966</text:p>
          </table:table-cell>
          <table:table-cell office:value-type="float" office:value="0.447109" calcext:value-type="float">
            <text:p>0.447109</text:p>
          </table:table-cell>
          <table:table-cell office:value-type="float" office:value="0.477314" calcext:value-type="float">
            <text:p>0.477314</text:p>
          </table:table-cell>
          <table:table-cell office:value-type="float" office:value="0.527523" calcext:value-type="float">
            <text:p>0.527523</text:p>
          </table:table-cell>
          <table:table-cell office:value-type="float" office:value="0.672938" calcext:value-type="float">
            <text:p>0.672938</text:p>
          </table:table-cell>
          <table:table-cell office:value-type="float" office:value="0.824627" calcext:value-type="float">
            <text:p>0.824627</text:p>
          </table:table-cell>
          <table:table-cell office:value-type="float" office:value="0.298981" calcext:value-type="float">
            <text:p>0.29898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6395" calcext:value-type="float">
            <text:p>-0.6395</text:p>
          </table:table-cell>
          <table:table-cell office:value-type="float" office:value="0.100619" calcext:value-type="float">
            <text:p>0.100619</text:p>
          </table:table-cell>
          <table:table-cell office:value-type="float" office:value="0.215174" calcext:value-type="float">
            <text:p>0.215174</text:p>
          </table:table-cell>
          <table:table-cell office:value-type="float" office:value="0.31664" calcext:value-type="float">
            <text:p>0.31664</text:p>
          </table:table-cell>
          <table:table-cell office:value-type="float" office:value="0.385202" calcext:value-type="float">
            <text:p>0.385202</text:p>
          </table:table-cell>
          <table:table-cell office:value-type="float" office:value="0.425814" calcext:value-type="float">
            <text:p>0.425814</text:p>
          </table:table-cell>
          <table:table-cell office:value-type="float" office:value="0.455677" calcext:value-type="float">
            <text:p>0.455677</text:p>
          </table:table-cell>
          <table:table-cell office:value-type="float" office:value="0.490201" calcext:value-type="float">
            <text:p>0.490201</text:p>
          </table:table-cell>
          <table:table-cell office:value-type="float" office:value="0.553942" calcext:value-type="float">
            <text:p>0.553942</text:p>
          </table:table-cell>
          <table:table-cell office:value-type="float" office:value="0.713985" calcext:value-type="float">
            <text:p>0.713985</text:p>
          </table:table-cell>
          <table:table-cell office:value-type="float" office:value="0.824627" calcext:value-type="float">
            <text:p>0.824627</text:p>
          </table:table-cell>
          <table:table-cell office:value-type="float" office:value="0.301775" calcext:value-type="float">
            <text:p>0.30177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741778" calcext:value-type="float">
            <text:p>-0.741778</text:p>
          </table:table-cell>
          <table:table-cell office:value-type="float" office:value="0.108383" calcext:value-type="float">
            <text:p>0.108383</text:p>
          </table:table-cell>
          <table:table-cell office:value-type="float" office:value="0.237208" calcext:value-type="float">
            <text:p>0.237208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386411" calcext:value-type="float">
            <text:p>0.386411</text:p>
          </table:table-cell>
          <table:table-cell office:value-type="float" office:value="0.435046" calcext:value-type="float">
            <text:p>0.435046</text:p>
          </table:table-cell>
          <table:table-cell office:value-type="float" office:value="0.467355" calcext:value-type="float">
            <text:p>0.467355</text:p>
          </table:table-cell>
          <table:table-cell office:value-type="float" office:value="0.506602" calcext:value-type="float">
            <text:p>0.506602</text:p>
          </table:table-cell>
          <table:table-cell office:value-type="float" office:value="0.561728" calcext:value-type="float">
            <text:p>0.561728</text:p>
          </table:table-cell>
          <table:table-cell office:value-type="float" office:value="0.740274" calcext:value-type="float">
            <text:p>0.740274</text:p>
          </table:table-cell>
          <table:table-cell office:value-type="float" office:value="0.846356" calcext:value-type="float">
            <text:p>0.846356</text:p>
          </table:table-cell>
          <table:table-cell office:value-type="float" office:value="0.302943" calcext:value-type="float">
            <text:p>0.30294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450518" calcext:value-type="float">
            <text:p>-0.450518</text:p>
          </table:table-cell>
          <table:table-cell office:value-type="float" office:value="0.144387" calcext:value-type="float">
            <text:p>0.144387</text:p>
          </table:table-cell>
          <table:table-cell office:value-type="float" office:value="0.263101" calcext:value-type="float">
            <text:p>0.263101</text:p>
          </table:table-cell>
          <table:table-cell office:value-type="float" office:value="0.346996" calcext:value-type="float">
            <text:p>0.346996</text:p>
          </table:table-cell>
          <table:table-cell office:value-type="float" office:value="0.401627" calcext:value-type="float">
            <text:p>0.401627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473354" calcext:value-type="float">
            <text:p>0.473354</text:p>
          </table:table-cell>
          <table:table-cell office:value-type="float" office:value="0.517992" calcext:value-type="float">
            <text:p>0.517992</text:p>
          </table:table-cell>
          <table:table-cell office:value-type="float" office:value="0.577057" calcext:value-type="float">
            <text:p>0.577057</text:p>
          </table:table-cell>
          <table:table-cell office:value-type="float" office:value="0.762785" calcext:value-type="float">
            <text:p>0.762785</text:p>
          </table:table-cell>
          <table:table-cell office:value-type="float" office:value="0.846356" calcext:value-type="float">
            <text:p>0.846356</text:p>
          </table:table-cell>
          <table:table-cell office:value-type="float" office:value="0.347668" calcext:value-type="float">
            <text:p>0.34766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501648" calcext:value-type="float">
            <text:p>-0.501648</text:p>
          </table:table-cell>
          <table:table-cell office:value-type="float" office:value="0.143926" calcext:value-type="float">
            <text:p>0.143926</text:p>
          </table:table-cell>
          <table:table-cell office:value-type="float" office:value="0.264755" calcext:value-type="float">
            <text:p>0.264755</text:p>
          </table:table-cell>
          <table:table-cell office:value-type="float" office:value="0.334843" calcext:value-type="float">
            <text:p>0.334843</text:p>
          </table:table-cell>
          <table:table-cell office:value-type="float" office:value="0.38413" calcext:value-type="float">
            <text:p>0.38413</text:p>
          </table:table-cell>
          <table:table-cell office:value-type="float" office:value="0.426068" calcext:value-type="float">
            <text:p>0.426068</text:p>
          </table:table-cell>
          <table:table-cell office:value-type="float" office:value="0.462441" calcext:value-type="float">
            <text:p>0.462441</text:p>
          </table:table-cell>
          <table:table-cell office:value-type="float" office:value="0.523789" calcext:value-type="float">
            <text:p>0.523789</text:p>
          </table:table-cell>
          <table:table-cell office:value-type="float" office:value="0.584498" calcext:value-type="float">
            <text:p>0.584498</text:p>
          </table:table-cell>
          <table:table-cell office:value-type="float" office:value="0.753654" calcext:value-type="float">
            <text:p>0.753654</text:p>
          </table:table-cell>
          <table:table-cell office:value-type="float" office:value="0.846356" calcext:value-type="float">
            <text:p>0.846356</text:p>
          </table:table-cell>
          <table:table-cell office:value-type="float" office:value="0.337646" calcext:value-type="float">
            <text:p>0.33764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376594" calcext:value-type="float">
            <text:p>-0.376594</text:p>
          </table:table-cell>
          <table:table-cell office:value-type="float" office:value="0.183051" calcext:value-type="float">
            <text:p>0.183051</text:p>
          </table:table-cell>
          <table:table-cell office:value-type="float" office:value="0.276881" calcext:value-type="float">
            <text:p>0.276881</text:p>
          </table:table-cell>
          <table:table-cell office:value-type="float" office:value="0.341844" calcext:value-type="float">
            <text:p>0.341844</text:p>
          </table:table-cell>
          <table:table-cell office:value-type="float" office:value="0.38832" calcext:value-type="float">
            <text:p>0.38832</text:p>
          </table:table-cell>
          <table:table-cell office:value-type="float" office:value="0.43204" calcext:value-type="float">
            <text:p>0.43204</text:p>
          </table:table-cell>
          <table:table-cell office:value-type="float" office:value="0.473136" calcext:value-type="float">
            <text:p>0.473136</text:p>
          </table:table-cell>
          <table:table-cell office:value-type="float" office:value="0.524118" calcext:value-type="float">
            <text:p>0.524118</text:p>
          </table:table-cell>
          <table:table-cell office:value-type="float" office:value="0.602658" calcext:value-type="float">
            <text:p>0.602658</text:p>
          </table:table-cell>
          <table:table-cell office:value-type="float" office:value="0.773405" calcext:value-type="float">
            <text:p>0.773405</text:p>
          </table:table-cell>
          <table:table-cell office:value-type="float" office:value="0.855904" calcext:value-type="float">
            <text:p>0.855904</text:p>
          </table:table-cell>
          <table:table-cell office:value-type="float" office:value="0.361886" calcext:value-type="float">
            <text:p>0.36188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368457" calcext:value-type="float">
            <text:p>-0.368457</text:p>
          </table:table-cell>
          <table:table-cell office:value-type="float" office:value="0.174143" calcext:value-type="float">
            <text:p>0.174143</text:p>
          </table:table-cell>
          <table:table-cell office:value-type="float" office:value="0.303318" calcext:value-type="float">
            <text:p>0.303318</text:p>
          </table:table-cell>
          <table:table-cell office:value-type="float" office:value="0.368082" calcext:value-type="float">
            <text:p>0.368082</text:p>
          </table:table-cell>
          <table:table-cell office:value-type="float" office:value="0.414544" calcext:value-type="float">
            <text:p>0.414544</text:p>
          </table:table-cell>
          <table:table-cell office:value-type="float" office:value="0.459994" calcext:value-type="float">
            <text:p>0.459994</text:p>
          </table:table-cell>
          <table:table-cell office:value-type="float" office:value="0.506367" calcext:value-type="float">
            <text:p>0.506367</text:p>
          </table:table-cell>
          <table:table-cell office:value-type="float" office:value="0.555671" calcext:value-type="float">
            <text:p>0.555671</text:p>
          </table:table-cell>
          <table:table-cell office:value-type="float" office:value="0.660256" calcext:value-type="float">
            <text:p>0.660256</text:p>
          </table:table-cell>
          <table:table-cell office:value-type="float" office:value="0.809534" calcext:value-type="float">
            <text:p>0.809534</text:p>
          </table:table-cell>
          <table:table-cell office:value-type="float" office:value="0.855904" calcext:value-type="float">
            <text:p>0.855904</text:p>
          </table:table-cell>
          <table:table-cell office:value-type="float" office:value="0.388345" calcext:value-type="float">
            <text:p>0.38834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637928" calcext:value-type="float">
            <text:p>-0.637928</text:p>
          </table:table-cell>
          <table:table-cell office:value-type="float" office:value="0.175156" calcext:value-type="float">
            <text:p>0.175156</text:p>
          </table:table-cell>
          <table:table-cell office:value-type="float" office:value="0.292112" calcext:value-type="float">
            <text:p>0.292112</text:p>
          </table:table-cell>
          <table:table-cell office:value-type="float" office:value="0.367401" calcext:value-type="float">
            <text:p>0.367401</text:p>
          </table:table-cell>
          <table:table-cell office:value-type="float" office:value="0.412769" calcext:value-type="float">
            <text:p>0.412769</text:p>
          </table:table-cell>
          <table:table-cell office:value-type="float" office:value="0.455304" calcext:value-type="float">
            <text:p>0.455304</text:p>
          </table:table-cell>
          <table:table-cell office:value-type="float" office:value="0.506281" calcext:value-type="float">
            <text:p>0.506281</text:p>
          </table:table-cell>
          <table:table-cell office:value-type="float" office:value="0.582651" calcext:value-type="float">
            <text:p>0.582651</text:p>
          </table:table-cell>
          <table:table-cell office:value-type="float" office:value="0.695024" calcext:value-type="float">
            <text:p>0.695024</text:p>
          </table:table-cell>
          <table:table-cell office:value-type="float" office:value="0.829375" calcext:value-type="float">
            <text:p>0.829375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67815" calcext:value-type="float">
            <text:p>0.36781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634083" calcext:value-type="float">
            <text:p>-0.634083</text:p>
          </table:table-cell>
          <table:table-cell office:value-type="float" office:value="0.173297" calcext:value-type="float">
            <text:p>0.173297</text:p>
          </table:table-cell>
          <table:table-cell office:value-type="float" office:value="0.275901" calcext:value-type="float">
            <text:p>0.275901</text:p>
          </table:table-cell>
          <table:table-cell office:value-type="float" office:value="0.363601" calcext:value-type="float">
            <text:p>0.363601</text:p>
          </table:table-cell>
          <table:table-cell office:value-type="float" office:value="0.406414" calcext:value-type="float">
            <text:p>0.406414</text:p>
          </table:table-cell>
          <table:table-cell office:value-type="float" office:value="0.459007" calcext:value-type="float">
            <text:p>0.459007</text:p>
          </table:table-cell>
          <table:table-cell office:value-type="float" office:value="0.496301" calcext:value-type="float">
            <text:p>0.496301</text:p>
          </table:table-cell>
          <table:table-cell office:value-type="float" office:value="0.545028" calcext:value-type="float">
            <text:p>0.545028</text:p>
          </table:table-cell>
          <table:table-cell office:value-type="float" office:value="0.647396" calcext:value-type="float">
            <text:p>0.647396</text:p>
          </table:table-cell>
          <table:table-cell office:value-type="float" office:value="0.82131" calcext:value-type="float">
            <text:p>0.82131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55417" calcext:value-type="float">
            <text:p>0.35541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792026" calcext:value-type="float">
            <text:p>-0.792026</text:p>
          </table:table-cell>
          <table:table-cell office:value-type="float" office:value="0.121036" calcext:value-type="float">
            <text:p>0.121036</text:p>
          </table:table-cell>
          <table:table-cell office:value-type="float" office:value="0.234968" calcext:value-type="float">
            <text:p>0.234968</text:p>
          </table:table-cell>
          <table:table-cell office:value-type="float" office:value="0.331814" calcext:value-type="float">
            <text:p>0.331814</text:p>
          </table:table-cell>
          <table:table-cell office:value-type="float" office:value="0.395078" calcext:value-type="float">
            <text:p>0.395078</text:p>
          </table:table-cell>
          <table:table-cell office:value-type="float" office:value="0.440758" calcext:value-type="float">
            <text:p>0.440758</text:p>
          </table:table-cell>
          <table:table-cell office:value-type="float" office:value="0.494741" calcext:value-type="float">
            <text:p>0.494741</text:p>
          </table:table-cell>
          <table:table-cell office:value-type="float" office:value="0.52614" calcext:value-type="float">
            <text:p>0.52614</text:p>
          </table:table-cell>
          <table:table-cell office:value-type="float" office:value="0.622939" calcext:value-type="float">
            <text:p>0.622939</text:p>
          </table:table-cell>
          <table:table-cell office:value-type="float" office:value="0.82245" calcext:value-type="float">
            <text:p>0.82245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1979" calcext:value-type="float">
            <text:p>0.3197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425121" calcext:value-type="float">
            <text:p>-0.425121</text:p>
          </table:table-cell>
          <table:table-cell office:value-type="float" office:value="0.142706" calcext:value-type="float">
            <text:p>0.142706</text:p>
          </table:table-cell>
          <table:table-cell office:value-type="float" office:value="0.240806" calcext:value-type="float">
            <text:p>0.240806</text:p>
          </table:table-cell>
          <table:table-cell office:value-type="float" office:value="0.346177" calcext:value-type="float">
            <text:p>0.346177</text:p>
          </table:table-cell>
          <table:table-cell office:value-type="float" office:value="0.407436" calcext:value-type="float">
            <text:p>0.407436</text:p>
          </table:table-cell>
          <table:table-cell office:value-type="float" office:value="0.453405" calcext:value-type="float">
            <text:p>0.453405</text:p>
          </table:table-cell>
          <table:table-cell office:value-type="float" office:value="0.504135" calcext:value-type="float">
            <text:p>0.504135</text:p>
          </table:table-cell>
          <table:table-cell office:value-type="float" office:value="0.547295" calcext:value-type="float">
            <text:p>0.547295</text:p>
          </table:table-cell>
          <table:table-cell office:value-type="float" office:value="0.653486" calcext:value-type="float">
            <text:p>0.653486</text:p>
          </table:table-cell>
          <table:table-cell office:value-type="float" office:value="0.814868" calcext:value-type="float">
            <text:p>0.814868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68519" calcext:value-type="float">
            <text:p>0.3685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524523" calcext:value-type="float">
            <text:p>-0.524523</text:p>
          </table:table-cell>
          <table:table-cell office:value-type="float" office:value="0.162766" calcext:value-type="float">
            <text:p>0.162766</text:p>
          </table:table-cell>
          <table:table-cell office:value-type="float" office:value="0.277869" calcext:value-type="float">
            <text:p>0.277869</text:p>
          </table:table-cell>
          <table:table-cell office:value-type="float" office:value="0.356558" calcext:value-type="float">
            <text:p>0.356558</text:p>
          </table:table-cell>
          <table:table-cell office:value-type="float" office:value="0.405495" calcext:value-type="float">
            <text:p>0.405495</text:p>
          </table:table-cell>
          <table:table-cell office:value-type="float" office:value="0.464024" calcext:value-type="float">
            <text:p>0.464024</text:p>
          </table:table-cell>
          <table:table-cell office:value-type="float" office:value="0.516959" calcext:value-type="float">
            <text:p>0.516959</text:p>
          </table:table-cell>
          <table:table-cell office:value-type="float" office:value="0.576204" calcext:value-type="float">
            <text:p>0.576204</text:p>
          </table:table-cell>
          <table:table-cell office:value-type="float" office:value="0.680924" calcext:value-type="float">
            <text:p>0.680924</text:p>
          </table:table-cell>
          <table:table-cell office:value-type="float" office:value="0.818637" calcext:value-type="float">
            <text:p>0.818637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73491" calcext:value-type="float">
            <text:p>0.37349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113908" calcext:value-type="float">
            <text:p>0.113908</text:p>
          </table:table-cell>
          <table:table-cell office:value-type="float" office:value="0.272575" calcext:value-type="float">
            <text:p>0.272575</text:p>
          </table:table-cell>
          <table:table-cell office:value-type="float" office:value="0.349459" calcext:value-type="float">
            <text:p>0.349459</text:p>
          </table:table-cell>
          <table:table-cell office:value-type="float" office:value="0.389492" calcext:value-type="float">
            <text:p>0.389492</text:p>
          </table:table-cell>
          <table:table-cell office:value-type="float" office:value="0.434787" calcext:value-type="float">
            <text:p>0.434787</text:p>
          </table:table-cell>
          <table:table-cell office:value-type="float" office:value="0.497163" calcext:value-type="float">
            <text:p>0.497163</text:p>
          </table:table-cell>
          <table:table-cell office:value-type="float" office:value="0.556297" calcext:value-type="float">
            <text:p>0.556297</text:p>
          </table:table-cell>
          <table:table-cell office:value-type="float" office:value="0.665761" calcext:value-type="float">
            <text:p>0.665761</text:p>
          </table:table-cell>
          <table:table-cell office:value-type="float" office:value="0.815187" calcext:value-type="float">
            <text:p>0.815187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09463" calcext:value-type="float">
            <text:p>0.30946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409013" calcext:value-type="float">
            <text:p>-0.409013</text:p>
          </table:table-cell>
          <table:table-cell office:value-type="float" office:value="0.16228" calcext:value-type="float">
            <text:p>0.16228</text:p>
          </table:table-cell>
          <table:table-cell office:value-type="float" office:value="0.273914" calcext:value-type="float">
            <text:p>0.273914</text:p>
          </table:table-cell>
          <table:table-cell office:value-type="float" office:value="0.346987" calcext:value-type="float">
            <text:p>0.346987</text:p>
          </table:table-cell>
          <table:table-cell office:value-type="float" office:value="0.396179" calcext:value-type="float">
            <text:p>0.396179</text:p>
          </table:table-cell>
          <table:table-cell office:value-type="float" office:value="0.46273" calcext:value-type="float">
            <text:p>0.46273</text:p>
          </table:table-cell>
          <table:table-cell office:value-type="float" office:value="0.506263" calcext:value-type="float">
            <text:p>0.506263</text:p>
          </table:table-cell>
          <table:table-cell office:value-type="float" office:value="0.571695" calcext:value-type="float">
            <text:p>0.571695</text:p>
          </table:table-cell>
          <table:table-cell office:value-type="float" office:value="0.697431" calcext:value-type="float">
            <text:p>0.697431</text:p>
          </table:table-cell>
          <table:table-cell office:value-type="float" office:value="0.820202" calcext:value-type="float">
            <text:p>0.820202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82867" calcext:value-type="float">
            <text:p>0.38286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843615" calcext:value-type="float">
            <text:p>-0.843615</text:p>
          </table:table-cell>
          <table:table-cell office:value-type="float" office:value="0.113274" calcext:value-type="float">
            <text:p>0.113274</text:p>
          </table:table-cell>
          <table:table-cell office:value-type="float" office:value="0.238632" calcext:value-type="float">
            <text:p>0.238632</text:p>
          </table:table-cell>
          <table:table-cell office:value-type="float" office:value="0.337624" calcext:value-type="float">
            <text:p>0.337624</text:p>
          </table:table-cell>
          <table:table-cell office:value-type="float" office:value="0.402977" calcext:value-type="float">
            <text:p>0.402977</text:p>
          </table:table-cell>
          <table:table-cell office:value-type="float" office:value="0.472873" calcext:value-type="float">
            <text:p>0.472873</text:p>
          </table:table-cell>
          <table:table-cell office:value-type="float" office:value="0.519149" calcext:value-type="float">
            <text:p>0.519149</text:p>
          </table:table-cell>
          <table:table-cell office:value-type="float" office:value="0.594811" calcext:value-type="float">
            <text:p>0.594811</text:p>
          </table:table-cell>
          <table:table-cell office:value-type="float" office:value="0.710371" calcext:value-type="float">
            <text:p>0.710371</text:p>
          </table:table-cell>
          <table:table-cell office:value-type="float" office:value="0.829583" calcext:value-type="float">
            <text:p>0.829583</text:p>
          </table:table-cell>
          <table:table-cell office:value-type="float" office:value="0.891203" calcext:value-type="float">
            <text:p>0.891203</text:p>
          </table:table-cell>
          <table:table-cell office:value-type="float" office:value="0.337568" calcext:value-type="float">
            <text:p>0.33756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525499" calcext:value-type="float">
            <text:p>-0.525499</text:p>
          </table:table-cell>
          <table:table-cell office:value-type="float" office:value="0.144818" calcext:value-type="float">
            <text:p>0.144818</text:p>
          </table:table-cell>
          <table:table-cell office:value-type="float" office:value="0.242634" calcext:value-type="float">
            <text:p>0.242634</text:p>
          </table:table-cell>
          <table:table-cell office:value-type="float" office:value="0.334013" calcext:value-type="float">
            <text:p>0.334013</text:p>
          </table:table-cell>
          <table:table-cell office:value-type="float" office:value="0.390722" calcext:value-type="float">
            <text:p>0.390722</text:p>
          </table:table-cell>
          <table:table-cell office:value-type="float" office:value="0.453255" calcext:value-type="float">
            <text:p>0.453255</text:p>
          </table:table-cell>
          <table:table-cell office:value-type="float" office:value="0.506099" calcext:value-type="float">
            <text:p>0.506099</text:p>
          </table:table-cell>
          <table:table-cell office:value-type="float" office:value="0.545975" calcext:value-type="float">
            <text:p>0.545975</text:p>
          </table:table-cell>
          <table:table-cell office:value-type="float" office:value="0.654374" calcext:value-type="float">
            <text:p>0.654374</text:p>
          </table:table-cell>
          <table:table-cell office:value-type="float" office:value="0.816389" calcext:value-type="float">
            <text:p>0.816389</text:p>
          </table:table-cell>
          <table:table-cell office:value-type="float" office:value="0.891203" calcext:value-type="float">
            <text:p>0.891203</text:p>
          </table:table-cell>
          <table:table-cell office:value-type="float" office:value="0.356278" calcext:value-type="float">
            <text:p>0.35627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680174" calcext:value-type="float">
            <text:p>-0.680174</text:p>
          </table:table-cell>
          <table:table-cell office:value-type="float" office:value="0.149734" calcext:value-type="float">
            <text:p>0.149734</text:p>
          </table:table-cell>
          <table:table-cell office:value-type="float" office:value="0.254569" calcext:value-type="float">
            <text:p>0.254569</text:p>
          </table:table-cell>
          <table:table-cell office:value-type="float" office:value="0.338653" calcext:value-type="float">
            <text:p>0.338653</text:p>
          </table:table-cell>
          <table:table-cell office:value-type="float" office:value="0.398612" calcext:value-type="float">
            <text:p>0.398612</text:p>
          </table:table-cell>
          <table:table-cell office:value-type="float" office:value="0.458872" calcext:value-type="float">
            <text:p>0.458872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536141" calcext:value-type="float">
            <text:p>0.536141</text:p>
          </table:table-cell>
          <table:table-cell office:value-type="float" office:value="0.616558" calcext:value-type="float">
            <text:p>0.616558</text:p>
          </table:table-cell>
          <table:table-cell office:value-type="float" office:value="0.788858" calcext:value-type="float">
            <text:p>0.788858</text:p>
          </table:table-cell>
          <table:table-cell office:value-type="float" office:value="0.891203" calcext:value-type="float">
            <text:p>0.891203</text:p>
          </table:table-cell>
          <table:table-cell office:value-type="float" office:value="0.336122" calcext:value-type="float">
            <text:p>0.33612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845384" calcext:value-type="float">
            <text:p>-0.845384</text:p>
          </table:table-cell>
          <table:table-cell office:value-type="float" office:value="0.143651" calcext:value-type="float">
            <text:p>0.143651</text:p>
          </table:table-cell>
          <table:table-cell office:value-type="float" office:value="0.257108" calcext:value-type="float">
            <text:p>0.257108</text:p>
          </table:table-cell>
          <table:table-cell office:value-type="float" office:value="0.339325" calcext:value-type="float">
            <text:p>0.339325</text:p>
          </table:table-cell>
          <table:table-cell office:value-type="float" office:value="0.416028" calcext:value-type="float">
            <text:p>0.416028</text:p>
          </table:table-cell>
          <table:table-cell office:value-type="float" office:value="0.464137" calcext:value-type="float">
            <text:p>0.464137</text:p>
          </table:table-cell>
          <table:table-cell office:value-type="float" office:value="0.501346" calcext:value-type="float">
            <text:p>0.501346</text:p>
          </table:table-cell>
          <table:table-cell office:value-type="float" office:value="0.547666" calcext:value-type="float">
            <text:p>0.547666</text:p>
          </table:table-cell>
          <table:table-cell office:value-type="float" office:value="0.624993" calcext:value-type="float">
            <text:p>0.624993</text:p>
          </table:table-cell>
          <table:table-cell office:value-type="float" office:value="0.776313" calcext:value-type="float">
            <text:p>0.776313</text:p>
          </table:table-cell>
          <table:table-cell office:value-type="float" office:value="0.891203" calcext:value-type="float">
            <text:p>0.891203</text:p>
          </table:table-cell>
          <table:table-cell office:value-type="float" office:value="0.322518" calcext:value-type="float">
            <text:p>0.32251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902221" calcext:value-type="float">
            <text:p>-0.902221</text:p>
          </table:table-cell>
          <table:table-cell office:value-type="float" office:value="0.087809" calcext:value-type="float">
            <text:p>0.087809</text:p>
          </table:table-cell>
          <table:table-cell office:value-type="float" office:value="0.188979" calcext:value-type="float">
            <text:p>0.188979</text:p>
          </table:table-cell>
          <table:table-cell office:value-type="float" office:value="0.279788" calcext:value-type="float">
            <text:p>0.279788</text:p>
          </table:table-cell>
          <table:table-cell office:value-type="float" office:value="0.359415" calcext:value-type="float">
            <text:p>0.359415</text:p>
          </table:table-cell>
          <table:table-cell office:value-type="float" office:value="0.418791" calcext:value-type="float">
            <text:p>0.418791</text:p>
          </table:table-cell>
          <table:table-cell office:value-type="float" office:value="0.484443" calcext:value-type="float">
            <text:p>0.484443</text:p>
          </table:table-cell>
          <table:table-cell office:value-type="float" office:value="0.526136" calcext:value-type="float">
            <text:p>0.526136</text:p>
          </table:table-cell>
          <table:table-cell office:value-type="float" office:value="0.60462" calcext:value-type="float">
            <text:p>0.60462</text:p>
          </table:table-cell>
          <table:table-cell office:value-type="float" office:value="0.775577" calcext:value-type="float">
            <text:p>0.775577</text:p>
          </table:table-cell>
          <table:table-cell office:value-type="float" office:value="0.891203" calcext:value-type="float">
            <text:p>0.891203</text:p>
          </table:table-cell>
          <table:table-cell office:value-type="float" office:value="0.282334" calcext:value-type="float">
            <text:p>0.28233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842767" calcext:value-type="float">
            <text:p>-0.842767</text:p>
          </table:table-cell>
          <table:table-cell office:value-type="float" office:value="0.104836" calcext:value-type="float">
            <text:p>0.104836</text:p>
          </table:table-cell>
          <table:table-cell office:value-type="float" office:value="0.218505" calcext:value-type="float">
            <text:p>0.218505</text:p>
          </table:table-cell>
          <table:table-cell office:value-type="float" office:value="0.313532" calcext:value-type="float">
            <text:p>0.313532</text:p>
          </table:table-cell>
          <table:table-cell office:value-type="float" office:value="0.383866" calcext:value-type="float">
            <text:p>0.383866</text:p>
          </table:table-cell>
          <table:table-cell office:value-type="float" office:value="0.452127" calcext:value-type="float">
            <text:p>0.452127</text:p>
          </table:table-cell>
          <table:table-cell office:value-type="float" office:value="0.504274" calcext:value-type="float">
            <text:p>0.504274</text:p>
          </table:table-cell>
          <table:table-cell office:value-type="float" office:value="0.531621" calcext:value-type="float">
            <text:p>0.531621</text:p>
          </table:table-cell>
          <table:table-cell office:value-type="float" office:value="0.609434" calcext:value-type="float">
            <text:p>0.609434</text:p>
          </table:table-cell>
          <table:table-cell office:value-type="float" office:value="0.781003" calcext:value-type="float">
            <text:p>0.781003</text:p>
          </table:table-cell>
          <table:table-cell office:value-type="float" office:value="0.891203" calcext:value-type="float">
            <text:p>0.891203</text:p>
          </table:table-cell>
          <table:table-cell office:value-type="float" office:value="0.305643" calcext:value-type="float">
            <text:p>0.30564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946588" calcext:value-type="float">
            <text:p>-0.946588</text:p>
          </table:table-cell>
          <table:table-cell office:value-type="float" office:value="0.151633" calcext:value-type="float">
            <text:p>0.151633</text:p>
          </table:table-cell>
          <table:table-cell office:value-type="float" office:value="0.261345" calcext:value-type="float">
            <text:p>0.261345</text:p>
          </table:table-cell>
          <table:table-cell office:value-type="float" office:value="0.340222" calcext:value-type="float">
            <text:p>0.340222</text:p>
          </table:table-cell>
          <table:table-cell office:value-type="float" office:value="0.400199" calcext:value-type="float">
            <text:p>0.400199</text:p>
          </table:table-cell>
          <table:table-cell office:value-type="float" office:value="0.457302" calcext:value-type="float">
            <text:p>0.457302</text:p>
          </table:table-cell>
          <table:table-cell office:value-type="float" office:value="0.501906" calcext:value-type="float">
            <text:p>0.501906</text:p>
          </table:table-cell>
          <table:table-cell office:value-type="float" office:value="0.536636" calcext:value-type="float">
            <text:p>0.536636</text:p>
          </table:table-cell>
          <table:table-cell office:value-type="float" office:value="0.611896" calcext:value-type="float">
            <text:p>0.611896</text:p>
          </table:table-cell>
          <table:table-cell office:value-type="float" office:value="0.780131" calcext:value-type="float">
            <text:p>0.780131</text:p>
          </table:table-cell>
          <table:table-cell office:value-type="float" office:value="0.891203" calcext:value-type="float">
            <text:p>0.891203</text:p>
          </table:table-cell>
          <table:table-cell office:value-type="float" office:value="0.309468" calcext:value-type="float">
            <text:p>0.30946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853239" calcext:value-type="float">
            <text:p>-0.853239</text:p>
          </table:table-cell>
          <table:table-cell office:value-type="float" office:value="0.100517" calcext:value-type="float">
            <text:p>0.100517</text:p>
          </table:table-cell>
          <table:table-cell office:value-type="float" office:value="0.207727" calcext:value-type="float">
            <text:p>0.207727</text:p>
          </table:table-cell>
          <table:table-cell office:value-type="float" office:value="0.299441" calcext:value-type="float">
            <text:p>0.299441</text:p>
          </table:table-cell>
          <table:table-cell office:value-type="float" office:value="0.369199" calcext:value-type="float">
            <text:p>0.369199</text:p>
          </table:table-cell>
          <table:table-cell office:value-type="float" office:value="0.432458" calcext:value-type="float">
            <text:p>0.432458</text:p>
          </table:table-cell>
          <table:table-cell office:value-type="float" office:value="0.484085" calcext:value-type="float">
            <text:p>0.484085</text:p>
          </table:table-cell>
          <table:table-cell office:value-type="float" office:value="0.516106" calcext:value-type="float">
            <text:p>0.516106</text:p>
          </table:table-cell>
          <table:table-cell office:value-type="float" office:value="0.582564" calcext:value-type="float">
            <text:p>0.582564</text:p>
          </table:table-cell>
          <table:table-cell office:value-type="float" office:value="0.756349" calcext:value-type="float">
            <text:p>0.756349</text:p>
          </table:table-cell>
          <table:table-cell office:value-type="float" office:value="0.891203" calcext:value-type="float">
            <text:p>0.891203</text:p>
          </table:table-cell>
          <table:table-cell office:value-type="float" office:value="0.289521" calcext:value-type="float">
            <text:p>0.28952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796312" calcext:value-type="float">
            <text:p>-0.796312</text:p>
          </table:table-cell>
          <table:table-cell office:value-type="float" office:value="0.137904" calcext:value-type="float">
            <text:p>0.137904</text:p>
          </table:table-cell>
          <table:table-cell office:value-type="float" office:value="0.252132" calcext:value-type="float">
            <text:p>0.252132</text:p>
          </table:table-cell>
          <table:table-cell office:value-type="float" office:value="0.332615" calcext:value-type="float">
            <text:p>0.332615</text:p>
          </table:table-cell>
          <table:table-cell office:value-type="float" office:value="0.402936" calcext:value-type="float">
            <text:p>0.402936</text:p>
          </table:table-cell>
          <table:table-cell office:value-type="float" office:value="0.46095" calcext:value-type="float">
            <text:p>0.46095</text:p>
          </table:table-cell>
          <table:table-cell office:value-type="float" office:value="0.494395" calcext:value-type="float">
            <text:p>0.494395</text:p>
          </table:table-cell>
          <table:table-cell office:value-type="float" office:value="0.529648" calcext:value-type="float">
            <text:p>0.529648</text:p>
          </table:table-cell>
          <table:table-cell office:value-type="float" office:value="0.602277" calcext:value-type="float">
            <text:p>0.602277</text:p>
          </table:table-cell>
          <table:table-cell office:value-type="float" office:value="0.7469" calcext:value-type="float">
            <text:p>0.7469</text:p>
          </table:table-cell>
          <table:table-cell office:value-type="float" office:value="0.891203" calcext:value-type="float">
            <text:p>0.891203</text:p>
          </table:table-cell>
          <table:table-cell office:value-type="float" office:value="0.316345" calcext:value-type="float">
            <text:p>0.31634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742804" calcext:value-type="float">
            <text:p>-0.742804</text:p>
          </table:table-cell>
          <table:table-cell office:value-type="float" office:value="0.150122" calcext:value-type="float">
            <text:p>0.150122</text:p>
          </table:table-cell>
          <table:table-cell office:value-type="float" office:value="0.257541" calcext:value-type="float">
            <text:p>0.257541</text:p>
          </table:table-cell>
          <table:table-cell office:value-type="float" office:value="0.340357" calcext:value-type="float">
            <text:p>0.340357</text:p>
          </table:table-cell>
          <table:table-cell office:value-type="float" office:value="0.385637" calcext:value-type="float">
            <text:p>0.385637</text:p>
          </table:table-cell>
          <table:table-cell office:value-type="float" office:value="0.45809" calcext:value-type="float">
            <text:p>0.45809</text:p>
          </table:table-cell>
          <table:table-cell office:value-type="float" office:value="0.49844" calcext:value-type="float">
            <text:p>0.49844</text:p>
          </table:table-cell>
          <table:table-cell office:value-type="float" office:value="0.546581" calcext:value-type="float">
            <text:p>0.546581</text:p>
          </table:table-cell>
          <table:table-cell office:value-type="float" office:value="0.61502" calcext:value-type="float">
            <text:p>0.61502</text:p>
          </table:table-cell>
          <table:table-cell office:value-type="float" office:value="0.766831" calcext:value-type="float">
            <text:p>0.766831</text:p>
          </table:table-cell>
          <table:table-cell office:value-type="float" office:value="0.891203" calcext:value-type="float">
            <text:p>0.891203</text:p>
          </table:table-cell>
          <table:table-cell office:value-type="float" office:value="0.327582" calcext:value-type="float">
            <text:p>0.32758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796315" calcext:value-type="float">
            <text:p>-0.796315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0.222188" calcext:value-type="float">
            <text:p>0.222188</text:p>
          </table:table-cell>
          <table:table-cell office:value-type="float" office:value="0.333471" calcext:value-type="float">
            <text:p>0.333471</text:p>
          </table:table-cell>
          <table:table-cell office:value-type="float" office:value="0.405684" calcext:value-type="float">
            <text:p>0.405684</text:p>
          </table:table-cell>
          <table:table-cell office:value-type="float" office:value="0.480522" calcext:value-type="float">
            <text:p>0.480522</text:p>
          </table:table-cell>
          <table:table-cell office:value-type="float" office:value="0.526055" calcext:value-type="float">
            <text:p>0.526055</text:p>
          </table:table-cell>
          <table:table-cell office:value-type="float" office:value="0.567946" calcext:value-type="float">
            <text:p>0.567946</text:p>
          </table:table-cell>
          <table:table-cell office:value-type="float" office:value="0.616923" calcext:value-type="float">
            <text:p>0.616923</text:p>
          </table:table-cell>
          <table:table-cell office:value-type="float" office:value="0.786916" calcext:value-type="float">
            <text:p>0.786916</text:p>
          </table:table-cell>
          <table:table-cell office:value-type="float" office:value="0.891203" calcext:value-type="float">
            <text:p>0.891203</text:p>
          </table:table-cell>
          <table:table-cell office:value-type="float" office:value="0.325737" calcext:value-type="float">
            <text:p>0.32573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950444" calcext:value-type="float">
            <text:p>-0.950444</text:p>
          </table:table-cell>
          <table:table-cell office:value-type="float" office:value="0.075136" calcext:value-type="float">
            <text:p>0.075136</text:p>
          </table:table-cell>
          <table:table-cell office:value-type="float" office:value="0.206528" calcext:value-type="float">
            <text:p>0.206528</text:p>
          </table:table-cell>
          <table:table-cell office:value-type="float" office:value="0.322403" calcext:value-type="float">
            <text:p>0.322403</text:p>
          </table:table-cell>
          <table:table-cell office:value-type="float" office:value="0.394403" calcext:value-type="float">
            <text:p>0.394403</text:p>
          </table:table-cell>
          <table:table-cell office:value-type="float" office:value="0.460184" calcext:value-type="float">
            <text:p>0.460184</text:p>
          </table:table-cell>
          <table:table-cell office:value-type="float" office:value="0.511333" calcext:value-type="float">
            <text:p>0.511333</text:p>
          </table:table-cell>
          <table:table-cell office:value-type="float" office:value="0.559532" calcext:value-type="float">
            <text:p>0.559532</text:p>
          </table:table-cell>
          <table:table-cell office:value-type="float" office:value="0.621925" calcext:value-type="float">
            <text:p>0.621925</text:p>
          </table:table-cell>
          <table:table-cell office:value-type="float" office:value="0.785868" calcext:value-type="float">
            <text:p>0.785868</text:p>
          </table:table-cell>
          <table:table-cell office:value-type="float" office:value="0.891203" calcext:value-type="float">
            <text:p>0.891203</text:p>
          </table:table-cell>
          <table:table-cell office:value-type="float" office:value="0.298687" calcext:value-type="float">
            <text:p>0.29868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-0.646788" calcext:value-type="float">
            <text:p>-0.646788</text:p>
          </table:table-cell>
          <table:table-cell office:value-type="float" office:value="0.121055" calcext:value-type="float">
            <text:p>0.121055</text:p>
          </table:table-cell>
          <table:table-cell office:value-type="float" office:value="0.275291" calcext:value-type="float">
            <text:p>0.275291</text:p>
          </table:table-cell>
          <table:table-cell office:value-type="float" office:value="0.371407" calcext:value-type="float">
            <text:p>0.371407</text:p>
          </table:table-cell>
          <table:table-cell office:value-type="float" office:value="0.435737" calcext:value-type="float">
            <text:p>0.435737</text:p>
          </table:table-cell>
          <table:table-cell office:value-type="float" office:value="0.491485" calcext:value-type="float">
            <text:p>0.491485</text:p>
          </table:table-cell>
          <table:table-cell office:value-type="float" office:value="0.521907" calcext:value-type="float">
            <text:p>0.521907</text:p>
          </table:table-cell>
          <table:table-cell office:value-type="float" office:value="0.567946" calcext:value-type="float">
            <text:p>0.567946</text:p>
          </table:table-cell>
          <table:table-cell office:value-type="float" office:value="0.644803" calcext:value-type="float">
            <text:p>0.644803</text:p>
          </table:table-cell>
          <table:table-cell office:value-type="float" office:value="0.800983" calcext:value-type="float">
            <text:p>0.800983</text:p>
          </table:table-cell>
          <table:table-cell office:value-type="float" office:value="0.891203" calcext:value-type="float">
            <text:p>0.891203</text:p>
          </table:table-cell>
          <table:table-cell office:value-type="float" office:value="0.358383" calcext:value-type="float">
            <text:p>0.35838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751987" calcext:value-type="float">
            <text:p>-0.751987</text:p>
          </table:table-cell>
          <table:table-cell office:value-type="float" office:value="0.112588" calcext:value-type="float">
            <text:p>0.112588</text:p>
          </table:table-cell>
          <table:table-cell office:value-type="float" office:value="0.218805" calcext:value-type="float">
            <text:p>0.218805</text:p>
          </table:table-cell>
          <table:table-cell office:value-type="float" office:value="0.320621" calcext:value-type="float">
            <text:p>0.320621</text:p>
          </table:table-cell>
          <table:table-cell office:value-type="float" office:value="0.402868" calcext:value-type="float">
            <text:p>0.402868</text:p>
          </table:table-cell>
          <table:table-cell office:value-type="float" office:value="0.456547" calcext:value-type="float">
            <text:p>0.456547</text:p>
          </table:table-cell>
          <table:table-cell office:value-type="float" office:value="0.492335" calcext:value-type="float">
            <text:p>0.492335</text:p>
          </table:table-cell>
          <table:table-cell office:value-type="float" office:value="0.533632" calcext:value-type="float">
            <text:p>0.533632</text:p>
          </table:table-cell>
          <table:table-cell office:value-type="float" office:value="0.619708" calcext:value-type="float">
            <text:p>0.619708</text:p>
          </table:table-cell>
          <table:table-cell office:value-type="float" office:value="0.782671" calcext:value-type="float">
            <text:p>0.782671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18779" calcext:value-type="float">
            <text:p>0.31877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-0.747334" calcext:value-type="float">
            <text:p>-0.747334</text:p>
          </table:table-cell>
          <table:table-cell office:value-type="float" office:value="0.143551" calcext:value-type="float">
            <text:p>0.143551</text:p>
          </table:table-cell>
          <table:table-cell office:value-type="float" office:value="0.261865" calcext:value-type="float">
            <text:p>0.261865</text:p>
          </table:table-cell>
          <table:table-cell office:value-type="float" office:value="0.335704" calcext:value-type="float">
            <text:p>0.335704</text:p>
          </table:table-cell>
          <table:table-cell office:value-type="float" office:value="0.423828" calcext:value-type="float">
            <text:p>0.423828</text:p>
          </table:table-cell>
          <table:table-cell office:value-type="float" office:value="0.46874" calcext:value-type="float">
            <text:p>0.46874</text:p>
          </table:table-cell>
          <table:table-cell office:value-type="float" office:value="0.508403" calcext:value-type="float">
            <text:p>0.508403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619372" calcext:value-type="float">
            <text:p>0.619372</text:p>
          </table:table-cell>
          <table:table-cell office:value-type="float" office:value="0.784752" calcext:value-type="float">
            <text:p>0.784752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34158" calcext:value-type="float">
            <text:p>0.33415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0.438029" calcext:value-type="float">
            <text:p>-0.438029</text:p>
          </table:table-cell>
          <table:table-cell office:value-type="float" office:value="0.143462" calcext:value-type="float">
            <text:p>0.143462</text:p>
          </table:table-cell>
          <table:table-cell office:value-type="float" office:value="0.280244" calcext:value-type="float">
            <text:p>0.280244</text:p>
          </table:table-cell>
          <table:table-cell office:value-type="float" office:value="0.375656" calcext:value-type="float">
            <text:p>0.375656</text:p>
          </table:table-cell>
          <table:table-cell office:value-type="float" office:value="0.445082" calcext:value-type="float">
            <text:p>0.445082</text:p>
          </table:table-cell>
          <table:table-cell office:value-type="float" office:value="0.487452" calcext:value-type="float">
            <text:p>0.487452</text:p>
          </table:table-cell>
          <table:table-cell office:value-type="float" office:value="0.522925" calcext:value-type="float">
            <text:p>0.522925</text:p>
          </table:table-cell>
          <table:table-cell office:value-type="float" office:value="0.555412" calcext:value-type="float">
            <text:p>0.555412</text:p>
          </table:table-cell>
          <table:table-cell office:value-type="float" office:value="0.646299" calcext:value-type="float">
            <text:p>0.646299</text:p>
          </table:table-cell>
          <table:table-cell office:value-type="float" office:value="0.788085" calcext:value-type="float">
            <text:p>0.788085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80659" calcext:value-type="float">
            <text:p>0.38065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692436" calcext:value-type="float">
            <text:p>-0.692436</text:p>
          </table:table-cell>
          <table:table-cell office:value-type="float" office:value="0.116085" calcext:value-type="float">
            <text:p>0.116085</text:p>
          </table:table-cell>
          <table:table-cell office:value-type="float" office:value="0.259477" calcext:value-type="float">
            <text:p>0.259477</text:p>
          </table:table-cell>
          <table:table-cell office:value-type="float" office:value="0.355958" calcext:value-type="float">
            <text:p>0.355958</text:p>
          </table:table-cell>
          <table:table-cell office:value-type="float" office:value="0.432253" calcext:value-type="float">
            <text:p>0.432253</text:p>
          </table:table-cell>
          <table:table-cell office:value-type="float" office:value="0.480533" calcext:value-type="float">
            <text:p>0.480533</text:p>
          </table:table-cell>
          <table:table-cell office:value-type="float" office:value="0.520417" calcext:value-type="float">
            <text:p>0.520417</text:p>
          </table:table-cell>
          <table:table-cell office:value-type="float" office:value="0.555597" calcext:value-type="float">
            <text:p>0.555597</text:p>
          </table:table-cell>
          <table:table-cell office:value-type="float" office:value="0.629171" calcext:value-type="float">
            <text:p>0.629171</text:p>
          </table:table-cell>
          <table:table-cell office:value-type="float" office:value="0.770351" calcext:value-type="float">
            <text:p>0.770351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42741" calcext:value-type="float">
            <text:p>0.34274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-0.466623" calcext:value-type="float">
            <text:p>-0.466623</text:p>
          </table:table-cell>
          <table:table-cell office:value-type="float" office:value="0.163449" calcext:value-type="float">
            <text:p>0.163449</text:p>
          </table:table-cell>
          <table:table-cell office:value-type="float" office:value="0.279121" calcext:value-type="float">
            <text:p>0.279121</text:p>
          </table:table-cell>
          <table:table-cell office:value-type="float" office:value="0.37172" calcext:value-type="float">
            <text:p>0.37172</text:p>
          </table:table-cell>
          <table:table-cell office:value-type="float" office:value="0.439825" calcext:value-type="float">
            <text:p>0.439825</text:p>
          </table:table-cell>
          <table:table-cell office:value-type="float" office:value="0.496405" calcext:value-type="float">
            <text:p>0.496405</text:p>
          </table:table-cell>
          <table:table-cell office:value-type="float" office:value="0.521612" calcext:value-type="float">
            <text:p>0.521612</text:p>
          </table:table-cell>
          <table:table-cell office:value-type="float" office:value="0.549962" calcext:value-type="float">
            <text:p>0.549962</text:p>
          </table:table-cell>
          <table:table-cell office:value-type="float" office:value="0.615064" calcext:value-type="float">
            <text:p>0.615064</text:p>
          </table:table-cell>
          <table:table-cell office:value-type="float" office:value="0.772957" calcext:value-type="float">
            <text:p>0.772957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74349" calcext:value-type="float">
            <text:p>0.37434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-0.702657" calcext:value-type="float">
            <text:p>-0.702657</text:p>
          </table:table-cell>
          <table:table-cell office:value-type="float" office:value="0.106021" calcext:value-type="float">
            <text:p>0.106021</text:p>
          </table:table-cell>
          <table:table-cell office:value-type="float" office:value="0.25317" calcext:value-type="float">
            <text:p>0.25317</text:p>
          </table:table-cell>
          <table:table-cell office:value-type="float" office:value="0.342099" calcext:value-type="float">
            <text:p>0.342099</text:p>
          </table:table-cell>
          <table:table-cell office:value-type="float" office:value="0.397158" calcext:value-type="float">
            <text:p>0.397158</text:p>
          </table:table-cell>
          <table:table-cell office:value-type="float" office:value="0.477931" calcext:value-type="float">
            <text:p>0.477931</text:p>
          </table:table-cell>
          <table:table-cell office:value-type="float" office:value="0.524003" calcext:value-type="float">
            <text:p>0.524003</text:p>
          </table:table-cell>
          <table:table-cell office:value-type="float" office:value="0.552534" calcext:value-type="float">
            <text:p>0.552534</text:p>
          </table:table-cell>
          <table:table-cell office:value-type="float" office:value="0.61673" calcext:value-type="float">
            <text:p>0.61673</text:p>
          </table:table-cell>
          <table:table-cell office:value-type="float" office:value="0.778522" calcext:value-type="float">
            <text:p>0.778522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34551" calcext:value-type="float">
            <text:p>0.33455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702229" calcext:value-type="float">
            <text:p>-0.702229</text:p>
          </table:table-cell>
          <table:table-cell office:value-type="float" office:value="0.111663" calcext:value-type="float">
            <text:p>0.111663</text:p>
          </table:table-cell>
          <table:table-cell office:value-type="float" office:value="0.227969" calcext:value-type="float">
            <text:p>0.227969</text:p>
          </table:table-cell>
          <table:table-cell office:value-type="float" office:value="0.338626" calcext:value-type="float">
            <text:p>0.338626</text:p>
          </table:table-cell>
          <table:table-cell office:value-type="float" office:value="0.39585" calcext:value-type="float">
            <text:p>0.39585</text:p>
          </table:table-cell>
          <table:table-cell office:value-type="float" office:value="0.448645" calcext:value-type="float">
            <text:p>0.448645</text:p>
          </table:table-cell>
          <table:table-cell office:value-type="float" office:value="0.508238" calcext:value-type="float">
            <text:p>0.508238</text:p>
          </table:table-cell>
          <table:table-cell office:value-type="float" office:value="0.55029" calcext:value-type="float">
            <text:p>0.55029</text:p>
          </table:table-cell>
          <table:table-cell office:value-type="float" office:value="0.630001" calcext:value-type="float">
            <text:p>0.630001</text:p>
          </table:table-cell>
          <table:table-cell office:value-type="float" office:value="0.782257" calcext:value-type="float">
            <text:p>0.782257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29131" calcext:value-type="float">
            <text:p>0.32913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0.612344" calcext:value-type="float">
            <text:p>-0.612344</text:p>
          </table:table-cell>
          <table:table-cell office:value-type="float" office:value="0.098999" calcext:value-type="float">
            <text:p>0.098999</text:p>
          </table:table-cell>
          <table:table-cell office:value-type="float" office:value="0.212337" calcext:value-type="float">
            <text:p>0.212337</text:p>
          </table:table-cell>
          <table:table-cell office:value-type="float" office:value="0.331267" calcext:value-type="float">
            <text:p>0.331267</text:p>
          </table:table-cell>
          <table:table-cell office:value-type="float" office:value="0.376868" calcext:value-type="float">
            <text:p>0.376868</text:p>
          </table:table-cell>
          <table:table-cell office:value-type="float" office:value="0.431353" calcext:value-type="float">
            <text:p>0.431353</text:p>
          </table:table-cell>
          <table:table-cell office:value-type="float" office:value="0.486149" calcext:value-type="float">
            <text:p>0.486149</text:p>
          </table:table-cell>
          <table:table-cell office:value-type="float" office:value="0.539097" calcext:value-type="float">
            <text:p>0.539097</text:p>
          </table:table-cell>
          <table:table-cell office:value-type="float" office:value="0.582956" calcext:value-type="float">
            <text:p>0.582956</text:p>
          </table:table-cell>
          <table:table-cell office:value-type="float" office:value="0.771779" calcext:value-type="float">
            <text:p>0.771779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21846" calcext:value-type="float">
            <text:p>0.32184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-0.640341" calcext:value-type="float">
            <text:p>-0.640341</text:p>
          </table:table-cell>
          <table:table-cell office:value-type="float" office:value="0.090534" calcext:value-type="float">
            <text:p>0.090534</text:p>
          </table:table-cell>
          <table:table-cell office:value-type="float" office:value="0.198247" calcext:value-type="float">
            <text:p>0.198247</text:p>
          </table:table-cell>
          <table:table-cell office:value-type="float" office:value="0.303528" calcext:value-type="float">
            <text:p>0.303528</text:p>
          </table:table-cell>
          <table:table-cell office:value-type="float" office:value="0.372006" calcext:value-type="float">
            <text:p>0.372006</text:p>
          </table:table-cell>
          <table:table-cell office:value-type="float" office:value="0.41972" calcext:value-type="float">
            <text:p>0.41972</text:p>
          </table:table-cell>
          <table:table-cell office:value-type="float" office:value="0.465943" calcext:value-type="float">
            <text:p>0.465943</text:p>
          </table:table-cell>
          <table:table-cell office:value-type="float" office:value="0.522015" calcext:value-type="float">
            <text:p>0.522015</text:p>
          </table:table-cell>
          <table:table-cell office:value-type="float" office:value="0.556511" calcext:value-type="float">
            <text:p>0.556511</text:p>
          </table:table-cell>
          <table:table-cell office:value-type="float" office:value="0.728806" calcext:value-type="float">
            <text:p>0.728806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01697" calcext:value-type="float">
            <text:p>0.30169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-0.398019" calcext:value-type="float">
            <text:p>-0.398019</text:p>
          </table:table-cell>
          <table:table-cell office:value-type="float" office:value="0.116125" calcext:value-type="float">
            <text:p>0.116125</text:p>
          </table:table-cell>
          <table:table-cell office:value-type="float" office:value="0.241781" calcext:value-type="float">
            <text:p>0.241781</text:p>
          </table:table-cell>
          <table:table-cell office:value-type="float" office:value="0.342054" calcext:value-type="float">
            <text:p>0.342054</text:p>
          </table:table-cell>
          <table:table-cell office:value-type="float" office:value="0.399406" calcext:value-type="float">
            <text:p>0.399406</text:p>
          </table:table-cell>
          <table:table-cell office:value-type="float" office:value="0.44087" calcext:value-type="float">
            <text:p>0.44087</text:p>
          </table:table-cell>
          <table:table-cell office:value-type="float" office:value="0.485309" calcext:value-type="float">
            <text:p>0.485309</text:p>
          </table:table-cell>
          <table:table-cell office:value-type="float" office:value="0.530991" calcext:value-type="float">
            <text:p>0.530991</text:p>
          </table:table-cell>
          <table:table-cell office:value-type="float" office:value="0.566485" calcext:value-type="float">
            <text:p>0.566485</text:p>
          </table:table-cell>
          <table:table-cell office:value-type="float" office:value="0.752046" calcext:value-type="float">
            <text:p>0.752046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47705" calcext:value-type="float">
            <text:p>0.34770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-0.246761" calcext:value-type="float">
            <text:p>-0.246761</text:p>
          </table:table-cell>
          <table:table-cell office:value-type="float" office:value="0.106401" calcext:value-type="float">
            <text:p>0.106401</text:p>
          </table:table-cell>
          <table:table-cell office:value-type="float" office:value="0.221364" calcext:value-type="float">
            <text:p>0.221364</text:p>
          </table:table-cell>
          <table:table-cell office:value-type="float" office:value="0.314754" calcext:value-type="float">
            <text:p>0.314754</text:p>
          </table:table-cell>
          <table:table-cell office:value-type="float" office:value="0.368147" calcext:value-type="float">
            <text:p>0.368147</text:p>
          </table:table-cell>
          <table:table-cell office:value-type="float" office:value="0.422462" calcext:value-type="float">
            <text:p>0.422462</text:p>
          </table:table-cell>
          <table:table-cell office:value-type="float" office:value="0.462779" calcext:value-type="float">
            <text:p>0.462779</text:p>
          </table:table-cell>
          <table:table-cell office:value-type="float" office:value="0.511491" calcext:value-type="float">
            <text:p>0.511491</text:p>
          </table:table-cell>
          <table:table-cell office:value-type="float" office:value="0.553115" calcext:value-type="float">
            <text:p>0.553115</text:p>
          </table:table-cell>
          <table:table-cell office:value-type="float" office:value="0.737483" calcext:value-type="float">
            <text:p>0.737483</text:p>
          </table:table-cell>
          <table:table-cell office:value-type="float" office:value="0.891176" calcext:value-type="float">
            <text:p>0.891176</text:p>
          </table:table-cell>
          <table:table-cell office:value-type="float" office:value="0.345123" calcext:value-type="float">
            <text:p>0.34512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-0.390345" calcext:value-type="float">
            <text:p>-0.390345</text:p>
          </table:table-cell>
          <table:table-cell office:value-type="float" office:value="0.081602" calcext:value-type="float">
            <text:p>0.081602</text:p>
          </table:table-cell>
          <table:table-cell office:value-type="float" office:value="0.161715" calcext:value-type="float">
            <text:p>0.161715</text:p>
          </table:table-cell>
          <table:table-cell office:value-type="float" office:value="0.254318" calcext:value-type="float">
            <text:p>0.254318</text:p>
          </table:table-cell>
          <table:table-cell office:value-type="float" office:value="0.312933" calcext:value-type="float">
            <text:p>0.312933</text:p>
          </table:table-cell>
          <table:table-cell office:value-type="float" office:value="0.384288" calcext:value-type="float">
            <text:p>0.384288</text:p>
          </table:table-cell>
          <table:table-cell office:value-type="float" office:value="0.440282" calcext:value-type="float">
            <text:p>0.440282</text:p>
          </table:table-cell>
          <table:table-cell office:value-type="float" office:value="0.489147" calcext:value-type="float">
            <text:p>0.489147</text:p>
          </table:table-cell>
          <table:table-cell office:value-type="float" office:value="0.541631" calcext:value-type="float">
            <text:p>0.541631</text:p>
          </table:table-cell>
          <table:table-cell office:value-type="float" office:value="0.723668" calcext:value-type="float">
            <text:p>0.723668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299924" calcext:value-type="float">
            <text:p>0.29992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-0.415075" calcext:value-type="float">
            <text:p>-0.415075</text:p>
          </table:table-cell>
          <table:table-cell office:value-type="float" office:value="0.103489" calcext:value-type="float">
            <text:p>0.103489</text:p>
          </table:table-cell>
          <table:table-cell office:value-type="float" office:value="0.206076" calcext:value-type="float">
            <text:p>0.206076</text:p>
          </table:table-cell>
          <table:table-cell office:value-type="float" office:value="0.293844" calcext:value-type="float">
            <text:p>0.293844</text:p>
          </table:table-cell>
          <table:table-cell office:value-type="float" office:value="0.344106" calcext:value-type="float">
            <text:p>0.344106</text:p>
          </table:table-cell>
          <table:table-cell office:value-type="float" office:value="0.410178" calcext:value-type="float">
            <text:p>0.410178</text:p>
          </table:table-cell>
          <table:table-cell office:value-type="float" office:value="0.467715" calcext:value-type="float">
            <text:p>0.467715</text:p>
          </table:table-cell>
          <table:table-cell office:value-type="float" office:value="0.522622" calcext:value-type="float">
            <text:p>0.522622</text:p>
          </table:table-cell>
          <table:table-cell office:value-type="float" office:value="0.579589" calcext:value-type="float">
            <text:p>0.579589</text:p>
          </table:table-cell>
          <table:table-cell office:value-type="float" office:value="0.754373" calcext:value-type="float">
            <text:p>0.754373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326692" calcext:value-type="float">
            <text:p>0.32669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-0.628339" calcext:value-type="float">
            <text:p>-0.628339</text:p>
          </table:table-cell>
          <table:table-cell office:value-type="float" office:value="0.092058" calcext:value-type="float">
            <text:p>0.092058</text:p>
          </table:table-cell>
          <table:table-cell office:value-type="float" office:value="0.194719" calcext:value-type="float">
            <text:p>0.194719</text:p>
          </table:table-cell>
          <table:table-cell office:value-type="float" office:value="0.298763" calcext:value-type="float">
            <text:p>0.298763</text:p>
          </table:table-cell>
          <table:table-cell office:value-type="float" office:value="0.355453" calcext:value-type="float">
            <text:p>0.355453</text:p>
          </table:table-cell>
          <table:table-cell office:value-type="float" office:value="0.408817" calcext:value-type="float">
            <text:p>0.408817</text:p>
          </table:table-cell>
          <table:table-cell office:value-type="float" office:value="0.469402" calcext:value-type="float">
            <text:p>0.469402</text:p>
          </table:table-cell>
          <table:table-cell office:value-type="float" office:value="0.529071" calcext:value-type="float">
            <text:p>0.529071</text:p>
          </table:table-cell>
          <table:table-cell office:value-type="float" office:value="0.596237" calcext:value-type="float">
            <text:p>0.596237</text:p>
          </table:table-cell>
          <table:table-cell office:value-type="float" office:value="0.761589" calcext:value-type="float">
            <text:p>0.761589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307777" calcext:value-type="float">
            <text:p>0.30777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-0.618154" calcext:value-type="float">
            <text:p>-0.618154</text:p>
          </table:table-cell>
          <table:table-cell office:value-type="float" office:value="0.077801" calcext:value-type="float">
            <text:p>0.077801</text:p>
          </table:table-cell>
          <table:table-cell office:value-type="float" office:value="0.201264" calcext:value-type="float">
            <text:p>0.201264</text:p>
          </table:table-cell>
          <table:table-cell office:value-type="float" office:value="0.313368" calcext:value-type="float">
            <text:p>0.313368</text:p>
          </table:table-cell>
          <table:table-cell office:value-type="float" office:value="0.363349" calcext:value-type="float">
            <text:p>0.363349</text:p>
          </table:table-cell>
          <table:table-cell office:value-type="float" office:value="0.419368" calcext:value-type="float">
            <text:p>0.419368</text:p>
          </table:table-cell>
          <table:table-cell office:value-type="float" office:value="0.478512" calcext:value-type="float">
            <text:p>0.478512</text:p>
          </table:table-cell>
          <table:table-cell office:value-type="float" office:value="0.523995" calcext:value-type="float">
            <text:p>0.523995</text:p>
          </table:table-cell>
          <table:table-cell office:value-type="float" office:value="0.578095" calcext:value-type="float">
            <text:p>0.578095</text:p>
          </table:table-cell>
          <table:table-cell office:value-type="float" office:value="0.75165" calcext:value-type="float">
            <text:p>0.75165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308925" calcext:value-type="float">
            <text:p>0.30892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-0.292942" calcext:value-type="float">
            <text:p>-0.292942</text:p>
          </table:table-cell>
          <table:table-cell office:value-type="float" office:value="0.105384" calcext:value-type="float">
            <text:p>0.105384</text:p>
          </table:table-cell>
          <table:table-cell office:value-type="float" office:value="0.20969" calcext:value-type="float">
            <text:p>0.20969</text:p>
          </table:table-cell>
          <table:table-cell office:value-type="float" office:value="0.309158" calcext:value-type="float">
            <text:p>0.309158</text:p>
          </table:table-cell>
          <table:table-cell office:value-type="float" office:value="0.37006" calcext:value-type="float">
            <text:p>0.37006</text:p>
          </table:table-cell>
          <table:table-cell office:value-type="float" office:value="0.423047" calcext:value-type="float">
            <text:p>0.423047</text:p>
          </table:table-cell>
          <table:table-cell office:value-type="float" office:value="0.473969" calcext:value-type="float">
            <text:p>0.473969</text:p>
          </table:table-cell>
          <table:table-cell office:value-type="float" office:value="0.518766" calcext:value-type="float">
            <text:p>0.518766</text:p>
          </table:table-cell>
          <table:table-cell office:value-type="float" office:value="0.575296" calcext:value-type="float">
            <text:p>0.575296</text:p>
          </table:table-cell>
          <table:table-cell office:value-type="float" office:value="0.744247" calcext:value-type="float">
            <text:p>0.744247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343667" calcext:value-type="float">
            <text:p>0.34366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-0.49637" calcext:value-type="float">
            <text:p>-0.49637</text:p>
          </table:table-cell>
          <table:table-cell office:value-type="float" office:value="0.11147" calcext:value-type="float">
            <text:p>0.11147</text:p>
          </table:table-cell>
          <table:table-cell office:value-type="float" office:value="0.226064" calcext:value-type="float">
            <text:p>0.226064</text:p>
          </table:table-cell>
          <table:table-cell office:value-type="float" office:value="0.329418" calcext:value-type="float">
            <text:p>0.329418</text:p>
          </table:table-cell>
          <table:table-cell office:value-type="float" office:value="0.39131" calcext:value-type="float">
            <text:p>0.39131</text:p>
          </table:table-cell>
          <table:table-cell office:value-type="float" office:value="0.441819" calcext:value-type="float">
            <text:p>0.441819</text:p>
          </table:table-cell>
          <table:table-cell office:value-type="float" office:value="0.487262" calcext:value-type="float">
            <text:p>0.487262</text:p>
          </table:table-cell>
          <table:table-cell office:value-type="float" office:value="0.518959" calcext:value-type="float">
            <text:p>0.518959</text:p>
          </table:table-cell>
          <table:table-cell office:value-type="float" office:value="0.581103" calcext:value-type="float">
            <text:p>0.581103</text:p>
          </table:table-cell>
          <table:table-cell office:value-type="float" office:value="0.742253" calcext:value-type="float">
            <text:p>0.742253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333329" calcext:value-type="float">
            <text:p>0.33332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-0.704704" calcext:value-type="float">
            <text:p>-0.704704</text:p>
          </table:table-cell>
          <table:table-cell office:value-type="float" office:value="0.085259" calcext:value-type="float">
            <text:p>0.085259</text:p>
          </table:table-cell>
          <table:table-cell office:value-type="float" office:value="0.199452" calcext:value-type="float">
            <text:p>0.199452</text:p>
          </table:table-cell>
          <table:table-cell office:value-type="float" office:value="0.342173" calcext:value-type="float">
            <text:p>0.342173</text:p>
          </table:table-cell>
          <table:table-cell office:value-type="float" office:value="0.403314" calcext:value-type="float">
            <text:p>0.403314</text:p>
          </table:table-cell>
          <table:table-cell office:value-type="float" office:value="0.447333" calcext:value-type="float">
            <text:p>0.447333</text:p>
          </table:table-cell>
          <table:table-cell office:value-type="float" office:value="0.488311" calcext:value-type="float">
            <text:p>0.488311</text:p>
          </table:table-cell>
          <table:table-cell office:value-type="float" office:value="0.520063" calcext:value-type="float">
            <text:p>0.520063</text:p>
          </table:table-cell>
          <table:table-cell office:value-type="float" office:value="0.56996" calcext:value-type="float">
            <text:p>0.56996</text:p>
          </table:table-cell>
          <table:table-cell office:value-type="float" office:value="0.724232" calcext:value-type="float">
            <text:p>0.724232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307539" calcext:value-type="float">
            <text:p>0.30753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-0.652621" calcext:value-type="float">
            <text:p>-0.652621</text:p>
          </table:table-cell>
          <table:table-cell office:value-type="float" office:value="0.123452" calcext:value-type="float">
            <text:p>0.123452</text:p>
          </table:table-cell>
          <table:table-cell office:value-type="float" office:value="0.287205" calcext:value-type="float">
            <text:p>0.287205</text:p>
          </table:table-cell>
          <table:table-cell office:value-type="float" office:value="0.386278" calcext:value-type="float">
            <text:p>0.386278</text:p>
          </table:table-cell>
          <table:table-cell office:value-type="float" office:value="0.433718" calcext:value-type="float">
            <text:p>0.433718</text:p>
          </table:table-cell>
          <table:table-cell office:value-type="float" office:value="0.476733" calcext:value-type="float">
            <text:p>0.476733</text:p>
          </table:table-cell>
          <table:table-cell office:value-type="float" office:value="0.505352" calcext:value-type="float">
            <text:p>0.505352</text:p>
          </table:table-cell>
          <table:table-cell office:value-type="float" office:value="0.536456" calcext:value-type="float">
            <text:p>0.536456</text:p>
          </table:table-cell>
          <table:table-cell office:value-type="float" office:value="0.578132" calcext:value-type="float">
            <text:p>0.578132</text:p>
          </table:table-cell>
          <table:table-cell office:value-type="float" office:value="0.716635" calcext:value-type="float">
            <text:p>0.716635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339134" calcext:value-type="float">
            <text:p>0.33913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231366" calcext:value-type="float">
            <text:p>0.231366</text:p>
          </table:table-cell>
          <table:table-cell office:value-type="float" office:value="0.334672" calcext:value-type="float">
            <text:p>0.334672</text:p>
          </table:table-cell>
          <table:table-cell office:value-type="float" office:value="0.415482" calcext:value-type="float">
            <text:p>0.415482</text:p>
          </table:table-cell>
          <table:table-cell office:value-type="float" office:value="0.468743" calcext:value-type="float">
            <text:p>0.468743</text:p>
          </table:table-cell>
          <table:table-cell office:value-type="float" office:value="0.501003" calcext:value-type="float">
            <text:p>0.501003</text:p>
          </table:table-cell>
          <table:table-cell office:value-type="float" office:value="0.538839" calcext:value-type="float">
            <text:p>0.538839</text:p>
          </table:table-cell>
          <table:table-cell office:value-type="float" office:value="0.575639" calcext:value-type="float">
            <text:p>0.575639</text:p>
          </table:table-cell>
          <table:table-cell office:value-type="float" office:value="0.656508" calcext:value-type="float">
            <text:p>0.656508</text:p>
          </table:table-cell>
          <table:table-cell office:value-type="float" office:value="0.836063" calcext:value-type="float">
            <text:p>0.836063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455895" calcext:value-type="float">
            <text:p>0.45589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-0.145609" calcext:value-type="float">
            <text:p>-0.145609</text:p>
          </table:table-cell>
          <table:table-cell office:value-type="float" office:value="0.209143" calcext:value-type="float">
            <text:p>0.209143</text:p>
          </table:table-cell>
          <table:table-cell office:value-type="float" office:value="0.323282" calcext:value-type="float">
            <text:p>0.323282</text:p>
          </table:table-cell>
          <table:table-cell office:value-type="float" office:value="0.401799" calcext:value-type="float">
            <text:p>0.401799</text:p>
          </table:table-cell>
          <table:table-cell office:value-type="float" office:value="0.462894" calcext:value-type="float">
            <text:p>0.462894</text:p>
          </table:table-cell>
          <table:table-cell office:value-type="float" office:value="0.496358" calcext:value-type="float">
            <text:p>0.496358</text:p>
          </table:table-cell>
          <table:table-cell office:value-type="float" office:value="0.537997" calcext:value-type="float">
            <text:p>0.537997</text:p>
          </table:table-cell>
          <table:table-cell office:value-type="float" office:value="0.572845" calcext:value-type="float">
            <text:p>0.572845</text:p>
          </table:table-cell>
          <table:table-cell office:value-type="float" office:value="0.643988" calcext:value-type="float">
            <text:p>0.643988</text:p>
          </table:table-cell>
          <table:table-cell office:value-type="float" office:value="0.814869" calcext:value-type="float">
            <text:p>0.814869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431757" calcext:value-type="float">
            <text:p>0.43175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-0.458907" calcext:value-type="float">
            <text:p>-0.458907</text:p>
          </table:table-cell>
          <table:table-cell office:value-type="float" office:value="0.111205" calcext:value-type="float">
            <text:p>0.111205</text:p>
          </table:table-cell>
          <table:table-cell office:value-type="float" office:value="0.261105" calcext:value-type="float">
            <text:p>0.261105</text:p>
          </table:table-cell>
          <table:table-cell office:value-type="float" office:value="0.373582" calcext:value-type="float">
            <text:p>0.373582</text:p>
          </table:table-cell>
          <table:table-cell office:value-type="float" office:value="0.434302" calcext:value-type="float">
            <text:p>0.434302</text:p>
          </table:table-cell>
          <table:table-cell office:value-type="float" office:value="0.488377" calcext:value-type="float">
            <text:p>0.488377</text:p>
          </table:table-cell>
          <table:table-cell office:value-type="float" office:value="0.53944" calcext:value-type="float">
            <text:p>0.53944</text:p>
          </table:table-cell>
          <table:table-cell office:value-type="float" office:value="0.574692" calcext:value-type="float">
            <text:p>0.574692</text:p>
          </table:table-cell>
          <table:table-cell office:value-type="float" office:value="0.657888" calcext:value-type="float">
            <text:p>0.657888</text:p>
          </table:table-cell>
          <table:table-cell office:value-type="float" office:value="0.827295" calcext:value-type="float">
            <text:p>0.827295</text:p>
          </table:table-cell>
          <table:table-cell office:value-type="float" office:value="0.915613" calcext:value-type="float">
            <text:p>0.915613</text:p>
          </table:table-cell>
          <table:table-cell office:value-type="float" office:value="0.380898" calcext:value-type="float">
            <text:p>0.38089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-0.585865" calcext:value-type="float">
            <text:p>-0.585865</text:p>
          </table:table-cell>
          <table:table-cell office:value-type="float" office:value="0.175364" calcext:value-type="float">
            <text:p>0.175364</text:p>
          </table:table-cell>
          <table:table-cell office:value-type="float" office:value="0.312464" calcext:value-type="float">
            <text:p>0.312464</text:p>
          </table:table-cell>
          <table:table-cell office:value-type="float" office:value="0.390391" calcext:value-type="float">
            <text:p>0.390391</text:p>
          </table:table-cell>
          <table:table-cell office:value-type="float" office:value="0.454935" calcext:value-type="float">
            <text:p>0.454935</text:p>
          </table:table-cell>
          <table:table-cell office:value-type="float" office:value="0.499861" calcext:value-type="float">
            <text:p>0.499861</text:p>
          </table:table-cell>
          <table:table-cell office:value-type="float" office:value="0.544916" calcext:value-type="float">
            <text:p>0.544916</text:p>
          </table:table-cell>
          <table:table-cell office:value-type="float" office:value="0.586766" calcext:value-type="float">
            <text:p>0.586766</text:p>
          </table:table-cell>
          <table:table-cell office:value-type="float" office:value="0.685918" calcext:value-type="float">
            <text:p>0.685918</text:p>
          </table:table-cell>
          <table:table-cell office:value-type="float" office:value="0.845496" calcext:value-type="float">
            <text:p>0.845496</text:p>
          </table:table-cell>
          <table:table-cell office:value-type="float" office:value="0.915613" calcext:value-type="float">
            <text:p>0.915613</text:p>
          </table:table-cell>
          <table:table-cell office:value-type="float" office:value="0.391025" calcext:value-type="float">
            <text:p>0.39102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-0.377176" calcext:value-type="float">
            <text:p>-0.377176</text:p>
          </table:table-cell>
          <table:table-cell office:value-type="float" office:value="0.218328" calcext:value-type="float">
            <text:p>0.218328</text:p>
          </table:table-cell>
          <table:table-cell office:value-type="float" office:value="0.349199" calcext:value-type="float">
            <text:p>0.349199</text:p>
          </table:table-cell>
          <table:table-cell office:value-type="float" office:value="0.429054" calcext:value-type="float">
            <text:p>0.429054</text:p>
          </table:table-cell>
          <table:table-cell office:value-type="float" office:value="0.474241" calcext:value-type="float">
            <text:p>0.474241</text:p>
          </table:table-cell>
          <table:table-cell office:value-type="float" office:value="0.513088" calcext:value-type="float">
            <text:p>0.513088</text:p>
          </table:table-cell>
          <table:table-cell office:value-type="float" office:value="0.558114" calcext:value-type="float">
            <text:p>0.558114</text:p>
          </table:table-cell>
          <table:table-cell office:value-type="float" office:value="0.628258" calcext:value-type="float">
            <text:p>0.628258</text:p>
          </table:table-cell>
          <table:table-cell office:value-type="float" office:value="0.733704" calcext:value-type="float">
            <text:p>0.733704</text:p>
          </table:table-cell>
          <table:table-cell office:value-type="float" office:value="0.849832" calcext:value-type="float">
            <text:p>0.849832</text:p>
          </table:table-cell>
          <table:table-cell office:value-type="float" office:value="0.915613" calcext:value-type="float">
            <text:p>0.915613</text:p>
          </table:table-cell>
          <table:table-cell office:value-type="float" office:value="0.437664" calcext:value-type="float">
            <text:p>0.43766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-0.300323" calcext:value-type="float">
            <text:p>-0.300323</text:p>
          </table:table-cell>
          <table:table-cell office:value-type="float" office:value="0.212377" calcext:value-type="float">
            <text:p>0.212377</text:p>
          </table:table-cell>
          <table:table-cell office:value-type="float" office:value="0.342696" calcext:value-type="float">
            <text:p>0.342696</text:p>
          </table:table-cell>
          <table:table-cell office:value-type="float" office:value="0.437828" calcext:value-type="float">
            <text:p>0.437828</text:p>
          </table:table-cell>
          <table:table-cell office:value-type="float" office:value="0.480573" calcext:value-type="float">
            <text:p>0.480573</text:p>
          </table:table-cell>
          <table:table-cell office:value-type="float" office:value="0.51754" calcext:value-type="float">
            <text:p>0.51754</text:p>
          </table:table-cell>
          <table:table-cell office:value-type="float" office:value="0.56737" calcext:value-type="float">
            <text:p>0.56737</text:p>
          </table:table-cell>
          <table:table-cell office:value-type="float" office:value="0.638285" calcext:value-type="float">
            <text:p>0.638285</text:p>
          </table:table-cell>
          <table:table-cell office:value-type="float" office:value="0.74499" calcext:value-type="float">
            <text:p>0.74499</text:p>
          </table:table-cell>
          <table:table-cell office:value-type="float" office:value="0.863583" calcext:value-type="float">
            <text:p>0.863583</text:p>
          </table:table-cell>
          <table:table-cell office:value-type="float" office:value="0.915613" calcext:value-type="float">
            <text:p>0.915613</text:p>
          </table:table-cell>
          <table:table-cell office:value-type="float" office:value="0.450492" calcext:value-type="float">
            <text:p>0.45049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-0.505134" calcext:value-type="float">
            <text:p>-0.505134</text:p>
          </table:table-cell>
          <table:table-cell office:value-type="float" office:value="0.238296" calcext:value-type="float">
            <text:p>0.238296</text:p>
          </table:table-cell>
          <table:table-cell office:value-type="float" office:value="0.379956" calcext:value-type="float">
            <text:p>0.379956</text:p>
          </table:table-cell>
          <table:table-cell office:value-type="float" office:value="0.461234" calcext:value-type="float">
            <text:p>0.461234</text:p>
          </table:table-cell>
          <table:table-cell office:value-type="float" office:value="0.489086" calcext:value-type="float">
            <text:p>0.489086</text:p>
          </table:table-cell>
          <table:table-cell office:value-type="float" office:value="0.522376" calcext:value-type="float">
            <text:p>0.522376</text:p>
          </table:table-cell>
          <table:table-cell office:value-type="float" office:value="0.560899" calcext:value-type="float">
            <text:p>0.560899</text:p>
          </table:table-cell>
          <table:table-cell office:value-type="float" office:value="0.616892" calcext:value-type="float">
            <text:p>0.616892</text:p>
          </table:table-cell>
          <table:table-cell office:value-type="float" office:value="0.71629" calcext:value-type="float">
            <text:p>0.71629</text:p>
          </table:table-cell>
          <table:table-cell office:value-type="float" office:value="0.853126" calcext:value-type="float">
            <text:p>0.853126</text:p>
          </table:table-cell>
          <table:table-cell office:value-type="float" office:value="0.903454" calcext:value-type="float">
            <text:p>0.903454</text:p>
          </table:table-cell>
          <table:table-cell office:value-type="float" office:value="0.433302" calcext:value-type="float">
            <text:p>0.43330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-0.352628" calcext:value-type="float">
            <text:p>-0.352628</text:p>
          </table:table-cell>
          <table:table-cell office:value-type="float" office:value="0.281412" calcext:value-type="float">
            <text:p>0.281412</text:p>
          </table:table-cell>
          <table:table-cell office:value-type="float" office:value="0.417509" calcext:value-type="float">
            <text:p>0.417509</text:p>
          </table:table-cell>
          <table:table-cell office:value-type="float" office:value="0.467587" calcext:value-type="float">
            <text:p>0.467587</text:p>
          </table:table-cell>
          <table:table-cell office:value-type="float" office:value="0.493843" calcext:value-type="float">
            <text:p>0.493843</text:p>
          </table:table-cell>
          <table:table-cell office:value-type="float" office:value="0.524037" calcext:value-type="float">
            <text:p>0.524037</text:p>
          </table:table-cell>
          <table:table-cell office:value-type="float" office:value="0.569177" calcext:value-type="float">
            <text:p>0.569177</text:p>
          </table:table-cell>
          <table:table-cell office:value-type="float" office:value="0.629323" calcext:value-type="float">
            <text:p>0.629323</text:p>
          </table:table-cell>
          <table:table-cell office:value-type="float" office:value="0.692217" calcext:value-type="float">
            <text:p>0.692217</text:p>
          </table:table-cell>
          <table:table-cell office:value-type="float" office:value="0.838824" calcext:value-type="float">
            <text:p>0.838824</text:p>
          </table:table-cell>
          <table:table-cell office:value-type="float" office:value="0.915613" calcext:value-type="float">
            <text:p>0.915613</text:p>
          </table:table-cell>
          <table:table-cell office:value-type="float" office:value="0.45613" calcext:value-type="float">
            <text:p>0.4561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-0.016395" calcext:value-type="float">
            <text:p>-0.016395</text:p>
          </table:table-cell>
          <table:table-cell office:value-type="float" office:value="0.297629" calcext:value-type="float">
            <text:p>0.297629</text:p>
          </table:table-cell>
          <table:table-cell office:value-type="float" office:value="0.383324" calcext:value-type="float">
            <text:p>0.383324</text:p>
          </table:table-cell>
          <table:table-cell office:value-type="float" office:value="0.448194" calcext:value-type="float">
            <text:p>0.448194</text:p>
          </table:table-cell>
          <table:table-cell office:value-type="float" office:value="0.486173" calcext:value-type="float">
            <text:p>0.486173</text:p>
          </table:table-cell>
          <table:table-cell office:value-type="float" office:value="0.515067" calcext:value-type="float">
            <text:p>0.515067</text:p>
          </table:table-cell>
          <table:table-cell office:value-type="float" office:value="0.544396" calcext:value-type="float">
            <text:p>0.544396</text:p>
          </table:table-cell>
          <table:table-cell office:value-type="float" office:value="0.593329" calcext:value-type="float">
            <text:p>0.593329</text:p>
          </table:table-cell>
          <table:table-cell office:value-type="float" office:value="0.678355" calcext:value-type="float">
            <text:p>0.678355</text:p>
          </table:table-cell>
          <table:table-cell office:value-type="float" office:value="0.811588" calcext:value-type="float">
            <text:p>0.811588</text:p>
          </table:table-cell>
          <table:table-cell office:value-type="float" office:value="0.903454" calcext:value-type="float">
            <text:p>0.903454</text:p>
          </table:table-cell>
          <table:table-cell office:value-type="float" office:value="0.474166" calcext:value-type="float">
            <text:p>0.47416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0.028301" calcext:value-type="float">
            <text:p>0.028301</text:p>
          </table:table-cell>
          <table:table-cell office:value-type="float" office:value="0.285172" calcext:value-type="float">
            <text:p>0.285172</text:p>
          </table:table-cell>
          <table:table-cell office:value-type="float" office:value="0.396734" calcext:value-type="float">
            <text:p>0.396734</text:p>
          </table:table-cell>
          <table:table-cell office:value-type="float" office:value="0.460917" calcext:value-type="float">
            <text:p>0.460917</text:p>
          </table:table-cell>
          <table:table-cell office:value-type="float" office:value="0.501616" calcext:value-type="float">
            <text:p>0.501616</text:p>
          </table:table-cell>
          <table:table-cell office:value-type="float" office:value="0.526042" calcext:value-type="float">
            <text:p>0.526042</text:p>
          </table:table-cell>
          <table:table-cell office:value-type="float" office:value="0.566188" calcext:value-type="float">
            <text:p>0.566188</text:p>
          </table:table-cell>
          <table:table-cell office:value-type="float" office:value="0.612856" calcext:value-type="float">
            <text:p>0.612856</text:p>
          </table:table-cell>
          <table:table-cell office:value-type="float" office:value="0.708983" calcext:value-type="float">
            <text:p>0.708983</text:p>
          </table:table-cell>
          <table:table-cell office:value-type="float" office:value="0.845538" calcext:value-type="float">
            <text:p>0.845538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493235" calcext:value-type="float">
            <text:p>0.49323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-0.195627" calcext:value-type="float">
            <text:p>-0.195627</text:p>
          </table:table-cell>
          <table:table-cell office:value-type="float" office:value="0.320547" calcext:value-type="float">
            <text:p>0.320547</text:p>
          </table:table-cell>
          <table:table-cell office:value-type="float" office:value="0.412534" calcext:value-type="float">
            <text:p>0.412534</text:p>
          </table:table-cell>
          <table:table-cell office:value-type="float" office:value="0.460821" calcext:value-type="float">
            <text:p>0.460821</text:p>
          </table:table-cell>
          <table:table-cell office:value-type="float" office:value="0.498412" calcext:value-type="float">
            <text:p>0.498412</text:p>
          </table:table-cell>
          <table:table-cell office:value-type="float" office:value="0.533901" calcext:value-type="float">
            <text:p>0.533901</text:p>
          </table:table-cell>
          <table:table-cell office:value-type="float" office:value="0.583401" calcext:value-type="float">
            <text:p>0.583401</text:p>
          </table:table-cell>
          <table:table-cell office:value-type="float" office:value="0.659943" calcext:value-type="float">
            <text:p>0.659943</text:p>
          </table:table-cell>
          <table:table-cell office:value-type="float" office:value="0.741904" calcext:value-type="float">
            <text:p>0.741904</text:p>
          </table:table-cell>
          <table:table-cell office:value-type="float" office:value="0.850103" calcext:value-type="float">
            <text:p>0.850103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486594" calcext:value-type="float">
            <text:p>0.48659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0.17067" calcext:value-type="float">
            <text:p>0.17067</text:p>
          </table:table-cell>
          <table:table-cell office:value-type="float" office:value="0.395254" calcext:value-type="float">
            <text:p>0.395254</text:p>
          </table:table-cell>
          <table:table-cell office:value-type="float" office:value="0.446941" calcext:value-type="float">
            <text:p>0.446941</text:p>
          </table:table-cell>
          <table:table-cell office:value-type="float" office:value="0.487455" calcext:value-type="float">
            <text:p>0.487455</text:p>
          </table:table-cell>
          <table:table-cell office:value-type="float" office:value="0.523519" calcext:value-type="float">
            <text:p>0.523519</text:p>
          </table:table-cell>
          <table:table-cell office:value-type="float" office:value="0.567631" calcext:value-type="float">
            <text:p>0.567631</text:p>
          </table:table-cell>
          <table:table-cell office:value-type="float" office:value="0.642993" calcext:value-type="float">
            <text:p>0.642993</text:p>
          </table:table-cell>
          <table:table-cell office:value-type="float" office:value="0.701323" calcext:value-type="float">
            <text:p>0.701323</text:p>
          </table:table-cell>
          <table:table-cell office:value-type="float" office:value="0.776734" calcext:value-type="float">
            <text:p>0.776734</text:p>
          </table:table-cell>
          <table:table-cell office:value-type="float" office:value="0.862532" calcext:value-type="float">
            <text:p>0.862532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557505" calcext:value-type="float">
            <text:p>0.55750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0.151775" calcext:value-type="float">
            <text:p>0.151775</text:p>
          </table:table-cell>
          <table:table-cell office:value-type="float" office:value="0.377151" calcext:value-type="float">
            <text:p>0.377151</text:p>
          </table:table-cell>
          <table:table-cell office:value-type="float" office:value="0.455895" calcext:value-type="float">
            <text:p>0.455895</text:p>
          </table:table-cell>
          <table:table-cell office:value-type="float" office:value="0.507101" calcext:value-type="float">
            <text:p>0.507101</text:p>
          </table:table-cell>
          <table:table-cell office:value-type="float" office:value="0.548219" calcext:value-type="float">
            <text:p>0.548219</text:p>
          </table:table-cell>
          <table:table-cell office:value-type="float" office:value="0.601156" calcext:value-type="float">
            <text:p>0.601156</text:p>
          </table:table-cell>
          <table:table-cell office:value-type="float" office:value="0.663537" calcext:value-type="float">
            <text:p>0.663537</text:p>
          </table:table-cell>
          <table:table-cell office:value-type="float" office:value="0.721519" calcext:value-type="float">
            <text:p>0.721519</text:p>
          </table:table-cell>
          <table:table-cell office:value-type="float" office:value="0.773237" calcext:value-type="float">
            <text:p>0.773237</text:p>
          </table:table-cell>
          <table:table-cell office:value-type="float" office:value="0.857397" calcext:value-type="float">
            <text:p>0.857397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565699" calcext:value-type="float">
            <text:p>0.56569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9839" calcext:value-type="float">
            <text:p>0.009839</text:p>
          </table:table-cell>
          <table:table-cell office:value-type="float" office:value="0.237563" calcext:value-type="float">
            <text:p>0.237563</text:p>
          </table:table-cell>
          <table:table-cell office:value-type="float" office:value="0.419462" calcext:value-type="float">
            <text:p>0.419462</text:p>
          </table:table-cell>
          <table:table-cell office:value-type="float" office:value="0.483871" calcext:value-type="float">
            <text:p>0.483871</text:p>
          </table:table-cell>
          <table:table-cell office:value-type="float" office:value="0.527416" calcext:value-type="float">
            <text:p>0.527416</text:p>
          </table:table-cell>
          <table:table-cell office:value-type="float" office:value="0.560368" calcext:value-type="float">
            <text:p>0.560368</text:p>
          </table:table-cell>
          <table:table-cell office:value-type="float" office:value="0.603229" calcext:value-type="float">
            <text:p>0.603229</text:p>
          </table:table-cell>
          <table:table-cell office:value-type="float" office:value="0.670175" calcext:value-type="float">
            <text:p>0.670175</text:p>
          </table:table-cell>
          <table:table-cell office:value-type="float" office:value="0.723655" calcext:value-type="float">
            <text:p>0.723655</text:p>
          </table:table-cell>
          <table:table-cell office:value-type="float" office:value="0.766377" calcext:value-type="float">
            <text:p>0.766377</text:p>
          </table:table-cell>
          <table:table-cell office:value-type="float" office:value="0.845101" calcext:value-type="float">
            <text:p>0.84510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583722" calcext:value-type="float">
            <text:p>0.58372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839" calcext:value-type="float">
            <text:p>0.009839</text:p>
          </table:table-cell>
          <table:table-cell office:value-type="float" office:value="0.271895" calcext:value-type="float">
            <text:p>0.271895</text:p>
          </table:table-cell>
          <table:table-cell office:value-type="float" office:value="0.416282" calcext:value-type="float">
            <text:p>0.416282</text:p>
          </table:table-cell>
          <table:table-cell office:value-type="float" office:value="0.492434" calcext:value-type="float">
            <text:p>0.492434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62902" calcext:value-type="float">
            <text:p>0.562902</text:p>
          </table:table-cell>
          <table:table-cell office:value-type="float" office:value="0.601108" calcext:value-type="float">
            <text:p>0.601108</text:p>
          </table:table-cell>
          <table:table-cell office:value-type="float" office:value="0.682255" calcext:value-type="float">
            <text:p>0.682255</text:p>
          </table:table-cell>
          <table:table-cell office:value-type="float" office:value="0.736601" calcext:value-type="float">
            <text:p>0.736601</text:p>
          </table:table-cell>
          <table:table-cell office:value-type="float" office:value="0.782179" calcext:value-type="float">
            <text:p>0.782179</text:p>
          </table:table-cell>
          <table:table-cell office:value-type="float" office:value="0.857129" calcext:value-type="float">
            <text:p>0.857129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594129" calcext:value-type="float">
            <text:p>0.59412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0.116081" calcext:value-type="float">
            <text:p>0.116081</text:p>
          </table:table-cell>
          <table:table-cell office:value-type="float" office:value="0.435387" calcext:value-type="float">
            <text:p>0.435387</text:p>
          </table:table-cell>
          <table:table-cell office:value-type="float" office:value="0.506654" calcext:value-type="float">
            <text:p>0.506654</text:p>
          </table:table-cell>
          <table:table-cell office:value-type="float" office:value="0.54546" calcext:value-type="float">
            <text:p>0.54546</text:p>
          </table:table-cell>
          <table:table-cell office:value-type="float" office:value="0.558645" calcext:value-type="float">
            <text:p>0.558645</text:p>
          </table:table-cell>
          <table:table-cell office:value-type="float" office:value="0.59733" calcext:value-type="float">
            <text:p>0.59733</text:p>
          </table:table-cell>
          <table:table-cell office:value-type="float" office:value="0.659939" calcext:value-type="float">
            <text:p>0.659939</text:p>
          </table:table-cell>
          <table:table-cell office:value-type="float" office:value="0.72269" calcext:value-type="float">
            <text:p>0.72269</text:p>
          </table:table-cell>
          <table:table-cell office:value-type="float" office:value="0.772452" calcext:value-type="float">
            <text:p>0.772452</text:p>
          </table:table-cell>
          <table:table-cell office:value-type="float" office:value="0.865647" calcext:value-type="float">
            <text:p>0.865647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578028" calcext:value-type="float">
            <text:p>0.57802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.20999" calcext:value-type="float">
            <text:p>0.20999</text:p>
          </table:table-cell>
          <table:table-cell office:value-type="float" office:value="0.444281" calcext:value-type="float">
            <text:p>0.444281</text:p>
          </table:table-cell>
          <table:table-cell office:value-type="float" office:value="0.5191" calcext:value-type="float">
            <text:p>0.5191</text:p>
          </table:table-cell>
          <table:table-cell office:value-type="float" office:value="0.55204" calcext:value-type="float">
            <text:p>0.55204</text:p>
          </table:table-cell>
          <table:table-cell office:value-type="float" office:value="0.575905" calcext:value-type="float">
            <text:p>0.575905</text:p>
          </table:table-cell>
          <table:table-cell office:value-type="float" office:value="0.641058" calcext:value-type="float">
            <text:p>0.641058</text:p>
          </table:table-cell>
          <table:table-cell office:value-type="float" office:value="0.707942" calcext:value-type="float">
            <text:p>0.707942</text:p>
          </table:table-cell>
          <table:table-cell office:value-type="float" office:value="0.750536" calcext:value-type="float">
            <text:p>0.750536</text:p>
          </table:table-cell>
          <table:table-cell office:value-type="float" office:value="0.801251" calcext:value-type="float">
            <text:p>0.801251</text:p>
          </table:table-cell>
          <table:table-cell office:value-type="float" office:value="0.885295" calcext:value-type="float">
            <text:p>0.885295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0874" calcext:value-type="float">
            <text:p>0.6087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0.218124" calcext:value-type="float">
            <text:p>0.218124</text:p>
          </table:table-cell>
          <table:table-cell office:value-type="float" office:value="0.44805" calcext:value-type="float">
            <text:p>0.44805</text:p>
          </table:table-cell>
          <table:table-cell office:value-type="float" office:value="0.520883" calcext:value-type="float">
            <text:p>0.520883</text:p>
          </table:table-cell>
          <table:table-cell office:value-type="float" office:value="0.554215" calcext:value-type="float">
            <text:p>0.554215</text:p>
          </table:table-cell>
          <table:table-cell office:value-type="float" office:value="0.580701" calcext:value-type="float">
            <text:p>0.580701</text:p>
          </table:table-cell>
          <table:table-cell office:value-type="float" office:value="0.643474" calcext:value-type="float">
            <text:p>0.643474</text:p>
          </table:table-cell>
          <table:table-cell office:value-type="float" office:value="0.701334" calcext:value-type="float">
            <text:p>0.701334</text:p>
          </table:table-cell>
          <table:table-cell office:value-type="float" office:value="0.748096" calcext:value-type="float">
            <text:p>0.748096</text:p>
          </table:table-cell>
          <table:table-cell office:value-type="float" office:value="0.799209" calcext:value-type="float">
            <text:p>0.799209</text:p>
          </table:table-cell>
          <table:table-cell office:value-type="float" office:value="0.875139" calcext:value-type="float">
            <text:p>0.875139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08923" calcext:value-type="float">
            <text:p>0.60892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0.214519" calcext:value-type="float">
            <text:p>0.214519</text:p>
          </table:table-cell>
          <table:table-cell office:value-type="float" office:value="0.465094" calcext:value-type="float">
            <text:p>0.465094</text:p>
          </table:table-cell>
          <table:table-cell office:value-type="float" office:value="0.515373" calcext:value-type="float">
            <text:p>0.515373</text:p>
          </table:table-cell>
          <table:table-cell office:value-type="float" office:value="0.549259" calcext:value-type="float">
            <text:p>0.549259</text:p>
          </table:table-cell>
          <table:table-cell office:value-type="float" office:value="0.57089" calcext:value-type="float">
            <text:p>0.57089</text:p>
          </table:table-cell>
          <table:table-cell office:value-type="float" office:value="0.626895" calcext:value-type="float">
            <text:p>0.626895</text:p>
          </table:table-cell>
          <table:table-cell office:value-type="float" office:value="0.685304" calcext:value-type="float">
            <text:p>0.685304</text:p>
          </table:table-cell>
          <table:table-cell office:value-type="float" office:value="0.740817" calcext:value-type="float">
            <text:p>0.740817</text:p>
          </table:table-cell>
          <table:table-cell office:value-type="float" office:value="0.793233" calcext:value-type="float">
            <text:p>0.793233</text:p>
          </table:table-cell>
          <table:table-cell office:value-type="float" office:value="0.872796" calcext:value-type="float">
            <text:p>0.87279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03418" calcext:value-type="float">
            <text:p>0.60341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0.136293" calcext:value-type="float">
            <text:p>0.136293</text:p>
          </table:table-cell>
          <table:table-cell office:value-type="float" office:value="0.417626" calcext:value-type="float">
            <text:p>0.417626</text:p>
          </table:table-cell>
          <table:table-cell office:value-type="float" office:value="0.511256" calcext:value-type="float">
            <text:p>0.511256</text:p>
          </table:table-cell>
          <table:table-cell office:value-type="float" office:value="0.53912" calcext:value-type="float">
            <text:p>0.53912</text:p>
          </table:table-cell>
          <table:table-cell office:value-type="float" office:value="0.564424" calcext:value-type="float">
            <text:p>0.564424</text:p>
          </table:table-cell>
          <table:table-cell office:value-type="float" office:value="0.60526" calcext:value-type="float">
            <text:p>0.60526</text:p>
          </table:table-cell>
          <table:table-cell office:value-type="float" office:value="0.646128" calcext:value-type="float">
            <text:p>0.646128</text:p>
          </table:table-cell>
          <table:table-cell office:value-type="float" office:value="0.717148" calcext:value-type="float">
            <text:p>0.717148</text:p>
          </table:table-cell>
          <table:table-cell office:value-type="float" office:value="0.76935" calcext:value-type="float">
            <text:p>0.76935</text:p>
          </table:table-cell>
          <table:table-cell office:value-type="float" office:value="0.847062" calcext:value-type="float">
            <text:p>0.847062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575367" calcext:value-type="float">
            <text:p>0.57536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0.230741" calcext:value-type="float">
            <text:p>0.230741</text:p>
          </table:table-cell>
          <table:table-cell office:value-type="float" office:value="0.482761" calcext:value-type="float">
            <text:p>0.482761</text:p>
          </table:table-cell>
          <table:table-cell office:value-type="float" office:value="0.534917" calcext:value-type="float">
            <text:p>0.534917</text:p>
          </table:table-cell>
          <table:table-cell office:value-type="float" office:value="0.55947" calcext:value-type="float">
            <text:p>0.55947</text:p>
          </table:table-cell>
          <table:table-cell office:value-type="float" office:value="0.594434" calcext:value-type="float">
            <text:p>0.594434</text:p>
          </table:table-cell>
          <table:table-cell office:value-type="float" office:value="0.63081" calcext:value-type="float">
            <text:p>0.63081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741063" calcext:value-type="float">
            <text:p>0.741063</text:p>
          </table:table-cell>
          <table:table-cell office:value-type="float" office:value="0.795696" calcext:value-type="float">
            <text:p>0.795696</text:p>
          </table:table-cell>
          <table:table-cell office:value-type="float" office:value="0.867209" calcext:value-type="float">
            <text:p>0.867209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12801" calcext:value-type="float">
            <text:p>0.61280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0.165159" calcext:value-type="float">
            <text:p>0.165159</text:p>
          </table:table-cell>
          <table:table-cell office:value-type="float" office:value="0.48253" calcext:value-type="float">
            <text:p>0.48253</text:p>
          </table:table-cell>
          <table:table-cell office:value-type="float" office:value="0.544929" calcext:value-type="float">
            <text:p>0.544929</text:p>
          </table:table-cell>
          <table:table-cell office:value-type="float" office:value="0.574985" calcext:value-type="float">
            <text:p>0.574985</text:p>
          </table:table-cell>
          <table:table-cell office:value-type="float" office:value="0.614346" calcext:value-type="float">
            <text:p>0.614346</text:p>
          </table:table-cell>
          <table:table-cell office:value-type="float" office:value="0.654596" calcext:value-type="float">
            <text:p>0.654596</text:p>
          </table:table-cell>
          <table:table-cell office:value-type="float" office:value="0.705639" calcext:value-type="float">
            <text:p>0.705639</text:p>
          </table:table-cell>
          <table:table-cell office:value-type="float" office:value="0.752798" calcext:value-type="float">
            <text:p>0.752798</text:p>
          </table:table-cell>
          <table:table-cell office:value-type="float" office:value="0.798647" calcext:value-type="float">
            <text:p>0.798647</text:p>
          </table:table-cell>
          <table:table-cell office:value-type="float" office:value="0.865931" calcext:value-type="float">
            <text:p>0.86593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15956" calcext:value-type="float">
            <text:p>0.61595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4382" calcext:value-type="float">
            <text:p>0.004382</text:p>
          </table:table-cell>
          <table:table-cell office:value-type="float" office:value="0.237704" calcext:value-type="float">
            <text:p>0.237704</text:p>
          </table:table-cell>
          <table:table-cell office:value-type="float" office:value="0.49584" calcext:value-type="float">
            <text:p>0.49584</text:p>
          </table:table-cell>
          <table:table-cell office:value-type="float" office:value="0.556478" calcext:value-type="float">
            <text:p>0.556478</text:p>
          </table:table-cell>
          <table:table-cell office:value-type="float" office:value="0.582618" calcext:value-type="float">
            <text:p>0.582618</text:p>
          </table:table-cell>
          <table:table-cell office:value-type="float" office:value="0.62401" calcext:value-type="float">
            <text:p>0.62401</text:p>
          </table:table-cell>
          <table:table-cell office:value-type="float" office:value="0.67155" calcext:value-type="float">
            <text:p>0.67155</text:p>
          </table:table-cell>
          <table:table-cell office:value-type="float" office:value="0.726967" calcext:value-type="float">
            <text:p>0.726967</text:p>
          </table:table-cell>
          <table:table-cell office:value-type="float" office:value="0.760502" calcext:value-type="float">
            <text:p>0.760502</text:p>
          </table:table-cell>
          <table:table-cell office:value-type="float" office:value="0.799296" calcext:value-type="float">
            <text:p>0.799296</text:p>
          </table:table-cell>
          <table:table-cell office:value-type="float" office:value="0.872125" calcext:value-type="float">
            <text:p>0.872125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32709" calcext:value-type="float">
            <text:p>0.63270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64378" calcext:value-type="float">
            <text:p>0.064378</text:p>
          </table:table-cell>
          <table:table-cell office:value-type="float" office:value="0.373755" calcext:value-type="float">
            <text:p>0.373755</text:p>
          </table:table-cell>
          <table:table-cell office:value-type="float" office:value="0.511475" calcext:value-type="float">
            <text:p>0.511475</text:p>
          </table:table-cell>
          <table:table-cell office:value-type="float" office:value="0.554325" calcext:value-type="float">
            <text:p>0.554325</text:p>
          </table:table-cell>
          <table:table-cell office:value-type="float" office:value="0.575546" calcext:value-type="float">
            <text:p>0.575546</text:p>
          </table:table-cell>
          <table:table-cell office:value-type="float" office:value="0.605273" calcext:value-type="float">
            <text:p>0.605273</text:p>
          </table:table-cell>
          <table:table-cell office:value-type="float" office:value="0.633219" calcext:value-type="float">
            <text:p>0.633219</text:p>
          </table:table-cell>
          <table:table-cell office:value-type="float" office:value="0.687488" calcext:value-type="float">
            <text:p>0.687488</text:p>
          </table:table-cell>
          <table:table-cell office:value-type="float" office:value="0.74912" calcext:value-type="float">
            <text:p>0.74912</text:p>
          </table:table-cell>
          <table:table-cell office:value-type="float" office:value="0.785656" calcext:value-type="float">
            <text:p>0.785656</text:p>
          </table:table-cell>
          <table:table-cell office:value-type="float" office:value="0.8641" calcext:value-type="float">
            <text:p>0.864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33996" calcext:value-type="float">
            <text:p>0.63399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0.247509" calcext:value-type="float">
            <text:p>0.247509</text:p>
          </table:table-cell>
          <table:table-cell office:value-type="float" office:value="0.50513" calcext:value-type="float">
            <text:p>0.50513</text:p>
          </table:table-cell>
          <table:table-cell office:value-type="float" office:value="0.553356" calcext:value-type="float">
            <text:p>0.553356</text:p>
          </table:table-cell>
          <table:table-cell office:value-type="float" office:value="0.581868" calcext:value-type="float">
            <text:p>0.581868</text:p>
          </table:table-cell>
          <table:table-cell office:value-type="float" office:value="0.609572" calcext:value-type="float">
            <text:p>0.609572</text:p>
          </table:table-cell>
          <table:table-cell office:value-type="float" office:value="0.650198" calcext:value-type="float">
            <text:p>0.650198</text:p>
          </table:table-cell>
          <table:table-cell office:value-type="float" office:value="0.709151" calcext:value-type="float">
            <text:p>0.709151</text:p>
          </table:table-cell>
          <table:table-cell office:value-type="float" office:value="0.753788" calcext:value-type="float">
            <text:p>0.753788</text:p>
          </table:table-cell>
          <table:table-cell office:value-type="float" office:value="0.785209" calcext:value-type="float">
            <text:p>0.785209</text:p>
          </table:table-cell>
          <table:table-cell office:value-type="float" office:value="0.854923" calcext:value-type="float">
            <text:p>0.854923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2507" calcext:value-type="float">
            <text:p>0.6250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26811" calcext:value-type="float">
            <text:p>0.126811</text:p>
          </table:table-cell>
          <table:table-cell office:value-type="float" office:value="0.393312" calcext:value-type="float">
            <text:p>0.393312</text:p>
          </table:table-cell>
          <table:table-cell office:value-type="float" office:value="0.49948" calcext:value-type="float">
            <text:p>0.49948</text:p>
          </table:table-cell>
          <table:table-cell office:value-type="float" office:value="0.550443" calcext:value-type="float">
            <text:p>0.550443</text:p>
          </table:table-cell>
          <table:table-cell office:value-type="float" office:value="0.574845" calcext:value-type="float">
            <text:p>0.574845</text:p>
          </table:table-cell>
          <table:table-cell office:value-type="float" office:value="0.598197" calcext:value-type="float">
            <text:p>0.598197</text:p>
          </table:table-cell>
          <table:table-cell office:value-type="float" office:value="0.642082" calcext:value-type="float">
            <text:p>0.642082</text:p>
          </table:table-cell>
          <table:table-cell office:value-type="float" office:value="0.70482" calcext:value-type="float">
            <text:p>0.70482</text:p>
          </table:table-cell>
          <table:table-cell office:value-type="float" office:value="0.757627" calcext:value-type="float">
            <text:p>0.757627</text:p>
          </table:table-cell>
          <table:table-cell office:value-type="float" office:value="0.790155" calcext:value-type="float">
            <text:p>0.790155</text:p>
          </table:table-cell>
          <table:table-cell office:value-type="float" office:value="0.859706" calcext:value-type="float">
            <text:p>0.85970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37067" calcext:value-type="float">
            <text:p>0.63706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22325" calcext:value-type="float">
            <text:p>0.322325</text:p>
          </table:table-cell>
          <table:table-cell office:value-type="float" office:value="0.452574" calcext:value-type="float">
            <text:p>0.452574</text:p>
          </table:table-cell>
          <table:table-cell office:value-type="float" office:value="0.536351" calcext:value-type="float">
            <text:p>0.536351</text:p>
          </table:table-cell>
          <table:table-cell office:value-type="float" office:value="0.568047" calcext:value-type="float">
            <text:p>0.568047</text:p>
          </table:table-cell>
          <table:table-cell office:value-type="float" office:value="0.597181" calcext:value-type="float">
            <text:p>0.597181</text:p>
          </table:table-cell>
          <table:table-cell office:value-type="float" office:value="0.641806" calcext:value-type="float">
            <text:p>0.641806</text:p>
          </table:table-cell>
          <table:table-cell office:value-type="float" office:value="0.694841" calcext:value-type="float">
            <text:p>0.694841</text:p>
          </table:table-cell>
          <table:table-cell office:value-type="float" office:value="0.74176" calcext:value-type="float">
            <text:p>0.74176</text:p>
          </table:table-cell>
          <table:table-cell office:value-type="float" office:value="0.782062" calcext:value-type="float">
            <text:p>0.782062</text:p>
          </table:table-cell>
          <table:table-cell office:value-type="float" office:value="0.814832" calcext:value-type="float">
            <text:p>0.814832</text:p>
          </table:table-cell>
          <table:table-cell office:value-type="float" office:value="0.887916" calcext:value-type="float">
            <text:p>0.88791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71737" calcext:value-type="float">
            <text:p>0.67173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31854" calcext:value-type="float">
            <text:p>0.231854</text:p>
          </table:table-cell>
          <table:table-cell office:value-type="float" office:value="0.449824" calcext:value-type="float">
            <text:p>0.449824</text:p>
          </table:table-cell>
          <table:table-cell office:value-type="float" office:value="0.544864" calcext:value-type="float">
            <text:p>0.544864</text:p>
          </table:table-cell>
          <table:table-cell office:value-type="float" office:value="0.571471" calcext:value-type="float">
            <text:p>0.571471</text:p>
          </table:table-cell>
          <table:table-cell office:value-type="float" office:value="0.599564" calcext:value-type="float">
            <text:p>0.599564</text:p>
          </table:table-cell>
          <table:table-cell office:value-type="float" office:value="0.648751" calcext:value-type="float">
            <text:p>0.648751</text:p>
          </table:table-cell>
          <table:table-cell office:value-type="float" office:value="0.699774" calcext:value-type="float">
            <text:p>0.699774</text:p>
          </table:table-cell>
          <table:table-cell office:value-type="float" office:value="0.747626" calcext:value-type="float">
            <text:p>0.747626</text:p>
          </table:table-cell>
          <table:table-cell office:value-type="float" office:value="0.784287" calcext:value-type="float">
            <text:p>0.784287</text:p>
          </table:table-cell>
          <table:table-cell office:value-type="float" office:value="0.829049" calcext:value-type="float">
            <text:p>0.829049</text:p>
          </table:table-cell>
          <table:table-cell office:value-type="float" office:value="0.890898" calcext:value-type="float">
            <text:p>0.890898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76611" calcext:value-type="float">
            <text:p>0.67661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46787" calcext:value-type="float">
            <text:p>0.246787</text:p>
          </table:table-cell>
          <table:table-cell office:value-type="float" office:value="0.434725" calcext:value-type="float">
            <text:p>0.434725</text:p>
          </table:table-cell>
          <table:table-cell office:value-type="float" office:value="0.523144" calcext:value-type="float">
            <text:p>0.523144</text:p>
          </table:table-cell>
          <table:table-cell office:value-type="float" office:value="0.558661" calcext:value-type="float">
            <text:p>0.558661</text:p>
          </table:table-cell>
          <table:table-cell office:value-type="float" office:value="0.589134" calcext:value-type="float">
            <text:p>0.589134</text:p>
          </table:table-cell>
          <table:table-cell office:value-type="float" office:value="0.627159" calcext:value-type="float">
            <text:p>0.627159</text:p>
          </table:table-cell>
          <table:table-cell office:value-type="float" office:value="0.683579" calcext:value-type="float">
            <text:p>0.683579</text:p>
          </table:table-cell>
          <table:table-cell office:value-type="float" office:value="0.724384" calcext:value-type="float">
            <text:p>0.724384</text:p>
          </table:table-cell>
          <table:table-cell office:value-type="float" office:value="0.763261" calcext:value-type="float">
            <text:p>0.763261</text:p>
          </table:table-cell>
          <table:table-cell office:value-type="float" office:value="0.811324" calcext:value-type="float">
            <text:p>0.811324</text:p>
          </table:table-cell>
          <table:table-cell office:value-type="float" office:value="0.883395" calcext:value-type="float">
            <text:p>0.883395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59877" calcext:value-type="float">
            <text:p>0.65987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10961" calcext:value-type="float">
            <text:p>0.210961</text:p>
          </table:table-cell>
          <table:table-cell office:value-type="float" office:value="0.413199" calcext:value-type="float">
            <text:p>0.413199</text:p>
          </table:table-cell>
          <table:table-cell office:value-type="float" office:value="0.528251" calcext:value-type="float">
            <text:p>0.528251</text:p>
          </table:table-cell>
          <table:table-cell office:value-type="float" office:value="0.557336" calcext:value-type="float">
            <text:p>0.557336</text:p>
          </table:table-cell>
          <table:table-cell office:value-type="float" office:value="0.582877" calcext:value-type="float">
            <text:p>0.582877</text:p>
          </table:table-cell>
          <table:table-cell office:value-type="float" office:value="0.604256" calcext:value-type="float">
            <text:p>0.604256</text:p>
          </table:table-cell>
          <table:table-cell office:value-type="float" office:value="0.658411" calcext:value-type="float">
            <text:p>0.658411</text:p>
          </table:table-cell>
          <table:table-cell office:value-type="float" office:value="0.712943" calcext:value-type="float">
            <text:p>0.712943</text:p>
          </table:table-cell>
          <table:table-cell office:value-type="float" office:value="0.752736" calcext:value-type="float">
            <text:p>0.752736</text:p>
          </table:table-cell>
          <table:table-cell office:value-type="float" office:value="0.801023" calcext:value-type="float">
            <text:p>0.801023</text:p>
          </table:table-cell>
          <table:table-cell office:value-type="float" office:value="0.879618" calcext:value-type="float">
            <text:p>0.879618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49065" calcext:value-type="float">
            <text:p>0.64906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72622" calcext:value-type="float">
            <text:p>0.072622</text:p>
          </table:table-cell>
          <table:table-cell office:value-type="float" office:value="0.346922" calcext:value-type="float">
            <text:p>0.346922</text:p>
          </table:table-cell>
          <table:table-cell office:value-type="float" office:value="0.515909" calcext:value-type="float">
            <text:p>0.515909</text:p>
          </table:table-cell>
          <table:table-cell office:value-type="float" office:value="0.546953" calcext:value-type="float">
            <text:p>0.546953</text:p>
          </table:table-cell>
          <table:table-cell office:value-type="float" office:value="0.576165" calcext:value-type="float">
            <text:p>0.576165</text:p>
          </table:table-cell>
          <table:table-cell office:value-type="float" office:value="0.59994" calcext:value-type="float">
            <text:p>0.59994</text:p>
          </table:table-cell>
          <table:table-cell office:value-type="float" office:value="0.646544" calcext:value-type="float">
            <text:p>0.646544</text:p>
          </table:table-cell>
          <table:table-cell office:value-type="float" office:value="0.699016" calcext:value-type="float">
            <text:p>0.699016</text:p>
          </table:table-cell>
          <table:table-cell office:value-type="float" office:value="0.739733" calcext:value-type="float">
            <text:p>0.739733</text:p>
          </table:table-cell>
          <table:table-cell office:value-type="float" office:value="0.782833" calcext:value-type="float">
            <text:p>0.782833</text:p>
          </table:table-cell>
          <table:table-cell office:value-type="float" office:value="0.86492" calcext:value-type="float">
            <text:p>0.86492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31893" calcext:value-type="float">
            <text:p>0.63189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072622" calcext:value-type="float">
            <text:p>-0.072622</text:p>
          </table:table-cell>
          <table:table-cell office:value-type="float" office:value="0.295275" calcext:value-type="float">
            <text:p>0.295275</text:p>
          </table:table-cell>
          <table:table-cell office:value-type="float" office:value="0.489363" calcext:value-type="float">
            <text:p>0.489363</text:p>
          </table:table-cell>
          <table:table-cell office:value-type="float" office:value="0.535627" calcext:value-type="float">
            <text:p>0.535627</text:p>
          </table:table-cell>
          <table:table-cell office:value-type="float" office:value="0.567785" calcext:value-type="float">
            <text:p>0.567785</text:p>
          </table:table-cell>
          <table:table-cell office:value-type="float" office:value="0.591859" calcext:value-type="float">
            <text:p>0.591859</text:p>
          </table:table-cell>
          <table:table-cell office:value-type="float" office:value="0.629826" calcext:value-type="float">
            <text:p>0.629826</text:p>
          </table:table-cell>
          <table:table-cell office:value-type="float" office:value="0.683813" calcext:value-type="float">
            <text:p>0.683813</text:p>
          </table:table-cell>
          <table:table-cell office:value-type="float" office:value="0.734954" calcext:value-type="float">
            <text:p>0.734954</text:p>
          </table:table-cell>
          <table:table-cell office:value-type="float" office:value="0.778049" calcext:value-type="float">
            <text:p>0.778049</text:p>
          </table:table-cell>
          <table:table-cell office:value-type="float" office:value="0.859345" calcext:value-type="float">
            <text:p>0.859345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16589" calcext:value-type="float">
            <text:p>0.61658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072622" calcext:value-type="float">
            <text:p>-0.072622</text:p>
          </table:table-cell>
          <table:table-cell office:value-type="float" office:value="0.345975" calcext:value-type="float">
            <text:p>0.345975</text:p>
          </table:table-cell>
          <table:table-cell office:value-type="float" office:value="0.503625" calcext:value-type="float">
            <text:p>0.503625</text:p>
          </table:table-cell>
          <table:table-cell office:value-type="float" office:value="0.55117" calcext:value-type="float">
            <text:p>0.55117</text:p>
          </table:table-cell>
          <table:table-cell office:value-type="float" office:value="0.576262" calcext:value-type="float">
            <text:p>0.576262</text:p>
          </table:table-cell>
          <table:table-cell office:value-type="float" office:value="0.60826" calcext:value-type="float">
            <text:p>0.60826</text:p>
          </table:table-cell>
          <table:table-cell office:value-type="float" office:value="0.657243" calcext:value-type="float">
            <text:p>0.657243</text:p>
          </table:table-cell>
          <table:table-cell office:value-type="float" office:value="0.70652" calcext:value-type="float">
            <text:p>0.70652</text:p>
          </table:table-cell>
          <table:table-cell office:value-type="float" office:value="0.754149" calcext:value-type="float">
            <text:p>0.754149</text:p>
          </table:table-cell>
          <table:table-cell office:value-type="float" office:value="0.808106" calcext:value-type="float">
            <text:p>0.808106</text:p>
          </table:table-cell>
          <table:table-cell office:value-type="float" office:value="0.88101" calcext:value-type="float">
            <text:p>0.8810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39232" calcext:value-type="float">
            <text:p>0.63923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0.326546" calcext:value-type="float">
            <text:p>0.326546</text:p>
          </table:table-cell>
          <table:table-cell office:value-type="float" office:value="0.503409" calcext:value-type="float">
            <text:p>0.503409</text:p>
          </table:table-cell>
          <table:table-cell office:value-type="float" office:value="0.549349" calcext:value-type="float">
            <text:p>0.549349</text:p>
          </table:table-cell>
          <table:table-cell office:value-type="float" office:value="0.566246" calcext:value-type="float">
            <text:p>0.566246</text:p>
          </table:table-cell>
          <table:table-cell office:value-type="float" office:value="0.584308" calcext:value-type="float">
            <text:p>0.584308</text:p>
          </table:table-cell>
          <table:table-cell office:value-type="float" office:value="0.640378" calcext:value-type="float">
            <text:p>0.640378</text:p>
          </table:table-cell>
          <table:table-cell office:value-type="float" office:value="0.703405" calcext:value-type="float">
            <text:p>0.703405</text:p>
          </table:table-cell>
          <table:table-cell office:value-type="float" office:value="0.752824" calcext:value-type="float">
            <text:p>0.752824</text:p>
          </table:table-cell>
          <table:table-cell office:value-type="float" office:value="0.812798" calcext:value-type="float">
            <text:p>0.812798</text:p>
          </table:table-cell>
          <table:table-cell office:value-type="float" office:value="0.888824" calcext:value-type="float">
            <text:p>0.888824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32809" calcext:value-type="float">
            <text:p>0.63280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2622" calcext:value-type="float">
            <text:p>0.072622</text:p>
          </table:table-cell>
          <table:table-cell office:value-type="float" office:value="0.369339" calcext:value-type="float">
            <text:p>0.369339</text:p>
          </table:table-cell>
          <table:table-cell office:value-type="float" office:value="0.493363" calcext:value-type="float">
            <text:p>0.493363</text:p>
          </table:table-cell>
          <table:table-cell office:value-type="float" office:value="0.544809" calcext:value-type="float">
            <text:p>0.544809</text:p>
          </table:table-cell>
          <table:table-cell office:value-type="float" office:value="0.560154" calcext:value-type="float">
            <text:p>0.560154</text:p>
          </table:table-cell>
          <table:table-cell office:value-type="float" office:value="0.578234" calcext:value-type="float">
            <text:p>0.578234</text:p>
          </table:table-cell>
          <table:table-cell office:value-type="float" office:value="0.622229" calcext:value-type="float">
            <text:p>0.622229</text:p>
          </table:table-cell>
          <table:table-cell office:value-type="float" office:value="0.676538" calcext:value-type="float">
            <text:p>0.676538</text:p>
          </table:table-cell>
          <table:table-cell office:value-type="float" office:value="0.725318" calcext:value-type="float">
            <text:p>0.725318</text:p>
          </table:table-cell>
          <table:table-cell office:value-type="float" office:value="0.787914" calcext:value-type="float">
            <text:p>0.787914</text:p>
          </table:table-cell>
          <table:table-cell office:value-type="float" office:value="0.87735" calcext:value-type="float">
            <text:p>0.87735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23525" calcext:value-type="float">
            <text:p>0.62352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0.180055" calcext:value-type="float">
            <text:p>0.180055</text:p>
          </table:table-cell>
          <table:table-cell office:value-type="float" office:value="0.449787" calcext:value-type="float">
            <text:p>0.449787</text:p>
          </table:table-cell>
          <table:table-cell office:value-type="float" office:value="0.527426" calcext:value-type="float">
            <text:p>0.527426</text:p>
          </table:table-cell>
          <table:table-cell office:value-type="float" office:value="0.562417" calcext:value-type="float">
            <text:p>0.562417</text:p>
          </table:table-cell>
          <table:table-cell office:value-type="float" office:value="0.583371" calcext:value-type="float">
            <text:p>0.583371</text:p>
          </table:table-cell>
          <table:table-cell office:value-type="float" office:value="0.63274" calcext:value-type="float">
            <text:p>0.63274</text:p>
          </table:table-cell>
          <table:table-cell office:value-type="float" office:value="0.686998" calcext:value-type="float">
            <text:p>0.686998</text:p>
          </table:table-cell>
          <table:table-cell office:value-type="float" office:value="0.740935" calcext:value-type="float">
            <text:p>0.740935</text:p>
          </table:table-cell>
          <table:table-cell office:value-type="float" office:value="0.805594" calcext:value-type="float">
            <text:p>0.805594</text:p>
          </table:table-cell>
          <table:table-cell office:value-type="float" office:value="0.874321" calcext:value-type="float">
            <text:p>0.87432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04364" calcext:value-type="float">
            <text:p>0.60436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44303" calcext:value-type="float">
            <text:p>0.144303</text:p>
          </table:table-cell>
          <table:table-cell office:value-type="float" office:value="0.283059" calcext:value-type="float">
            <text:p>0.283059</text:p>
          </table:table-cell>
          <table:table-cell office:value-type="float" office:value="0.446433" calcext:value-type="float">
            <text:p>0.446433</text:p>
          </table:table-cell>
          <table:table-cell office:value-type="float" office:value="0.530523" calcext:value-type="float">
            <text:p>0.530523</text:p>
          </table:table-cell>
          <table:table-cell office:value-type="float" office:value="0.568936" calcext:value-type="float">
            <text:p>0.568936</text:p>
          </table:table-cell>
          <table:table-cell office:value-type="float" office:value="0.59788" calcext:value-type="float">
            <text:p>0.59788</text:p>
          </table:table-cell>
          <table:table-cell office:value-type="float" office:value="0.653879" calcext:value-type="float">
            <text:p>0.653879</text:p>
          </table:table-cell>
          <table:table-cell office:value-type="float" office:value="0.704772" calcext:value-type="float">
            <text:p>0.704772</text:p>
          </table:table-cell>
          <table:table-cell office:value-type="float" office:value="0.751131" calcext:value-type="float">
            <text:p>0.751131</text:p>
          </table:table-cell>
          <table:table-cell office:value-type="float" office:value="0.809327" calcext:value-type="float">
            <text:p>0.809327</text:p>
          </table:table-cell>
          <table:table-cell office:value-type="float" office:value="0.890509" calcext:value-type="float">
            <text:p>0.890509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23645" calcext:value-type="float">
            <text:p>0.62364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72622" calcext:value-type="float">
            <text:p>0.072622</text:p>
          </table:table-cell>
          <table:table-cell office:value-type="float" office:value="0.341041" calcext:value-type="float">
            <text:p>0.341041</text:p>
          </table:table-cell>
          <table:table-cell office:value-type="float" office:value="0.51226" calcext:value-type="float">
            <text:p>0.51226</text:p>
          </table:table-cell>
          <table:table-cell office:value-type="float" office:value="0.560174" calcext:value-type="float">
            <text:p>0.560174</text:p>
          </table:table-cell>
          <table:table-cell office:value-type="float" office:value="0.590062" calcext:value-type="float">
            <text:p>0.590062</text:p>
          </table:table-cell>
          <table:table-cell office:value-type="float" office:value="0.641719" calcext:value-type="float">
            <text:p>0.641719</text:p>
          </table:table-cell>
          <table:table-cell office:value-type="float" office:value="0.688803" calcext:value-type="float">
            <text:p>0.688803</text:p>
          </table:table-cell>
          <table:table-cell office:value-type="float" office:value="0.731026" calcext:value-type="float">
            <text:p>0.731026</text:p>
          </table:table-cell>
          <table:table-cell office:value-type="float" office:value="0.768976" calcext:value-type="float">
            <text:p>0.768976</text:p>
          </table:table-cell>
          <table:table-cell office:value-type="float" office:value="0.822747" calcext:value-type="float">
            <text:p>0.822747</text:p>
          </table:table-cell>
          <table:table-cell office:value-type="float" office:value="0.886281" calcext:value-type="float">
            <text:p>0.88628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54309" calcext:value-type="float">
            <text:p>0.65430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61743" calcext:value-type="float">
            <text:p>0.161743</text:p>
          </table:table-cell>
          <table:table-cell office:value-type="float" office:value="0.368294" calcext:value-type="float">
            <text:p>0.368294</text:p>
          </table:table-cell>
          <table:table-cell office:value-type="float" office:value="0.511959" calcext:value-type="float">
            <text:p>0.511959</text:p>
          </table:table-cell>
          <table:table-cell office:value-type="float" office:value="0.558278" calcext:value-type="float">
            <text:p>0.558278</text:p>
          </table:table-cell>
          <table:table-cell office:value-type="float" office:value="0.589985" calcext:value-type="float">
            <text:p>0.589985</text:p>
          </table:table-cell>
          <table:table-cell office:value-type="float" office:value="0.646515" calcext:value-type="float">
            <text:p>0.646515</text:p>
          </table:table-cell>
          <table:table-cell office:value-type="float" office:value="0.694062" calcext:value-type="float">
            <text:p>0.694062</text:p>
          </table:table-cell>
          <table:table-cell office:value-type="float" office:value="0.734963" calcext:value-type="float">
            <text:p>0.734963</text:p>
          </table:table-cell>
          <table:table-cell office:value-type="float" office:value="0.76828" calcext:value-type="float">
            <text:p>0.76828</text:p>
          </table:table-cell>
          <table:table-cell office:value-type="float" office:value="0.814937" calcext:value-type="float">
            <text:p>0.814937</text:p>
          </table:table-cell>
          <table:table-cell office:value-type="float" office:value="0.883296" calcext:value-type="float">
            <text:p>0.88329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57057" calcext:value-type="float">
            <text:p>0.65705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03119" calcext:value-type="float">
            <text:p>0.103119</text:p>
          </table:table-cell>
          <table:table-cell office:value-type="float" office:value="0.414062" calcext:value-type="float">
            <text:p>0.414062</text:p>
          </table:table-cell>
          <table:table-cell office:value-type="float" office:value="0.531546" calcext:value-type="float">
            <text:p>0.531546</text:p>
          </table:table-cell>
          <table:table-cell office:value-type="float" office:value="0.57532" calcext:value-type="float">
            <text:p>0.57532</text:p>
          </table:table-cell>
          <table:table-cell office:value-type="float" office:value="0.622119" calcext:value-type="float">
            <text:p>0.622119</text:p>
          </table:table-cell>
          <table:table-cell office:value-type="float" office:value="0.669218" calcext:value-type="float">
            <text:p>0.669218</text:p>
          </table:table-cell>
          <table:table-cell office:value-type="float" office:value="0.704827" calcext:value-type="float">
            <text:p>0.704827</text:p>
          </table:table-cell>
          <table:table-cell office:value-type="float" office:value="0.744603" calcext:value-type="float">
            <text:p>0.744603</text:p>
          </table:table-cell>
          <table:table-cell office:value-type="float" office:value="0.791464" calcext:value-type="float">
            <text:p>0.791464</text:p>
          </table:table-cell>
          <table:table-cell office:value-type="float" office:value="0.84928" calcext:value-type="float">
            <text:p>0.84928</text:p>
          </table:table-cell>
          <table:table-cell office:value-type="float" office:value="0.900612" calcext:value-type="float">
            <text:p>0.900612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80305" calcext:value-type="float">
            <text:p>0.68030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float" office:value="0.368898" calcext:value-type="float">
            <text:p>0.368898</text:p>
          </table:table-cell>
          <table:table-cell office:value-type="float" office:value="0.53858" calcext:value-type="float">
            <text:p>0.53858</text:p>
          </table:table-cell>
          <table:table-cell office:value-type="float" office:value="0.579812" calcext:value-type="float">
            <text:p>0.579812</text:p>
          </table:table-cell>
          <table:table-cell office:value-type="float" office:value="0.624117" calcext:value-type="float">
            <text:p>0.624117</text:p>
          </table:table-cell>
          <table:table-cell office:value-type="float" office:value="0.675299" calcext:value-type="float">
            <text:p>0.675299</text:p>
          </table:table-cell>
          <table:table-cell office:value-type="float" office:value="0.715472" calcext:value-type="float">
            <text:p>0.715472</text:p>
          </table:table-cell>
          <table:table-cell office:value-type="float" office:value="0.74993" calcext:value-type="float">
            <text:p>0.74993</text:p>
          </table:table-cell>
          <table:table-cell office:value-type="float" office:value="0.79463" calcext:value-type="float">
            <text:p>0.79463</text:p>
          </table:table-cell>
          <table:table-cell office:value-type="float" office:value="0.84304" calcext:value-type="float">
            <text:p>0.84304</text:p>
          </table:table-cell>
          <table:table-cell office:value-type="float" office:value="0.893846" calcext:value-type="float">
            <text:p>0.89384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78363" calcext:value-type="float">
            <text:p>0.67836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72622" calcext:value-type="float">
            <text:p>0.072622</text:p>
          </table:table-cell>
          <table:table-cell office:value-type="float" office:value="0.345813" calcext:value-type="float">
            <text:p>0.345813</text:p>
          </table:table-cell>
          <table:table-cell office:value-type="float" office:value="0.517456" calcext:value-type="float">
            <text:p>0.517456</text:p>
          </table:table-cell>
          <table:table-cell office:value-type="float" office:value="0.562717" calcext:value-type="float">
            <text:p>0.562717</text:p>
          </table:table-cell>
          <table:table-cell office:value-type="float" office:value="0.597559" calcext:value-type="float">
            <text:p>0.597559</text:p>
          </table:table-cell>
          <table:table-cell office:value-type="float" office:value="0.651263" calcext:value-type="float">
            <text:p>0.651263</text:p>
          </table:table-cell>
          <table:table-cell office:value-type="float" office:value="0.704812" calcext:value-type="float">
            <text:p>0.704812</text:p>
          </table:table-cell>
          <table:table-cell office:value-type="float" office:value="0.750718" calcext:value-type="float">
            <text:p>0.750718</text:p>
          </table:table-cell>
          <table:table-cell office:value-type="float" office:value="0.792131" calcext:value-type="float">
            <text:p>0.792131</text:p>
          </table:table-cell>
          <table:table-cell office:value-type="float" office:value="0.837884" calcext:value-type="float">
            <text:p>0.837884</text:p>
          </table:table-cell>
          <table:table-cell office:value-type="float" office:value="0.888332" calcext:value-type="float">
            <text:p>0.888332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64869" calcext:value-type="float">
            <text:p>0.66486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0.271711" calcext:value-type="float">
            <text:p>0.271711</text:p>
          </table:table-cell>
          <table:table-cell office:value-type="float" office:value="0.504415" calcext:value-type="float">
            <text:p>0.504415</text:p>
          </table:table-cell>
          <table:table-cell office:value-type="float" office:value="0.560511" calcext:value-type="float">
            <text:p>0.560511</text:p>
          </table:table-cell>
          <table:table-cell office:value-type="float" office:value="0.599952" calcext:value-type="float">
            <text:p>0.599952</text:p>
          </table:table-cell>
          <table:table-cell office:value-type="float" office:value="0.659151" calcext:value-type="float">
            <text:p>0.659151</text:p>
          </table:table-cell>
          <table:table-cell office:value-type="float" office:value="0.704598" calcext:value-type="float">
            <text:p>0.704598</text:p>
          </table:table-cell>
          <table:table-cell office:value-type="float" office:value="0.739284" calcext:value-type="float">
            <text:p>0.739284</text:p>
          </table:table-cell>
          <table:table-cell office:value-type="float" office:value="0.785324" calcext:value-type="float">
            <text:p>0.785324</text:p>
          </table:table-cell>
          <table:table-cell office:value-type="float" office:value="0.834397" calcext:value-type="float">
            <text:p>0.834397</text:p>
          </table:table-cell>
          <table:table-cell office:value-type="float" office:value="0.879496" calcext:value-type="float">
            <text:p>0.87949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53884" calcext:value-type="float">
            <text:p>0.65388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0.338213" calcext:value-type="float">
            <text:p>0.338213</text:p>
          </table:table-cell>
          <table:table-cell office:value-type="float" office:value="0.522232" calcext:value-type="float">
            <text:p>0.522232</text:p>
          </table:table-cell>
          <table:table-cell office:value-type="float" office:value="0.574905" calcext:value-type="float">
            <text:p>0.574905</text:p>
          </table:table-cell>
          <table:table-cell office:value-type="float" office:value="0.614629" calcext:value-type="float">
            <text:p>0.614629</text:p>
          </table:table-cell>
          <table:table-cell office:value-type="float" office:value="0.678145" calcext:value-type="float">
            <text:p>0.678145</text:p>
          </table:table-cell>
          <table:table-cell office:value-type="float" office:value="0.729008" calcext:value-type="float">
            <text:p>0.729008</text:p>
          </table:table-cell>
          <table:table-cell office:value-type="float" office:value="0.767678" calcext:value-type="float">
            <text:p>0.767678</text:p>
          </table:table-cell>
          <table:table-cell office:value-type="float" office:value="0.806006" calcext:value-type="float">
            <text:p>0.806006</text:p>
          </table:table-cell>
          <table:table-cell office:value-type="float" office:value="0.843472" calcext:value-type="float">
            <text:p>0.843472</text:p>
          </table:table-cell>
          <table:table-cell office:value-type="float" office:value="0.886006" calcext:value-type="float">
            <text:p>0.88600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76029" calcext:value-type="float">
            <text:p>0.67602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0.249276" calcext:value-type="float">
            <text:p>0.249276</text:p>
          </table:table-cell>
          <table:table-cell office:value-type="float" office:value="0.517734" calcext:value-type="float">
            <text:p>0.517734</text:p>
          </table:table-cell>
          <table:table-cell office:value-type="float" office:value="0.568306" calcext:value-type="float">
            <text:p>0.568306</text:p>
          </table:table-cell>
          <table:table-cell office:value-type="float" office:value="0.616383" calcext:value-type="float">
            <text:p>0.616383</text:p>
          </table:table-cell>
          <table:table-cell office:value-type="float" office:value="0.670894" calcext:value-type="float">
            <text:p>0.670894</text:p>
          </table:table-cell>
          <table:table-cell office:value-type="float" office:value="0.723656" calcext:value-type="float">
            <text:p>0.723656</text:p>
          </table:table-cell>
          <table:table-cell office:value-type="float" office:value="0.752222" calcext:value-type="float">
            <text:p>0.752222</text:p>
          </table:table-cell>
          <table:table-cell office:value-type="float" office:value="0.797875" calcext:value-type="float">
            <text:p>0.797875</text:p>
          </table:table-cell>
          <table:table-cell office:value-type="float" office:value="0.840869" calcext:value-type="float">
            <text:p>0.840869</text:p>
          </table:table-cell>
          <table:table-cell office:value-type="float" office:value="0.887617" calcext:value-type="float">
            <text:p>0.887617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62483" calcext:value-type="float">
            <text:p>0.66248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0.352605" calcext:value-type="float">
            <text:p>0.352605</text:p>
          </table:table-cell>
          <table:table-cell office:value-type="float" office:value="0.535981" calcext:value-type="float">
            <text:p>0.535981</text:p>
          </table:table-cell>
          <table:table-cell office:value-type="float" office:value="0.573468" calcext:value-type="float">
            <text:p>0.573468</text:p>
          </table:table-cell>
          <table:table-cell office:value-type="float" office:value="0.614514" calcext:value-type="float">
            <text:p>0.614514</text:p>
          </table:table-cell>
          <table:table-cell office:value-type="float" office:value="0.674265" calcext:value-type="float">
            <text:p>0.674265</text:p>
          </table:table-cell>
          <table:table-cell office:value-type="float" office:value="0.733601" calcext:value-type="float">
            <text:p>0.733601</text:p>
          </table:table-cell>
          <table:table-cell office:value-type="float" office:value="0.755189" calcext:value-type="float">
            <text:p>0.755189</text:p>
          </table:table-cell>
          <table:table-cell office:value-type="float" office:value="0.796248" calcext:value-type="float">
            <text:p>0.796248</text:p>
          </table:table-cell>
          <table:table-cell office:value-type="float" office:value="0.83158" calcext:value-type="float">
            <text:p>0.83158</text:p>
          </table:table-cell>
          <table:table-cell office:value-type="float" office:value="0.882836" calcext:value-type="float">
            <text:p>0.88283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75029" calcext:value-type="float">
            <text:p>0.67502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96963" calcext:value-type="float">
            <text:p>0.196963</text:p>
          </table:table-cell>
          <table:table-cell office:value-type="float" office:value="0.427981" calcext:value-type="float">
            <text:p>0.427981</text:p>
          </table:table-cell>
          <table:table-cell office:value-type="float" office:value="0.532952" calcext:value-type="float">
            <text:p>0.532952</text:p>
          </table:table-cell>
          <table:table-cell office:value-type="float" office:value="0.575498" calcext:value-type="float">
            <text:p>0.575498</text:p>
          </table:table-cell>
          <table:table-cell office:value-type="float" office:value="0.613947" calcext:value-type="float">
            <text:p>0.613947</text:p>
          </table:table-cell>
          <table:table-cell office:value-type="float" office:value="0.674413" calcext:value-type="float">
            <text:p>0.674413</text:p>
          </table:table-cell>
          <table:table-cell office:value-type="float" office:value="0.732693" calcext:value-type="float">
            <text:p>0.732693</text:p>
          </table:table-cell>
          <table:table-cell office:value-type="float" office:value="0.760635" calcext:value-type="float">
            <text:p>0.760635</text:p>
          </table:table-cell>
          <table:table-cell office:value-type="float" office:value="0.789789" calcext:value-type="float">
            <text:p>0.789789</text:p>
          </table:table-cell>
          <table:table-cell office:value-type="float" office:value="0.828307" calcext:value-type="float">
            <text:p>0.828307</text:p>
          </table:table-cell>
          <table:table-cell office:value-type="float" office:value="0.895307" calcext:value-type="float">
            <text:p>0.895307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83152" calcext:value-type="float">
            <text:p>0.68315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072622" calcext:value-type="float">
            <text:p>-0.072622</text:p>
          </table:table-cell>
          <table:table-cell office:value-type="float" office:value="0.384522" calcext:value-type="float">
            <text:p>0.384522</text:p>
          </table:table-cell>
          <table:table-cell office:value-type="float" office:value="0.53388" calcext:value-type="float">
            <text:p>0.53388</text:p>
          </table:table-cell>
          <table:table-cell office:value-type="float" office:value="0.568255" calcext:value-type="float">
            <text:p>0.568255</text:p>
          </table:table-cell>
          <table:table-cell office:value-type="float" office:value="0.597248" calcext:value-type="float">
            <text:p>0.597248</text:p>
          </table:table-cell>
          <table:table-cell office:value-type="float" office:value="0.650064" calcext:value-type="float">
            <text:p>0.650064</text:p>
          </table:table-cell>
          <table:table-cell office:value-type="float" office:value="0.705557" calcext:value-type="float">
            <text:p>0.705557</text:p>
          </table:table-cell>
          <table:table-cell office:value-type="float" office:value="0.746799" calcext:value-type="float">
            <text:p>0.746799</text:p>
          </table:table-cell>
          <table:table-cell office:value-type="float" office:value="0.786694" calcext:value-type="float">
            <text:p>0.786694</text:p>
          </table:table-cell>
          <table:table-cell office:value-type="float" office:value="0.834096" calcext:value-type="float">
            <text:p>0.834096</text:p>
          </table:table-cell>
          <table:table-cell office:value-type="float" office:value="0.894768" calcext:value-type="float">
            <text:p>0.894768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70188" calcext:value-type="float">
            <text:p>0.67018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96963" calcext:value-type="float">
            <text:p>0.196963</text:p>
          </table:table-cell>
          <table:table-cell office:value-type="float" office:value="0.427678" calcext:value-type="float">
            <text:p>0.427678</text:p>
          </table:table-cell>
          <table:table-cell office:value-type="float" office:value="0.538289" calcext:value-type="float">
            <text:p>0.538289</text:p>
          </table:table-cell>
          <table:table-cell office:value-type="float" office:value="0.569299" calcext:value-type="float">
            <text:p>0.569299</text:p>
          </table:table-cell>
          <table:table-cell office:value-type="float" office:value="0.606655" calcext:value-type="float">
            <text:p>0.606655</text:p>
          </table:table-cell>
          <table:table-cell office:value-type="float" office:value="0.653471" calcext:value-type="float">
            <text:p>0.653471</text:p>
          </table:table-cell>
          <table:table-cell office:value-type="float" office:value="0.715921" calcext:value-type="float">
            <text:p>0.715921</text:p>
          </table:table-cell>
          <table:table-cell office:value-type="float" office:value="0.762321" calcext:value-type="float">
            <text:p>0.762321</text:p>
          </table:table-cell>
          <table:table-cell office:value-type="float" office:value="0.807022" calcext:value-type="float">
            <text:p>0.807022</text:p>
          </table:table-cell>
          <table:table-cell office:value-type="float" office:value="0.843925" calcext:value-type="float">
            <text:p>0.843925</text:p>
          </table:table-cell>
          <table:table-cell office:value-type="float" office:value="0.88681" calcext:value-type="float">
            <text:p>0.8868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81139" calcext:value-type="float">
            <text:p>0.68113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38467" calcext:value-type="float">
            <text:p>0.238467</text:p>
          </table:table-cell>
          <table:table-cell office:value-type="float" office:value="0.436721" calcext:value-type="float">
            <text:p>0.436721</text:p>
          </table:table-cell>
          <table:table-cell office:value-type="float" office:value="0.541455" calcext:value-type="float">
            <text:p>0.541455</text:p>
          </table:table-cell>
          <table:table-cell office:value-type="float" office:value="0.576402" calcext:value-type="float">
            <text:p>0.576402</text:p>
          </table:table-cell>
          <table:table-cell office:value-type="float" office:value="0.629872" calcext:value-type="float">
            <text:p>0.629872</text:p>
          </table:table-cell>
          <table:table-cell office:value-type="float" office:value="0.684371" calcext:value-type="float">
            <text:p>0.684371</text:p>
          </table:table-cell>
          <table:table-cell office:value-type="float" office:value="0.745587" calcext:value-type="float">
            <text:p>0.745587</text:p>
          </table:table-cell>
          <table:table-cell office:value-type="float" office:value="0.777933" calcext:value-type="float">
            <text:p>0.777933</text:p>
          </table:table-cell>
          <table:table-cell office:value-type="float" office:value="0.81079" calcext:value-type="float">
            <text:p>0.81079</text:p>
          </table:table-cell>
          <table:table-cell office:value-type="float" office:value="0.847094" calcext:value-type="float">
            <text:p>0.847094</text:p>
          </table:table-cell>
          <table:table-cell office:value-type="float" office:value="0.891736" calcext:value-type="float">
            <text:p>0.89173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94196" calcext:value-type="float">
            <text:p>0.69419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0.37481" calcext:value-type="float">
            <text:p>0.37481</text:p>
          </table:table-cell>
          <table:table-cell office:value-type="float" office:value="0.559784" calcext:value-type="float">
            <text:p>0.559784</text:p>
          </table:table-cell>
          <table:table-cell office:value-type="float" office:value="0.597973" calcext:value-type="float">
            <text:p>0.597973</text:p>
          </table:table-cell>
          <table:table-cell office:value-type="float" office:value="0.645903" calcext:value-type="float">
            <text:p>0.645903</text:p>
          </table:table-cell>
          <table:table-cell office:value-type="float" office:value="0.696171" calcext:value-type="float">
            <text:p>0.696171</text:p>
          </table:table-cell>
          <table:table-cell office:value-type="float" office:value="0.739312" calcext:value-type="float">
            <text:p>0.739312</text:p>
          </table:table-cell>
          <table:table-cell office:value-type="float" office:value="0.770744" calcext:value-type="float">
            <text:p>0.770744</text:p>
          </table:table-cell>
          <table:table-cell office:value-type="float" office:value="0.800599" calcext:value-type="float">
            <text:p>0.800599</text:p>
          </table:table-cell>
          <table:table-cell office:value-type="float" office:value="0.841401" calcext:value-type="float">
            <text:p>0.841401</text:p>
          </table:table-cell>
          <table:table-cell office:value-type="float" office:value="0.884885" calcext:value-type="float">
            <text:p>0.884885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691158" calcext:value-type="float">
            <text:p>0.69115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51634" calcext:value-type="float">
            <text:p>0.151634</text:p>
          </table:table-cell>
          <table:table-cell office:value-type="float" office:value="0.460776" calcext:value-type="float">
            <text:p>0.460776</text:p>
          </table:table-cell>
          <table:table-cell office:value-type="float" office:value="0.566715" calcext:value-type="float">
            <text:p>0.566715</text:p>
          </table:table-cell>
          <table:table-cell office:value-type="float" office:value="0.618959" calcext:value-type="float">
            <text:p>0.618959</text:p>
          </table:table-cell>
          <table:table-cell office:value-type="float" office:value="0.660335" calcext:value-type="float">
            <text:p>0.660335</text:p>
          </table:table-cell>
          <table:table-cell office:value-type="float" office:value="0.712376" calcext:value-type="float">
            <text:p>0.712376</text:p>
          </table:table-cell>
          <table:table-cell office:value-type="float" office:value="0.751828" calcext:value-type="float">
            <text:p>0.751828</text:p>
          </table:table-cell>
          <table:table-cell office:value-type="float" office:value="0.782549" calcext:value-type="float">
            <text:p>0.782549</text:p>
          </table:table-cell>
          <table:table-cell office:value-type="float" office:value="0.813983" calcext:value-type="float">
            <text:p>0.813983</text:p>
          </table:table-cell>
          <table:table-cell office:value-type="float" office:value="0.840947" calcext:value-type="float">
            <text:p>0.840947</text:p>
          </table:table-cell>
          <table:table-cell office:value-type="float" office:value="0.886126" calcext:value-type="float">
            <text:p>0.88612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09459" calcext:value-type="float">
            <text:p>0.7094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25253" calcext:value-type="float">
            <text:p>0.225253</text:p>
          </table:table-cell>
          <table:table-cell office:value-type="float" office:value="0.460367" calcext:value-type="float">
            <text:p>0.460367</text:p>
          </table:table-cell>
          <table:table-cell office:value-type="float" office:value="0.559013" calcext:value-type="float">
            <text:p>0.559013</text:p>
          </table:table-cell>
          <table:table-cell office:value-type="float" office:value="0.620411" calcext:value-type="float">
            <text:p>0.620411</text:p>
          </table:table-cell>
          <table:table-cell office:value-type="float" office:value="0.673375" calcext:value-type="float">
            <text:p>0.673375</text:p>
          </table:table-cell>
          <table:table-cell office:value-type="float" office:value="0.728117" calcext:value-type="float">
            <text:p>0.728117</text:p>
          </table:table-cell>
          <table:table-cell office:value-type="float" office:value="0.763963" calcext:value-type="float">
            <text:p>0.763963</text:p>
          </table:table-cell>
          <table:table-cell office:value-type="float" office:value="0.787516" calcext:value-type="float">
            <text:p>0.787516</text:p>
          </table:table-cell>
          <table:table-cell office:value-type="float" office:value="0.81636" calcext:value-type="float">
            <text:p>0.81636</text:p>
          </table:table-cell>
          <table:table-cell office:value-type="float" office:value="0.845815" calcext:value-type="float">
            <text:p>0.845815</text:p>
          </table:table-cell>
          <table:table-cell office:value-type="float" office:value="0.888217" calcext:value-type="float">
            <text:p>0.888217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14315" calcext:value-type="float">
            <text:p>0.71431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77845" calcext:value-type="float">
            <text:p>0.177845</text:p>
          </table:table-cell>
          <table:table-cell office:value-type="float" office:value="0.444751" calcext:value-type="float">
            <text:p>0.444751</text:p>
          </table:table-cell>
          <table:table-cell office:value-type="float" office:value="0.571486" calcext:value-type="float">
            <text:p>0.571486</text:p>
          </table:table-cell>
          <table:table-cell office:value-type="float" office:value="0.644586" calcext:value-type="float">
            <text:p>0.644586</text:p>
          </table:table-cell>
          <table:table-cell office:value-type="float" office:value="0.703986" calcext:value-type="float">
            <text:p>0.703986</text:p>
          </table:table-cell>
          <table:table-cell office:value-type="float" office:value="0.74116" calcext:value-type="float">
            <text:p>0.74116</text:p>
          </table:table-cell>
          <table:table-cell office:value-type="float" office:value="0.763078" calcext:value-type="float">
            <text:p>0.763078</text:p>
          </table:table-cell>
          <table:table-cell office:value-type="float" office:value="0.789464" calcext:value-type="float">
            <text:p>0.789464</text:p>
          </table:table-cell>
          <table:table-cell office:value-type="float" office:value="0.817534" calcext:value-type="float">
            <text:p>0.817534</text:p>
          </table:table-cell>
          <table:table-cell office:value-type="float" office:value="0.84585" calcext:value-type="float">
            <text:p>0.84585</text:p>
          </table:table-cell>
          <table:table-cell office:value-type="float" office:value="0.892056" calcext:value-type="float">
            <text:p>0.89205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21395" calcext:value-type="float">
            <text:p>0.72139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27833" calcext:value-type="float">
            <text:p>0.227833</text:p>
          </table:table-cell>
          <table:table-cell office:value-type="float" office:value="0.446462" calcext:value-type="float">
            <text:p>0.446462</text:p>
          </table:table-cell>
          <table:table-cell office:value-type="float" office:value="0.566709" calcext:value-type="float">
            <text:p>0.566709</text:p>
          </table:table-cell>
          <table:table-cell office:value-type="float" office:value="0.627258" calcext:value-type="float">
            <text:p>0.627258</text:p>
          </table:table-cell>
          <table:table-cell office:value-type="float" office:value="0.710836" calcext:value-type="float">
            <text:p>0.710836</text:p>
          </table:table-cell>
          <table:table-cell office:value-type="float" office:value="0.740861" calcext:value-type="float">
            <text:p>0.740861</text:p>
          </table:table-cell>
          <table:table-cell office:value-type="float" office:value="0.765193" calcext:value-type="float">
            <text:p>0.765193</text:p>
          </table:table-cell>
          <table:table-cell office:value-type="float" office:value="0.790963" calcext:value-type="float">
            <text:p>0.790963</text:p>
          </table:table-cell>
          <table:table-cell office:value-type="float" office:value="0.82119" calcext:value-type="float">
            <text:p>0.82119</text:p>
          </table:table-cell>
          <table:table-cell office:value-type="float" office:value="0.85031" calcext:value-type="float">
            <text:p>0.85031</text:p>
          </table:table-cell>
          <table:table-cell office:value-type="float" office:value="0.89843" calcext:value-type="float">
            <text:p>0.89843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21821" calcext:value-type="float">
            <text:p>0.72182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27833" calcext:value-type="float">
            <text:p>0.227833</text:p>
          </table:table-cell>
          <table:table-cell office:value-type="float" office:value="0.451675" calcext:value-type="float">
            <text:p>0.451675</text:p>
          </table:table-cell>
          <table:table-cell office:value-type="float" office:value="0.569677" calcext:value-type="float">
            <text:p>0.569677</text:p>
          </table:table-cell>
          <table:table-cell office:value-type="float" office:value="0.617138" calcext:value-type="float">
            <text:p>0.617138</text:p>
          </table:table-cell>
          <table:table-cell office:value-type="float" office:value="0.685855" calcext:value-type="float">
            <text:p>0.685855</text:p>
          </table:table-cell>
          <table:table-cell office:value-type="float" office:value="0.724789" calcext:value-type="float">
            <text:p>0.724789</text:p>
          </table:table-cell>
          <table:table-cell office:value-type="float" office:value="0.753628" calcext:value-type="float">
            <text:p>0.753628</text:p>
          </table:table-cell>
          <table:table-cell office:value-type="float" office:value="0.78013" calcext:value-type="float">
            <text:p>0.78013</text:p>
          </table:table-cell>
          <table:table-cell office:value-type="float" office:value="0.807924" calcext:value-type="float">
            <text:p>0.807924</text:p>
          </table:table-cell>
          <table:table-cell office:value-type="float" office:value="0.832228" calcext:value-type="float">
            <text:p>0.832228</text:p>
          </table:table-cell>
          <table:table-cell office:value-type="float" office:value="0.886485" calcext:value-type="float">
            <text:p>0.886485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10953" calcext:value-type="float">
            <text:p>0.71095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54288" calcext:value-type="float">
            <text:p>0.454288</text:p>
          </table:table-cell>
          <table:table-cell office:value-type="float" office:value="0.499623" calcext:value-type="float">
            <text:p>0.499623</text:p>
          </table:table-cell>
          <table:table-cell office:value-type="float" office:value="0.577383" calcext:value-type="float">
            <text:p>0.577383</text:p>
          </table:table-cell>
          <table:table-cell office:value-type="float" office:value="0.638007" calcext:value-type="float">
            <text:p>0.638007</text:p>
          </table:table-cell>
          <table:table-cell office:value-type="float" office:value="0.692765" calcext:value-type="float">
            <text:p>0.692765</text:p>
          </table:table-cell>
          <table:table-cell office:value-type="float" office:value="0.731686" calcext:value-type="float">
            <text:p>0.731686</text:p>
          </table:table-cell>
          <table:table-cell office:value-type="float" office:value="0.756048" calcext:value-type="float">
            <text:p>0.756048</text:p>
          </table:table-cell>
          <table:table-cell office:value-type="float" office:value="0.78313" calcext:value-type="float">
            <text:p>0.78313</text:p>
          </table:table-cell>
          <table:table-cell office:value-type="float" office:value="0.818585" calcext:value-type="float">
            <text:p>0.818585</text:p>
          </table:table-cell>
          <table:table-cell office:value-type="float" office:value="0.85069" calcext:value-type="float">
            <text:p>0.85069</text:p>
          </table:table-cell>
          <table:table-cell office:value-type="float" office:value="0.897135" calcext:value-type="float">
            <text:p>0.897135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24505" calcext:value-type="float">
            <text:p>0.72450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417387" calcext:value-type="float">
            <text:p>0.417387</text:p>
          </table:table-cell>
          <table:table-cell office:value-type="float" office:value="0.568037" calcext:value-type="float">
            <text:p>0.568037</text:p>
          </table:table-cell>
          <table:table-cell office:value-type="float" office:value="0.624742" calcext:value-type="float">
            <text:p>0.624742</text:p>
          </table:table-cell>
          <table:table-cell office:value-type="float" office:value="0.679449" calcext:value-type="float">
            <text:p>0.679449</text:p>
          </table:table-cell>
          <table:table-cell office:value-type="float" office:value="0.728176" calcext:value-type="float">
            <text:p>0.728176</text:p>
          </table:table-cell>
          <table:table-cell office:value-type="float" office:value="0.75619" calcext:value-type="float">
            <text:p>0.75619</text:p>
          </table:table-cell>
          <table:table-cell office:value-type="float" office:value="0.789198" calcext:value-type="float">
            <text:p>0.789198</text:p>
          </table:table-cell>
          <table:table-cell office:value-type="float" office:value="0.820495" calcext:value-type="float">
            <text:p>0.820495</text:p>
          </table:table-cell>
          <table:table-cell office:value-type="float" office:value="0.848267" calcext:value-type="float">
            <text:p>0.848267</text:p>
          </table:table-cell>
          <table:table-cell office:value-type="float" office:value="0.891846" calcext:value-type="float">
            <text:p>0.89184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12379" calcext:value-type="float">
            <text:p>0.71237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53003" calcext:value-type="float">
            <text:p>0.353003</text:p>
          </table:table-cell>
          <table:table-cell office:value-type="float" office:value="0.483031" calcext:value-type="float">
            <text:p>0.483031</text:p>
          </table:table-cell>
          <table:table-cell office:value-type="float" office:value="0.587439" calcext:value-type="float">
            <text:p>0.587439</text:p>
          </table:table-cell>
          <table:table-cell office:value-type="float" office:value="0.650465" calcext:value-type="float">
            <text:p>0.650465</text:p>
          </table:table-cell>
          <table:table-cell office:value-type="float" office:value="0.701497" calcext:value-type="float">
            <text:p>0.701497</text:p>
          </table:table-cell>
          <table:table-cell office:value-type="float" office:value="0.725431" calcext:value-type="float">
            <text:p>0.725431</text:p>
          </table:table-cell>
          <table:table-cell office:value-type="float" office:value="0.750182" calcext:value-type="float">
            <text:p>0.750182</text:p>
          </table:table-cell>
          <table:table-cell office:value-type="float" office:value="0.781799" calcext:value-type="float">
            <text:p>0.781799</text:p>
          </table:table-cell>
          <table:table-cell office:value-type="float" office:value="0.80665" calcext:value-type="float">
            <text:p>0.80665</text:p>
          </table:table-cell>
          <table:table-cell office:value-type="float" office:value="0.836329" calcext:value-type="float">
            <text:p>0.836329</text:p>
          </table:table-cell>
          <table:table-cell office:value-type="float" office:value="0.884147" calcext:value-type="float">
            <text:p>0.884147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20697" calcext:value-type="float">
            <text:p>0.72069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53003" calcext:value-type="float">
            <text:p>0.353003</text:p>
          </table:table-cell>
          <table:table-cell office:value-type="float" office:value="0.469945" calcext:value-type="float">
            <text:p>0.469945</text:p>
          </table:table-cell>
          <table:table-cell office:value-type="float" office:value="0.591461" calcext:value-type="float">
            <text:p>0.591461</text:p>
          </table:table-cell>
          <table:table-cell office:value-type="float" office:value="0.657544" calcext:value-type="float">
            <text:p>0.657544</text:p>
          </table:table-cell>
          <table:table-cell office:value-type="float" office:value="0.711821" calcext:value-type="float">
            <text:p>0.711821</text:p>
          </table:table-cell>
          <table:table-cell office:value-type="float" office:value="0.74069" calcext:value-type="float">
            <text:p>0.74069</text:p>
          </table:table-cell>
          <table:table-cell office:value-type="float" office:value="0.764705" calcext:value-type="float">
            <text:p>0.764705</text:p>
          </table:table-cell>
          <table:table-cell office:value-type="float" office:value="0.790119" calcext:value-type="float">
            <text:p>0.790119</text:p>
          </table:table-cell>
          <table:table-cell office:value-type="float" office:value="0.810287" calcext:value-type="float">
            <text:p>0.810287</text:p>
          </table:table-cell>
          <table:table-cell office:value-type="float" office:value="0.846383" calcext:value-type="float">
            <text:p>0.846383</text:p>
          </table:table-cell>
          <table:table-cell office:value-type="float" office:value="0.890768" calcext:value-type="float">
            <text:p>0.890768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27372" calcext:value-type="float">
            <text:p>0.72737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68109" calcext:value-type="float">
            <text:p>0.368109</text:p>
          </table:table-cell>
          <table:table-cell office:value-type="float" office:value="0.492858" calcext:value-type="float">
            <text:p>0.492858</text:p>
          </table:table-cell>
          <table:table-cell office:value-type="float" office:value="0.60569" calcext:value-type="float">
            <text:p>0.60569</text:p>
          </table:table-cell>
          <table:table-cell office:value-type="float" office:value="0.673182" calcext:value-type="float">
            <text:p>0.673182</text:p>
          </table:table-cell>
          <table:table-cell office:value-type="float" office:value="0.724671" calcext:value-type="float">
            <text:p>0.724671</text:p>
          </table:table-cell>
          <table:table-cell office:value-type="float" office:value="0.749187" calcext:value-type="float">
            <text:p>0.749187</text:p>
          </table:table-cell>
          <table:table-cell office:value-type="float" office:value="0.774687" calcext:value-type="float">
            <text:p>0.774687</text:p>
          </table:table-cell>
          <table:table-cell office:value-type="float" office:value="0.798265" calcext:value-type="float">
            <text:p>0.798265</text:p>
          </table:table-cell>
          <table:table-cell office:value-type="float" office:value="0.822509" calcext:value-type="float">
            <text:p>0.822509</text:p>
          </table:table-cell>
          <table:table-cell office:value-type="float" office:value="0.854272" calcext:value-type="float">
            <text:p>0.854272</text:p>
          </table:table-cell>
          <table:table-cell office:value-type="float" office:value="0.899332" calcext:value-type="float">
            <text:p>0.899332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39465" calcext:value-type="float">
            <text:p>0.73946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77295" calcext:value-type="float">
            <text:p>0.277295</text:p>
          </table:table-cell>
          <table:table-cell office:value-type="float" office:value="0.473568" calcext:value-type="float">
            <text:p>0.473568</text:p>
          </table:table-cell>
          <table:table-cell office:value-type="float" office:value="0.612084" calcext:value-type="float">
            <text:p>0.612084</text:p>
          </table:table-cell>
          <table:table-cell office:value-type="float" office:value="0.676957" calcext:value-type="float">
            <text:p>0.676957</text:p>
          </table:table-cell>
          <table:table-cell office:value-type="float" office:value="0.720747" calcext:value-type="float">
            <text:p>0.720747</text:p>
          </table:table-cell>
          <table:table-cell office:value-type="float" office:value="0.748363" calcext:value-type="float">
            <text:p>0.748363</text:p>
          </table:table-cell>
          <table:table-cell office:value-type="float" office:value="0.773298" calcext:value-type="float">
            <text:p>0.773298</text:p>
          </table:table-cell>
          <table:table-cell office:value-type="float" office:value="0.798621" calcext:value-type="float">
            <text:p>0.798621</text:p>
          </table:table-cell>
          <table:table-cell office:value-type="float" office:value="0.82382" calcext:value-type="float">
            <text:p>0.82382</text:p>
          </table:table-cell>
          <table:table-cell office:value-type="float" office:value="0.858089" calcext:value-type="float">
            <text:p>0.858089</text:p>
          </table:table-cell>
          <table:table-cell office:value-type="float" office:value="0.893669" calcext:value-type="float">
            <text:p>0.893669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37922" calcext:value-type="float">
            <text:p>0.73792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9025" calcext:value-type="float">
            <text:p>0.19025</text:p>
          </table:table-cell>
          <table:table-cell office:value-type="float" office:value="0.484094" calcext:value-type="float">
            <text:p>0.484094</text:p>
          </table:table-cell>
          <table:table-cell office:value-type="float" office:value="0.612888" calcext:value-type="float">
            <text:p>0.612888</text:p>
          </table:table-cell>
          <table:table-cell office:value-type="float" office:value="0.672794" calcext:value-type="float">
            <text:p>0.672794</text:p>
          </table:table-cell>
          <table:table-cell office:value-type="float" office:value="0.712957" calcext:value-type="float">
            <text:p>0.712957</text:p>
          </table:table-cell>
          <table:table-cell office:value-type="float" office:value="0.746312" calcext:value-type="float">
            <text:p>0.746312</text:p>
          </table:table-cell>
          <table:table-cell office:value-type="float" office:value="0.769766" calcext:value-type="float">
            <text:p>0.769766</text:p>
          </table:table-cell>
          <table:table-cell office:value-type="float" office:value="0.791521" calcext:value-type="float">
            <text:p>0.791521</text:p>
          </table:table-cell>
          <table:table-cell office:value-type="float" office:value="0.821344" calcext:value-type="float">
            <text:p>0.821344</text:p>
          </table:table-cell>
          <table:table-cell office:value-type="float" office:value="0.859549" calcext:value-type="float">
            <text:p>0.859549</text:p>
          </table:table-cell>
          <table:table-cell office:value-type="float" office:value="0.898296" calcext:value-type="float">
            <text:p>0.89829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36952" calcext:value-type="float">
            <text:p>0.73695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9025" calcext:value-type="float">
            <text:p>0.19025</text:p>
          </table:table-cell>
          <table:table-cell office:value-type="float" office:value="0.497846" calcext:value-type="float">
            <text:p>0.497846</text:p>
          </table:table-cell>
          <table:table-cell office:value-type="float" office:value="0.598079" calcext:value-type="float">
            <text:p>0.598079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708111" calcext:value-type="float">
            <text:p>0.708111</text:p>
          </table:table-cell>
          <table:table-cell office:value-type="float" office:value="0.744575" calcext:value-type="float">
            <text:p>0.744575</text:p>
          </table:table-cell>
          <table:table-cell office:value-type="float" office:value="0.761462" calcext:value-type="float">
            <text:p>0.761462</text:p>
          </table:table-cell>
          <table:table-cell office:value-type="float" office:value="0.780637" calcext:value-type="float">
            <text:p>0.780637</text:p>
          </table:table-cell>
          <table:table-cell office:value-type="float" office:value="0.808655" calcext:value-type="float">
            <text:p>0.808655</text:p>
          </table:table-cell>
          <table:table-cell office:value-type="float" office:value="0.854737" calcext:value-type="float">
            <text:p>0.854737</text:p>
          </table:table-cell>
          <table:table-cell office:value-type="float" office:value="0.898758" calcext:value-type="float">
            <text:p>0.898758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31851" calcext:value-type="float">
            <text:p>0.73185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9025" calcext:value-type="float">
            <text:p>0.19025</text:p>
          </table:table-cell>
          <table:table-cell office:value-type="float" office:value="0.513784" calcext:value-type="float">
            <text:p>0.513784</text:p>
          </table:table-cell>
          <table:table-cell office:value-type="float" office:value="0.597275" calcext:value-type="float">
            <text:p>0.597275</text:p>
          </table:table-cell>
          <table:table-cell office:value-type="float" office:value="0.652133" calcext:value-type="float">
            <text:p>0.652133</text:p>
          </table:table-cell>
          <table:table-cell office:value-type="float" office:value="0.706157" calcext:value-type="float">
            <text:p>0.706157</text:p>
          </table:table-cell>
          <table:table-cell office:value-type="float" office:value="0.746384" calcext:value-type="float">
            <text:p>0.746384</text:p>
          </table:table-cell>
          <table:table-cell office:value-type="float" office:value="0.767812" calcext:value-type="float">
            <text:p>0.767812</text:p>
          </table:table-cell>
          <table:table-cell office:value-type="float" office:value="0.796899" calcext:value-type="float">
            <text:p>0.796899</text:p>
          </table:table-cell>
          <table:table-cell office:value-type="float" office:value="0.824159" calcext:value-type="float">
            <text:p>0.824159</text:p>
          </table:table-cell>
          <table:table-cell office:value-type="float" office:value="0.853694" calcext:value-type="float">
            <text:p>0.853694</text:p>
          </table:table-cell>
          <table:table-cell office:value-type="float" office:value="0.891847" calcext:value-type="float">
            <text:p>0.891847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35014" calcext:value-type="float">
            <text:p>0.73501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9025" calcext:value-type="float">
            <text:p>0.19025</text:p>
          </table:table-cell>
          <table:table-cell office:value-type="float" office:value="0.465582" calcext:value-type="float">
            <text:p>0.465582</text:p>
          </table:table-cell>
          <table:table-cell office:value-type="float" office:value="0.576351" calcext:value-type="float">
            <text:p>0.576351</text:p>
          </table:table-cell>
          <table:table-cell office:value-type="float" office:value="0.634364" calcext:value-type="float">
            <text:p>0.634364</text:p>
          </table:table-cell>
          <table:table-cell office:value-type="float" office:value="0.680354" calcext:value-type="float">
            <text:p>0.680354</text:p>
          </table:table-cell>
          <table:table-cell office:value-type="float" office:value="0.730632" calcext:value-type="float">
            <text:p>0.730632</text:p>
          </table:table-cell>
          <table:table-cell office:value-type="float" office:value="0.766349" calcext:value-type="float">
            <text:p>0.766349</text:p>
          </table:table-cell>
          <table:table-cell office:value-type="float" office:value="0.796211" calcext:value-type="float">
            <text:p>0.796211</text:p>
          </table:table-cell>
          <table:table-cell office:value-type="float" office:value="0.823916" calcext:value-type="float">
            <text:p>0.823916</text:p>
          </table:table-cell>
          <table:table-cell office:value-type="float" office:value="0.858376" calcext:value-type="float">
            <text:p>0.858376</text:p>
          </table:table-cell>
          <table:table-cell office:value-type="float" office:value="0.893081" calcext:value-type="float">
            <text:p>0.89308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22522" calcext:value-type="float">
            <text:p>0.72252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0.40331" calcext:value-type="float">
            <text:p>0.40331</text:p>
          </table:table-cell>
          <table:table-cell office:value-type="float" office:value="0.605423" calcext:value-type="float">
            <text:p>0.605423</text:p>
          </table:table-cell>
          <table:table-cell office:value-type="float" office:value="0.661648" calcext:value-type="float">
            <text:p>0.661648</text:p>
          </table:table-cell>
          <table:table-cell office:value-type="float" office:value="0.707927" calcext:value-type="float">
            <text:p>0.707927</text:p>
          </table:table-cell>
          <table:table-cell office:value-type="float" office:value="0.756312" calcext:value-type="float">
            <text:p>0.756312</text:p>
          </table:table-cell>
          <table:table-cell office:value-type="float" office:value="0.785117" calcext:value-type="float">
            <text:p>0.785117</text:p>
          </table:table-cell>
          <table:table-cell office:value-type="float" office:value="0.806098" calcext:value-type="float">
            <text:p>0.806098</text:p>
          </table:table-cell>
          <table:table-cell office:value-type="float" office:value="0.828358" calcext:value-type="float">
            <text:p>0.828358</text:p>
          </table:table-cell>
          <table:table-cell office:value-type="float" office:value="0.85564" calcext:value-type="float">
            <text:p>0.85564</text:p>
          </table:table-cell>
          <table:table-cell office:value-type="float" office:value="0.896001" calcext:value-type="float">
            <text:p>0.89600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30584" calcext:value-type="float">
            <text:p>0.73058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92149" calcext:value-type="float">
            <text:p>0.292149</text:p>
          </table:table-cell>
          <table:table-cell office:value-type="float" office:value="0.488507" calcext:value-type="float">
            <text:p>0.488507</text:p>
          </table:table-cell>
          <table:table-cell office:value-type="float" office:value="0.61978" calcext:value-type="float">
            <text:p>0.61978</text:p>
          </table:table-cell>
          <table:table-cell office:value-type="float" office:value="0.666954" calcext:value-type="float">
            <text:p>0.666954</text:p>
          </table:table-cell>
          <table:table-cell office:value-type="float" office:value="0.714781" calcext:value-type="float">
            <text:p>0.714781</text:p>
          </table:table-cell>
          <table:table-cell office:value-type="float" office:value="0.755001" calcext:value-type="float">
            <text:p>0.755001</text:p>
          </table:table-cell>
          <table:table-cell office:value-type="float" office:value="0.78294" calcext:value-type="float">
            <text:p>0.78294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840867" calcext:value-type="float">
            <text:p>0.840867</text:p>
          </table:table-cell>
          <table:table-cell office:value-type="float" office:value="0.872153" calcext:value-type="float">
            <text:p>0.872153</text:p>
          </table:table-cell>
          <table:table-cell office:value-type="float" office:value="0.906523" calcext:value-type="float">
            <text:p>0.906523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46179" calcext:value-type="float">
            <text:p>0.74617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5198" calcext:value-type="float">
            <text:p>0.45198</text:p>
          </table:table-cell>
          <table:table-cell office:value-type="float" office:value="0.570518" calcext:value-type="float">
            <text:p>0.570518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712115" calcext:value-type="float">
            <text:p>0.712115</text:p>
          </table:table-cell>
          <table:table-cell office:value-type="float" office:value="0.750354" calcext:value-type="float">
            <text:p>0.750354</text:p>
          </table:table-cell>
          <table:table-cell office:value-type="float" office:value="0.773144" calcext:value-type="float">
            <text:p>0.773144</text:p>
          </table:table-cell>
          <table:table-cell office:value-type="float" office:value="0.79627" calcext:value-type="float">
            <text:p>0.79627</text:p>
          </table:table-cell>
          <table:table-cell office:value-type="float" office:value="0.819368" calcext:value-type="float">
            <text:p>0.819368</text:p>
          </table:table-cell>
          <table:table-cell office:value-type="float" office:value="0.840495" calcext:value-type="float">
            <text:p>0.840495</text:p>
          </table:table-cell>
          <table:table-cell office:value-type="float" office:value="0.869031" calcext:value-type="float">
            <text:p>0.869031</text:p>
          </table:table-cell>
          <table:table-cell office:value-type="float" office:value="0.905404" calcext:value-type="float">
            <text:p>0.905404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69075" calcext:value-type="float">
            <text:p>0.76907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5198" calcext:value-type="float">
            <text:p>0.45198</text:p>
          </table:table-cell>
          <table:table-cell office:value-type="float" office:value="0.567232" calcext:value-type="float">
            <text:p>0.567232</text:p>
          </table:table-cell>
          <table:table-cell office:value-type="float" office:value="0.654527" calcext:value-type="float">
            <text:p>0.654527</text:p>
          </table:table-cell>
          <table:table-cell office:value-type="float" office:value="0.706918" calcext:value-type="float">
            <text:p>0.706918</text:p>
          </table:table-cell>
          <table:table-cell office:value-type="float" office:value="0.739256" calcext:value-type="float">
            <text:p>0.739256</text:p>
          </table:table-cell>
          <table:table-cell office:value-type="float" office:value="0.768278" calcext:value-type="float">
            <text:p>0.768278</text:p>
          </table:table-cell>
          <table:table-cell office:value-type="float" office:value="0.790592" calcext:value-type="float">
            <text:p>0.790592</text:p>
          </table:table-cell>
          <table:table-cell office:value-type="float" office:value="0.811257" calcext:value-type="float">
            <text:p>0.811257</text:p>
          </table:table-cell>
          <table:table-cell office:value-type="float" office:value="0.838108" calcext:value-type="float">
            <text:p>0.838108</text:p>
          </table:table-cell>
          <table:table-cell office:value-type="float" office:value="0.868766" calcext:value-type="float">
            <text:p>0.868766</text:p>
          </table:table-cell>
          <table:table-cell office:value-type="float" office:value="0.904178" calcext:value-type="float">
            <text:p>0.904178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64911" calcext:value-type="float">
            <text:p>0.76491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55065" calcext:value-type="float">
            <text:p>0.355065</text:p>
          </table:table-cell>
          <table:table-cell office:value-type="float" office:value="0.567948" calcext:value-type="float">
            <text:p>0.567948</text:p>
          </table:table-cell>
          <table:table-cell office:value-type="float" office:value="0.668664" calcext:value-type="float">
            <text:p>0.668664</text:p>
          </table:table-cell>
          <table:table-cell office:value-type="float" office:value="0.713942" calcext:value-type="float">
            <text:p>0.713942</text:p>
          </table:table-cell>
          <table:table-cell office:value-type="float" office:value="0.747265" calcext:value-type="float">
            <text:p>0.747265</text:p>
          </table:table-cell>
          <table:table-cell office:value-type="float" office:value="0.773169" calcext:value-type="float">
            <text:p>0.773169</text:p>
          </table:table-cell>
          <table:table-cell office:value-type="float" office:value="0.793771" calcext:value-type="float">
            <text:p>0.793771</text:p>
          </table:table-cell>
          <table:table-cell office:value-type="float" office:value="0.814811" calcext:value-type="float">
            <text:p>0.814811</text:p>
          </table:table-cell>
          <table:table-cell office:value-type="float" office:value="0.839002" calcext:value-type="float">
            <text:p>0.839002</text:p>
          </table:table-cell>
          <table:table-cell office:value-type="float" office:value="0.862081" calcext:value-type="float">
            <text:p>0.862081</text:p>
          </table:table-cell>
          <table:table-cell office:value-type="float" office:value="0.902798" calcext:value-type="float">
            <text:p>0.902798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68345" calcext:value-type="float">
            <text:p>0.76834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55065" calcext:value-type="float">
            <text:p>0.355065</text:p>
          </table:table-cell>
          <table:table-cell office:value-type="float" office:value="0.557887" calcext:value-type="float">
            <text:p>0.557887</text:p>
          </table:table-cell>
          <table:table-cell office:value-type="float" office:value="0.669284" calcext:value-type="float">
            <text:p>0.669284</text:p>
          </table:table-cell>
          <table:table-cell office:value-type="float" office:value="0.71929" calcext:value-type="float">
            <text:p>0.71929</text:p>
          </table:table-cell>
          <table:table-cell office:value-type="float" office:value="0.749461" calcext:value-type="float">
            <text:p>0.749461</text:p>
          </table:table-cell>
          <table:table-cell office:value-type="float" office:value="0.778553" calcext:value-type="float">
            <text:p>0.778553</text:p>
          </table:table-cell>
          <table:table-cell office:value-type="float" office:value="0.801886" calcext:value-type="float">
            <text:p>0.801886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842331" calcext:value-type="float">
            <text:p>0.842331</text:p>
          </table:table-cell>
          <table:table-cell office:value-type="float" office:value="0.862876" calcext:value-type="float">
            <text:p>0.862876</text:p>
          </table:table-cell>
          <table:table-cell office:value-type="float" office:value="0.902983" calcext:value-type="float">
            <text:p>0.902983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70515" calcext:value-type="float">
            <text:p>0.77051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19124" calcext:value-type="float">
            <text:p>0.419124</text:p>
          </table:table-cell>
          <table:table-cell office:value-type="float" office:value="0.590369" calcext:value-type="float">
            <text:p>0.590369</text:p>
          </table:table-cell>
          <table:table-cell office:value-type="float" office:value="0.698176" calcext:value-type="float">
            <text:p>0.698176</text:p>
          </table:table-cell>
          <table:table-cell office:value-type="float" office:value="0.739933" calcext:value-type="float">
            <text:p>0.739933</text:p>
          </table:table-cell>
          <table:table-cell office:value-type="float" office:value="0.774342" calcext:value-type="float">
            <text:p>0.774342</text:p>
          </table:table-cell>
          <table:table-cell office:value-type="float" office:value="0.797087" calcext:value-type="float">
            <text:p>0.797087</text:p>
          </table:table-cell>
          <table:table-cell office:value-type="float" office:value="0.811854" calcext:value-type="float">
            <text:p>0.811854</text:p>
          </table:table-cell>
          <table:table-cell office:value-type="float" office:value="0.832842" calcext:value-type="float">
            <text:p>0.832842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871543" calcext:value-type="float">
            <text:p>0.871543</text:p>
          </table:table-cell>
          <table:table-cell office:value-type="float" office:value="0.902174" calcext:value-type="float">
            <text:p>0.902174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86872" calcext:value-type="float">
            <text:p>0.78687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89179" calcext:value-type="float">
            <text:p>0.489179</text:p>
          </table:table-cell>
          <table:table-cell office:value-type="float" office:value="0.584851" calcext:value-type="float">
            <text:p>0.584851</text:p>
          </table:table-cell>
          <table:table-cell office:value-type="float" office:value="0.687864" calcext:value-type="float">
            <text:p>0.687864</text:p>
          </table:table-cell>
          <table:table-cell office:value-type="float" office:value="0.732176" calcext:value-type="float">
            <text:p>0.732176</text:p>
          </table:table-cell>
          <table:table-cell office:value-type="float" office:value="0.766927" calcext:value-type="float">
            <text:p>0.766927</text:p>
          </table:table-cell>
          <table:table-cell office:value-type="float" office:value="0.794221" calcext:value-type="float">
            <text:p>0.794221</text:p>
          </table:table-cell>
          <table:table-cell office:value-type="float" office:value="0.811106" calcext:value-type="float">
            <text:p>0.811106</text:p>
          </table:table-cell>
          <table:table-cell office:value-type="float" office:value="0.834673" calcext:value-type="float">
            <text:p>0.834673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70843" calcext:value-type="float">
            <text:p>0.870843</text:p>
          </table:table-cell>
          <table:table-cell office:value-type="float" office:value="0.902092" calcext:value-type="float">
            <text:p>0.902092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83835" calcext:value-type="float">
            <text:p>0.78383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58758" calcext:value-type="float">
            <text:p>0.358758</text:p>
          </table:table-cell>
          <table:table-cell office:value-type="float" office:value="0.567439" calcext:value-type="float">
            <text:p>0.567439</text:p>
          </table:table-cell>
          <table:table-cell office:value-type="float" office:value="0.677542" calcext:value-type="float">
            <text:p>0.677542</text:p>
          </table:table-cell>
          <table:table-cell office:value-type="float" office:value="0.729043" calcext:value-type="float">
            <text:p>0.729043</text:p>
          </table:table-cell>
          <table:table-cell office:value-type="float" office:value="0.774961" calcext:value-type="float">
            <text:p>0.774961</text:p>
          </table:table-cell>
          <table:table-cell office:value-type="float" office:value="0.800745" calcext:value-type="float">
            <text:p>0.800745</text:p>
          </table:table-cell>
          <table:table-cell office:value-type="float" office:value="0.821144" calcext:value-type="float">
            <text:p>0.821144</text:p>
          </table:table-cell>
          <table:table-cell office:value-type="float" office:value="0.843437" calcext:value-type="float">
            <text:p>0.843437</text:p>
          </table:table-cell>
          <table:table-cell office:value-type="float" office:value="0.862184" calcext:value-type="float">
            <text:p>0.862184</text:p>
          </table:table-cell>
          <table:table-cell office:value-type="float" office:value="0.881571" calcext:value-type="float">
            <text:p>0.881571</text:p>
          </table:table-cell>
          <table:table-cell office:value-type="float" office:value="0.906484" calcext:value-type="float">
            <text:p>0.906484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86455" calcext:value-type="float">
            <text:p>0.78645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03169" calcext:value-type="float">
            <text:p>0.503169</text:p>
          </table:table-cell>
          <table:table-cell office:value-type="float" office:value="0.583954" calcext:value-type="float">
            <text:p>0.583954</text:p>
          </table:table-cell>
          <table:table-cell office:value-type="float" office:value="0.689461" calcext:value-type="float">
            <text:p>0.689461</text:p>
          </table:table-cell>
          <table:table-cell office:value-type="float" office:value="0.754643" calcext:value-type="float">
            <text:p>0.754643</text:p>
          </table:table-cell>
          <table:table-cell office:value-type="float" office:value="0.787877" calcext:value-type="float">
            <text:p>0.787877</text:p>
          </table:table-cell>
          <table:table-cell office:value-type="float" office:value="0.807937" calcext:value-type="float">
            <text:p>0.807937</text:p>
          </table:table-cell>
          <table:table-cell office:value-type="float" office:value="0.825202" calcext:value-type="float">
            <text:p>0.825202</text:p>
          </table:table-cell>
          <table:table-cell office:value-type="float" office:value="0.847217" calcext:value-type="float">
            <text:p>0.847217</text:p>
          </table:table-cell>
          <table:table-cell office:value-type="float" office:value="0.864238" calcext:value-type="float">
            <text:p>0.864238</text:p>
          </table:table-cell>
          <table:table-cell office:value-type="float" office:value="0.880393" calcext:value-type="float">
            <text:p>0.880393</text:p>
          </table:table-cell>
          <table:table-cell office:value-type="float" office:value="0.905237" calcext:value-type="float">
            <text:p>0.905237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94616" calcext:value-type="float">
            <text:p>0.79461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05562" calcext:value-type="float">
            <text:p>0.305562</text:p>
          </table:table-cell>
          <table:table-cell office:value-type="float" office:value="0.559762" calcext:value-type="float">
            <text:p>0.559762</text:p>
          </table:table-cell>
          <table:table-cell office:value-type="float" office:value="0.673916" calcext:value-type="float">
            <text:p>0.673916</text:p>
          </table:table-cell>
          <table:table-cell office:value-type="float" office:value="0.743866" calcext:value-type="float">
            <text:p>0.743866</text:p>
          </table:table-cell>
          <table:table-cell office:value-type="float" office:value="0.785591" calcext:value-type="float">
            <text:p>0.785591</text:p>
          </table:table-cell>
          <table:table-cell office:value-type="float" office:value="0.804453" calcext:value-type="float">
            <text:p>0.804453</text:p>
          </table:table-cell>
          <table:table-cell office:value-type="float" office:value="0.826749" calcext:value-type="float">
            <text:p>0.826749</text:p>
          </table:table-cell>
          <table:table-cell office:value-type="float" office:value="0.851703" calcext:value-type="float">
            <text:p>0.851703</text:p>
          </table:table-cell>
          <table:table-cell office:value-type="float" office:value="0.865514" calcext:value-type="float">
            <text:p>0.865514</text:p>
          </table:table-cell>
          <table:table-cell office:value-type="float" office:value="0.882795" calcext:value-type="float">
            <text:p>0.882795</text:p>
          </table:table-cell>
          <table:table-cell office:value-type="float" office:value="0.90511" calcext:value-type="float">
            <text:p>0.9051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89946" calcext:value-type="float">
            <text:p>0.78994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03169" calcext:value-type="float">
            <text:p>0.503169</text:p>
          </table:table-cell>
          <table:table-cell office:value-type="float" office:value="0.618936" calcext:value-type="float">
            <text:p>0.618936</text:p>
          </table:table-cell>
          <table:table-cell office:value-type="float" office:value="0.705269" calcext:value-type="float">
            <text:p>0.705269</text:p>
          </table:table-cell>
          <table:table-cell office:value-type="float" office:value="0.744448" calcext:value-type="float">
            <text:p>0.744448</text:p>
          </table:table-cell>
          <table:table-cell office:value-type="float" office:value="0.780956" calcext:value-type="float">
            <text:p>0.780956</text:p>
          </table:table-cell>
          <table:table-cell office:value-type="float" office:value="0.803971" calcext:value-type="float">
            <text:p>0.803971</text:p>
          </table:table-cell>
          <table:table-cell office:value-type="float" office:value="0.823363" calcext:value-type="float">
            <text:p>0.823363</text:p>
          </table:table-cell>
          <table:table-cell office:value-type="float" office:value="0.846904" calcext:value-type="float">
            <text:p>0.846904</text:p>
          </table:table-cell>
          <table:table-cell office:value-type="float" office:value="0.866613" calcext:value-type="float">
            <text:p>0.866613</text:p>
          </table:table-cell>
          <table:table-cell office:value-type="float" office:value="0.892741" calcext:value-type="float">
            <text:p>0.892741</text:p>
          </table:table-cell>
          <table:table-cell office:value-type="float" office:value="0.907777" calcext:value-type="float">
            <text:p>0.907777</text:p>
          </table:table-cell>
          <table:table-cell office:value-type="float" office:value="0.916149" calcext:value-type="float">
            <text:p>0.916149</text:p>
          </table:table-cell>
          <table:table-cell office:value-type="float" office:value="0.799098" calcext:value-type="float">
            <text:p>0.79909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59724" calcext:value-type="float">
            <text:p>0.559724</text:p>
          </table:table-cell>
          <table:table-cell office:value-type="float" office:value="0.652477" calcext:value-type="float">
            <text:p>0.652477</text:p>
          </table:table-cell>
          <table:table-cell office:value-type="float" office:value="0.723277" calcext:value-type="float">
            <text:p>0.723277</text:p>
          </table:table-cell>
          <table:table-cell office:value-type="float" office:value="0.755789" calcext:value-type="float">
            <text:p>0.755789</text:p>
          </table:table-cell>
          <table:table-cell office:value-type="float" office:value="0.784507" calcext:value-type="float">
            <text:p>0.784507</text:p>
          </table:table-cell>
          <table:table-cell office:value-type="float" office:value="0.803136" calcext:value-type="float">
            <text:p>0.803136</text:p>
          </table:table-cell>
          <table:table-cell office:value-type="float" office:value="0.822602" calcext:value-type="float">
            <text:p>0.822602</text:p>
          </table:table-cell>
          <table:table-cell office:value-type="float" office:value="0.844673" calcext:value-type="float">
            <text:p>0.844673</text:p>
          </table:table-cell>
          <table:table-cell office:value-type="float" office:value="0.866711" calcext:value-type="float">
            <text:p>0.866711</text:p>
          </table:table-cell>
          <table:table-cell office:value-type="float" office:value="0.888419" calcext:value-type="float">
            <text:p>0.888419</text:p>
          </table:table-cell>
          <table:table-cell office:value-type="float" office:value="0.906183" calcext:value-type="float">
            <text:p>0.906183</text:p>
          </table:table-cell>
          <table:table-cell office:value-type="float" office:value="0.915973" calcext:value-type="float">
            <text:p>0.915973</text:p>
          </table:table-cell>
          <table:table-cell office:value-type="float" office:value="0.804777" calcext:value-type="float">
            <text:p>0.80477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05503" calcext:value-type="float">
            <text:p>0.405503</text:p>
          </table:table-cell>
          <table:table-cell office:value-type="float" office:value="0.640349" calcext:value-type="float">
            <text:p>0.640349</text:p>
          </table:table-cell>
          <table:table-cell office:value-type="float" office:value="0.736463" calcext:value-type="float">
            <text:p>0.736463</text:p>
          </table:table-cell>
          <table:table-cell office:value-type="float" office:value="0.768544" calcext:value-type="float">
            <text:p>0.768544</text:p>
          </table:table-cell>
          <table:table-cell office:value-type="float" office:value="0.796958" calcext:value-type="float">
            <text:p>0.796958</text:p>
          </table:table-cell>
          <table:table-cell office:value-type="float" office:value="0.817381" calcext:value-type="float">
            <text:p>0.817381</text:p>
          </table:table-cell>
          <table:table-cell office:value-type="float" office:value="0.835901" calcext:value-type="float">
            <text:p>0.835901</text:p>
          </table:table-cell>
          <table:table-cell office:value-type="float" office:value="0.848881" calcext:value-type="float">
            <text:p>0.848881</text:p>
          </table:table-cell>
          <table:table-cell office:value-type="float" office:value="0.867768" calcext:value-type="float">
            <text:p>0.867768</text:p>
          </table:table-cell>
          <table:table-cell office:value-type="float" office:value="0.886812" calcext:value-type="float">
            <text:p>0.886812</text:p>
          </table:table-cell>
          <table:table-cell office:value-type="float" office:value="0.904568" calcext:value-type="float">
            <text:p>0.904568</text:p>
          </table:table-cell>
          <table:table-cell office:value-type="float" office:value="0.915973" calcext:value-type="float">
            <text:p>0.915973</text:p>
          </table:table-cell>
          <table:table-cell office:value-type="float" office:value="0.810363" calcext:value-type="float">
            <text:p>0.81036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58702" calcext:value-type="float">
            <text:p>0.558702</text:p>
          </table:table-cell>
          <table:table-cell office:value-type="float" office:value="0.640515" calcext:value-type="float">
            <text:p>0.640515</text:p>
          </table:table-cell>
          <table:table-cell office:value-type="float" office:value="0.719594" calcext:value-type="float">
            <text:p>0.719594</text:p>
          </table:table-cell>
          <table:table-cell office:value-type="float" office:value="0.754399" calcext:value-type="float">
            <text:p>0.754399</text:p>
          </table:table-cell>
          <table:table-cell office:value-type="float" office:value="0.784551" calcext:value-type="float">
            <text:p>0.784551</text:p>
          </table:table-cell>
          <table:table-cell office:value-type="float" office:value="0.809522" calcext:value-type="float">
            <text:p>0.809522</text:p>
          </table:table-cell>
          <table:table-cell office:value-type="float" office:value="0.831348" calcext:value-type="float">
            <text:p>0.831348</text:p>
          </table:table-cell>
          <table:table-cell office:value-type="float" office:value="0.846994" calcext:value-type="float">
            <text:p>0.846994</text:p>
          </table:table-cell>
          <table:table-cell office:value-type="float" office:value="0.869203" calcext:value-type="float">
            <text:p>0.869203</text:p>
          </table:table-cell>
          <table:table-cell office:value-type="float" office:value="0.891466" calcext:value-type="float">
            <text:p>0.891466</text:p>
          </table:table-cell>
          <table:table-cell office:value-type="float" office:value="0.907713" calcext:value-type="float">
            <text:p>0.907713</text:p>
          </table:table-cell>
          <table:table-cell office:value-type="float" office:value="0.915973" calcext:value-type="float">
            <text:p>0.915973</text:p>
          </table:table-cell>
          <table:table-cell office:value-type="float" office:value="0.805531" calcext:value-type="float">
            <text:p>0.80553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8784" calcext:value-type="float">
            <text:p>0.18784</text:p>
          </table:table-cell>
          <table:table-cell office:value-type="float" office:value="0.604561" calcext:value-type="float">
            <text:p>0.604561</text:p>
          </table:table-cell>
          <table:table-cell office:value-type="float" office:value="0.720327" calcext:value-type="float">
            <text:p>0.720327</text:p>
          </table:table-cell>
          <table:table-cell office:value-type="float" office:value="0.758503" calcext:value-type="float">
            <text:p>0.758503</text:p>
          </table:table-cell>
          <table:table-cell office:value-type="float" office:value="0.78358" calcext:value-type="float">
            <text:p>0.78358</text:p>
          </table:table-cell>
          <table:table-cell office:value-type="float" office:value="0.802903" calcext:value-type="float">
            <text:p>0.802903</text:p>
          </table:table-cell>
          <table:table-cell office:value-type="float" office:value="0.821672" calcext:value-type="float">
            <text:p>0.821672</text:p>
          </table:table-cell>
          <table:table-cell office:value-type="float" office:value="0.840589" calcext:value-type="float">
            <text:p>0.840589</text:p>
          </table:table-cell>
          <table:table-cell office:value-type="float" office:value="0.860992" calcext:value-type="float">
            <text:p>0.860992</text:p>
          </table:table-cell>
          <table:table-cell office:value-type="float" office:value="0.887339" calcext:value-type="float">
            <text:p>0.887339</text:p>
          </table:table-cell>
          <table:table-cell office:value-type="float" office:value="0.907679" calcext:value-type="float">
            <text:p>0.907679</text:p>
          </table:table-cell>
          <table:table-cell office:value-type="float" office:value="0.915973" calcext:value-type="float">
            <text:p>0.915973</text:p>
          </table:table-cell>
          <table:table-cell office:value-type="float" office:value="0.798815" calcext:value-type="float">
            <text:p>0.79881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0.515734" calcext:value-type="float">
            <text:p>0.515734</text:p>
          </table:table-cell>
          <table:table-cell office:value-type="float" office:value="0.733541" calcext:value-type="float">
            <text:p>0.733541</text:p>
          </table:table-cell>
          <table:table-cell office:value-type="float" office:value="0.758744" calcext:value-type="float">
            <text:p>0.758744</text:p>
          </table:table-cell>
          <table:table-cell office:value-type="float" office:value="0.788875" calcext:value-type="float">
            <text:p>0.788875</text:p>
          </table:table-cell>
          <table:table-cell office:value-type="float" office:value="0.806266" calcext:value-type="float">
            <text:p>0.806266</text:p>
          </table:table-cell>
          <table:table-cell office:value-type="float" office:value="0.822766" calcext:value-type="float">
            <text:p>0.822766</text:p>
          </table:table-cell>
          <table:table-cell office:value-type="float" office:value="0.840511" calcext:value-type="float">
            <text:p>0.840511</text:p>
          </table:table-cell>
          <table:table-cell office:value-type="float" office:value="0.863999" calcext:value-type="float">
            <text:p>0.863999</text:p>
          </table:table-cell>
          <table:table-cell office:value-type="float" office:value="0.892221" calcext:value-type="float">
            <text:p>0.892221</text:p>
          </table:table-cell>
          <table:table-cell office:value-type="float" office:value="0.91135" calcext:value-type="float">
            <text:p>0.91135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93401" calcext:value-type="float">
            <text:p>0.79340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97319" calcext:value-type="float">
            <text:p>0.497319</text:p>
          </table:table-cell>
          <table:table-cell office:value-type="float" office:value="0.639153" calcext:value-type="float">
            <text:p>0.639153</text:p>
          </table:table-cell>
          <table:table-cell office:value-type="float" office:value="0.719005" calcext:value-type="float">
            <text:p>0.719005</text:p>
          </table:table-cell>
          <table:table-cell office:value-type="float" office:value="0.752181" calcext:value-type="float">
            <text:p>0.752181</text:p>
          </table:table-cell>
          <table:table-cell office:value-type="float" office:value="0.778659" calcext:value-type="float">
            <text:p>0.778659</text:p>
          </table:table-cell>
          <table:table-cell office:value-type="float" office:value="0.802218" calcext:value-type="float">
            <text:p>0.802218</text:p>
          </table:table-cell>
          <table:table-cell office:value-type="float" office:value="0.81781" calcext:value-type="float">
            <text:p>0.81781</text:p>
          </table:table-cell>
          <table:table-cell office:value-type="float" office:value="0.836573" calcext:value-type="float">
            <text:p>0.836573</text:p>
          </table:table-cell>
          <table:table-cell office:value-type="float" office:value="0.85678" calcext:value-type="float">
            <text:p>0.85678</text:p>
          </table:table-cell>
          <table:table-cell office:value-type="float" office:value="0.884366" calcext:value-type="float">
            <text:p>0.884366</text:p>
          </table:table-cell>
          <table:table-cell office:value-type="float" office:value="0.908378" calcext:value-type="float">
            <text:p>0.908378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799512" calcext:value-type="float">
            <text:p>0.79951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01523" calcext:value-type="float">
            <text:p>0.501523</text:p>
          </table:table-cell>
          <table:table-cell office:value-type="float" office:value="0.639571" calcext:value-type="float">
            <text:p>0.639571</text:p>
          </table:table-cell>
          <table:table-cell office:value-type="float" office:value="0.727492" calcext:value-type="float">
            <text:p>0.727492</text:p>
          </table:table-cell>
          <table:table-cell office:value-type="float" office:value="0.757515" calcext:value-type="float">
            <text:p>0.757515</text:p>
          </table:table-cell>
          <table:table-cell office:value-type="float" office:value="0.782913" calcext:value-type="float">
            <text:p>0.782913</text:p>
          </table:table-cell>
          <table:table-cell office:value-type="float" office:value="0.80392" calcext:value-type="float">
            <text:p>0.80392</text:p>
          </table:table-cell>
          <table:table-cell office:value-type="float" office:value="0.822702" calcext:value-type="float">
            <text:p>0.822702</text:p>
          </table:table-cell>
          <table:table-cell office:value-type="float" office:value="0.841159" calcext:value-type="float">
            <text:p>0.841159</text:p>
          </table:table-cell>
          <table:table-cell office:value-type="float" office:value="0.862602" calcext:value-type="float">
            <text:p>0.862602</text:p>
          </table:table-cell>
          <table:table-cell office:value-type="float" office:value="0.883243" calcext:value-type="float">
            <text:p>0.883243</text:p>
          </table:table-cell>
          <table:table-cell office:value-type="float" office:value="0.903892" calcext:value-type="float">
            <text:p>0.903892</text:p>
          </table:table-cell>
          <table:table-cell office:value-type="float" office:value="0.915973" calcext:value-type="float">
            <text:p>0.915973</text:p>
          </table:table-cell>
          <table:table-cell office:value-type="float" office:value="0.802501" calcext:value-type="float">
            <text:p>0.80250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52232" calcext:value-type="float">
            <text:p>0.252232</text:p>
          </table:table-cell>
          <table:table-cell office:value-type="float" office:value="0.659082" calcext:value-type="float">
            <text:p>0.659082</text:p>
          </table:table-cell>
          <table:table-cell office:value-type="float" office:value="0.739992" calcext:value-type="float">
            <text:p>0.739992</text:p>
          </table:table-cell>
          <table:table-cell office:value-type="float" office:value="0.763978" calcext:value-type="float">
            <text:p>0.763978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810303" calcext:value-type="float">
            <text:p>0.810303</text:p>
          </table:table-cell>
          <table:table-cell office:value-type="float" office:value="0.828816" calcext:value-type="float">
            <text:p>0.828816</text:p>
          </table:table-cell>
          <table:table-cell office:value-type="float" office:value="0.846675" calcext:value-type="float">
            <text:p>0.846675</text:p>
          </table:table-cell>
          <table:table-cell office:value-type="float" office:value="0.866828" calcext:value-type="float">
            <text:p>0.866828</text:p>
          </table:table-cell>
          <table:table-cell office:value-type="float" office:value="0.883842" calcext:value-type="float">
            <text:p>0.883842</text:p>
          </table:table-cell>
          <table:table-cell office:value-type="float" office:value="0.906141" calcext:value-type="float">
            <text:p>0.906141</text:p>
          </table:table-cell>
          <table:table-cell office:value-type="float" office:value="0.915973" calcext:value-type="float">
            <text:p>0.915973</text:p>
          </table:table-cell>
          <table:table-cell office:value-type="float" office:value="0.808923" calcext:value-type="float">
            <text:p>0.80892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77555" calcext:value-type="float">
            <text:p>0.577555</text:p>
          </table:table-cell>
          <table:table-cell office:value-type="float" office:value="0.661457" calcext:value-type="float">
            <text:p>0.661457</text:p>
          </table:table-cell>
          <table:table-cell office:value-type="float" office:value="0.734483" calcext:value-type="float">
            <text:p>0.734483</text:p>
          </table:table-cell>
          <table:table-cell office:value-type="float" office:value="0.766113" calcext:value-type="float">
            <text:p>0.766113</text:p>
          </table:table-cell>
          <table:table-cell office:value-type="float" office:value="0.788041" calcext:value-type="float">
            <text:p>0.788041</text:p>
          </table:table-cell>
          <table:table-cell office:value-type="float" office:value="0.808764" calcext:value-type="float">
            <text:p>0.808764</text:p>
          </table:table-cell>
          <table:table-cell office:value-type="float" office:value="0.827251" calcext:value-type="float">
            <text:p>0.827251</text:p>
          </table:table-cell>
          <table:table-cell office:value-type="float" office:value="0.843056" calcext:value-type="float">
            <text:p>0.843056</text:p>
          </table:table-cell>
          <table:table-cell office:value-type="float" office:value="0.860674" calcext:value-type="float">
            <text:p>0.860674</text:p>
          </table:table-cell>
          <table:table-cell office:value-type="float" office:value="0.882882" calcext:value-type="float">
            <text:p>0.882882</text:p>
          </table:table-cell>
          <table:table-cell office:value-type="float" office:value="0.907132" calcext:value-type="float">
            <text:p>0.907132</text:p>
          </table:table-cell>
          <table:table-cell office:value-type="float" office:value="0.915973" calcext:value-type="float">
            <text:p>0.915973</text:p>
          </table:table-cell>
          <table:table-cell office:value-type="float" office:value="0.807985" calcext:value-type="float">
            <text:p>0.80798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77555" calcext:value-type="float">
            <text:p>0.577555</text:p>
          </table:table-cell>
          <table:table-cell office:value-type="float" office:value="0.66866" calcext:value-type="float">
            <text:p>0.66866</text:p>
          </table:table-cell>
          <table:table-cell office:value-type="float" office:value="0.738331" calcext:value-type="float">
            <text:p>0.738331</text:p>
          </table:table-cell>
          <table:table-cell office:value-type="float" office:value="0.771011" calcext:value-type="float">
            <text:p>0.771011</text:p>
          </table:table-cell>
          <table:table-cell office:value-type="float" office:value="0.792544" calcext:value-type="float">
            <text:p>0.792544</text:p>
          </table:table-cell>
          <table:table-cell office:value-type="float" office:value="0.811193" calcext:value-type="float">
            <text:p>0.811193</text:p>
          </table:table-cell>
          <table:table-cell office:value-type="float" office:value="0.827207" calcext:value-type="float">
            <text:p>0.827207</text:p>
          </table:table-cell>
          <table:table-cell office:value-type="float" office:value="0.842755" calcext:value-type="float">
            <text:p>0.842755</text:p>
          </table:table-cell>
          <table:table-cell office:value-type="float" office:value="0.861516" calcext:value-type="float">
            <text:p>0.861516</text:p>
          </table:table-cell>
          <table:table-cell office:value-type="float" office:value="0.883379" calcext:value-type="float">
            <text:p>0.883379</text:p>
          </table:table-cell>
          <table:table-cell office:value-type="float" office:value="0.907023" calcext:value-type="float">
            <text:p>0.907023</text:p>
          </table:table-cell>
          <table:table-cell office:value-type="float" office:value="0.915913" calcext:value-type="float">
            <text:p>0.915913</text:p>
          </table:table-cell>
          <table:table-cell office:value-type="float" office:value="0.810362" calcext:value-type="float">
            <text:p>0.81036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298625" calcext:value-type="float">
            <text:p>0.298625</text:p>
          </table:table-cell>
          <table:table-cell office:value-type="float" office:value="0.637167" calcext:value-type="float">
            <text:p>0.637167</text:p>
          </table:table-cell>
          <table:table-cell office:value-type="float" office:value="0.733863" calcext:value-type="float">
            <text:p>0.733863</text:p>
          </table:table-cell>
          <table:table-cell office:value-type="float" office:value="0.768447" calcext:value-type="float">
            <text:p>0.768447</text:p>
          </table:table-cell>
          <table:table-cell office:value-type="float" office:value="0.788561" calcext:value-type="float">
            <text:p>0.788561</text:p>
          </table:table-cell>
          <table:table-cell office:value-type="float" office:value="0.805921" calcext:value-type="float">
            <text:p>0.805921</text:p>
          </table:table-cell>
          <table:table-cell office:value-type="float" office:value="0.824134" calcext:value-type="float">
            <text:p>0.824134</text:p>
          </table:table-cell>
          <table:table-cell office:value-type="float" office:value="0.841961" calcext:value-type="float">
            <text:p>0.841961</text:p>
          </table:table-cell>
          <table:table-cell office:value-type="float" office:value="0.860586" calcext:value-type="float">
            <text:p>0.860586</text:p>
          </table:table-cell>
          <table:table-cell office:value-type="float" office:value="0.880366" calcext:value-type="float">
            <text:p>0.880366</text:p>
          </table:table-cell>
          <table:table-cell office:value-type="float" office:value="0.906488" calcext:value-type="float">
            <text:p>0.906488</text:p>
          </table:table-cell>
          <table:table-cell office:value-type="float" office:value="0.915913" calcext:value-type="float">
            <text:p>0.915913</text:p>
          </table:table-cell>
          <table:table-cell office:value-type="float" office:value="0.804749" calcext:value-type="float">
            <text:p>0.80474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26811" calcext:value-type="float">
            <text:p>0.126811</text:p>
          </table:table-cell>
          <table:table-cell office:value-type="float" office:value="0.630595" calcext:value-type="float">
            <text:p>0.630595</text:p>
          </table:table-cell>
          <table:table-cell office:value-type="float" office:value="0.731514" calcext:value-type="float">
            <text:p>0.731514</text:p>
          </table:table-cell>
          <table:table-cell office:value-type="float" office:value="0.764894" calcext:value-type="float">
            <text:p>0.764894</text:p>
          </table:table-cell>
          <table:table-cell office:value-type="float" office:value="0.783611" calcext:value-type="float">
            <text:p>0.783611</text:p>
          </table:table-cell>
          <table:table-cell office:value-type="float" office:value="0.804267" calcext:value-type="float">
            <text:p>0.804267</text:p>
          </table:table-cell>
          <table:table-cell office:value-type="float" office:value="0.818589" calcext:value-type="float">
            <text:p>0.818589</text:p>
          </table:table-cell>
          <table:table-cell office:value-type="float" office:value="0.836483" calcext:value-type="float">
            <text:p>0.836483</text:p>
          </table:table-cell>
          <table:table-cell office:value-type="float" office:value="0.856249" calcext:value-type="float">
            <text:p>0.856249</text:p>
          </table:table-cell>
          <table:table-cell office:value-type="float" office:value="0.878596" calcext:value-type="float">
            <text:p>0.878596</text:p>
          </table:table-cell>
          <table:table-cell office:value-type="float" office:value="0.900401" calcext:value-type="float">
            <text:p>0.90040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0052" calcext:value-type="float">
            <text:p>0.8005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office:value-type="float" office:value="0.515507" calcext:value-type="float">
            <text:p>0.515507</text:p>
          </table:table-cell>
          <table:table-cell office:value-type="float" office:value="0.705433" calcext:value-type="float">
            <text:p>0.705433</text:p>
          </table:table-cell>
          <table:table-cell office:value-type="float" office:value="0.751035" calcext:value-type="float">
            <text:p>0.751035</text:p>
          </table:table-cell>
          <table:table-cell office:value-type="float" office:value="0.777497" calcext:value-type="float">
            <text:p>0.777497</text:p>
          </table:table-cell>
          <table:table-cell office:value-type="float" office:value="0.795858" calcext:value-type="float">
            <text:p>0.795858</text:p>
          </table:table-cell>
          <table:table-cell office:value-type="float" office:value="0.807475" calcext:value-type="float">
            <text:p>0.807475</text:p>
          </table:table-cell>
          <table:table-cell office:value-type="float" office:value="0.828528" calcext:value-type="float">
            <text:p>0.828528</text:p>
          </table:table-cell>
          <table:table-cell office:value-type="float" office:value="0.849739" calcext:value-type="float">
            <text:p>0.849739</text:p>
          </table:table-cell>
          <table:table-cell office:value-type="float" office:value="0.86979" calcext:value-type="float">
            <text:p>0.86979</text:p>
          </table:table-cell>
          <table:table-cell office:value-type="float" office:value="0.895577" calcext:value-type="float">
            <text:p>0.895577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79644" calcext:value-type="float">
            <text:p>0.77964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10961" calcext:value-type="float">
            <text:p>0.210961</text:p>
          </table:table-cell>
          <table:table-cell office:value-type="float" office:value="0.607169" calcext:value-type="float">
            <text:p>0.607169</text:p>
          </table:table-cell>
          <table:table-cell office:value-type="float" office:value="0.722091" calcext:value-type="float">
            <text:p>0.722091</text:p>
          </table:table-cell>
          <table:table-cell office:value-type="float" office:value="0.760479" calcext:value-type="float">
            <text:p>0.760479</text:p>
          </table:table-cell>
          <table:table-cell office:value-type="float" office:value="0.784197" calcext:value-type="float">
            <text:p>0.784197</text:p>
          </table:table-cell>
          <table:table-cell office:value-type="float" office:value="0.79964" calcext:value-type="float">
            <text:p>0.79964</text:p>
          </table:table-cell>
          <table:table-cell office:value-type="float" office:value="0.813184" calcext:value-type="float">
            <text:p>0.813184</text:p>
          </table:table-cell>
          <table:table-cell office:value-type="float" office:value="0.831567" calcext:value-type="float">
            <text:p>0.831567</text:p>
          </table:table-cell>
          <table:table-cell office:value-type="float" office:value="0.846726" calcext:value-type="float">
            <text:p>0.846726</text:p>
          </table:table-cell>
          <table:table-cell office:value-type="float" office:value="0.863098" calcext:value-type="float">
            <text:p>0.863098</text:p>
          </table:table-cell>
          <table:table-cell office:value-type="float" office:value="0.893422" calcext:value-type="float">
            <text:p>0.893422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92157" calcext:value-type="float">
            <text:p>0.79215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10961" calcext:value-type="float">
            <text:p>0.210961</text:p>
          </table:table-cell>
          <table:table-cell office:value-type="float" office:value="0.599502" calcext:value-type="float">
            <text:p>0.599502</text:p>
          </table:table-cell>
          <table:table-cell office:value-type="float" office:value="0.70379" calcext:value-type="float">
            <text:p>0.70379</text:p>
          </table:table-cell>
          <table:table-cell office:value-type="float" office:value="0.754356" calcext:value-type="float">
            <text:p>0.754356</text:p>
          </table:table-cell>
          <table:table-cell office:value-type="float" office:value="0.781406" calcext:value-type="float">
            <text:p>0.781406</text:p>
          </table:table-cell>
          <table:table-cell office:value-type="float" office:value="0.801944" calcext:value-type="float">
            <text:p>0.801944</text:p>
          </table:table-cell>
          <table:table-cell office:value-type="float" office:value="0.820093" calcext:value-type="float">
            <text:p>0.820093</text:p>
          </table:table-cell>
          <table:table-cell office:value-type="float" office:value="0.833941" calcext:value-type="float">
            <text:p>0.833941</text:p>
          </table:table-cell>
          <table:table-cell office:value-type="float" office:value="0.846915" calcext:value-type="float">
            <text:p>0.846915</text:p>
          </table:table-cell>
          <table:table-cell office:value-type="float" office:value="0.861083" calcext:value-type="float">
            <text:p>0.861083</text:p>
          </table:table-cell>
          <table:table-cell office:value-type="float" office:value="0.888526" calcext:value-type="float">
            <text:p>0.88852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89156" calcext:value-type="float">
            <text:p>0.78915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8481" calcext:value-type="float">
            <text:p>0.48481</text:p>
          </table:table-cell>
          <table:table-cell office:value-type="float" office:value="0.618277" calcext:value-type="float">
            <text:p>0.618277</text:p>
          </table:table-cell>
          <table:table-cell office:value-type="float" office:value="0.731466" calcext:value-type="float">
            <text:p>0.731466</text:p>
          </table:table-cell>
          <table:table-cell office:value-type="float" office:value="0.772627" calcext:value-type="float">
            <text:p>0.772627</text:p>
          </table:table-cell>
          <table:table-cell office:value-type="float" office:value="0.791933" calcext:value-type="float">
            <text:p>0.791933</text:p>
          </table:table-cell>
          <table:table-cell office:value-type="float" office:value="0.807468" calcext:value-type="float">
            <text:p>0.807468</text:p>
          </table:table-cell>
          <table:table-cell office:value-type="float" office:value="0.827579" calcext:value-type="float">
            <text:p>0.827579</text:p>
          </table:table-cell>
          <table:table-cell office:value-type="float" office:value="0.840309" calcext:value-type="float">
            <text:p>0.840309</text:p>
          </table:table-cell>
          <table:table-cell office:value-type="float" office:value="0.853264" calcext:value-type="float">
            <text:p>0.853264</text:p>
          </table:table-cell>
          <table:table-cell office:value-type="float" office:value="0.861187" calcext:value-type="float">
            <text:p>0.861187</text:p>
          </table:table-cell>
          <table:table-cell office:value-type="float" office:value="0.889066" calcext:value-type="float">
            <text:p>0.889066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799318" calcext:value-type="float">
            <text:p>0.79931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58758" calcext:value-type="float">
            <text:p>0.358758</text:p>
          </table:table-cell>
          <table:table-cell office:value-type="float" office:value="0.610636" calcext:value-type="float">
            <text:p>0.610636</text:p>
          </table:table-cell>
          <table:table-cell office:value-type="float" office:value="0.743643" calcext:value-type="float">
            <text:p>0.743643</text:p>
          </table:table-cell>
          <table:table-cell office:value-type="float" office:value="0.776931" calcext:value-type="float">
            <text:p>0.776931</text:p>
          </table:table-cell>
          <table:table-cell office:value-type="float" office:value="0.795963" calcext:value-type="float">
            <text:p>0.795963</text:p>
          </table:table-cell>
          <table:table-cell office:value-type="float" office:value="0.812151" calcext:value-type="float">
            <text:p>0.812151</text:p>
          </table:table-cell>
          <table:table-cell office:value-type="float" office:value="0.829337" calcext:value-type="float">
            <text:p>0.829337</text:p>
          </table:table-cell>
          <table:table-cell office:value-type="float" office:value="0.842232" calcext:value-type="float">
            <text:p>0.842232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866961" calcext:value-type="float">
            <text:p>0.866961</text:p>
          </table:table-cell>
          <table:table-cell office:value-type="float" office:value="0.894703" calcext:value-type="float">
            <text:p>0.894703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802826" calcext:value-type="float">
            <text:p>0.80282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0.538796" calcext:value-type="float">
            <text:p>0.538796</text:p>
          </table:table-cell>
          <table:table-cell office:value-type="float" office:value="0.744888" calcext:value-type="float">
            <text:p>0.744888</text:p>
          </table:table-cell>
          <table:table-cell office:value-type="float" office:value="0.782034" calcext:value-type="float">
            <text:p>0.782034</text:p>
          </table:table-cell>
          <table:table-cell office:value-type="float" office:value="0.801658" calcext:value-type="float">
            <text:p>0.801658</text:p>
          </table:table-cell>
          <table:table-cell office:value-type="float" office:value="0.816172" calcext:value-type="float">
            <text:p>0.816172</text:p>
          </table:table-cell>
          <table:table-cell office:value-type="float" office:value="0.832243" calcext:value-type="float">
            <text:p>0.832243</text:p>
          </table:table-cell>
          <table:table-cell office:value-type="float" office:value="0.845718" calcext:value-type="float">
            <text:p>0.845718</text:p>
          </table:table-cell>
          <table:table-cell office:value-type="float" office:value="0.858722" calcext:value-type="float">
            <text:p>0.858722</text:p>
          </table:table-cell>
          <table:table-cell office:value-type="float" office:value="0.873578" calcext:value-type="float">
            <text:p>0.873578</text:p>
          </table:table-cell>
          <table:table-cell office:value-type="float" office:value="0.901612" calcext:value-type="float">
            <text:p>0.901612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799542" calcext:value-type="float">
            <text:p>0.79954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48692" calcext:value-type="float">
            <text:p>0.448692</text:p>
          </table:table-cell>
          <table:table-cell office:value-type="float" office:value="0.630325" calcext:value-type="float">
            <text:p>0.630325</text:p>
          </table:table-cell>
          <table:table-cell office:value-type="float" office:value="0.736353" calcext:value-type="float">
            <text:p>0.736353</text:p>
          </table:table-cell>
          <table:table-cell office:value-type="float" office:value="0.77715" calcext:value-type="float">
            <text:p>0.77715</text:p>
          </table:table-cell>
          <table:table-cell office:value-type="float" office:value="0.801331" calcext:value-type="float">
            <text:p>0.801331</text:p>
          </table:table-cell>
          <table:table-cell office:value-type="float" office:value="0.817404" calcext:value-type="float">
            <text:p>0.817404</text:p>
          </table:table-cell>
          <table:table-cell office:value-type="float" office:value="0.835591" calcext:value-type="float">
            <text:p>0.835591</text:p>
          </table:table-cell>
          <table:table-cell office:value-type="float" office:value="0.847033" calcext:value-type="float">
            <text:p>0.847033</text:p>
          </table:table-cell>
          <table:table-cell office:value-type="float" office:value="0.858082" calcext:value-type="float">
            <text:p>0.858082</text:p>
          </table:table-cell>
          <table:table-cell office:value-type="float" office:value="0.877298" calcext:value-type="float">
            <text:p>0.877298</text:p>
          </table:table-cell>
          <table:table-cell office:value-type="float" office:value="0.904768" calcext:value-type="float">
            <text:p>0.904768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808534" calcext:value-type="float">
            <text:p>0.80853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8692" calcext:value-type="float">
            <text:p>0.448692</text:p>
          </table:table-cell>
          <table:table-cell office:value-type="float" office:value="0.639094" calcext:value-type="float">
            <text:p>0.639094</text:p>
          </table:table-cell>
          <table:table-cell office:value-type="float" office:value="0.742691" calcext:value-type="float">
            <text:p>0.742691</text:p>
          </table:table-cell>
          <table:table-cell office:value-type="float" office:value="0.778348" calcext:value-type="float">
            <text:p>0.778348</text:p>
          </table:table-cell>
          <table:table-cell office:value-type="float" office:value="0.80359" calcext:value-type="float">
            <text:p>0.80359</text:p>
          </table:table-cell>
          <table:table-cell office:value-type="float" office:value="0.826396" calcext:value-type="float">
            <text:p>0.826396</text:p>
          </table:table-cell>
          <table:table-cell office:value-type="float" office:value="0.836329" calcext:value-type="float">
            <text:p>0.836329</text:p>
          </table:table-cell>
          <table:table-cell office:value-type="float" office:value="0.847069" calcext:value-type="float">
            <text:p>0.847069</text:p>
          </table:table-cell>
          <table:table-cell office:value-type="float" office:value="0.862043" calcext:value-type="float">
            <text:p>0.862043</text:p>
          </table:table-cell>
          <table:table-cell office:value-type="float" office:value="0.882935" calcext:value-type="float">
            <text:p>0.882935</text:p>
          </table:table-cell>
          <table:table-cell office:value-type="float" office:value="0.904059" calcext:value-type="float">
            <text:p>0.90405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812255" calcext:value-type="float">
            <text:p>0.81225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85015" calcext:value-type="float">
            <text:p>0.385015</text:p>
          </table:table-cell>
          <table:table-cell office:value-type="float" office:value="0.637121" calcext:value-type="float">
            <text:p>0.637121</text:p>
          </table:table-cell>
          <table:table-cell office:value-type="float" office:value="0.734504" calcext:value-type="float">
            <text:p>0.734504</text:p>
          </table:table-cell>
          <table:table-cell office:value-type="float" office:value="0.769639" calcext:value-type="float">
            <text:p>0.769639</text:p>
          </table:table-cell>
          <table:table-cell office:value-type="float" office:value="0.78977" calcext:value-type="float">
            <text:p>0.78977</text:p>
          </table:table-cell>
          <table:table-cell office:value-type="float" office:value="0.814818" calcext:value-type="float">
            <text:p>0.814818</text:p>
          </table:table-cell>
          <table:table-cell office:value-type="float" office:value="0.836604" calcext:value-type="float">
            <text:p>0.836604</text:p>
          </table:table-cell>
          <table:table-cell office:value-type="float" office:value="0.846142" calcext:value-type="float">
            <text:p>0.846142</text:p>
          </table:table-cell>
          <table:table-cell office:value-type="float" office:value="0.859393" calcext:value-type="float">
            <text:p>0.859393</text:p>
          </table:table-cell>
          <table:table-cell office:value-type="float" office:value="0.877354" calcext:value-type="float">
            <text:p>0.877354</text:p>
          </table:table-cell>
          <table:table-cell office:value-type="float" office:value="0.901007" calcext:value-type="float">
            <text:p>0.901007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06635" calcext:value-type="float">
            <text:p>0.80663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23416" calcext:value-type="float">
            <text:p>0.323416</text:p>
          </table:table-cell>
          <table:table-cell office:value-type="float" office:value="0.646533" calcext:value-type="float">
            <text:p>0.646533</text:p>
          </table:table-cell>
          <table:table-cell office:value-type="float" office:value="0.732945" calcext:value-type="float">
            <text:p>0.732945</text:p>
          </table:table-cell>
          <table:table-cell office:value-type="float" office:value="0.770326" calcext:value-type="float">
            <text:p>0.770326</text:p>
          </table:table-cell>
          <table:table-cell office:value-type="float" office:value="0.792446" calcext:value-type="float">
            <text:p>0.792446</text:p>
          </table:table-cell>
          <table:table-cell office:value-type="float" office:value="0.807384" calcext:value-type="float">
            <text:p>0.807384</text:p>
          </table:table-cell>
          <table:table-cell office:value-type="float" office:value="0.828955" calcext:value-type="float">
            <text:p>0.828955</text:p>
          </table:table-cell>
          <table:table-cell office:value-type="float" office:value="0.843541" calcext:value-type="float">
            <text:p>0.843541</text:p>
          </table:table-cell>
          <table:table-cell office:value-type="float" office:value="0.858967" calcext:value-type="float">
            <text:p>0.858967</text:p>
          </table:table-cell>
          <table:table-cell office:value-type="float" office:value="0.880773" calcext:value-type="float">
            <text:p>0.880773</text:p>
          </table:table-cell>
          <table:table-cell office:value-type="float" office:value="0.902878" calcext:value-type="float">
            <text:p>0.902878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06474" calcext:value-type="float">
            <text:p>0.80647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31854" calcext:value-type="float">
            <text:p>0.231854</text:p>
          </table:table-cell>
          <table:table-cell office:value-type="float" office:value="0.627123" calcext:value-type="float">
            <text:p>0.627123</text:p>
          </table:table-cell>
          <table:table-cell office:value-type="float" office:value="0.739916" calcext:value-type="float">
            <text:p>0.739916</text:p>
          </table:table-cell>
          <table:table-cell office:value-type="float" office:value="0.772502" calcext:value-type="float">
            <text:p>0.772502</text:p>
          </table:table-cell>
          <table:table-cell office:value-type="float" office:value="0.792182" calcext:value-type="float">
            <text:p>0.792182</text:p>
          </table:table-cell>
          <table:table-cell office:value-type="float" office:value="0.810259" calcext:value-type="float">
            <text:p>0.810259</text:p>
          </table:table-cell>
          <table:table-cell office:value-type="float" office:value="0.833427" calcext:value-type="float">
            <text:p>0.833427</text:p>
          </table:table-cell>
          <table:table-cell office:value-type="float" office:value="0.851209" calcext:value-type="float">
            <text:p>0.851209</text:p>
          </table:table-cell>
          <table:table-cell office:value-type="float" office:value="0.867972" calcext:value-type="float">
            <text:p>0.867972</text:p>
          </table:table-cell>
          <table:table-cell office:value-type="float" office:value="0.881944" calcext:value-type="float">
            <text:p>0.881944</text:p>
          </table:table-cell>
          <table:table-cell office:value-type="float" office:value="0.909523" calcext:value-type="float">
            <text:p>0.90952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08606" calcext:value-type="float">
            <text:p>0.80860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31854" calcext:value-type="float">
            <text:p>0.231854</text:p>
          </table:table-cell>
          <table:table-cell office:value-type="float" office:value="0.643191" calcext:value-type="float">
            <text:p>0.643191</text:p>
          </table:table-cell>
          <table:table-cell office:value-type="float" office:value="0.74152" calcext:value-type="float">
            <text:p>0.74152</text:p>
          </table:table-cell>
          <table:table-cell office:value-type="float" office:value="0.775192" calcext:value-type="float">
            <text:p>0.775192</text:p>
          </table:table-cell>
          <table:table-cell office:value-type="float" office:value="0.802612" calcext:value-type="float">
            <text:p>0.802612</text:p>
          </table:table-cell>
          <table:table-cell office:value-type="float" office:value="0.823337" calcext:value-type="float">
            <text:p>0.823337</text:p>
          </table:table-cell>
          <table:table-cell office:value-type="float" office:value="0.843753" calcext:value-type="float">
            <text:p>0.843753</text:p>
          </table:table-cell>
          <table:table-cell office:value-type="float" office:value="0.862369" calcext:value-type="float">
            <text:p>0.862369</text:p>
          </table:table-cell>
          <table:table-cell office:value-type="float" office:value="0.872126" calcext:value-type="float">
            <text:p>0.872126</text:p>
          </table:table-cell>
          <table:table-cell office:value-type="float" office:value="0.883838" calcext:value-type="float">
            <text:p>0.883838</text:p>
          </table:table-cell>
          <table:table-cell office:value-type="float" office:value="0.908115" calcext:value-type="float">
            <text:p>0.908115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15605" calcext:value-type="float">
            <text:p>0.81560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76597" calcext:value-type="float">
            <text:p>0.576597</text:p>
          </table:table-cell>
          <table:table-cell office:value-type="float" office:value="0.676435" calcext:value-type="float">
            <text:p>0.676435</text:p>
          </table:table-cell>
          <table:table-cell office:value-type="float" office:value="0.749063" calcext:value-type="float">
            <text:p>0.749063</text:p>
          </table:table-cell>
          <table:table-cell office:value-type="float" office:value="0.787137" calcext:value-type="float">
            <text:p>0.787137</text:p>
          </table:table-cell>
          <table:table-cell office:value-type="float" office:value="0.810935" calcext:value-type="float">
            <text:p>0.810935</text:p>
          </table:table-cell>
          <table:table-cell office:value-type="float" office:value="0.830695" calcext:value-type="float">
            <text:p>0.830695</text:p>
          </table:table-cell>
          <table:table-cell office:value-type="float" office:value="0.845792" calcext:value-type="float">
            <text:p>0.845792</text:p>
          </table:table-cell>
          <table:table-cell office:value-type="float" office:value="0.861264" calcext:value-type="float">
            <text:p>0.861264</text:p>
          </table:table-cell>
          <table:table-cell office:value-type="float" office:value="0.874448" calcext:value-type="float">
            <text:p>0.874448</text:p>
          </table:table-cell>
          <table:table-cell office:value-type="float" office:value="0.887215" calcext:value-type="float">
            <text:p>0.887215</text:p>
          </table:table-cell>
          <table:table-cell office:value-type="float" office:value="0.913557" calcext:value-type="float">
            <text:p>0.913557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23654" calcext:value-type="float">
            <text:p>0.82365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0.605561" calcext:value-type="float">
            <text:p>0.605561</text:p>
          </table:table-cell>
          <table:table-cell office:value-type="float" office:value="0.748122" calcext:value-type="float">
            <text:p>0.748122</text:p>
          </table:table-cell>
          <table:table-cell office:value-type="float" office:value="0.782959" calcext:value-type="float">
            <text:p>0.782959</text:p>
          </table:table-cell>
          <table:table-cell office:value-type="float" office:value="0.804548" calcext:value-type="float">
            <text:p>0.804548</text:p>
          </table:table-cell>
          <table:table-cell office:value-type="float" office:value="0.81905" calcext:value-type="float">
            <text:p>0.81905</text:p>
          </table:table-cell>
          <table:table-cell office:value-type="float" office:value="0.833535" calcext:value-type="float">
            <text:p>0.833535</text:p>
          </table:table-cell>
          <table:table-cell office:value-type="float" office:value="0.85147" calcext:value-type="float">
            <text:p>0.85147</text:p>
          </table:table-cell>
          <table:table-cell office:value-type="float" office:value="0.868598" calcext:value-type="float">
            <text:p>0.868598</text:p>
          </table:table-cell>
          <table:table-cell office:value-type="float" office:value="0.883268" calcext:value-type="float">
            <text:p>0.883268</text:p>
          </table:table-cell>
          <table:table-cell office:value-type="float" office:value="0.910141" calcext:value-type="float">
            <text:p>0.910141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10725" calcext:value-type="float">
            <text:p>0.81072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92854" calcext:value-type="float">
            <text:p>0.492854</text:p>
          </table:table-cell>
          <table:table-cell office:value-type="float" office:value="0.650641" calcext:value-type="float">
            <text:p>0.650641</text:p>
          </table:table-cell>
          <table:table-cell office:value-type="float" office:value="0.733869" calcext:value-type="float">
            <text:p>0.733869</text:p>
          </table:table-cell>
          <table:table-cell office:value-type="float" office:value="0.771873" calcext:value-type="float">
            <text:p>0.771873</text:p>
          </table:table-cell>
          <table:table-cell office:value-type="float" office:value="0.793836" calcext:value-type="float">
            <text:p>0.793836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826373" calcext:value-type="float">
            <text:p>0.826373</text:p>
          </table:table-cell>
          <table:table-cell office:value-type="float" office:value="0.845494" calcext:value-type="float">
            <text:p>0.845494</text:p>
          </table:table-cell>
          <table:table-cell office:value-type="float" office:value="0.8661" calcext:value-type="float">
            <text:p>0.8661</text:p>
          </table:table-cell>
          <table:table-cell office:value-type="float" office:value="0.883906" calcext:value-type="float">
            <text:p>0.883906</text:p>
          </table:table-cell>
          <table:table-cell office:value-type="float" office:value="0.910586" calcext:value-type="float">
            <text:p>0.910586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09588" calcext:value-type="float">
            <text:p>0.80958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31682" calcext:value-type="float">
            <text:p>0.331682</text:p>
          </table:table-cell>
          <table:table-cell office:value-type="float" office:value="0.599104" calcext:value-type="float">
            <text:p>0.599104</text:p>
          </table:table-cell>
          <table:table-cell office:value-type="float" office:value="0.72421" calcext:value-type="float">
            <text:p>0.72421</text:p>
          </table:table-cell>
          <table:table-cell office:value-type="float" office:value="0.772001" calcext:value-type="float">
            <text:p>0.772001</text:p>
          </table:table-cell>
          <table:table-cell office:value-type="float" office:value="0.796148" calcext:value-type="float">
            <text:p>0.796148</text:p>
          </table:table-cell>
          <table:table-cell office:value-type="float" office:value="0.810949" calcext:value-type="float">
            <text:p>0.810949</text:p>
          </table:table-cell>
          <table:table-cell office:value-type="float" office:value="0.826734" calcext:value-type="float">
            <text:p>0.826734</text:p>
          </table:table-cell>
          <table:table-cell office:value-type="float" office:value="0.847995" calcext:value-type="float">
            <text:p>0.847995</text:p>
          </table:table-cell>
          <table:table-cell office:value-type="float" office:value="0.86662" calcext:value-type="float">
            <text:p>0.86662</text:p>
          </table:table-cell>
          <table:table-cell office:value-type="float" office:value="0.882855" calcext:value-type="float">
            <text:p>0.882855</text:p>
          </table:table-cell>
          <table:table-cell office:value-type="float" office:value="0.911261" calcext:value-type="float">
            <text:p>0.911261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03788" calcext:value-type="float">
            <text:p>0.80378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92854" calcext:value-type="float">
            <text:p>0.492854</text:p>
          </table:table-cell>
          <table:table-cell office:value-type="float" office:value="0.574973" calcext:value-type="float">
            <text:p>0.574973</text:p>
          </table:table-cell>
          <table:table-cell office:value-type="float" office:value="0.71371" calcext:value-type="float">
            <text:p>0.71371</text:p>
          </table:table-cell>
          <table:table-cell office:value-type="float" office:value="0.765954" calcext:value-type="float">
            <text:p>0.765954</text:p>
          </table:table-cell>
          <table:table-cell office:value-type="float" office:value="0.788013" calcext:value-type="float">
            <text:p>0.788013</text:p>
          </table:table-cell>
          <table:table-cell office:value-type="float" office:value="0.800966" calcext:value-type="float">
            <text:p>0.800966</text:p>
          </table:table-cell>
          <table:table-cell office:value-type="float" office:value="0.813485" calcext:value-type="float">
            <text:p>0.813485</text:p>
          </table:table-cell>
          <table:table-cell office:value-type="float" office:value="0.83571" calcext:value-type="float">
            <text:p>0.83571</text:p>
          </table:table-cell>
          <table:table-cell office:value-type="float" office:value="0.854072" calcext:value-type="float">
            <text:p>0.854072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910071" calcext:value-type="float">
            <text:p>0.910071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793355" calcext:value-type="float">
            <text:p>0.79335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0.531904" calcext:value-type="float">
            <text:p>0.531904</text:p>
          </table:table-cell>
          <table:table-cell office:value-type="float" office:value="0.725517" calcext:value-type="float">
            <text:p>0.725517</text:p>
          </table:table-cell>
          <table:table-cell office:value-type="float" office:value="0.774976" calcext:value-type="float">
            <text:p>0.774976</text:p>
          </table:table-cell>
          <table:table-cell office:value-type="float" office:value="0.795928" calcext:value-type="float">
            <text:p>0.795928</text:p>
          </table:table-cell>
          <table:table-cell office:value-type="float" office:value="0.806998" calcext:value-type="float">
            <text:p>0.806998</text:p>
          </table:table-cell>
          <table:table-cell office:value-type="float" office:value="0.826406" calcext:value-type="float">
            <text:p>0.826406</text:p>
          </table:table-cell>
          <table:table-cell office:value-type="float" office:value="0.845252" calcext:value-type="float">
            <text:p>0.845252</text:p>
          </table:table-cell>
          <table:table-cell office:value-type="float" office:value="0.864333" calcext:value-type="float">
            <text:p>0.864333</text:p>
          </table:table-cell>
          <table:table-cell office:value-type="float" office:value="0.883084" calcext:value-type="float">
            <text:p>0.883084</text:p>
          </table:table-cell>
          <table:table-cell office:value-type="float" office:value="0.910603" calcext:value-type="float">
            <text:p>0.91060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7965" calcext:value-type="float">
            <text:p>0.796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61049" calcext:value-type="float">
            <text:p>0.461049</text:p>
          </table:table-cell>
          <table:table-cell office:value-type="float" office:value="0.609018" calcext:value-type="float">
            <text:p>0.609018</text:p>
          </table:table-cell>
          <table:table-cell office:value-type="float" office:value="0.731746" calcext:value-type="float">
            <text:p>0.731746</text:p>
          </table:table-cell>
          <table:table-cell office:value-type="float" office:value="0.781916" calcext:value-type="float">
            <text:p>0.781916</text:p>
          </table:table-cell>
          <table:table-cell office:value-type="float" office:value="0.797736" calcext:value-type="float">
            <text:p>0.797736</text:p>
          </table:table-cell>
          <table:table-cell office:value-type="float" office:value="0.810456" calcext:value-type="float">
            <text:p>0.810456</text:p>
          </table:table-cell>
          <table:table-cell office:value-type="float" office:value="0.826644" calcext:value-type="float">
            <text:p>0.826644</text:p>
          </table:table-cell>
          <table:table-cell office:value-type="float" office:value="0.840558" calcext:value-type="float">
            <text:p>0.840558</text:p>
          </table:table-cell>
          <table:table-cell office:value-type="float" office:value="0.866113" calcext:value-type="float">
            <text:p>0.866113</text:p>
          </table:table-cell>
          <table:table-cell office:value-type="float" office:value="0.885575" calcext:value-type="float">
            <text:p>0.885575</text:p>
          </table:table-cell>
          <table:table-cell office:value-type="float" office:value="0.913927" calcext:value-type="float">
            <text:p>0.913927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06369" calcext:value-type="float">
            <text:p>0.80636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70159" calcext:value-type="float">
            <text:p>0.370159</text:p>
          </table:table-cell>
          <table:table-cell office:value-type="float" office:value="0.632893" calcext:value-type="float">
            <text:p>0.632893</text:p>
          </table:table-cell>
          <table:table-cell office:value-type="float" office:value="0.75264" calcext:value-type="float">
            <text:p>0.75264</text:p>
          </table:table-cell>
          <table:table-cell office:value-type="float" office:value="0.786786" calcext:value-type="float">
            <text:p>0.786786</text:p>
          </table:table-cell>
          <table:table-cell office:value-type="float" office:value="0.799971" calcext:value-type="float">
            <text:p>0.799971</text:p>
          </table:table-cell>
          <table:table-cell office:value-type="float" office:value="0.816244" calcext:value-type="float">
            <text:p>0.816244</text:p>
          </table:table-cell>
          <table:table-cell office:value-type="float" office:value="0.833537" calcext:value-type="float">
            <text:p>0.833537</text:p>
          </table:table-cell>
          <table:table-cell office:value-type="float" office:value="0.851652" calcext:value-type="float">
            <text:p>0.851652</text:p>
          </table:table-cell>
          <table:table-cell office:value-type="float" office:value="0.871535" calcext:value-type="float">
            <text:p>0.871535</text:p>
          </table:table-cell>
          <table:table-cell office:value-type="float" office:value="0.889573" calcext:value-type="float">
            <text:p>0.889573</text:p>
          </table:table-cell>
          <table:table-cell office:value-type="float" office:value="0.918308" calcext:value-type="float">
            <text:p>0.918308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15314" calcext:value-type="float">
            <text:p>0.81531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23937" calcext:value-type="float">
            <text:p>0.523937</text:p>
          </table:table-cell>
          <table:table-cell office:value-type="float" office:value="0.621849" calcext:value-type="float">
            <text:p>0.621849</text:p>
          </table:table-cell>
          <table:table-cell office:value-type="float" office:value="0.725538" calcext:value-type="float">
            <text:p>0.725538</text:p>
          </table:table-cell>
          <table:table-cell office:value-type="float" office:value="0.773004" calcext:value-type="float">
            <text:p>0.773004</text:p>
          </table:table-cell>
          <table:table-cell office:value-type="float" office:value="0.798531" calcext:value-type="float">
            <text:p>0.798531</text:p>
          </table:table-cell>
          <table:table-cell office:value-type="float" office:value="0.812997" calcext:value-type="float">
            <text:p>0.812997</text:p>
          </table:table-cell>
          <table:table-cell office:value-type="float" office:value="0.828266" calcext:value-type="float">
            <text:p>0.828266</text:p>
          </table:table-cell>
          <table:table-cell office:value-type="float" office:value="0.84829" calcext:value-type="float">
            <text:p>0.84829</text:p>
          </table:table-cell>
          <table:table-cell office:value-type="float" office:value="0.871265" calcext:value-type="float">
            <text:p>0.871265</text:p>
          </table:table-cell>
          <table:table-cell office:value-type="float" office:value="0.888588" calcext:value-type="float">
            <text:p>0.888588</text:p>
          </table:table-cell>
          <table:table-cell office:value-type="float" office:value="0.915104" calcext:value-type="float">
            <text:p>0.91510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08343" calcext:value-type="float">
            <text:p>0.80834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32615" calcext:value-type="float">
            <text:p>0.532615</text:p>
          </table:table-cell>
          <table:table-cell office:value-type="float" office:value="0.635201" calcext:value-type="float">
            <text:p>0.635201</text:p>
          </table:table-cell>
          <table:table-cell office:value-type="float" office:value="0.725769" calcext:value-type="float">
            <text:p>0.725769</text:p>
          </table:table-cell>
          <table:table-cell office:value-type="float" office:value="0.768618" calcext:value-type="float">
            <text:p>0.768618</text:p>
          </table:table-cell>
          <table:table-cell office:value-type="float" office:value="0.797977" calcext:value-type="float">
            <text:p>0.797977</text:p>
          </table:table-cell>
          <table:table-cell office:value-type="float" office:value="0.808965" calcext:value-type="float">
            <text:p>0.808965</text:p>
          </table:table-cell>
          <table:table-cell office:value-type="float" office:value="0.829343" calcext:value-type="float">
            <text:p>0.829343</text:p>
          </table:table-cell>
          <table:table-cell office:value-type="float" office:value="0.852187" calcext:value-type="float">
            <text:p>0.852187</text:p>
          </table:table-cell>
          <table:table-cell office:value-type="float" office:value="0.871215" calcext:value-type="float">
            <text:p>0.871215</text:p>
          </table:table-cell>
          <table:table-cell office:value-type="float" office:value="0.886589" calcext:value-type="float">
            <text:p>0.886589</text:p>
          </table:table-cell>
          <table:table-cell office:value-type="float" office:value="0.907653" calcext:value-type="float">
            <text:p>0.90765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08352" calcext:value-type="float">
            <text:p>0.80835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32615" calcext:value-type="float">
            <text:p>0.532615</text:p>
          </table:table-cell>
          <table:table-cell office:value-type="float" office:value="0.594617" calcext:value-type="float">
            <text:p>0.594617</text:p>
          </table:table-cell>
          <table:table-cell office:value-type="float" office:value="0.706788" calcext:value-type="float">
            <text:p>0.706788</text:p>
          </table:table-cell>
          <table:table-cell office:value-type="float" office:value="0.75333" calcext:value-type="float">
            <text:p>0.75333</text:p>
          </table:table-cell>
          <table:table-cell office:value-type="float" office:value="0.789" calcext:value-type="float">
            <text:p>0.789</text:p>
          </table:table-cell>
          <table:table-cell office:value-type="float" office:value="0.806187" calcext:value-type="float">
            <text:p>0.806187</text:p>
          </table:table-cell>
          <table:table-cell office:value-type="float" office:value="0.8237" calcext:value-type="float">
            <text:p>0.8237</text:p>
          </table:table-cell>
          <table:table-cell office:value-type="float" office:value="0.843565" calcext:value-type="float">
            <text:p>0.843565</text:p>
          </table:table-cell>
          <table:table-cell office:value-type="float" office:value="0.864723" calcext:value-type="float">
            <text:p>0.864723</text:p>
          </table:table-cell>
          <table:table-cell office:value-type="float" office:value="0.883955" calcext:value-type="float">
            <text:p>0.883955</text:p>
          </table:table-cell>
          <table:table-cell office:value-type="float" office:value="0.908856" calcext:value-type="float">
            <text:p>0.908856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797472" calcext:value-type="float">
            <text:p>0.79747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32615" calcext:value-type="float">
            <text:p>0.532615</text:p>
          </table:table-cell>
          <table:table-cell office:value-type="float" office:value="0.61098" calcext:value-type="float">
            <text:p>0.61098</text:p>
          </table:table-cell>
          <table:table-cell office:value-type="float" office:value="0.719944" calcext:value-type="float">
            <text:p>0.719944</text:p>
          </table:table-cell>
          <table:table-cell office:value-type="float" office:value="0.760006" calcext:value-type="float">
            <text:p>0.760006</text:p>
          </table:table-cell>
          <table:table-cell office:value-type="float" office:value="0.793268" calcext:value-type="float">
            <text:p>0.793268</text:p>
          </table:table-cell>
          <table:table-cell office:value-type="float" office:value="0.809527" calcext:value-type="float">
            <text:p>0.809527</text:p>
          </table:table-cell>
          <table:table-cell office:value-type="float" office:value="0.826421" calcext:value-type="float">
            <text:p>0.826421</text:p>
          </table:table-cell>
          <table:table-cell office:value-type="float" office:value="0.846623" calcext:value-type="float">
            <text:p>0.846623</text:p>
          </table:table-cell>
          <table:table-cell office:value-type="float" office:value="0.864908" calcext:value-type="float">
            <text:p>0.864908</text:p>
          </table:table-cell>
          <table:table-cell office:value-type="float" office:value="0.882945" calcext:value-type="float">
            <text:p>0.882945</text:p>
          </table:table-cell>
          <table:table-cell office:value-type="float" office:value="0.910043" calcext:value-type="float">
            <text:p>0.91004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02466" calcext:value-type="float">
            <text:p>0.80246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46751" calcext:value-type="float">
            <text:p>0.546751</text:p>
          </table:table-cell>
          <table:table-cell office:value-type="float" office:value="0.626606" calcext:value-type="float">
            <text:p>0.626606</text:p>
          </table:table-cell>
          <table:table-cell office:value-type="float" office:value="0.711722" calcext:value-type="float">
            <text:p>0.711722</text:p>
          </table:table-cell>
          <table:table-cell office:value-type="float" office:value="0.752252" calcext:value-type="float">
            <text:p>0.752252</text:p>
          </table:table-cell>
          <table:table-cell office:value-type="float" office:value="0.781302" calcext:value-type="float">
            <text:p>0.781302</text:p>
          </table:table-cell>
          <table:table-cell office:value-type="float" office:value="0.806825" calcext:value-type="float">
            <text:p>0.806825</text:p>
          </table:table-cell>
          <table:table-cell office:value-type="float" office:value="0.83026" calcext:value-type="float">
            <text:p>0.83026</text:p>
          </table:table-cell>
          <table:table-cell office:value-type="float" office:value="0.852053" calcext:value-type="float">
            <text:p>0.852053</text:p>
          </table:table-cell>
          <table:table-cell office:value-type="float" office:value="0.866997" calcext:value-type="float">
            <text:p>0.866997</text:p>
          </table:table-cell>
          <table:table-cell office:value-type="float" office:value="0.883663" calcext:value-type="float">
            <text:p>0.883663</text:p>
          </table:table-cell>
          <table:table-cell office:value-type="float" office:value="0.909991" calcext:value-type="float">
            <text:p>0.909991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02167" calcext:value-type="float">
            <text:p>0.80216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0.536719" calcext:value-type="float">
            <text:p>0.536719</text:p>
          </table:table-cell>
          <table:table-cell office:value-type="float" office:value="0.715687" calcext:value-type="float">
            <text:p>0.715687</text:p>
          </table:table-cell>
          <table:table-cell office:value-type="float" office:value="0.763396" calcext:value-type="float">
            <text:p>0.763396</text:p>
          </table:table-cell>
          <table:table-cell office:value-type="float" office:value="0.792039" calcext:value-type="float">
            <text:p>0.792039</text:p>
          </table:table-cell>
          <table:table-cell office:value-type="float" office:value="0.814801" calcext:value-type="float">
            <text:p>0.814801</text:p>
          </table:table-cell>
          <table:table-cell office:value-type="float" office:value="0.841597" calcext:value-type="float">
            <text:p>0.841597</text:p>
          </table:table-cell>
          <table:table-cell office:value-type="float" office:value="0.860242" calcext:value-type="float">
            <text:p>0.860242</text:p>
          </table:table-cell>
          <table:table-cell office:value-type="float" office:value="0.871062" calcext:value-type="float">
            <text:p>0.871062</text:p>
          </table:table-cell>
          <table:table-cell office:value-type="float" office:value="0.883785" calcext:value-type="float">
            <text:p>0.883785</text:p>
          </table:table-cell>
          <table:table-cell office:value-type="float" office:value="0.905954" calcext:value-type="float">
            <text:p>0.90595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798528" calcext:value-type="float">
            <text:p>0.79852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6072" calcext:value-type="float">
            <text:p>0.586072</text:p>
          </table:table-cell>
          <table:table-cell office:value-type="float" office:value="0.645393" calcext:value-type="float">
            <text:p>0.645393</text:p>
          </table:table-cell>
          <table:table-cell office:value-type="float" office:value="0.716613" calcext:value-type="float">
            <text:p>0.716613</text:p>
          </table:table-cell>
          <table:table-cell office:value-type="float" office:value="0.765145" calcext:value-type="float">
            <text:p>0.765145</text:p>
          </table:table-cell>
          <table:table-cell office:value-type="float" office:value="0.792033" calcext:value-type="float">
            <text:p>0.792033</text:p>
          </table:table-cell>
          <table:table-cell office:value-type="float" office:value="0.810741" calcext:value-type="float">
            <text:p>0.810741</text:p>
          </table:table-cell>
          <table:table-cell office:value-type="float" office:value="0.832788" calcext:value-type="float">
            <text:p>0.832788</text:p>
          </table:table-cell>
          <table:table-cell office:value-type="float" office:value="0.856288" calcext:value-type="float">
            <text:p>0.856288</text:p>
          </table:table-cell>
          <table:table-cell office:value-type="float" office:value="0.873644" calcext:value-type="float">
            <text:p>0.873644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903897" calcext:value-type="float">
            <text:p>0.903897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08344" calcext:value-type="float">
            <text:p>0.80834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87471" calcext:value-type="float">
            <text:p>0.587471</text:p>
          </table:table-cell>
          <table:table-cell office:value-type="float" office:value="0.653271" calcext:value-type="float">
            <text:p>0.653271</text:p>
          </table:table-cell>
          <table:table-cell office:value-type="float" office:value="0.726514" calcext:value-type="float">
            <text:p>0.726514</text:p>
          </table:table-cell>
          <table:table-cell office:value-type="float" office:value="0.769168" calcext:value-type="float">
            <text:p>0.769168</text:p>
          </table:table-cell>
          <table:table-cell office:value-type="float" office:value="0.791275" calcext:value-type="float">
            <text:p>0.791275</text:p>
          </table:table-cell>
          <table:table-cell office:value-type="float" office:value="0.822016" calcext:value-type="float">
            <text:p>0.822016</text:p>
          </table:table-cell>
          <table:table-cell office:value-type="float" office:value="0.848261" calcext:value-type="float">
            <text:p>0.848261</text:p>
          </table:table-cell>
          <table:table-cell office:value-type="float" office:value="0.863115" calcext:value-type="float">
            <text:p>0.863115</text:p>
          </table:table-cell>
          <table:table-cell office:value-type="float" office:value="0.877885" calcext:value-type="float">
            <text:p>0.877885</text:p>
          </table:table-cell>
          <table:table-cell office:value-type="float" office:value="0.889362" calcext:value-type="float">
            <text:p>0.889362</text:p>
          </table:table-cell>
          <table:table-cell office:value-type="float" office:value="0.910796" calcext:value-type="float">
            <text:p>0.910796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15166" calcext:value-type="float">
            <text:p>0.81516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29553" calcext:value-type="float">
            <text:p>0.529553</text:p>
          </table:table-cell>
          <table:table-cell office:value-type="float" office:value="0.635597" calcext:value-type="float">
            <text:p>0.635597</text:p>
          </table:table-cell>
          <table:table-cell office:value-type="float" office:value="0.724882" calcext:value-type="float">
            <text:p>0.724882</text:p>
          </table:table-cell>
          <table:table-cell office:value-type="float" office:value="0.765495" calcext:value-type="float">
            <text:p>0.765495</text:p>
          </table:table-cell>
          <table:table-cell office:value-type="float" office:value="0.791905" calcext:value-type="float">
            <text:p>0.791905</text:p>
          </table:table-cell>
          <table:table-cell office:value-type="float" office:value="0.827364" calcext:value-type="float">
            <text:p>0.827364</text:p>
          </table:table-cell>
          <table:table-cell office:value-type="float" office:value="0.852793" calcext:value-type="float">
            <text:p>0.852793</text:p>
          </table:table-cell>
          <table:table-cell office:value-type="float" office:value="0.866548" calcext:value-type="float">
            <text:p>0.866548</text:p>
          </table:table-cell>
          <table:table-cell office:value-type="float" office:value="0.879241" calcext:value-type="float">
            <text:p>0.879241</text:p>
          </table:table-cell>
          <table:table-cell office:value-type="float" office:value="0.888952" calcext:value-type="float">
            <text:p>0.888952</text:p>
          </table:table-cell>
          <table:table-cell office:value-type="float" office:value="0.909903" calcext:value-type="float">
            <text:p>0.90990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14268" calcext:value-type="float">
            <text:p>0.81426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32334" calcext:value-type="float">
            <text:p>0.532334</text:p>
          </table:table-cell>
          <table:table-cell office:value-type="float" office:value="0.632063" calcext:value-type="float">
            <text:p>0.632063</text:p>
          </table:table-cell>
          <table:table-cell office:value-type="float" office:value="0.721801" calcext:value-type="float">
            <text:p>0.721801</text:p>
          </table:table-cell>
          <table:table-cell office:value-type="float" office:value="0.765384" calcext:value-type="float">
            <text:p>0.765384</text:p>
          </table:table-cell>
          <table:table-cell office:value-type="float" office:value="0.793981" calcext:value-type="float">
            <text:p>0.793981</text:p>
          </table:table-cell>
          <table:table-cell office:value-type="float" office:value="0.830067" calcext:value-type="float">
            <text:p>0.830067</text:p>
          </table:table-cell>
          <table:table-cell office:value-type="float" office:value="0.853631" calcext:value-type="float">
            <text:p>0.853631</text:p>
          </table:table-cell>
          <table:table-cell office:value-type="float" office:value="0.865859" calcext:value-type="float">
            <text:p>0.865859</text:p>
          </table:table-cell>
          <table:table-cell office:value-type="float" office:value="0.877396" calcext:value-type="float">
            <text:p>0.877396</text:p>
          </table:table-cell>
          <table:table-cell office:value-type="float" office:value="0.889031" calcext:value-type="float">
            <text:p>0.88903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1383" calcext:value-type="float">
            <text:p>0.8138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32334" calcext:value-type="float">
            <text:p>0.532334</text:p>
          </table:table-cell>
          <table:table-cell office:value-type="float" office:value="0.632466" calcext:value-type="float">
            <text:p>0.632466</text:p>
          </table:table-cell>
          <table:table-cell office:value-type="float" office:value="0.71953" calcext:value-type="float">
            <text:p>0.71953</text:p>
          </table:table-cell>
          <table:table-cell office:value-type="float" office:value="0.764099" calcext:value-type="float">
            <text:p>0.764099</text:p>
          </table:table-cell>
          <table:table-cell office:value-type="float" office:value="0.790292" calcext:value-type="float">
            <text:p>0.790292</text:p>
          </table:table-cell>
          <table:table-cell office:value-type="float" office:value="0.820223" calcext:value-type="float">
            <text:p>0.820223</text:p>
          </table:table-cell>
          <table:table-cell office:value-type="float" office:value="0.837733" calcext:value-type="float">
            <text:p>0.837733</text:p>
          </table:table-cell>
          <table:table-cell office:value-type="float" office:value="0.863145" calcext:value-type="float">
            <text:p>0.863145</text:p>
          </table:table-cell>
          <table:table-cell office:value-type="float" office:value="0.875647" calcext:value-type="float">
            <text:p>0.875647</text:p>
          </table:table-cell>
          <table:table-cell office:value-type="float" office:value="0.888381" calcext:value-type="float">
            <text:p>0.888381</text:p>
          </table:table-cell>
          <table:table-cell office:value-type="float" office:value="0.911944" calcext:value-type="float">
            <text:p>0.91194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10346" calcext:value-type="float">
            <text:p>0.81034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0.570517" calcext:value-type="float">
            <text:p>0.570517</text:p>
          </table:table-cell>
          <table:table-cell office:value-type="float" office:value="0.725879" calcext:value-type="float">
            <text:p>0.725879</text:p>
          </table:table-cell>
          <table:table-cell office:value-type="float" office:value="0.759386" calcext:value-type="float">
            <text:p>0.759386</text:p>
          </table:table-cell>
          <table:table-cell office:value-type="float" office:value="0.787151" calcext:value-type="float">
            <text:p>0.787151</text:p>
          </table:table-cell>
          <table:table-cell office:value-type="float" office:value="0.816274" calcext:value-type="float">
            <text:p>0.816274</text:p>
          </table:table-cell>
          <table:table-cell office:value-type="float" office:value="0.834708" calcext:value-type="float">
            <text:p>0.834708</text:p>
          </table:table-cell>
          <table:table-cell office:value-type="float" office:value="0.861384" calcext:value-type="float">
            <text:p>0.861384</text:p>
          </table:table-cell>
          <table:table-cell office:value-type="float" office:value="0.877781" calcext:value-type="float">
            <text:p>0.877781</text:p>
          </table:table-cell>
          <table:table-cell office:value-type="float" office:value="0.894406" calcext:value-type="float">
            <text:p>0.894406</text:p>
          </table:table-cell>
          <table:table-cell office:value-type="float" office:value="0.916103" calcext:value-type="float">
            <text:p>0.91610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04359" calcext:value-type="float">
            <text:p>0.80435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65891" calcext:value-type="float">
            <text:p>0.65891</text:p>
          </table:table-cell>
          <table:table-cell office:value-type="float" office:value="0.759381" calcext:value-type="float">
            <text:p>0.759381</text:p>
          </table:table-cell>
          <table:table-cell office:value-type="float" office:value="0.790335" calcext:value-type="float">
            <text:p>0.790335</text:p>
          </table:table-cell>
          <table:table-cell office:value-type="float" office:value="0.816227" calcext:value-type="float">
            <text:p>0.816227</text:p>
          </table:table-cell>
          <table:table-cell office:value-type="float" office:value="0.830814" calcext:value-type="float">
            <text:p>0.830814</text:p>
          </table:table-cell>
          <table:table-cell office:value-type="float" office:value="0.848074" calcext:value-type="float">
            <text:p>0.848074</text:p>
          </table:table-cell>
          <table:table-cell office:value-type="float" office:value="0.866893" calcext:value-type="float">
            <text:p>0.866893</text:p>
          </table:table-cell>
          <table:table-cell office:value-type="float" office:value="0.882278" calcext:value-type="float">
            <text:p>0.882278</text:p>
          </table:table-cell>
          <table:table-cell office:value-type="float" office:value="0.892077" calcext:value-type="float">
            <text:p>0.892077</text:p>
          </table:table-cell>
          <table:table-cell office:value-type="float" office:value="0.910121" calcext:value-type="float">
            <text:p>0.910121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25511" calcext:value-type="float">
            <text:p>0.82551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19159" calcext:value-type="float">
            <text:p>0.119159</text:p>
          </table:table-cell>
          <table:table-cell office:value-type="float" office:value="0.58983" calcext:value-type="float">
            <text:p>0.58983</text:p>
          </table:table-cell>
          <table:table-cell office:value-type="float" office:value="0.754125" calcext:value-type="float">
            <text:p>0.754125</text:p>
          </table:table-cell>
          <table:table-cell office:value-type="float" office:value="0.790546" calcext:value-type="float">
            <text:p>0.790546</text:p>
          </table:table-cell>
          <table:table-cell office:value-type="float" office:value="0.817289" calcext:value-type="float">
            <text:p>0.817289</text:p>
          </table:table-cell>
          <table:table-cell office:value-type="float" office:value="0.831373" calcext:value-type="float">
            <text:p>0.831373</text:p>
          </table:table-cell>
          <table:table-cell office:value-type="float" office:value="0.848515" calcext:value-type="float">
            <text:p>0.848515</text:p>
          </table:table-cell>
          <table:table-cell office:value-type="float" office:value="0.868709" calcext:value-type="float">
            <text:p>0.868709</text:p>
          </table:table-cell>
          <table:table-cell office:value-type="float" office:value="0.881909" calcext:value-type="float">
            <text:p>0.881909</text:p>
          </table:table-cell>
          <table:table-cell office:value-type="float" office:value="0.892832" calcext:value-type="float">
            <text:p>0.892832</text:p>
          </table:table-cell>
          <table:table-cell office:value-type="float" office:value="0.916093" calcext:value-type="float">
            <text:p>0.91609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19122" calcext:value-type="float">
            <text:p>0.81912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31879" calcext:value-type="float">
            <text:p>0.531879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758796" calcext:value-type="float">
            <text:p>0.758796</text:p>
          </table:table-cell>
          <table:table-cell office:value-type="float" office:value="0.78922" calcext:value-type="float">
            <text:p>0.78922</text:p>
          </table:table-cell>
          <table:table-cell office:value-type="float" office:value="0.818324" calcext:value-type="float">
            <text:p>0.818324</text:p>
          </table:table-cell>
          <table:table-cell office:value-type="float" office:value="0.837565" calcext:value-type="float">
            <text:p>0.837565</text:p>
          </table:table-cell>
          <table:table-cell office:value-type="float" office:value="0.851066" calcext:value-type="float">
            <text:p>0.851066</text:p>
          </table:table-cell>
          <table:table-cell office:value-type="float" office:value="0.868112" calcext:value-type="float">
            <text:p>0.868112</text:p>
          </table:table-cell>
          <table:table-cell office:value-type="float" office:value="0.883588" calcext:value-type="float">
            <text:p>0.883588</text:p>
          </table:table-cell>
          <table:table-cell office:value-type="float" office:value="0.892603" calcext:value-type="float">
            <text:p>0.892603</text:p>
          </table:table-cell>
          <table:table-cell office:value-type="float" office:value="0.913586" calcext:value-type="float">
            <text:p>0.913586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27236" calcext:value-type="float">
            <text:p>0.8272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50384" calcext:value-type="float">
            <text:p>0.550384</text:p>
          </table:table-cell>
          <table:table-cell office:value-type="float" office:value="0.644901" calcext:value-type="float">
            <text:p>0.644901</text:p>
          </table:table-cell>
          <table:table-cell office:value-type="float" office:value="0.758515" calcext:value-type="float">
            <text:p>0.758515</text:p>
          </table:table-cell>
          <table:table-cell office:value-type="float" office:value="0.796557" calcext:value-type="float">
            <text:p>0.796557</text:p>
          </table:table-cell>
          <table:table-cell office:value-type="float" office:value="0.819933" calcext:value-type="float">
            <text:p>0.819933</text:p>
          </table:table-cell>
          <table:table-cell office:value-type="float" office:value="0.832151" calcext:value-type="float">
            <text:p>0.832151</text:p>
          </table:table-cell>
          <table:table-cell office:value-type="float" office:value="0.85054" calcext:value-type="float">
            <text:p>0.85054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88164" calcext:value-type="float">
            <text:p>0.88164</text:p>
          </table:table-cell>
          <table:table-cell office:value-type="float" office:value="0.89278" calcext:value-type="float">
            <text:p>0.89278</text:p>
          </table:table-cell>
          <table:table-cell office:value-type="float" office:value="0.91295" calcext:value-type="float">
            <text:p>0.91295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25845" calcext:value-type="float">
            <text:p>0.82584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03119" calcext:value-type="float">
            <text:p>0.103119</text:p>
          </table:table-cell>
          <table:table-cell office:value-type="float" office:value="0.594484" calcext:value-type="float">
            <text:p>0.594484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791287" calcext:value-type="float">
            <text:p>0.791287</text:p>
          </table:table-cell>
          <table:table-cell office:value-type="float" office:value="0.812113" calcext:value-type="float">
            <text:p>0.812113</text:p>
          </table:table-cell>
          <table:table-cell office:value-type="float" office:value="0.833202" calcext:value-type="float">
            <text:p>0.833202</text:p>
          </table:table-cell>
          <table:table-cell office:value-type="float" office:value="0.851318" calcext:value-type="float">
            <text:p>0.851318</text:p>
          </table:table-cell>
          <table:table-cell office:value-type="float" office:value="0.866758" calcext:value-type="float">
            <text:p>0.866758</text:p>
          </table:table-cell>
          <table:table-cell office:value-type="float" office:value="0.879821" calcext:value-type="float">
            <text:p>0.879821</text:p>
          </table:table-cell>
          <table:table-cell office:value-type="float" office:value="0.892607" calcext:value-type="float">
            <text:p>0.892607</text:p>
          </table:table-cell>
          <table:table-cell office:value-type="float" office:value="0.914207" calcext:value-type="float">
            <text:p>0.914207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18629" calcext:value-type="float">
            <text:p>0.81862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0.511974" calcext:value-type="float">
            <text:p>0.511974</text:p>
          </table:table-cell>
          <table:table-cell office:value-type="float" office:value="0.749673" calcext:value-type="float">
            <text:p>0.749673</text:p>
          </table:table-cell>
          <table:table-cell office:value-type="float" office:value="0.792678" calcext:value-type="float">
            <text:p>0.792678</text:p>
          </table:table-cell>
          <table:table-cell office:value-type="float" office:value="0.821191" calcext:value-type="float">
            <text:p>0.821191</text:p>
          </table:table-cell>
          <table:table-cell office:value-type="float" office:value="0.839267" calcext:value-type="float">
            <text:p>0.839267</text:p>
          </table:table-cell>
          <table:table-cell office:value-type="float" office:value="0.851372" calcext:value-type="float">
            <text:p>0.851372</text:p>
          </table:table-cell>
          <table:table-cell office:value-type="float" office:value="0.870836" calcext:value-type="float">
            <text:p>0.870836</text:p>
          </table:table-cell>
          <table:table-cell office:value-type="float" office:value="0.880421" calcext:value-type="float">
            <text:p>0.880421</text:p>
          </table:table-cell>
          <table:table-cell office:value-type="float" office:value="0.895256" calcext:value-type="float">
            <text:p>0.895256</text:p>
          </table:table-cell>
          <table:table-cell office:value-type="float" office:value="0.912425" calcext:value-type="float">
            <text:p>0.912425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12509" calcext:value-type="float">
            <text:p>0.81250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03119" calcext:value-type="float">
            <text:p>0.103119</text:p>
          </table:table-cell>
          <table:table-cell office:value-type="float" office:value="0.579924" calcext:value-type="float">
            <text:p>0.579924</text:p>
          </table:table-cell>
          <table:table-cell office:value-type="float" office:value="0.73788" calcext:value-type="float">
            <text:p>0.73788</text:p>
          </table:table-cell>
          <table:table-cell office:value-type="float" office:value="0.780185" calcext:value-type="float">
            <text:p>0.780185</text:p>
          </table:table-cell>
          <table:table-cell office:value-type="float" office:value="0.804102" calcext:value-type="float">
            <text:p>0.804102</text:p>
          </table:table-cell>
          <table:table-cell office:value-type="float" office:value="0.822843" calcext:value-type="float">
            <text:p>0.822843</text:p>
          </table:table-cell>
          <table:table-cell office:value-type="float" office:value="0.841783" calcext:value-type="float">
            <text:p>0.841783</text:p>
          </table:table-cell>
          <table:table-cell office:value-type="float" office:value="0.85395" calcext:value-type="float">
            <text:p>0.85395</text:p>
          </table:table-cell>
          <table:table-cell office:value-type="float" office:value="0.876682" calcext:value-type="float">
            <text:p>0.876682</text:p>
          </table:table-cell>
          <table:table-cell office:value-type="float" office:value="0.888501" calcext:value-type="float">
            <text:p>0.888501</text:p>
          </table:table-cell>
          <table:table-cell office:value-type="float" office:value="0.914114" calcext:value-type="float">
            <text:p>0.91411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09997" calcext:value-type="float">
            <text:p>0.80999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24955" calcext:value-type="float">
            <text:p>0.324955</text:p>
          </table:table-cell>
          <table:table-cell office:value-type="float" office:value="0.640991" calcext:value-type="float">
            <text:p>0.640991</text:p>
          </table:table-cell>
          <table:table-cell office:value-type="float" office:value="0.758367" calcext:value-type="float">
            <text:p>0.758367</text:p>
          </table:table-cell>
          <table:table-cell office:value-type="float" office:value="0.793653" calcext:value-type="float">
            <text:p>0.793653</text:p>
          </table:table-cell>
          <table:table-cell office:value-type="float" office:value="0.816624" calcext:value-type="float">
            <text:p>0.816624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49452" calcext:value-type="float">
            <text:p>0.849452</text:p>
          </table:table-cell>
          <table:table-cell office:value-type="float" office:value="0.863067" calcext:value-type="float">
            <text:p>0.863067</text:p>
          </table:table-cell>
          <table:table-cell office:value-type="float" office:value="0.879521" calcext:value-type="float">
            <text:p>0.879521</text:p>
          </table:table-cell>
          <table:table-cell office:value-type="float" office:value="0.888652" calcext:value-type="float">
            <text:p>0.888652</text:p>
          </table:table-cell>
          <table:table-cell office:value-type="float" office:value="0.91116" calcext:value-type="float">
            <text:p>0.91116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23679" calcext:value-type="float">
            <text:p>0.82367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33506" calcext:value-type="float">
            <text:p>0.433506</text:p>
          </table:table-cell>
          <table:table-cell office:value-type="float" office:value="0.660493" calcext:value-type="float">
            <text:p>0.660493</text:p>
          </table:table-cell>
          <table:table-cell office:value-type="float" office:value="0.748587" calcext:value-type="float">
            <text:p>0.748587</text:p>
          </table:table-cell>
          <table:table-cell office:value-type="float" office:value="0.780228" calcext:value-type="float">
            <text:p>0.780228</text:p>
          </table:table-cell>
          <table:table-cell office:value-type="float" office:value="0.801932" calcext:value-type="float">
            <text:p>0.801932</text:p>
          </table:table-cell>
          <table:table-cell office:value-type="float" office:value="0.823404" calcext:value-type="float">
            <text:p>0.823404</text:p>
          </table:table-cell>
          <table:table-cell office:value-type="float" office:value="0.845591" calcext:value-type="float">
            <text:p>0.845591</text:p>
          </table:table-cell>
          <table:table-cell office:value-type="float" office:value="0.858831" calcext:value-type="float">
            <text:p>0.858831</text:p>
          </table:table-cell>
          <table:table-cell office:value-type="float" office:value="0.875489" calcext:value-type="float">
            <text:p>0.875489</text:p>
          </table:table-cell>
          <table:table-cell office:value-type="float" office:value="0.888925" calcext:value-type="float">
            <text:p>0.888925</text:p>
          </table:table-cell>
          <table:table-cell office:value-type="float" office:value="0.916616" calcext:value-type="float">
            <text:p>0.916616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20009" calcext:value-type="float">
            <text:p>0.82000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33506" calcext:value-type="float">
            <text:p>0.433506</text:p>
          </table:table-cell>
          <table:table-cell office:value-type="float" office:value="0.661655" calcext:value-type="float">
            <text:p>0.661655</text:p>
          </table:table-cell>
          <table:table-cell office:value-type="float" office:value="0.744746" calcext:value-type="float">
            <text:p>0.744746</text:p>
          </table:table-cell>
          <table:table-cell office:value-type="float" office:value="0.774653" calcext:value-type="float">
            <text:p>0.774653</text:p>
          </table:table-cell>
          <table:table-cell office:value-type="float" office:value="0.801841" calcext:value-type="float">
            <text:p>0.801841</text:p>
          </table:table-cell>
          <table:table-cell office:value-type="float" office:value="0.828086" calcext:value-type="float">
            <text:p>0.828086</text:p>
          </table:table-cell>
          <table:table-cell office:value-type="float" office:value="0.844621" calcext:value-type="float">
            <text:p>0.844621</text:p>
          </table:table-cell>
          <table:table-cell office:value-type="float" office:value="0.854564" calcext:value-type="float">
            <text:p>0.854564</text:p>
          </table:table-cell>
          <table:table-cell office:value-type="float" office:value="0.870779" calcext:value-type="float">
            <text:p>0.870779</text:p>
          </table:table-cell>
          <table:table-cell office:value-type="float" office:value="0.888091" calcext:value-type="float">
            <text:p>0.888091</text:p>
          </table:table-cell>
          <table:table-cell office:value-type="float" office:value="0.91373" calcext:value-type="float">
            <text:p>0.9137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18277" calcext:value-type="float">
            <text:p>0.81827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0.580898" calcext:value-type="float">
            <text:p>0.580898</text:p>
          </table:table-cell>
          <table:table-cell office:value-type="float" office:value="0.747401" calcext:value-type="float">
            <text:p>0.747401</text:p>
          </table:table-cell>
          <table:table-cell office:value-type="float" office:value="0.781499" calcext:value-type="float">
            <text:p>0.781499</text:p>
          </table:table-cell>
          <table:table-cell office:value-type="float" office:value="0.813461" calcext:value-type="float">
            <text:p>0.813461</text:p>
          </table:table-cell>
          <table:table-cell office:value-type="float" office:value="0.834044" calcext:value-type="float">
            <text:p>0.834044</text:p>
          </table:table-cell>
          <table:table-cell office:value-type="float" office:value="0.848619" calcext:value-type="float">
            <text:p>0.848619</text:p>
          </table:table-cell>
          <table:table-cell office:value-type="float" office:value="0.862711" calcext:value-type="float">
            <text:p>0.862711</text:p>
          </table:table-cell>
          <table:table-cell office:value-type="float" office:value="0.872169" calcext:value-type="float">
            <text:p>0.872169</text:p>
          </table:table-cell>
          <table:table-cell office:value-type="float" office:value="0.888952" calcext:value-type="float">
            <text:p>0.888952</text:p>
          </table:table-cell>
          <table:table-cell office:value-type="float" office:value="0.917386" calcext:value-type="float">
            <text:p>0.917386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14714" calcext:value-type="float">
            <text:p>0.81471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58702" calcext:value-type="float">
            <text:p>0.558702</text:p>
          </table:table-cell>
          <table:table-cell office:value-type="float" office:value="0.655372" calcext:value-type="float">
            <text:p>0.655372</text:p>
          </table:table-cell>
          <table:table-cell office:value-type="float" office:value="0.754996" calcext:value-type="float">
            <text:p>0.754996</text:p>
          </table:table-cell>
          <table:table-cell office:value-type="float" office:value="0.794219" calcext:value-type="float">
            <text:p>0.794219</text:p>
          </table:table-cell>
          <table:table-cell office:value-type="float" office:value="0.822251" calcext:value-type="float">
            <text:p>0.822251</text:p>
          </table:table-cell>
          <table:table-cell office:value-type="float" office:value="0.84261" calcext:value-type="float">
            <text:p>0.84261</text:p>
          </table:table-cell>
          <table:table-cell office:value-type="float" office:value="0.859456" calcext:value-type="float">
            <text:p>0.859456</text:p>
          </table:table-cell>
          <table:table-cell office:value-type="float" office:value="0.869841" calcext:value-type="float">
            <text:p>0.869841</text:p>
          </table:table-cell>
          <table:table-cell office:value-type="float" office:value="0.884052" calcext:value-type="float">
            <text:p>0.884052</text:p>
          </table:table-cell>
          <table:table-cell office:value-type="float" office:value="0.896581" calcext:value-type="float">
            <text:p>0.896581</text:p>
          </table:table-cell>
          <table:table-cell office:value-type="float" office:value="0.916834" calcext:value-type="float">
            <text:p>0.91683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29621" calcext:value-type="float">
            <text:p>0.82962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51634" calcext:value-type="float">
            <text:p>0.151634</text:p>
          </table:table-cell>
          <table:table-cell office:value-type="float" office:value="0.606174" calcext:value-type="float">
            <text:p>0.606174</text:p>
          </table:table-cell>
          <table:table-cell office:value-type="float" office:value="0.756875" calcext:value-type="float">
            <text:p>0.756875</text:p>
          </table:table-cell>
          <table:table-cell office:value-type="float" office:value="0.799975" calcext:value-type="float">
            <text:p>0.799975</text:p>
          </table:table-cell>
          <table:table-cell office:value-type="float" office:value="0.82559" calcext:value-type="float">
            <text:p>0.82559</text:p>
          </table:table-cell>
          <table:table-cell office:value-type="float" office:value="0.841049" calcext:value-type="float">
            <text:p>0.841049</text:p>
          </table:table-cell>
          <table:table-cell office:value-type="float" office:value="0.857653" calcext:value-type="float">
            <text:p>0.857653</text:p>
          </table:table-cell>
          <table:table-cell office:value-type="float" office:value="0.871275" calcext:value-type="float">
            <text:p>0.871275</text:p>
          </table:table-cell>
          <table:table-cell office:value-type="float" office:value="0.883683" calcext:value-type="float">
            <text:p>0.883683</text:p>
          </table:table-cell>
          <table:table-cell office:value-type="float" office:value="0.895205" calcext:value-type="float">
            <text:p>0.895205</text:p>
          </table:table-cell>
          <table:table-cell office:value-type="float" office:value="0.919635" calcext:value-type="float">
            <text:p>0.919635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25711" calcext:value-type="float">
            <text:p>0.82571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0.539638" calcext:value-type="float">
            <text:p>0.539638</text:p>
          </table:table-cell>
          <table:table-cell office:value-type="float" office:value="0.761334" calcext:value-type="float">
            <text:p>0.761334</text:p>
          </table:table-cell>
          <table:table-cell office:value-type="float" office:value="0.791026" calcext:value-type="float">
            <text:p>0.791026</text:p>
          </table:table-cell>
          <table:table-cell office:value-type="float" office:value="0.813807" calcext:value-type="float">
            <text:p>0.813807</text:p>
          </table:table-cell>
          <table:table-cell office:value-type="float" office:value="0.828581" calcext:value-type="float">
            <text:p>0.828581</text:p>
          </table:table-cell>
          <table:table-cell office:value-type="float" office:value="0.845233" calcext:value-type="float">
            <text:p>0.845233</text:p>
          </table:table-cell>
          <table:table-cell office:value-type="float" office:value="0.860579" calcext:value-type="float">
            <text:p>0.860579</text:p>
          </table:table-cell>
          <table:table-cell office:value-type="float" office:value="0.877867" calcext:value-type="float">
            <text:p>0.877867</text:p>
          </table:table-cell>
          <table:table-cell office:value-type="float" office:value="0.892137" calcext:value-type="float">
            <text:p>0.892137</text:p>
          </table:table-cell>
          <table:table-cell office:value-type="float" office:value="0.913684" calcext:value-type="float">
            <text:p>0.91368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12389" calcext:value-type="float">
            <text:p>0.81238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8001" calcext:value-type="float">
            <text:p>0.008001</text:p>
          </table:table-cell>
          <table:table-cell office:value-type="float" office:value="0.641913" calcext:value-type="float">
            <text:p>0.641913</text:p>
          </table:table-cell>
          <table:table-cell office:value-type="float" office:value="0.756158" calcext:value-type="float">
            <text:p>0.756158</text:p>
          </table:table-cell>
          <table:table-cell office:value-type="float" office:value="0.791324" calcext:value-type="float">
            <text:p>0.791324</text:p>
          </table:table-cell>
          <table:table-cell office:value-type="float" office:value="0.816766" calcext:value-type="float">
            <text:p>0.816766</text:p>
          </table:table-cell>
          <table:table-cell office:value-type="float" office:value="0.834323" calcext:value-type="float">
            <text:p>0.834323</text:p>
          </table:table-cell>
          <table:table-cell office:value-type="float" office:value="0.847314" calcext:value-type="float">
            <text:p>0.847314</text:p>
          </table:table-cell>
          <table:table-cell office:value-type="float" office:value="0.86379" calcext:value-type="float">
            <text:p>0.86379</text:p>
          </table:table-cell>
          <table:table-cell office:value-type="float" office:value="0.880547" calcext:value-type="float">
            <text:p>0.880547</text:p>
          </table:table-cell>
          <table:table-cell office:value-type="float" office:value="0.897485" calcext:value-type="float">
            <text:p>0.897485</text:p>
          </table:table-cell>
          <table:table-cell office:value-type="float" office:value="0.914977" calcext:value-type="float">
            <text:p>0.914977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2446" calcext:value-type="float">
            <text:p>0.8244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83891" calcext:value-type="float">
            <text:p>0.083891</text:p>
          </table:table-cell>
          <table:table-cell office:value-type="float" office:value="0.62727" calcext:value-type="float">
            <text:p>0.62727</text:p>
          </table:table-cell>
          <table:table-cell office:value-type="float" office:value="0.747635" calcext:value-type="float">
            <text:p>0.747635</text:p>
          </table:table-cell>
          <table:table-cell office:value-type="float" office:value="0.779149" calcext:value-type="float">
            <text:p>0.779149</text:p>
          </table:table-cell>
          <table:table-cell office:value-type="float" office:value="0.801493" calcext:value-type="float">
            <text:p>0.801493</text:p>
          </table:table-cell>
          <table:table-cell office:value-type="float" office:value="0.825526" calcext:value-type="float">
            <text:p>0.825526</text:p>
          </table:table-cell>
          <table:table-cell office:value-type="float" office:value="0.840436" calcext:value-type="float">
            <text:p>0.840436</text:p>
          </table:table-cell>
          <table:table-cell office:value-type="float" office:value="0.856577" calcext:value-type="float">
            <text:p>0.856577</text:p>
          </table:table-cell>
          <table:table-cell office:value-type="float" office:value="0.875291" calcext:value-type="float">
            <text:p>0.875291</text:p>
          </table:table-cell>
          <table:table-cell office:value-type="float" office:value="0.891131" calcext:value-type="float">
            <text:p>0.891131</text:p>
          </table:table-cell>
          <table:table-cell office:value-type="float" office:value="0.90995" calcext:value-type="float">
            <text:p>0.90995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15446" calcext:value-type="float">
            <text:p>0.81544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0633" calcext:value-type="float">
            <text:p>0.60633</text:p>
          </table:table-cell>
          <table:table-cell office:value-type="float" office:value="0.699802" calcext:value-type="float">
            <text:p>0.699802</text:p>
          </table:table-cell>
          <table:table-cell office:value-type="float" office:value="0.767514" calcext:value-type="float">
            <text:p>0.767514</text:p>
          </table:table-cell>
          <table:table-cell office:value-type="float" office:value="0.791797" calcext:value-type="float">
            <text:p>0.791797</text:p>
          </table:table-cell>
          <table:table-cell office:value-type="float" office:value="0.811753" calcext:value-type="float">
            <text:p>0.811753</text:p>
          </table:table-cell>
          <table:table-cell office:value-type="float" office:value="0.832912" calcext:value-type="float">
            <text:p>0.832912</text:p>
          </table:table-cell>
          <table:table-cell office:value-type="float" office:value="0.849139" calcext:value-type="float">
            <text:p>0.849139</text:p>
          </table:table-cell>
          <table:table-cell office:value-type="float" office:value="0.86803" calcext:value-type="float">
            <text:p>0.86803</text:p>
          </table:table-cell>
          <table:table-cell office:value-type="float" office:value="0.881282" calcext:value-type="float">
            <text:p>0.881282</text:p>
          </table:table-cell>
          <table:table-cell office:value-type="float" office:value="0.895695" calcext:value-type="float">
            <text:p>0.895695</text:p>
          </table:table-cell>
          <table:table-cell office:value-type="float" office:value="0.911134" calcext:value-type="float">
            <text:p>0.91113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30906" calcext:value-type="float">
            <text:p>0.83090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0.592112" calcext:value-type="float">
            <text:p>0.592112</text:p>
          </table:table-cell>
          <table:table-cell office:value-type="float" office:value="0.767537" calcext:value-type="float">
            <text:p>0.767537</text:p>
          </table:table-cell>
          <table:table-cell office:value-type="float" office:value="0.791936" calcext:value-type="float">
            <text:p>0.791936</text:p>
          </table:table-cell>
          <table:table-cell office:value-type="float" office:value="0.809641" calcext:value-type="float">
            <text:p>0.809641</text:p>
          </table:table-cell>
          <table:table-cell office:value-type="float" office:value="0.833231" calcext:value-type="float">
            <text:p>0.833231</text:p>
          </table:table-cell>
          <table:table-cell office:value-type="float" office:value="0.852177" calcext:value-type="float">
            <text:p>0.852177</text:p>
          </table:table-cell>
          <table:table-cell office:value-type="float" office:value="0.869998" calcext:value-type="float">
            <text:p>0.869998</text:p>
          </table:table-cell>
          <table:table-cell office:value-type="float" office:value="0.881451" calcext:value-type="float">
            <text:p>0.881451</text:p>
          </table:table-cell>
          <table:table-cell office:value-type="float" office:value="0.897008" calcext:value-type="float">
            <text:p>0.897008</text:p>
          </table:table-cell>
          <table:table-cell office:value-type="float" office:value="0.915971" calcext:value-type="float">
            <text:p>0.915971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21106" calcext:value-type="float">
            <text:p>0.82110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40816" calcext:value-type="float">
            <text:p>0.240816</text:p>
          </table:table-cell>
          <table:table-cell office:value-type="float" office:value="0.682369" calcext:value-type="float">
            <text:p>0.682369</text:p>
          </table:table-cell>
          <table:table-cell office:value-type="float" office:value="0.762109" calcext:value-type="float">
            <text:p>0.762109</text:p>
          </table:table-cell>
          <table:table-cell office:value-type="float" office:value="0.79439" calcext:value-type="float">
            <text:p>0.79439</text:p>
          </table:table-cell>
          <table:table-cell office:value-type="float" office:value="0.812003" calcext:value-type="float">
            <text:p>0.812003</text:p>
          </table:table-cell>
          <table:table-cell office:value-type="float" office:value="0.835672" calcext:value-type="float">
            <text:p>0.835672</text:p>
          </table:table-cell>
          <table:table-cell office:value-type="float" office:value="0.850942" calcext:value-type="float">
            <text:p>0.850942</text:p>
          </table:table-cell>
          <table:table-cell office:value-type="float" office:value="0.866822" calcext:value-type="float">
            <text:p>0.866822</text:p>
          </table:table-cell>
          <table:table-cell office:value-type="float" office:value="0.879939" calcext:value-type="float">
            <text:p>0.879939</text:p>
          </table:table-cell>
          <table:table-cell office:value-type="float" office:value="0.894984" calcext:value-type="float">
            <text:p>0.894984</text:p>
          </table:table-cell>
          <table:table-cell office:value-type="float" office:value="0.914724" calcext:value-type="float">
            <text:p>0.91472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29395" calcext:value-type="float">
            <text:p>0.82939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0.626262" calcext:value-type="float">
            <text:p>0.626262</text:p>
          </table:table-cell>
          <table:table-cell office:value-type="float" office:value="0.775605" calcext:value-type="float">
            <text:p>0.775605</text:p>
          </table:table-cell>
          <table:table-cell office:value-type="float" office:value="0.80408" calcext:value-type="float">
            <text:p>0.80408</text:p>
          </table:table-cell>
          <table:table-cell office:value-type="float" office:value="0.825401" calcext:value-type="float">
            <text:p>0.825401</text:p>
          </table:table-cell>
          <table:table-cell office:value-type="float" office:value="0.842452" calcext:value-type="float">
            <text:p>0.842452</text:p>
          </table:table-cell>
          <table:table-cell office:value-type="float" office:value="0.85284" calcext:value-type="float">
            <text:p>0.85284</text:p>
          </table:table-cell>
          <table:table-cell office:value-type="float" office:value="0.865587" calcext:value-type="float">
            <text:p>0.865587</text:p>
          </table:table-cell>
          <table:table-cell office:value-type="float" office:value="0.877735" calcext:value-type="float">
            <text:p>0.877735</text:p>
          </table:table-cell>
          <table:table-cell office:value-type="float" office:value="0.894204" calcext:value-type="float">
            <text:p>0.894204</text:p>
          </table:table-cell>
          <table:table-cell office:value-type="float" office:value="0.911756" calcext:value-type="float">
            <text:p>0.911756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27592" calcext:value-type="float">
            <text:p>0.82759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58702" calcext:value-type="float">
            <text:p>0.558702</text:p>
          </table:table-cell>
          <table:table-cell office:value-type="float" office:value="0.735475" calcext:value-type="float">
            <text:p>0.735475</text:p>
          </table:table-cell>
          <table:table-cell office:value-type="float" office:value="0.78138" calcext:value-type="float">
            <text:p>0.78138</text:p>
          </table:table-cell>
          <table:table-cell office:value-type="float" office:value="0.803486" calcext:value-type="float">
            <text:p>0.803486</text:p>
          </table:table-cell>
          <table:table-cell office:value-type="float" office:value="0.824423" calcext:value-type="float">
            <text:p>0.824423</text:p>
          </table:table-cell>
          <table:table-cell office:value-type="float" office:value="0.842076" calcext:value-type="float">
            <text:p>0.842076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7175" calcext:value-type="float">
            <text:p>0.87175</text:p>
          </table:table-cell>
          <table:table-cell office:value-type="float" office:value="0.883617" calcext:value-type="float">
            <text:p>0.883617</text:p>
          </table:table-cell>
          <table:table-cell office:value-type="float" office:value="0.900939" calcext:value-type="float">
            <text:p>0.900939</text:p>
          </table:table-cell>
          <table:table-cell office:value-type="float" office:value="0.912994" calcext:value-type="float">
            <text:p>0.91299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40944" calcext:value-type="float">
            <text:p>0.84094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58702" calcext:value-type="float">
            <text:p>0.558702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802753" calcext:value-type="float">
            <text:p>0.802753</text:p>
          </table:table-cell>
          <table:table-cell office:value-type="float" office:value="0.821253" calcext:value-type="float">
            <text:p>0.821253</text:p>
          </table:table-cell>
          <table:table-cell office:value-type="float" office:value="0.838472" calcext:value-type="float">
            <text:p>0.838472</text:p>
          </table:table-cell>
          <table:table-cell office:value-type="float" office:value="0.852901" calcext:value-type="float">
            <text:p>0.852901</text:p>
          </table:table-cell>
          <table:table-cell office:value-type="float" office:value="0.871305" calcext:value-type="float">
            <text:p>0.871305</text:p>
          </table:table-cell>
          <table:table-cell office:value-type="float" office:value="0.884669" calcext:value-type="float">
            <text:p>0.884669</text:p>
          </table:table-cell>
          <table:table-cell office:value-type="float" office:value="0.903144" calcext:value-type="float">
            <text:p>0.903144</text:p>
          </table:table-cell>
          <table:table-cell office:value-type="float" office:value="0.915971" calcext:value-type="float">
            <text:p>0.915971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40395" calcext:value-type="float">
            <text:p>0.84039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50934" calcext:value-type="float">
            <text:p>0.650934</text:p>
          </table:table-cell>
          <table:table-cell office:value-type="float" office:value="0.730285" calcext:value-type="float">
            <text:p>0.730285</text:p>
          </table:table-cell>
          <table:table-cell office:value-type="float" office:value="0.786453" calcext:value-type="float">
            <text:p>0.786453</text:p>
          </table:table-cell>
          <table:table-cell office:value-type="float" office:value="0.806537" calcext:value-type="float">
            <text:p>0.806537</text:p>
          </table:table-cell>
          <table:table-cell office:value-type="float" office:value="0.824003" calcext:value-type="float">
            <text:p>0.824003</text:p>
          </table:table-cell>
          <table:table-cell office:value-type="float" office:value="0.840073" calcext:value-type="float">
            <text:p>0.840073</text:p>
          </table:table-cell>
          <table:table-cell office:value-type="float" office:value="0.858241" calcext:value-type="float">
            <text:p>0.858241</text:p>
          </table:table-cell>
          <table:table-cell office:value-type="float" office:value="0.874511" calcext:value-type="float">
            <text:p>0.874511</text:p>
          </table:table-cell>
          <table:table-cell office:value-type="float" office:value="0.888508" calcext:value-type="float">
            <text:p>0.888508</text:p>
          </table:table-cell>
          <table:table-cell office:value-type="float" office:value="0.903248" calcext:value-type="float">
            <text:p>0.903248</text:p>
          </table:table-cell>
          <table:table-cell office:value-type="float" office:value="0.915473" calcext:value-type="float">
            <text:p>0.91547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42733" calcext:value-type="float">
            <text:p>0.84273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0.601811" calcext:value-type="float">
            <text:p>0.601811</text:p>
          </table:table-cell>
          <table:table-cell office:value-type="float" office:value="0.774205" calcext:value-type="float">
            <text:p>0.774205</text:p>
          </table:table-cell>
          <table:table-cell office:value-type="float" office:value="0.798965" calcext:value-type="float">
            <text:p>0.798965</text:p>
          </table:table-cell>
          <table:table-cell office:value-type="float" office:value="0.811002" calcext:value-type="float">
            <text:p>0.811002</text:p>
          </table:table-cell>
          <table:table-cell office:value-type="float" office:value="0.832984" calcext:value-type="float">
            <text:p>0.832984</text:p>
          </table:table-cell>
          <table:table-cell office:value-type="float" office:value="0.854051" calcext:value-type="float">
            <text:p>0.854051</text:p>
          </table:table-cell>
          <table:table-cell office:value-type="float" office:value="0.874249" calcext:value-type="float">
            <text:p>0.874249</text:p>
          </table:table-cell>
          <table:table-cell office:value-type="float" office:value="0.888536" calcext:value-type="float">
            <text:p>0.888536</text:p>
          </table:table-cell>
          <table:table-cell office:value-type="float" office:value="0.900538" calcext:value-type="float">
            <text:p>0.900538</text:p>
          </table:table-cell>
          <table:table-cell office:value-type="float" office:value="0.911268" calcext:value-type="float">
            <text:p>0.911268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24761" calcext:value-type="float">
            <text:p>0.82476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37689" calcext:value-type="float">
            <text:p>0.537689</text:p>
          </table:table-cell>
          <table:table-cell office:value-type="float" office:value="0.692318" calcext:value-type="float">
            <text:p>0.692318</text:p>
          </table:table-cell>
          <table:table-cell office:value-type="float" office:value="0.783179" calcext:value-type="float">
            <text:p>0.783179</text:p>
          </table:table-cell>
          <table:table-cell office:value-type="float" office:value="0.803043" calcext:value-type="float">
            <text:p>0.803043</text:p>
          </table:table-cell>
          <table:table-cell office:value-type="float" office:value="0.818868" calcext:value-type="float">
            <text:p>0.818868</text:p>
          </table:table-cell>
          <table:table-cell office:value-type="float" office:value="0.839714" calcext:value-type="float">
            <text:p>0.839714</text:p>
          </table:table-cell>
          <table:table-cell office:value-type="float" office:value="0.854033" calcext:value-type="float">
            <text:p>0.854033</text:p>
          </table:table-cell>
          <table:table-cell office:value-type="float" office:value="0.872329" calcext:value-type="float">
            <text:p>0.872329</text:p>
          </table:table-cell>
          <table:table-cell office:value-type="float" office:value="0.886781" calcext:value-type="float">
            <text:p>0.886781</text:p>
          </table:table-cell>
          <table:table-cell office:value-type="float" office:value="0.896575" calcext:value-type="float">
            <text:p>0.896575</text:p>
          </table:table-cell>
          <table:table-cell office:value-type="float" office:value="0.914117" calcext:value-type="float">
            <text:p>0.914117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36096" calcext:value-type="float">
            <text:p>0.83609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92427" calcext:value-type="float">
            <text:p>0.592427</text:p>
          </table:table-cell>
          <table:table-cell office:value-type="float" office:value="0.723305" calcext:value-type="float">
            <text:p>0.723305</text:p>
          </table:table-cell>
          <table:table-cell office:value-type="float" office:value="0.789159" calcext:value-type="float">
            <text:p>0.789159</text:p>
          </table:table-cell>
          <table:table-cell office:value-type="float" office:value="0.807276" calcext:value-type="float">
            <text:p>0.807276</text:p>
          </table:table-cell>
          <table:table-cell office:value-type="float" office:value="0.824832" calcext:value-type="float">
            <text:p>0.824832</text:p>
          </table:table-cell>
          <table:table-cell office:value-type="float" office:value="0.84142" calcext:value-type="float">
            <text:p>0.84142</text:p>
          </table:table-cell>
          <table:table-cell office:value-type="float" office:value="0.854059" calcext:value-type="float">
            <text:p>0.854059</text:p>
          </table:table-cell>
          <table:table-cell office:value-type="float" office:value="0.871675" calcext:value-type="float">
            <text:p>0.871675</text:p>
          </table:table-cell>
          <table:table-cell office:value-type="float" office:value="0.887062" calcext:value-type="float">
            <text:p>0.887062</text:p>
          </table:table-cell>
          <table:table-cell office:value-type="float" office:value="0.901709" calcext:value-type="float">
            <text:p>0.901709</text:p>
          </table:table-cell>
          <table:table-cell office:value-type="float" office:value="0.913582" calcext:value-type="float">
            <text:p>0.913582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41408" calcext:value-type="float">
            <text:p>0.84140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43329" calcext:value-type="float">
            <text:p>0.343329</text:p>
          </table:table-cell>
          <table:table-cell office:value-type="float" office:value="0.697746" calcext:value-type="float">
            <text:p>0.697746</text:p>
          </table:table-cell>
          <table:table-cell office:value-type="float" office:value="0.788301" calcext:value-type="float">
            <text:p>0.788301</text:p>
          </table:table-cell>
          <table:table-cell office:value-type="float" office:value="0.807875" calcext:value-type="float">
            <text:p>0.807875</text:p>
          </table:table-cell>
          <table:table-cell office:value-type="float" office:value="0.824586" calcext:value-type="float">
            <text:p>0.824586</text:p>
          </table:table-cell>
          <table:table-cell office:value-type="float" office:value="0.837516" calcext:value-type="float">
            <text:p>0.837516</text:p>
          </table:table-cell>
          <table:table-cell office:value-type="float" office:value="0.849023" calcext:value-type="float">
            <text:p>0.849023</text:p>
          </table:table-cell>
          <table:table-cell office:value-type="float" office:value="0.87061" calcext:value-type="float">
            <text:p>0.87061</text:p>
          </table:table-cell>
          <table:table-cell office:value-type="float" office:value="0.885346" calcext:value-type="float">
            <text:p>0.885346</text:p>
          </table:table-cell>
          <table:table-cell office:value-type="float" office:value="0.901094" calcext:value-type="float">
            <text:p>0.901094</text:p>
          </table:table-cell>
          <table:table-cell office:value-type="float" office:value="0.912448" calcext:value-type="float">
            <text:p>0.912448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37454" calcext:value-type="float">
            <text:p>0.83745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83312" calcext:value-type="float">
            <text:p>0.583312</text:p>
          </table:table-cell>
          <table:table-cell office:value-type="float" office:value="0.745922" calcext:value-type="float">
            <text:p>0.745922</text:p>
          </table:table-cell>
          <table:table-cell office:value-type="float" office:value="0.799775" calcext:value-type="float">
            <text:p>0.799775</text:p>
          </table:table-cell>
          <table:table-cell office:value-type="float" office:value="0.818832" calcext:value-type="float">
            <text:p>0.818832</text:p>
          </table:table-cell>
          <table:table-cell office:value-type="float" office:value="0.833912" calcext:value-type="float">
            <text:p>0.833912</text:p>
          </table:table-cell>
          <table:table-cell office:value-type="float" office:value="0.845099" calcext:value-type="float">
            <text:p>0.845099</text:p>
          </table:table-cell>
          <table:table-cell office:value-type="float" office:value="0.85852" calcext:value-type="float">
            <text:p>0.85852</text:p>
          </table:table-cell>
          <table:table-cell office:value-type="float" office:value="0.876846" calcext:value-type="float">
            <text:p>0.876846</text:p>
          </table:table-cell>
          <table:table-cell office:value-type="float" office:value="0.892782" calcext:value-type="float">
            <text:p>0.892782</text:p>
          </table:table-cell>
          <table:table-cell office:value-type="float" office:value="0.90455" calcext:value-type="float">
            <text:p>0.90455</text:p>
          </table:table-cell>
          <table:table-cell office:value-type="float" office:value="0.920154" calcext:value-type="float">
            <text:p>0.92015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49639" calcext:value-type="float">
            <text:p>0.84963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0.671591" calcext:value-type="float">
            <text:p>0.671591</text:p>
          </table:table-cell>
          <table:table-cell office:value-type="float" office:value="0.807656" calcext:value-type="float">
            <text:p>0.807656</text:p>
          </table:table-cell>
          <table:table-cell office:value-type="float" office:value="0.827913" calcext:value-type="float">
            <text:p>0.827913</text:p>
          </table:table-cell>
          <table:table-cell office:value-type="float" office:value="0.840214" calcext:value-type="float">
            <text:p>0.840214</text:p>
          </table:table-cell>
          <table:table-cell office:value-type="float" office:value="0.849327" calcext:value-type="float">
            <text:p>0.849327</text:p>
          </table:table-cell>
          <table:table-cell office:value-type="float" office:value="0.861885" calcext:value-type="float">
            <text:p>0.861885</text:p>
          </table:table-cell>
          <table:table-cell office:value-type="float" office:value="0.877801" calcext:value-type="float">
            <text:p>0.877801</text:p>
          </table:table-cell>
          <table:table-cell office:value-type="float" office:value="0.889698" calcext:value-type="float">
            <text:p>0.889698</text:p>
          </table:table-cell>
          <table:table-cell office:value-type="float" office:value="0.903811" calcext:value-type="float">
            <text:p>0.903811</text:p>
          </table:table-cell>
          <table:table-cell office:value-type="float" office:value="0.921959" calcext:value-type="float">
            <text:p>0.921959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45186" calcext:value-type="float">
            <text:p>0.84518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1323" calcext:value-type="float">
            <text:p>0.61323</text:p>
          </table:table-cell>
          <table:table-cell office:value-type="float" office:value="0.726028" calcext:value-type="float">
            <text:p>0.726028</text:p>
          </table:table-cell>
          <table:table-cell office:value-type="float" office:value="0.794014" calcext:value-type="float">
            <text:p>0.794014</text:p>
          </table:table-cell>
          <table:table-cell office:value-type="float" office:value="0.81723" calcext:value-type="float">
            <text:p>0.81723</text:p>
          </table:table-cell>
          <table:table-cell office:value-type="float" office:value="0.834187" calcext:value-type="float">
            <text:p>0.834187</text:p>
          </table:table-cell>
          <table:table-cell office:value-type="float" office:value="0.847087" calcext:value-type="float">
            <text:p>0.847087</text:p>
          </table:table-cell>
          <table:table-cell office:value-type="float" office:value="0.860964" calcext:value-type="float">
            <text:p>0.860964</text:p>
          </table:table-cell>
          <table:table-cell office:value-type="float" office:value="0.878384" calcext:value-type="float">
            <text:p>0.878384</text:p>
          </table:table-cell>
          <table:table-cell office:value-type="float" office:value="0.889449" calcext:value-type="float">
            <text:p>0.889449</text:p>
          </table:table-cell>
          <table:table-cell office:value-type="float" office:value="0.902707" calcext:value-type="float">
            <text:p>0.902707</text:p>
          </table:table-cell>
          <table:table-cell office:value-type="float" office:value="0.922019" calcext:value-type="float">
            <text:p>0.922019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47207" calcext:value-type="float">
            <text:p>0.84720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1323" calcext:value-type="float">
            <text:p>0.61323</text:p>
          </table:table-cell>
          <table:table-cell office:value-type="float" office:value="0.73537" calcext:value-type="float">
            <text:p>0.73537</text:p>
          </table:table-cell>
          <table:table-cell office:value-type="float" office:value="0.796305" calcext:value-type="float">
            <text:p>0.796305</text:p>
          </table:table-cell>
          <table:table-cell office:value-type="float" office:value="0.819038" calcext:value-type="float">
            <text:p>0.819038</text:p>
          </table:table-cell>
          <table:table-cell office:value-type="float" office:value="0.835812" calcext:value-type="float">
            <text:p>0.835812</text:p>
          </table:table-cell>
          <table:table-cell office:value-type="float" office:value="0.848351" calcext:value-type="float">
            <text:p>0.848351</text:p>
          </table:table-cell>
          <table:table-cell office:value-type="float" office:value="0.864587" calcext:value-type="float">
            <text:p>0.864587</text:p>
          </table:table-cell>
          <table:table-cell office:value-type="float" office:value="0.880704" calcext:value-type="float">
            <text:p>0.880704</text:p>
          </table:table-cell>
          <table:table-cell office:value-type="float" office:value="0.890757" calcext:value-type="float">
            <text:p>0.890757</text:p>
          </table:table-cell>
          <table:table-cell office:value-type="float" office:value="0.904409" calcext:value-type="float">
            <text:p>0.904409</text:p>
          </table:table-cell>
          <table:table-cell office:value-type="float" office:value="0.923223" calcext:value-type="float">
            <text:p>0.92322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49856" calcext:value-type="float">
            <text:p>0.84985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539473" calcext:value-type="float">
            <text:p>0.539473</text:p>
          </table:table-cell>
          <table:table-cell office:value-type="float" office:value="0.688311" calcext:value-type="float">
            <text:p>0.688311</text:p>
          </table:table-cell>
          <table:table-cell office:value-type="float" office:value="0.776971" calcext:value-type="float">
            <text:p>0.776971</text:p>
          </table:table-cell>
          <table:table-cell office:value-type="float" office:value="0.808579" calcext:value-type="float">
            <text:p>0.808579</text:p>
          </table:table-cell>
          <table:table-cell office:value-type="float" office:value="0.828142" calcext:value-type="float">
            <text:p>0.828142</text:p>
          </table:table-cell>
          <table:table-cell office:value-type="float" office:value="0.841629" calcext:value-type="float">
            <text:p>0.841629</text:p>
          </table:table-cell>
          <table:table-cell office:value-type="float" office:value="0.861065" calcext:value-type="float">
            <text:p>0.861065</text:p>
          </table:table-cell>
          <table:table-cell office:value-type="float" office:value="0.879908" calcext:value-type="float">
            <text:p>0.879908</text:p>
          </table:table-cell>
          <table:table-cell office:value-type="float" office:value="0.888562" calcext:value-type="float">
            <text:p>0.888562</text:p>
          </table:table-cell>
          <table:table-cell office:value-type="float" office:value="0.899448" calcext:value-type="float">
            <text:p>0.899448</text:p>
          </table:table-cell>
          <table:table-cell office:value-type="float" office:value="0.920202" calcext:value-type="float">
            <text:p>0.920202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39282" calcext:value-type="float">
            <text:p>0.83928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94646" calcext:value-type="float">
            <text:p>0.594646</text:p>
          </table:table-cell>
          <table:table-cell office:value-type="float" office:value="0.713786" calcext:value-type="float">
            <text:p>0.713786</text:p>
          </table:table-cell>
          <table:table-cell office:value-type="float" office:value="0.790871" calcext:value-type="float">
            <text:p>0.790871</text:p>
          </table:table-cell>
          <table:table-cell office:value-type="float" office:value="0.817115" calcext:value-type="float">
            <text:p>0.817115</text:p>
          </table:table-cell>
          <table:table-cell office:value-type="float" office:value="0.830899" calcext:value-type="float">
            <text:p>0.830899</text:p>
          </table:table-cell>
          <table:table-cell office:value-type="float" office:value="0.843715" calcext:value-type="float">
            <text:p>0.843715</text:p>
          </table:table-cell>
          <table:table-cell office:value-type="float" office:value="0.862872" calcext:value-type="float">
            <text:p>0.862872</text:p>
          </table:table-cell>
          <table:table-cell office:value-type="float" office:value="0.879316" calcext:value-type="float">
            <text:p>0.879316</text:p>
          </table:table-cell>
          <table:table-cell office:value-type="float" office:value="0.889268" calcext:value-type="float">
            <text:p>0.889268</text:p>
          </table:table-cell>
          <table:table-cell office:value-type="float" office:value="0.901363" calcext:value-type="float">
            <text:p>0.901363</text:p>
          </table:table-cell>
          <table:table-cell office:value-type="float" office:value="0.920254" calcext:value-type="float">
            <text:p>0.92025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44946" calcext:value-type="float">
            <text:p>0.84494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87197" calcext:value-type="float">
            <text:p>0.287197</text:p>
          </table:table-cell>
          <table:table-cell office:value-type="float" office:value="0.67431" calcext:value-type="float">
            <text:p>0.67431</text:p>
          </table:table-cell>
          <table:table-cell office:value-type="float" office:value="0.778882" calcext:value-type="float">
            <text:p>0.778882</text:p>
          </table:table-cell>
          <table:table-cell office:value-type="float" office:value="0.812806" calcext:value-type="float">
            <text:p>0.812806</text:p>
          </table:table-cell>
          <table:table-cell office:value-type="float" office:value="0.827657" calcext:value-type="float">
            <text:p>0.827657</text:p>
          </table:table-cell>
          <table:table-cell office:value-type="float" office:value="0.843373" calcext:value-type="float">
            <text:p>0.843373</text:p>
          </table:table-cell>
          <table:table-cell office:value-type="float" office:value="0.860425" calcext:value-type="float">
            <text:p>0.860425</text:p>
          </table:table-cell>
          <table:table-cell office:value-type="float" office:value="0.880214" calcext:value-type="float">
            <text:p>0.880214</text:p>
          </table:table-cell>
          <table:table-cell office:value-type="float" office:value="0.890741" calcext:value-type="float">
            <text:p>0.890741</text:p>
          </table:table-cell>
          <table:table-cell office:value-type="float" office:value="0.900077" calcext:value-type="float">
            <text:p>0.900077</text:p>
          </table:table-cell>
          <table:table-cell office:value-type="float" office:value="0.916639" calcext:value-type="float">
            <text:p>0.916639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38513" calcext:value-type="float">
            <text:p>0.83851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0.435483" calcext:value-type="float">
            <text:p>0.435483</text:p>
          </table:table-cell>
          <table:table-cell office:value-type="float" office:value="0.78293" calcext:value-type="float">
            <text:p>0.78293</text:p>
          </table:table-cell>
          <table:table-cell office:value-type="float" office:value="0.80936" calcext:value-type="float">
            <text:p>0.80936</text:p>
          </table:table-cell>
          <table:table-cell office:value-type="float" office:value="0.828839" calcext:value-type="float">
            <text:p>0.828839</text:p>
          </table:table-cell>
          <table:table-cell office:value-type="float" office:value="0.846907" calcext:value-type="float">
            <text:p>0.846907</text:p>
          </table:table-cell>
          <table:table-cell office:value-type="float" office:value="0.861569" calcext:value-type="float">
            <text:p>0.861569</text:p>
          </table:table-cell>
          <table:table-cell office:value-type="float" office:value="0.876433" calcext:value-type="float">
            <text:p>0.876433</text:p>
          </table:table-cell>
          <table:table-cell office:value-type="float" office:value="0.889262" calcext:value-type="float">
            <text:p>0.889262</text:p>
          </table:table-cell>
          <table:table-cell office:value-type="float" office:value="0.902274" calcext:value-type="float">
            <text:p>0.902274</text:p>
          </table:table-cell>
          <table:table-cell office:value-type="float" office:value="0.914256" calcext:value-type="float">
            <text:p>0.914256</text:p>
          </table:table-cell>
          <table:table-cell office:value-type="float" office:value="0.927254" calcext:value-type="float">
            <text:p>0.927254</text:p>
          </table:table-cell>
          <table:table-cell office:value-type="float" office:value="0.814731" calcext:value-type="float">
            <text:p>0.81473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55389" calcext:value-type="float">
            <text:p>0.055389</text:p>
          </table:table-cell>
          <table:table-cell office:value-type="float" office:value="0.644874" calcext:value-type="float">
            <text:p>0.644874</text:p>
          </table:table-cell>
          <table:table-cell office:value-type="float" office:value="0.775288" calcext:value-type="float">
            <text:p>0.775288</text:p>
          </table:table-cell>
          <table:table-cell office:value-type="float" office:value="0.805331" calcext:value-type="float">
            <text:p>0.805331</text:p>
          </table:table-cell>
          <table:table-cell office:value-type="float" office:value="0.826876" calcext:value-type="float">
            <text:p>0.826876</text:p>
          </table:table-cell>
          <table:table-cell office:value-type="float" office:value="0.844335" calcext:value-type="float">
            <text:p>0.844335</text:p>
          </table:table-cell>
          <table:table-cell office:value-type="float" office:value="0.860241" calcext:value-type="float">
            <text:p>0.860241</text:p>
          </table:table-cell>
          <table:table-cell office:value-type="float" office:value="0.874642" calcext:value-type="float">
            <text:p>0.874642</text:p>
          </table:table-cell>
          <table:table-cell office:value-type="float" office:value="0.886917" calcext:value-type="float">
            <text:p>0.886917</text:p>
          </table:table-cell>
          <table:table-cell office:value-type="float" office:value="0.900771" calcext:value-type="float">
            <text:p>0.900771</text:p>
          </table:table-cell>
          <table:table-cell office:value-type="float" office:value="0.914984" calcext:value-type="float">
            <text:p>0.914984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33426" calcext:value-type="float">
            <text:p>0.83342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58702" calcext:value-type="float">
            <text:p>0.558702</text:p>
          </table:table-cell>
          <table:table-cell office:value-type="float" office:value="0.666101" calcext:value-type="float">
            <text:p>0.666101</text:p>
          </table:table-cell>
          <table:table-cell office:value-type="float" office:value="0.769854" calcext:value-type="float">
            <text:p>0.769854</text:p>
          </table:table-cell>
          <table:table-cell office:value-type="float" office:value="0.798632" calcext:value-type="float">
            <text:p>0.798632</text:p>
          </table:table-cell>
          <table:table-cell office:value-type="float" office:value="0.822381" calcext:value-type="float">
            <text:p>0.822381</text:p>
          </table:table-cell>
          <table:table-cell office:value-type="float" office:value="0.846124" calcext:value-type="float">
            <text:p>0.846124</text:p>
          </table:table-cell>
          <table:table-cell office:value-type="float" office:value="0.859458" calcext:value-type="float">
            <text:p>0.859458</text:p>
          </table:table-cell>
          <table:table-cell office:value-type="float" office:value="0.874432" calcext:value-type="float">
            <text:p>0.874432</text:p>
          </table:table-cell>
          <table:table-cell office:value-type="float" office:value="0.885806" calcext:value-type="float">
            <text:p>0.885806</text:p>
          </table:table-cell>
          <table:table-cell office:value-type="float" office:value="0.90136" calcext:value-type="float">
            <text:p>0.90136</text:p>
          </table:table-cell>
          <table:table-cell office:value-type="float" office:value="0.920216" calcext:value-type="float">
            <text:p>0.920216</text:p>
          </table:table-cell>
          <table:table-cell office:value-type="float" office:value="0.927548" calcext:value-type="float">
            <text:p>0.927548</text:p>
          </table:table-cell>
          <table:table-cell office:value-type="float" office:value="0.834437" calcext:value-type="float">
            <text:p>0.83443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58702" calcext:value-type="float">
            <text:p>0.558702</text:p>
          </table:table-cell>
          <table:table-cell office:value-type="float" office:value="0.686686" calcext:value-type="float">
            <text:p>0.686686</text:p>
          </table:table-cell>
          <table:table-cell office:value-type="float" office:value="0.779734" calcext:value-type="float">
            <text:p>0.779734</text:p>
          </table:table-cell>
          <table:table-cell office:value-type="float" office:value="0.804328" calcext:value-type="float">
            <text:p>0.804328</text:p>
          </table:table-cell>
          <table:table-cell office:value-type="float" office:value="0.826133" calcext:value-type="float">
            <text:p>0.826133</text:p>
          </table:table-cell>
          <table:table-cell office:value-type="float" office:value="0.850591" calcext:value-type="float">
            <text:p>0.850591</text:p>
          </table:table-cell>
          <table:table-cell office:value-type="float" office:value="0.86287" calcext:value-type="float">
            <text:p>0.86287</text:p>
          </table:table-cell>
          <table:table-cell office:value-type="float" office:value="0.879372" calcext:value-type="float">
            <text:p>0.879372</text:p>
          </table:table-cell>
          <table:table-cell office:value-type="float" office:value="0.889278" calcext:value-type="float">
            <text:p>0.889278</text:p>
          </table:table-cell>
          <table:table-cell office:value-type="float" office:value="0.905352" calcext:value-type="float">
            <text:p>0.905352</text:p>
          </table:table-cell>
          <table:table-cell office:value-type="float" office:value="0.921432" calcext:value-type="float">
            <text:p>0.921432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40578" calcext:value-type="float">
            <text:p>0.84057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58702" calcext:value-type="float">
            <text:p>0.558702</text:p>
          </table:table-cell>
          <table:table-cell office:value-type="float" office:value="0.708719" calcext:value-type="float">
            <text:p>0.708719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810222" calcext:value-type="float">
            <text:p>0.810222</text:p>
          </table:table-cell>
          <table:table-cell office:value-type="float" office:value="0.830667" calcext:value-type="float">
            <text:p>0.830667</text:p>
          </table:table-cell>
          <table:table-cell office:value-type="float" office:value="0.852158" calcext:value-type="float">
            <text:p>0.852158</text:p>
          </table:table-cell>
          <table:table-cell office:value-type="float" office:value="0.867458" calcext:value-type="float">
            <text:p>0.867458</text:p>
          </table:table-cell>
          <table:table-cell office:value-type="float" office:value="0.880694" calcext:value-type="float">
            <text:p>0.880694</text:p>
          </table:table-cell>
          <table:table-cell office:value-type="float" office:value="0.895284" calcext:value-type="float">
            <text:p>0.895284</text:p>
          </table:table-cell>
          <table:table-cell office:value-type="float" office:value="0.907558" calcext:value-type="float">
            <text:p>0.907558</text:p>
          </table:table-cell>
          <table:table-cell office:value-type="float" office:value="0.920871" calcext:value-type="float">
            <text:p>0.92087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45679" calcext:value-type="float">
            <text:p>0.84567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57138" calcext:value-type="float">
            <text:p>0.657138</text:p>
          </table:table-cell>
          <table:table-cell office:value-type="float" office:value="0.740644" calcext:value-type="float">
            <text:p>0.740644</text:p>
          </table:table-cell>
          <table:table-cell office:value-type="float" office:value="0.788631" calcext:value-type="float">
            <text:p>0.788631</text:p>
          </table:table-cell>
          <table:table-cell office:value-type="float" office:value="0.813462" calcext:value-type="float">
            <text:p>0.813462</text:p>
          </table:table-cell>
          <table:table-cell office:value-type="float" office:value="0.830464" calcext:value-type="float">
            <text:p>0.830464</text:p>
          </table:table-cell>
          <table:table-cell office:value-type="float" office:value="0.852965" calcext:value-type="float">
            <text:p>0.852965</text:p>
          </table:table-cell>
          <table:table-cell office:value-type="float" office:value="0.869386" calcext:value-type="float">
            <text:p>0.869386</text:p>
          </table:table-cell>
          <table:table-cell office:value-type="float" office:value="0.883419" calcext:value-type="float">
            <text:p>0.883419</text:p>
          </table:table-cell>
          <table:table-cell office:value-type="float" office:value="0.895363" calcext:value-type="float">
            <text:p>0.895363</text:p>
          </table:table-cell>
          <table:table-cell office:value-type="float" office:value="0.910512" calcext:value-type="float">
            <text:p>0.910512</text:p>
          </table:table-cell>
          <table:table-cell office:value-type="float" office:value="0.921511" calcext:value-type="float">
            <text:p>0.92151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50636" calcext:value-type="float">
            <text:p>0.85063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434117" calcext:value-type="float">
            <text:p>0.434117</text:p>
          </table:table-cell>
          <table:table-cell office:value-type="float" office:value="0.696167" calcext:value-type="float">
            <text:p>0.696167</text:p>
          </table:table-cell>
          <table:table-cell office:value-type="float" office:value="0.764964" calcext:value-type="float">
            <text:p>0.764964</text:p>
          </table:table-cell>
          <table:table-cell office:value-type="float" office:value="0.796068" calcext:value-type="float">
            <text:p>0.796068</text:p>
          </table:table-cell>
          <table:table-cell office:value-type="float" office:value="0.819727" calcext:value-type="float">
            <text:p>0.819727</text:p>
          </table:table-cell>
          <table:table-cell office:value-type="float" office:value="0.842651" calcext:value-type="float">
            <text:p>0.842651</text:p>
          </table:table-cell>
          <table:table-cell office:value-type="float" office:value="0.862297" calcext:value-type="float">
            <text:p>0.862297</text:p>
          </table:table-cell>
          <table:table-cell office:value-type="float" office:value="0.880141" calcext:value-type="float">
            <text:p>0.880141</text:p>
          </table:table-cell>
          <table:table-cell office:value-type="float" office:value="0.890498" calcext:value-type="float">
            <text:p>0.890498</text:p>
          </table:table-cell>
          <table:table-cell office:value-type="float" office:value="0.904354" calcext:value-type="float">
            <text:p>0.904354</text:p>
          </table:table-cell>
          <table:table-cell office:value-type="float" office:value="0.921433" calcext:value-type="float">
            <text:p>0.921433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3783" calcext:value-type="float">
            <text:p>0.8378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92595" calcext:value-type="float">
            <text:p>0.292595</text:p>
          </table:table-cell>
          <table:table-cell office:value-type="float" office:value="0.701293" calcext:value-type="float">
            <text:p>0.701293</text:p>
          </table:table-cell>
          <table:table-cell office:value-type="float" office:value="0.792994" calcext:value-type="float">
            <text:p>0.792994</text:p>
          </table:table-cell>
          <table:table-cell office:value-type="float" office:value="0.817981" calcext:value-type="float">
            <text:p>0.817981</text:p>
          </table:table-cell>
          <table:table-cell office:value-type="float" office:value="0.836381" calcext:value-type="float">
            <text:p>0.836381</text:p>
          </table:table-cell>
          <table:table-cell office:value-type="float" office:value="0.857772" calcext:value-type="float">
            <text:p>0.857772</text:p>
          </table:table-cell>
          <table:table-cell office:value-type="float" office:value="0.873406" calcext:value-type="float">
            <text:p>0.873406</text:p>
          </table:table-cell>
          <table:table-cell office:value-type="float" office:value="0.883102" calcext:value-type="float">
            <text:p>0.883102</text:p>
          </table:table-cell>
          <table:table-cell office:value-type="float" office:value="0.89142" calcext:value-type="float">
            <text:p>0.89142</text:p>
          </table:table-cell>
          <table:table-cell office:value-type="float" office:value="0.902146" calcext:value-type="float">
            <text:p>0.902146</text:p>
          </table:table-cell>
          <table:table-cell office:value-type="float" office:value="0.920667" calcext:value-type="float">
            <text:p>0.920667</text:p>
          </table:table-cell>
          <table:table-cell office:value-type="float" office:value="0.927548" calcext:value-type="float">
            <text:p>0.927548</text:p>
          </table:table-cell>
          <table:table-cell office:value-type="float" office:value="0.847716" calcext:value-type="float">
            <text:p>0.84771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92595" calcext:value-type="float">
            <text:p>0.292595</text:p>
          </table:table-cell>
          <table:table-cell office:value-type="float" office:value="0.727614" calcext:value-type="float">
            <text:p>0.727614</text:p>
          </table:table-cell>
          <table:table-cell office:value-type="float" office:value="0.78694" calcext:value-type="float">
            <text:p>0.78694</text:p>
          </table:table-cell>
          <table:table-cell office:value-type="float" office:value="0.816319" calcext:value-type="float">
            <text:p>0.816319</text:p>
          </table:table-cell>
          <table:table-cell office:value-type="float" office:value="0.834881" calcext:value-type="float">
            <text:p>0.834881</text:p>
          </table:table-cell>
          <table:table-cell office:value-type="float" office:value="0.855841" calcext:value-type="float">
            <text:p>0.855841</text:p>
          </table:table-cell>
          <table:table-cell office:value-type="float" office:value="0.870048" calcext:value-type="float">
            <text:p>0.870048</text:p>
          </table:table-cell>
          <table:table-cell office:value-type="float" office:value="0.88122" calcext:value-type="float">
            <text:p>0.88122</text:p>
          </table:table-cell>
          <table:table-cell office:value-type="float" office:value="0.891571" calcext:value-type="float">
            <text:p>0.891571</text:p>
          </table:table-cell>
          <table:table-cell office:value-type="float" office:value="0.903096" calcext:value-type="float">
            <text:p>0.903096</text:p>
          </table:table-cell>
          <table:table-cell office:value-type="float" office:value="0.921363" calcext:value-type="float">
            <text:p>0.921363</text:p>
          </table:table-cell>
          <table:table-cell office:value-type="float" office:value="0.927548" calcext:value-type="float">
            <text:p>0.927548</text:p>
          </table:table-cell>
          <table:table-cell office:value-type="float" office:value="0.848889" calcext:value-type="float">
            <text:p>0.84888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82639" calcext:value-type="float">
            <text:p>0.082639</text:p>
          </table:table-cell>
          <table:table-cell office:value-type="float" office:value="0.716379" calcext:value-type="float">
            <text:p>0.716379</text:p>
          </table:table-cell>
          <table:table-cell office:value-type="float" office:value="0.794723" calcext:value-type="float">
            <text:p>0.794723</text:p>
          </table:table-cell>
          <table:table-cell office:value-type="float" office:value="0.815782" calcext:value-type="float">
            <text:p>0.815782</text:p>
          </table:table-cell>
          <table:table-cell office:value-type="float" office:value="0.832859" calcext:value-type="float">
            <text:p>0.832859</text:p>
          </table:table-cell>
          <table:table-cell office:value-type="float" office:value="0.852568" calcext:value-type="float">
            <text:p>0.852568</text:p>
          </table:table-cell>
          <table:table-cell office:value-type="float" office:value="0.87298" calcext:value-type="float">
            <text:p>0.87298</text:p>
          </table:table-cell>
          <table:table-cell office:value-type="float" office:value="0.889058" calcext:value-type="float">
            <text:p>0.889058</text:p>
          </table:table-cell>
          <table:table-cell office:value-type="float" office:value="0.894522" calcext:value-type="float">
            <text:p>0.894522</text:p>
          </table:table-cell>
          <table:table-cell office:value-type="float" office:value="0.907101" calcext:value-type="float">
            <text:p>0.907101</text:p>
          </table:table-cell>
          <table:table-cell office:value-type="float" office:value="0.920164" calcext:value-type="float">
            <text:p>0.920164</text:p>
          </table:table-cell>
          <table:table-cell office:value-type="float" office:value="0.927254" calcext:value-type="float">
            <text:p>0.927254</text:p>
          </table:table-cell>
          <table:table-cell office:value-type="float" office:value="0.849614" calcext:value-type="float">
            <text:p>0.84961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0.631475" calcext:value-type="float">
            <text:p>0.631475</text:p>
          </table:table-cell>
          <table:table-cell office:value-type="float" office:value="0.783221" calcext:value-type="float">
            <text:p>0.783221</text:p>
          </table:table-cell>
          <table:table-cell office:value-type="float" office:value="0.814458" calcext:value-type="float">
            <text:p>0.814458</text:p>
          </table:table-cell>
          <table:table-cell office:value-type="float" office:value="0.832734" calcext:value-type="float">
            <text:p>0.832734</text:p>
          </table:table-cell>
          <table:table-cell office:value-type="float" office:value="0.851287" calcext:value-type="float">
            <text:p>0.851287</text:p>
          </table:table-cell>
          <table:table-cell office:value-type="float" office:value="0.870904" calcext:value-type="float">
            <text:p>0.870904</text:p>
          </table:table-cell>
          <table:table-cell office:value-type="float" office:value="0.883783" calcext:value-type="float">
            <text:p>0.883783</text:p>
          </table:table-cell>
          <table:table-cell office:value-type="float" office:value="0.891886" calcext:value-type="float">
            <text:p>0.891886</text:p>
          </table:table-cell>
          <table:table-cell office:value-type="float" office:value="0.904971" calcext:value-type="float">
            <text:p>0.904971</text:p>
          </table:table-cell>
          <table:table-cell office:value-type="float" office:value="0.920792" calcext:value-type="float">
            <text:p>0.920792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38551" calcext:value-type="float">
            <text:p>0.83855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92896" calcext:value-type="float">
            <text:p>0.192896</text:p>
          </table:table-cell>
          <table:table-cell office:value-type="float" office:value="0.669362" calcext:value-type="float">
            <text:p>0.669362</text:p>
          </table:table-cell>
          <table:table-cell office:value-type="float" office:value="0.767667" calcext:value-type="float">
            <text:p>0.767667</text:p>
          </table:table-cell>
          <table:table-cell office:value-type="float" office:value="0.809839" calcext:value-type="float">
            <text:p>0.809839</text:p>
          </table:table-cell>
          <table:table-cell office:value-type="float" office:value="0.833345" calcext:value-type="float">
            <text:p>0.833345</text:p>
          </table:table-cell>
          <table:table-cell office:value-type="float" office:value="0.852599" calcext:value-type="float">
            <text:p>0.852599</text:p>
          </table:table-cell>
          <table:table-cell office:value-type="float" office:value="0.869052" calcext:value-type="float">
            <text:p>0.869052</text:p>
          </table:table-cell>
          <table:table-cell office:value-type="float" office:value="0.883487" calcext:value-type="float">
            <text:p>0.883487</text:p>
          </table:table-cell>
          <table:table-cell office:value-type="float" office:value="0.89282" calcext:value-type="float">
            <text:p>0.89282</text:p>
          </table:table-cell>
          <table:table-cell office:value-type="float" office:value="0.907067" calcext:value-type="float">
            <text:p>0.907067</text:p>
          </table:table-cell>
          <table:table-cell office:value-type="float" office:value="0.921984" calcext:value-type="float">
            <text:p>0.921984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840722" calcext:value-type="float">
            <text:p>0.84072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91623" calcext:value-type="float">
            <text:p>0.391623</text:p>
          </table:table-cell>
          <table:table-cell office:value-type="float" office:value="0.651912" calcext:value-type="float">
            <text:p>0.651912</text:p>
          </table:table-cell>
          <table:table-cell office:value-type="float" office:value="0.757881" calcext:value-type="float">
            <text:p>0.757881</text:p>
          </table:table-cell>
          <table:table-cell office:value-type="float" office:value="0.796058" calcext:value-type="float">
            <text:p>0.796058</text:p>
          </table:table-cell>
          <table:table-cell office:value-type="float" office:value="0.821248" calcext:value-type="float">
            <text:p>0.821248</text:p>
          </table:table-cell>
          <table:table-cell office:value-type="float" office:value="0.840251" calcext:value-type="float">
            <text:p>0.840251</text:p>
          </table:table-cell>
          <table:table-cell office:value-type="float" office:value="0.861877" calcext:value-type="float">
            <text:p>0.861877</text:p>
          </table:table-cell>
          <table:table-cell office:value-type="float" office:value="0.876716" calcext:value-type="float">
            <text:p>0.876716</text:p>
          </table:table-cell>
          <table:table-cell office:value-type="float" office:value="0.888461" calcext:value-type="float">
            <text:p>0.888461</text:p>
          </table:table-cell>
          <table:table-cell office:value-type="float" office:value="0.903576" calcext:value-type="float">
            <text:p>0.903576</text:p>
          </table:table-cell>
          <table:table-cell office:value-type="float" office:value="0.92016" calcext:value-type="float">
            <text:p>0.92016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831814" calcext:value-type="float">
            <text:p>0.83181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391623" calcext:value-type="float">
            <text:p>0.391623</text:p>
          </table:table-cell>
          <table:table-cell office:value-type="float" office:value="0.65549" calcext:value-type="float">
            <text:p>0.65549</text:p>
          </table:table-cell>
          <table:table-cell office:value-type="float" office:value="0.766257" calcext:value-type="float">
            <text:p>0.766257</text:p>
          </table:table-cell>
          <table:table-cell office:value-type="float" office:value="0.790617" calcext:value-type="float">
            <text:p>0.790617</text:p>
          </table:table-cell>
          <table:table-cell office:value-type="float" office:value="0.815241" calcext:value-type="float">
            <text:p>0.815241</text:p>
          </table:table-cell>
          <table:table-cell office:value-type="float" office:value="0.836831" calcext:value-type="float">
            <text:p>0.836831</text:p>
          </table:table-cell>
          <table:table-cell office:value-type="float" office:value="0.85823" calcext:value-type="float">
            <text:p>0.85823</text:p>
          </table:table-cell>
          <table:table-cell office:value-type="float" office:value="0.880357" calcext:value-type="float">
            <text:p>0.880357</text:p>
          </table:table-cell>
          <table:table-cell office:value-type="float" office:value="0.898659" calcext:value-type="float">
            <text:p>0.898659</text:p>
          </table:table-cell>
          <table:table-cell office:value-type="float" office:value="0.905389" calcext:value-type="float">
            <text:p>0.905389</text:p>
          </table:table-cell>
          <table:table-cell office:value-type="float" office:value="0.921386" calcext:value-type="float">
            <text:p>0.921386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32846" calcext:value-type="float">
            <text:p>0.83284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91623" calcext:value-type="float">
            <text:p>0.391623</text:p>
          </table:table-cell>
          <table:table-cell office:value-type="float" office:value="0.679984" calcext:value-type="float">
            <text:p>0.679984</text:p>
          </table:table-cell>
          <table:table-cell office:value-type="float" office:value="0.769038" calcext:value-type="float">
            <text:p>0.769038</text:p>
          </table:table-cell>
          <table:table-cell office:value-type="float" office:value="0.795155" calcext:value-type="float">
            <text:p>0.795155</text:p>
          </table:table-cell>
          <table:table-cell office:value-type="float" office:value="0.824689" calcext:value-type="float">
            <text:p>0.824689</text:p>
          </table:table-cell>
          <table:table-cell office:value-type="float" office:value="0.844074" calcext:value-type="float">
            <text:p>0.844074</text:p>
          </table:table-cell>
          <table:table-cell office:value-type="float" office:value="0.864364" calcext:value-type="float">
            <text:p>0.864364</text:p>
          </table:table-cell>
          <table:table-cell office:value-type="float" office:value="0.886835" calcext:value-type="float">
            <text:p>0.886835</text:p>
          </table:table-cell>
          <table:table-cell office:value-type="float" office:value="0.901583" calcext:value-type="float">
            <text:p>0.901583</text:p>
          </table:table-cell>
          <table:table-cell office:value-type="float" office:value="0.90766" calcext:value-type="float">
            <text:p>0.90766</text:p>
          </table:table-cell>
          <table:table-cell office:value-type="float" office:value="0.92263" calcext:value-type="float">
            <text:p>0.92263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39601" calcext:value-type="float">
            <text:p>0.83960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09837" calcext:value-type="float">
            <text:p>0.609837</text:p>
          </table:table-cell>
          <table:table-cell office:value-type="float" office:value="0.705715" calcext:value-type="float">
            <text:p>0.705715</text:p>
          </table:table-cell>
          <table:table-cell office:value-type="float" office:value="0.771129" calcext:value-type="float">
            <text:p>0.771129</text:p>
          </table:table-cell>
          <table:table-cell office:value-type="float" office:value="0.809927" calcext:value-type="float">
            <text:p>0.809927</text:p>
          </table:table-cell>
          <table:table-cell office:value-type="float" office:value="0.833967" calcext:value-type="float">
            <text:p>0.833967</text:p>
          </table:table-cell>
          <table:table-cell office:value-type="float" office:value="0.851352" calcext:value-type="float">
            <text:p>0.851352</text:p>
          </table:table-cell>
          <table:table-cell office:value-type="float" office:value="0.869104" calcext:value-type="float">
            <text:p>0.869104</text:p>
          </table:table-cell>
          <table:table-cell office:value-type="float" office:value="0.891553" calcext:value-type="float">
            <text:p>0.891553</text:p>
          </table:table-cell>
          <table:table-cell office:value-type="float" office:value="0.904092" calcext:value-type="float">
            <text:p>0.904092</text:p>
          </table:table-cell>
          <table:table-cell office:value-type="float" office:value="0.915355" calcext:value-type="float">
            <text:p>0.915355</text:p>
          </table:table-cell>
          <table:table-cell office:value-type="float" office:value="0.925642" calcext:value-type="float">
            <text:p>0.925642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847784" calcext:value-type="float">
            <text:p>0.84778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48222" calcext:value-type="float">
            <text:p>0.648222</text:p>
          </table:table-cell>
          <table:table-cell office:value-type="float" office:value="0.723981" calcext:value-type="float">
            <text:p>0.723981</text:p>
          </table:table-cell>
          <table:table-cell office:value-type="float" office:value="0.790946" calcext:value-type="float">
            <text:p>0.790946</text:p>
          </table:table-cell>
          <table:table-cell office:value-type="float" office:value="0.828268" calcext:value-type="float">
            <text:p>0.828268</text:p>
          </table:table-cell>
          <table:table-cell office:value-type="float" office:value="0.848157" calcext:value-type="float">
            <text:p>0.848157</text:p>
          </table:table-cell>
          <table:table-cell office:value-type="float" office:value="0.861913" calcext:value-type="float">
            <text:p>0.861913</text:p>
          </table:table-cell>
          <table:table-cell office:value-type="float" office:value="0.878474" calcext:value-type="float">
            <text:p>0.878474</text:p>
          </table:table-cell>
          <table:table-cell office:value-type="float" office:value="0.896854" calcext:value-type="float">
            <text:p>0.896854</text:p>
          </table:table-cell>
          <table:table-cell office:value-type="float" office:value="0.903537" calcext:value-type="float">
            <text:p>0.903537</text:p>
          </table:table-cell>
          <table:table-cell office:value-type="float" office:value="0.914851" calcext:value-type="float">
            <text:p>0.914851</text:p>
          </table:table-cell>
          <table:table-cell office:value-type="float" office:value="0.923884" calcext:value-type="float">
            <text:p>0.923884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857087" calcext:value-type="float">
            <text:p>0.85708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16174" calcext:value-type="float">
            <text:p>0.316174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771572" calcext:value-type="float">
            <text:p>0.771572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840531" calcext:value-type="float">
            <text:p>0.840531</text:p>
          </table:table-cell>
          <table:table-cell office:value-type="float" office:value="0.85588" calcext:value-type="float">
            <text:p>0.85588</text:p>
          </table:table-cell>
          <table:table-cell office:value-type="float" office:value="0.874726" calcext:value-type="float">
            <text:p>0.874726</text:p>
          </table:table-cell>
          <table:table-cell office:value-type="float" office:value="0.893055" calcext:value-type="float">
            <text:p>0.893055</text:p>
          </table:table-cell>
          <table:table-cell office:value-type="float" office:value="0.903301" calcext:value-type="float">
            <text:p>0.903301</text:p>
          </table:table-cell>
          <table:table-cell office:value-type="float" office:value="0.911978" calcext:value-type="float">
            <text:p>0.911978</text:p>
          </table:table-cell>
          <table:table-cell office:value-type="float" office:value="0.924472" calcext:value-type="float">
            <text:p>0.924472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848969" calcext:value-type="float">
            <text:p>0.84896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0.612755" calcext:value-type="float">
            <text:p>0.612755</text:p>
          </table:table-cell>
          <table:table-cell office:value-type="float" office:value="0.766856" calcext:value-type="float">
            <text:p>0.766856</text:p>
          </table:table-cell>
          <table:table-cell office:value-type="float" office:value="0.801303" calcext:value-type="float">
            <text:p>0.801303</text:p>
          </table:table-cell>
          <table:table-cell office:value-type="float" office:value="0.830848" calcext:value-type="float">
            <text:p>0.830848</text:p>
          </table:table-cell>
          <table:table-cell office:value-type="float" office:value="0.852889" calcext:value-type="float">
            <text:p>0.852889</text:p>
          </table:table-cell>
          <table:table-cell office:value-type="float" office:value="0.86908" calcext:value-type="float">
            <text:p>0.86908</text:p>
          </table:table-cell>
          <table:table-cell office:value-type="float" office:value="0.88507" calcext:value-type="float">
            <text:p>0.88507</text:p>
          </table:table-cell>
          <table:table-cell office:value-type="float" office:value="0.902334" calcext:value-type="float">
            <text:p>0.902334</text:p>
          </table:table-cell>
          <table:table-cell office:value-type="float" office:value="0.910226" calcext:value-type="float">
            <text:p>0.910226</text:p>
          </table:table-cell>
          <table:table-cell office:value-type="float" office:value="0.923963" calcext:value-type="float">
            <text:p>0.923963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835532" calcext:value-type="float">
            <text:p>0.83553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488495" calcext:value-type="float">
            <text:p>0.488495</text:p>
          </table:table-cell>
          <table:table-cell office:value-type="float" office:value="0.642281" calcext:value-type="float">
            <text:p>0.642281</text:p>
          </table:table-cell>
          <table:table-cell office:value-type="float" office:value="0.758297" calcext:value-type="float">
            <text:p>0.758297</text:p>
          </table:table-cell>
          <table:table-cell office:value-type="float" office:value="0.796563" calcext:value-type="float">
            <text:p>0.796563</text:p>
          </table:table-cell>
          <table:table-cell office:value-type="float" office:value="0.827394" calcext:value-type="float">
            <text:p>0.827394</text:p>
          </table:table-cell>
          <table:table-cell office:value-type="float" office:value="0.847834" calcext:value-type="float">
            <text:p>0.847834</text:p>
          </table:table-cell>
          <table:table-cell office:value-type="float" office:value="0.86179" calcext:value-type="float">
            <text:p>0.86179</text:p>
          </table:table-cell>
          <table:table-cell office:value-type="float" office:value="0.880159" calcext:value-type="float">
            <text:p>0.880159</text:p>
          </table:table-cell>
          <table:table-cell office:value-type="float" office:value="0.898777" calcext:value-type="float">
            <text:p>0.898777</text:p>
          </table:table-cell>
          <table:table-cell office:value-type="float" office:value="0.909151" calcext:value-type="float">
            <text:p>0.909151</text:p>
          </table:table-cell>
          <table:table-cell office:value-type="float" office:value="0.92446" calcext:value-type="float">
            <text:p>0.92446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83467" calcext:value-type="float">
            <text:p>0.83467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0.558409" calcext:value-type="float">
            <text:p>0.558409</text:p>
          </table:table-cell>
          <table:table-cell office:value-type="float" office:value="0.768465" calcext:value-type="float">
            <text:p>0.768465</text:p>
          </table:table-cell>
          <table:table-cell office:value-type="float" office:value="0.800034" calcext:value-type="float">
            <text:p>0.800034</text:p>
          </table:table-cell>
          <table:table-cell office:value-type="float" office:value="0.829911" calcext:value-type="float">
            <text:p>0.829911</text:p>
          </table:table-cell>
          <table:table-cell office:value-type="float" office:value="0.845998" calcext:value-type="float">
            <text:p>0.845998</text:p>
          </table:table-cell>
          <table:table-cell office:value-type="float" office:value="0.86196" calcext:value-type="float">
            <text:p>0.86196</text:p>
          </table:table-cell>
          <table:table-cell office:value-type="float" office:value="0.882239" calcext:value-type="float">
            <text:p>0.882239</text:p>
          </table:table-cell>
          <table:table-cell office:value-type="float" office:value="0.902168" calcext:value-type="float">
            <text:p>0.902168</text:p>
          </table:table-cell>
          <table:table-cell office:value-type="float" office:value="0.912514" calcext:value-type="float">
            <text:p>0.912514</text:p>
          </table:table-cell>
          <table:table-cell office:value-type="float" office:value="0.924439" calcext:value-type="float">
            <text:p>0.924439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828614" calcext:value-type="float">
            <text:p>0.82861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44303" calcext:value-type="float">
            <text:p>0.144303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74416" calcext:value-type="float">
            <text:p>0.74416</text:p>
          </table:table-cell>
          <table:table-cell office:value-type="float" office:value="0.785815" calcext:value-type="float">
            <text:p>0.785815</text:p>
          </table:table-cell>
          <table:table-cell office:value-type="float" office:value="0.814836" calcext:value-type="float">
            <text:p>0.814836</text:p>
          </table:table-cell>
          <table:table-cell office:value-type="float" office:value="0.839031" calcext:value-type="float">
            <text:p>0.839031</text:p>
          </table:table-cell>
          <table:table-cell office:value-type="float" office:value="0.852498" calcext:value-type="float">
            <text:p>0.852498</text:p>
          </table:table-cell>
          <table:table-cell office:value-type="float" office:value="0.870434" calcext:value-type="float">
            <text:p>0.870434</text:p>
          </table:table-cell>
          <table:table-cell office:value-type="float" office:value="0.887425" calcext:value-type="float">
            <text:p>0.887425</text:p>
          </table:table-cell>
          <table:table-cell office:value-type="float" office:value="0.905795" calcext:value-type="float">
            <text:p>0.905795</text:p>
          </table:table-cell>
          <table:table-cell office:value-type="float" office:value="0.922596" calcext:value-type="float">
            <text:p>0.922596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822409" calcext:value-type="float">
            <text:p>0.82240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82678" calcext:value-type="float">
            <text:p>0.182678</text:p>
          </table:table-cell>
          <table:table-cell office:value-type="float" office:value="0.579154" calcext:value-type="float">
            <text:p>0.579154</text:p>
          </table:table-cell>
          <table:table-cell office:value-type="float" office:value="0.731835" calcext:value-type="float">
            <text:p>0.731835</text:p>
          </table:table-cell>
          <table:table-cell office:value-type="float" office:value="0.773868" calcext:value-type="float">
            <text:p>0.773868</text:p>
          </table:table-cell>
          <table:table-cell office:value-type="float" office:value="0.815432" calcext:value-type="float">
            <text:p>0.815432</text:p>
          </table:table-cell>
          <table:table-cell office:value-type="float" office:value="0.838329" calcext:value-type="float">
            <text:p>0.838329</text:p>
          </table:table-cell>
          <table:table-cell office:value-type="float" office:value="0.853622" calcext:value-type="float">
            <text:p>0.853622</text:p>
          </table:table-cell>
          <table:table-cell office:value-type="float" office:value="0.867623" calcext:value-type="float">
            <text:p>0.867623</text:p>
          </table:table-cell>
          <table:table-cell office:value-type="float" office:value="0.884586" calcext:value-type="float">
            <text:p>0.884586</text:p>
          </table:table-cell>
          <table:table-cell office:value-type="float" office:value="0.906733" calcext:value-type="float">
            <text:p>0.906733</text:p>
          </table:table-cell>
          <table:table-cell office:value-type="float" office:value="0.921392" calcext:value-type="float">
            <text:p>0.921392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817257" calcext:value-type="float">
            <text:p>0.81725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81579" calcext:value-type="float">
            <text:p>0.281579</text:p>
          </table:table-cell>
          <table:table-cell office:value-type="float" office:value="0.61373" calcext:value-type="float">
            <text:p>0.61373</text:p>
          </table:table-cell>
          <table:table-cell office:value-type="float" office:value="0.747658" calcext:value-type="float">
            <text:p>0.747658</text:p>
          </table:table-cell>
          <table:table-cell office:value-type="float" office:value="0.782931" calcext:value-type="float">
            <text:p>0.782931</text:p>
          </table:table-cell>
          <table:table-cell office:value-type="float" office:value="0.81959" calcext:value-type="float">
            <text:p>0.8195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60767" calcext:value-type="float">
            <text:p>0.860767</text:p>
          </table:table-cell>
          <table:table-cell office:value-type="float" office:value="0.878495" calcext:value-type="float">
            <text:p>0.878495</text:p>
          </table:table-cell>
          <table:table-cell office:value-type="float" office:value="0.894151" calcext:value-type="float">
            <text:p>0.894151</text:p>
          </table:table-cell>
          <table:table-cell office:value-type="float" office:value="0.908743" calcext:value-type="float">
            <text:p>0.908743</text:p>
          </table:table-cell>
          <table:table-cell office:value-type="float" office:value="0.921422" calcext:value-type="float">
            <text:p>0.921422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26849" calcext:value-type="float">
            <text:p>0.82684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52379" calcext:value-type="float">
            <text:p>0.552379</text:p>
          </table:table-cell>
          <table:table-cell office:value-type="float" office:value="0.661115" calcext:value-type="float">
            <text:p>0.661115</text:p>
          </table:table-cell>
          <table:table-cell office:value-type="float" office:value="0.765993" calcext:value-type="float">
            <text:p>0.765993</text:p>
          </table:table-cell>
          <table:table-cell office:value-type="float" office:value="0.801717" calcext:value-type="float">
            <text:p>0.801717</text:p>
          </table:table-cell>
          <table:table-cell office:value-type="float" office:value="0.831534" calcext:value-type="float">
            <text:p>0.831534</text:p>
          </table:table-cell>
          <table:table-cell office:value-type="float" office:value="0.850322" calcext:value-type="float">
            <text:p>0.850322</text:p>
          </table:table-cell>
          <table:table-cell office:value-type="float" office:value="0.874115" calcext:value-type="float">
            <text:p>0.874115</text:p>
          </table:table-cell>
          <table:table-cell office:value-type="float" office:value="0.885191" calcext:value-type="float">
            <text:p>0.885191</text:p>
          </table:table-cell>
          <table:table-cell office:value-type="float" office:value="0.899147" calcext:value-type="float">
            <text:p>0.899147</text:p>
          </table:table-cell>
          <table:table-cell office:value-type="float" office:value="0.908936" calcext:value-type="float">
            <text:p>0.908936</text:p>
          </table:table-cell>
          <table:table-cell office:value-type="float" office:value="0.920248" calcext:value-type="float">
            <text:p>0.920248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39832" calcext:value-type="float">
            <text:p>0.83983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53097" calcext:value-type="float">
            <text:p>0.553097</text:p>
          </table:table-cell>
          <table:table-cell office:value-type="float" office:value="0.645558" calcext:value-type="float">
            <text:p>0.645558</text:p>
          </table:table-cell>
          <table:table-cell office:value-type="float" office:value="0.765135" calcext:value-type="float">
            <text:p>0.765135</text:p>
          </table:table-cell>
          <table:table-cell office:value-type="float" office:value="0.792896" calcext:value-type="float">
            <text:p>0.792896</text:p>
          </table:table-cell>
          <table:table-cell office:value-type="float" office:value="0.826245" calcext:value-type="float">
            <text:p>0.826245</text:p>
          </table:table-cell>
          <table:table-cell office:value-type="float" office:value="0.842245" calcext:value-type="float">
            <text:p>0.842245</text:p>
          </table:table-cell>
          <table:table-cell office:value-type="float" office:value="0.859581" calcext:value-type="float">
            <text:p>0.859581</text:p>
          </table:table-cell>
          <table:table-cell office:value-type="float" office:value="0.87666" calcext:value-type="float">
            <text:p>0.87666</text:p>
          </table:table-cell>
          <table:table-cell office:value-type="float" office:value="0.892507" calcext:value-type="float">
            <text:p>0.892507</text:p>
          </table:table-cell>
          <table:table-cell office:value-type="float" office:value="0.905283" calcext:value-type="float">
            <text:p>0.905283</text:p>
          </table:table-cell>
          <table:table-cell office:value-type="float" office:value="0.919041" calcext:value-type="float">
            <text:p>0.91904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32515" calcext:value-type="float">
            <text:p>0.83251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550384" calcext:value-type="float">
            <text:p>0.550384</text:p>
          </table:table-cell>
          <table:table-cell office:value-type="float" office:value="0.68427" calcext:value-type="float">
            <text:p>0.68427</text:p>
          </table:table-cell>
          <table:table-cell office:value-type="float" office:value="0.766477" calcext:value-type="float">
            <text:p>0.766477</text:p>
          </table:table-cell>
          <table:table-cell office:value-type="float" office:value="0.79536" calcext:value-type="float">
            <text:p>0.79536</text:p>
          </table:table-cell>
          <table:table-cell office:value-type="float" office:value="0.830038" calcext:value-type="float">
            <text:p>0.830038</text:p>
          </table:table-cell>
          <table:table-cell office:value-type="float" office:value="0.843068" calcext:value-type="float">
            <text:p>0.843068</text:p>
          </table:table-cell>
          <table:table-cell office:value-type="float" office:value="0.85972" calcext:value-type="float">
            <text:p>0.85972</text:p>
          </table:table-cell>
          <table:table-cell office:value-type="float" office:value="0.877263" calcext:value-type="float">
            <text:p>0.877263</text:p>
          </table:table-cell>
          <table:table-cell office:value-type="float" office:value="0.887851" calcext:value-type="float">
            <text:p>0.887851</text:p>
          </table:table-cell>
          <table:table-cell office:value-type="float" office:value="0.902313" calcext:value-type="float">
            <text:p>0.902313</text:p>
          </table:table-cell>
          <table:table-cell office:value-type="float" office:value="0.919647" calcext:value-type="float">
            <text:p>0.919647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36601" calcext:value-type="float">
            <text:p>0.83660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48909" calcext:value-type="float">
            <text:p>0.548909</text:p>
          </table:table-cell>
          <table:table-cell office:value-type="float" office:value="0.683563" calcext:value-type="float">
            <text:p>0.683563</text:p>
          </table:table-cell>
          <table:table-cell office:value-type="float" office:value="0.763935" calcext:value-type="float">
            <text:p>0.763935</text:p>
          </table:table-cell>
          <table:table-cell office:value-type="float" office:value="0.785884" calcext:value-type="float">
            <text:p>0.785884</text:p>
          </table:table-cell>
          <table:table-cell office:value-type="float" office:value="0.819944" calcext:value-type="float">
            <text:p>0.819944</text:p>
          </table:table-cell>
          <table:table-cell office:value-type="float" office:value="0.844478" calcext:value-type="float">
            <text:p>0.844478</text:p>
          </table:table-cell>
          <table:table-cell office:value-type="float" office:value="0.861332" calcext:value-type="float">
            <text:p>0.861332</text:p>
          </table:table-cell>
          <table:table-cell office:value-type="float" office:value="0.880453" calcext:value-type="float">
            <text:p>0.880453</text:p>
          </table:table-cell>
          <table:table-cell office:value-type="float" office:value="0.896057" calcext:value-type="float">
            <text:p>0.896057</text:p>
          </table:table-cell>
          <table:table-cell office:value-type="float" office:value="0.906005" calcext:value-type="float">
            <text:p>0.906005</text:p>
          </table:table-cell>
          <table:table-cell office:value-type="float" office:value="0.921985" calcext:value-type="float">
            <text:p>0.921985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36364" calcext:value-type="float">
            <text:p>0.83636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00594" calcext:value-type="float">
            <text:p>0.600594</text:p>
          </table:table-cell>
          <table:table-cell office:value-type="float" office:value="0.683122" calcext:value-type="float">
            <text:p>0.683122</text:p>
          </table:table-cell>
          <table:table-cell office:value-type="float" office:value="0.756614" calcext:value-type="float">
            <text:p>0.756614</text:p>
          </table:table-cell>
          <table:table-cell office:value-type="float" office:value="0.780106" calcext:value-type="float">
            <text:p>0.780106</text:p>
          </table:table-cell>
          <table:table-cell office:value-type="float" office:value="0.806788" calcext:value-type="float">
            <text:p>0.806788</text:p>
          </table:table-cell>
          <table:table-cell office:value-type="float" office:value="0.838459" calcext:value-type="float">
            <text:p>0.838459</text:p>
          </table:table-cell>
          <table:table-cell office:value-type="float" office:value="0.851735" calcext:value-type="float">
            <text:p>0.851735</text:p>
          </table:table-cell>
          <table:table-cell office:value-type="float" office:value="0.871424" calcext:value-type="float">
            <text:p>0.871424</text:p>
          </table:table-cell>
          <table:table-cell office:value-type="float" office:value="0.886355" calcext:value-type="float">
            <text:p>0.886355</text:p>
          </table:table-cell>
          <table:table-cell office:value-type="float" office:value="0.906343" calcext:value-type="float">
            <text:p>0.906343</text:p>
          </table:table-cell>
          <table:table-cell office:value-type="float" office:value="0.924949" calcext:value-type="float">
            <text:p>0.924949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30589" calcext:value-type="float">
            <text:p>0.83058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0.583192" calcext:value-type="float">
            <text:p>0.583192</text:p>
          </table:table-cell>
          <table:table-cell office:value-type="float" office:value="0.748356" calcext:value-type="float">
            <text:p>0.748356</text:p>
          </table:table-cell>
          <table:table-cell office:value-type="float" office:value="0.785177" calcext:value-type="float">
            <text:p>0.785177</text:p>
          </table:table-cell>
          <table:table-cell office:value-type="float" office:value="0.814958" calcext:value-type="float">
            <text:p>0.814958</text:p>
          </table:table-cell>
          <table:table-cell office:value-type="float" office:value="0.840929" calcext:value-type="float">
            <text:p>0.840929</text:p>
          </table:table-cell>
          <table:table-cell office:value-type="float" office:value="0.851962" calcext:value-type="float">
            <text:p>0.851962</text:p>
          </table:table-cell>
          <table:table-cell office:value-type="float" office:value="0.876324" calcext:value-type="float">
            <text:p>0.876324</text:p>
          </table:table-cell>
          <table:table-cell office:value-type="float" office:value="0.894804" calcext:value-type="float">
            <text:p>0.894804</text:p>
          </table:table-cell>
          <table:table-cell office:value-type="float" office:value="0.908828" calcext:value-type="float">
            <text:p>0.908828</text:p>
          </table:table-cell>
          <table:table-cell office:value-type="float" office:value="0.922631" calcext:value-type="float">
            <text:p>0.922631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22716" calcext:value-type="float">
            <text:p>0.82271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4621" calcext:value-type="float">
            <text:p>0.4621</text:p>
          </table:table-cell>
          <table:table-cell office:value-type="float" office:value="0.669522" calcext:value-type="float">
            <text:p>0.669522</text:p>
          </table:table-cell>
          <table:table-cell office:value-type="float" office:value="0.741179" calcext:value-type="float">
            <text:p>0.741179</text:p>
          </table:table-cell>
          <table:table-cell office:value-type="float" office:value="0.782689" calcext:value-type="float">
            <text:p>0.782689</text:p>
          </table:table-cell>
          <table:table-cell office:value-type="float" office:value="0.823603" calcext:value-type="float">
            <text:p>0.823603</text:p>
          </table:table-cell>
          <table:table-cell office:value-type="float" office:value="0.842658" calcext:value-type="float">
            <text:p>0.842658</text:p>
          </table:table-cell>
          <table:table-cell office:value-type="float" office:value="0.854895" calcext:value-type="float">
            <text:p>0.854895</text:p>
          </table:table-cell>
          <table:table-cell office:value-type="float" office:value="0.87821" calcext:value-type="float">
            <text:p>0.87821</text:p>
          </table:table-cell>
          <table:table-cell office:value-type="float" office:value="0.898568" calcext:value-type="float">
            <text:p>0.898568</text:p>
          </table:table-cell>
          <table:table-cell office:value-type="float" office:value="0.912503" calcext:value-type="float">
            <text:p>0.912503</text:p>
          </table:table-cell>
          <table:table-cell office:value-type="float" office:value="0.92563" calcext:value-type="float">
            <text:p>0.9256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32946" calcext:value-type="float">
            <text:p>0.83294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4621" calcext:value-type="float">
            <text:p>0.4621</text:p>
          </table:table-cell>
          <table:table-cell office:value-type="float" office:value="0.691302" calcext:value-type="float">
            <text:p>0.691302</text:p>
          </table:table-cell>
          <table:table-cell office:value-type="float" office:value="0.763429" calcext:value-type="float">
            <text:p>0.763429</text:p>
          </table:table-cell>
          <table:table-cell office:value-type="float" office:value="0.797836" calcext:value-type="float">
            <text:p>0.797836</text:p>
          </table:table-cell>
          <table:table-cell office:value-type="float" office:value="0.831475" calcext:value-type="float">
            <text:p>0.831475</text:p>
          </table:table-cell>
          <table:table-cell office:value-type="float" office:value="0.845551" calcext:value-type="float">
            <text:p>0.845551</text:p>
          </table:table-cell>
          <table:table-cell office:value-type="float" office:value="0.862591" calcext:value-type="float">
            <text:p>0.862591</text:p>
          </table:table-cell>
          <table:table-cell office:value-type="float" office:value="0.883646" calcext:value-type="float">
            <text:p>0.883646</text:p>
          </table:table-cell>
          <table:table-cell office:value-type="float" office:value="0.899219" calcext:value-type="float">
            <text:p>0.899219</text:p>
          </table:table-cell>
          <table:table-cell office:value-type="float" office:value="0.911976" calcext:value-type="float">
            <text:p>0.911976</text:p>
          </table:table-cell>
          <table:table-cell office:value-type="float" office:value="0.924438" calcext:value-type="float">
            <text:p>0.924438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41146" calcext:value-type="float">
            <text:p>0.84114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56266" calcext:value-type="float">
            <text:p>0.456266</text:p>
          </table:table-cell>
          <table:table-cell office:value-type="float" office:value="0.653036" calcext:value-type="float">
            <text:p>0.653036</text:p>
          </table:table-cell>
          <table:table-cell office:value-type="float" office:value="0.761073" calcext:value-type="float">
            <text:p>0.761073</text:p>
          </table:table-cell>
          <table:table-cell office:value-type="float" office:value="0.804313" calcext:value-type="float">
            <text:p>0.804313</text:p>
          </table:table-cell>
          <table:table-cell office:value-type="float" office:value="0.836807" calcext:value-type="float">
            <text:p>0.836807</text:p>
          </table:table-cell>
          <table:table-cell office:value-type="float" office:value="0.847755" calcext:value-type="float">
            <text:p>0.847755</text:p>
          </table:table-cell>
          <table:table-cell office:value-type="float" office:value="0.86651" calcext:value-type="float">
            <text:p>0.86651</text:p>
          </table:table-cell>
          <table:table-cell office:value-type="float" office:value="0.882253" calcext:value-type="float">
            <text:p>0.882253</text:p>
          </table:table-cell>
          <table:table-cell office:value-type="float" office:value="0.898028" calcext:value-type="float">
            <text:p>0.898028</text:p>
          </table:table-cell>
          <table:table-cell office:value-type="float" office:value="0.912613" calcext:value-type="float">
            <text:p>0.912613</text:p>
          </table:table-cell>
          <table:table-cell office:value-type="float" office:value="0.926202" calcext:value-type="float">
            <text:p>0.926202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38859" calcext:value-type="float">
            <text:p>0.83885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03119" calcext:value-type="float">
            <text:p>0.103119</text:p>
          </table:table-cell>
          <table:table-cell office:value-type="float" office:value="0.645519" calcext:value-type="float">
            <text:p>0.645519</text:p>
          </table:table-cell>
          <table:table-cell office:value-type="float" office:value="0.758031" calcext:value-type="float">
            <text:p>0.758031</text:p>
          </table:table-cell>
          <table:table-cell office:value-type="float" office:value="0.798496" calcext:value-type="float">
            <text:p>0.798496</text:p>
          </table:table-cell>
          <table:table-cell office:value-type="float" office:value="0.835157" calcext:value-type="float">
            <text:p>0.835157</text:p>
          </table:table-cell>
          <table:table-cell office:value-type="float" office:value="0.849974" calcext:value-type="float">
            <text:p>0.849974</text:p>
          </table:table-cell>
          <table:table-cell office:value-type="float" office:value="0.872129" calcext:value-type="float">
            <text:p>0.872129</text:p>
          </table:table-cell>
          <table:table-cell office:value-type="float" office:value="0.889884" calcext:value-type="float">
            <text:p>0.889884</text:p>
          </table:table-cell>
          <table:table-cell office:value-type="float" office:value="0.906521" calcext:value-type="float">
            <text:p>0.906521</text:p>
          </table:table-cell>
          <table:table-cell office:value-type="float" office:value="0.917845" calcext:value-type="float">
            <text:p>0.917845</text:p>
          </table:table-cell>
          <table:table-cell office:value-type="float" office:value="0.928609" calcext:value-type="float">
            <text:p>0.928609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40216" calcext:value-type="float">
            <text:p>0.84021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03119" calcext:value-type="float">
            <text:p>0.103119</text:p>
          </table:table-cell>
          <table:table-cell office:value-type="float" office:value="0.653671" calcext:value-type="float">
            <text:p>0.653671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81252" calcext:value-type="float">
            <text:p>0.81252</text:p>
          </table:table-cell>
          <table:table-cell office:value-type="float" office:value="0.842004" calcext:value-type="float">
            <text:p>0.842004</text:p>
          </table:table-cell>
          <table:table-cell office:value-type="float" office:value="0.853863" calcext:value-type="float">
            <text:p>0.853863</text:p>
          </table:table-cell>
          <table:table-cell office:value-type="float" office:value="0.873973" calcext:value-type="float">
            <text:p>0.873973</text:p>
          </table:table-cell>
          <table:table-cell office:value-type="float" office:value="0.888485" calcext:value-type="float">
            <text:p>0.888485</text:p>
          </table:table-cell>
          <table:table-cell office:value-type="float" office:value="0.907677" calcext:value-type="float">
            <text:p>0.907677</text:p>
          </table:table-cell>
          <table:table-cell office:value-type="float" office:value="0.918507" calcext:value-type="float">
            <text:p>0.918507</text:p>
          </table:table-cell>
          <table:table-cell office:value-type="float" office:value="0.927345" calcext:value-type="float">
            <text:p>0.927345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44806" calcext:value-type="float">
            <text:p>0.84480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50384" calcext:value-type="float">
            <text:p>0.550384</text:p>
          </table:table-cell>
          <table:table-cell office:value-type="float" office:value="0.699672" calcext:value-type="float">
            <text:p>0.699672</text:p>
          </table:table-cell>
          <table:table-cell office:value-type="float" office:value="0.777277" calcext:value-type="float">
            <text:p>0.777277</text:p>
          </table:table-cell>
          <table:table-cell office:value-type="float" office:value="0.827649" calcext:value-type="float">
            <text:p>0.827649</text:p>
          </table:table-cell>
          <table:table-cell office:value-type="float" office:value="0.844763" calcext:value-type="float">
            <text:p>0.844763</text:p>
          </table:table-cell>
          <table:table-cell office:value-type="float" office:value="0.850027" calcext:value-type="float">
            <text:p>0.850027</text:p>
          </table:table-cell>
          <table:table-cell office:value-type="float" office:value="0.871855" calcext:value-type="float">
            <text:p>0.871855</text:p>
          </table:table-cell>
          <table:table-cell office:value-type="float" office:value="0.889382" calcext:value-type="float">
            <text:p>0.889382</text:p>
          </table:table-cell>
          <table:table-cell office:value-type="float" office:value="0.910899" calcext:value-type="float">
            <text:p>0.910899</text:p>
          </table:table-cell>
          <table:table-cell office:value-type="float" office:value="0.920931" calcext:value-type="float">
            <text:p>0.920931</text:p>
          </table:table-cell>
          <table:table-cell office:value-type="float" office:value="0.927984" calcext:value-type="float">
            <text:p>0.92798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52044" calcext:value-type="float">
            <text:p>0.85204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8777" calcext:value-type="float">
            <text:p>0.558777</text:p>
          </table:table-cell>
          <table:table-cell office:value-type="float" office:value="0.698771" calcext:value-type="float">
            <text:p>0.698771</text:p>
          </table:table-cell>
          <table:table-cell office:value-type="float" office:value="0.800537" calcext:value-type="float">
            <text:p>0.800537</text:p>
          </table:table-cell>
          <table:table-cell office:value-type="float" office:value="0.842164" calcext:value-type="float">
            <text:p>0.842164</text:p>
          </table:table-cell>
          <table:table-cell office:value-type="float" office:value="0.851425" calcext:value-type="float">
            <text:p>0.851425</text:p>
          </table:table-cell>
          <table:table-cell office:value-type="float" office:value="0.876394" calcext:value-type="float">
            <text:p>0.876394</text:p>
          </table:table-cell>
          <table:table-cell office:value-type="float" office:value="0.887925" calcext:value-type="float">
            <text:p>0.887925</text:p>
          </table:table-cell>
          <table:table-cell office:value-type="float" office:value="0.905523" calcext:value-type="float">
            <text:p>0.905523</text:p>
          </table:table-cell>
          <table:table-cell office:value-type="float" office:value="0.915376" calcext:value-type="float">
            <text:p>0.915376</text:p>
          </table:table-cell>
          <table:table-cell office:value-type="float" office:value="0.922077" calcext:value-type="float">
            <text:p>0.922077</text:p>
          </table:table-cell>
          <table:table-cell office:value-type="float" office:value="0.929204" calcext:value-type="float">
            <text:p>0.92920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62939" calcext:value-type="float">
            <text:p>0.86293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49311" calcext:value-type="float">
            <text:p>0.549311</text:p>
          </table:table-cell>
          <table:table-cell office:value-type="float" office:value="0.712497" calcext:value-type="float">
            <text:p>0.712497</text:p>
          </table:table-cell>
          <table:table-cell office:value-type="float" office:value="0.806039" calcext:value-type="float">
            <text:p>0.806039</text:p>
          </table:table-cell>
          <table:table-cell office:value-type="float" office:value="0.838889" calcext:value-type="float">
            <text:p>0.838889</text:p>
          </table:table-cell>
          <table:table-cell office:value-type="float" office:value="0.847313" calcext:value-type="float">
            <text:p>0.847313</text:p>
          </table:table-cell>
          <table:table-cell office:value-type="float" office:value="0.873731" calcext:value-type="float">
            <text:p>0.873731</text:p>
          </table:table-cell>
          <table:table-cell office:value-type="float" office:value="0.882155" calcext:value-type="float">
            <text:p>0.882155</text:p>
          </table:table-cell>
          <table:table-cell office:value-type="float" office:value="0.896879" calcext:value-type="float">
            <text:p>0.896879</text:p>
          </table:table-cell>
          <table:table-cell office:value-type="float" office:value="0.913177" calcext:value-type="float">
            <text:p>0.913177</text:p>
          </table:table-cell>
          <table:table-cell office:value-type="float" office:value="0.916211" calcext:value-type="float">
            <text:p>0.916211</text:p>
          </table:table-cell>
          <table:table-cell office:value-type="float" office:value="0.929089" calcext:value-type="float">
            <text:p>0.929089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61598" calcext:value-type="float">
            <text:p>0.86159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49982" calcext:value-type="float">
            <text:p>0.649982</text:p>
          </table:table-cell>
          <table:table-cell office:value-type="float" office:value="0.710873" calcext:value-type="float">
            <text:p>0.710873</text:p>
          </table:table-cell>
          <table:table-cell office:value-type="float" office:value="0.787123" calcext:value-type="float">
            <text:p>0.787123</text:p>
          </table:table-cell>
          <table:table-cell office:value-type="float" office:value="0.826753" calcext:value-type="float">
            <text:p>0.826753</text:p>
          </table:table-cell>
          <table:table-cell office:value-type="float" office:value="0.845236" calcext:value-type="float">
            <text:p>0.845236</text:p>
          </table:table-cell>
          <table:table-cell office:value-type="float" office:value="0.865932" calcext:value-type="float">
            <text:p>0.865932</text:p>
          </table:table-cell>
          <table:table-cell office:value-type="float" office:value="0.880878" calcext:value-type="float">
            <text:p>0.880878</text:p>
          </table:table-cell>
          <table:table-cell office:value-type="float" office:value="0.893841" calcext:value-type="float">
            <text:p>0.893841</text:p>
          </table:table-cell>
          <table:table-cell office:value-type="float" office:value="0.908234" calcext:value-type="float">
            <text:p>0.908234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4577" calcext:value-type="float">
            <text:p>0.924577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855885" calcext:value-type="float">
            <text:p>0.85588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7025" calcext:value-type="float">
            <text:p>0.27025</text:p>
          </table:table-cell>
          <table:table-cell office:value-type="float" office:value="0.696199" calcext:value-type="float">
            <text:p>0.696199</text:p>
          </table:table-cell>
          <table:table-cell office:value-type="float" office:value="0.808352" calcext:value-type="float">
            <text:p>0.808352</text:p>
          </table:table-cell>
          <table:table-cell office:value-type="float" office:value="0.839271" calcext:value-type="float">
            <text:p>0.839271</text:p>
          </table:table-cell>
          <table:table-cell office:value-type="float" office:value="0.849977" calcext:value-type="float">
            <text:p>0.849977</text:p>
          </table:table-cell>
          <table:table-cell office:value-type="float" office:value="0.872353" calcext:value-type="float">
            <text:p>0.872353</text:p>
          </table:table-cell>
          <table:table-cell office:value-type="float" office:value="0.884773" calcext:value-type="float">
            <text:p>0.884773</text:p>
          </table:table-cell>
          <table:table-cell office:value-type="float" office:value="0.902614" calcext:value-type="float">
            <text:p>0.902614</text:p>
          </table:table-cell>
          <table:table-cell office:value-type="float" office:value="0.914249" calcext:value-type="float">
            <text:p>0.914249</text:p>
          </table:table-cell>
          <table:table-cell office:value-type="float" office:value="0.917384" calcext:value-type="float">
            <text:p>0.917384</text:p>
          </table:table-cell>
          <table:table-cell office:value-type="float" office:value="0.929764" calcext:value-type="float">
            <text:p>0.92976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61494" calcext:value-type="float">
            <text:p>0.86149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12672" calcext:value-type="float">
            <text:p>0.312672</text:p>
          </table:table-cell>
          <table:table-cell office:value-type="float" office:value="0.719665" calcext:value-type="float">
            <text:p>0.719665</text:p>
          </table:table-cell>
          <table:table-cell office:value-type="float" office:value="0.815869" calcext:value-type="float">
            <text:p>0.815869</text:p>
          </table:table-cell>
          <table:table-cell office:value-type="float" office:value="0.840087" calcext:value-type="float">
            <text:p>0.840087</text:p>
          </table:table-cell>
          <table:table-cell office:value-type="float" office:value="0.857114" calcext:value-type="float">
            <text:p>0.857114</text:p>
          </table:table-cell>
          <table:table-cell office:value-type="float" office:value="0.87821" calcext:value-type="float">
            <text:p>0.87821</text:p>
          </table:table-cell>
          <table:table-cell office:value-type="float" office:value="0.892961" calcext:value-type="float">
            <text:p>0.892961</text:p>
          </table:table-cell>
          <table:table-cell office:value-type="float" office:value="0.904154" calcext:value-type="float">
            <text:p>0.904154</text:p>
          </table:table-cell>
          <table:table-cell office:value-type="float" office:value="0.915304" calcext:value-type="float">
            <text:p>0.915304</text:p>
          </table:table-cell>
          <table:table-cell office:value-type="float" office:value="0.916176" calcext:value-type="float">
            <text:p>0.916176</text:p>
          </table:table-cell>
          <table:table-cell office:value-type="float" office:value="0.928616" calcext:value-type="float">
            <text:p>0.928616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66816" calcext:value-type="float">
            <text:p>0.86681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14068" calcext:value-type="float">
            <text:p>0.614068</text:p>
          </table:table-cell>
          <table:table-cell office:value-type="float" office:value="0.734972" calcext:value-type="float">
            <text:p>0.734972</text:p>
          </table:table-cell>
          <table:table-cell office:value-type="float" office:value="0.810313" calcext:value-type="float">
            <text:p>0.810313</text:p>
          </table:table-cell>
          <table:table-cell office:value-type="float" office:value="0.839089" calcext:value-type="float">
            <text:p>0.839089</text:p>
          </table:table-cell>
          <table:table-cell office:value-type="float" office:value="0.854807" calcext:value-type="float">
            <text:p>0.854807</text:p>
          </table:table-cell>
          <table:table-cell office:value-type="float" office:value="0.877683" calcext:value-type="float">
            <text:p>0.877683</text:p>
          </table:table-cell>
          <table:table-cell office:value-type="float" office:value="0.89264" calcext:value-type="float">
            <text:p>0.89264</text:p>
          </table:table-cell>
          <table:table-cell office:value-type="float" office:value="0.907057" calcext:value-type="float">
            <text:p>0.907057</text:p>
          </table:table-cell>
          <table:table-cell office:value-type="float" office:value="0.915376" calcext:value-type="float">
            <text:p>0.915376</text:p>
          </table:table-cell>
          <table:table-cell office:value-type="float" office:value="0.918666" calcext:value-type="float">
            <text:p>0.918666</text:p>
          </table:table-cell>
          <table:table-cell office:value-type="float" office:value="0.928549" calcext:value-type="float">
            <text:p>0.928549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67915" calcext:value-type="float">
            <text:p>0.86791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14068" calcext:value-type="float">
            <text:p>0.614068</text:p>
          </table:table-cell>
          <table:table-cell office:value-type="float" office:value="0.737944" calcext:value-type="float">
            <text:p>0.737944</text:p>
          </table:table-cell>
          <table:table-cell office:value-type="float" office:value="0.802676" calcext:value-type="float">
            <text:p>0.802676</text:p>
          </table:table-cell>
          <table:table-cell office:value-type="float" office:value="0.839877" calcext:value-type="float">
            <text:p>0.839877</text:p>
          </table:table-cell>
          <table:table-cell office:value-type="float" office:value="0.854276" calcext:value-type="float">
            <text:p>0.854276</text:p>
          </table:table-cell>
          <table:table-cell office:value-type="float" office:value="0.881905" calcext:value-type="float">
            <text:p>0.881905</text:p>
          </table:table-cell>
          <table:table-cell office:value-type="float" office:value="0.895474" calcext:value-type="float">
            <text:p>0.895474</text:p>
          </table:table-cell>
          <table:table-cell office:value-type="float" office:value="0.905449" calcext:value-type="float">
            <text:p>0.905449</text:p>
          </table:table-cell>
          <table:table-cell office:value-type="float" office:value="0.915281" calcext:value-type="float">
            <text:p>0.915281</text:p>
          </table:table-cell>
          <table:table-cell office:value-type="float" office:value="0.919144" calcext:value-type="float">
            <text:p>0.919144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6806" calcext:value-type="float">
            <text:p>0.8680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71486" calcext:value-type="float">
            <text:p>0.471486</text:p>
          </table:table-cell>
          <table:table-cell office:value-type="float" office:value="0.70043" calcext:value-type="float">
            <text:p>0.70043</text:p>
          </table:table-cell>
          <table:table-cell office:value-type="float" office:value="0.790559" calcext:value-type="float">
            <text:p>0.790559</text:p>
          </table:table-cell>
          <table:table-cell office:value-type="float" office:value="0.828438" calcext:value-type="float">
            <text:p>0.828438</text:p>
          </table:table-cell>
          <table:table-cell office:value-type="float" office:value="0.846344" calcext:value-type="float">
            <text:p>0.846344</text:p>
          </table:table-cell>
          <table:table-cell office:value-type="float" office:value="0.87352" calcext:value-type="float">
            <text:p>0.87352</text:p>
          </table:table-cell>
          <table:table-cell office:value-type="float" office:value="0.889571" calcext:value-type="float">
            <text:p>0.889571</text:p>
          </table:table-cell>
          <table:table-cell office:value-type="float" office:value="0.902047" calcext:value-type="float">
            <text:p>0.902047</text:p>
          </table:table-cell>
          <table:table-cell office:value-type="float" office:value="0.908473" calcext:value-type="float">
            <text:p>0.908473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0973" calcext:value-type="float">
            <text:p>0.920973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57576" calcext:value-type="float">
            <text:p>0.85757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71486" calcext:value-type="float">
            <text:p>0.471486</text:p>
          </table:table-cell>
          <table:table-cell office:value-type="float" office:value="0.694391" calcext:value-type="float">
            <text:p>0.694391</text:p>
          </table:table-cell>
          <table:table-cell office:value-type="float" office:value="0.78832" calcext:value-type="float">
            <text:p>0.78832</text:p>
          </table:table-cell>
          <table:table-cell office:value-type="float" office:value="0.821755" calcext:value-type="float">
            <text:p>0.821755</text:p>
          </table:table-cell>
          <table:table-cell office:value-type="float" office:value="0.849935" calcext:value-type="float">
            <text:p>0.849935</text:p>
          </table:table-cell>
          <table:table-cell office:value-type="float" office:value="0.874488" calcext:value-type="float">
            <text:p>0.874488</text:p>
          </table:table-cell>
          <table:table-cell office:value-type="float" office:value="0.886105" calcext:value-type="float">
            <text:p>0.886105</text:p>
          </table:table-cell>
          <table:table-cell office:value-type="float" office:value="0.900304" calcext:value-type="float">
            <text:p>0.900304</text:p>
          </table:table-cell>
          <table:table-cell office:value-type="float" office:value="0.910481" calcext:value-type="float">
            <text:p>0.910481</text:p>
          </table:table-cell>
          <table:table-cell office:value-type="float" office:value="0.915442" calcext:value-type="float">
            <text:p>0.915442</text:p>
          </table:table-cell>
          <table:table-cell office:value-type="float" office:value="0.92395" calcext:value-type="float">
            <text:p>0.92395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56517" calcext:value-type="float">
            <text:p>0.85651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71486" calcext:value-type="float">
            <text:p>0.471486</text:p>
          </table:table-cell>
          <table:table-cell office:value-type="float" office:value="0.704652" calcext:value-type="float">
            <text:p>0.704652</text:p>
          </table:table-cell>
          <table:table-cell office:value-type="float" office:value="0.77112" calcext:value-type="float">
            <text:p>0.77112</text:p>
          </table:table-cell>
          <table:table-cell office:value-type="float" office:value="0.804468" calcext:value-type="float">
            <text:p>0.804468</text:p>
          </table:table-cell>
          <table:table-cell office:value-type="float" office:value="0.837586" calcext:value-type="float">
            <text:p>0.837586</text:p>
          </table:table-cell>
          <table:table-cell office:value-type="float" office:value="0.852198" calcext:value-type="float">
            <text:p>0.852198</text:p>
          </table:table-cell>
          <table:table-cell office:value-type="float" office:value="0.873576" calcext:value-type="float">
            <text:p>0.873576</text:p>
          </table:table-cell>
          <table:table-cell office:value-type="float" office:value="0.887879" calcext:value-type="float">
            <text:p>0.887879</text:p>
          </table:table-cell>
          <table:table-cell office:value-type="float" office:value="0.905636" calcext:value-type="float">
            <text:p>0.905636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102" calcext:value-type="float">
            <text:p>0.92102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47354" calcext:value-type="float">
            <text:p>0.84735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5555" calcext:value-type="float">
            <text:p>0.25555</text:p>
          </table:table-cell>
          <table:table-cell office:value-type="float" office:value="0.710872" calcext:value-type="float">
            <text:p>0.710872</text:p>
          </table:table-cell>
          <table:table-cell office:value-type="float" office:value="0.779192" calcext:value-type="float">
            <text:p>0.779192</text:p>
          </table:table-cell>
          <table:table-cell office:value-type="float" office:value="0.820187" calcext:value-type="float">
            <text:p>0.820187</text:p>
          </table:table-cell>
          <table:table-cell office:value-type="float" office:value="0.84577" calcext:value-type="float">
            <text:p>0.84577</text:p>
          </table:table-cell>
          <table:table-cell office:value-type="float" office:value="0.866034" calcext:value-type="float">
            <text:p>0.866034</text:p>
          </table:table-cell>
          <table:table-cell office:value-type="float" office:value="0.885164" calcext:value-type="float">
            <text:p>0.885164</text:p>
          </table:table-cell>
          <table:table-cell office:value-type="float" office:value="0.900329" calcext:value-type="float">
            <text:p>0.900329</text:p>
          </table:table-cell>
          <table:table-cell office:value-type="float" office:value="0.913664" calcext:value-type="float">
            <text:p>0.913664</text:p>
          </table:table-cell>
          <table:table-cell office:value-type="float" office:value="0.915455" calcext:value-type="float">
            <text:p>0.915455</text:p>
          </table:table-cell>
          <table:table-cell office:value-type="float" office:value="0.921624" calcext:value-type="float">
            <text:p>0.921624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55829" calcext:value-type="float">
            <text:p>0.855829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97181" calcext:value-type="float">
            <text:p>0.197181</text:p>
          </table:table-cell>
          <table:table-cell office:value-type="float" office:value="0.669903" calcext:value-type="float">
            <text:p>0.669903</text:p>
          </table:table-cell>
          <table:table-cell office:value-type="float" office:value="0.783551" calcext:value-type="float">
            <text:p>0.783551</text:p>
          </table:table-cell>
          <table:table-cell office:value-type="float" office:value="0.814094" calcext:value-type="float">
            <text:p>0.814094</text:p>
          </table:table-cell>
          <table:table-cell office:value-type="float" office:value="0.845688" calcext:value-type="float">
            <text:p>0.845688</text:p>
          </table:table-cell>
          <table:table-cell office:value-type="float" office:value="0.869269" calcext:value-type="float">
            <text:p>0.869269</text:p>
          </table:table-cell>
          <table:table-cell office:value-type="float" office:value="0.883704" calcext:value-type="float">
            <text:p>0.883704</text:p>
          </table:table-cell>
          <table:table-cell office:value-type="float" office:value="0.896587" calcext:value-type="float">
            <text:p>0.896587</text:p>
          </table:table-cell>
          <table:table-cell office:value-type="float" office:value="0.911305" calcext:value-type="float">
            <text:p>0.911305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159" calcext:value-type="float">
            <text:p>0.92159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5111" calcext:value-type="float">
            <text:p>0.8511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68376" calcext:value-type="float">
            <text:p>0.668376</text:p>
          </table:table-cell>
          <table:table-cell office:value-type="float" office:value="0.750682" calcext:value-type="float">
            <text:p>0.750682</text:p>
          </table:table-cell>
          <table:table-cell office:value-type="float" office:value="0.792669" calcext:value-type="float">
            <text:p>0.792669</text:p>
          </table:table-cell>
          <table:table-cell office:value-type="float" office:value="0.827409" calcext:value-type="float">
            <text:p>0.827409</text:p>
          </table:table-cell>
          <table:table-cell office:value-type="float" office:value="0.850415" calcext:value-type="float">
            <text:p>0.850415</text:p>
          </table:table-cell>
          <table:table-cell office:value-type="float" office:value="0.874833" calcext:value-type="float">
            <text:p>0.874833</text:p>
          </table:table-cell>
          <table:table-cell office:value-type="float" office:value="0.88654" calcext:value-type="float">
            <text:p>0.88654</text:p>
          </table:table-cell>
          <table:table-cell office:value-type="float" office:value="0.894201" calcext:value-type="float">
            <text:p>0.894201</text:p>
          </table:table-cell>
          <table:table-cell office:value-type="float" office:value="0.909884" calcext:value-type="float">
            <text:p>0.909884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2207" calcext:value-type="float">
            <text:p>0.922207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62425" calcext:value-type="float">
            <text:p>0.86242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284425" calcext:value-type="float">
            <text:p>0.284425</text:p>
          </table:table-cell>
          <table:table-cell office:value-type="float" office:value="0.700357" calcext:value-type="float">
            <text:p>0.700357</text:p>
          </table:table-cell>
          <table:table-cell office:value-type="float" office:value="0.786697" calcext:value-type="float">
            <text:p>0.786697</text:p>
          </table:table-cell>
          <table:table-cell office:value-type="float" office:value="0.809883" calcext:value-type="float">
            <text:p>0.809883</text:p>
          </table:table-cell>
          <table:table-cell office:value-type="float" office:value="0.840054" calcext:value-type="float">
            <text:p>0.840054</text:p>
          </table:table-cell>
          <table:table-cell office:value-type="float" office:value="0.856546" calcext:value-type="float">
            <text:p>0.856546</text:p>
          </table:table-cell>
          <table:table-cell office:value-type="float" office:value="0.879392" calcext:value-type="float">
            <text:p>0.879392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903938" calcext:value-type="float">
            <text:p>0.903938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19922" calcext:value-type="float">
            <text:p>0.919922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50282" calcext:value-type="float">
            <text:p>0.85028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84425" calcext:value-type="float">
            <text:p>0.284425</text:p>
          </table:table-cell>
          <table:table-cell office:value-type="float" office:value="0.671608" calcext:value-type="float">
            <text:p>0.671608</text:p>
          </table:table-cell>
          <table:table-cell office:value-type="float" office:value="0.785831" calcext:value-type="float">
            <text:p>0.785831</text:p>
          </table:table-cell>
          <table:table-cell office:value-type="float" office:value="0.807999" calcext:value-type="float">
            <text:p>0.807999</text:p>
          </table:table-cell>
          <table:table-cell office:value-type="float" office:value="0.834606" calcext:value-type="float">
            <text:p>0.834606</text:p>
          </table:table-cell>
          <table:table-cell office:value-type="float" office:value="0.852519" calcext:value-type="float">
            <text:p>0.852519</text:p>
          </table:table-cell>
          <table:table-cell office:value-type="float" office:value="0.878513" calcext:value-type="float">
            <text:p>0.878513</text:p>
          </table:table-cell>
          <table:table-cell office:value-type="float" office:value="0.888227" calcext:value-type="float">
            <text:p>0.888227</text:p>
          </table:table-cell>
          <table:table-cell office:value-type="float" office:value="0.907231" calcext:value-type="float">
            <text:p>0.907231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1867" calcext:value-type="float">
            <text:p>0.91867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846061" calcext:value-type="float">
            <text:p>0.84606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office:value-type="float" office:value="0.631863" calcext:value-type="float">
            <text:p>0.631863</text:p>
          </table:table-cell>
          <table:table-cell office:value-type="float" office:value="0.792744" calcext:value-type="float">
            <text:p>0.792744</text:p>
          </table:table-cell>
          <table:table-cell office:value-type="float" office:value="0.811454" calcext:value-type="float">
            <text:p>0.811454</text:p>
          </table:table-cell>
          <table:table-cell office:value-type="float" office:value="0.840787" calcext:value-type="float">
            <text:p>0.840787</text:p>
          </table:table-cell>
          <table:table-cell office:value-type="float" office:value="0.853929" calcext:value-type="float">
            <text:p>0.85392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96282" calcext:value-type="float">
            <text:p>0.896282</text:p>
          </table:table-cell>
          <table:table-cell office:value-type="float" office:value="0.910816" calcext:value-type="float">
            <text:p>0.910816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1977" calcext:value-type="float">
            <text:p>0.91977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45375" calcext:value-type="float">
            <text:p>0.845375</text:p>
          </table:table-cell>
          <table:table-cell>
            <draw:frame draw:z-index="0" draw:style-name="gr1" draw:text-style-name="P1" svg:width="22.348cm" svg:height="12.57cm" svg:x="0.004cm" svg:y="0.001cm">
              <draw:object draw:notify-on-update-of-ranges="mcc.A2:mcc.A301 mcc.C1:mcc.C1 mcc.C2:mcc.C301 mcc.D1:mcc.D1 mcc.D2:mcc.D301 mcc.E1:mcc.E1 mcc.E2:mcc.E301 mcc.F1:mcc.F1 mcc.F2:mcc.F301 mcc.G1:mcc.G1 mcc.G2:mcc.G301 mcc.H1:mcc.H1 mcc.H2:mcc.H301 mcc.I1:mcc.I1 mcc.I2:mcc.I301 mcc.J1:mcc.J1 mcc.J2:mcc.J301 mcc.K1:mcc.K1 mcc.K2:mcc.K301 mcc.L1:mcc.L1 mcc.L2:mcc.L301 mcc.M1:mcc.M1 mcc.M2:mcc.M301 mcc.N1:mcc.N1 mcc.N2:mcc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26834" calcext:value-type="float">
            <text:p>0.626834</text:p>
          </table:table-cell>
          <table:table-cell office:value-type="float" office:value="0.715129" calcext:value-type="float">
            <text:p>0.715129</text:p>
          </table:table-cell>
          <table:table-cell office:value-type="float" office:value="0.782248" calcext:value-type="float">
            <text:p>0.782248</text:p>
          </table:table-cell>
          <table:table-cell office:value-type="float" office:value="0.79624" calcext:value-type="float">
            <text:p>0.79624</text:p>
          </table:table-cell>
          <table:table-cell office:value-type="float" office:value="0.832771" calcext:value-type="float">
            <text:p>0.832771</text:p>
          </table:table-cell>
          <table:table-cell office:value-type="float" office:value="0.850801" calcext:value-type="float">
            <text:p>0.850801</text:p>
          </table:table-cell>
          <table:table-cell office:value-type="float" office:value="0.87683" calcext:value-type="float">
            <text:p>0.87683</text:p>
          </table:table-cell>
          <table:table-cell office:value-type="float" office:value="0.889607" calcext:value-type="float">
            <text:p>0.889607</text:p>
          </table:table-cell>
          <table:table-cell office:value-type="float" office:value="0.907297" calcext:value-type="float">
            <text:p>0.907297</text:p>
          </table:table-cell>
          <table:table-cell office:value-type="float" office:value="0.915387" calcext:value-type="float">
            <text:p>0.915387</text:p>
          </table:table-cell>
          <table:table-cell office:value-type="float" office:value="0.919672" calcext:value-type="float">
            <text:p>0.919672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48598" calcext:value-type="float">
            <text:p>0.84859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31416" calcext:value-type="float">
            <text:p>0.631416</text:p>
          </table:table-cell>
          <table:table-cell office:value-type="float" office:value="0.735308" calcext:value-type="float">
            <text:p>0.735308</text:p>
          </table:table-cell>
          <table:table-cell office:value-type="float" office:value="0.786397" calcext:value-type="float">
            <text:p>0.786397</text:p>
          </table:table-cell>
          <table:table-cell office:value-type="float" office:value="0.812187" calcext:value-type="float">
            <text:p>0.812187</text:p>
          </table:table-cell>
          <table:table-cell office:value-type="float" office:value="0.840734" calcext:value-type="float">
            <text:p>0.840734</text:p>
          </table:table-cell>
          <table:table-cell office:value-type="float" office:value="0.84933" calcext:value-type="float">
            <text:p>0.84933</text:p>
          </table:table-cell>
          <table:table-cell office:value-type="float" office:value="0.873056" calcext:value-type="float">
            <text:p>0.873056</text:p>
          </table:table-cell>
          <table:table-cell office:value-type="float" office:value="0.885406" calcext:value-type="float">
            <text:p>0.885406</text:p>
          </table:table-cell>
          <table:table-cell office:value-type="float" office:value="0.903523" calcext:value-type="float">
            <text:p>0.903523</text:p>
          </table:table-cell>
          <table:table-cell office:value-type="float" office:value="0.915355" calcext:value-type="float">
            <text:p>0.915355</text:p>
          </table:table-cell>
          <table:table-cell office:value-type="float" office:value="0.917233" calcext:value-type="float">
            <text:p>0.917233</text:p>
          </table:table-cell>
          <table:table-cell office:value-type="float" office:value="0.927239" calcext:value-type="float">
            <text:p>0.927239</text:p>
          </table:table-cell>
          <table:table-cell office:value-type="float" office:value="0.851853" calcext:value-type="float">
            <text:p>0.85185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53363" calcext:value-type="float">
            <text:p>0.653363</text:p>
          </table:table-cell>
          <table:table-cell office:value-type="float" office:value="0.731776" calcext:value-type="float">
            <text:p>0.731776</text:p>
          </table:table-cell>
          <table:table-cell office:value-type="float" office:value="0.783539" calcext:value-type="float">
            <text:p>0.783539</text:p>
          </table:table-cell>
          <table:table-cell office:value-type="float" office:value="0.828293" calcext:value-type="float">
            <text:p>0.828293</text:p>
          </table:table-cell>
          <table:table-cell office:value-type="float" office:value="0.845153" calcext:value-type="float">
            <text:p>0.845153</text:p>
          </table:table-cell>
          <table:table-cell office:value-type="float" office:value="0.865414" calcext:value-type="float">
            <text:p>0.865414</text:p>
          </table:table-cell>
          <table:table-cell office:value-type="float" office:value="0.879702" calcext:value-type="float">
            <text:p>0.879702</text:p>
          </table:table-cell>
          <table:table-cell office:value-type="float" office:value="0.892774" calcext:value-type="float">
            <text:p>0.892774</text:p>
          </table:table-cell>
          <table:table-cell office:value-type="float" office:value="0.906606" calcext:value-type="float">
            <text:p>0.906606</text:p>
          </table:table-cell>
          <table:table-cell office:value-type="float" office:value="0.915397" calcext:value-type="float">
            <text:p>0.915397</text:p>
          </table:table-cell>
          <table:table-cell office:value-type="float" office:value="0.918979" calcext:value-type="float">
            <text:p>0.918979</text:p>
          </table:table-cell>
          <table:table-cell office:value-type="float" office:value="0.927689" calcext:value-type="float">
            <text:p>0.927689</text:p>
          </table:table-cell>
          <table:table-cell office:value-type="float" office:value="0.856763" calcext:value-type="float">
            <text:p>0.85676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53097" calcext:value-type="float">
            <text:p>0.553097</text:p>
          </table:table-cell>
          <table:table-cell office:value-type="float" office:value="0.712212" calcext:value-type="float">
            <text:p>0.712212</text:p>
          </table:table-cell>
          <table:table-cell office:value-type="float" office:value="0.781335" calcext:value-type="float">
            <text:p>0.781335</text:p>
          </table:table-cell>
          <table:table-cell office:value-type="float" office:value="0.823461" calcext:value-type="float">
            <text:p>0.823461</text:p>
          </table:table-cell>
          <table:table-cell office:value-type="float" office:value="0.846897" calcext:value-type="float">
            <text:p>0.846897</text:p>
          </table:table-cell>
          <table:table-cell office:value-type="float" office:value="0.866106" calcext:value-type="float">
            <text:p>0.866106</text:p>
          </table:table-cell>
          <table:table-cell office:value-type="float" office:value="0.879467" calcext:value-type="float">
            <text:p>0.879467</text:p>
          </table:table-cell>
          <table:table-cell office:value-type="float" office:value="0.889985" calcext:value-type="float">
            <text:p>0.889985</text:p>
          </table:table-cell>
          <table:table-cell office:value-type="float" office:value="0.908958" calcext:value-type="float">
            <text:p>0.908958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0235" calcext:value-type="float">
            <text:p>0.920235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54406" calcext:value-type="float">
            <text:p>0.85440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53097" calcext:value-type="float">
            <text:p>0.553097</text:p>
          </table:table-cell>
          <table:table-cell office:value-type="float" office:value="0.712958" calcext:value-type="float">
            <text:p>0.712958</text:p>
          </table:table-cell>
          <table:table-cell office:value-type="float" office:value="0.785032" calcext:value-type="float">
            <text:p>0.785032</text:p>
          </table:table-cell>
          <table:table-cell office:value-type="float" office:value="0.832024" calcext:value-type="float">
            <text:p>0.832024</text:p>
          </table:table-cell>
          <table:table-cell office:value-type="float" office:value="0.847665" calcext:value-type="float">
            <text:p>0.847665</text:p>
          </table:table-cell>
          <table:table-cell office:value-type="float" office:value="0.867803" calcext:value-type="float">
            <text:p>0.867803</text:p>
          </table:table-cell>
          <table:table-cell office:value-type="float" office:value="0.880684" calcext:value-type="float">
            <text:p>0.880684</text:p>
          </table:table-cell>
          <table:table-cell office:value-type="float" office:value="0.897226" calcext:value-type="float">
            <text:p>0.897226</text:p>
          </table:table-cell>
          <table:table-cell office:value-type="float" office:value="0.914326" calcext:value-type="float">
            <text:p>0.914326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5106" calcext:value-type="float">
            <text:p>0.925106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57823" calcext:value-type="float">
            <text:p>0.85782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49219" calcext:value-type="float">
            <text:p>0.649219</text:p>
          </table:table-cell>
          <table:table-cell office:value-type="float" office:value="0.715897" calcext:value-type="float">
            <text:p>0.715897</text:p>
          </table:table-cell>
          <table:table-cell office:value-type="float" office:value="0.792842" calcext:value-type="float">
            <text:p>0.792842</text:p>
          </table:table-cell>
          <table:table-cell office:value-type="float" office:value="0.838952" calcext:value-type="float">
            <text:p>0.838952</text:p>
          </table:table-cell>
          <table:table-cell office:value-type="float" office:value="0.854991" calcext:value-type="float">
            <text:p>0.854991</text:p>
          </table:table-cell>
          <table:table-cell office:value-type="float" office:value="0.873438" calcext:value-type="float">
            <text:p>0.873438</text:p>
          </table:table-cell>
          <table:table-cell office:value-type="float" office:value="0.882876" calcext:value-type="float">
            <text:p>0.882876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13761" calcext:value-type="float">
            <text:p>0.913761</text:p>
          </table:table-cell>
          <table:table-cell office:value-type="float" office:value="0.915458" calcext:value-type="float">
            <text:p>0.915458</text:p>
          </table:table-cell>
          <table:table-cell office:value-type="float" office:value="0.92685" calcext:value-type="float">
            <text:p>0.92685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61567" calcext:value-type="float">
            <text:p>0.86156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29826" calcext:value-type="float">
            <text:p>0.529826</text:p>
          </table:table-cell>
          <table:table-cell office:value-type="float" office:value="0.699505" calcext:value-type="float">
            <text:p>0.699505</text:p>
          </table:table-cell>
          <table:table-cell office:value-type="float" office:value="0.784744" calcext:value-type="float">
            <text:p>0.784744</text:p>
          </table:table-cell>
          <table:table-cell office:value-type="float" office:value="0.832565" calcext:value-type="float">
            <text:p>0.832565</text:p>
          </table:table-cell>
          <table:table-cell office:value-type="float" office:value="0.846224" calcext:value-type="float">
            <text:p>0.846224</text:p>
          </table:table-cell>
          <table:table-cell office:value-type="float" office:value="0.866863" calcext:value-type="float">
            <text:p>0.866863</text:p>
          </table:table-cell>
          <table:table-cell office:value-type="float" office:value="0.883934" calcext:value-type="float">
            <text:p>0.883934</text:p>
          </table:table-cell>
          <table:table-cell office:value-type="float" office:value="0.897717" calcext:value-type="float">
            <text:p>0.897717</text:p>
          </table:table-cell>
          <table:table-cell office:value-type="float" office:value="0.909645" calcext:value-type="float">
            <text:p>0.909645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4528" calcext:value-type="float">
            <text:p>0.924528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56113" calcext:value-type="float">
            <text:p>0.85611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0.615682" calcext:value-type="float">
            <text:p>0.615682</text:p>
          </table:table-cell>
          <table:table-cell office:value-type="float" office:value="0.782896" calcext:value-type="float">
            <text:p>0.782896</text:p>
          </table:table-cell>
          <table:table-cell office:value-type="float" office:value="0.825928" calcext:value-type="float">
            <text:p>0.825928</text:p>
          </table:table-cell>
          <table:table-cell office:value-type="float" office:value="0.845917" calcext:value-type="float">
            <text:p>0.845917</text:p>
          </table:table-cell>
          <table:table-cell office:value-type="float" office:value="0.866581" calcext:value-type="float">
            <text:p>0.866581</text:p>
          </table:table-cell>
          <table:table-cell office:value-type="float" office:value="0.881544" calcext:value-type="float">
            <text:p>0.881544</text:p>
          </table:table-cell>
          <table:table-cell office:value-type="float" office:value="0.895159" calcext:value-type="float">
            <text:p>0.895159</text:p>
          </table:table-cell>
          <table:table-cell office:value-type="float" office:value="0.905928" calcext:value-type="float">
            <text:p>0.905928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45774" calcext:value-type="float">
            <text:p>0.845774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19534" calcext:value-type="float">
            <text:p>0.119534</text:p>
          </table:table-cell>
          <table:table-cell office:value-type="float" office:value="0.668179" calcext:value-type="float">
            <text:p>0.668179</text:p>
          </table:table-cell>
          <table:table-cell office:value-type="float" office:value="0.788746" calcext:value-type="float">
            <text:p>0.788746</text:p>
          </table:table-cell>
          <table:table-cell office:value-type="float" office:value="0.834201" calcext:value-type="float">
            <text:p>0.834201</text:p>
          </table:table-cell>
          <table:table-cell office:value-type="float" office:value="0.851075" calcext:value-type="float">
            <text:p>0.851075</text:p>
          </table:table-cell>
          <table:table-cell office:value-type="float" office:value="0.874575" calcext:value-type="float">
            <text:p>0.874575</text:p>
          </table:table-cell>
          <table:table-cell office:value-type="float" office:value="0.881628" calcext:value-type="float">
            <text:p>0.881628</text:p>
          </table:table-cell>
          <table:table-cell office:value-type="float" office:value="0.896299" calcext:value-type="float">
            <text:p>0.896299</text:p>
          </table:table-cell>
          <table:table-cell office:value-type="float" office:value="0.90774" calcext:value-type="float">
            <text:p>0.90774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0892" calcext:value-type="float">
            <text:p>0.920892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53874" calcext:value-type="float">
            <text:p>0.85387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44537" calcext:value-type="float">
            <text:p>0.144537</text:p>
          </table:table-cell>
          <table:table-cell office:value-type="float" office:value="0.688433" calcext:value-type="float">
            <text:p>0.688433</text:p>
          </table:table-cell>
          <table:table-cell office:value-type="float" office:value="0.789831" calcext:value-type="float">
            <text:p>0.789831</text:p>
          </table:table-cell>
          <table:table-cell office:value-type="float" office:value="0.839337" calcext:value-type="float">
            <text:p>0.839337</text:p>
          </table:table-cell>
          <table:table-cell office:value-type="float" office:value="0.859044" calcext:value-type="float">
            <text:p>0.859044</text:p>
          </table:table-cell>
          <table:table-cell office:value-type="float" office:value="0.877858" calcext:value-type="float">
            <text:p>0.877858</text:p>
          </table:table-cell>
          <table:table-cell office:value-type="float" office:value="0.889477" calcext:value-type="float">
            <text:p>0.889477</text:p>
          </table:table-cell>
          <table:table-cell office:value-type="float" office:value="0.903359" calcext:value-type="float">
            <text:p>0.903359</text:p>
          </table:table-cell>
          <table:table-cell office:value-type="float" office:value="0.913771" calcext:value-type="float">
            <text:p>0.913771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2763" calcext:value-type="float">
            <text:p>0.92276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59928" calcext:value-type="float">
            <text:p>0.85992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63813" calcext:value-type="float">
            <text:p>0.263813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795817" calcext:value-type="float">
            <text:p>0.795817</text:p>
          </table:table-cell>
          <table:table-cell office:value-type="float" office:value="0.837948" calcext:value-type="float">
            <text:p>0.837948</text:p>
          </table:table-cell>
          <table:table-cell office:value-type="float" office:value="0.855369" calcext:value-type="float">
            <text:p>0.855369</text:p>
          </table:table-cell>
          <table:table-cell office:value-type="float" office:value="0.878417" calcext:value-type="float">
            <text:p>0.878417</text:p>
          </table:table-cell>
          <table:table-cell office:value-type="float" office:value="0.886153" calcext:value-type="float">
            <text:p>0.886153</text:p>
          </table:table-cell>
          <table:table-cell office:value-type="float" office:value="0.902704" calcext:value-type="float">
            <text:p>0.902704</text:p>
          </table:table-cell>
          <table:table-cell office:value-type="float" office:value="0.909183" calcext:value-type="float">
            <text:p>0.909183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3962" calcext:value-type="float">
            <text:p>0.923962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61556" calcext:value-type="float">
            <text:p>0.86155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12672" calcext:value-type="float">
            <text:p>0.312672</text:p>
          </table:table-cell>
          <table:table-cell office:value-type="float" office:value="0.714191" calcext:value-type="float">
            <text:p>0.714191</text:p>
          </table:table-cell>
          <table:table-cell office:value-type="float" office:value="0.800072" calcext:value-type="float">
            <text:p>0.800072</text:p>
          </table:table-cell>
          <table:table-cell office:value-type="float" office:value="0.84066" calcext:value-type="float">
            <text:p>0.84066</text:p>
          </table:table-cell>
          <table:table-cell office:value-type="float" office:value="0.860906" calcext:value-type="float">
            <text:p>0.860906</text:p>
          </table:table-cell>
          <table:table-cell office:value-type="float" office:value="0.87961" calcext:value-type="float">
            <text:p>0.87961</text:p>
          </table:table-cell>
          <table:table-cell office:value-type="float" office:value="0.884972" calcext:value-type="float">
            <text:p>0.884972</text:p>
          </table:table-cell>
          <table:table-cell office:value-type="float" office:value="0.896172" calcext:value-type="float">
            <text:p>0.896172</text:p>
          </table:table-cell>
          <table:table-cell office:value-type="float" office:value="0.907599" calcext:value-type="float">
            <text:p>0.907599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3326" calcext:value-type="float">
            <text:p>0.923326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62291" calcext:value-type="float">
            <text:p>0.86229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16414" calcext:value-type="float">
            <text:p>0.616414</text:p>
          </table:table-cell>
          <table:table-cell office:value-type="float" office:value="0.724897" calcext:value-type="float">
            <text:p>0.724897</text:p>
          </table:table-cell>
          <table:table-cell office:value-type="float" office:value="0.787092" calcext:value-type="float">
            <text:p>0.787092</text:p>
          </table:table-cell>
          <table:table-cell office:value-type="float" office:value="0.82179" calcext:value-type="float">
            <text:p>0.82179</text:p>
          </table:table-cell>
          <table:table-cell office:value-type="float" office:value="0.846602" calcext:value-type="float">
            <text:p>0.846602</text:p>
          </table:table-cell>
          <table:table-cell office:value-type="float" office:value="0.870755" calcext:value-type="float">
            <text:p>0.870755</text:p>
          </table:table-cell>
          <table:table-cell office:value-type="float" office:value="0.881125" calcext:value-type="float">
            <text:p>0.881125</text:p>
          </table:table-cell>
          <table:table-cell office:value-type="float" office:value="0.889536" calcext:value-type="float">
            <text:p>0.889536</text:p>
          </table:table-cell>
          <table:table-cell office:value-type="float" office:value="0.903937" calcext:value-type="float">
            <text:p>0.903937</text:p>
          </table:table-cell>
          <table:table-cell office:value-type="float" office:value="0.915387" calcext:value-type="float">
            <text:p>0.915387</text:p>
          </table:table-cell>
          <table:table-cell office:value-type="float" office:value="0.921001" calcext:value-type="float">
            <text:p>0.921001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56212" calcext:value-type="float">
            <text:p>0.85621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16414" calcext:value-type="float">
            <text:p>0.616414</text:p>
          </table:table-cell>
          <table:table-cell office:value-type="float" office:value="0.696994" calcext:value-type="float">
            <text:p>0.696994</text:p>
          </table:table-cell>
          <table:table-cell office:value-type="float" office:value="0.767549" calcext:value-type="float">
            <text:p>0.767549</text:p>
          </table:table-cell>
          <table:table-cell office:value-type="float" office:value="0.814277" calcext:value-type="float">
            <text:p>0.814277</text:p>
          </table:table-cell>
          <table:table-cell office:value-type="float" office:value="0.84545" calcext:value-type="float">
            <text:p>0.84545</text:p>
          </table:table-cell>
          <table:table-cell office:value-type="float" office:value="0.871639" calcext:value-type="float">
            <text:p>0.871639</text:p>
          </table:table-cell>
          <table:table-cell office:value-type="float" office:value="0.883049" calcext:value-type="float">
            <text:p>0.883049</text:p>
          </table:table-cell>
          <table:table-cell office:value-type="float" office:value="0.89412" calcext:value-type="float">
            <text:p>0.89412</text:p>
          </table:table-cell>
          <table:table-cell office:value-type="float" office:value="0.90465" calcext:value-type="float">
            <text:p>0.90465</text:p>
          </table:table-cell>
          <table:table-cell office:value-type="float" office:value="0.915366" calcext:value-type="float">
            <text:p>0.915366</text:p>
          </table:table-cell>
          <table:table-cell office:value-type="float" office:value="0.921002" calcext:value-type="float">
            <text:p>0.921002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5141" calcext:value-type="float">
            <text:p>0.8514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39948" calcext:value-type="float">
            <text:p>0.439948</text:p>
          </table:table-cell>
          <table:table-cell office:value-type="float" office:value="0.674262" calcext:value-type="float">
            <text:p>0.674262</text:p>
          </table:table-cell>
          <table:table-cell office:value-type="float" office:value="0.762139" calcext:value-type="float">
            <text:p>0.762139</text:p>
          </table:table-cell>
          <table:table-cell office:value-type="float" office:value="0.801352" calcext:value-type="float">
            <text:p>0.801352</text:p>
          </table:table-cell>
          <table:table-cell office:value-type="float" office:value="0.84054" calcext:value-type="float">
            <text:p>0.84054</text:p>
          </table:table-cell>
          <table:table-cell office:value-type="float" office:value="0.860719" calcext:value-type="float">
            <text:p>0.860719</text:p>
          </table:table-cell>
          <table:table-cell office:value-type="float" office:value="0.881041" calcext:value-type="float">
            <text:p>0.881041</text:p>
          </table:table-cell>
          <table:table-cell office:value-type="float" office:value="0.88922" calcext:value-type="float">
            <text:p>0.88922</text:p>
          </table:table-cell>
          <table:table-cell office:value-type="float" office:value="0.903994" calcext:value-type="float">
            <text:p>0.903994</text:p>
          </table:table-cell>
          <table:table-cell office:value-type="float" office:value="0.915387" calcext:value-type="float">
            <text:p>0.915387</text:p>
          </table:table-cell>
          <table:table-cell office:value-type="float" office:value="0.922451" calcext:value-type="float">
            <text:p>0.922451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4511" calcext:value-type="float">
            <text:p>0.8451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4748" calcext:value-type="float">
            <text:p>0.474748</text:p>
          </table:table-cell>
          <table:table-cell office:value-type="float" office:value="0.678493" calcext:value-type="float">
            <text:p>0.678493</text:p>
          </table:table-cell>
          <table:table-cell office:value-type="float" office:value="0.771455" calcext:value-type="float">
            <text:p>0.771455</text:p>
          </table:table-cell>
          <table:table-cell office:value-type="float" office:value="0.811569" calcext:value-type="float">
            <text:p>0.811569</text:p>
          </table:table-cell>
          <table:table-cell office:value-type="float" office:value="0.846367" calcext:value-type="float">
            <text:p>0.846367</text:p>
          </table:table-cell>
          <table:table-cell office:value-type="float" office:value="0.875588" calcext:value-type="float">
            <text:p>0.875588</text:p>
          </table:table-cell>
          <table:table-cell office:value-type="float" office:value="0.883273" calcext:value-type="float">
            <text:p>0.883273</text:p>
          </table:table-cell>
          <table:table-cell office:value-type="float" office:value="0.898733" calcext:value-type="float">
            <text:p>0.898733</text:p>
          </table:table-cell>
          <table:table-cell office:value-type="float" office:value="0.908804" calcext:value-type="float">
            <text:p>0.908804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1725" calcext:value-type="float">
            <text:p>0.921725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51141" calcext:value-type="float">
            <text:p>0.85114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74748" calcext:value-type="float">
            <text:p>0.474748</text:p>
          </table:table-cell>
          <table:table-cell office:value-type="float" office:value="0.680177" calcext:value-type="float">
            <text:p>0.680177</text:p>
          </table:table-cell>
          <table:table-cell office:value-type="float" office:value="0.785249" calcext:value-type="float">
            <text:p>0.785249</text:p>
          </table:table-cell>
          <table:table-cell office:value-type="float" office:value="0.830901" calcext:value-type="float">
            <text:p>0.830901</text:p>
          </table:table-cell>
          <table:table-cell office:value-type="float" office:value="0.849591" calcext:value-type="float">
            <text:p>0.849591</text:p>
          </table:table-cell>
          <table:table-cell office:value-type="float" office:value="0.877181" calcext:value-type="float">
            <text:p>0.877181</text:p>
          </table:table-cell>
          <table:table-cell office:value-type="float" office:value="0.881934" calcext:value-type="float">
            <text:p>0.881934</text:p>
          </table:table-cell>
          <table:table-cell office:value-type="float" office:value="0.891899" calcext:value-type="float">
            <text:p>0.891899</text:p>
          </table:table-cell>
          <table:table-cell office:value-type="float" office:value="0.905825" calcext:value-type="float">
            <text:p>0.905825</text:p>
          </table:table-cell>
          <table:table-cell office:value-type="float" office:value="0.915376" calcext:value-type="float">
            <text:p>0.915376</text:p>
          </table:table-cell>
          <table:table-cell office:value-type="float" office:value="0.925734" calcext:value-type="float">
            <text:p>0.92573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54387" calcext:value-type="float">
            <text:p>0.85438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19661" calcext:value-type="float">
            <text:p>0.319661</text:p>
          </table:table-cell>
          <table:table-cell office:value-type="float" office:value="0.679164" calcext:value-type="float">
            <text:p>0.679164</text:p>
          </table:table-cell>
          <table:table-cell office:value-type="float" office:value="0.783225" calcext:value-type="float">
            <text:p>0.783225</text:p>
          </table:table-cell>
          <table:table-cell office:value-type="float" office:value="0.824215" calcext:value-type="float">
            <text:p>0.824215</text:p>
          </table:table-cell>
          <table:table-cell office:value-type="float" office:value="0.855904" calcext:value-type="float">
            <text:p>0.855904</text:p>
          </table:table-cell>
          <table:table-cell office:value-type="float" office:value="0.878287" calcext:value-type="float">
            <text:p>0.878287</text:p>
          </table:table-cell>
          <table:table-cell office:value-type="float" office:value="0.881488" calcext:value-type="float">
            <text:p>0.881488</text:p>
          </table:table-cell>
          <table:table-cell office:value-type="float" office:value="0.891335" calcext:value-type="float">
            <text:p>0.891335</text:p>
          </table:table-cell>
          <table:table-cell office:value-type="float" office:value="0.910051" calcext:value-type="float">
            <text:p>0.910051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5193" calcext:value-type="float">
            <text:p>0.92519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54427" calcext:value-type="float">
            <text:p>0.85442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460923" calcext:value-type="float">
            <text:p>0.460923</text:p>
          </table:table-cell>
          <table:table-cell office:value-type="float" office:value="0.700098" calcext:value-type="float">
            <text:p>0.700098</text:p>
          </table:table-cell>
          <table:table-cell office:value-type="float" office:value="0.776165" calcext:value-type="float">
            <text:p>0.776165</text:p>
          </table:table-cell>
          <table:table-cell office:value-type="float" office:value="0.815907" calcext:value-type="float">
            <text:p>0.815907</text:p>
          </table:table-cell>
          <table:table-cell office:value-type="float" office:value="0.86169" calcext:value-type="float">
            <text:p>0.86169</text:p>
          </table:table-cell>
          <table:table-cell office:value-type="float" office:value="0.878915" calcext:value-type="float">
            <text:p>0.878915</text:p>
          </table:table-cell>
          <table:table-cell office:value-type="float" office:value="0.883874" calcext:value-type="float">
            <text:p>0.883874</text:p>
          </table:table-cell>
          <table:table-cell office:value-type="float" office:value="0.896728" calcext:value-type="float">
            <text:p>0.896728</text:p>
          </table:table-cell>
          <table:table-cell office:value-type="float" office:value="0.913197" calcext:value-type="float">
            <text:p>0.913197</text:p>
          </table:table-cell>
          <table:table-cell office:value-type="float" office:value="0.915433" calcext:value-type="float">
            <text:p>0.915433</text:p>
          </table:table-cell>
          <table:table-cell office:value-type="float" office:value="0.928705" calcext:value-type="float">
            <text:p>0.928705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57071" calcext:value-type="float">
            <text:p>0.85707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0.593668" calcext:value-type="float">
            <text:p>0.593668</text:p>
          </table:table-cell>
          <table:table-cell office:value-type="float" office:value="0.763169" calcext:value-type="float">
            <text:p>0.763169</text:p>
          </table:table-cell>
          <table:table-cell office:value-type="float" office:value="0.826142" calcext:value-type="float">
            <text:p>0.826142</text:p>
          </table:table-cell>
          <table:table-cell office:value-type="float" office:value="0.859233" calcext:value-type="float">
            <text:p>0.859233</text:p>
          </table:table-cell>
          <table:table-cell office:value-type="float" office:value="0.876028" calcext:value-type="float">
            <text:p>0.876028</text:p>
          </table:table-cell>
          <table:table-cell office:value-type="float" office:value="0.883388" calcext:value-type="float">
            <text:p>0.883388</text:p>
          </table:table-cell>
          <table:table-cell office:value-type="float" office:value="0.893238" calcext:value-type="float">
            <text:p>0.893238</text:p>
          </table:table-cell>
          <table:table-cell office:value-type="float" office:value="0.906586" calcext:value-type="float">
            <text:p>0.906586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6292" calcext:value-type="float">
            <text:p>0.926292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44315" calcext:value-type="float">
            <text:p>0.84431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49311" calcext:value-type="float">
            <text:p>0.549311</text:p>
          </table:table-cell>
          <table:table-cell office:value-type="float" office:value="0.693357" calcext:value-type="float">
            <text:p>0.693357</text:p>
          </table:table-cell>
          <table:table-cell office:value-type="float" office:value="0.762246" calcext:value-type="float">
            <text:p>0.762246</text:p>
          </table:table-cell>
          <table:table-cell office:value-type="float" office:value="0.807074" calcext:value-type="float">
            <text:p>0.807074</text:p>
          </table:table-cell>
          <table:table-cell office:value-type="float" office:value="0.848849" calcext:value-type="float">
            <text:p>0.848849</text:p>
          </table:table-cell>
          <table:table-cell office:value-type="float" office:value="0.871094" calcext:value-type="float">
            <text:p>0.871094</text:p>
          </table:table-cell>
          <table:table-cell office:value-type="float" office:value="0.882187" calcext:value-type="float">
            <text:p>0.882187</text:p>
          </table:table-cell>
          <table:table-cell office:value-type="float" office:value="0.892256" calcext:value-type="float">
            <text:p>0.892256</text:p>
          </table:table-cell>
          <table:table-cell office:value-type="float" office:value="0.909452" calcext:value-type="float">
            <text:p>0.909452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9242" calcext:value-type="float">
            <text:p>0.929242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51116" calcext:value-type="float">
            <text:p>0.85111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19041" calcext:value-type="float">
            <text:p>0.619041</text:p>
          </table:table-cell>
          <table:table-cell office:value-type="float" office:value="0.728831" calcext:value-type="float">
            <text:p>0.728831</text:p>
          </table:table-cell>
          <table:table-cell office:value-type="float" office:value="0.789766" calcext:value-type="float">
            <text:p>0.789766</text:p>
          </table:table-cell>
          <table:table-cell office:value-type="float" office:value="0.833103" calcext:value-type="float">
            <text:p>0.833103</text:p>
          </table:table-cell>
          <table:table-cell office:value-type="float" office:value="0.859057" calcext:value-type="float">
            <text:p>0.859057</text:p>
          </table:table-cell>
          <table:table-cell office:value-type="float" office:value="0.877599" calcext:value-type="float">
            <text:p>0.877599</text:p>
          </table:table-cell>
          <table:table-cell office:value-type="float" office:value="0.884913" calcext:value-type="float">
            <text:p>0.884913</text:p>
          </table:table-cell>
          <table:table-cell office:value-type="float" office:value="0.89912" calcext:value-type="float">
            <text:p>0.89912</text:p>
          </table:table-cell>
          <table:table-cell office:value-type="float" office:value="0.911412" calcext:value-type="float">
            <text:p>0.911412</text:p>
          </table:table-cell>
          <table:table-cell office:value-type="float" office:value="0.9161" calcext:value-type="float">
            <text:p>0.9161</text:p>
          </table:table-cell>
          <table:table-cell office:value-type="float" office:value="0.929813" calcext:value-type="float">
            <text:p>0.92981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62971" calcext:value-type="float">
            <text:p>0.86297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0.640235" calcext:value-type="float">
            <text:p>0.640235</text:p>
          </table:table-cell>
          <table:table-cell office:value-type="float" office:value="0.801893" calcext:value-type="float">
            <text:p>0.801893</text:p>
          </table:table-cell>
          <table:table-cell office:value-type="float" office:value="0.838085" calcext:value-type="float">
            <text:p>0.838085</text:p>
          </table:table-cell>
          <table:table-cell office:value-type="float" office:value="0.852242" calcext:value-type="float">
            <text:p>0.852242</text:p>
          </table:table-cell>
          <table:table-cell office:value-type="float" office:value="0.870444" calcext:value-type="float">
            <text:p>0.870444</text:p>
          </table:table-cell>
          <table:table-cell office:value-type="float" office:value="0.87961" calcext:value-type="float">
            <text:p>0.87961</text:p>
          </table:table-cell>
          <table:table-cell office:value-type="float" office:value="0.889714" calcext:value-type="float">
            <text:p>0.889714</text:p>
          </table:table-cell>
          <table:table-cell office:value-type="float" office:value="0.905334" calcext:value-type="float">
            <text:p>0.905334</text:p>
          </table:table-cell>
          <table:table-cell office:value-type="float" office:value="0.91548" calcext:value-type="float">
            <text:p>0.91548</text:p>
          </table:table-cell>
          <table:table-cell office:value-type="float" office:value="0.930423" calcext:value-type="float">
            <text:p>0.930423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52346" calcext:value-type="float">
            <text:p>0.85234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03228" calcext:value-type="float">
            <text:p>0.603228</text:p>
          </table:table-cell>
          <table:table-cell office:value-type="float" office:value="0.741043" calcext:value-type="float">
            <text:p>0.741043</text:p>
          </table:table-cell>
          <table:table-cell office:value-type="float" office:value="0.80266" calcext:value-type="float">
            <text:p>0.80266</text:p>
          </table:table-cell>
          <table:table-cell office:value-type="float" office:value="0.843934" calcext:value-type="float">
            <text:p>0.843934</text:p>
          </table:table-cell>
          <table:table-cell office:value-type="float" office:value="0.862982" calcext:value-type="float">
            <text:p>0.862982</text:p>
          </table:table-cell>
          <table:table-cell office:value-type="float" office:value="0.875388" calcext:value-type="float">
            <text:p>0.875388</text:p>
          </table:table-cell>
          <table:table-cell office:value-type="float" office:value="0.879785" calcext:value-type="float">
            <text:p>0.879785</text:p>
          </table:table-cell>
          <table:table-cell office:value-type="float" office:value="0.892397" calcext:value-type="float">
            <text:p>0.892397</text:p>
          </table:table-cell>
          <table:table-cell office:value-type="float" office:value="0.905506" calcext:value-type="float">
            <text:p>0.905506</text:p>
          </table:table-cell>
          <table:table-cell office:value-type="float" office:value="0.915407" calcext:value-type="float">
            <text:p>0.915407</text:p>
          </table:table-cell>
          <table:table-cell office:value-type="float" office:value="0.928091" calcext:value-type="float">
            <text:p>0.928091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64719" calcext:value-type="float">
            <text:p>0.864719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432477" calcext:value-type="float">
            <text:p>0.432477</text:p>
          </table:table-cell>
          <table:table-cell office:value-type="float" office:value="0.728441" calcext:value-type="float">
            <text:p>0.728441</text:p>
          </table:table-cell>
          <table:table-cell office:value-type="float" office:value="0.821134" calcext:value-type="float">
            <text:p>0.821134</text:p>
          </table:table-cell>
          <table:table-cell office:value-type="float" office:value="0.859986" calcext:value-type="float">
            <text:p>0.859986</text:p>
          </table:table-cell>
          <table:table-cell office:value-type="float" office:value="0.872967" calcext:value-type="float">
            <text:p>0.872967</text:p>
          </table:table-cell>
          <table:table-cell office:value-type="float" office:value="0.879479" calcext:value-type="float">
            <text:p>0.879479</text:p>
          </table:table-cell>
          <table:table-cell office:value-type="float" office:value="0.883696" calcext:value-type="float">
            <text:p>0.883696</text:p>
          </table:table-cell>
          <table:table-cell office:value-type="float" office:value="0.901103" calcext:value-type="float">
            <text:p>0.901103</text:p>
          </table:table-cell>
          <table:table-cell office:value-type="float" office:value="0.913803" calcext:value-type="float">
            <text:p>0.913803</text:p>
          </table:table-cell>
          <table:table-cell office:value-type="float" office:value="0.915433" calcext:value-type="float">
            <text:p>0.915433</text:p>
          </table:table-cell>
          <table:table-cell office:value-type="float" office:value="0.929264" calcext:value-type="float">
            <text:p>0.929264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70531" calcext:value-type="float">
            <text:p>0.87053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49311" calcext:value-type="float">
            <text:p>0.549311</text:p>
          </table:table-cell>
          <table:table-cell office:value-type="float" office:value="0.704441" calcext:value-type="float">
            <text:p>0.704441</text:p>
          </table:table-cell>
          <table:table-cell office:value-type="float" office:value="0.810315" calcext:value-type="float">
            <text:p>0.810315</text:p>
          </table:table-cell>
          <table:table-cell office:value-type="float" office:value="0.857028" calcext:value-type="float">
            <text:p>0.857028</text:p>
          </table:table-cell>
          <table:table-cell office:value-type="float" office:value="0.873697" calcext:value-type="float">
            <text:p>0.873697</text:p>
          </table:table-cell>
          <table:table-cell office:value-type="float" office:value="0.879504" calcext:value-type="float">
            <text:p>0.879504</text:p>
          </table:table-cell>
          <table:table-cell office:value-type="float" office:value="0.889273" calcext:value-type="float">
            <text:p>0.889273</text:p>
          </table:table-cell>
          <table:table-cell office:value-type="float" office:value="0.904228" calcext:value-type="float">
            <text:p>0.904228</text:p>
          </table:table-cell>
          <table:table-cell office:value-type="float" office:value="0.915355" calcext:value-type="float">
            <text:p>0.915355</text:p>
          </table:table-cell>
          <table:table-cell office:value-type="float" office:value="0.915461" calcext:value-type="float">
            <text:p>0.915461</text:p>
          </table:table-cell>
          <table:table-cell office:value-type="float" office:value="0.929249" calcext:value-type="float">
            <text:p>0.929249</text:p>
          </table:table-cell>
          <table:table-cell office:value-type="float" office:value="0.939436" calcext:value-type="float">
            <text:p>0.939436</text:p>
          </table:table-cell>
          <table:table-cell office:value-type="float" office:value="0.867855" calcext:value-type="float">
            <text:p>0.8678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9T13:21:28.366883233</dc:date>
    <meta:editing-duration>PT1M46S</meta:editing-duration>
    <meta:editing-cycles>1</meta:editing-cycles>
    <meta:document-statistic meta:table-count="1" meta:cell-count="42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mcc.A2:mcc.A301 mcc.C1:mcc.N301" chart:data-source-has-labels="both" svg:x="1.427cm" svg:y="0.251cm" svg:width="17.692cm" svg:height="11.118cm">
          <chart:coordinate-region svg:x="2.298cm" svg:y="0.453cm" svg:width="16.792cm" svg:height="10.716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mcc.A2:mcc.A3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mcc.C2:mcc.C301" chart:label-cell-address="mcc.C1:mcc.C1" chart:class="chart:line">
            <chart:data-point chart:repeated="300"/>
          </chart:series>
          <chart:series chart:style-name="ch9" chart:values-cell-range-address="mcc.D2:mcc.D301" chart:label-cell-address="mcc.D1:mcc.D1" chart:class="chart:line">
            <chart:data-point chart:repeated="300"/>
          </chart:series>
          <chart:series chart:style-name="ch10" chart:values-cell-range-address="mcc.E2:mcc.E301" chart:label-cell-address="mcc.E1:mcc.E1" chart:class="chart:line">
            <chart:data-point chart:repeated="300"/>
          </chart:series>
          <chart:series chart:style-name="ch11" chart:values-cell-range-address="mcc.F2:mcc.F301" chart:label-cell-address="mcc.F1:mcc.F1" chart:class="chart:line">
            <chart:data-point chart:repeated="300"/>
          </chart:series>
          <chart:series chart:style-name="ch12" chart:values-cell-range-address="mcc.G2:mcc.G301" chart:label-cell-address="mcc.G1:mcc.G1" chart:class="chart:line">
            <chart:data-point chart:repeated="300"/>
          </chart:series>
          <chart:series chart:style-name="ch13" chart:values-cell-range-address="mcc.H2:mcc.H301" chart:label-cell-address="mcc.H1:mcc.H1" chart:class="chart:line">
            <chart:data-point chart:repeated="300"/>
          </chart:series>
          <chart:series chart:style-name="ch14" chart:values-cell-range-address="mcc.I2:mcc.I301" chart:label-cell-address="mcc.I1:mcc.I1" chart:class="chart:line">
            <chart:data-point chart:repeated="300"/>
          </chart:series>
          <chart:series chart:style-name="ch15" chart:values-cell-range-address="mcc.J2:mcc.J301" chart:label-cell-address="mcc.J1:mcc.J1" chart:class="chart:line">
            <chart:data-point chart:repeated="300"/>
          </chart:series>
          <chart:series chart:style-name="ch16" chart:values-cell-range-address="mcc.K2:mcc.K301" chart:label-cell-address="mcc.K1:mcc.K1" chart:class="chart:line">
            <chart:data-point chart:repeated="300"/>
          </chart:series>
          <chart:series chart:style-name="ch17" chart:values-cell-range-address="mcc.L2:mcc.L301" chart:label-cell-address="mcc.L1:mcc.L1" chart:class="chart:line">
            <chart:data-point chart:repeated="300"/>
          </chart:series>
          <chart:series chart:style-name="ch18" chart:values-cell-range-address="mcc.M2:mcc.M301" chart:label-cell-address="mcc.M1:mcc.M1" chart:class="chart:line">
            <chart:data-point chart:repeated="300"/>
          </chart:series>
          <chart:series chart:style-name="ch19" chart:values-cell-range-address="mcc.N2:mcc.N301" chart:label-cell-address="mcc.N1:mcc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Best</text:p>
                <draw:g>
                  <svg:desc>mcc.M1:mcc.M1</svg:desc>
                </draw:g>
              </table:table-cell>
              <table:table-cell office:value-type="string">
                <text:p>Averag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301</svg:desc>
                </draw:g>
              </table:table-cell>
              <table:table-cell office:value-type="float" office:value="-1">
                <text:p>-1</text:p>
                <draw:g>
                  <svg:desc>mcc.C2:mcc.C301</svg:desc>
                </draw:g>
              </table:table-cell>
              <table:table-cell office:value-type="float" office:value="-1">
                <text:p>-1</text:p>
                <draw:g>
                  <svg:desc>mcc.D2:mcc.D301</svg:desc>
                </draw:g>
              </table:table-cell>
              <table:table-cell office:value-type="float" office:value="-1">
                <text:p>-1</text:p>
                <draw:g>
                  <svg:desc>mcc.E2:mcc.E301</svg:desc>
                </draw:g>
              </table:table-cell>
              <table:table-cell office:value-type="float" office:value="-1">
                <text:p>-1</text:p>
                <draw:g>
                  <svg:desc>mcc.F2:mcc.F301</svg:desc>
                </draw:g>
              </table:table-cell>
              <table:table-cell office:value-type="float" office:value="-1">
                <text:p>-1</text:p>
                <draw:g>
                  <svg:desc>mcc.G2:mcc.G301</svg:desc>
                </draw:g>
              </table:table-cell>
              <table:table-cell office:value-type="float" office:value="-1">
                <text:p>-1</text:p>
                <draw:g>
                  <svg:desc>mcc.H2:mcc.H301</svg:desc>
                </draw:g>
              </table:table-cell>
              <table:table-cell office:value-type="float" office:value="-1">
                <text:p>-1</text:p>
                <draw:g>
                  <svg:desc>mcc.I2:mcc.I301</svg:desc>
                </draw:g>
              </table:table-cell>
              <table:table-cell office:value-type="float" office:value="-1">
                <text:p>-1</text:p>
                <draw:g>
                  <svg:desc>mcc.J2:mcc.J301</svg:desc>
                </draw:g>
              </table:table-cell>
              <table:table-cell office:value-type="float" office:value="-0.909113">
                <text:p>-0.909113</text:p>
                <draw:g>
                  <svg:desc>mcc.K2:mcc.K301</svg:desc>
                </draw:g>
              </table:table-cell>
              <table:table-cell office:value-type="float" office:value="-0.021408">
                <text:p>-0.021408</text:p>
                <draw:g>
                  <svg:desc>mcc.L2:mcc.L301</svg:desc>
                </draw:g>
              </table:table-cell>
              <table:table-cell office:value-type="float" office:value="0.504142">
                <text:p>0.504142</text:p>
                <draw:g>
                  <svg:desc>mcc.M2:mcc.M301</svg:desc>
                </draw:g>
              </table:table-cell>
              <table:table-cell office:value-type="float" office:value="-0.893052">
                <text:p>-0.893052</text:p>
                <draw:g>
                  <svg:desc>mcc.N2:mcc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0.631366">
                <text:p>-0.631366</text:p>
              </table:table-cell>
              <table:table-cell office:value-type="float" office:value="-0.251312">
                <text:p>-0.251312</text:p>
              </table:table-cell>
              <table:table-cell office:value-type="float" office:value="-0.176614">
                <text:p>-0.176614</text:p>
              </table:table-cell>
              <table:table-cell office:value-type="float" office:value="-0.092032">
                <text:p>-0.092032</text:p>
              </table:table-cell>
              <table:table-cell office:value-type="float" office:value="-0.029623">
                <text:p>-0.029623</text:p>
              </table:table-cell>
              <table:table-cell office:value-type="float" office:value="0.044039">
                <text:p>0.044039</text:p>
              </table:table-cell>
              <table:table-cell office:value-type="float" office:value="0.107839">
                <text:p>0.107839</text:p>
              </table:table-cell>
              <table:table-cell office:value-type="float" office:value="0.260102">
                <text:p>0.260102</text:p>
              </table:table-cell>
              <table:table-cell office:value-type="float" office:value="0.459077">
                <text:p>0.459077</text:p>
              </table:table-cell>
              <table:table-cell office:value-type="float" office:value="0.504142">
                <text:p>0.504142</text:p>
              </table:table-cell>
              <table:table-cell office:value-type="float" office:value="-0.130989">
                <text:p>-0.13098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0.714627">
                <text:p>-0.714627</text:p>
              </table:table-cell>
              <table:table-cell office:value-type="float" office:value="-0.240495">
                <text:p>-0.240495</text:p>
              </table:table-cell>
              <table:table-cell office:value-type="float" office:value="-0.129564">
                <text:p>-0.129564</text:p>
              </table:table-cell>
              <table:table-cell office:value-type="float" office:value="-0.039294">
                <text:p>-0.039294</text:p>
              </table:table-cell>
              <table:table-cell office:value-type="float" office:value="0.038797">
                <text:p>0.038797</text:p>
              </table:table-cell>
              <table:table-cell office:value-type="float" office:value="0.107501">
                <text:p>0.107501</text:p>
              </table:table-cell>
              <table:table-cell office:value-type="float" office:value="0.202214">
                <text:p>0.202214</text:p>
              </table:table-cell>
              <table:table-cell office:value-type="float" office:value="0.334848">
                <text:p>0.334848</text:p>
              </table:table-cell>
              <table:table-cell office:value-type="float" office:value="0.496265">
                <text:p>0.496265</text:p>
              </table:table-cell>
              <table:table-cell office:value-type="float" office:value="0.524861">
                <text:p>0.524861</text:p>
              </table:table-cell>
              <table:table-cell office:value-type="float" office:value="-0.094436">
                <text:p>-0.0944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0.617231">
                <text:p>-0.617231</text:p>
              </table:table-cell>
              <table:table-cell office:value-type="float" office:value="-0.153771">
                <text:p>-0.153771</text:p>
              </table:table-cell>
              <table:table-cell office:value-type="float" office:value="-0.035116">
                <text:p>-0.035116</text:p>
              </table:table-cell>
              <table:table-cell office:value-type="float" office:value="0.028616">
                <text:p>0.028616</text:p>
              </table:table-cell>
              <table:table-cell office:value-type="float" office:value="0.095592">
                <text:p>0.095592</text:p>
              </table:table-cell>
              <table:table-cell office:value-type="float" office:value="0.157686">
                <text:p>0.157686</text:p>
              </table:table-cell>
              <table:table-cell office:value-type="float" office:value="0.272974">
                <text:p>0.272974</text:p>
              </table:table-cell>
              <table:table-cell office:value-type="float" office:value="0.360801">
                <text:p>0.360801</text:p>
              </table:table-cell>
              <table:table-cell office:value-type="float" office:value="0.49313">
                <text:p>0.49313</text:p>
              </table:table-cell>
              <table:table-cell office:value-type="float" office:value="0.524861">
                <text:p>0.524861</text:p>
              </table:table-cell>
              <table:table-cell office:value-type="float" office:value="-0.039732">
                <text:p>-0.0397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0.419631">
                <text:p>-0.419631</text:p>
              </table:table-cell>
              <table:table-cell office:value-type="float" office:value="-0.049582">
                <text:p>-0.049582</text:p>
              </table:table-cell>
              <table:table-cell office:value-type="float" office:value="0.029978">
                <text:p>0.029978</text:p>
              </table:table-cell>
              <table:table-cell office:value-type="float" office:value="0.092391">
                <text:p>0.092391</text:p>
              </table:table-cell>
              <table:table-cell office:value-type="float" office:value="0.159972">
                <text:p>0.159972</text:p>
              </table:table-cell>
              <table:table-cell office:value-type="float" office:value="0.254644">
                <text:p>0.254644</text:p>
              </table:table-cell>
              <table:table-cell office:value-type="float" office:value="0.322336">
                <text:p>0.322336</text:p>
              </table:table-cell>
              <table:table-cell office:value-type="float" office:value="0.40776">
                <text:p>0.40776</text:p>
              </table:table-cell>
              <table:table-cell office:value-type="float" office:value="0.50751">
                <text:p>0.50751</text:p>
              </table:table-cell>
              <table:table-cell office:value-type="float" office:value="0.566827">
                <text:p>0.566827</text:p>
              </table:table-cell>
              <table:table-cell office:value-type="float" office:value="0.030538">
                <text:p>0.0305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0.537043">
                <text:p>-0.537043</text:p>
              </table:table-cell>
              <table:table-cell office:value-type="float" office:value="-0.016587">
                <text:p>-0.016587</text:p>
              </table:table-cell>
              <table:table-cell office:value-type="float" office:value="0.055972">
                <text:p>0.055972</text:p>
              </table:table-cell>
              <table:table-cell office:value-type="float" office:value="0.124854">
                <text:p>0.124854</text:p>
              </table:table-cell>
              <table:table-cell office:value-type="float" office:value="0.222973">
                <text:p>0.222973</text:p>
              </table:table-cell>
              <table:table-cell office:value-type="float" office:value="0.298887">
                <text:p>0.298887</text:p>
              </table:table-cell>
              <table:table-cell office:value-type="float" office:value="0.37158">
                <text:p>0.37158</text:p>
              </table:table-cell>
              <table:table-cell office:value-type="float" office:value="0.432781">
                <text:p>0.432781</text:p>
              </table:table-cell>
              <table:table-cell office:value-type="float" office:value="0.511116">
                <text:p>0.511116</text:p>
              </table:table-cell>
              <table:table-cell office:value-type="float" office:value="0.566827">
                <text:p>0.566827</text:p>
              </table:table-cell>
              <table:table-cell office:value-type="float" office:value="0.046453">
                <text:p>0.0464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0.802611">
                <text:p>-0.802611</text:p>
              </table:table-cell>
              <table:table-cell office:value-type="float" office:value="-0.022365">
                <text:p>-0.022365</text:p>
              </table:table-cell>
              <table:table-cell office:value-type="float" office:value="0.082879">
                <text:p>0.082879</text:p>
              </table:table-cell>
              <table:table-cell office:value-type="float" office:value="0.158225">
                <text:p>0.158225</text:p>
              </table:table-cell>
              <table:table-cell office:value-type="float" office:value="0.250261">
                <text:p>0.250261</text:p>
              </table:table-cell>
              <table:table-cell office:value-type="float" office:value="0.320799">
                <text:p>0.320799</text:p>
              </table:table-cell>
              <table:table-cell office:value-type="float" office:value="0.394002">
                <text:p>0.394002</text:p>
              </table:table-cell>
              <table:table-cell office:value-type="float" office:value="0.467753">
                <text:p>0.467753</text:p>
              </table:table-cell>
              <table:table-cell office:value-type="float" office:value="0.519972">
                <text:p>0.519972</text:p>
              </table:table-cell>
              <table:table-cell office:value-type="float" office:value="0.566827">
                <text:p>0.566827</text:p>
              </table:table-cell>
              <table:table-cell office:value-type="float" office:value="0.036891">
                <text:p>0.0368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0.737217">
                <text:p>-0.737217</text:p>
              </table:table-cell>
              <table:table-cell office:value-type="float" office:value="0.007277">
                <text:p>0.007277</text:p>
              </table:table-cell>
              <table:table-cell office:value-type="float" office:value="0.106142">
                <text:p>0.106142</text:p>
              </table:table-cell>
              <table:table-cell office:value-type="float" office:value="0.198762">
                <text:p>0.198762</text:p>
              </table:table-cell>
              <table:table-cell office:value-type="float" office:value="0.269334">
                <text:p>0.269334</text:p>
              </table:table-cell>
              <table:table-cell office:value-type="float" office:value="0.33829">
                <text:p>0.33829</text:p>
              </table:table-cell>
              <table:table-cell office:value-type="float" office:value="0.395297">
                <text:p>0.395297</text:p>
              </table:table-cell>
              <table:table-cell office:value-type="float" office:value="0.465631">
                <text:p>0.465631</text:p>
              </table:table-cell>
              <table:table-cell office:value-type="float" office:value="0.525786">
                <text:p>0.525786</text:p>
              </table:table-cell>
              <table:table-cell office:value-type="float" office:value="0.650168">
                <text:p>0.650168</text:p>
              </table:table-cell>
              <table:table-cell office:value-type="float" office:value="0.05693">
                <text:p>0.056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0.171934">
                <text:p>-0.171934</text:p>
              </table:table-cell>
              <table:table-cell office:value-type="float" office:value="0.057652">
                <text:p>0.057652</text:p>
              </table:table-cell>
              <table:table-cell office:value-type="float" office:value="0.126934">
                <text:p>0.126934</text:p>
              </table:table-cell>
              <table:table-cell office:value-type="float" office:value="0.209819">
                <text:p>0.209819</text:p>
              </table:table-cell>
              <table:table-cell office:value-type="float" office:value="0.271151">
                <text:p>0.271151</text:p>
              </table:table-cell>
              <table:table-cell office:value-type="float" office:value="0.346332">
                <text:p>0.346332</text:p>
              </table:table-cell>
              <table:table-cell office:value-type="float" office:value="0.407471">
                <text:p>0.407471</text:p>
              </table:table-cell>
              <table:table-cell office:value-type="float" office:value="0.465432">
                <text:p>0.465432</text:p>
              </table:table-cell>
              <table:table-cell office:value-type="float" office:value="0.522472">
                <text:p>0.522472</text:p>
              </table:table-cell>
              <table:table-cell office:value-type="float" office:value="0.650168">
                <text:p>0.650168</text:p>
              </table:table-cell>
              <table:table-cell office:value-type="float" office:value="0.123533">
                <text:p>0.1235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0.372573">
                <text:p>-0.372573</text:p>
              </table:table-cell>
              <table:table-cell office:value-type="float" office:value="0.044732">
                <text:p>0.044732</text:p>
              </table:table-cell>
              <table:table-cell office:value-type="float" office:value="0.119734">
                <text:p>0.119734</text:p>
              </table:table-cell>
              <table:table-cell office:value-type="float" office:value="0.214687">
                <text:p>0.214687</text:p>
              </table:table-cell>
              <table:table-cell office:value-type="float" office:value="0.284961">
                <text:p>0.284961</text:p>
              </table:table-cell>
              <table:table-cell office:value-type="float" office:value="0.357822">
                <text:p>0.357822</text:p>
              </table:table-cell>
              <table:table-cell office:value-type="float" office:value="0.407639">
                <text:p>0.407639</text:p>
              </table:table-cell>
              <table:table-cell office:value-type="float" office:value="0.46056">
                <text:p>0.46056</text:p>
              </table:table-cell>
              <table:table-cell office:value-type="float" office:value="0.523321">
                <text:p>0.523321</text:p>
              </table:table-cell>
              <table:table-cell office:value-type="float" office:value="0.650168">
                <text:p>0.650168</text:p>
              </table:table-cell>
              <table:table-cell office:value-type="float" office:value="0.104088">
                <text:p>0.1040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0.378067">
                <text:p>-0.378067</text:p>
              </table:table-cell>
              <table:table-cell office:value-type="float" office:value="0.049471">
                <text:p>0.049471</text:p>
              </table:table-cell>
              <table:table-cell office:value-type="float" office:value="0.124969">
                <text:p>0.124969</text:p>
              </table:table-cell>
              <table:table-cell office:value-type="float" office:value="0.214352">
                <text:p>0.214352</text:p>
              </table:table-cell>
              <table:table-cell office:value-type="float" office:value="0.287585">
                <text:p>0.287585</text:p>
              </table:table-cell>
              <table:table-cell office:value-type="float" office:value="0.368027">
                <text:p>0.368027</text:p>
              </table:table-cell>
              <table:table-cell office:value-type="float" office:value="0.418319">
                <text:p>0.418319</text:p>
              </table:table-cell>
              <table:table-cell office:value-type="float" office:value="0.463484">
                <text:p>0.463484</text:p>
              </table:table-cell>
              <table:table-cell office:value-type="float" office:value="0.538587">
                <text:p>0.538587</text:p>
              </table:table-cell>
              <table:table-cell office:value-type="float" office:value="0.650168">
                <text:p>0.650168</text:p>
              </table:table-cell>
              <table:table-cell office:value-type="float" office:value="0.108673">
                <text:p>0.1086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0.001415">
                <text:p>0.001415</text:p>
              </table:table-cell>
              <table:table-cell office:value-type="float" office:value="0.10498">
                <text:p>0.10498</text:p>
              </table:table-cell>
              <table:table-cell office:value-type="float" office:value="0.171962">
                <text:p>0.171962</text:p>
              </table:table-cell>
              <table:table-cell office:value-type="float" office:value="0.244202">
                <text:p>0.244202</text:p>
              </table:table-cell>
              <table:table-cell office:value-type="float" office:value="0.296376">
                <text:p>0.296376</text:p>
              </table:table-cell>
              <table:table-cell office:value-type="float" office:value="0.371216">
                <text:p>0.371216</text:p>
              </table:table-cell>
              <table:table-cell office:value-type="float" office:value="0.426383">
                <text:p>0.426383</text:p>
              </table:table-cell>
              <table:table-cell office:value-type="float" office:value="0.474587">
                <text:p>0.474587</text:p>
              </table:table-cell>
              <table:table-cell office:value-type="float" office:value="0.561107">
                <text:p>0.561107</text:p>
              </table:table-cell>
              <table:table-cell office:value-type="float" office:value="0.76726">
                <text:p>0.76726</text:p>
              </table:table-cell>
              <table:table-cell office:value-type="float" office:value="0.165223">
                <text:p>0.1652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0.192495">
                <text:p>-0.192495</text:p>
              </table:table-cell>
              <table:table-cell office:value-type="float" office:value="0.107799">
                <text:p>0.107799</text:p>
              </table:table-cell>
              <table:table-cell office:value-type="float" office:value="0.188587">
                <text:p>0.188587</text:p>
              </table:table-cell>
              <table:table-cell office:value-type="float" office:value="0.239024">
                <text:p>0.239024</text:p>
              </table:table-cell>
              <table:table-cell office:value-type="float" office:value="0.280738">
                <text:p>0.280738</text:p>
              </table:table-cell>
              <table:table-cell office:value-type="float" office:value="0.360408">
                <text:p>0.360408</text:p>
              </table:table-cell>
              <table:table-cell office:value-type="float" office:value="0.434991">
                <text:p>0.434991</text:p>
              </table:table-cell>
              <table:table-cell office:value-type="float" office:value="0.482199">
                <text:p>0.482199</text:p>
              </table:table-cell>
              <table:table-cell office:value-type="float" office:value="0.587365">
                <text:p>0.587365</text:p>
              </table:table-cell>
              <table:table-cell office:value-type="float" office:value="0.76726">
                <text:p>0.76726</text:p>
              </table:table-cell>
              <table:table-cell office:value-type="float" office:value="0.148861">
                <text:p>0.1488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-0.624605">
                <text:p>-0.624605</text:p>
              </table:table-cell>
              <table:table-cell office:value-type="float" office:value="0.092876">
                <text:p>0.092876</text:p>
              </table:table-cell>
              <table:table-cell office:value-type="float" office:value="0.165857">
                <text:p>0.165857</text:p>
              </table:table-cell>
              <table:table-cell office:value-type="float" office:value="0.249523">
                <text:p>0.249523</text:p>
              </table:table-cell>
              <table:table-cell office:value-type="float" office:value="0.312213">
                <text:p>0.312213</text:p>
              </table:table-cell>
              <table:table-cell office:value-type="float" office:value="0.384398">
                <text:p>0.384398</text:p>
              </table:table-cell>
              <table:table-cell office:value-type="float" office:value="0.438297">
                <text:p>0.438297</text:p>
              </table:table-cell>
              <table:table-cell office:value-type="float" office:value="0.476612">
                <text:p>0.476612</text:p>
              </table:table-cell>
              <table:table-cell office:value-type="float" office:value="0.592629">
                <text:p>0.592629</text:p>
              </table:table-cell>
              <table:table-cell office:value-type="float" office:value="0.76726">
                <text:p>0.76726</text:p>
              </table:table-cell>
              <table:table-cell office:value-type="float" office:value="0.10878">
                <text:p>0.108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923861">
                <text:p>-0.923861</text:p>
              </table:table-cell>
              <table:table-cell office:value-type="float" office:value="0.020771">
                <text:p>0.020771</text:p>
              </table:table-cell>
              <table:table-cell office:value-type="float" office:value="0.109223">
                <text:p>0.109223</text:p>
              </table:table-cell>
              <table:table-cell office:value-type="float" office:value="0.190693">
                <text:p>0.190693</text:p>
              </table:table-cell>
              <table:table-cell office:value-type="float" office:value="0.275679">
                <text:p>0.275679</text:p>
              </table:table-cell>
              <table:table-cell office:value-type="float" office:value="0.345317">
                <text:p>0.345317</text:p>
              </table:table-cell>
              <table:table-cell office:value-type="float" office:value="0.407422">
                <text:p>0.407422</text:p>
              </table:table-cell>
              <table:table-cell office:value-type="float" office:value="0.446092">
                <text:p>0.446092</text:p>
              </table:table-cell>
              <table:table-cell office:value-type="float" office:value="0.481884">
                <text:p>0.481884</text:p>
              </table:table-cell>
              <table:table-cell office:value-type="float" office:value="0.591078">
                <text:p>0.591078</text:p>
              </table:table-cell>
              <table:table-cell office:value-type="float" office:value="0.76726">
                <text:p>0.76726</text:p>
              </table:table-cell>
              <table:table-cell office:value-type="float" office:value="0.19443">
                <text:p>0.194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759572">
                <text:p>-0.759572</text:p>
              </table:table-cell>
              <table:table-cell office:value-type="float" office:value="0.067653">
                <text:p>0.067653</text:p>
              </table:table-cell>
              <table:table-cell office:value-type="float" office:value="0.150066">
                <text:p>0.150066</text:p>
              </table:table-cell>
              <table:table-cell office:value-type="float" office:value="0.235451">
                <text:p>0.235451</text:p>
              </table:table-cell>
              <table:table-cell office:value-type="float" office:value="0.294346">
                <text:p>0.294346</text:p>
              </table:table-cell>
              <table:table-cell office:value-type="float" office:value="0.353509">
                <text:p>0.353509</text:p>
              </table:table-cell>
              <table:table-cell office:value-type="float" office:value="0.410673">
                <text:p>0.410673</text:p>
              </table:table-cell>
              <table:table-cell office:value-type="float" office:value="0.455191">
                <text:p>0.455191</text:p>
              </table:table-cell>
              <table:table-cell office:value-type="float" office:value="0.491235">
                <text:p>0.491235</text:p>
              </table:table-cell>
              <table:table-cell office:value-type="float" office:value="0.627735">
                <text:p>0.627735</text:p>
              </table:table-cell>
              <table:table-cell office:value-type="float" office:value="0.814374">
                <text:p>0.814374</text:p>
              </table:table-cell>
              <table:table-cell office:value-type="float" office:value="0.232629">
                <text:p>0.2326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864042">
                <text:p>-0.864042</text:p>
              </table:table-cell>
              <table:table-cell office:value-type="float" office:value="0.070685">
                <text:p>0.070685</text:p>
              </table:table-cell>
              <table:table-cell office:value-type="float" office:value="0.18509">
                <text:p>0.18509</text:p>
              </table:table-cell>
              <table:table-cell office:value-type="float" office:value="0.255877">
                <text:p>0.255877</text:p>
              </table:table-cell>
              <table:table-cell office:value-type="float" office:value="0.325105">
                <text:p>0.325105</text:p>
              </table:table-cell>
              <table:table-cell office:value-type="float" office:value="0.380767">
                <text:p>0.380767</text:p>
              </table:table-cell>
              <table:table-cell office:value-type="float" office:value="0.433698">
                <text:p>0.433698</text:p>
              </table:table-cell>
              <table:table-cell office:value-type="float" office:value="0.463606">
                <text:p>0.463606</text:p>
              </table:table-cell>
              <table:table-cell office:value-type="float" office:value="0.507913">
                <text:p>0.507913</text:p>
              </table:table-cell>
              <table:table-cell office:value-type="float" office:value="0.682777">
                <text:p>0.682777</text:p>
              </table:table-cell>
              <table:table-cell office:value-type="float" office:value="0.814374">
                <text:p>0.814374</text:p>
              </table:table-cell>
              <table:table-cell office:value-type="float" office:value="0.244148">
                <text:p>0.2441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579156">
                <text:p>-0.579156</text:p>
              </table:table-cell>
              <table:table-cell office:value-type="float" office:value="0.123335">
                <text:p>0.123335</text:p>
              </table:table-cell>
              <table:table-cell office:value-type="float" office:value="0.220435">
                <text:p>0.220435</text:p>
              </table:table-cell>
              <table:table-cell office:value-type="float" office:value="0.293379">
                <text:p>0.293379</text:p>
              </table:table-cell>
              <table:table-cell office:value-type="float" office:value="0.366207">
                <text:p>0.366207</text:p>
              </table:table-cell>
              <table:table-cell office:value-type="float" office:value="0.413473">
                <text:p>0.413473</text:p>
              </table:table-cell>
              <table:table-cell office:value-type="float" office:value="0.444074">
                <text:p>0.444074</text:p>
              </table:table-cell>
              <table:table-cell office:value-type="float" office:value="0.474126">
                <text:p>0.474126</text:p>
              </table:table-cell>
              <table:table-cell office:value-type="float" office:value="0.512085">
                <text:p>0.512085</text:p>
              </table:table-cell>
              <table:table-cell office:value-type="float" office:value="0.682838">
                <text:p>0.682838</text:p>
              </table:table-cell>
              <table:table-cell office:value-type="float" office:value="0.824627">
                <text:p>0.824627</text:p>
              </table:table-cell>
              <table:table-cell office:value-type="float" office:value="0.295079">
                <text:p>0.2950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21432">
                <text:p>-0.21432</text:p>
              </table:table-cell>
              <table:table-cell office:value-type="float" office:value="0.169514">
                <text:p>0.169514</text:p>
              </table:table-cell>
              <table:table-cell office:value-type="float" office:value="0.25696">
                <text:p>0.25696</text:p>
              </table:table-cell>
              <table:table-cell office:value-type="float" office:value="0.328655">
                <text:p>0.328655</text:p>
              </table:table-cell>
              <table:table-cell office:value-type="float" office:value="0.378788">
                <text:p>0.378788</text:p>
              </table:table-cell>
              <table:table-cell office:value-type="float" office:value="0.414872">
                <text:p>0.414872</text:p>
              </table:table-cell>
              <table:table-cell office:value-type="float" office:value="0.451512">
                <text:p>0.451512</text:p>
              </table:table-cell>
              <table:table-cell office:value-type="float" office:value="0.480389">
                <text:p>0.480389</text:p>
              </table:table-cell>
              <table:table-cell office:value-type="float" office:value="0.525704">
                <text:p>0.525704</text:p>
              </table:table-cell>
              <table:table-cell office:value-type="float" office:value="0.677149">
                <text:p>0.677149</text:p>
              </table:table-cell>
              <table:table-cell office:value-type="float" office:value="0.824627">
                <text:p>0.824627</text:p>
              </table:table-cell>
              <table:table-cell office:value-type="float" office:value="0.346922">
                <text:p>0.3469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435335">
                <text:p>-0.435335</text:p>
              </table:table-cell>
              <table:table-cell office:value-type="float" office:value="0.15286">
                <text:p>0.15286</text:p>
              </table:table-cell>
              <table:table-cell office:value-type="float" office:value="0.239605">
                <text:p>0.239605</text:p>
              </table:table-cell>
              <table:table-cell office:value-type="float" office:value="0.302302">
                <text:p>0.302302</text:p>
              </table:table-cell>
              <table:table-cell office:value-type="float" office:value="0.37384">
                <text:p>0.37384</text:p>
              </table:table-cell>
              <table:table-cell office:value-type="float" office:value="0.415495">
                <text:p>0.415495</text:p>
              </table:table-cell>
              <table:table-cell office:value-type="float" office:value="0.44946">
                <text:p>0.44946</text:p>
              </table:table-cell>
              <table:table-cell office:value-type="float" office:value="0.474282">
                <text:p>0.474282</text:p>
              </table:table-cell>
              <table:table-cell office:value-type="float" office:value="0.522534">
                <text:p>0.522534</text:p>
              </table:table-cell>
              <table:table-cell office:value-type="float" office:value="0.66158">
                <text:p>0.66158</text:p>
              </table:table-cell>
              <table:table-cell office:value-type="float" office:value="0.824627">
                <text:p>0.824627</text:p>
              </table:table-cell>
              <table:table-cell office:value-type="float" office:value="0.315662">
                <text:p>0.3156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616307">
                <text:p>-0.616307</text:p>
              </table:table-cell>
              <table:table-cell office:value-type="float" office:value="0.12772">
                <text:p>0.12772</text:p>
              </table:table-cell>
              <table:table-cell office:value-type="float" office:value="0.243048">
                <text:p>0.243048</text:p>
              </table:table-cell>
              <table:table-cell office:value-type="float" office:value="0.318716">
                <text:p>0.318716</text:p>
              </table:table-cell>
              <table:table-cell office:value-type="float" office:value="0.373785">
                <text:p>0.373785</text:p>
              </table:table-cell>
              <table:table-cell office:value-type="float" office:value="0.417966">
                <text:p>0.417966</text:p>
              </table:table-cell>
              <table:table-cell office:value-type="float" office:value="0.447109">
                <text:p>0.447109</text:p>
              </table:table-cell>
              <table:table-cell office:value-type="float" office:value="0.477314">
                <text:p>0.477314</text:p>
              </table:table-cell>
              <table:table-cell office:value-type="float" office:value="0.527523">
                <text:p>0.527523</text:p>
              </table:table-cell>
              <table:table-cell office:value-type="float" office:value="0.672938">
                <text:p>0.672938</text:p>
              </table:table-cell>
              <table:table-cell office:value-type="float" office:value="0.824627">
                <text:p>0.824627</text:p>
              </table:table-cell>
              <table:table-cell office:value-type="float" office:value="0.298981">
                <text:p>0.2989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6395">
                <text:p>-0.6395</text:p>
              </table:table-cell>
              <table:table-cell office:value-type="float" office:value="0.100619">
                <text:p>0.100619</text:p>
              </table:table-cell>
              <table:table-cell office:value-type="float" office:value="0.215174">
                <text:p>0.215174</text:p>
              </table:table-cell>
              <table:table-cell office:value-type="float" office:value="0.31664">
                <text:p>0.31664</text:p>
              </table:table-cell>
              <table:table-cell office:value-type="float" office:value="0.385202">
                <text:p>0.385202</text:p>
              </table:table-cell>
              <table:table-cell office:value-type="float" office:value="0.425814">
                <text:p>0.425814</text:p>
              </table:table-cell>
              <table:table-cell office:value-type="float" office:value="0.455677">
                <text:p>0.455677</text:p>
              </table:table-cell>
              <table:table-cell office:value-type="float" office:value="0.490201">
                <text:p>0.490201</text:p>
              </table:table-cell>
              <table:table-cell office:value-type="float" office:value="0.553942">
                <text:p>0.553942</text:p>
              </table:table-cell>
              <table:table-cell office:value-type="float" office:value="0.713985">
                <text:p>0.713985</text:p>
              </table:table-cell>
              <table:table-cell office:value-type="float" office:value="0.824627">
                <text:p>0.824627</text:p>
              </table:table-cell>
              <table:table-cell office:value-type="float" office:value="0.301775">
                <text:p>0.30177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741778">
                <text:p>-0.741778</text:p>
              </table:table-cell>
              <table:table-cell office:value-type="float" office:value="0.108383">
                <text:p>0.108383</text:p>
              </table:table-cell>
              <table:table-cell office:value-type="float" office:value="0.237208">
                <text:p>0.237208</text:p>
              </table:table-cell>
              <table:table-cell office:value-type="float" office:value="0.3282">
                <text:p>0.3282</text:p>
              </table:table-cell>
              <table:table-cell office:value-type="float" office:value="0.386411">
                <text:p>0.386411</text:p>
              </table:table-cell>
              <table:table-cell office:value-type="float" office:value="0.435046">
                <text:p>0.435046</text:p>
              </table:table-cell>
              <table:table-cell office:value-type="float" office:value="0.467355">
                <text:p>0.467355</text:p>
              </table:table-cell>
              <table:table-cell office:value-type="float" office:value="0.506602">
                <text:p>0.506602</text:p>
              </table:table-cell>
              <table:table-cell office:value-type="float" office:value="0.561728">
                <text:p>0.561728</text:p>
              </table:table-cell>
              <table:table-cell office:value-type="float" office:value="0.740274">
                <text:p>0.740274</text:p>
              </table:table-cell>
              <table:table-cell office:value-type="float" office:value="0.846356">
                <text:p>0.846356</text:p>
              </table:table-cell>
              <table:table-cell office:value-type="float" office:value="0.302943">
                <text:p>0.3029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450518">
                <text:p>-0.450518</text:p>
              </table:table-cell>
              <table:table-cell office:value-type="float" office:value="0.144387">
                <text:p>0.144387</text:p>
              </table:table-cell>
              <table:table-cell office:value-type="float" office:value="0.263101">
                <text:p>0.263101</text:p>
              </table:table-cell>
              <table:table-cell office:value-type="float" office:value="0.346996">
                <text:p>0.346996</text:p>
              </table:table-cell>
              <table:table-cell office:value-type="float" office:value="0.401627">
                <text:p>0.401627</text:p>
              </table:table-cell>
              <table:table-cell office:value-type="float" office:value="0.4399">
                <text:p>0.4399</text:p>
              </table:table-cell>
              <table:table-cell office:value-type="float" office:value="0.473354">
                <text:p>0.473354</text:p>
              </table:table-cell>
              <table:table-cell office:value-type="float" office:value="0.517992">
                <text:p>0.517992</text:p>
              </table:table-cell>
              <table:table-cell office:value-type="float" office:value="0.577057">
                <text:p>0.577057</text:p>
              </table:table-cell>
              <table:table-cell office:value-type="float" office:value="0.762785">
                <text:p>0.762785</text:p>
              </table:table-cell>
              <table:table-cell office:value-type="float" office:value="0.846356">
                <text:p>0.846356</text:p>
              </table:table-cell>
              <table:table-cell office:value-type="float" office:value="0.347668">
                <text:p>0.3476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501648">
                <text:p>-0.501648</text:p>
              </table:table-cell>
              <table:table-cell office:value-type="float" office:value="0.143926">
                <text:p>0.143926</text:p>
              </table:table-cell>
              <table:table-cell office:value-type="float" office:value="0.264755">
                <text:p>0.264755</text:p>
              </table:table-cell>
              <table:table-cell office:value-type="float" office:value="0.334843">
                <text:p>0.334843</text:p>
              </table:table-cell>
              <table:table-cell office:value-type="float" office:value="0.38413">
                <text:p>0.38413</text:p>
              </table:table-cell>
              <table:table-cell office:value-type="float" office:value="0.426068">
                <text:p>0.426068</text:p>
              </table:table-cell>
              <table:table-cell office:value-type="float" office:value="0.462441">
                <text:p>0.462441</text:p>
              </table:table-cell>
              <table:table-cell office:value-type="float" office:value="0.523789">
                <text:p>0.523789</text:p>
              </table:table-cell>
              <table:table-cell office:value-type="float" office:value="0.584498">
                <text:p>0.584498</text:p>
              </table:table-cell>
              <table:table-cell office:value-type="float" office:value="0.753654">
                <text:p>0.753654</text:p>
              </table:table-cell>
              <table:table-cell office:value-type="float" office:value="0.846356">
                <text:p>0.846356</text:p>
              </table:table-cell>
              <table:table-cell office:value-type="float" office:value="0.337646">
                <text:p>0.33764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376594">
                <text:p>-0.376594</text:p>
              </table:table-cell>
              <table:table-cell office:value-type="float" office:value="0.183051">
                <text:p>0.183051</text:p>
              </table:table-cell>
              <table:table-cell office:value-type="float" office:value="0.276881">
                <text:p>0.276881</text:p>
              </table:table-cell>
              <table:table-cell office:value-type="float" office:value="0.341844">
                <text:p>0.341844</text:p>
              </table:table-cell>
              <table:table-cell office:value-type="float" office:value="0.38832">
                <text:p>0.38832</text:p>
              </table:table-cell>
              <table:table-cell office:value-type="float" office:value="0.43204">
                <text:p>0.43204</text:p>
              </table:table-cell>
              <table:table-cell office:value-type="float" office:value="0.473136">
                <text:p>0.473136</text:p>
              </table:table-cell>
              <table:table-cell office:value-type="float" office:value="0.524118">
                <text:p>0.524118</text:p>
              </table:table-cell>
              <table:table-cell office:value-type="float" office:value="0.602658">
                <text:p>0.602658</text:p>
              </table:table-cell>
              <table:table-cell office:value-type="float" office:value="0.773405">
                <text:p>0.773405</text:p>
              </table:table-cell>
              <table:table-cell office:value-type="float" office:value="0.855904">
                <text:p>0.855904</text:p>
              </table:table-cell>
              <table:table-cell office:value-type="float" office:value="0.361886">
                <text:p>0.36188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368457">
                <text:p>-0.368457</text:p>
              </table:table-cell>
              <table:table-cell office:value-type="float" office:value="0.174143">
                <text:p>0.174143</text:p>
              </table:table-cell>
              <table:table-cell office:value-type="float" office:value="0.303318">
                <text:p>0.303318</text:p>
              </table:table-cell>
              <table:table-cell office:value-type="float" office:value="0.368082">
                <text:p>0.368082</text:p>
              </table:table-cell>
              <table:table-cell office:value-type="float" office:value="0.414544">
                <text:p>0.414544</text:p>
              </table:table-cell>
              <table:table-cell office:value-type="float" office:value="0.459994">
                <text:p>0.459994</text:p>
              </table:table-cell>
              <table:table-cell office:value-type="float" office:value="0.506367">
                <text:p>0.506367</text:p>
              </table:table-cell>
              <table:table-cell office:value-type="float" office:value="0.555671">
                <text:p>0.555671</text:p>
              </table:table-cell>
              <table:table-cell office:value-type="float" office:value="0.660256">
                <text:p>0.660256</text:p>
              </table:table-cell>
              <table:table-cell office:value-type="float" office:value="0.809534">
                <text:p>0.809534</text:p>
              </table:table-cell>
              <table:table-cell office:value-type="float" office:value="0.855904">
                <text:p>0.855904</text:p>
              </table:table-cell>
              <table:table-cell office:value-type="float" office:value="0.388345">
                <text:p>0.38834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637928">
                <text:p>-0.637928</text:p>
              </table:table-cell>
              <table:table-cell office:value-type="float" office:value="0.175156">
                <text:p>0.175156</text:p>
              </table:table-cell>
              <table:table-cell office:value-type="float" office:value="0.292112">
                <text:p>0.292112</text:p>
              </table:table-cell>
              <table:table-cell office:value-type="float" office:value="0.367401">
                <text:p>0.367401</text:p>
              </table:table-cell>
              <table:table-cell office:value-type="float" office:value="0.412769">
                <text:p>0.412769</text:p>
              </table:table-cell>
              <table:table-cell office:value-type="float" office:value="0.455304">
                <text:p>0.455304</text:p>
              </table:table-cell>
              <table:table-cell office:value-type="float" office:value="0.506281">
                <text:p>0.506281</text:p>
              </table:table-cell>
              <table:table-cell office:value-type="float" office:value="0.582651">
                <text:p>0.582651</text:p>
              </table:table-cell>
              <table:table-cell office:value-type="float" office:value="0.695024">
                <text:p>0.695024</text:p>
              </table:table-cell>
              <table:table-cell office:value-type="float" office:value="0.829375">
                <text:p>0.829375</text:p>
              </table:table-cell>
              <table:table-cell office:value-type="float" office:value="0.891176">
                <text:p>0.891176</text:p>
              </table:table-cell>
              <table:table-cell office:value-type="float" office:value="0.367815">
                <text:p>0.3678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634083">
                <text:p>-0.634083</text:p>
              </table:table-cell>
              <table:table-cell office:value-type="float" office:value="0.173297">
                <text:p>0.173297</text:p>
              </table:table-cell>
              <table:table-cell office:value-type="float" office:value="0.275901">
                <text:p>0.275901</text:p>
              </table:table-cell>
              <table:table-cell office:value-type="float" office:value="0.363601">
                <text:p>0.363601</text:p>
              </table:table-cell>
              <table:table-cell office:value-type="float" office:value="0.406414">
                <text:p>0.406414</text:p>
              </table:table-cell>
              <table:table-cell office:value-type="float" office:value="0.459007">
                <text:p>0.459007</text:p>
              </table:table-cell>
              <table:table-cell office:value-type="float" office:value="0.496301">
                <text:p>0.496301</text:p>
              </table:table-cell>
              <table:table-cell office:value-type="float" office:value="0.545028">
                <text:p>0.545028</text:p>
              </table:table-cell>
              <table:table-cell office:value-type="float" office:value="0.647396">
                <text:p>0.647396</text:p>
              </table:table-cell>
              <table:table-cell office:value-type="float" office:value="0.82131">
                <text:p>0.82131</text:p>
              </table:table-cell>
              <table:table-cell office:value-type="float" office:value="0.891176">
                <text:p>0.891176</text:p>
              </table:table-cell>
              <table:table-cell office:value-type="float" office:value="0.355417">
                <text:p>0.3554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792026">
                <text:p>-0.792026</text:p>
              </table:table-cell>
              <table:table-cell office:value-type="float" office:value="0.121036">
                <text:p>0.121036</text:p>
              </table:table-cell>
              <table:table-cell office:value-type="float" office:value="0.234968">
                <text:p>0.234968</text:p>
              </table:table-cell>
              <table:table-cell office:value-type="float" office:value="0.331814">
                <text:p>0.331814</text:p>
              </table:table-cell>
              <table:table-cell office:value-type="float" office:value="0.395078">
                <text:p>0.395078</text:p>
              </table:table-cell>
              <table:table-cell office:value-type="float" office:value="0.440758">
                <text:p>0.440758</text:p>
              </table:table-cell>
              <table:table-cell office:value-type="float" office:value="0.494741">
                <text:p>0.494741</text:p>
              </table:table-cell>
              <table:table-cell office:value-type="float" office:value="0.52614">
                <text:p>0.52614</text:p>
              </table:table-cell>
              <table:table-cell office:value-type="float" office:value="0.622939">
                <text:p>0.622939</text:p>
              </table:table-cell>
              <table:table-cell office:value-type="float" office:value="0.82245">
                <text:p>0.82245</text:p>
              </table:table-cell>
              <table:table-cell office:value-type="float" office:value="0.891176">
                <text:p>0.891176</text:p>
              </table:table-cell>
              <table:table-cell office:value-type="float" office:value="0.31979">
                <text:p>0.319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425121">
                <text:p>-0.425121</text:p>
              </table:table-cell>
              <table:table-cell office:value-type="float" office:value="0.142706">
                <text:p>0.142706</text:p>
              </table:table-cell>
              <table:table-cell office:value-type="float" office:value="0.240806">
                <text:p>0.240806</text:p>
              </table:table-cell>
              <table:table-cell office:value-type="float" office:value="0.346177">
                <text:p>0.346177</text:p>
              </table:table-cell>
              <table:table-cell office:value-type="float" office:value="0.407436">
                <text:p>0.407436</text:p>
              </table:table-cell>
              <table:table-cell office:value-type="float" office:value="0.453405">
                <text:p>0.453405</text:p>
              </table:table-cell>
              <table:table-cell office:value-type="float" office:value="0.504135">
                <text:p>0.504135</text:p>
              </table:table-cell>
              <table:table-cell office:value-type="float" office:value="0.547295">
                <text:p>0.547295</text:p>
              </table:table-cell>
              <table:table-cell office:value-type="float" office:value="0.653486">
                <text:p>0.653486</text:p>
              </table:table-cell>
              <table:table-cell office:value-type="float" office:value="0.814868">
                <text:p>0.814868</text:p>
              </table:table-cell>
              <table:table-cell office:value-type="float" office:value="0.891176">
                <text:p>0.891176</text:p>
              </table:table-cell>
              <table:table-cell office:value-type="float" office:value="0.368519">
                <text:p>0.36851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524523">
                <text:p>-0.524523</text:p>
              </table:table-cell>
              <table:table-cell office:value-type="float" office:value="0.162766">
                <text:p>0.162766</text:p>
              </table:table-cell>
              <table:table-cell office:value-type="float" office:value="0.277869">
                <text:p>0.277869</text:p>
              </table:table-cell>
              <table:table-cell office:value-type="float" office:value="0.356558">
                <text:p>0.356558</text:p>
              </table:table-cell>
              <table:table-cell office:value-type="float" office:value="0.405495">
                <text:p>0.405495</text:p>
              </table:table-cell>
              <table:table-cell office:value-type="float" office:value="0.464024">
                <text:p>0.464024</text:p>
              </table:table-cell>
              <table:table-cell office:value-type="float" office:value="0.516959">
                <text:p>0.516959</text:p>
              </table:table-cell>
              <table:table-cell office:value-type="float" office:value="0.576204">
                <text:p>0.576204</text:p>
              </table:table-cell>
              <table:table-cell office:value-type="float" office:value="0.680924">
                <text:p>0.680924</text:p>
              </table:table-cell>
              <table:table-cell office:value-type="float" office:value="0.818637">
                <text:p>0.818637</text:p>
              </table:table-cell>
              <table:table-cell office:value-type="float" office:value="0.891176">
                <text:p>0.891176</text:p>
              </table:table-cell>
              <table:table-cell office:value-type="float" office:value="0.373491">
                <text:p>0.3734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">
                <text:p>-1</text:p>
              </table:table-cell>
              <table:table-cell office:value-type="float" office:value="0.113908">
                <text:p>0.113908</text:p>
              </table:table-cell>
              <table:table-cell office:value-type="float" office:value="0.272575">
                <text:p>0.272575</text:p>
              </table:table-cell>
              <table:table-cell office:value-type="float" office:value="0.349459">
                <text:p>0.349459</text:p>
              </table:table-cell>
              <table:table-cell office:value-type="float" office:value="0.389492">
                <text:p>0.389492</text:p>
              </table:table-cell>
              <table:table-cell office:value-type="float" office:value="0.434787">
                <text:p>0.434787</text:p>
              </table:table-cell>
              <table:table-cell office:value-type="float" office:value="0.497163">
                <text:p>0.497163</text:p>
              </table:table-cell>
              <table:table-cell office:value-type="float" office:value="0.556297">
                <text:p>0.556297</text:p>
              </table:table-cell>
              <table:table-cell office:value-type="float" office:value="0.665761">
                <text:p>0.665761</text:p>
              </table:table-cell>
              <table:table-cell office:value-type="float" office:value="0.815187">
                <text:p>0.815187</text:p>
              </table:table-cell>
              <table:table-cell office:value-type="float" office:value="0.891176">
                <text:p>0.891176</text:p>
              </table:table-cell>
              <table:table-cell office:value-type="float" office:value="0.309463">
                <text:p>0.30946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409013">
                <text:p>-0.409013</text:p>
              </table:table-cell>
              <table:table-cell office:value-type="float" office:value="0.16228">
                <text:p>0.16228</text:p>
              </table:table-cell>
              <table:table-cell office:value-type="float" office:value="0.273914">
                <text:p>0.273914</text:p>
              </table:table-cell>
              <table:table-cell office:value-type="float" office:value="0.346987">
                <text:p>0.346987</text:p>
              </table:table-cell>
              <table:table-cell office:value-type="float" office:value="0.396179">
                <text:p>0.396179</text:p>
              </table:table-cell>
              <table:table-cell office:value-type="float" office:value="0.46273">
                <text:p>0.46273</text:p>
              </table:table-cell>
              <table:table-cell office:value-type="float" office:value="0.506263">
                <text:p>0.506263</text:p>
              </table:table-cell>
              <table:table-cell office:value-type="float" office:value="0.571695">
                <text:p>0.571695</text:p>
              </table:table-cell>
              <table:table-cell office:value-type="float" office:value="0.697431">
                <text:p>0.697431</text:p>
              </table:table-cell>
              <table:table-cell office:value-type="float" office:value="0.820202">
                <text:p>0.820202</text:p>
              </table:table-cell>
              <table:table-cell office:value-type="float" office:value="0.891176">
                <text:p>0.891176</text:p>
              </table:table-cell>
              <table:table-cell office:value-type="float" office:value="0.382867">
                <text:p>0.38286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843615">
                <text:p>-0.843615</text:p>
              </table:table-cell>
              <table:table-cell office:value-type="float" office:value="0.113274">
                <text:p>0.113274</text:p>
              </table:table-cell>
              <table:table-cell office:value-type="float" office:value="0.238632">
                <text:p>0.238632</text:p>
              </table:table-cell>
              <table:table-cell office:value-type="float" office:value="0.337624">
                <text:p>0.337624</text:p>
              </table:table-cell>
              <table:table-cell office:value-type="float" office:value="0.402977">
                <text:p>0.402977</text:p>
              </table:table-cell>
              <table:table-cell office:value-type="float" office:value="0.472873">
                <text:p>0.472873</text:p>
              </table:table-cell>
              <table:table-cell office:value-type="float" office:value="0.519149">
                <text:p>0.519149</text:p>
              </table:table-cell>
              <table:table-cell office:value-type="float" office:value="0.594811">
                <text:p>0.594811</text:p>
              </table:table-cell>
              <table:table-cell office:value-type="float" office:value="0.710371">
                <text:p>0.710371</text:p>
              </table:table-cell>
              <table:table-cell office:value-type="float" office:value="0.829583">
                <text:p>0.829583</text:p>
              </table:table-cell>
              <table:table-cell office:value-type="float" office:value="0.891203">
                <text:p>0.891203</text:p>
              </table:table-cell>
              <table:table-cell office:value-type="float" office:value="0.337568">
                <text:p>0.33756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525499">
                <text:p>-0.525499</text:p>
              </table:table-cell>
              <table:table-cell office:value-type="float" office:value="0.144818">
                <text:p>0.144818</text:p>
              </table:table-cell>
              <table:table-cell office:value-type="float" office:value="0.242634">
                <text:p>0.242634</text:p>
              </table:table-cell>
              <table:table-cell office:value-type="float" office:value="0.334013">
                <text:p>0.334013</text:p>
              </table:table-cell>
              <table:table-cell office:value-type="float" office:value="0.390722">
                <text:p>0.390722</text:p>
              </table:table-cell>
              <table:table-cell office:value-type="float" office:value="0.453255">
                <text:p>0.453255</text:p>
              </table:table-cell>
              <table:table-cell office:value-type="float" office:value="0.506099">
                <text:p>0.506099</text:p>
              </table:table-cell>
              <table:table-cell office:value-type="float" office:value="0.545975">
                <text:p>0.545975</text:p>
              </table:table-cell>
              <table:table-cell office:value-type="float" office:value="0.654374">
                <text:p>0.654374</text:p>
              </table:table-cell>
              <table:table-cell office:value-type="float" office:value="0.816389">
                <text:p>0.816389</text:p>
              </table:table-cell>
              <table:table-cell office:value-type="float" office:value="0.891203">
                <text:p>0.891203</text:p>
              </table:table-cell>
              <table:table-cell office:value-type="float" office:value="0.356278">
                <text:p>0.3562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680174">
                <text:p>-0.680174</text:p>
              </table:table-cell>
              <table:table-cell office:value-type="float" office:value="0.149734">
                <text:p>0.149734</text:p>
              </table:table-cell>
              <table:table-cell office:value-type="float" office:value="0.254569">
                <text:p>0.254569</text:p>
              </table:table-cell>
              <table:table-cell office:value-type="float" office:value="0.338653">
                <text:p>0.338653</text:p>
              </table:table-cell>
              <table:table-cell office:value-type="float" office:value="0.398612">
                <text:p>0.398612</text:p>
              </table:table-cell>
              <table:table-cell office:value-type="float" office:value="0.458872">
                <text:p>0.458872</text:p>
              </table:table-cell>
              <table:table-cell office:value-type="float" office:value="0.4994">
                <text:p>0.4994</text:p>
              </table:table-cell>
              <table:table-cell office:value-type="float" office:value="0.536141">
                <text:p>0.536141</text:p>
              </table:table-cell>
              <table:table-cell office:value-type="float" office:value="0.616558">
                <text:p>0.616558</text:p>
              </table:table-cell>
              <table:table-cell office:value-type="float" office:value="0.788858">
                <text:p>0.788858</text:p>
              </table:table-cell>
              <table:table-cell office:value-type="float" office:value="0.891203">
                <text:p>0.891203</text:p>
              </table:table-cell>
              <table:table-cell office:value-type="float" office:value="0.336122">
                <text:p>0.3361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845384">
                <text:p>-0.845384</text:p>
              </table:table-cell>
              <table:table-cell office:value-type="float" office:value="0.143651">
                <text:p>0.143651</text:p>
              </table:table-cell>
              <table:table-cell office:value-type="float" office:value="0.257108">
                <text:p>0.257108</text:p>
              </table:table-cell>
              <table:table-cell office:value-type="float" office:value="0.339325">
                <text:p>0.339325</text:p>
              </table:table-cell>
              <table:table-cell office:value-type="float" office:value="0.416028">
                <text:p>0.416028</text:p>
              </table:table-cell>
              <table:table-cell office:value-type="float" office:value="0.464137">
                <text:p>0.464137</text:p>
              </table:table-cell>
              <table:table-cell office:value-type="float" office:value="0.501346">
                <text:p>0.501346</text:p>
              </table:table-cell>
              <table:table-cell office:value-type="float" office:value="0.547666">
                <text:p>0.547666</text:p>
              </table:table-cell>
              <table:table-cell office:value-type="float" office:value="0.624993">
                <text:p>0.624993</text:p>
              </table:table-cell>
              <table:table-cell office:value-type="float" office:value="0.776313">
                <text:p>0.776313</text:p>
              </table:table-cell>
              <table:table-cell office:value-type="float" office:value="0.891203">
                <text:p>0.891203</text:p>
              </table:table-cell>
              <table:table-cell office:value-type="float" office:value="0.322518">
                <text:p>0.32251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902221">
                <text:p>-0.902221</text:p>
              </table:table-cell>
              <table:table-cell office:value-type="float" office:value="0.087809">
                <text:p>0.087809</text:p>
              </table:table-cell>
              <table:table-cell office:value-type="float" office:value="0.188979">
                <text:p>0.188979</text:p>
              </table:table-cell>
              <table:table-cell office:value-type="float" office:value="0.279788">
                <text:p>0.279788</text:p>
              </table:table-cell>
              <table:table-cell office:value-type="float" office:value="0.359415">
                <text:p>0.359415</text:p>
              </table:table-cell>
              <table:table-cell office:value-type="float" office:value="0.418791">
                <text:p>0.418791</text:p>
              </table:table-cell>
              <table:table-cell office:value-type="float" office:value="0.484443">
                <text:p>0.484443</text:p>
              </table:table-cell>
              <table:table-cell office:value-type="float" office:value="0.526136">
                <text:p>0.526136</text:p>
              </table:table-cell>
              <table:table-cell office:value-type="float" office:value="0.60462">
                <text:p>0.60462</text:p>
              </table:table-cell>
              <table:table-cell office:value-type="float" office:value="0.775577">
                <text:p>0.775577</text:p>
              </table:table-cell>
              <table:table-cell office:value-type="float" office:value="0.891203">
                <text:p>0.891203</text:p>
              </table:table-cell>
              <table:table-cell office:value-type="float" office:value="0.282334">
                <text:p>0.28233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842767">
                <text:p>-0.842767</text:p>
              </table:table-cell>
              <table:table-cell office:value-type="float" office:value="0.104836">
                <text:p>0.104836</text:p>
              </table:table-cell>
              <table:table-cell office:value-type="float" office:value="0.218505">
                <text:p>0.218505</text:p>
              </table:table-cell>
              <table:table-cell office:value-type="float" office:value="0.313532">
                <text:p>0.313532</text:p>
              </table:table-cell>
              <table:table-cell office:value-type="float" office:value="0.383866">
                <text:p>0.383866</text:p>
              </table:table-cell>
              <table:table-cell office:value-type="float" office:value="0.452127">
                <text:p>0.452127</text:p>
              </table:table-cell>
              <table:table-cell office:value-type="float" office:value="0.504274">
                <text:p>0.504274</text:p>
              </table:table-cell>
              <table:table-cell office:value-type="float" office:value="0.531621">
                <text:p>0.531621</text:p>
              </table:table-cell>
              <table:table-cell office:value-type="float" office:value="0.609434">
                <text:p>0.609434</text:p>
              </table:table-cell>
              <table:table-cell office:value-type="float" office:value="0.781003">
                <text:p>0.781003</text:p>
              </table:table-cell>
              <table:table-cell office:value-type="float" office:value="0.891203">
                <text:p>0.891203</text:p>
              </table:table-cell>
              <table:table-cell office:value-type="float" office:value="0.305643">
                <text:p>0.305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946588">
                <text:p>-0.946588</text:p>
              </table:table-cell>
              <table:table-cell office:value-type="float" office:value="0.151633">
                <text:p>0.151633</text:p>
              </table:table-cell>
              <table:table-cell office:value-type="float" office:value="0.261345">
                <text:p>0.261345</text:p>
              </table:table-cell>
              <table:table-cell office:value-type="float" office:value="0.340222">
                <text:p>0.340222</text:p>
              </table:table-cell>
              <table:table-cell office:value-type="float" office:value="0.400199">
                <text:p>0.400199</text:p>
              </table:table-cell>
              <table:table-cell office:value-type="float" office:value="0.457302">
                <text:p>0.457302</text:p>
              </table:table-cell>
              <table:table-cell office:value-type="float" office:value="0.501906">
                <text:p>0.501906</text:p>
              </table:table-cell>
              <table:table-cell office:value-type="float" office:value="0.536636">
                <text:p>0.536636</text:p>
              </table:table-cell>
              <table:table-cell office:value-type="float" office:value="0.611896">
                <text:p>0.611896</text:p>
              </table:table-cell>
              <table:table-cell office:value-type="float" office:value="0.780131">
                <text:p>0.780131</text:p>
              </table:table-cell>
              <table:table-cell office:value-type="float" office:value="0.891203">
                <text:p>0.891203</text:p>
              </table:table-cell>
              <table:table-cell office:value-type="float" office:value="0.309468">
                <text:p>0.30946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853239">
                <text:p>-0.853239</text:p>
              </table:table-cell>
              <table:table-cell office:value-type="float" office:value="0.100517">
                <text:p>0.100517</text:p>
              </table:table-cell>
              <table:table-cell office:value-type="float" office:value="0.207727">
                <text:p>0.207727</text:p>
              </table:table-cell>
              <table:table-cell office:value-type="float" office:value="0.299441">
                <text:p>0.299441</text:p>
              </table:table-cell>
              <table:table-cell office:value-type="float" office:value="0.369199">
                <text:p>0.369199</text:p>
              </table:table-cell>
              <table:table-cell office:value-type="float" office:value="0.432458">
                <text:p>0.432458</text:p>
              </table:table-cell>
              <table:table-cell office:value-type="float" office:value="0.484085">
                <text:p>0.484085</text:p>
              </table:table-cell>
              <table:table-cell office:value-type="float" office:value="0.516106">
                <text:p>0.516106</text:p>
              </table:table-cell>
              <table:table-cell office:value-type="float" office:value="0.582564">
                <text:p>0.582564</text:p>
              </table:table-cell>
              <table:table-cell office:value-type="float" office:value="0.756349">
                <text:p>0.756349</text:p>
              </table:table-cell>
              <table:table-cell office:value-type="float" office:value="0.891203">
                <text:p>0.891203</text:p>
              </table:table-cell>
              <table:table-cell office:value-type="float" office:value="0.289521">
                <text:p>0.28952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796312">
                <text:p>-0.796312</text:p>
              </table:table-cell>
              <table:table-cell office:value-type="float" office:value="0.137904">
                <text:p>0.137904</text:p>
              </table:table-cell>
              <table:table-cell office:value-type="float" office:value="0.252132">
                <text:p>0.252132</text:p>
              </table:table-cell>
              <table:table-cell office:value-type="float" office:value="0.332615">
                <text:p>0.332615</text:p>
              </table:table-cell>
              <table:table-cell office:value-type="float" office:value="0.402936">
                <text:p>0.402936</text:p>
              </table:table-cell>
              <table:table-cell office:value-type="float" office:value="0.46095">
                <text:p>0.46095</text:p>
              </table:table-cell>
              <table:table-cell office:value-type="float" office:value="0.494395">
                <text:p>0.494395</text:p>
              </table:table-cell>
              <table:table-cell office:value-type="float" office:value="0.529648">
                <text:p>0.529648</text:p>
              </table:table-cell>
              <table:table-cell office:value-type="float" office:value="0.602277">
                <text:p>0.602277</text:p>
              </table:table-cell>
              <table:table-cell office:value-type="float" office:value="0.7469">
                <text:p>0.7469</text:p>
              </table:table-cell>
              <table:table-cell office:value-type="float" office:value="0.891203">
                <text:p>0.891203</text:p>
              </table:table-cell>
              <table:table-cell office:value-type="float" office:value="0.316345">
                <text:p>0.31634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742804">
                <text:p>-0.742804</text:p>
              </table:table-cell>
              <table:table-cell office:value-type="float" office:value="0.150122">
                <text:p>0.150122</text:p>
              </table:table-cell>
              <table:table-cell office:value-type="float" office:value="0.257541">
                <text:p>0.257541</text:p>
              </table:table-cell>
              <table:table-cell office:value-type="float" office:value="0.340357">
                <text:p>0.340357</text:p>
              </table:table-cell>
              <table:table-cell office:value-type="float" office:value="0.385637">
                <text:p>0.385637</text:p>
              </table:table-cell>
              <table:table-cell office:value-type="float" office:value="0.45809">
                <text:p>0.45809</text:p>
              </table:table-cell>
              <table:table-cell office:value-type="float" office:value="0.49844">
                <text:p>0.49844</text:p>
              </table:table-cell>
              <table:table-cell office:value-type="float" office:value="0.546581">
                <text:p>0.546581</text:p>
              </table:table-cell>
              <table:table-cell office:value-type="float" office:value="0.61502">
                <text:p>0.61502</text:p>
              </table:table-cell>
              <table:table-cell office:value-type="float" office:value="0.766831">
                <text:p>0.766831</text:p>
              </table:table-cell>
              <table:table-cell office:value-type="float" office:value="0.891203">
                <text:p>0.891203</text:p>
              </table:table-cell>
              <table:table-cell office:value-type="float" office:value="0.327582">
                <text:p>0.32758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796315">
                <text:p>-0.796315</text:p>
              </table:table-cell>
              <table:table-cell office:value-type="float" office:value="0.113978">
                <text:p>0.113978</text:p>
              </table:table-cell>
              <table:table-cell office:value-type="float" office:value="0.222188">
                <text:p>0.222188</text:p>
              </table:table-cell>
              <table:table-cell office:value-type="float" office:value="0.333471">
                <text:p>0.333471</text:p>
              </table:table-cell>
              <table:table-cell office:value-type="float" office:value="0.405684">
                <text:p>0.405684</text:p>
              </table:table-cell>
              <table:table-cell office:value-type="float" office:value="0.480522">
                <text:p>0.480522</text:p>
              </table:table-cell>
              <table:table-cell office:value-type="float" office:value="0.526055">
                <text:p>0.526055</text:p>
              </table:table-cell>
              <table:table-cell office:value-type="float" office:value="0.567946">
                <text:p>0.567946</text:p>
              </table:table-cell>
              <table:table-cell office:value-type="float" office:value="0.616923">
                <text:p>0.616923</text:p>
              </table:table-cell>
              <table:table-cell office:value-type="float" office:value="0.786916">
                <text:p>0.786916</text:p>
              </table:table-cell>
              <table:table-cell office:value-type="float" office:value="0.891203">
                <text:p>0.891203</text:p>
              </table:table-cell>
              <table:table-cell office:value-type="float" office:value="0.325737">
                <text:p>0.32573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950444">
                <text:p>-0.950444</text:p>
              </table:table-cell>
              <table:table-cell office:value-type="float" office:value="0.075136">
                <text:p>0.075136</text:p>
              </table:table-cell>
              <table:table-cell office:value-type="float" office:value="0.206528">
                <text:p>0.206528</text:p>
              </table:table-cell>
              <table:table-cell office:value-type="float" office:value="0.322403">
                <text:p>0.322403</text:p>
              </table:table-cell>
              <table:table-cell office:value-type="float" office:value="0.394403">
                <text:p>0.394403</text:p>
              </table:table-cell>
              <table:table-cell office:value-type="float" office:value="0.460184">
                <text:p>0.460184</text:p>
              </table:table-cell>
              <table:table-cell office:value-type="float" office:value="0.511333">
                <text:p>0.511333</text:p>
              </table:table-cell>
              <table:table-cell office:value-type="float" office:value="0.559532">
                <text:p>0.559532</text:p>
              </table:table-cell>
              <table:table-cell office:value-type="float" office:value="0.621925">
                <text:p>0.621925</text:p>
              </table:table-cell>
              <table:table-cell office:value-type="float" office:value="0.785868">
                <text:p>0.785868</text:p>
              </table:table-cell>
              <table:table-cell office:value-type="float" office:value="0.891203">
                <text:p>0.891203</text:p>
              </table:table-cell>
              <table:table-cell office:value-type="float" office:value="0.298687">
                <text:p>0.29868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646788">
                <text:p>-0.646788</text:p>
              </table:table-cell>
              <table:table-cell office:value-type="float" office:value="0.121055">
                <text:p>0.121055</text:p>
              </table:table-cell>
              <table:table-cell office:value-type="float" office:value="0.275291">
                <text:p>0.275291</text:p>
              </table:table-cell>
              <table:table-cell office:value-type="float" office:value="0.371407">
                <text:p>0.371407</text:p>
              </table:table-cell>
              <table:table-cell office:value-type="float" office:value="0.435737">
                <text:p>0.435737</text:p>
              </table:table-cell>
              <table:table-cell office:value-type="float" office:value="0.491485">
                <text:p>0.491485</text:p>
              </table:table-cell>
              <table:table-cell office:value-type="float" office:value="0.521907">
                <text:p>0.521907</text:p>
              </table:table-cell>
              <table:table-cell office:value-type="float" office:value="0.567946">
                <text:p>0.567946</text:p>
              </table:table-cell>
              <table:table-cell office:value-type="float" office:value="0.644803">
                <text:p>0.644803</text:p>
              </table:table-cell>
              <table:table-cell office:value-type="float" office:value="0.800983">
                <text:p>0.800983</text:p>
              </table:table-cell>
              <table:table-cell office:value-type="float" office:value="0.891203">
                <text:p>0.891203</text:p>
              </table:table-cell>
              <table:table-cell office:value-type="float" office:value="0.358383">
                <text:p>0.35838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751987">
                <text:p>-0.751987</text:p>
              </table:table-cell>
              <table:table-cell office:value-type="float" office:value="0.112588">
                <text:p>0.112588</text:p>
              </table:table-cell>
              <table:table-cell office:value-type="float" office:value="0.218805">
                <text:p>0.218805</text:p>
              </table:table-cell>
              <table:table-cell office:value-type="float" office:value="0.320621">
                <text:p>0.320621</text:p>
              </table:table-cell>
              <table:table-cell office:value-type="float" office:value="0.402868">
                <text:p>0.402868</text:p>
              </table:table-cell>
              <table:table-cell office:value-type="float" office:value="0.456547">
                <text:p>0.456547</text:p>
              </table:table-cell>
              <table:table-cell office:value-type="float" office:value="0.492335">
                <text:p>0.492335</text:p>
              </table:table-cell>
              <table:table-cell office:value-type="float" office:value="0.533632">
                <text:p>0.533632</text:p>
              </table:table-cell>
              <table:table-cell office:value-type="float" office:value="0.619708">
                <text:p>0.619708</text:p>
              </table:table-cell>
              <table:table-cell office:value-type="float" office:value="0.782671">
                <text:p>0.782671</text:p>
              </table:table-cell>
              <table:table-cell office:value-type="float" office:value="0.891176">
                <text:p>0.891176</text:p>
              </table:table-cell>
              <table:table-cell office:value-type="float" office:value="0.318779">
                <text:p>0.31877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747334">
                <text:p>-0.747334</text:p>
              </table:table-cell>
              <table:table-cell office:value-type="float" office:value="0.143551">
                <text:p>0.143551</text:p>
              </table:table-cell>
              <table:table-cell office:value-type="float" office:value="0.261865">
                <text:p>0.261865</text:p>
              </table:table-cell>
              <table:table-cell office:value-type="float" office:value="0.335704">
                <text:p>0.335704</text:p>
              </table:table-cell>
              <table:table-cell office:value-type="float" office:value="0.423828">
                <text:p>0.423828</text:p>
              </table:table-cell>
              <table:table-cell office:value-type="float" office:value="0.46874">
                <text:p>0.46874</text:p>
              </table:table-cell>
              <table:table-cell office:value-type="float" office:value="0.508403">
                <text:p>0.508403</text:p>
              </table:table-cell>
              <table:table-cell office:value-type="float" office:value="0.5427">
                <text:p>0.5427</text:p>
              </table:table-cell>
              <table:table-cell office:value-type="float" office:value="0.619372">
                <text:p>0.619372</text:p>
              </table:table-cell>
              <table:table-cell office:value-type="float" office:value="0.784752">
                <text:p>0.784752</text:p>
              </table:table-cell>
              <table:table-cell office:value-type="float" office:value="0.891176">
                <text:p>0.891176</text:p>
              </table:table-cell>
              <table:table-cell office:value-type="float" office:value="0.334158">
                <text:p>0.33415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438029">
                <text:p>-0.438029</text:p>
              </table:table-cell>
              <table:table-cell office:value-type="float" office:value="0.143462">
                <text:p>0.143462</text:p>
              </table:table-cell>
              <table:table-cell office:value-type="float" office:value="0.280244">
                <text:p>0.280244</text:p>
              </table:table-cell>
              <table:table-cell office:value-type="float" office:value="0.375656">
                <text:p>0.375656</text:p>
              </table:table-cell>
              <table:table-cell office:value-type="float" office:value="0.445082">
                <text:p>0.445082</text:p>
              </table:table-cell>
              <table:table-cell office:value-type="float" office:value="0.487452">
                <text:p>0.487452</text:p>
              </table:table-cell>
              <table:table-cell office:value-type="float" office:value="0.522925">
                <text:p>0.522925</text:p>
              </table:table-cell>
              <table:table-cell office:value-type="float" office:value="0.555412">
                <text:p>0.555412</text:p>
              </table:table-cell>
              <table:table-cell office:value-type="float" office:value="0.646299">
                <text:p>0.646299</text:p>
              </table:table-cell>
              <table:table-cell office:value-type="float" office:value="0.788085">
                <text:p>0.788085</text:p>
              </table:table-cell>
              <table:table-cell office:value-type="float" office:value="0.891176">
                <text:p>0.891176</text:p>
              </table:table-cell>
              <table:table-cell office:value-type="float" office:value="0.380659">
                <text:p>0.3806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692436">
                <text:p>-0.692436</text:p>
              </table:table-cell>
              <table:table-cell office:value-type="float" office:value="0.116085">
                <text:p>0.116085</text:p>
              </table:table-cell>
              <table:table-cell office:value-type="float" office:value="0.259477">
                <text:p>0.259477</text:p>
              </table:table-cell>
              <table:table-cell office:value-type="float" office:value="0.355958">
                <text:p>0.355958</text:p>
              </table:table-cell>
              <table:table-cell office:value-type="float" office:value="0.432253">
                <text:p>0.432253</text:p>
              </table:table-cell>
              <table:table-cell office:value-type="float" office:value="0.480533">
                <text:p>0.480533</text:p>
              </table:table-cell>
              <table:table-cell office:value-type="float" office:value="0.520417">
                <text:p>0.520417</text:p>
              </table:table-cell>
              <table:table-cell office:value-type="float" office:value="0.555597">
                <text:p>0.555597</text:p>
              </table:table-cell>
              <table:table-cell office:value-type="float" office:value="0.629171">
                <text:p>0.629171</text:p>
              </table:table-cell>
              <table:table-cell office:value-type="float" office:value="0.770351">
                <text:p>0.770351</text:p>
              </table:table-cell>
              <table:table-cell office:value-type="float" office:value="0.891176">
                <text:p>0.891176</text:p>
              </table:table-cell>
              <table:table-cell office:value-type="float" office:value="0.342741">
                <text:p>0.34274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466623">
                <text:p>-0.466623</text:p>
              </table:table-cell>
              <table:table-cell office:value-type="float" office:value="0.163449">
                <text:p>0.163449</text:p>
              </table:table-cell>
              <table:table-cell office:value-type="float" office:value="0.279121">
                <text:p>0.279121</text:p>
              </table:table-cell>
              <table:table-cell office:value-type="float" office:value="0.37172">
                <text:p>0.37172</text:p>
              </table:table-cell>
              <table:table-cell office:value-type="float" office:value="0.439825">
                <text:p>0.439825</text:p>
              </table:table-cell>
              <table:table-cell office:value-type="float" office:value="0.496405">
                <text:p>0.496405</text:p>
              </table:table-cell>
              <table:table-cell office:value-type="float" office:value="0.521612">
                <text:p>0.521612</text:p>
              </table:table-cell>
              <table:table-cell office:value-type="float" office:value="0.549962">
                <text:p>0.549962</text:p>
              </table:table-cell>
              <table:table-cell office:value-type="float" office:value="0.615064">
                <text:p>0.615064</text:p>
              </table:table-cell>
              <table:table-cell office:value-type="float" office:value="0.772957">
                <text:p>0.772957</text:p>
              </table:table-cell>
              <table:table-cell office:value-type="float" office:value="0.891176">
                <text:p>0.891176</text:p>
              </table:table-cell>
              <table:table-cell office:value-type="float" office:value="0.374349">
                <text:p>0.37434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702657">
                <text:p>-0.702657</text:p>
              </table:table-cell>
              <table:table-cell office:value-type="float" office:value="0.106021">
                <text:p>0.106021</text:p>
              </table:table-cell>
              <table:table-cell office:value-type="float" office:value="0.25317">
                <text:p>0.25317</text:p>
              </table:table-cell>
              <table:table-cell office:value-type="float" office:value="0.342099">
                <text:p>0.342099</text:p>
              </table:table-cell>
              <table:table-cell office:value-type="float" office:value="0.397158">
                <text:p>0.397158</text:p>
              </table:table-cell>
              <table:table-cell office:value-type="float" office:value="0.477931">
                <text:p>0.477931</text:p>
              </table:table-cell>
              <table:table-cell office:value-type="float" office:value="0.524003">
                <text:p>0.524003</text:p>
              </table:table-cell>
              <table:table-cell office:value-type="float" office:value="0.552534">
                <text:p>0.552534</text:p>
              </table:table-cell>
              <table:table-cell office:value-type="float" office:value="0.61673">
                <text:p>0.61673</text:p>
              </table:table-cell>
              <table:table-cell office:value-type="float" office:value="0.778522">
                <text:p>0.778522</text:p>
              </table:table-cell>
              <table:table-cell office:value-type="float" office:value="0.891176">
                <text:p>0.891176</text:p>
              </table:table-cell>
              <table:table-cell office:value-type="float" office:value="0.334551">
                <text:p>0.33455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702229">
                <text:p>-0.702229</text:p>
              </table:table-cell>
              <table:table-cell office:value-type="float" office:value="0.111663">
                <text:p>0.111663</text:p>
              </table:table-cell>
              <table:table-cell office:value-type="float" office:value="0.227969">
                <text:p>0.227969</text:p>
              </table:table-cell>
              <table:table-cell office:value-type="float" office:value="0.338626">
                <text:p>0.338626</text:p>
              </table:table-cell>
              <table:table-cell office:value-type="float" office:value="0.39585">
                <text:p>0.39585</text:p>
              </table:table-cell>
              <table:table-cell office:value-type="float" office:value="0.448645">
                <text:p>0.448645</text:p>
              </table:table-cell>
              <table:table-cell office:value-type="float" office:value="0.508238">
                <text:p>0.508238</text:p>
              </table:table-cell>
              <table:table-cell office:value-type="float" office:value="0.55029">
                <text:p>0.55029</text:p>
              </table:table-cell>
              <table:table-cell office:value-type="float" office:value="0.630001">
                <text:p>0.630001</text:p>
              </table:table-cell>
              <table:table-cell office:value-type="float" office:value="0.782257">
                <text:p>0.782257</text:p>
              </table:table-cell>
              <table:table-cell office:value-type="float" office:value="0.891176">
                <text:p>0.891176</text:p>
              </table:table-cell>
              <table:table-cell office:value-type="float" office:value="0.329131">
                <text:p>0.3291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612344">
                <text:p>-0.612344</text:p>
              </table:table-cell>
              <table:table-cell office:value-type="float" office:value="0.098999">
                <text:p>0.098999</text:p>
              </table:table-cell>
              <table:table-cell office:value-type="float" office:value="0.212337">
                <text:p>0.212337</text:p>
              </table:table-cell>
              <table:table-cell office:value-type="float" office:value="0.331267">
                <text:p>0.331267</text:p>
              </table:table-cell>
              <table:table-cell office:value-type="float" office:value="0.376868">
                <text:p>0.376868</text:p>
              </table:table-cell>
              <table:table-cell office:value-type="float" office:value="0.431353">
                <text:p>0.431353</text:p>
              </table:table-cell>
              <table:table-cell office:value-type="float" office:value="0.486149">
                <text:p>0.486149</text:p>
              </table:table-cell>
              <table:table-cell office:value-type="float" office:value="0.539097">
                <text:p>0.539097</text:p>
              </table:table-cell>
              <table:table-cell office:value-type="float" office:value="0.582956">
                <text:p>0.582956</text:p>
              </table:table-cell>
              <table:table-cell office:value-type="float" office:value="0.771779">
                <text:p>0.771779</text:p>
              </table:table-cell>
              <table:table-cell office:value-type="float" office:value="0.891176">
                <text:p>0.891176</text:p>
              </table:table-cell>
              <table:table-cell office:value-type="float" office:value="0.321846">
                <text:p>0.32184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640341">
                <text:p>-0.640341</text:p>
              </table:table-cell>
              <table:table-cell office:value-type="float" office:value="0.090534">
                <text:p>0.090534</text:p>
              </table:table-cell>
              <table:table-cell office:value-type="float" office:value="0.198247">
                <text:p>0.198247</text:p>
              </table:table-cell>
              <table:table-cell office:value-type="float" office:value="0.303528">
                <text:p>0.303528</text:p>
              </table:table-cell>
              <table:table-cell office:value-type="float" office:value="0.372006">
                <text:p>0.372006</text:p>
              </table:table-cell>
              <table:table-cell office:value-type="float" office:value="0.41972">
                <text:p>0.41972</text:p>
              </table:table-cell>
              <table:table-cell office:value-type="float" office:value="0.465943">
                <text:p>0.465943</text:p>
              </table:table-cell>
              <table:table-cell office:value-type="float" office:value="0.522015">
                <text:p>0.522015</text:p>
              </table:table-cell>
              <table:table-cell office:value-type="float" office:value="0.556511">
                <text:p>0.556511</text:p>
              </table:table-cell>
              <table:table-cell office:value-type="float" office:value="0.728806">
                <text:p>0.728806</text:p>
              </table:table-cell>
              <table:table-cell office:value-type="float" office:value="0.891176">
                <text:p>0.891176</text:p>
              </table:table-cell>
              <table:table-cell office:value-type="float" office:value="0.301697">
                <text:p>0.30169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398019">
                <text:p>-0.398019</text:p>
              </table:table-cell>
              <table:table-cell office:value-type="float" office:value="0.116125">
                <text:p>0.116125</text:p>
              </table:table-cell>
              <table:table-cell office:value-type="float" office:value="0.241781">
                <text:p>0.241781</text:p>
              </table:table-cell>
              <table:table-cell office:value-type="float" office:value="0.342054">
                <text:p>0.342054</text:p>
              </table:table-cell>
              <table:table-cell office:value-type="float" office:value="0.399406">
                <text:p>0.399406</text:p>
              </table:table-cell>
              <table:table-cell office:value-type="float" office:value="0.44087">
                <text:p>0.44087</text:p>
              </table:table-cell>
              <table:table-cell office:value-type="float" office:value="0.485309">
                <text:p>0.485309</text:p>
              </table:table-cell>
              <table:table-cell office:value-type="float" office:value="0.530991">
                <text:p>0.530991</text:p>
              </table:table-cell>
              <table:table-cell office:value-type="float" office:value="0.566485">
                <text:p>0.566485</text:p>
              </table:table-cell>
              <table:table-cell office:value-type="float" office:value="0.752046">
                <text:p>0.752046</text:p>
              </table:table-cell>
              <table:table-cell office:value-type="float" office:value="0.891176">
                <text:p>0.891176</text:p>
              </table:table-cell>
              <table:table-cell office:value-type="float" office:value="0.347705">
                <text:p>0.34770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246761">
                <text:p>-0.246761</text:p>
              </table:table-cell>
              <table:table-cell office:value-type="float" office:value="0.106401">
                <text:p>0.106401</text:p>
              </table:table-cell>
              <table:table-cell office:value-type="float" office:value="0.221364">
                <text:p>0.221364</text:p>
              </table:table-cell>
              <table:table-cell office:value-type="float" office:value="0.314754">
                <text:p>0.314754</text:p>
              </table:table-cell>
              <table:table-cell office:value-type="float" office:value="0.368147">
                <text:p>0.368147</text:p>
              </table:table-cell>
              <table:table-cell office:value-type="float" office:value="0.422462">
                <text:p>0.422462</text:p>
              </table:table-cell>
              <table:table-cell office:value-type="float" office:value="0.462779">
                <text:p>0.462779</text:p>
              </table:table-cell>
              <table:table-cell office:value-type="float" office:value="0.511491">
                <text:p>0.511491</text:p>
              </table:table-cell>
              <table:table-cell office:value-type="float" office:value="0.553115">
                <text:p>0.553115</text:p>
              </table:table-cell>
              <table:table-cell office:value-type="float" office:value="0.737483">
                <text:p>0.737483</text:p>
              </table:table-cell>
              <table:table-cell office:value-type="float" office:value="0.891176">
                <text:p>0.891176</text:p>
              </table:table-cell>
              <table:table-cell office:value-type="float" office:value="0.345123">
                <text:p>0.34512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390345">
                <text:p>-0.390345</text:p>
              </table:table-cell>
              <table:table-cell office:value-type="float" office:value="0.081602">
                <text:p>0.081602</text:p>
              </table:table-cell>
              <table:table-cell office:value-type="float" office:value="0.161715">
                <text:p>0.161715</text:p>
              </table:table-cell>
              <table:table-cell office:value-type="float" office:value="0.254318">
                <text:p>0.254318</text:p>
              </table:table-cell>
              <table:table-cell office:value-type="float" office:value="0.312933">
                <text:p>0.312933</text:p>
              </table:table-cell>
              <table:table-cell office:value-type="float" office:value="0.384288">
                <text:p>0.384288</text:p>
              </table:table-cell>
              <table:table-cell office:value-type="float" office:value="0.440282">
                <text:p>0.440282</text:p>
              </table:table-cell>
              <table:table-cell office:value-type="float" office:value="0.489147">
                <text:p>0.489147</text:p>
              </table:table-cell>
              <table:table-cell office:value-type="float" office:value="0.541631">
                <text:p>0.541631</text:p>
              </table:table-cell>
              <table:table-cell office:value-type="float" office:value="0.723668">
                <text:p>0.723668</text:p>
              </table:table-cell>
              <table:table-cell office:value-type="float" office:value="0.903283">
                <text:p>0.903283</text:p>
              </table:table-cell>
              <table:table-cell office:value-type="float" office:value="0.299924">
                <text:p>0.29992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415075">
                <text:p>-0.415075</text:p>
              </table:table-cell>
              <table:table-cell office:value-type="float" office:value="0.103489">
                <text:p>0.103489</text:p>
              </table:table-cell>
              <table:table-cell office:value-type="float" office:value="0.206076">
                <text:p>0.206076</text:p>
              </table:table-cell>
              <table:table-cell office:value-type="float" office:value="0.293844">
                <text:p>0.293844</text:p>
              </table:table-cell>
              <table:table-cell office:value-type="float" office:value="0.344106">
                <text:p>0.344106</text:p>
              </table:table-cell>
              <table:table-cell office:value-type="float" office:value="0.410178">
                <text:p>0.410178</text:p>
              </table:table-cell>
              <table:table-cell office:value-type="float" office:value="0.467715">
                <text:p>0.467715</text:p>
              </table:table-cell>
              <table:table-cell office:value-type="float" office:value="0.522622">
                <text:p>0.522622</text:p>
              </table:table-cell>
              <table:table-cell office:value-type="float" office:value="0.579589">
                <text:p>0.579589</text:p>
              </table:table-cell>
              <table:table-cell office:value-type="float" office:value="0.754373">
                <text:p>0.754373</text:p>
              </table:table-cell>
              <table:table-cell office:value-type="float" office:value="0.903283">
                <text:p>0.903283</text:p>
              </table:table-cell>
              <table:table-cell office:value-type="float" office:value="0.326692">
                <text:p>0.3266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628339">
                <text:p>-0.628339</text:p>
              </table:table-cell>
              <table:table-cell office:value-type="float" office:value="0.092058">
                <text:p>0.092058</text:p>
              </table:table-cell>
              <table:table-cell office:value-type="float" office:value="0.194719">
                <text:p>0.194719</text:p>
              </table:table-cell>
              <table:table-cell office:value-type="float" office:value="0.298763">
                <text:p>0.298763</text:p>
              </table:table-cell>
              <table:table-cell office:value-type="float" office:value="0.355453">
                <text:p>0.355453</text:p>
              </table:table-cell>
              <table:table-cell office:value-type="float" office:value="0.408817">
                <text:p>0.408817</text:p>
              </table:table-cell>
              <table:table-cell office:value-type="float" office:value="0.469402">
                <text:p>0.469402</text:p>
              </table:table-cell>
              <table:table-cell office:value-type="float" office:value="0.529071">
                <text:p>0.529071</text:p>
              </table:table-cell>
              <table:table-cell office:value-type="float" office:value="0.596237">
                <text:p>0.596237</text:p>
              </table:table-cell>
              <table:table-cell office:value-type="float" office:value="0.761589">
                <text:p>0.761589</text:p>
              </table:table-cell>
              <table:table-cell office:value-type="float" office:value="0.903283">
                <text:p>0.903283</text:p>
              </table:table-cell>
              <table:table-cell office:value-type="float" office:value="0.307777">
                <text:p>0.30777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618154">
                <text:p>-0.618154</text:p>
              </table:table-cell>
              <table:table-cell office:value-type="float" office:value="0.077801">
                <text:p>0.077801</text:p>
              </table:table-cell>
              <table:table-cell office:value-type="float" office:value="0.201264">
                <text:p>0.201264</text:p>
              </table:table-cell>
              <table:table-cell office:value-type="float" office:value="0.313368">
                <text:p>0.313368</text:p>
              </table:table-cell>
              <table:table-cell office:value-type="float" office:value="0.363349">
                <text:p>0.363349</text:p>
              </table:table-cell>
              <table:table-cell office:value-type="float" office:value="0.419368">
                <text:p>0.419368</text:p>
              </table:table-cell>
              <table:table-cell office:value-type="float" office:value="0.478512">
                <text:p>0.478512</text:p>
              </table:table-cell>
              <table:table-cell office:value-type="float" office:value="0.523995">
                <text:p>0.523995</text:p>
              </table:table-cell>
              <table:table-cell office:value-type="float" office:value="0.578095">
                <text:p>0.578095</text:p>
              </table:table-cell>
              <table:table-cell office:value-type="float" office:value="0.75165">
                <text:p>0.75165</text:p>
              </table:table-cell>
              <table:table-cell office:value-type="float" office:value="0.903283">
                <text:p>0.903283</text:p>
              </table:table-cell>
              <table:table-cell office:value-type="float" office:value="0.308925">
                <text:p>0.3089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292942">
                <text:p>-0.292942</text:p>
              </table:table-cell>
              <table:table-cell office:value-type="float" office:value="0.105384">
                <text:p>0.105384</text:p>
              </table:table-cell>
              <table:table-cell office:value-type="float" office:value="0.20969">
                <text:p>0.20969</text:p>
              </table:table-cell>
              <table:table-cell office:value-type="float" office:value="0.309158">
                <text:p>0.309158</text:p>
              </table:table-cell>
              <table:table-cell office:value-type="float" office:value="0.37006">
                <text:p>0.37006</text:p>
              </table:table-cell>
              <table:table-cell office:value-type="float" office:value="0.423047">
                <text:p>0.423047</text:p>
              </table:table-cell>
              <table:table-cell office:value-type="float" office:value="0.473969">
                <text:p>0.473969</text:p>
              </table:table-cell>
              <table:table-cell office:value-type="float" office:value="0.518766">
                <text:p>0.518766</text:p>
              </table:table-cell>
              <table:table-cell office:value-type="float" office:value="0.575296">
                <text:p>0.575296</text:p>
              </table:table-cell>
              <table:table-cell office:value-type="float" office:value="0.744247">
                <text:p>0.744247</text:p>
              </table:table-cell>
              <table:table-cell office:value-type="float" office:value="0.903283">
                <text:p>0.903283</text:p>
              </table:table-cell>
              <table:table-cell office:value-type="float" office:value="0.343667">
                <text:p>0.3436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49637">
                <text:p>-0.49637</text:p>
              </table:table-cell>
              <table:table-cell office:value-type="float" office:value="0.11147">
                <text:p>0.11147</text:p>
              </table:table-cell>
              <table:table-cell office:value-type="float" office:value="0.226064">
                <text:p>0.226064</text:p>
              </table:table-cell>
              <table:table-cell office:value-type="float" office:value="0.329418">
                <text:p>0.329418</text:p>
              </table:table-cell>
              <table:table-cell office:value-type="float" office:value="0.39131">
                <text:p>0.39131</text:p>
              </table:table-cell>
              <table:table-cell office:value-type="float" office:value="0.441819">
                <text:p>0.441819</text:p>
              </table:table-cell>
              <table:table-cell office:value-type="float" office:value="0.487262">
                <text:p>0.487262</text:p>
              </table:table-cell>
              <table:table-cell office:value-type="float" office:value="0.518959">
                <text:p>0.518959</text:p>
              </table:table-cell>
              <table:table-cell office:value-type="float" office:value="0.581103">
                <text:p>0.581103</text:p>
              </table:table-cell>
              <table:table-cell office:value-type="float" office:value="0.742253">
                <text:p>0.742253</text:p>
              </table:table-cell>
              <table:table-cell office:value-type="float" office:value="0.903283">
                <text:p>0.903283</text:p>
              </table:table-cell>
              <table:table-cell office:value-type="float" office:value="0.333329">
                <text:p>0.3333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704704">
                <text:p>-0.704704</text:p>
              </table:table-cell>
              <table:table-cell office:value-type="float" office:value="0.085259">
                <text:p>0.085259</text:p>
              </table:table-cell>
              <table:table-cell office:value-type="float" office:value="0.199452">
                <text:p>0.199452</text:p>
              </table:table-cell>
              <table:table-cell office:value-type="float" office:value="0.342173">
                <text:p>0.342173</text:p>
              </table:table-cell>
              <table:table-cell office:value-type="float" office:value="0.403314">
                <text:p>0.403314</text:p>
              </table:table-cell>
              <table:table-cell office:value-type="float" office:value="0.447333">
                <text:p>0.447333</text:p>
              </table:table-cell>
              <table:table-cell office:value-type="float" office:value="0.488311">
                <text:p>0.488311</text:p>
              </table:table-cell>
              <table:table-cell office:value-type="float" office:value="0.520063">
                <text:p>0.520063</text:p>
              </table:table-cell>
              <table:table-cell office:value-type="float" office:value="0.56996">
                <text:p>0.56996</text:p>
              </table:table-cell>
              <table:table-cell office:value-type="float" office:value="0.724232">
                <text:p>0.724232</text:p>
              </table:table-cell>
              <table:table-cell office:value-type="float" office:value="0.903283">
                <text:p>0.903283</text:p>
              </table:table-cell>
              <table:table-cell office:value-type="float" office:value="0.307539">
                <text:p>0.30753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652621">
                <text:p>-0.652621</text:p>
              </table:table-cell>
              <table:table-cell office:value-type="float" office:value="0.123452">
                <text:p>0.123452</text:p>
              </table:table-cell>
              <table:table-cell office:value-type="float" office:value="0.287205">
                <text:p>0.287205</text:p>
              </table:table-cell>
              <table:table-cell office:value-type="float" office:value="0.386278">
                <text:p>0.386278</text:p>
              </table:table-cell>
              <table:table-cell office:value-type="float" office:value="0.433718">
                <text:p>0.433718</text:p>
              </table:table-cell>
              <table:table-cell office:value-type="float" office:value="0.476733">
                <text:p>0.476733</text:p>
              </table:table-cell>
              <table:table-cell office:value-type="float" office:value="0.505352">
                <text:p>0.505352</text:p>
              </table:table-cell>
              <table:table-cell office:value-type="float" office:value="0.536456">
                <text:p>0.536456</text:p>
              </table:table-cell>
              <table:table-cell office:value-type="float" office:value="0.578132">
                <text:p>0.578132</text:p>
              </table:table-cell>
              <table:table-cell office:value-type="float" office:value="0.716635">
                <text:p>0.716635</text:p>
              </table:table-cell>
              <table:table-cell office:value-type="float" office:value="0.903283">
                <text:p>0.903283</text:p>
              </table:table-cell>
              <table:table-cell office:value-type="float" office:value="0.339134">
                <text:p>0.33913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633">
                <text:p>0.000633</text:p>
              </table:table-cell>
              <table:table-cell office:value-type="float" office:value="0.231366">
                <text:p>0.231366</text:p>
              </table:table-cell>
              <table:table-cell office:value-type="float" office:value="0.334672">
                <text:p>0.334672</text:p>
              </table:table-cell>
              <table:table-cell office:value-type="float" office:value="0.415482">
                <text:p>0.415482</text:p>
              </table:table-cell>
              <table:table-cell office:value-type="float" office:value="0.468743">
                <text:p>0.468743</text:p>
              </table:table-cell>
              <table:table-cell office:value-type="float" office:value="0.501003">
                <text:p>0.501003</text:p>
              </table:table-cell>
              <table:table-cell office:value-type="float" office:value="0.538839">
                <text:p>0.538839</text:p>
              </table:table-cell>
              <table:table-cell office:value-type="float" office:value="0.575639">
                <text:p>0.575639</text:p>
              </table:table-cell>
              <table:table-cell office:value-type="float" office:value="0.656508">
                <text:p>0.656508</text:p>
              </table:table-cell>
              <table:table-cell office:value-type="float" office:value="0.836063">
                <text:p>0.836063</text:p>
              </table:table-cell>
              <table:table-cell office:value-type="float" office:value="0.903283">
                <text:p>0.903283</text:p>
              </table:table-cell>
              <table:table-cell office:value-type="float" office:value="0.455895">
                <text:p>0.45589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145609">
                <text:p>-0.145609</text:p>
              </table:table-cell>
              <table:table-cell office:value-type="float" office:value="0.209143">
                <text:p>0.209143</text:p>
              </table:table-cell>
              <table:table-cell office:value-type="float" office:value="0.323282">
                <text:p>0.323282</text:p>
              </table:table-cell>
              <table:table-cell office:value-type="float" office:value="0.401799">
                <text:p>0.401799</text:p>
              </table:table-cell>
              <table:table-cell office:value-type="float" office:value="0.462894">
                <text:p>0.462894</text:p>
              </table:table-cell>
              <table:table-cell office:value-type="float" office:value="0.496358">
                <text:p>0.496358</text:p>
              </table:table-cell>
              <table:table-cell office:value-type="float" office:value="0.537997">
                <text:p>0.537997</text:p>
              </table:table-cell>
              <table:table-cell office:value-type="float" office:value="0.572845">
                <text:p>0.572845</text:p>
              </table:table-cell>
              <table:table-cell office:value-type="float" office:value="0.643988">
                <text:p>0.643988</text:p>
              </table:table-cell>
              <table:table-cell office:value-type="float" office:value="0.814869">
                <text:p>0.814869</text:p>
              </table:table-cell>
              <table:table-cell office:value-type="float" office:value="0.903283">
                <text:p>0.903283</text:p>
              </table:table-cell>
              <table:table-cell office:value-type="float" office:value="0.431757">
                <text:p>0.43175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458907">
                <text:p>-0.458907</text:p>
              </table:table-cell>
              <table:table-cell office:value-type="float" office:value="0.111205">
                <text:p>0.111205</text:p>
              </table:table-cell>
              <table:table-cell office:value-type="float" office:value="0.261105">
                <text:p>0.261105</text:p>
              </table:table-cell>
              <table:table-cell office:value-type="float" office:value="0.373582">
                <text:p>0.373582</text:p>
              </table:table-cell>
              <table:table-cell office:value-type="float" office:value="0.434302">
                <text:p>0.434302</text:p>
              </table:table-cell>
              <table:table-cell office:value-type="float" office:value="0.488377">
                <text:p>0.488377</text:p>
              </table:table-cell>
              <table:table-cell office:value-type="float" office:value="0.53944">
                <text:p>0.53944</text:p>
              </table:table-cell>
              <table:table-cell office:value-type="float" office:value="0.574692">
                <text:p>0.574692</text:p>
              </table:table-cell>
              <table:table-cell office:value-type="float" office:value="0.657888">
                <text:p>0.657888</text:p>
              </table:table-cell>
              <table:table-cell office:value-type="float" office:value="0.827295">
                <text:p>0.827295</text:p>
              </table:table-cell>
              <table:table-cell office:value-type="float" office:value="0.915613">
                <text:p>0.915613</text:p>
              </table:table-cell>
              <table:table-cell office:value-type="float" office:value="0.380898">
                <text:p>0.38089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585865">
                <text:p>-0.585865</text:p>
              </table:table-cell>
              <table:table-cell office:value-type="float" office:value="0.175364">
                <text:p>0.175364</text:p>
              </table:table-cell>
              <table:table-cell office:value-type="float" office:value="0.312464">
                <text:p>0.312464</text:p>
              </table:table-cell>
              <table:table-cell office:value-type="float" office:value="0.390391">
                <text:p>0.390391</text:p>
              </table:table-cell>
              <table:table-cell office:value-type="float" office:value="0.454935">
                <text:p>0.454935</text:p>
              </table:table-cell>
              <table:table-cell office:value-type="float" office:value="0.499861">
                <text:p>0.499861</text:p>
              </table:table-cell>
              <table:table-cell office:value-type="float" office:value="0.544916">
                <text:p>0.544916</text:p>
              </table:table-cell>
              <table:table-cell office:value-type="float" office:value="0.586766">
                <text:p>0.586766</text:p>
              </table:table-cell>
              <table:table-cell office:value-type="float" office:value="0.685918">
                <text:p>0.685918</text:p>
              </table:table-cell>
              <table:table-cell office:value-type="float" office:value="0.845496">
                <text:p>0.845496</text:p>
              </table:table-cell>
              <table:table-cell office:value-type="float" office:value="0.915613">
                <text:p>0.915613</text:p>
              </table:table-cell>
              <table:table-cell office:value-type="float" office:value="0.391025">
                <text:p>0.3910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377176">
                <text:p>-0.377176</text:p>
              </table:table-cell>
              <table:table-cell office:value-type="float" office:value="0.218328">
                <text:p>0.218328</text:p>
              </table:table-cell>
              <table:table-cell office:value-type="float" office:value="0.349199">
                <text:p>0.349199</text:p>
              </table:table-cell>
              <table:table-cell office:value-type="float" office:value="0.429054">
                <text:p>0.429054</text:p>
              </table:table-cell>
              <table:table-cell office:value-type="float" office:value="0.474241">
                <text:p>0.474241</text:p>
              </table:table-cell>
              <table:table-cell office:value-type="float" office:value="0.513088">
                <text:p>0.513088</text:p>
              </table:table-cell>
              <table:table-cell office:value-type="float" office:value="0.558114">
                <text:p>0.558114</text:p>
              </table:table-cell>
              <table:table-cell office:value-type="float" office:value="0.628258">
                <text:p>0.628258</text:p>
              </table:table-cell>
              <table:table-cell office:value-type="float" office:value="0.733704">
                <text:p>0.733704</text:p>
              </table:table-cell>
              <table:table-cell office:value-type="float" office:value="0.849832">
                <text:p>0.849832</text:p>
              </table:table-cell>
              <table:table-cell office:value-type="float" office:value="0.915613">
                <text:p>0.915613</text:p>
              </table:table-cell>
              <table:table-cell office:value-type="float" office:value="0.437664">
                <text:p>0.43766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300323">
                <text:p>-0.300323</text:p>
              </table:table-cell>
              <table:table-cell office:value-type="float" office:value="0.212377">
                <text:p>0.212377</text:p>
              </table:table-cell>
              <table:table-cell office:value-type="float" office:value="0.342696">
                <text:p>0.342696</text:p>
              </table:table-cell>
              <table:table-cell office:value-type="float" office:value="0.437828">
                <text:p>0.437828</text:p>
              </table:table-cell>
              <table:table-cell office:value-type="float" office:value="0.480573">
                <text:p>0.480573</text:p>
              </table:table-cell>
              <table:table-cell office:value-type="float" office:value="0.51754">
                <text:p>0.51754</text:p>
              </table:table-cell>
              <table:table-cell office:value-type="float" office:value="0.56737">
                <text:p>0.56737</text:p>
              </table:table-cell>
              <table:table-cell office:value-type="float" office:value="0.638285">
                <text:p>0.638285</text:p>
              </table:table-cell>
              <table:table-cell office:value-type="float" office:value="0.74499">
                <text:p>0.74499</text:p>
              </table:table-cell>
              <table:table-cell office:value-type="float" office:value="0.863583">
                <text:p>0.863583</text:p>
              </table:table-cell>
              <table:table-cell office:value-type="float" office:value="0.915613">
                <text:p>0.915613</text:p>
              </table:table-cell>
              <table:table-cell office:value-type="float" office:value="0.450492">
                <text:p>0.45049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505134">
                <text:p>-0.505134</text:p>
              </table:table-cell>
              <table:table-cell office:value-type="float" office:value="0.238296">
                <text:p>0.238296</text:p>
              </table:table-cell>
              <table:table-cell office:value-type="float" office:value="0.379956">
                <text:p>0.379956</text:p>
              </table:table-cell>
              <table:table-cell office:value-type="float" office:value="0.461234">
                <text:p>0.461234</text:p>
              </table:table-cell>
              <table:table-cell office:value-type="float" office:value="0.489086">
                <text:p>0.489086</text:p>
              </table:table-cell>
              <table:table-cell office:value-type="float" office:value="0.522376">
                <text:p>0.522376</text:p>
              </table:table-cell>
              <table:table-cell office:value-type="float" office:value="0.560899">
                <text:p>0.560899</text:p>
              </table:table-cell>
              <table:table-cell office:value-type="float" office:value="0.616892">
                <text:p>0.616892</text:p>
              </table:table-cell>
              <table:table-cell office:value-type="float" office:value="0.71629">
                <text:p>0.71629</text:p>
              </table:table-cell>
              <table:table-cell office:value-type="float" office:value="0.853126">
                <text:p>0.853126</text:p>
              </table:table-cell>
              <table:table-cell office:value-type="float" office:value="0.903454">
                <text:p>0.903454</text:p>
              </table:table-cell>
              <table:table-cell office:value-type="float" office:value="0.433302">
                <text:p>0.43330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352628">
                <text:p>-0.352628</text:p>
              </table:table-cell>
              <table:table-cell office:value-type="float" office:value="0.281412">
                <text:p>0.281412</text:p>
              </table:table-cell>
              <table:table-cell office:value-type="float" office:value="0.417509">
                <text:p>0.417509</text:p>
              </table:table-cell>
              <table:table-cell office:value-type="float" office:value="0.467587">
                <text:p>0.467587</text:p>
              </table:table-cell>
              <table:table-cell office:value-type="float" office:value="0.493843">
                <text:p>0.493843</text:p>
              </table:table-cell>
              <table:table-cell office:value-type="float" office:value="0.524037">
                <text:p>0.524037</text:p>
              </table:table-cell>
              <table:table-cell office:value-type="float" office:value="0.569177">
                <text:p>0.569177</text:p>
              </table:table-cell>
              <table:table-cell office:value-type="float" office:value="0.629323">
                <text:p>0.629323</text:p>
              </table:table-cell>
              <table:table-cell office:value-type="float" office:value="0.692217">
                <text:p>0.692217</text:p>
              </table:table-cell>
              <table:table-cell office:value-type="float" office:value="0.838824">
                <text:p>0.838824</text:p>
              </table:table-cell>
              <table:table-cell office:value-type="float" office:value="0.915613">
                <text:p>0.915613</text:p>
              </table:table-cell>
              <table:table-cell office:value-type="float" office:value="0.45613">
                <text:p>0.4561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016395">
                <text:p>-0.016395</text:p>
              </table:table-cell>
              <table:table-cell office:value-type="float" office:value="0.297629">
                <text:p>0.297629</text:p>
              </table:table-cell>
              <table:table-cell office:value-type="float" office:value="0.383324">
                <text:p>0.383324</text:p>
              </table:table-cell>
              <table:table-cell office:value-type="float" office:value="0.448194">
                <text:p>0.448194</text:p>
              </table:table-cell>
              <table:table-cell office:value-type="float" office:value="0.486173">
                <text:p>0.486173</text:p>
              </table:table-cell>
              <table:table-cell office:value-type="float" office:value="0.515067">
                <text:p>0.515067</text:p>
              </table:table-cell>
              <table:table-cell office:value-type="float" office:value="0.544396">
                <text:p>0.544396</text:p>
              </table:table-cell>
              <table:table-cell office:value-type="float" office:value="0.593329">
                <text:p>0.593329</text:p>
              </table:table-cell>
              <table:table-cell office:value-type="float" office:value="0.678355">
                <text:p>0.678355</text:p>
              </table:table-cell>
              <table:table-cell office:value-type="float" office:value="0.811588">
                <text:p>0.811588</text:p>
              </table:table-cell>
              <table:table-cell office:value-type="float" office:value="0.903454">
                <text:p>0.903454</text:p>
              </table:table-cell>
              <table:table-cell office:value-type="float" office:value="0.474166">
                <text:p>0.47416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28301">
                <text:p>0.028301</text:p>
              </table:table-cell>
              <table:table-cell office:value-type="float" office:value="0.285172">
                <text:p>0.285172</text:p>
              </table:table-cell>
              <table:table-cell office:value-type="float" office:value="0.396734">
                <text:p>0.396734</text:p>
              </table:table-cell>
              <table:table-cell office:value-type="float" office:value="0.460917">
                <text:p>0.460917</text:p>
              </table:table-cell>
              <table:table-cell office:value-type="float" office:value="0.501616">
                <text:p>0.501616</text:p>
              </table:table-cell>
              <table:table-cell office:value-type="float" office:value="0.526042">
                <text:p>0.526042</text:p>
              </table:table-cell>
              <table:table-cell office:value-type="float" office:value="0.566188">
                <text:p>0.566188</text:p>
              </table:table-cell>
              <table:table-cell office:value-type="float" office:value="0.612856">
                <text:p>0.612856</text:p>
              </table:table-cell>
              <table:table-cell office:value-type="float" office:value="0.708983">
                <text:p>0.708983</text:p>
              </table:table-cell>
              <table:table-cell office:value-type="float" office:value="0.845538">
                <text:p>0.845538</text:p>
              </table:table-cell>
              <table:table-cell office:value-type="float" office:value="0.927689">
                <text:p>0.927689</text:p>
              </table:table-cell>
              <table:table-cell office:value-type="float" office:value="0.493235">
                <text:p>0.49323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195627">
                <text:p>-0.195627</text:p>
              </table:table-cell>
              <table:table-cell office:value-type="float" office:value="0.320547">
                <text:p>0.320547</text:p>
              </table:table-cell>
              <table:table-cell office:value-type="float" office:value="0.412534">
                <text:p>0.412534</text:p>
              </table:table-cell>
              <table:table-cell office:value-type="float" office:value="0.460821">
                <text:p>0.460821</text:p>
              </table:table-cell>
              <table:table-cell office:value-type="float" office:value="0.498412">
                <text:p>0.498412</text:p>
              </table:table-cell>
              <table:table-cell office:value-type="float" office:value="0.533901">
                <text:p>0.533901</text:p>
              </table:table-cell>
              <table:table-cell office:value-type="float" office:value="0.583401">
                <text:p>0.583401</text:p>
              </table:table-cell>
              <table:table-cell office:value-type="float" office:value="0.659943">
                <text:p>0.659943</text:p>
              </table:table-cell>
              <table:table-cell office:value-type="float" office:value="0.741904">
                <text:p>0.741904</text:p>
              </table:table-cell>
              <table:table-cell office:value-type="float" office:value="0.850103">
                <text:p>0.850103</text:p>
              </table:table-cell>
              <table:table-cell office:value-type="float" office:value="0.927689">
                <text:p>0.927689</text:p>
              </table:table-cell>
              <table:table-cell office:value-type="float" office:value="0.486594">
                <text:p>0.48659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17067">
                <text:p>0.17067</text:p>
              </table:table-cell>
              <table:table-cell office:value-type="float" office:value="0.395254">
                <text:p>0.395254</text:p>
              </table:table-cell>
              <table:table-cell office:value-type="float" office:value="0.446941">
                <text:p>0.446941</text:p>
              </table:table-cell>
              <table:table-cell office:value-type="float" office:value="0.487455">
                <text:p>0.487455</text:p>
              </table:table-cell>
              <table:table-cell office:value-type="float" office:value="0.523519">
                <text:p>0.523519</text:p>
              </table:table-cell>
              <table:table-cell office:value-type="float" office:value="0.567631">
                <text:p>0.567631</text:p>
              </table:table-cell>
              <table:table-cell office:value-type="float" office:value="0.642993">
                <text:p>0.642993</text:p>
              </table:table-cell>
              <table:table-cell office:value-type="float" office:value="0.701323">
                <text:p>0.701323</text:p>
              </table:table-cell>
              <table:table-cell office:value-type="float" office:value="0.776734">
                <text:p>0.776734</text:p>
              </table:table-cell>
              <table:table-cell office:value-type="float" office:value="0.862532">
                <text:p>0.862532</text:p>
              </table:table-cell>
              <table:table-cell office:value-type="float" office:value="0.927689">
                <text:p>0.927689</text:p>
              </table:table-cell>
              <table:table-cell office:value-type="float" office:value="0.557505">
                <text:p>0.55750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51775">
                <text:p>0.151775</text:p>
              </table:table-cell>
              <table:table-cell office:value-type="float" office:value="0.377151">
                <text:p>0.377151</text:p>
              </table:table-cell>
              <table:table-cell office:value-type="float" office:value="0.455895">
                <text:p>0.455895</text:p>
              </table:table-cell>
              <table:table-cell office:value-type="float" office:value="0.507101">
                <text:p>0.507101</text:p>
              </table:table-cell>
              <table:table-cell office:value-type="float" office:value="0.548219">
                <text:p>0.548219</text:p>
              </table:table-cell>
              <table:table-cell office:value-type="float" office:value="0.601156">
                <text:p>0.601156</text:p>
              </table:table-cell>
              <table:table-cell office:value-type="float" office:value="0.663537">
                <text:p>0.663537</text:p>
              </table:table-cell>
              <table:table-cell office:value-type="float" office:value="0.721519">
                <text:p>0.721519</text:p>
              </table:table-cell>
              <table:table-cell office:value-type="float" office:value="0.773237">
                <text:p>0.773237</text:p>
              </table:table-cell>
              <table:table-cell office:value-type="float" office:value="0.857397">
                <text:p>0.857397</text:p>
              </table:table-cell>
              <table:table-cell office:value-type="float" office:value="0.927689">
                <text:p>0.927689</text:p>
              </table:table-cell>
              <table:table-cell office:value-type="float" office:value="0.565699">
                <text:p>0.56569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237563">
                <text:p>0.237563</text:p>
              </table:table-cell>
              <table:table-cell office:value-type="float" office:value="0.419462">
                <text:p>0.419462</text:p>
              </table:table-cell>
              <table:table-cell office:value-type="float" office:value="0.483871">
                <text:p>0.483871</text:p>
              </table:table-cell>
              <table:table-cell office:value-type="float" office:value="0.527416">
                <text:p>0.527416</text:p>
              </table:table-cell>
              <table:table-cell office:value-type="float" office:value="0.560368">
                <text:p>0.560368</text:p>
              </table:table-cell>
              <table:table-cell office:value-type="float" office:value="0.603229">
                <text:p>0.603229</text:p>
              </table:table-cell>
              <table:table-cell office:value-type="float" office:value="0.670175">
                <text:p>0.670175</text:p>
              </table:table-cell>
              <table:table-cell office:value-type="float" office:value="0.723655">
                <text:p>0.723655</text:p>
              </table:table-cell>
              <table:table-cell office:value-type="float" office:value="0.766377">
                <text:p>0.766377</text:p>
              </table:table-cell>
              <table:table-cell office:value-type="float" office:value="0.845101">
                <text:p>0.845101</text:p>
              </table:table-cell>
              <table:table-cell office:value-type="float" office:value="0.927689">
                <text:p>0.927689</text:p>
              </table:table-cell>
              <table:table-cell office:value-type="float" office:value="0.583722">
                <text:p>0.5837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71895">
                <text:p>0.271895</text:p>
              </table:table-cell>
              <table:table-cell office:value-type="float" office:value="0.416282">
                <text:p>0.416282</text:p>
              </table:table-cell>
              <table:table-cell office:value-type="float" office:value="0.492434">
                <text:p>0.492434</text:p>
              </table:table-cell>
              <table:table-cell office:value-type="float" office:value="0.5385">
                <text:p>0.5385</text:p>
              </table:table-cell>
              <table:table-cell office:value-type="float" office:value="0.562902">
                <text:p>0.562902</text:p>
              </table:table-cell>
              <table:table-cell office:value-type="float" office:value="0.601108">
                <text:p>0.601108</text:p>
              </table:table-cell>
              <table:table-cell office:value-type="float" office:value="0.682255">
                <text:p>0.682255</text:p>
              </table:table-cell>
              <table:table-cell office:value-type="float" office:value="0.736601">
                <text:p>0.736601</text:p>
              </table:table-cell>
              <table:table-cell office:value-type="float" office:value="0.782179">
                <text:p>0.782179</text:p>
              </table:table-cell>
              <table:table-cell office:value-type="float" office:value="0.857129">
                <text:p>0.857129</text:p>
              </table:table-cell>
              <table:table-cell office:value-type="float" office:value="0.927689">
                <text:p>0.927689</text:p>
              </table:table-cell>
              <table:table-cell office:value-type="float" office:value="0.594129">
                <text:p>0.5941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16081">
                <text:p>0.116081</text:p>
              </table:table-cell>
              <table:table-cell office:value-type="float" office:value="0.435387">
                <text:p>0.435387</text:p>
              </table:table-cell>
              <table:table-cell office:value-type="float" office:value="0.506654">
                <text:p>0.506654</text:p>
              </table:table-cell>
              <table:table-cell office:value-type="float" office:value="0.54546">
                <text:p>0.54546</text:p>
              </table:table-cell>
              <table:table-cell office:value-type="float" office:value="0.558645">
                <text:p>0.558645</text:p>
              </table:table-cell>
              <table:table-cell office:value-type="float" office:value="0.59733">
                <text:p>0.59733</text:p>
              </table:table-cell>
              <table:table-cell office:value-type="float" office:value="0.659939">
                <text:p>0.659939</text:p>
              </table:table-cell>
              <table:table-cell office:value-type="float" office:value="0.72269">
                <text:p>0.72269</text:p>
              </table:table-cell>
              <table:table-cell office:value-type="float" office:value="0.772452">
                <text:p>0.772452</text:p>
              </table:table-cell>
              <table:table-cell office:value-type="float" office:value="0.865647">
                <text:p>0.865647</text:p>
              </table:table-cell>
              <table:table-cell office:value-type="float" office:value="0.927689">
                <text:p>0.927689</text:p>
              </table:table-cell>
              <table:table-cell office:value-type="float" office:value="0.578028">
                <text:p>0.57802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20999">
                <text:p>0.20999</text:p>
              </table:table-cell>
              <table:table-cell office:value-type="float" office:value="0.444281">
                <text:p>0.444281</text:p>
              </table:table-cell>
              <table:table-cell office:value-type="float" office:value="0.5191">
                <text:p>0.5191</text:p>
              </table:table-cell>
              <table:table-cell office:value-type="float" office:value="0.55204">
                <text:p>0.55204</text:p>
              </table:table-cell>
              <table:table-cell office:value-type="float" office:value="0.575905">
                <text:p>0.575905</text:p>
              </table:table-cell>
              <table:table-cell office:value-type="float" office:value="0.641058">
                <text:p>0.641058</text:p>
              </table:table-cell>
              <table:table-cell office:value-type="float" office:value="0.707942">
                <text:p>0.707942</text:p>
              </table:table-cell>
              <table:table-cell office:value-type="float" office:value="0.750536">
                <text:p>0.750536</text:p>
              </table:table-cell>
              <table:table-cell office:value-type="float" office:value="0.801251">
                <text:p>0.801251</text:p>
              </table:table-cell>
              <table:table-cell office:value-type="float" office:value="0.885295">
                <text:p>0.885295</text:p>
              </table:table-cell>
              <table:table-cell office:value-type="float" office:value="0.927689">
                <text:p>0.927689</text:p>
              </table:table-cell>
              <table:table-cell office:value-type="float" office:value="0.60874">
                <text:p>0.6087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218124">
                <text:p>0.218124</text:p>
              </table:table-cell>
              <table:table-cell office:value-type="float" office:value="0.44805">
                <text:p>0.44805</text:p>
              </table:table-cell>
              <table:table-cell office:value-type="float" office:value="0.520883">
                <text:p>0.520883</text:p>
              </table:table-cell>
              <table:table-cell office:value-type="float" office:value="0.554215">
                <text:p>0.554215</text:p>
              </table:table-cell>
              <table:table-cell office:value-type="float" office:value="0.580701">
                <text:p>0.580701</text:p>
              </table:table-cell>
              <table:table-cell office:value-type="float" office:value="0.643474">
                <text:p>0.643474</text:p>
              </table:table-cell>
              <table:table-cell office:value-type="float" office:value="0.701334">
                <text:p>0.701334</text:p>
              </table:table-cell>
              <table:table-cell office:value-type="float" office:value="0.748096">
                <text:p>0.748096</text:p>
              </table:table-cell>
              <table:table-cell office:value-type="float" office:value="0.799209">
                <text:p>0.799209</text:p>
              </table:table-cell>
              <table:table-cell office:value-type="float" office:value="0.875139">
                <text:p>0.875139</text:p>
              </table:table-cell>
              <table:table-cell office:value-type="float" office:value="0.927689">
                <text:p>0.927689</text:p>
              </table:table-cell>
              <table:table-cell office:value-type="float" office:value="0.608923">
                <text:p>0.60892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14519">
                <text:p>0.214519</text:p>
              </table:table-cell>
              <table:table-cell office:value-type="float" office:value="0.465094">
                <text:p>0.465094</text:p>
              </table:table-cell>
              <table:table-cell office:value-type="float" office:value="0.515373">
                <text:p>0.515373</text:p>
              </table:table-cell>
              <table:table-cell office:value-type="float" office:value="0.549259">
                <text:p>0.549259</text:p>
              </table:table-cell>
              <table:table-cell office:value-type="float" office:value="0.57089">
                <text:p>0.57089</text:p>
              </table:table-cell>
              <table:table-cell office:value-type="float" office:value="0.626895">
                <text:p>0.626895</text:p>
              </table:table-cell>
              <table:table-cell office:value-type="float" office:value="0.685304">
                <text:p>0.685304</text:p>
              </table:table-cell>
              <table:table-cell office:value-type="float" office:value="0.740817">
                <text:p>0.740817</text:p>
              </table:table-cell>
              <table:table-cell office:value-type="float" office:value="0.793233">
                <text:p>0.793233</text:p>
              </table:table-cell>
              <table:table-cell office:value-type="float" office:value="0.872796">
                <text:p>0.872796</text:p>
              </table:table-cell>
              <table:table-cell office:value-type="float" office:value="0.927689">
                <text:p>0.927689</text:p>
              </table:table-cell>
              <table:table-cell office:value-type="float" office:value="0.603418">
                <text:p>0.60341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36293">
                <text:p>0.136293</text:p>
              </table:table-cell>
              <table:table-cell office:value-type="float" office:value="0.417626">
                <text:p>0.417626</text:p>
              </table:table-cell>
              <table:table-cell office:value-type="float" office:value="0.511256">
                <text:p>0.511256</text:p>
              </table:table-cell>
              <table:table-cell office:value-type="float" office:value="0.53912">
                <text:p>0.53912</text:p>
              </table:table-cell>
              <table:table-cell office:value-type="float" office:value="0.564424">
                <text:p>0.564424</text:p>
              </table:table-cell>
              <table:table-cell office:value-type="float" office:value="0.60526">
                <text:p>0.60526</text:p>
              </table:table-cell>
              <table:table-cell office:value-type="float" office:value="0.646128">
                <text:p>0.646128</text:p>
              </table:table-cell>
              <table:table-cell office:value-type="float" office:value="0.717148">
                <text:p>0.717148</text:p>
              </table:table-cell>
              <table:table-cell office:value-type="float" office:value="0.76935">
                <text:p>0.76935</text:p>
              </table:table-cell>
              <table:table-cell office:value-type="float" office:value="0.847062">
                <text:p>0.847062</text:p>
              </table:table-cell>
              <table:table-cell office:value-type="float" office:value="0.927689">
                <text:p>0.927689</text:p>
              </table:table-cell>
              <table:table-cell office:value-type="float" office:value="0.575367">
                <text:p>0.57536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230741">
                <text:p>0.230741</text:p>
              </table:table-cell>
              <table:table-cell office:value-type="float" office:value="0.482761">
                <text:p>0.482761</text:p>
              </table:table-cell>
              <table:table-cell office:value-type="float" office:value="0.534917">
                <text:p>0.534917</text:p>
              </table:table-cell>
              <table:table-cell office:value-type="float" office:value="0.55947">
                <text:p>0.55947</text:p>
              </table:table-cell>
              <table:table-cell office:value-type="float" office:value="0.594434">
                <text:p>0.594434</text:p>
              </table:table-cell>
              <table:table-cell office:value-type="float" office:value="0.63081">
                <text:p>0.63081</text:p>
              </table:table-cell>
              <table:table-cell office:value-type="float" office:value="0.690906">
                <text:p>0.690906</text:p>
              </table:table-cell>
              <table:table-cell office:value-type="float" office:value="0.741063">
                <text:p>0.741063</text:p>
              </table:table-cell>
              <table:table-cell office:value-type="float" office:value="0.795696">
                <text:p>0.795696</text:p>
              </table:table-cell>
              <table:table-cell office:value-type="float" office:value="0.867209">
                <text:p>0.867209</text:p>
              </table:table-cell>
              <table:table-cell office:value-type="float" office:value="0.927689">
                <text:p>0.927689</text:p>
              </table:table-cell>
              <table:table-cell office:value-type="float" office:value="0.612801">
                <text:p>0.61280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65159">
                <text:p>0.165159</text:p>
              </table:table-cell>
              <table:table-cell office:value-type="float" office:value="0.48253">
                <text:p>0.48253</text:p>
              </table:table-cell>
              <table:table-cell office:value-type="float" office:value="0.544929">
                <text:p>0.544929</text:p>
              </table:table-cell>
              <table:table-cell office:value-type="float" office:value="0.574985">
                <text:p>0.574985</text:p>
              </table:table-cell>
              <table:table-cell office:value-type="float" office:value="0.614346">
                <text:p>0.614346</text:p>
              </table:table-cell>
              <table:table-cell office:value-type="float" office:value="0.654596">
                <text:p>0.654596</text:p>
              </table:table-cell>
              <table:table-cell office:value-type="float" office:value="0.705639">
                <text:p>0.705639</text:p>
              </table:table-cell>
              <table:table-cell office:value-type="float" office:value="0.752798">
                <text:p>0.752798</text:p>
              </table:table-cell>
              <table:table-cell office:value-type="float" office:value="0.798647">
                <text:p>0.798647</text:p>
              </table:table-cell>
              <table:table-cell office:value-type="float" office:value="0.865931">
                <text:p>0.865931</text:p>
              </table:table-cell>
              <table:table-cell office:value-type="float" office:value="0.927689">
                <text:p>0.927689</text:p>
              </table:table-cell>
              <table:table-cell office:value-type="float" office:value="0.615956">
                <text:p>0.61595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237704">
                <text:p>0.237704</text:p>
              </table:table-cell>
              <table:table-cell office:value-type="float" office:value="0.49584">
                <text:p>0.49584</text:p>
              </table:table-cell>
              <table:table-cell office:value-type="float" office:value="0.556478">
                <text:p>0.556478</text:p>
              </table:table-cell>
              <table:table-cell office:value-type="float" office:value="0.582618">
                <text:p>0.582618</text:p>
              </table:table-cell>
              <table:table-cell office:value-type="float" office:value="0.62401">
                <text:p>0.62401</text:p>
              </table:table-cell>
              <table:table-cell office:value-type="float" office:value="0.67155">
                <text:p>0.67155</text:p>
              </table:table-cell>
              <table:table-cell office:value-type="float" office:value="0.726967">
                <text:p>0.726967</text:p>
              </table:table-cell>
              <table:table-cell office:value-type="float" office:value="0.760502">
                <text:p>0.760502</text:p>
              </table:table-cell>
              <table:table-cell office:value-type="float" office:value="0.799296">
                <text:p>0.799296</text:p>
              </table:table-cell>
              <table:table-cell office:value-type="float" office:value="0.872125">
                <text:p>0.872125</text:p>
              </table:table-cell>
              <table:table-cell office:value-type="float" office:value="0.927689">
                <text:p>0.927689</text:p>
              </table:table-cell>
              <table:table-cell office:value-type="float" office:value="0.632709">
                <text:p>0.63270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73755">
                <text:p>0.373755</text:p>
              </table:table-cell>
              <table:table-cell office:value-type="float" office:value="0.511475">
                <text:p>0.511475</text:p>
              </table:table-cell>
              <table:table-cell office:value-type="float" office:value="0.554325">
                <text:p>0.554325</text:p>
              </table:table-cell>
              <table:table-cell office:value-type="float" office:value="0.575546">
                <text:p>0.575546</text:p>
              </table:table-cell>
              <table:table-cell office:value-type="float" office:value="0.605273">
                <text:p>0.605273</text:p>
              </table:table-cell>
              <table:table-cell office:value-type="float" office:value="0.633219">
                <text:p>0.633219</text:p>
              </table:table-cell>
              <table:table-cell office:value-type="float" office:value="0.687488">
                <text:p>0.687488</text:p>
              </table:table-cell>
              <table:table-cell office:value-type="float" office:value="0.74912">
                <text:p>0.74912</text:p>
              </table:table-cell>
              <table:table-cell office:value-type="float" office:value="0.785656">
                <text:p>0.785656</text:p>
              </table:table-cell>
              <table:table-cell office:value-type="float" office:value="0.8641">
                <text:p>0.8641</text:p>
              </table:table-cell>
              <table:table-cell office:value-type="float" office:value="0.927689">
                <text:p>0.927689</text:p>
              </table:table-cell>
              <table:table-cell office:value-type="float" office:value="0.633996">
                <text:p>0.63399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47509">
                <text:p>0.247509</text:p>
              </table:table-cell>
              <table:table-cell office:value-type="float" office:value="0.50513">
                <text:p>0.50513</text:p>
              </table:table-cell>
              <table:table-cell office:value-type="float" office:value="0.553356">
                <text:p>0.553356</text:p>
              </table:table-cell>
              <table:table-cell office:value-type="float" office:value="0.581868">
                <text:p>0.581868</text:p>
              </table:table-cell>
              <table:table-cell office:value-type="float" office:value="0.609572">
                <text:p>0.609572</text:p>
              </table:table-cell>
              <table:table-cell office:value-type="float" office:value="0.650198">
                <text:p>0.650198</text:p>
              </table:table-cell>
              <table:table-cell office:value-type="float" office:value="0.709151">
                <text:p>0.709151</text:p>
              </table:table-cell>
              <table:table-cell office:value-type="float" office:value="0.753788">
                <text:p>0.753788</text:p>
              </table:table-cell>
              <table:table-cell office:value-type="float" office:value="0.785209">
                <text:p>0.785209</text:p>
              </table:table-cell>
              <table:table-cell office:value-type="float" office:value="0.854923">
                <text:p>0.854923</text:p>
              </table:table-cell>
              <table:table-cell office:value-type="float" office:value="0.927689">
                <text:p>0.927689</text:p>
              </table:table-cell>
              <table:table-cell office:value-type="float" office:value="0.62507">
                <text:p>0.6250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393312">
                <text:p>0.393312</text:p>
              </table:table-cell>
              <table:table-cell office:value-type="float" office:value="0.49948">
                <text:p>0.49948</text:p>
              </table:table-cell>
              <table:table-cell office:value-type="float" office:value="0.550443">
                <text:p>0.550443</text:p>
              </table:table-cell>
              <table:table-cell office:value-type="float" office:value="0.574845">
                <text:p>0.574845</text:p>
              </table:table-cell>
              <table:table-cell office:value-type="float" office:value="0.598197">
                <text:p>0.598197</text:p>
              </table:table-cell>
              <table:table-cell office:value-type="float" office:value="0.642082">
                <text:p>0.642082</text:p>
              </table:table-cell>
              <table:table-cell office:value-type="float" office:value="0.70482">
                <text:p>0.70482</text:p>
              </table:table-cell>
              <table:table-cell office:value-type="float" office:value="0.757627">
                <text:p>0.757627</text:p>
              </table:table-cell>
              <table:table-cell office:value-type="float" office:value="0.790155">
                <text:p>0.790155</text:p>
              </table:table-cell>
              <table:table-cell office:value-type="float" office:value="0.859706">
                <text:p>0.859706</text:p>
              </table:table-cell>
              <table:table-cell office:value-type="float" office:value="0.927689">
                <text:p>0.927689</text:p>
              </table:table-cell>
              <table:table-cell office:value-type="float" office:value="0.637067">
                <text:p>0.63706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52574">
                <text:p>0.452574</text:p>
              </table:table-cell>
              <table:table-cell office:value-type="float" office:value="0.536351">
                <text:p>0.536351</text:p>
              </table:table-cell>
              <table:table-cell office:value-type="float" office:value="0.568047">
                <text:p>0.568047</text:p>
              </table:table-cell>
              <table:table-cell office:value-type="float" office:value="0.597181">
                <text:p>0.597181</text:p>
              </table:table-cell>
              <table:table-cell office:value-type="float" office:value="0.641806">
                <text:p>0.641806</text:p>
              </table:table-cell>
              <table:table-cell office:value-type="float" office:value="0.694841">
                <text:p>0.694841</text:p>
              </table:table-cell>
              <table:table-cell office:value-type="float" office:value="0.74176">
                <text:p>0.74176</text:p>
              </table:table-cell>
              <table:table-cell office:value-type="float" office:value="0.782062">
                <text:p>0.782062</text:p>
              </table:table-cell>
              <table:table-cell office:value-type="float" office:value="0.814832">
                <text:p>0.814832</text:p>
              </table:table-cell>
              <table:table-cell office:value-type="float" office:value="0.887916">
                <text:p>0.887916</text:p>
              </table:table-cell>
              <table:table-cell office:value-type="float" office:value="0.927689">
                <text:p>0.927689</text:p>
              </table:table-cell>
              <table:table-cell office:value-type="float" office:value="0.671737">
                <text:p>0.67173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49824">
                <text:p>0.449824</text:p>
              </table:table-cell>
              <table:table-cell office:value-type="float" office:value="0.544864">
                <text:p>0.544864</text:p>
              </table:table-cell>
              <table:table-cell office:value-type="float" office:value="0.571471">
                <text:p>0.571471</text:p>
              </table:table-cell>
              <table:table-cell office:value-type="float" office:value="0.599564">
                <text:p>0.599564</text:p>
              </table:table-cell>
              <table:table-cell office:value-type="float" office:value="0.648751">
                <text:p>0.648751</text:p>
              </table:table-cell>
              <table:table-cell office:value-type="float" office:value="0.699774">
                <text:p>0.699774</text:p>
              </table:table-cell>
              <table:table-cell office:value-type="float" office:value="0.747626">
                <text:p>0.747626</text:p>
              </table:table-cell>
              <table:table-cell office:value-type="float" office:value="0.784287">
                <text:p>0.784287</text:p>
              </table:table-cell>
              <table:table-cell office:value-type="float" office:value="0.829049">
                <text:p>0.829049</text:p>
              </table:table-cell>
              <table:table-cell office:value-type="float" office:value="0.890898">
                <text:p>0.890898</text:p>
              </table:table-cell>
              <table:table-cell office:value-type="float" office:value="0.927689">
                <text:p>0.927689</text:p>
              </table:table-cell>
              <table:table-cell office:value-type="float" office:value="0.676611">
                <text:p>0.67661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34725">
                <text:p>0.434725</text:p>
              </table:table-cell>
              <table:table-cell office:value-type="float" office:value="0.523144">
                <text:p>0.523144</text:p>
              </table:table-cell>
              <table:table-cell office:value-type="float" office:value="0.558661">
                <text:p>0.558661</text:p>
              </table:table-cell>
              <table:table-cell office:value-type="float" office:value="0.589134">
                <text:p>0.589134</text:p>
              </table:table-cell>
              <table:table-cell office:value-type="float" office:value="0.627159">
                <text:p>0.627159</text:p>
              </table:table-cell>
              <table:table-cell office:value-type="float" office:value="0.683579">
                <text:p>0.683579</text:p>
              </table:table-cell>
              <table:table-cell office:value-type="float" office:value="0.724384">
                <text:p>0.724384</text:p>
              </table:table-cell>
              <table:table-cell office:value-type="float" office:value="0.763261">
                <text:p>0.763261</text:p>
              </table:table-cell>
              <table:table-cell office:value-type="float" office:value="0.811324">
                <text:p>0.811324</text:p>
              </table:table-cell>
              <table:table-cell office:value-type="float" office:value="0.883395">
                <text:p>0.883395</text:p>
              </table:table-cell>
              <table:table-cell office:value-type="float" office:value="0.927689">
                <text:p>0.927689</text:p>
              </table:table-cell>
              <table:table-cell office:value-type="float" office:value="0.659877">
                <text:p>0.65987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13199">
                <text:p>0.413199</text:p>
              </table:table-cell>
              <table:table-cell office:value-type="float" office:value="0.528251">
                <text:p>0.528251</text:p>
              </table:table-cell>
              <table:table-cell office:value-type="float" office:value="0.557336">
                <text:p>0.557336</text:p>
              </table:table-cell>
              <table:table-cell office:value-type="float" office:value="0.582877">
                <text:p>0.582877</text:p>
              </table:table-cell>
              <table:table-cell office:value-type="float" office:value="0.604256">
                <text:p>0.604256</text:p>
              </table:table-cell>
              <table:table-cell office:value-type="float" office:value="0.658411">
                <text:p>0.658411</text:p>
              </table:table-cell>
              <table:table-cell office:value-type="float" office:value="0.712943">
                <text:p>0.712943</text:p>
              </table:table-cell>
              <table:table-cell office:value-type="float" office:value="0.752736">
                <text:p>0.752736</text:p>
              </table:table-cell>
              <table:table-cell office:value-type="float" office:value="0.801023">
                <text:p>0.801023</text:p>
              </table:table-cell>
              <table:table-cell office:value-type="float" office:value="0.879618">
                <text:p>0.879618</text:p>
              </table:table-cell>
              <table:table-cell office:value-type="float" office:value="0.927689">
                <text:p>0.927689</text:p>
              </table:table-cell>
              <table:table-cell office:value-type="float" office:value="0.649065">
                <text:p>0.64906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346922">
                <text:p>0.346922</text:p>
              </table:table-cell>
              <table:table-cell office:value-type="float" office:value="0.515909">
                <text:p>0.515909</text:p>
              </table:table-cell>
              <table:table-cell office:value-type="float" office:value="0.546953">
                <text:p>0.546953</text:p>
              </table:table-cell>
              <table:table-cell office:value-type="float" office:value="0.576165">
                <text:p>0.576165</text:p>
              </table:table-cell>
              <table:table-cell office:value-type="float" office:value="0.59994">
                <text:p>0.59994</text:p>
              </table:table-cell>
              <table:table-cell office:value-type="float" office:value="0.646544">
                <text:p>0.646544</text:p>
              </table:table-cell>
              <table:table-cell office:value-type="float" office:value="0.699016">
                <text:p>0.699016</text:p>
              </table:table-cell>
              <table:table-cell office:value-type="float" office:value="0.739733">
                <text:p>0.739733</text:p>
              </table:table-cell>
              <table:table-cell office:value-type="float" office:value="0.782833">
                <text:p>0.782833</text:p>
              </table:table-cell>
              <table:table-cell office:value-type="float" office:value="0.86492">
                <text:p>0.86492</text:p>
              </table:table-cell>
              <table:table-cell office:value-type="float" office:value="0.927689">
                <text:p>0.927689</text:p>
              </table:table-cell>
              <table:table-cell office:value-type="float" office:value="0.631893">
                <text:p>0.63189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295275">
                <text:p>0.295275</text:p>
              </table:table-cell>
              <table:table-cell office:value-type="float" office:value="0.489363">
                <text:p>0.489363</text:p>
              </table:table-cell>
              <table:table-cell office:value-type="float" office:value="0.535627">
                <text:p>0.535627</text:p>
              </table:table-cell>
              <table:table-cell office:value-type="float" office:value="0.567785">
                <text:p>0.567785</text:p>
              </table:table-cell>
              <table:table-cell office:value-type="float" office:value="0.591859">
                <text:p>0.591859</text:p>
              </table:table-cell>
              <table:table-cell office:value-type="float" office:value="0.629826">
                <text:p>0.629826</text:p>
              </table:table-cell>
              <table:table-cell office:value-type="float" office:value="0.683813">
                <text:p>0.683813</text:p>
              </table:table-cell>
              <table:table-cell office:value-type="float" office:value="0.734954">
                <text:p>0.734954</text:p>
              </table:table-cell>
              <table:table-cell office:value-type="float" office:value="0.778049">
                <text:p>0.778049</text:p>
              </table:table-cell>
              <table:table-cell office:value-type="float" office:value="0.859345">
                <text:p>0.859345</text:p>
              </table:table-cell>
              <table:table-cell office:value-type="float" office:value="0.927689">
                <text:p>0.927689</text:p>
              </table:table-cell>
              <table:table-cell office:value-type="float" office:value="0.616589">
                <text:p>0.61658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345975">
                <text:p>0.345975</text:p>
              </table:table-cell>
              <table:table-cell office:value-type="float" office:value="0.503625">
                <text:p>0.503625</text:p>
              </table:table-cell>
              <table:table-cell office:value-type="float" office:value="0.55117">
                <text:p>0.55117</text:p>
              </table:table-cell>
              <table:table-cell office:value-type="float" office:value="0.576262">
                <text:p>0.576262</text:p>
              </table:table-cell>
              <table:table-cell office:value-type="float" office:value="0.60826">
                <text:p>0.60826</text:p>
              </table:table-cell>
              <table:table-cell office:value-type="float" office:value="0.657243">
                <text:p>0.657243</text:p>
              </table:table-cell>
              <table:table-cell office:value-type="float" office:value="0.70652">
                <text:p>0.70652</text:p>
              </table:table-cell>
              <table:table-cell office:value-type="float" office:value="0.754149">
                <text:p>0.754149</text:p>
              </table:table-cell>
              <table:table-cell office:value-type="float" office:value="0.808106">
                <text:p>0.808106</text:p>
              </table:table-cell>
              <table:table-cell office:value-type="float" office:value="0.88101">
                <text:p>0.88101</text:p>
              </table:table-cell>
              <table:table-cell office:value-type="float" office:value="0.927689">
                <text:p>0.927689</text:p>
              </table:table-cell>
              <table:table-cell office:value-type="float" office:value="0.639232">
                <text:p>0.63923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326546">
                <text:p>0.326546</text:p>
              </table:table-cell>
              <table:table-cell office:value-type="float" office:value="0.503409">
                <text:p>0.503409</text:p>
              </table:table-cell>
              <table:table-cell office:value-type="float" office:value="0.549349">
                <text:p>0.549349</text:p>
              </table:table-cell>
              <table:table-cell office:value-type="float" office:value="0.566246">
                <text:p>0.566246</text:p>
              </table:table-cell>
              <table:table-cell office:value-type="float" office:value="0.584308">
                <text:p>0.584308</text:p>
              </table:table-cell>
              <table:table-cell office:value-type="float" office:value="0.640378">
                <text:p>0.640378</text:p>
              </table:table-cell>
              <table:table-cell office:value-type="float" office:value="0.703405">
                <text:p>0.703405</text:p>
              </table:table-cell>
              <table:table-cell office:value-type="float" office:value="0.752824">
                <text:p>0.752824</text:p>
              </table:table-cell>
              <table:table-cell office:value-type="float" office:value="0.812798">
                <text:p>0.812798</text:p>
              </table:table-cell>
              <table:table-cell office:value-type="float" office:value="0.888824">
                <text:p>0.888824</text:p>
              </table:table-cell>
              <table:table-cell office:value-type="float" office:value="0.927689">
                <text:p>0.927689</text:p>
              </table:table-cell>
              <table:table-cell office:value-type="float" office:value="0.632809">
                <text:p>0.6328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9339">
                <text:p>0.369339</text:p>
              </table:table-cell>
              <table:table-cell office:value-type="float" office:value="0.493363">
                <text:p>0.493363</text:p>
              </table:table-cell>
              <table:table-cell office:value-type="float" office:value="0.544809">
                <text:p>0.544809</text:p>
              </table:table-cell>
              <table:table-cell office:value-type="float" office:value="0.560154">
                <text:p>0.560154</text:p>
              </table:table-cell>
              <table:table-cell office:value-type="float" office:value="0.578234">
                <text:p>0.578234</text:p>
              </table:table-cell>
              <table:table-cell office:value-type="float" office:value="0.622229">
                <text:p>0.622229</text:p>
              </table:table-cell>
              <table:table-cell office:value-type="float" office:value="0.676538">
                <text:p>0.676538</text:p>
              </table:table-cell>
              <table:table-cell office:value-type="float" office:value="0.725318">
                <text:p>0.725318</text:p>
              </table:table-cell>
              <table:table-cell office:value-type="float" office:value="0.787914">
                <text:p>0.787914</text:p>
              </table:table-cell>
              <table:table-cell office:value-type="float" office:value="0.87735">
                <text:p>0.87735</text:p>
              </table:table-cell>
              <table:table-cell office:value-type="float" office:value="0.927689">
                <text:p>0.927689</text:p>
              </table:table-cell>
              <table:table-cell office:value-type="float" office:value="0.623525">
                <text:p>0.62352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180055">
                <text:p>0.180055</text:p>
              </table:table-cell>
              <table:table-cell office:value-type="float" office:value="0.449787">
                <text:p>0.449787</text:p>
              </table:table-cell>
              <table:table-cell office:value-type="float" office:value="0.527426">
                <text:p>0.527426</text:p>
              </table:table-cell>
              <table:table-cell office:value-type="float" office:value="0.562417">
                <text:p>0.562417</text:p>
              </table:table-cell>
              <table:table-cell office:value-type="float" office:value="0.583371">
                <text:p>0.583371</text:p>
              </table:table-cell>
              <table:table-cell office:value-type="float" office:value="0.63274">
                <text:p>0.63274</text:p>
              </table:table-cell>
              <table:table-cell office:value-type="float" office:value="0.686998">
                <text:p>0.686998</text:p>
              </table:table-cell>
              <table:table-cell office:value-type="float" office:value="0.740935">
                <text:p>0.740935</text:p>
              </table:table-cell>
              <table:table-cell office:value-type="float" office:value="0.805594">
                <text:p>0.805594</text:p>
              </table:table-cell>
              <table:table-cell office:value-type="float" office:value="0.874321">
                <text:p>0.874321</text:p>
              </table:table-cell>
              <table:table-cell office:value-type="float" office:value="0.927689">
                <text:p>0.927689</text:p>
              </table:table-cell>
              <table:table-cell office:value-type="float" office:value="0.604364">
                <text:p>0.60436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283059">
                <text:p>0.283059</text:p>
              </table:table-cell>
              <table:table-cell office:value-type="float" office:value="0.446433">
                <text:p>0.446433</text:p>
              </table:table-cell>
              <table:table-cell office:value-type="float" office:value="0.530523">
                <text:p>0.530523</text:p>
              </table:table-cell>
              <table:table-cell office:value-type="float" office:value="0.568936">
                <text:p>0.568936</text:p>
              </table:table-cell>
              <table:table-cell office:value-type="float" office:value="0.59788">
                <text:p>0.59788</text:p>
              </table:table-cell>
              <table:table-cell office:value-type="float" office:value="0.653879">
                <text:p>0.653879</text:p>
              </table:table-cell>
              <table:table-cell office:value-type="float" office:value="0.704772">
                <text:p>0.704772</text:p>
              </table:table-cell>
              <table:table-cell office:value-type="float" office:value="0.751131">
                <text:p>0.751131</text:p>
              </table:table-cell>
              <table:table-cell office:value-type="float" office:value="0.809327">
                <text:p>0.809327</text:p>
              </table:table-cell>
              <table:table-cell office:value-type="float" office:value="0.890509">
                <text:p>0.890509</text:p>
              </table:table-cell>
              <table:table-cell office:value-type="float" office:value="0.927689">
                <text:p>0.927689</text:p>
              </table:table-cell>
              <table:table-cell office:value-type="float" office:value="0.623645">
                <text:p>0.62364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341041">
                <text:p>0.341041</text:p>
              </table:table-cell>
              <table:table-cell office:value-type="float" office:value="0.51226">
                <text:p>0.51226</text:p>
              </table:table-cell>
              <table:table-cell office:value-type="float" office:value="0.560174">
                <text:p>0.560174</text:p>
              </table:table-cell>
              <table:table-cell office:value-type="float" office:value="0.590062">
                <text:p>0.590062</text:p>
              </table:table-cell>
              <table:table-cell office:value-type="float" office:value="0.641719">
                <text:p>0.641719</text:p>
              </table:table-cell>
              <table:table-cell office:value-type="float" office:value="0.688803">
                <text:p>0.688803</text:p>
              </table:table-cell>
              <table:table-cell office:value-type="float" office:value="0.731026">
                <text:p>0.731026</text:p>
              </table:table-cell>
              <table:table-cell office:value-type="float" office:value="0.768976">
                <text:p>0.768976</text:p>
              </table:table-cell>
              <table:table-cell office:value-type="float" office:value="0.822747">
                <text:p>0.822747</text:p>
              </table:table-cell>
              <table:table-cell office:value-type="float" office:value="0.886281">
                <text:p>0.886281</text:p>
              </table:table-cell>
              <table:table-cell office:value-type="float" office:value="0.927689">
                <text:p>0.927689</text:p>
              </table:table-cell>
              <table:table-cell office:value-type="float" office:value="0.654309">
                <text:p>0.65430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368294">
                <text:p>0.368294</text:p>
              </table:table-cell>
              <table:table-cell office:value-type="float" office:value="0.511959">
                <text:p>0.511959</text:p>
              </table:table-cell>
              <table:table-cell office:value-type="float" office:value="0.558278">
                <text:p>0.558278</text:p>
              </table:table-cell>
              <table:table-cell office:value-type="float" office:value="0.589985">
                <text:p>0.589985</text:p>
              </table:table-cell>
              <table:table-cell office:value-type="float" office:value="0.646515">
                <text:p>0.646515</text:p>
              </table:table-cell>
              <table:table-cell office:value-type="float" office:value="0.694062">
                <text:p>0.694062</text:p>
              </table:table-cell>
              <table:table-cell office:value-type="float" office:value="0.734963">
                <text:p>0.734963</text:p>
              </table:table-cell>
              <table:table-cell office:value-type="float" office:value="0.76828">
                <text:p>0.76828</text:p>
              </table:table-cell>
              <table:table-cell office:value-type="float" office:value="0.814937">
                <text:p>0.814937</text:p>
              </table:table-cell>
              <table:table-cell office:value-type="float" office:value="0.883296">
                <text:p>0.883296</text:p>
              </table:table-cell>
              <table:table-cell office:value-type="float" office:value="0.927689">
                <text:p>0.927689</text:p>
              </table:table-cell>
              <table:table-cell office:value-type="float" office:value="0.657057">
                <text:p>0.65705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14062">
                <text:p>0.414062</text:p>
              </table:table-cell>
              <table:table-cell office:value-type="float" office:value="0.531546">
                <text:p>0.531546</text:p>
              </table:table-cell>
              <table:table-cell office:value-type="float" office:value="0.57532">
                <text:p>0.57532</text:p>
              </table:table-cell>
              <table:table-cell office:value-type="float" office:value="0.622119">
                <text:p>0.622119</text:p>
              </table:table-cell>
              <table:table-cell office:value-type="float" office:value="0.669218">
                <text:p>0.669218</text:p>
              </table:table-cell>
              <table:table-cell office:value-type="float" office:value="0.704827">
                <text:p>0.704827</text:p>
              </table:table-cell>
              <table:table-cell office:value-type="float" office:value="0.744603">
                <text:p>0.744603</text:p>
              </table:table-cell>
              <table:table-cell office:value-type="float" office:value="0.791464">
                <text:p>0.791464</text:p>
              </table:table-cell>
              <table:table-cell office:value-type="float" office:value="0.84928">
                <text:p>0.84928</text:p>
              </table:table-cell>
              <table:table-cell office:value-type="float" office:value="0.900612">
                <text:p>0.900612</text:p>
              </table:table-cell>
              <table:table-cell office:value-type="float" office:value="0.927689">
                <text:p>0.927689</text:p>
              </table:table-cell>
              <table:table-cell office:value-type="float" office:value="0.680305">
                <text:p>0.68030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368898">
                <text:p>0.368898</text:p>
              </table:table-cell>
              <table:table-cell office:value-type="float" office:value="0.53858">
                <text:p>0.53858</text:p>
              </table:table-cell>
              <table:table-cell office:value-type="float" office:value="0.579812">
                <text:p>0.579812</text:p>
              </table:table-cell>
              <table:table-cell office:value-type="float" office:value="0.624117">
                <text:p>0.624117</text:p>
              </table:table-cell>
              <table:table-cell office:value-type="float" office:value="0.675299">
                <text:p>0.675299</text:p>
              </table:table-cell>
              <table:table-cell office:value-type="float" office:value="0.715472">
                <text:p>0.715472</text:p>
              </table:table-cell>
              <table:table-cell office:value-type="float" office:value="0.74993">
                <text:p>0.74993</text:p>
              </table:table-cell>
              <table:table-cell office:value-type="float" office:value="0.79463">
                <text:p>0.79463</text:p>
              </table:table-cell>
              <table:table-cell office:value-type="float" office:value="0.84304">
                <text:p>0.84304</text:p>
              </table:table-cell>
              <table:table-cell office:value-type="float" office:value="0.893846">
                <text:p>0.893846</text:p>
              </table:table-cell>
              <table:table-cell office:value-type="float" office:value="0.927689">
                <text:p>0.927689</text:p>
              </table:table-cell>
              <table:table-cell office:value-type="float" office:value="0.678363">
                <text:p>0.67836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345813">
                <text:p>0.345813</text:p>
              </table:table-cell>
              <table:table-cell office:value-type="float" office:value="0.517456">
                <text:p>0.517456</text:p>
              </table:table-cell>
              <table:table-cell office:value-type="float" office:value="0.562717">
                <text:p>0.562717</text:p>
              </table:table-cell>
              <table:table-cell office:value-type="float" office:value="0.597559">
                <text:p>0.597559</text:p>
              </table:table-cell>
              <table:table-cell office:value-type="float" office:value="0.651263">
                <text:p>0.651263</text:p>
              </table:table-cell>
              <table:table-cell office:value-type="float" office:value="0.704812">
                <text:p>0.704812</text:p>
              </table:table-cell>
              <table:table-cell office:value-type="float" office:value="0.750718">
                <text:p>0.750718</text:p>
              </table:table-cell>
              <table:table-cell office:value-type="float" office:value="0.792131">
                <text:p>0.792131</text:p>
              </table:table-cell>
              <table:table-cell office:value-type="float" office:value="0.837884">
                <text:p>0.837884</text:p>
              </table:table-cell>
              <table:table-cell office:value-type="float" office:value="0.888332">
                <text:p>0.888332</text:p>
              </table:table-cell>
              <table:table-cell office:value-type="float" office:value="0.927689">
                <text:p>0.927689</text:p>
              </table:table-cell>
              <table:table-cell office:value-type="float" office:value="0.664869">
                <text:p>0.66486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271711">
                <text:p>0.271711</text:p>
              </table:table-cell>
              <table:table-cell office:value-type="float" office:value="0.504415">
                <text:p>0.504415</text:p>
              </table:table-cell>
              <table:table-cell office:value-type="float" office:value="0.560511">
                <text:p>0.560511</text:p>
              </table:table-cell>
              <table:table-cell office:value-type="float" office:value="0.599952">
                <text:p>0.599952</text:p>
              </table:table-cell>
              <table:table-cell office:value-type="float" office:value="0.659151">
                <text:p>0.659151</text:p>
              </table:table-cell>
              <table:table-cell office:value-type="float" office:value="0.704598">
                <text:p>0.704598</text:p>
              </table:table-cell>
              <table:table-cell office:value-type="float" office:value="0.739284">
                <text:p>0.739284</text:p>
              </table:table-cell>
              <table:table-cell office:value-type="float" office:value="0.785324">
                <text:p>0.785324</text:p>
              </table:table-cell>
              <table:table-cell office:value-type="float" office:value="0.834397">
                <text:p>0.834397</text:p>
              </table:table-cell>
              <table:table-cell office:value-type="float" office:value="0.879496">
                <text:p>0.879496</text:p>
              </table:table-cell>
              <table:table-cell office:value-type="float" office:value="0.927689">
                <text:p>0.927689</text:p>
              </table:table-cell>
              <table:table-cell office:value-type="float" office:value="0.653884">
                <text:p>0.65388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338213">
                <text:p>0.338213</text:p>
              </table:table-cell>
              <table:table-cell office:value-type="float" office:value="0.522232">
                <text:p>0.522232</text:p>
              </table:table-cell>
              <table:table-cell office:value-type="float" office:value="0.574905">
                <text:p>0.574905</text:p>
              </table:table-cell>
              <table:table-cell office:value-type="float" office:value="0.614629">
                <text:p>0.614629</text:p>
              </table:table-cell>
              <table:table-cell office:value-type="float" office:value="0.678145">
                <text:p>0.678145</text:p>
              </table:table-cell>
              <table:table-cell office:value-type="float" office:value="0.729008">
                <text:p>0.729008</text:p>
              </table:table-cell>
              <table:table-cell office:value-type="float" office:value="0.767678">
                <text:p>0.767678</text:p>
              </table:table-cell>
              <table:table-cell office:value-type="float" office:value="0.806006">
                <text:p>0.806006</text:p>
              </table:table-cell>
              <table:table-cell office:value-type="float" office:value="0.843472">
                <text:p>0.843472</text:p>
              </table:table-cell>
              <table:table-cell office:value-type="float" office:value="0.886006">
                <text:p>0.886006</text:p>
              </table:table-cell>
              <table:table-cell office:value-type="float" office:value="0.927689">
                <text:p>0.927689</text:p>
              </table:table-cell>
              <table:table-cell office:value-type="float" office:value="0.676029">
                <text:p>0.67602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49276">
                <text:p>0.249276</text:p>
              </table:table-cell>
              <table:table-cell office:value-type="float" office:value="0.517734">
                <text:p>0.517734</text:p>
              </table:table-cell>
              <table:table-cell office:value-type="float" office:value="0.568306">
                <text:p>0.568306</text:p>
              </table:table-cell>
              <table:table-cell office:value-type="float" office:value="0.616383">
                <text:p>0.616383</text:p>
              </table:table-cell>
              <table:table-cell office:value-type="float" office:value="0.670894">
                <text:p>0.670894</text:p>
              </table:table-cell>
              <table:table-cell office:value-type="float" office:value="0.723656">
                <text:p>0.723656</text:p>
              </table:table-cell>
              <table:table-cell office:value-type="float" office:value="0.752222">
                <text:p>0.752222</text:p>
              </table:table-cell>
              <table:table-cell office:value-type="float" office:value="0.797875">
                <text:p>0.797875</text:p>
              </table:table-cell>
              <table:table-cell office:value-type="float" office:value="0.840869">
                <text:p>0.840869</text:p>
              </table:table-cell>
              <table:table-cell office:value-type="float" office:value="0.887617">
                <text:p>0.887617</text:p>
              </table:table-cell>
              <table:table-cell office:value-type="float" office:value="0.927689">
                <text:p>0.927689</text:p>
              </table:table-cell>
              <table:table-cell office:value-type="float" office:value="0.662483">
                <text:p>0.66248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52605">
                <text:p>0.352605</text:p>
              </table:table-cell>
              <table:table-cell office:value-type="float" office:value="0.535981">
                <text:p>0.535981</text:p>
              </table:table-cell>
              <table:table-cell office:value-type="float" office:value="0.573468">
                <text:p>0.573468</text:p>
              </table:table-cell>
              <table:table-cell office:value-type="float" office:value="0.614514">
                <text:p>0.614514</text:p>
              </table:table-cell>
              <table:table-cell office:value-type="float" office:value="0.674265">
                <text:p>0.674265</text:p>
              </table:table-cell>
              <table:table-cell office:value-type="float" office:value="0.733601">
                <text:p>0.733601</text:p>
              </table:table-cell>
              <table:table-cell office:value-type="float" office:value="0.755189">
                <text:p>0.755189</text:p>
              </table:table-cell>
              <table:table-cell office:value-type="float" office:value="0.796248">
                <text:p>0.796248</text:p>
              </table:table-cell>
              <table:table-cell office:value-type="float" office:value="0.83158">
                <text:p>0.83158</text:p>
              </table:table-cell>
              <table:table-cell office:value-type="float" office:value="0.882836">
                <text:p>0.882836</text:p>
              </table:table-cell>
              <table:table-cell office:value-type="float" office:value="0.927689">
                <text:p>0.927689</text:p>
              </table:table-cell>
              <table:table-cell office:value-type="float" office:value="0.675029">
                <text:p>0.67502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427981">
                <text:p>0.427981</text:p>
              </table:table-cell>
              <table:table-cell office:value-type="float" office:value="0.532952">
                <text:p>0.532952</text:p>
              </table:table-cell>
              <table:table-cell office:value-type="float" office:value="0.575498">
                <text:p>0.575498</text:p>
              </table:table-cell>
              <table:table-cell office:value-type="float" office:value="0.613947">
                <text:p>0.613947</text:p>
              </table:table-cell>
              <table:table-cell office:value-type="float" office:value="0.674413">
                <text:p>0.674413</text:p>
              </table:table-cell>
              <table:table-cell office:value-type="float" office:value="0.732693">
                <text:p>0.732693</text:p>
              </table:table-cell>
              <table:table-cell office:value-type="float" office:value="0.760635">
                <text:p>0.760635</text:p>
              </table:table-cell>
              <table:table-cell office:value-type="float" office:value="0.789789">
                <text:p>0.789789</text:p>
              </table:table-cell>
              <table:table-cell office:value-type="float" office:value="0.828307">
                <text:p>0.828307</text:p>
              </table:table-cell>
              <table:table-cell office:value-type="float" office:value="0.895307">
                <text:p>0.895307</text:p>
              </table:table-cell>
              <table:table-cell office:value-type="float" office:value="0.927689">
                <text:p>0.927689</text:p>
              </table:table-cell>
              <table:table-cell office:value-type="float" office:value="0.683152">
                <text:p>0.68315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384522">
                <text:p>0.384522</text:p>
              </table:table-cell>
              <table:table-cell office:value-type="float" office:value="0.53388">
                <text:p>0.53388</text:p>
              </table:table-cell>
              <table:table-cell office:value-type="float" office:value="0.568255">
                <text:p>0.568255</text:p>
              </table:table-cell>
              <table:table-cell office:value-type="float" office:value="0.597248">
                <text:p>0.597248</text:p>
              </table:table-cell>
              <table:table-cell office:value-type="float" office:value="0.650064">
                <text:p>0.650064</text:p>
              </table:table-cell>
              <table:table-cell office:value-type="float" office:value="0.705557">
                <text:p>0.705557</text:p>
              </table:table-cell>
              <table:table-cell office:value-type="float" office:value="0.746799">
                <text:p>0.746799</text:p>
              </table:table-cell>
              <table:table-cell office:value-type="float" office:value="0.786694">
                <text:p>0.786694</text:p>
              </table:table-cell>
              <table:table-cell office:value-type="float" office:value="0.834096">
                <text:p>0.834096</text:p>
              </table:table-cell>
              <table:table-cell office:value-type="float" office:value="0.894768">
                <text:p>0.894768</text:p>
              </table:table-cell>
              <table:table-cell office:value-type="float" office:value="0.927689">
                <text:p>0.927689</text:p>
              </table:table-cell>
              <table:table-cell office:value-type="float" office:value="0.670188">
                <text:p>0.67018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427678">
                <text:p>0.427678</text:p>
              </table:table-cell>
              <table:table-cell office:value-type="float" office:value="0.538289">
                <text:p>0.538289</text:p>
              </table:table-cell>
              <table:table-cell office:value-type="float" office:value="0.569299">
                <text:p>0.569299</text:p>
              </table:table-cell>
              <table:table-cell office:value-type="float" office:value="0.606655">
                <text:p>0.606655</text:p>
              </table:table-cell>
              <table:table-cell office:value-type="float" office:value="0.653471">
                <text:p>0.653471</text:p>
              </table:table-cell>
              <table:table-cell office:value-type="float" office:value="0.715921">
                <text:p>0.715921</text:p>
              </table:table-cell>
              <table:table-cell office:value-type="float" office:value="0.762321">
                <text:p>0.762321</text:p>
              </table:table-cell>
              <table:table-cell office:value-type="float" office:value="0.807022">
                <text:p>0.807022</text:p>
              </table:table-cell>
              <table:table-cell office:value-type="float" office:value="0.843925">
                <text:p>0.843925</text:p>
              </table:table-cell>
              <table:table-cell office:value-type="float" office:value="0.88681">
                <text:p>0.88681</text:p>
              </table:table-cell>
              <table:table-cell office:value-type="float" office:value="0.927689">
                <text:p>0.927689</text:p>
              </table:table-cell>
              <table:table-cell office:value-type="float" office:value="0.681139">
                <text:p>0.68113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436721">
                <text:p>0.436721</text:p>
              </table:table-cell>
              <table:table-cell office:value-type="float" office:value="0.541455">
                <text:p>0.541455</text:p>
              </table:table-cell>
              <table:table-cell office:value-type="float" office:value="0.576402">
                <text:p>0.576402</text:p>
              </table:table-cell>
              <table:table-cell office:value-type="float" office:value="0.629872">
                <text:p>0.629872</text:p>
              </table:table-cell>
              <table:table-cell office:value-type="float" office:value="0.684371">
                <text:p>0.684371</text:p>
              </table:table-cell>
              <table:table-cell office:value-type="float" office:value="0.745587">
                <text:p>0.745587</text:p>
              </table:table-cell>
              <table:table-cell office:value-type="float" office:value="0.777933">
                <text:p>0.777933</text:p>
              </table:table-cell>
              <table:table-cell office:value-type="float" office:value="0.81079">
                <text:p>0.81079</text:p>
              </table:table-cell>
              <table:table-cell office:value-type="float" office:value="0.847094">
                <text:p>0.847094</text:p>
              </table:table-cell>
              <table:table-cell office:value-type="float" office:value="0.891736">
                <text:p>0.891736</text:p>
              </table:table-cell>
              <table:table-cell office:value-type="float" office:value="0.927689">
                <text:p>0.927689</text:p>
              </table:table-cell>
              <table:table-cell office:value-type="float" office:value="0.694196">
                <text:p>0.69419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37481">
                <text:p>0.37481</text:p>
              </table:table-cell>
              <table:table-cell office:value-type="float" office:value="0.559784">
                <text:p>0.559784</text:p>
              </table:table-cell>
              <table:table-cell office:value-type="float" office:value="0.597973">
                <text:p>0.597973</text:p>
              </table:table-cell>
              <table:table-cell office:value-type="float" office:value="0.645903">
                <text:p>0.645903</text:p>
              </table:table-cell>
              <table:table-cell office:value-type="float" office:value="0.696171">
                <text:p>0.696171</text:p>
              </table:table-cell>
              <table:table-cell office:value-type="float" office:value="0.739312">
                <text:p>0.739312</text:p>
              </table:table-cell>
              <table:table-cell office:value-type="float" office:value="0.770744">
                <text:p>0.770744</text:p>
              </table:table-cell>
              <table:table-cell office:value-type="float" office:value="0.800599">
                <text:p>0.800599</text:p>
              </table:table-cell>
              <table:table-cell office:value-type="float" office:value="0.841401">
                <text:p>0.841401</text:p>
              </table:table-cell>
              <table:table-cell office:value-type="float" office:value="0.884885">
                <text:p>0.884885</text:p>
              </table:table-cell>
              <table:table-cell office:value-type="float" office:value="0.927689">
                <text:p>0.927689</text:p>
              </table:table-cell>
              <table:table-cell office:value-type="float" office:value="0.691158">
                <text:p>0.69115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60776">
                <text:p>0.460776</text:p>
              </table:table-cell>
              <table:table-cell office:value-type="float" office:value="0.566715">
                <text:p>0.566715</text:p>
              </table:table-cell>
              <table:table-cell office:value-type="float" office:value="0.618959">
                <text:p>0.618959</text:p>
              </table:table-cell>
              <table:table-cell office:value-type="float" office:value="0.660335">
                <text:p>0.660335</text:p>
              </table:table-cell>
              <table:table-cell office:value-type="float" office:value="0.712376">
                <text:p>0.712376</text:p>
              </table:table-cell>
              <table:table-cell office:value-type="float" office:value="0.751828">
                <text:p>0.751828</text:p>
              </table:table-cell>
              <table:table-cell office:value-type="float" office:value="0.782549">
                <text:p>0.782549</text:p>
              </table:table-cell>
              <table:table-cell office:value-type="float" office:value="0.813983">
                <text:p>0.813983</text:p>
              </table:table-cell>
              <table:table-cell office:value-type="float" office:value="0.840947">
                <text:p>0.840947</text:p>
              </table:table-cell>
              <table:table-cell office:value-type="float" office:value="0.886126">
                <text:p>0.886126</text:p>
              </table:table-cell>
              <table:table-cell office:value-type="float" office:value="0.927689">
                <text:p>0.927689</text:p>
              </table:table-cell>
              <table:table-cell office:value-type="float" office:value="0.709459">
                <text:p>0.70945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60367">
                <text:p>0.460367</text:p>
              </table:table-cell>
              <table:table-cell office:value-type="float" office:value="0.559013">
                <text:p>0.559013</text:p>
              </table:table-cell>
              <table:table-cell office:value-type="float" office:value="0.620411">
                <text:p>0.620411</text:p>
              </table:table-cell>
              <table:table-cell office:value-type="float" office:value="0.673375">
                <text:p>0.673375</text:p>
              </table:table-cell>
              <table:table-cell office:value-type="float" office:value="0.728117">
                <text:p>0.728117</text:p>
              </table:table-cell>
              <table:table-cell office:value-type="float" office:value="0.763963">
                <text:p>0.763963</text:p>
              </table:table-cell>
              <table:table-cell office:value-type="float" office:value="0.787516">
                <text:p>0.787516</text:p>
              </table:table-cell>
              <table:table-cell office:value-type="float" office:value="0.81636">
                <text:p>0.81636</text:p>
              </table:table-cell>
              <table:table-cell office:value-type="float" office:value="0.845815">
                <text:p>0.845815</text:p>
              </table:table-cell>
              <table:table-cell office:value-type="float" office:value="0.888217">
                <text:p>0.888217</text:p>
              </table:table-cell>
              <table:table-cell office:value-type="float" office:value="0.927689">
                <text:p>0.927689</text:p>
              </table:table-cell>
              <table:table-cell office:value-type="float" office:value="0.714315">
                <text:p>0.71431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444751">
                <text:p>0.444751</text:p>
              </table:table-cell>
              <table:table-cell office:value-type="float" office:value="0.571486">
                <text:p>0.571486</text:p>
              </table:table-cell>
              <table:table-cell office:value-type="float" office:value="0.644586">
                <text:p>0.644586</text:p>
              </table:table-cell>
              <table:table-cell office:value-type="float" office:value="0.703986">
                <text:p>0.703986</text:p>
              </table:table-cell>
              <table:table-cell office:value-type="float" office:value="0.74116">
                <text:p>0.74116</text:p>
              </table:table-cell>
              <table:table-cell office:value-type="float" office:value="0.763078">
                <text:p>0.763078</text:p>
              </table:table-cell>
              <table:table-cell office:value-type="float" office:value="0.789464">
                <text:p>0.789464</text:p>
              </table:table-cell>
              <table:table-cell office:value-type="float" office:value="0.817534">
                <text:p>0.817534</text:p>
              </table:table-cell>
              <table:table-cell office:value-type="float" office:value="0.84585">
                <text:p>0.84585</text:p>
              </table:table-cell>
              <table:table-cell office:value-type="float" office:value="0.892056">
                <text:p>0.892056</text:p>
              </table:table-cell>
              <table:table-cell office:value-type="float" office:value="0.927689">
                <text:p>0.927689</text:p>
              </table:table-cell>
              <table:table-cell office:value-type="float" office:value="0.721395">
                <text:p>0.72139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46462">
                <text:p>0.446462</text:p>
              </table:table-cell>
              <table:table-cell office:value-type="float" office:value="0.566709">
                <text:p>0.566709</text:p>
              </table:table-cell>
              <table:table-cell office:value-type="float" office:value="0.627258">
                <text:p>0.627258</text:p>
              </table:table-cell>
              <table:table-cell office:value-type="float" office:value="0.710836">
                <text:p>0.710836</text:p>
              </table:table-cell>
              <table:table-cell office:value-type="float" office:value="0.740861">
                <text:p>0.740861</text:p>
              </table:table-cell>
              <table:table-cell office:value-type="float" office:value="0.765193">
                <text:p>0.765193</text:p>
              </table:table-cell>
              <table:table-cell office:value-type="float" office:value="0.790963">
                <text:p>0.790963</text:p>
              </table:table-cell>
              <table:table-cell office:value-type="float" office:value="0.82119">
                <text:p>0.82119</text:p>
              </table:table-cell>
              <table:table-cell office:value-type="float" office:value="0.85031">
                <text:p>0.85031</text:p>
              </table:table-cell>
              <table:table-cell office:value-type="float" office:value="0.89843">
                <text:p>0.89843</text:p>
              </table:table-cell>
              <table:table-cell office:value-type="float" office:value="0.927689">
                <text:p>0.927689</text:p>
              </table:table-cell>
              <table:table-cell office:value-type="float" office:value="0.721821">
                <text:p>0.72182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451675">
                <text:p>0.451675</text:p>
              </table:table-cell>
              <table:table-cell office:value-type="float" office:value="0.569677">
                <text:p>0.569677</text:p>
              </table:table-cell>
              <table:table-cell office:value-type="float" office:value="0.617138">
                <text:p>0.617138</text:p>
              </table:table-cell>
              <table:table-cell office:value-type="float" office:value="0.685855">
                <text:p>0.685855</text:p>
              </table:table-cell>
              <table:table-cell office:value-type="float" office:value="0.724789">
                <text:p>0.724789</text:p>
              </table:table-cell>
              <table:table-cell office:value-type="float" office:value="0.753628">
                <text:p>0.753628</text:p>
              </table:table-cell>
              <table:table-cell office:value-type="float" office:value="0.78013">
                <text:p>0.78013</text:p>
              </table:table-cell>
              <table:table-cell office:value-type="float" office:value="0.807924">
                <text:p>0.807924</text:p>
              </table:table-cell>
              <table:table-cell office:value-type="float" office:value="0.832228">
                <text:p>0.832228</text:p>
              </table:table-cell>
              <table:table-cell office:value-type="float" office:value="0.886485">
                <text:p>0.886485</text:p>
              </table:table-cell>
              <table:table-cell office:value-type="float" office:value="0.927689">
                <text:p>0.927689</text:p>
              </table:table-cell>
              <table:table-cell office:value-type="float" office:value="0.710953">
                <text:p>0.71095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99623">
                <text:p>0.499623</text:p>
              </table:table-cell>
              <table:table-cell office:value-type="float" office:value="0.577383">
                <text:p>0.577383</text:p>
              </table:table-cell>
              <table:table-cell office:value-type="float" office:value="0.638007">
                <text:p>0.638007</text:p>
              </table:table-cell>
              <table:table-cell office:value-type="float" office:value="0.692765">
                <text:p>0.692765</text:p>
              </table:table-cell>
              <table:table-cell office:value-type="float" office:value="0.731686">
                <text:p>0.731686</text:p>
              </table:table-cell>
              <table:table-cell office:value-type="float" office:value="0.756048">
                <text:p>0.756048</text:p>
              </table:table-cell>
              <table:table-cell office:value-type="float" office:value="0.78313">
                <text:p>0.78313</text:p>
              </table:table-cell>
              <table:table-cell office:value-type="float" office:value="0.818585">
                <text:p>0.818585</text:p>
              </table:table-cell>
              <table:table-cell office:value-type="float" office:value="0.85069">
                <text:p>0.85069</text:p>
              </table:table-cell>
              <table:table-cell office:value-type="float" office:value="0.897135">
                <text:p>0.897135</text:p>
              </table:table-cell>
              <table:table-cell office:value-type="float" office:value="0.927689">
                <text:p>0.927689</text:p>
              </table:table-cell>
              <table:table-cell office:value-type="float" office:value="0.724505">
                <text:p>0.72450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417387">
                <text:p>0.417387</text:p>
              </table:table-cell>
              <table:table-cell office:value-type="float" office:value="0.568037">
                <text:p>0.568037</text:p>
              </table:table-cell>
              <table:table-cell office:value-type="float" office:value="0.624742">
                <text:p>0.624742</text:p>
              </table:table-cell>
              <table:table-cell office:value-type="float" office:value="0.679449">
                <text:p>0.679449</text:p>
              </table:table-cell>
              <table:table-cell office:value-type="float" office:value="0.728176">
                <text:p>0.728176</text:p>
              </table:table-cell>
              <table:table-cell office:value-type="float" office:value="0.75619">
                <text:p>0.75619</text:p>
              </table:table-cell>
              <table:table-cell office:value-type="float" office:value="0.789198">
                <text:p>0.789198</text:p>
              </table:table-cell>
              <table:table-cell office:value-type="float" office:value="0.820495">
                <text:p>0.820495</text:p>
              </table:table-cell>
              <table:table-cell office:value-type="float" office:value="0.848267">
                <text:p>0.848267</text:p>
              </table:table-cell>
              <table:table-cell office:value-type="float" office:value="0.891846">
                <text:p>0.891846</text:p>
              </table:table-cell>
              <table:table-cell office:value-type="float" office:value="0.927689">
                <text:p>0.927689</text:p>
              </table:table-cell>
              <table:table-cell office:value-type="float" office:value="0.712379">
                <text:p>0.71237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83031">
                <text:p>0.483031</text:p>
              </table:table-cell>
              <table:table-cell office:value-type="float" office:value="0.587439">
                <text:p>0.587439</text:p>
              </table:table-cell>
              <table:table-cell office:value-type="float" office:value="0.650465">
                <text:p>0.650465</text:p>
              </table:table-cell>
              <table:table-cell office:value-type="float" office:value="0.701497">
                <text:p>0.701497</text:p>
              </table:table-cell>
              <table:table-cell office:value-type="float" office:value="0.725431">
                <text:p>0.725431</text:p>
              </table:table-cell>
              <table:table-cell office:value-type="float" office:value="0.750182">
                <text:p>0.750182</text:p>
              </table:table-cell>
              <table:table-cell office:value-type="float" office:value="0.781799">
                <text:p>0.781799</text:p>
              </table:table-cell>
              <table:table-cell office:value-type="float" office:value="0.80665">
                <text:p>0.80665</text:p>
              </table:table-cell>
              <table:table-cell office:value-type="float" office:value="0.836329">
                <text:p>0.836329</text:p>
              </table:table-cell>
              <table:table-cell office:value-type="float" office:value="0.884147">
                <text:p>0.884147</text:p>
              </table:table-cell>
              <table:table-cell office:value-type="float" office:value="0.927689">
                <text:p>0.927689</text:p>
              </table:table-cell>
              <table:table-cell office:value-type="float" office:value="0.720697">
                <text:p>0.72069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69945">
                <text:p>0.469945</text:p>
              </table:table-cell>
              <table:table-cell office:value-type="float" office:value="0.591461">
                <text:p>0.591461</text:p>
              </table:table-cell>
              <table:table-cell office:value-type="float" office:value="0.657544">
                <text:p>0.657544</text:p>
              </table:table-cell>
              <table:table-cell office:value-type="float" office:value="0.711821">
                <text:p>0.711821</text:p>
              </table:table-cell>
              <table:table-cell office:value-type="float" office:value="0.74069">
                <text:p>0.74069</text:p>
              </table:table-cell>
              <table:table-cell office:value-type="float" office:value="0.764705">
                <text:p>0.764705</text:p>
              </table:table-cell>
              <table:table-cell office:value-type="float" office:value="0.790119">
                <text:p>0.790119</text:p>
              </table:table-cell>
              <table:table-cell office:value-type="float" office:value="0.810287">
                <text:p>0.810287</text:p>
              </table:table-cell>
              <table:table-cell office:value-type="float" office:value="0.846383">
                <text:p>0.846383</text:p>
              </table:table-cell>
              <table:table-cell office:value-type="float" office:value="0.890768">
                <text:p>0.890768</text:p>
              </table:table-cell>
              <table:table-cell office:value-type="float" office:value="0.927689">
                <text:p>0.927689</text:p>
              </table:table-cell>
              <table:table-cell office:value-type="float" office:value="0.727372">
                <text:p>0.72737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492858">
                <text:p>0.492858</text:p>
              </table:table-cell>
              <table:table-cell office:value-type="float" office:value="0.60569">
                <text:p>0.60569</text:p>
              </table:table-cell>
              <table:table-cell office:value-type="float" office:value="0.673182">
                <text:p>0.673182</text:p>
              </table:table-cell>
              <table:table-cell office:value-type="float" office:value="0.724671">
                <text:p>0.724671</text:p>
              </table:table-cell>
              <table:table-cell office:value-type="float" office:value="0.749187">
                <text:p>0.749187</text:p>
              </table:table-cell>
              <table:table-cell office:value-type="float" office:value="0.774687">
                <text:p>0.774687</text:p>
              </table:table-cell>
              <table:table-cell office:value-type="float" office:value="0.798265">
                <text:p>0.798265</text:p>
              </table:table-cell>
              <table:table-cell office:value-type="float" office:value="0.822509">
                <text:p>0.822509</text:p>
              </table:table-cell>
              <table:table-cell office:value-type="float" office:value="0.854272">
                <text:p>0.854272</text:p>
              </table:table-cell>
              <table:table-cell office:value-type="float" office:value="0.899332">
                <text:p>0.899332</text:p>
              </table:table-cell>
              <table:table-cell office:value-type="float" office:value="0.927689">
                <text:p>0.927689</text:p>
              </table:table-cell>
              <table:table-cell office:value-type="float" office:value="0.739465">
                <text:p>0.73946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473568">
                <text:p>0.473568</text:p>
              </table:table-cell>
              <table:table-cell office:value-type="float" office:value="0.612084">
                <text:p>0.612084</text:p>
              </table:table-cell>
              <table:table-cell office:value-type="float" office:value="0.676957">
                <text:p>0.676957</text:p>
              </table:table-cell>
              <table:table-cell office:value-type="float" office:value="0.720747">
                <text:p>0.720747</text:p>
              </table:table-cell>
              <table:table-cell office:value-type="float" office:value="0.748363">
                <text:p>0.748363</text:p>
              </table:table-cell>
              <table:table-cell office:value-type="float" office:value="0.773298">
                <text:p>0.773298</text:p>
              </table:table-cell>
              <table:table-cell office:value-type="float" office:value="0.798621">
                <text:p>0.798621</text:p>
              </table:table-cell>
              <table:table-cell office:value-type="float" office:value="0.82382">
                <text:p>0.82382</text:p>
              </table:table-cell>
              <table:table-cell office:value-type="float" office:value="0.858089">
                <text:p>0.858089</text:p>
              </table:table-cell>
              <table:table-cell office:value-type="float" office:value="0.893669">
                <text:p>0.893669</text:p>
              </table:table-cell>
              <table:table-cell office:value-type="float" office:value="0.927689">
                <text:p>0.927689</text:p>
              </table:table-cell>
              <table:table-cell office:value-type="float" office:value="0.737922">
                <text:p>0.73792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84094">
                <text:p>0.484094</text:p>
              </table:table-cell>
              <table:table-cell office:value-type="float" office:value="0.612888">
                <text:p>0.612888</text:p>
              </table:table-cell>
              <table:table-cell office:value-type="float" office:value="0.672794">
                <text:p>0.672794</text:p>
              </table:table-cell>
              <table:table-cell office:value-type="float" office:value="0.712957">
                <text:p>0.712957</text:p>
              </table:table-cell>
              <table:table-cell office:value-type="float" office:value="0.746312">
                <text:p>0.746312</text:p>
              </table:table-cell>
              <table:table-cell office:value-type="float" office:value="0.769766">
                <text:p>0.769766</text:p>
              </table:table-cell>
              <table:table-cell office:value-type="float" office:value="0.791521">
                <text:p>0.791521</text:p>
              </table:table-cell>
              <table:table-cell office:value-type="float" office:value="0.821344">
                <text:p>0.821344</text:p>
              </table:table-cell>
              <table:table-cell office:value-type="float" office:value="0.859549">
                <text:p>0.859549</text:p>
              </table:table-cell>
              <table:table-cell office:value-type="float" office:value="0.898296">
                <text:p>0.898296</text:p>
              </table:table-cell>
              <table:table-cell office:value-type="float" office:value="0.927689">
                <text:p>0.927689</text:p>
              </table:table-cell>
              <table:table-cell office:value-type="float" office:value="0.736952">
                <text:p>0.73695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497846">
                <text:p>0.497846</text:p>
              </table:table-cell>
              <table:table-cell office:value-type="float" office:value="0.598079">
                <text:p>0.598079</text:p>
              </table:table-cell>
              <table:table-cell office:value-type="float" office:value="0.665645">
                <text:p>0.665645</text:p>
              </table:table-cell>
              <table:table-cell office:value-type="float" office:value="0.708111">
                <text:p>0.708111</text:p>
              </table:table-cell>
              <table:table-cell office:value-type="float" office:value="0.744575">
                <text:p>0.744575</text:p>
              </table:table-cell>
              <table:table-cell office:value-type="float" office:value="0.761462">
                <text:p>0.761462</text:p>
              </table:table-cell>
              <table:table-cell office:value-type="float" office:value="0.780637">
                <text:p>0.780637</text:p>
              </table:table-cell>
              <table:table-cell office:value-type="float" office:value="0.808655">
                <text:p>0.808655</text:p>
              </table:table-cell>
              <table:table-cell office:value-type="float" office:value="0.854737">
                <text:p>0.854737</text:p>
              </table:table-cell>
              <table:table-cell office:value-type="float" office:value="0.898758">
                <text:p>0.898758</text:p>
              </table:table-cell>
              <table:table-cell office:value-type="float" office:value="0.927689">
                <text:p>0.927689</text:p>
              </table:table-cell>
              <table:table-cell office:value-type="float" office:value="0.731851">
                <text:p>0.73185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13784">
                <text:p>0.513784</text:p>
              </table:table-cell>
              <table:table-cell office:value-type="float" office:value="0.597275">
                <text:p>0.597275</text:p>
              </table:table-cell>
              <table:table-cell office:value-type="float" office:value="0.652133">
                <text:p>0.652133</text:p>
              </table:table-cell>
              <table:table-cell office:value-type="float" office:value="0.706157">
                <text:p>0.706157</text:p>
              </table:table-cell>
              <table:table-cell office:value-type="float" office:value="0.746384">
                <text:p>0.746384</text:p>
              </table:table-cell>
              <table:table-cell office:value-type="float" office:value="0.767812">
                <text:p>0.767812</text:p>
              </table:table-cell>
              <table:table-cell office:value-type="float" office:value="0.796899">
                <text:p>0.796899</text:p>
              </table:table-cell>
              <table:table-cell office:value-type="float" office:value="0.824159">
                <text:p>0.824159</text:p>
              </table:table-cell>
              <table:table-cell office:value-type="float" office:value="0.853694">
                <text:p>0.853694</text:p>
              </table:table-cell>
              <table:table-cell office:value-type="float" office:value="0.891847">
                <text:p>0.891847</text:p>
              </table:table-cell>
              <table:table-cell office:value-type="float" office:value="0.927689">
                <text:p>0.927689</text:p>
              </table:table-cell>
              <table:table-cell office:value-type="float" office:value="0.735014">
                <text:p>0.73501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465582">
                <text:p>0.465582</text:p>
              </table:table-cell>
              <table:table-cell office:value-type="float" office:value="0.576351">
                <text:p>0.576351</text:p>
              </table:table-cell>
              <table:table-cell office:value-type="float" office:value="0.634364">
                <text:p>0.634364</text:p>
              </table:table-cell>
              <table:table-cell office:value-type="float" office:value="0.680354">
                <text:p>0.680354</text:p>
              </table:table-cell>
              <table:table-cell office:value-type="float" office:value="0.730632">
                <text:p>0.730632</text:p>
              </table:table-cell>
              <table:table-cell office:value-type="float" office:value="0.766349">
                <text:p>0.766349</text:p>
              </table:table-cell>
              <table:table-cell office:value-type="float" office:value="0.796211">
                <text:p>0.796211</text:p>
              </table:table-cell>
              <table:table-cell office:value-type="float" office:value="0.823916">
                <text:p>0.823916</text:p>
              </table:table-cell>
              <table:table-cell office:value-type="float" office:value="0.858376">
                <text:p>0.858376</text:p>
              </table:table-cell>
              <table:table-cell office:value-type="float" office:value="0.893081">
                <text:p>0.893081</text:p>
              </table:table-cell>
              <table:table-cell office:value-type="float" office:value="0.927689">
                <text:p>0.927689</text:p>
              </table:table-cell>
              <table:table-cell office:value-type="float" office:value="0.722522">
                <text:p>0.72252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40331">
                <text:p>0.40331</text:p>
              </table:table-cell>
              <table:table-cell office:value-type="float" office:value="0.605423">
                <text:p>0.605423</text:p>
              </table:table-cell>
              <table:table-cell office:value-type="float" office:value="0.661648">
                <text:p>0.661648</text:p>
              </table:table-cell>
              <table:table-cell office:value-type="float" office:value="0.707927">
                <text:p>0.707927</text:p>
              </table:table-cell>
              <table:table-cell office:value-type="float" office:value="0.756312">
                <text:p>0.756312</text:p>
              </table:table-cell>
              <table:table-cell office:value-type="float" office:value="0.785117">
                <text:p>0.785117</text:p>
              </table:table-cell>
              <table:table-cell office:value-type="float" office:value="0.806098">
                <text:p>0.806098</text:p>
              </table:table-cell>
              <table:table-cell office:value-type="float" office:value="0.828358">
                <text:p>0.828358</text:p>
              </table:table-cell>
              <table:table-cell office:value-type="float" office:value="0.85564">
                <text:p>0.85564</text:p>
              </table:table-cell>
              <table:table-cell office:value-type="float" office:value="0.896001">
                <text:p>0.896001</text:p>
              </table:table-cell>
              <table:table-cell office:value-type="float" office:value="0.927689">
                <text:p>0.927689</text:p>
              </table:table-cell>
              <table:table-cell office:value-type="float" office:value="0.730584">
                <text:p>0.73058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488507">
                <text:p>0.488507</text:p>
              </table:table-cell>
              <table:table-cell office:value-type="float" office:value="0.61978">
                <text:p>0.61978</text:p>
              </table:table-cell>
              <table:table-cell office:value-type="float" office:value="0.666954">
                <text:p>0.666954</text:p>
              </table:table-cell>
              <table:table-cell office:value-type="float" office:value="0.714781">
                <text:p>0.714781</text:p>
              </table:table-cell>
              <table:table-cell office:value-type="float" office:value="0.755001">
                <text:p>0.755001</text:p>
              </table:table-cell>
              <table:table-cell office:value-type="float" office:value="0.78294">
                <text:p>0.78294</text:p>
              </table:table-cell>
              <table:table-cell office:value-type="float" office:value="0.814286">
                <text:p>0.814286</text:p>
              </table:table-cell>
              <table:table-cell office:value-type="float" office:value="0.840867">
                <text:p>0.840867</text:p>
              </table:table-cell>
              <table:table-cell office:value-type="float" office:value="0.872153">
                <text:p>0.872153</text:p>
              </table:table-cell>
              <table:table-cell office:value-type="float" office:value="0.906523">
                <text:p>0.906523</text:p>
              </table:table-cell>
              <table:table-cell office:value-type="float" office:value="0.927689">
                <text:p>0.927689</text:p>
              </table:table-cell>
              <table:table-cell office:value-type="float" office:value="0.746179">
                <text:p>0.74617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570518">
                <text:p>0.570518</text:p>
              </table:table-cell>
              <table:table-cell office:value-type="float" office:value="0.654053">
                <text:p>0.654053</text:p>
              </table:table-cell>
              <table:table-cell office:value-type="float" office:value="0.712115">
                <text:p>0.712115</text:p>
              </table:table-cell>
              <table:table-cell office:value-type="float" office:value="0.750354">
                <text:p>0.750354</text:p>
              </table:table-cell>
              <table:table-cell office:value-type="float" office:value="0.773144">
                <text:p>0.773144</text:p>
              </table:table-cell>
              <table:table-cell office:value-type="float" office:value="0.79627">
                <text:p>0.79627</text:p>
              </table:table-cell>
              <table:table-cell office:value-type="float" office:value="0.819368">
                <text:p>0.819368</text:p>
              </table:table-cell>
              <table:table-cell office:value-type="float" office:value="0.840495">
                <text:p>0.840495</text:p>
              </table:table-cell>
              <table:table-cell office:value-type="float" office:value="0.869031">
                <text:p>0.869031</text:p>
              </table:table-cell>
              <table:table-cell office:value-type="float" office:value="0.905404">
                <text:p>0.905404</text:p>
              </table:table-cell>
              <table:table-cell office:value-type="float" office:value="0.927689">
                <text:p>0.927689</text:p>
              </table:table-cell>
              <table:table-cell office:value-type="float" office:value="0.769075">
                <text:p>0.76907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67232">
                <text:p>0.567232</text:p>
              </table:table-cell>
              <table:table-cell office:value-type="float" office:value="0.654527">
                <text:p>0.654527</text:p>
              </table:table-cell>
              <table:table-cell office:value-type="float" office:value="0.706918">
                <text:p>0.706918</text:p>
              </table:table-cell>
              <table:table-cell office:value-type="float" office:value="0.739256">
                <text:p>0.739256</text:p>
              </table:table-cell>
              <table:table-cell office:value-type="float" office:value="0.768278">
                <text:p>0.768278</text:p>
              </table:table-cell>
              <table:table-cell office:value-type="float" office:value="0.790592">
                <text:p>0.790592</text:p>
              </table:table-cell>
              <table:table-cell office:value-type="float" office:value="0.811257">
                <text:p>0.811257</text:p>
              </table:table-cell>
              <table:table-cell office:value-type="float" office:value="0.838108">
                <text:p>0.838108</text:p>
              </table:table-cell>
              <table:table-cell office:value-type="float" office:value="0.868766">
                <text:p>0.868766</text:p>
              </table:table-cell>
              <table:table-cell office:value-type="float" office:value="0.904178">
                <text:p>0.904178</text:p>
              </table:table-cell>
              <table:table-cell office:value-type="float" office:value="0.927689">
                <text:p>0.927689</text:p>
              </table:table-cell>
              <table:table-cell office:value-type="float" office:value="0.764911">
                <text:p>0.76491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67948">
                <text:p>0.567948</text:p>
              </table:table-cell>
              <table:table-cell office:value-type="float" office:value="0.668664">
                <text:p>0.668664</text:p>
              </table:table-cell>
              <table:table-cell office:value-type="float" office:value="0.713942">
                <text:p>0.713942</text:p>
              </table:table-cell>
              <table:table-cell office:value-type="float" office:value="0.747265">
                <text:p>0.747265</text:p>
              </table:table-cell>
              <table:table-cell office:value-type="float" office:value="0.773169">
                <text:p>0.773169</text:p>
              </table:table-cell>
              <table:table-cell office:value-type="float" office:value="0.793771">
                <text:p>0.793771</text:p>
              </table:table-cell>
              <table:table-cell office:value-type="float" office:value="0.814811">
                <text:p>0.814811</text:p>
              </table:table-cell>
              <table:table-cell office:value-type="float" office:value="0.839002">
                <text:p>0.839002</text:p>
              </table:table-cell>
              <table:table-cell office:value-type="float" office:value="0.862081">
                <text:p>0.862081</text:p>
              </table:table-cell>
              <table:table-cell office:value-type="float" office:value="0.902798">
                <text:p>0.902798</text:p>
              </table:table-cell>
              <table:table-cell office:value-type="float" office:value="0.927689">
                <text:p>0.927689</text:p>
              </table:table-cell>
              <table:table-cell office:value-type="float" office:value="0.768345">
                <text:p>0.76834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557887">
                <text:p>0.557887</text:p>
              </table:table-cell>
              <table:table-cell office:value-type="float" office:value="0.669284">
                <text:p>0.669284</text:p>
              </table:table-cell>
              <table:table-cell office:value-type="float" office:value="0.71929">
                <text:p>0.71929</text:p>
              </table:table-cell>
              <table:table-cell office:value-type="float" office:value="0.749461">
                <text:p>0.749461</text:p>
              </table:table-cell>
              <table:table-cell office:value-type="float" office:value="0.778553">
                <text:p>0.778553</text:p>
              </table:table-cell>
              <table:table-cell office:value-type="float" office:value="0.801886">
                <text:p>0.801886</text:p>
              </table:table-cell>
              <table:table-cell office:value-type="float" office:value="0.8206">
                <text:p>0.8206</text:p>
              </table:table-cell>
              <table:table-cell office:value-type="float" office:value="0.842331">
                <text:p>0.842331</text:p>
              </table:table-cell>
              <table:table-cell office:value-type="float" office:value="0.862876">
                <text:p>0.862876</text:p>
              </table:table-cell>
              <table:table-cell office:value-type="float" office:value="0.902983">
                <text:p>0.902983</text:p>
              </table:table-cell>
              <table:table-cell office:value-type="float" office:value="0.927689">
                <text:p>0.927689</text:p>
              </table:table-cell>
              <table:table-cell office:value-type="float" office:value="0.770515">
                <text:p>0.77051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90369">
                <text:p>0.590369</text:p>
              </table:table-cell>
              <table:table-cell office:value-type="float" office:value="0.698176">
                <text:p>0.698176</text:p>
              </table:table-cell>
              <table:table-cell office:value-type="float" office:value="0.739933">
                <text:p>0.739933</text:p>
              </table:table-cell>
              <table:table-cell office:value-type="float" office:value="0.774342">
                <text:p>0.774342</text:p>
              </table:table-cell>
              <table:table-cell office:value-type="float" office:value="0.797087">
                <text:p>0.797087</text:p>
              </table:table-cell>
              <table:table-cell office:value-type="float" office:value="0.811854">
                <text:p>0.811854</text:p>
              </table:table-cell>
              <table:table-cell office:value-type="float" office:value="0.832842">
                <text:p>0.832842</text:p>
              </table:table-cell>
              <table:table-cell office:value-type="float" office:value="0.8504">
                <text:p>0.8504</text:p>
              </table:table-cell>
              <table:table-cell office:value-type="float" office:value="0.871543">
                <text:p>0.871543</text:p>
              </table:table-cell>
              <table:table-cell office:value-type="float" office:value="0.902174">
                <text:p>0.902174</text:p>
              </table:table-cell>
              <table:table-cell office:value-type="float" office:value="0.927689">
                <text:p>0.927689</text:p>
              </table:table-cell>
              <table:table-cell office:value-type="float" office:value="0.786872">
                <text:p>0.78687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84851">
                <text:p>0.584851</text:p>
              </table:table-cell>
              <table:table-cell office:value-type="float" office:value="0.687864">
                <text:p>0.687864</text:p>
              </table:table-cell>
              <table:table-cell office:value-type="float" office:value="0.732176">
                <text:p>0.732176</text:p>
              </table:table-cell>
              <table:table-cell office:value-type="float" office:value="0.766927">
                <text:p>0.766927</text:p>
              </table:table-cell>
              <table:table-cell office:value-type="float" office:value="0.794221">
                <text:p>0.794221</text:p>
              </table:table-cell>
              <table:table-cell office:value-type="float" office:value="0.811106">
                <text:p>0.811106</text:p>
              </table:table-cell>
              <table:table-cell office:value-type="float" office:value="0.834673">
                <text:p>0.834673</text:p>
              </table:table-cell>
              <table:table-cell office:value-type="float" office:value="0.8536">
                <text:p>0.8536</text:p>
              </table:table-cell>
              <table:table-cell office:value-type="float" office:value="0.870843">
                <text:p>0.870843</text:p>
              </table:table-cell>
              <table:table-cell office:value-type="float" office:value="0.902092">
                <text:p>0.902092</text:p>
              </table:table-cell>
              <table:table-cell office:value-type="float" office:value="0.927689">
                <text:p>0.927689</text:p>
              </table:table-cell>
              <table:table-cell office:value-type="float" office:value="0.783835">
                <text:p>0.7838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67439">
                <text:p>0.567439</text:p>
              </table:table-cell>
              <table:table-cell office:value-type="float" office:value="0.677542">
                <text:p>0.677542</text:p>
              </table:table-cell>
              <table:table-cell office:value-type="float" office:value="0.729043">
                <text:p>0.729043</text:p>
              </table:table-cell>
              <table:table-cell office:value-type="float" office:value="0.774961">
                <text:p>0.774961</text:p>
              </table:table-cell>
              <table:table-cell office:value-type="float" office:value="0.800745">
                <text:p>0.800745</text:p>
              </table:table-cell>
              <table:table-cell office:value-type="float" office:value="0.821144">
                <text:p>0.821144</text:p>
              </table:table-cell>
              <table:table-cell office:value-type="float" office:value="0.843437">
                <text:p>0.843437</text:p>
              </table:table-cell>
              <table:table-cell office:value-type="float" office:value="0.862184">
                <text:p>0.862184</text:p>
              </table:table-cell>
              <table:table-cell office:value-type="float" office:value="0.881571">
                <text:p>0.881571</text:p>
              </table:table-cell>
              <table:table-cell office:value-type="float" office:value="0.906484">
                <text:p>0.906484</text:p>
              </table:table-cell>
              <table:table-cell office:value-type="float" office:value="0.927689">
                <text:p>0.927689</text:p>
              </table:table-cell>
              <table:table-cell office:value-type="float" office:value="0.786455">
                <text:p>0.78645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83954">
                <text:p>0.583954</text:p>
              </table:table-cell>
              <table:table-cell office:value-type="float" office:value="0.689461">
                <text:p>0.689461</text:p>
              </table:table-cell>
              <table:table-cell office:value-type="float" office:value="0.754643">
                <text:p>0.754643</text:p>
              </table:table-cell>
              <table:table-cell office:value-type="float" office:value="0.787877">
                <text:p>0.787877</text:p>
              </table:table-cell>
              <table:table-cell office:value-type="float" office:value="0.807937">
                <text:p>0.807937</text:p>
              </table:table-cell>
              <table:table-cell office:value-type="float" office:value="0.825202">
                <text:p>0.825202</text:p>
              </table:table-cell>
              <table:table-cell office:value-type="float" office:value="0.847217">
                <text:p>0.847217</text:p>
              </table:table-cell>
              <table:table-cell office:value-type="float" office:value="0.864238">
                <text:p>0.864238</text:p>
              </table:table-cell>
              <table:table-cell office:value-type="float" office:value="0.880393">
                <text:p>0.880393</text:p>
              </table:table-cell>
              <table:table-cell office:value-type="float" office:value="0.905237">
                <text:p>0.905237</text:p>
              </table:table-cell>
              <table:table-cell office:value-type="float" office:value="0.927689">
                <text:p>0.927689</text:p>
              </table:table-cell>
              <table:table-cell office:value-type="float" office:value="0.794616">
                <text:p>0.79461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59762">
                <text:p>0.559762</text:p>
              </table:table-cell>
              <table:table-cell office:value-type="float" office:value="0.673916">
                <text:p>0.673916</text:p>
              </table:table-cell>
              <table:table-cell office:value-type="float" office:value="0.743866">
                <text:p>0.743866</text:p>
              </table:table-cell>
              <table:table-cell office:value-type="float" office:value="0.785591">
                <text:p>0.785591</text:p>
              </table:table-cell>
              <table:table-cell office:value-type="float" office:value="0.804453">
                <text:p>0.804453</text:p>
              </table:table-cell>
              <table:table-cell office:value-type="float" office:value="0.826749">
                <text:p>0.826749</text:p>
              </table:table-cell>
              <table:table-cell office:value-type="float" office:value="0.851703">
                <text:p>0.851703</text:p>
              </table:table-cell>
              <table:table-cell office:value-type="float" office:value="0.865514">
                <text:p>0.865514</text:p>
              </table:table-cell>
              <table:table-cell office:value-type="float" office:value="0.882795">
                <text:p>0.882795</text:p>
              </table:table-cell>
              <table:table-cell office:value-type="float" office:value="0.90511">
                <text:p>0.90511</text:p>
              </table:table-cell>
              <table:table-cell office:value-type="float" office:value="0.927689">
                <text:p>0.927689</text:p>
              </table:table-cell>
              <table:table-cell office:value-type="float" office:value="0.789946">
                <text:p>0.78994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18936">
                <text:p>0.618936</text:p>
              </table:table-cell>
              <table:table-cell office:value-type="float" office:value="0.705269">
                <text:p>0.705269</text:p>
              </table:table-cell>
              <table:table-cell office:value-type="float" office:value="0.744448">
                <text:p>0.744448</text:p>
              </table:table-cell>
              <table:table-cell office:value-type="float" office:value="0.780956">
                <text:p>0.780956</text:p>
              </table:table-cell>
              <table:table-cell office:value-type="float" office:value="0.803971">
                <text:p>0.803971</text:p>
              </table:table-cell>
              <table:table-cell office:value-type="float" office:value="0.823363">
                <text:p>0.823363</text:p>
              </table:table-cell>
              <table:table-cell office:value-type="float" office:value="0.846904">
                <text:p>0.846904</text:p>
              </table:table-cell>
              <table:table-cell office:value-type="float" office:value="0.866613">
                <text:p>0.866613</text:p>
              </table:table-cell>
              <table:table-cell office:value-type="float" office:value="0.892741">
                <text:p>0.892741</text:p>
              </table:table-cell>
              <table:table-cell office:value-type="float" office:value="0.907777">
                <text:p>0.907777</text:p>
              </table:table-cell>
              <table:table-cell office:value-type="float" office:value="0.916149">
                <text:p>0.916149</text:p>
              </table:table-cell>
              <table:table-cell office:value-type="float" office:value="0.799098">
                <text:p>0.79909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52477">
                <text:p>0.652477</text:p>
              </table:table-cell>
              <table:table-cell office:value-type="float" office:value="0.723277">
                <text:p>0.723277</text:p>
              </table:table-cell>
              <table:table-cell office:value-type="float" office:value="0.755789">
                <text:p>0.755789</text:p>
              </table:table-cell>
              <table:table-cell office:value-type="float" office:value="0.784507">
                <text:p>0.784507</text:p>
              </table:table-cell>
              <table:table-cell office:value-type="float" office:value="0.803136">
                <text:p>0.803136</text:p>
              </table:table-cell>
              <table:table-cell office:value-type="float" office:value="0.822602">
                <text:p>0.822602</text:p>
              </table:table-cell>
              <table:table-cell office:value-type="float" office:value="0.844673">
                <text:p>0.844673</text:p>
              </table:table-cell>
              <table:table-cell office:value-type="float" office:value="0.866711">
                <text:p>0.866711</text:p>
              </table:table-cell>
              <table:table-cell office:value-type="float" office:value="0.888419">
                <text:p>0.888419</text:p>
              </table:table-cell>
              <table:table-cell office:value-type="float" office:value="0.906183">
                <text:p>0.906183</text:p>
              </table:table-cell>
              <table:table-cell office:value-type="float" office:value="0.915973">
                <text:p>0.915973</text:p>
              </table:table-cell>
              <table:table-cell office:value-type="float" office:value="0.804777">
                <text:p>0.80477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40349">
                <text:p>0.640349</text:p>
              </table:table-cell>
              <table:table-cell office:value-type="float" office:value="0.736463">
                <text:p>0.736463</text:p>
              </table:table-cell>
              <table:table-cell office:value-type="float" office:value="0.768544">
                <text:p>0.768544</text:p>
              </table:table-cell>
              <table:table-cell office:value-type="float" office:value="0.796958">
                <text:p>0.796958</text:p>
              </table:table-cell>
              <table:table-cell office:value-type="float" office:value="0.817381">
                <text:p>0.817381</text:p>
              </table:table-cell>
              <table:table-cell office:value-type="float" office:value="0.835901">
                <text:p>0.835901</text:p>
              </table:table-cell>
              <table:table-cell office:value-type="float" office:value="0.848881">
                <text:p>0.848881</text:p>
              </table:table-cell>
              <table:table-cell office:value-type="float" office:value="0.867768">
                <text:p>0.867768</text:p>
              </table:table-cell>
              <table:table-cell office:value-type="float" office:value="0.886812">
                <text:p>0.886812</text:p>
              </table:table-cell>
              <table:table-cell office:value-type="float" office:value="0.904568">
                <text:p>0.904568</text:p>
              </table:table-cell>
              <table:table-cell office:value-type="float" office:value="0.915973">
                <text:p>0.915973</text:p>
              </table:table-cell>
              <table:table-cell office:value-type="float" office:value="0.810363">
                <text:p>0.81036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40515">
                <text:p>0.640515</text:p>
              </table:table-cell>
              <table:table-cell office:value-type="float" office:value="0.719594">
                <text:p>0.719594</text:p>
              </table:table-cell>
              <table:table-cell office:value-type="float" office:value="0.754399">
                <text:p>0.754399</text:p>
              </table:table-cell>
              <table:table-cell office:value-type="float" office:value="0.784551">
                <text:p>0.784551</text:p>
              </table:table-cell>
              <table:table-cell office:value-type="float" office:value="0.809522">
                <text:p>0.809522</text:p>
              </table:table-cell>
              <table:table-cell office:value-type="float" office:value="0.831348">
                <text:p>0.831348</text:p>
              </table:table-cell>
              <table:table-cell office:value-type="float" office:value="0.846994">
                <text:p>0.846994</text:p>
              </table:table-cell>
              <table:table-cell office:value-type="float" office:value="0.869203">
                <text:p>0.869203</text:p>
              </table:table-cell>
              <table:table-cell office:value-type="float" office:value="0.891466">
                <text:p>0.891466</text:p>
              </table:table-cell>
              <table:table-cell office:value-type="float" office:value="0.907713">
                <text:p>0.907713</text:p>
              </table:table-cell>
              <table:table-cell office:value-type="float" office:value="0.915973">
                <text:p>0.915973</text:p>
              </table:table-cell>
              <table:table-cell office:value-type="float" office:value="0.805531">
                <text:p>0.80553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04561">
                <text:p>0.604561</text:p>
              </table:table-cell>
              <table:table-cell office:value-type="float" office:value="0.720327">
                <text:p>0.720327</text:p>
              </table:table-cell>
              <table:table-cell office:value-type="float" office:value="0.758503">
                <text:p>0.758503</text:p>
              </table:table-cell>
              <table:table-cell office:value-type="float" office:value="0.78358">
                <text:p>0.78358</text:p>
              </table:table-cell>
              <table:table-cell office:value-type="float" office:value="0.802903">
                <text:p>0.802903</text:p>
              </table:table-cell>
              <table:table-cell office:value-type="float" office:value="0.821672">
                <text:p>0.821672</text:p>
              </table:table-cell>
              <table:table-cell office:value-type="float" office:value="0.840589">
                <text:p>0.840589</text:p>
              </table:table-cell>
              <table:table-cell office:value-type="float" office:value="0.860992">
                <text:p>0.860992</text:p>
              </table:table-cell>
              <table:table-cell office:value-type="float" office:value="0.887339">
                <text:p>0.887339</text:p>
              </table:table-cell>
              <table:table-cell office:value-type="float" office:value="0.907679">
                <text:p>0.907679</text:p>
              </table:table-cell>
              <table:table-cell office:value-type="float" office:value="0.915973">
                <text:p>0.915973</text:p>
              </table:table-cell>
              <table:table-cell office:value-type="float" office:value="0.798815">
                <text:p>0.79881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15734">
                <text:p>0.515734</text:p>
              </table:table-cell>
              <table:table-cell office:value-type="float" office:value="0.733541">
                <text:p>0.733541</text:p>
              </table:table-cell>
              <table:table-cell office:value-type="float" office:value="0.758744">
                <text:p>0.758744</text:p>
              </table:table-cell>
              <table:table-cell office:value-type="float" office:value="0.788875">
                <text:p>0.788875</text:p>
              </table:table-cell>
              <table:table-cell office:value-type="float" office:value="0.806266">
                <text:p>0.806266</text:p>
              </table:table-cell>
              <table:table-cell office:value-type="float" office:value="0.822766">
                <text:p>0.822766</text:p>
              </table:table-cell>
              <table:table-cell office:value-type="float" office:value="0.840511">
                <text:p>0.840511</text:p>
              </table:table-cell>
              <table:table-cell office:value-type="float" office:value="0.863999">
                <text:p>0.863999</text:p>
              </table:table-cell>
              <table:table-cell office:value-type="float" office:value="0.892221">
                <text:p>0.892221</text:p>
              </table:table-cell>
              <table:table-cell office:value-type="float" office:value="0.91135">
                <text:p>0.91135</text:p>
              </table:table-cell>
              <table:table-cell office:value-type="float" office:value="0.927689">
                <text:p>0.927689</text:p>
              </table:table-cell>
              <table:table-cell office:value-type="float" office:value="0.793401">
                <text:p>0.79340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39153">
                <text:p>0.639153</text:p>
              </table:table-cell>
              <table:table-cell office:value-type="float" office:value="0.719005">
                <text:p>0.719005</text:p>
              </table:table-cell>
              <table:table-cell office:value-type="float" office:value="0.752181">
                <text:p>0.752181</text:p>
              </table:table-cell>
              <table:table-cell office:value-type="float" office:value="0.778659">
                <text:p>0.778659</text:p>
              </table:table-cell>
              <table:table-cell office:value-type="float" office:value="0.802218">
                <text:p>0.802218</text:p>
              </table:table-cell>
              <table:table-cell office:value-type="float" office:value="0.81781">
                <text:p>0.81781</text:p>
              </table:table-cell>
              <table:table-cell office:value-type="float" office:value="0.836573">
                <text:p>0.836573</text:p>
              </table:table-cell>
              <table:table-cell office:value-type="float" office:value="0.85678">
                <text:p>0.85678</text:p>
              </table:table-cell>
              <table:table-cell office:value-type="float" office:value="0.884366">
                <text:p>0.884366</text:p>
              </table:table-cell>
              <table:table-cell office:value-type="float" office:value="0.908378">
                <text:p>0.908378</text:p>
              </table:table-cell>
              <table:table-cell office:value-type="float" office:value="0.927689">
                <text:p>0.927689</text:p>
              </table:table-cell>
              <table:table-cell office:value-type="float" office:value="0.799512">
                <text:p>0.7995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39571">
                <text:p>0.639571</text:p>
              </table:table-cell>
              <table:table-cell office:value-type="float" office:value="0.727492">
                <text:p>0.727492</text:p>
              </table:table-cell>
              <table:table-cell office:value-type="float" office:value="0.757515">
                <text:p>0.757515</text:p>
              </table:table-cell>
              <table:table-cell office:value-type="float" office:value="0.782913">
                <text:p>0.782913</text:p>
              </table:table-cell>
              <table:table-cell office:value-type="float" office:value="0.80392">
                <text:p>0.80392</text:p>
              </table:table-cell>
              <table:table-cell office:value-type="float" office:value="0.822702">
                <text:p>0.822702</text:p>
              </table:table-cell>
              <table:table-cell office:value-type="float" office:value="0.841159">
                <text:p>0.841159</text:p>
              </table:table-cell>
              <table:table-cell office:value-type="float" office:value="0.862602">
                <text:p>0.862602</text:p>
              </table:table-cell>
              <table:table-cell office:value-type="float" office:value="0.883243">
                <text:p>0.883243</text:p>
              </table:table-cell>
              <table:table-cell office:value-type="float" office:value="0.903892">
                <text:p>0.903892</text:p>
              </table:table-cell>
              <table:table-cell office:value-type="float" office:value="0.915973">
                <text:p>0.915973</text:p>
              </table:table-cell>
              <table:table-cell office:value-type="float" office:value="0.802501">
                <text:p>0.80250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59082">
                <text:p>0.659082</text:p>
              </table:table-cell>
              <table:table-cell office:value-type="float" office:value="0.739992">
                <text:p>0.739992</text:p>
              </table:table-cell>
              <table:table-cell office:value-type="float" office:value="0.763978">
                <text:p>0.763978</text:p>
              </table:table-cell>
              <table:table-cell office:value-type="float" office:value="0.783571">
                <text:p>0.783571</text:p>
              </table:table-cell>
              <table:table-cell office:value-type="float" office:value="0.810303">
                <text:p>0.810303</text:p>
              </table:table-cell>
              <table:table-cell office:value-type="float" office:value="0.828816">
                <text:p>0.828816</text:p>
              </table:table-cell>
              <table:table-cell office:value-type="float" office:value="0.846675">
                <text:p>0.846675</text:p>
              </table:table-cell>
              <table:table-cell office:value-type="float" office:value="0.866828">
                <text:p>0.866828</text:p>
              </table:table-cell>
              <table:table-cell office:value-type="float" office:value="0.883842">
                <text:p>0.883842</text:p>
              </table:table-cell>
              <table:table-cell office:value-type="float" office:value="0.906141">
                <text:p>0.906141</text:p>
              </table:table-cell>
              <table:table-cell office:value-type="float" office:value="0.915973">
                <text:p>0.915973</text:p>
              </table:table-cell>
              <table:table-cell office:value-type="float" office:value="0.808923">
                <text:p>0.80892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61457">
                <text:p>0.661457</text:p>
              </table:table-cell>
              <table:table-cell office:value-type="float" office:value="0.734483">
                <text:p>0.734483</text:p>
              </table:table-cell>
              <table:table-cell office:value-type="float" office:value="0.766113">
                <text:p>0.766113</text:p>
              </table:table-cell>
              <table:table-cell office:value-type="float" office:value="0.788041">
                <text:p>0.788041</text:p>
              </table:table-cell>
              <table:table-cell office:value-type="float" office:value="0.808764">
                <text:p>0.808764</text:p>
              </table:table-cell>
              <table:table-cell office:value-type="float" office:value="0.827251">
                <text:p>0.827251</text:p>
              </table:table-cell>
              <table:table-cell office:value-type="float" office:value="0.843056">
                <text:p>0.843056</text:p>
              </table:table-cell>
              <table:table-cell office:value-type="float" office:value="0.860674">
                <text:p>0.860674</text:p>
              </table:table-cell>
              <table:table-cell office:value-type="float" office:value="0.882882">
                <text:p>0.882882</text:p>
              </table:table-cell>
              <table:table-cell office:value-type="float" office:value="0.907132">
                <text:p>0.907132</text:p>
              </table:table-cell>
              <table:table-cell office:value-type="float" office:value="0.915973">
                <text:p>0.915973</text:p>
              </table:table-cell>
              <table:table-cell office:value-type="float" office:value="0.807985">
                <text:p>0.80798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6866">
                <text:p>0.66866</text:p>
              </table:table-cell>
              <table:table-cell office:value-type="float" office:value="0.738331">
                <text:p>0.738331</text:p>
              </table:table-cell>
              <table:table-cell office:value-type="float" office:value="0.771011">
                <text:p>0.771011</text:p>
              </table:table-cell>
              <table:table-cell office:value-type="float" office:value="0.792544">
                <text:p>0.792544</text:p>
              </table:table-cell>
              <table:table-cell office:value-type="float" office:value="0.811193">
                <text:p>0.811193</text:p>
              </table:table-cell>
              <table:table-cell office:value-type="float" office:value="0.827207">
                <text:p>0.827207</text:p>
              </table:table-cell>
              <table:table-cell office:value-type="float" office:value="0.842755">
                <text:p>0.842755</text:p>
              </table:table-cell>
              <table:table-cell office:value-type="float" office:value="0.861516">
                <text:p>0.861516</text:p>
              </table:table-cell>
              <table:table-cell office:value-type="float" office:value="0.883379">
                <text:p>0.883379</text:p>
              </table:table-cell>
              <table:table-cell office:value-type="float" office:value="0.907023">
                <text:p>0.907023</text:p>
              </table:table-cell>
              <table:table-cell office:value-type="float" office:value="0.915913">
                <text:p>0.915913</text:p>
              </table:table-cell>
              <table:table-cell office:value-type="float" office:value="0.810362">
                <text:p>0.81036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37167">
                <text:p>0.637167</text:p>
              </table:table-cell>
              <table:table-cell office:value-type="float" office:value="0.733863">
                <text:p>0.733863</text:p>
              </table:table-cell>
              <table:table-cell office:value-type="float" office:value="0.768447">
                <text:p>0.768447</text:p>
              </table:table-cell>
              <table:table-cell office:value-type="float" office:value="0.788561">
                <text:p>0.788561</text:p>
              </table:table-cell>
              <table:table-cell office:value-type="float" office:value="0.805921">
                <text:p>0.805921</text:p>
              </table:table-cell>
              <table:table-cell office:value-type="float" office:value="0.824134">
                <text:p>0.824134</text:p>
              </table:table-cell>
              <table:table-cell office:value-type="float" office:value="0.841961">
                <text:p>0.841961</text:p>
              </table:table-cell>
              <table:table-cell office:value-type="float" office:value="0.860586">
                <text:p>0.860586</text:p>
              </table:table-cell>
              <table:table-cell office:value-type="float" office:value="0.880366">
                <text:p>0.880366</text:p>
              </table:table-cell>
              <table:table-cell office:value-type="float" office:value="0.906488">
                <text:p>0.906488</text:p>
              </table:table-cell>
              <table:table-cell office:value-type="float" office:value="0.915913">
                <text:p>0.915913</text:p>
              </table:table-cell>
              <table:table-cell office:value-type="float" office:value="0.804749">
                <text:p>0.80474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30595">
                <text:p>0.630595</text:p>
              </table:table-cell>
              <table:table-cell office:value-type="float" office:value="0.731514">
                <text:p>0.731514</text:p>
              </table:table-cell>
              <table:table-cell office:value-type="float" office:value="0.764894">
                <text:p>0.764894</text:p>
              </table:table-cell>
              <table:table-cell office:value-type="float" office:value="0.783611">
                <text:p>0.783611</text:p>
              </table:table-cell>
              <table:table-cell office:value-type="float" office:value="0.804267">
                <text:p>0.804267</text:p>
              </table:table-cell>
              <table:table-cell office:value-type="float" office:value="0.818589">
                <text:p>0.818589</text:p>
              </table:table-cell>
              <table:table-cell office:value-type="float" office:value="0.836483">
                <text:p>0.836483</text:p>
              </table:table-cell>
              <table:table-cell office:value-type="float" office:value="0.856249">
                <text:p>0.856249</text:p>
              </table:table-cell>
              <table:table-cell office:value-type="float" office:value="0.878596">
                <text:p>0.878596</text:p>
              </table:table-cell>
              <table:table-cell office:value-type="float" office:value="0.900401">
                <text:p>0.900401</text:p>
              </table:table-cell>
              <table:table-cell office:value-type="float" office:value="0.9152">
                <text:p>0.9152</text:p>
              </table:table-cell>
              <table:table-cell office:value-type="float" office:value="0.80052">
                <text:p>0.8005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15507">
                <text:p>0.515507</text:p>
              </table:table-cell>
              <table:table-cell office:value-type="float" office:value="0.705433">
                <text:p>0.705433</text:p>
              </table:table-cell>
              <table:table-cell office:value-type="float" office:value="0.751035">
                <text:p>0.751035</text:p>
              </table:table-cell>
              <table:table-cell office:value-type="float" office:value="0.777497">
                <text:p>0.777497</text:p>
              </table:table-cell>
              <table:table-cell office:value-type="float" office:value="0.795858">
                <text:p>0.795858</text:p>
              </table:table-cell>
              <table:table-cell office:value-type="float" office:value="0.807475">
                <text:p>0.807475</text:p>
              </table:table-cell>
              <table:table-cell office:value-type="float" office:value="0.828528">
                <text:p>0.828528</text:p>
              </table:table-cell>
              <table:table-cell office:value-type="float" office:value="0.849739">
                <text:p>0.849739</text:p>
              </table:table-cell>
              <table:table-cell office:value-type="float" office:value="0.86979">
                <text:p>0.86979</text:p>
              </table:table-cell>
              <table:table-cell office:value-type="float" office:value="0.895577">
                <text:p>0.895577</text:p>
              </table:table-cell>
              <table:table-cell office:value-type="float" office:value="0.9152">
                <text:p>0.9152</text:p>
              </table:table-cell>
              <table:table-cell office:value-type="float" office:value="0.779644">
                <text:p>0.77964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07169">
                <text:p>0.607169</text:p>
              </table:table-cell>
              <table:table-cell office:value-type="float" office:value="0.722091">
                <text:p>0.722091</text:p>
              </table:table-cell>
              <table:table-cell office:value-type="float" office:value="0.760479">
                <text:p>0.760479</text:p>
              </table:table-cell>
              <table:table-cell office:value-type="float" office:value="0.784197">
                <text:p>0.784197</text:p>
              </table:table-cell>
              <table:table-cell office:value-type="float" office:value="0.79964">
                <text:p>0.79964</text:p>
              </table:table-cell>
              <table:table-cell office:value-type="float" office:value="0.813184">
                <text:p>0.813184</text:p>
              </table:table-cell>
              <table:table-cell office:value-type="float" office:value="0.831567">
                <text:p>0.831567</text:p>
              </table:table-cell>
              <table:table-cell office:value-type="float" office:value="0.846726">
                <text:p>0.846726</text:p>
              </table:table-cell>
              <table:table-cell office:value-type="float" office:value="0.863098">
                <text:p>0.863098</text:p>
              </table:table-cell>
              <table:table-cell office:value-type="float" office:value="0.893422">
                <text:p>0.893422</text:p>
              </table:table-cell>
              <table:table-cell office:value-type="float" office:value="0.9152">
                <text:p>0.9152</text:p>
              </table:table-cell>
              <table:table-cell office:value-type="float" office:value="0.792157">
                <text:p>0.79215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599502">
                <text:p>0.599502</text:p>
              </table:table-cell>
              <table:table-cell office:value-type="float" office:value="0.70379">
                <text:p>0.70379</text:p>
              </table:table-cell>
              <table:table-cell office:value-type="float" office:value="0.754356">
                <text:p>0.754356</text:p>
              </table:table-cell>
              <table:table-cell office:value-type="float" office:value="0.781406">
                <text:p>0.781406</text:p>
              </table:table-cell>
              <table:table-cell office:value-type="float" office:value="0.801944">
                <text:p>0.801944</text:p>
              </table:table-cell>
              <table:table-cell office:value-type="float" office:value="0.820093">
                <text:p>0.820093</text:p>
              </table:table-cell>
              <table:table-cell office:value-type="float" office:value="0.833941">
                <text:p>0.833941</text:p>
              </table:table-cell>
              <table:table-cell office:value-type="float" office:value="0.846915">
                <text:p>0.846915</text:p>
              </table:table-cell>
              <table:table-cell office:value-type="float" office:value="0.861083">
                <text:p>0.861083</text:p>
              </table:table-cell>
              <table:table-cell office:value-type="float" office:value="0.888526">
                <text:p>0.888526</text:p>
              </table:table-cell>
              <table:table-cell office:value-type="float" office:value="0.9152">
                <text:p>0.9152</text:p>
              </table:table-cell>
              <table:table-cell office:value-type="float" office:value="0.789156">
                <text:p>0.78915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18277">
                <text:p>0.618277</text:p>
              </table:table-cell>
              <table:table-cell office:value-type="float" office:value="0.731466">
                <text:p>0.731466</text:p>
              </table:table-cell>
              <table:table-cell office:value-type="float" office:value="0.772627">
                <text:p>0.772627</text:p>
              </table:table-cell>
              <table:table-cell office:value-type="float" office:value="0.791933">
                <text:p>0.791933</text:p>
              </table:table-cell>
              <table:table-cell office:value-type="float" office:value="0.807468">
                <text:p>0.807468</text:p>
              </table:table-cell>
              <table:table-cell office:value-type="float" office:value="0.827579">
                <text:p>0.827579</text:p>
              </table:table-cell>
              <table:table-cell office:value-type="float" office:value="0.840309">
                <text:p>0.840309</text:p>
              </table:table-cell>
              <table:table-cell office:value-type="float" office:value="0.853264">
                <text:p>0.853264</text:p>
              </table:table-cell>
              <table:table-cell office:value-type="float" office:value="0.861187">
                <text:p>0.861187</text:p>
              </table:table-cell>
              <table:table-cell office:value-type="float" office:value="0.889066">
                <text:p>0.889066</text:p>
              </table:table-cell>
              <table:table-cell office:value-type="float" office:value="0.9152">
                <text:p>0.9152</text:p>
              </table:table-cell>
              <table:table-cell office:value-type="float" office:value="0.799318">
                <text:p>0.79931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10636">
                <text:p>0.610636</text:p>
              </table:table-cell>
              <table:table-cell office:value-type="float" office:value="0.743643">
                <text:p>0.743643</text:p>
              </table:table-cell>
              <table:table-cell office:value-type="float" office:value="0.776931">
                <text:p>0.776931</text:p>
              </table:table-cell>
              <table:table-cell office:value-type="float" office:value="0.795963">
                <text:p>0.795963</text:p>
              </table:table-cell>
              <table:table-cell office:value-type="float" office:value="0.812151">
                <text:p>0.812151</text:p>
              </table:table-cell>
              <table:table-cell office:value-type="float" office:value="0.829337">
                <text:p>0.829337</text:p>
              </table:table-cell>
              <table:table-cell office:value-type="float" office:value="0.842232">
                <text:p>0.842232</text:p>
              </table:table-cell>
              <table:table-cell office:value-type="float" office:value="0.8557">
                <text:p>0.8557</text:p>
              </table:table-cell>
              <table:table-cell office:value-type="float" office:value="0.866961">
                <text:p>0.866961</text:p>
              </table:table-cell>
              <table:table-cell office:value-type="float" office:value="0.894703">
                <text:p>0.894703</text:p>
              </table:table-cell>
              <table:table-cell office:value-type="float" office:value="0.915407">
                <text:p>0.915407</text:p>
              </table:table-cell>
              <table:table-cell office:value-type="float" office:value="0.802826">
                <text:p>0.80282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38796">
                <text:p>0.538796</text:p>
              </table:table-cell>
              <table:table-cell office:value-type="float" office:value="0.744888">
                <text:p>0.744888</text:p>
              </table:table-cell>
              <table:table-cell office:value-type="float" office:value="0.782034">
                <text:p>0.782034</text:p>
              </table:table-cell>
              <table:table-cell office:value-type="float" office:value="0.801658">
                <text:p>0.801658</text:p>
              </table:table-cell>
              <table:table-cell office:value-type="float" office:value="0.816172">
                <text:p>0.816172</text:p>
              </table:table-cell>
              <table:table-cell office:value-type="float" office:value="0.832243">
                <text:p>0.832243</text:p>
              </table:table-cell>
              <table:table-cell office:value-type="float" office:value="0.845718">
                <text:p>0.845718</text:p>
              </table:table-cell>
              <table:table-cell office:value-type="float" office:value="0.858722">
                <text:p>0.858722</text:p>
              </table:table-cell>
              <table:table-cell office:value-type="float" office:value="0.873578">
                <text:p>0.873578</text:p>
              </table:table-cell>
              <table:table-cell office:value-type="float" office:value="0.901612">
                <text:p>0.901612</text:p>
              </table:table-cell>
              <table:table-cell office:value-type="float" office:value="0.915407">
                <text:p>0.915407</text:p>
              </table:table-cell>
              <table:table-cell office:value-type="float" office:value="0.799542">
                <text:p>0.79954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30325">
                <text:p>0.630325</text:p>
              </table:table-cell>
              <table:table-cell office:value-type="float" office:value="0.736353">
                <text:p>0.736353</text:p>
              </table:table-cell>
              <table:table-cell office:value-type="float" office:value="0.77715">
                <text:p>0.77715</text:p>
              </table:table-cell>
              <table:table-cell office:value-type="float" office:value="0.801331">
                <text:p>0.801331</text:p>
              </table:table-cell>
              <table:table-cell office:value-type="float" office:value="0.817404">
                <text:p>0.817404</text:p>
              </table:table-cell>
              <table:table-cell office:value-type="float" office:value="0.835591">
                <text:p>0.835591</text:p>
              </table:table-cell>
              <table:table-cell office:value-type="float" office:value="0.847033">
                <text:p>0.847033</text:p>
              </table:table-cell>
              <table:table-cell office:value-type="float" office:value="0.858082">
                <text:p>0.858082</text:p>
              </table:table-cell>
              <table:table-cell office:value-type="float" office:value="0.877298">
                <text:p>0.877298</text:p>
              </table:table-cell>
              <table:table-cell office:value-type="float" office:value="0.904768">
                <text:p>0.904768</text:p>
              </table:table-cell>
              <table:table-cell office:value-type="float" office:value="0.915407">
                <text:p>0.915407</text:p>
              </table:table-cell>
              <table:table-cell office:value-type="float" office:value="0.808534">
                <text:p>0.80853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39094">
                <text:p>0.639094</text:p>
              </table:table-cell>
              <table:table-cell office:value-type="float" office:value="0.742691">
                <text:p>0.742691</text:p>
              </table:table-cell>
              <table:table-cell office:value-type="float" office:value="0.778348">
                <text:p>0.778348</text:p>
              </table:table-cell>
              <table:table-cell office:value-type="float" office:value="0.80359">
                <text:p>0.80359</text:p>
              </table:table-cell>
              <table:table-cell office:value-type="float" office:value="0.826396">
                <text:p>0.826396</text:p>
              </table:table-cell>
              <table:table-cell office:value-type="float" office:value="0.836329">
                <text:p>0.836329</text:p>
              </table:table-cell>
              <table:table-cell office:value-type="float" office:value="0.847069">
                <text:p>0.847069</text:p>
              </table:table-cell>
              <table:table-cell office:value-type="float" office:value="0.862043">
                <text:p>0.862043</text:p>
              </table:table-cell>
              <table:table-cell office:value-type="float" office:value="0.882935">
                <text:p>0.882935</text:p>
              </table:table-cell>
              <table:table-cell office:value-type="float" office:value="0.904059">
                <text:p>0.904059</text:p>
              </table:table-cell>
              <table:table-cell office:value-type="float" office:value="0.9152">
                <text:p>0.9152</text:p>
              </table:table-cell>
              <table:table-cell office:value-type="float" office:value="0.812255">
                <text:p>0.81225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37121">
                <text:p>0.637121</text:p>
              </table:table-cell>
              <table:table-cell office:value-type="float" office:value="0.734504">
                <text:p>0.734504</text:p>
              </table:table-cell>
              <table:table-cell office:value-type="float" office:value="0.769639">
                <text:p>0.769639</text:p>
              </table:table-cell>
              <table:table-cell office:value-type="float" office:value="0.78977">
                <text:p>0.78977</text:p>
              </table:table-cell>
              <table:table-cell office:value-type="float" office:value="0.814818">
                <text:p>0.814818</text:p>
              </table:table-cell>
              <table:table-cell office:value-type="float" office:value="0.836604">
                <text:p>0.836604</text:p>
              </table:table-cell>
              <table:table-cell office:value-type="float" office:value="0.846142">
                <text:p>0.846142</text:p>
              </table:table-cell>
              <table:table-cell office:value-type="float" office:value="0.859393">
                <text:p>0.859393</text:p>
              </table:table-cell>
              <table:table-cell office:value-type="float" office:value="0.877354">
                <text:p>0.877354</text:p>
              </table:table-cell>
              <table:table-cell office:value-type="float" office:value="0.901007">
                <text:p>0.901007</text:p>
              </table:table-cell>
              <table:table-cell office:value-type="float" office:value="0.939436">
                <text:p>0.939436</text:p>
              </table:table-cell>
              <table:table-cell office:value-type="float" office:value="0.806635">
                <text:p>0.80663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46533">
                <text:p>0.646533</text:p>
              </table:table-cell>
              <table:table-cell office:value-type="float" office:value="0.732945">
                <text:p>0.732945</text:p>
              </table:table-cell>
              <table:table-cell office:value-type="float" office:value="0.770326">
                <text:p>0.770326</text:p>
              </table:table-cell>
              <table:table-cell office:value-type="float" office:value="0.792446">
                <text:p>0.792446</text:p>
              </table:table-cell>
              <table:table-cell office:value-type="float" office:value="0.807384">
                <text:p>0.807384</text:p>
              </table:table-cell>
              <table:table-cell office:value-type="float" office:value="0.828955">
                <text:p>0.828955</text:p>
              </table:table-cell>
              <table:table-cell office:value-type="float" office:value="0.843541">
                <text:p>0.843541</text:p>
              </table:table-cell>
              <table:table-cell office:value-type="float" office:value="0.858967">
                <text:p>0.858967</text:p>
              </table:table-cell>
              <table:table-cell office:value-type="float" office:value="0.880773">
                <text:p>0.880773</text:p>
              </table:table-cell>
              <table:table-cell office:value-type="float" office:value="0.902878">
                <text:p>0.902878</text:p>
              </table:table-cell>
              <table:table-cell office:value-type="float" office:value="0.939436">
                <text:p>0.939436</text:p>
              </table:table-cell>
              <table:table-cell office:value-type="float" office:value="0.806474">
                <text:p>0.80647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27123">
                <text:p>0.627123</text:p>
              </table:table-cell>
              <table:table-cell office:value-type="float" office:value="0.739916">
                <text:p>0.739916</text:p>
              </table:table-cell>
              <table:table-cell office:value-type="float" office:value="0.772502">
                <text:p>0.772502</text:p>
              </table:table-cell>
              <table:table-cell office:value-type="float" office:value="0.792182">
                <text:p>0.792182</text:p>
              </table:table-cell>
              <table:table-cell office:value-type="float" office:value="0.810259">
                <text:p>0.810259</text:p>
              </table:table-cell>
              <table:table-cell office:value-type="float" office:value="0.833427">
                <text:p>0.833427</text:p>
              </table:table-cell>
              <table:table-cell office:value-type="float" office:value="0.851209">
                <text:p>0.851209</text:p>
              </table:table-cell>
              <table:table-cell office:value-type="float" office:value="0.867972">
                <text:p>0.867972</text:p>
              </table:table-cell>
              <table:table-cell office:value-type="float" office:value="0.881944">
                <text:p>0.881944</text:p>
              </table:table-cell>
              <table:table-cell office:value-type="float" office:value="0.909523">
                <text:p>0.909523</text:p>
              </table:table-cell>
              <table:table-cell office:value-type="float" office:value="0.939436">
                <text:p>0.939436</text:p>
              </table:table-cell>
              <table:table-cell office:value-type="float" office:value="0.808606">
                <text:p>0.80860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43191">
                <text:p>0.643191</text:p>
              </table:table-cell>
              <table:table-cell office:value-type="float" office:value="0.74152">
                <text:p>0.74152</text:p>
              </table:table-cell>
              <table:table-cell office:value-type="float" office:value="0.775192">
                <text:p>0.775192</text:p>
              </table:table-cell>
              <table:table-cell office:value-type="float" office:value="0.802612">
                <text:p>0.802612</text:p>
              </table:table-cell>
              <table:table-cell office:value-type="float" office:value="0.823337">
                <text:p>0.823337</text:p>
              </table:table-cell>
              <table:table-cell office:value-type="float" office:value="0.843753">
                <text:p>0.843753</text:p>
              </table:table-cell>
              <table:table-cell office:value-type="float" office:value="0.862369">
                <text:p>0.862369</text:p>
              </table:table-cell>
              <table:table-cell office:value-type="float" office:value="0.872126">
                <text:p>0.872126</text:p>
              </table:table-cell>
              <table:table-cell office:value-type="float" office:value="0.883838">
                <text:p>0.883838</text:p>
              </table:table-cell>
              <table:table-cell office:value-type="float" office:value="0.908115">
                <text:p>0.908115</text:p>
              </table:table-cell>
              <table:table-cell office:value-type="float" office:value="0.939436">
                <text:p>0.939436</text:p>
              </table:table-cell>
              <table:table-cell office:value-type="float" office:value="0.815605">
                <text:p>0.81560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76435">
                <text:p>0.676435</text:p>
              </table:table-cell>
              <table:table-cell office:value-type="float" office:value="0.749063">
                <text:p>0.749063</text:p>
              </table:table-cell>
              <table:table-cell office:value-type="float" office:value="0.787137">
                <text:p>0.787137</text:p>
              </table:table-cell>
              <table:table-cell office:value-type="float" office:value="0.810935">
                <text:p>0.810935</text:p>
              </table:table-cell>
              <table:table-cell office:value-type="float" office:value="0.830695">
                <text:p>0.830695</text:p>
              </table:table-cell>
              <table:table-cell office:value-type="float" office:value="0.845792">
                <text:p>0.845792</text:p>
              </table:table-cell>
              <table:table-cell office:value-type="float" office:value="0.861264">
                <text:p>0.861264</text:p>
              </table:table-cell>
              <table:table-cell office:value-type="float" office:value="0.874448">
                <text:p>0.874448</text:p>
              </table:table-cell>
              <table:table-cell office:value-type="float" office:value="0.887215">
                <text:p>0.887215</text:p>
              </table:table-cell>
              <table:table-cell office:value-type="float" office:value="0.913557">
                <text:p>0.913557</text:p>
              </table:table-cell>
              <table:table-cell office:value-type="float" office:value="0.939436">
                <text:p>0.939436</text:p>
              </table:table-cell>
              <table:table-cell office:value-type="float" office:value="0.823654">
                <text:p>0.82365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05561">
                <text:p>0.605561</text:p>
              </table:table-cell>
              <table:table-cell office:value-type="float" office:value="0.748122">
                <text:p>0.748122</text:p>
              </table:table-cell>
              <table:table-cell office:value-type="float" office:value="0.782959">
                <text:p>0.782959</text:p>
              </table:table-cell>
              <table:table-cell office:value-type="float" office:value="0.804548">
                <text:p>0.804548</text:p>
              </table:table-cell>
              <table:table-cell office:value-type="float" office:value="0.81905">
                <text:p>0.81905</text:p>
              </table:table-cell>
              <table:table-cell office:value-type="float" office:value="0.833535">
                <text:p>0.833535</text:p>
              </table:table-cell>
              <table:table-cell office:value-type="float" office:value="0.85147">
                <text:p>0.85147</text:p>
              </table:table-cell>
              <table:table-cell office:value-type="float" office:value="0.868598">
                <text:p>0.868598</text:p>
              </table:table-cell>
              <table:table-cell office:value-type="float" office:value="0.883268">
                <text:p>0.883268</text:p>
              </table:table-cell>
              <table:table-cell office:value-type="float" office:value="0.910141">
                <text:p>0.910141</text:p>
              </table:table-cell>
              <table:table-cell office:value-type="float" office:value="0.939436">
                <text:p>0.939436</text:p>
              </table:table-cell>
              <table:table-cell office:value-type="float" office:value="0.810725">
                <text:p>0.8107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50641">
                <text:p>0.650641</text:p>
              </table:table-cell>
              <table:table-cell office:value-type="float" office:value="0.733869">
                <text:p>0.733869</text:p>
              </table:table-cell>
              <table:table-cell office:value-type="float" office:value="0.771873">
                <text:p>0.771873</text:p>
              </table:table-cell>
              <table:table-cell office:value-type="float" office:value="0.793836">
                <text:p>0.793836</text:p>
              </table:table-cell>
              <table:table-cell office:value-type="float" office:value="0.8132">
                <text:p>0.8132</text:p>
              </table:table-cell>
              <table:table-cell office:value-type="float" office:value="0.826373">
                <text:p>0.826373</text:p>
              </table:table-cell>
              <table:table-cell office:value-type="float" office:value="0.845494">
                <text:p>0.845494</text:p>
              </table:table-cell>
              <table:table-cell office:value-type="float" office:value="0.8661">
                <text:p>0.8661</text:p>
              </table:table-cell>
              <table:table-cell office:value-type="float" office:value="0.883906">
                <text:p>0.883906</text:p>
              </table:table-cell>
              <table:table-cell office:value-type="float" office:value="0.910586">
                <text:p>0.910586</text:p>
              </table:table-cell>
              <table:table-cell office:value-type="float" office:value="0.939436">
                <text:p>0.939436</text:p>
              </table:table-cell>
              <table:table-cell office:value-type="float" office:value="0.809588">
                <text:p>0.80958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599104">
                <text:p>0.599104</text:p>
              </table:table-cell>
              <table:table-cell office:value-type="float" office:value="0.72421">
                <text:p>0.72421</text:p>
              </table:table-cell>
              <table:table-cell office:value-type="float" office:value="0.772001">
                <text:p>0.772001</text:p>
              </table:table-cell>
              <table:table-cell office:value-type="float" office:value="0.796148">
                <text:p>0.796148</text:p>
              </table:table-cell>
              <table:table-cell office:value-type="float" office:value="0.810949">
                <text:p>0.810949</text:p>
              </table:table-cell>
              <table:table-cell office:value-type="float" office:value="0.826734">
                <text:p>0.826734</text:p>
              </table:table-cell>
              <table:table-cell office:value-type="float" office:value="0.847995">
                <text:p>0.847995</text:p>
              </table:table-cell>
              <table:table-cell office:value-type="float" office:value="0.86662">
                <text:p>0.86662</text:p>
              </table:table-cell>
              <table:table-cell office:value-type="float" office:value="0.882855">
                <text:p>0.882855</text:p>
              </table:table-cell>
              <table:table-cell office:value-type="float" office:value="0.911261">
                <text:p>0.911261</text:p>
              </table:table-cell>
              <table:table-cell office:value-type="float" office:value="0.939436">
                <text:p>0.939436</text:p>
              </table:table-cell>
              <table:table-cell office:value-type="float" office:value="0.803788">
                <text:p>0.80378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74973">
                <text:p>0.574973</text:p>
              </table:table-cell>
              <table:table-cell office:value-type="float" office:value="0.71371">
                <text:p>0.71371</text:p>
              </table:table-cell>
              <table:table-cell office:value-type="float" office:value="0.765954">
                <text:p>0.765954</text:p>
              </table:table-cell>
              <table:table-cell office:value-type="float" office:value="0.788013">
                <text:p>0.788013</text:p>
              </table:table-cell>
              <table:table-cell office:value-type="float" office:value="0.800966">
                <text:p>0.800966</text:p>
              </table:table-cell>
              <table:table-cell office:value-type="float" office:value="0.813485">
                <text:p>0.813485</text:p>
              </table:table-cell>
              <table:table-cell office:value-type="float" office:value="0.83571">
                <text:p>0.83571</text:p>
              </table:table-cell>
              <table:table-cell office:value-type="float" office:value="0.854072">
                <text:p>0.854072</text:p>
              </table:table-cell>
              <table:table-cell office:value-type="float" office:value="0.8766">
                <text:p>0.8766</text:p>
              </table:table-cell>
              <table:table-cell office:value-type="float" office:value="0.910071">
                <text:p>0.910071</text:p>
              </table:table-cell>
              <table:table-cell office:value-type="float" office:value="0.939436">
                <text:p>0.939436</text:p>
              </table:table-cell>
              <table:table-cell office:value-type="float" office:value="0.793355">
                <text:p>0.79335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31904">
                <text:p>0.531904</text:p>
              </table:table-cell>
              <table:table-cell office:value-type="float" office:value="0.725517">
                <text:p>0.725517</text:p>
              </table:table-cell>
              <table:table-cell office:value-type="float" office:value="0.774976">
                <text:p>0.774976</text:p>
              </table:table-cell>
              <table:table-cell office:value-type="float" office:value="0.795928">
                <text:p>0.795928</text:p>
              </table:table-cell>
              <table:table-cell office:value-type="float" office:value="0.806998">
                <text:p>0.806998</text:p>
              </table:table-cell>
              <table:table-cell office:value-type="float" office:value="0.826406">
                <text:p>0.826406</text:p>
              </table:table-cell>
              <table:table-cell office:value-type="float" office:value="0.845252">
                <text:p>0.845252</text:p>
              </table:table-cell>
              <table:table-cell office:value-type="float" office:value="0.864333">
                <text:p>0.864333</text:p>
              </table:table-cell>
              <table:table-cell office:value-type="float" office:value="0.883084">
                <text:p>0.883084</text:p>
              </table:table-cell>
              <table:table-cell office:value-type="float" office:value="0.910603">
                <text:p>0.910603</text:p>
              </table:table-cell>
              <table:table-cell office:value-type="float" office:value="0.939436">
                <text:p>0.939436</text:p>
              </table:table-cell>
              <table:table-cell office:value-type="float" office:value="0.7965">
                <text:p>0.796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09018">
                <text:p>0.609018</text:p>
              </table:table-cell>
              <table:table-cell office:value-type="float" office:value="0.731746">
                <text:p>0.731746</text:p>
              </table:table-cell>
              <table:table-cell office:value-type="float" office:value="0.781916">
                <text:p>0.781916</text:p>
              </table:table-cell>
              <table:table-cell office:value-type="float" office:value="0.797736">
                <text:p>0.797736</text:p>
              </table:table-cell>
              <table:table-cell office:value-type="float" office:value="0.810456">
                <text:p>0.810456</text:p>
              </table:table-cell>
              <table:table-cell office:value-type="float" office:value="0.826644">
                <text:p>0.826644</text:p>
              </table:table-cell>
              <table:table-cell office:value-type="float" office:value="0.840558">
                <text:p>0.840558</text:p>
              </table:table-cell>
              <table:table-cell office:value-type="float" office:value="0.866113">
                <text:p>0.866113</text:p>
              </table:table-cell>
              <table:table-cell office:value-type="float" office:value="0.885575">
                <text:p>0.885575</text:p>
              </table:table-cell>
              <table:table-cell office:value-type="float" office:value="0.913927">
                <text:p>0.913927</text:p>
              </table:table-cell>
              <table:table-cell office:value-type="float" office:value="0.939436">
                <text:p>0.939436</text:p>
              </table:table-cell>
              <table:table-cell office:value-type="float" office:value="0.806369">
                <text:p>0.80636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32893">
                <text:p>0.632893</text:p>
              </table:table-cell>
              <table:table-cell office:value-type="float" office:value="0.75264">
                <text:p>0.75264</text:p>
              </table:table-cell>
              <table:table-cell office:value-type="float" office:value="0.786786">
                <text:p>0.786786</text:p>
              </table:table-cell>
              <table:table-cell office:value-type="float" office:value="0.799971">
                <text:p>0.799971</text:p>
              </table:table-cell>
              <table:table-cell office:value-type="float" office:value="0.816244">
                <text:p>0.816244</text:p>
              </table:table-cell>
              <table:table-cell office:value-type="float" office:value="0.833537">
                <text:p>0.833537</text:p>
              </table:table-cell>
              <table:table-cell office:value-type="float" office:value="0.851652">
                <text:p>0.851652</text:p>
              </table:table-cell>
              <table:table-cell office:value-type="float" office:value="0.871535">
                <text:p>0.871535</text:p>
              </table:table-cell>
              <table:table-cell office:value-type="float" office:value="0.889573">
                <text:p>0.889573</text:p>
              </table:table-cell>
              <table:table-cell office:value-type="float" office:value="0.918308">
                <text:p>0.918308</text:p>
              </table:table-cell>
              <table:table-cell office:value-type="float" office:value="0.939436">
                <text:p>0.939436</text:p>
              </table:table-cell>
              <table:table-cell office:value-type="float" office:value="0.815314">
                <text:p>0.81531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21849">
                <text:p>0.621849</text:p>
              </table:table-cell>
              <table:table-cell office:value-type="float" office:value="0.725538">
                <text:p>0.725538</text:p>
              </table:table-cell>
              <table:table-cell office:value-type="float" office:value="0.773004">
                <text:p>0.773004</text:p>
              </table:table-cell>
              <table:table-cell office:value-type="float" office:value="0.798531">
                <text:p>0.798531</text:p>
              </table:table-cell>
              <table:table-cell office:value-type="float" office:value="0.812997">
                <text:p>0.812997</text:p>
              </table:table-cell>
              <table:table-cell office:value-type="float" office:value="0.828266">
                <text:p>0.828266</text:p>
              </table:table-cell>
              <table:table-cell office:value-type="float" office:value="0.84829">
                <text:p>0.84829</text:p>
              </table:table-cell>
              <table:table-cell office:value-type="float" office:value="0.871265">
                <text:p>0.871265</text:p>
              </table:table-cell>
              <table:table-cell office:value-type="float" office:value="0.888588">
                <text:p>0.888588</text:p>
              </table:table-cell>
              <table:table-cell office:value-type="float" office:value="0.915104">
                <text:p>0.915104</text:p>
              </table:table-cell>
              <table:table-cell office:value-type="float" office:value="0.939436">
                <text:p>0.939436</text:p>
              </table:table-cell>
              <table:table-cell office:value-type="float" office:value="0.808343">
                <text:p>0.80834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35201">
                <text:p>0.635201</text:p>
              </table:table-cell>
              <table:table-cell office:value-type="float" office:value="0.725769">
                <text:p>0.725769</text:p>
              </table:table-cell>
              <table:table-cell office:value-type="float" office:value="0.768618">
                <text:p>0.768618</text:p>
              </table:table-cell>
              <table:table-cell office:value-type="float" office:value="0.797977">
                <text:p>0.797977</text:p>
              </table:table-cell>
              <table:table-cell office:value-type="float" office:value="0.808965">
                <text:p>0.808965</text:p>
              </table:table-cell>
              <table:table-cell office:value-type="float" office:value="0.829343">
                <text:p>0.829343</text:p>
              </table:table-cell>
              <table:table-cell office:value-type="float" office:value="0.852187">
                <text:p>0.852187</text:p>
              </table:table-cell>
              <table:table-cell office:value-type="float" office:value="0.871215">
                <text:p>0.871215</text:p>
              </table:table-cell>
              <table:table-cell office:value-type="float" office:value="0.886589">
                <text:p>0.886589</text:p>
              </table:table-cell>
              <table:table-cell office:value-type="float" office:value="0.907653">
                <text:p>0.907653</text:p>
              </table:table-cell>
              <table:table-cell office:value-type="float" office:value="0.939436">
                <text:p>0.939436</text:p>
              </table:table-cell>
              <table:table-cell office:value-type="float" office:value="0.808352">
                <text:p>0.80835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94617">
                <text:p>0.594617</text:p>
              </table:table-cell>
              <table:table-cell office:value-type="float" office:value="0.706788">
                <text:p>0.706788</text:p>
              </table:table-cell>
              <table:table-cell office:value-type="float" office:value="0.75333">
                <text:p>0.75333</text:p>
              </table:table-cell>
              <table:table-cell office:value-type="float" office:value="0.789">
                <text:p>0.789</text:p>
              </table:table-cell>
              <table:table-cell office:value-type="float" office:value="0.806187">
                <text:p>0.806187</text:p>
              </table:table-cell>
              <table:table-cell office:value-type="float" office:value="0.8237">
                <text:p>0.8237</text:p>
              </table:table-cell>
              <table:table-cell office:value-type="float" office:value="0.843565">
                <text:p>0.843565</text:p>
              </table:table-cell>
              <table:table-cell office:value-type="float" office:value="0.864723">
                <text:p>0.864723</text:p>
              </table:table-cell>
              <table:table-cell office:value-type="float" office:value="0.883955">
                <text:p>0.883955</text:p>
              </table:table-cell>
              <table:table-cell office:value-type="float" office:value="0.908856">
                <text:p>0.908856</text:p>
              </table:table-cell>
              <table:table-cell office:value-type="float" office:value="0.939436">
                <text:p>0.939436</text:p>
              </table:table-cell>
              <table:table-cell office:value-type="float" office:value="0.797472">
                <text:p>0.79747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1098">
                <text:p>0.61098</text:p>
              </table:table-cell>
              <table:table-cell office:value-type="float" office:value="0.719944">
                <text:p>0.719944</text:p>
              </table:table-cell>
              <table:table-cell office:value-type="float" office:value="0.760006">
                <text:p>0.760006</text:p>
              </table:table-cell>
              <table:table-cell office:value-type="float" office:value="0.793268">
                <text:p>0.793268</text:p>
              </table:table-cell>
              <table:table-cell office:value-type="float" office:value="0.809527">
                <text:p>0.809527</text:p>
              </table:table-cell>
              <table:table-cell office:value-type="float" office:value="0.826421">
                <text:p>0.826421</text:p>
              </table:table-cell>
              <table:table-cell office:value-type="float" office:value="0.846623">
                <text:p>0.846623</text:p>
              </table:table-cell>
              <table:table-cell office:value-type="float" office:value="0.864908">
                <text:p>0.864908</text:p>
              </table:table-cell>
              <table:table-cell office:value-type="float" office:value="0.882945">
                <text:p>0.882945</text:p>
              </table:table-cell>
              <table:table-cell office:value-type="float" office:value="0.910043">
                <text:p>0.910043</text:p>
              </table:table-cell>
              <table:table-cell office:value-type="float" office:value="0.939436">
                <text:p>0.939436</text:p>
              </table:table-cell>
              <table:table-cell office:value-type="float" office:value="0.802466">
                <text:p>0.80246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26606">
                <text:p>0.626606</text:p>
              </table:table-cell>
              <table:table-cell office:value-type="float" office:value="0.711722">
                <text:p>0.711722</text:p>
              </table:table-cell>
              <table:table-cell office:value-type="float" office:value="0.752252">
                <text:p>0.752252</text:p>
              </table:table-cell>
              <table:table-cell office:value-type="float" office:value="0.781302">
                <text:p>0.781302</text:p>
              </table:table-cell>
              <table:table-cell office:value-type="float" office:value="0.806825">
                <text:p>0.806825</text:p>
              </table:table-cell>
              <table:table-cell office:value-type="float" office:value="0.83026">
                <text:p>0.83026</text:p>
              </table:table-cell>
              <table:table-cell office:value-type="float" office:value="0.852053">
                <text:p>0.852053</text:p>
              </table:table-cell>
              <table:table-cell office:value-type="float" office:value="0.866997">
                <text:p>0.866997</text:p>
              </table:table-cell>
              <table:table-cell office:value-type="float" office:value="0.883663">
                <text:p>0.883663</text:p>
              </table:table-cell>
              <table:table-cell office:value-type="float" office:value="0.909991">
                <text:p>0.909991</text:p>
              </table:table-cell>
              <table:table-cell office:value-type="float" office:value="0.939436">
                <text:p>0.939436</text:p>
              </table:table-cell>
              <table:table-cell office:value-type="float" office:value="0.802167">
                <text:p>0.80216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36719">
                <text:p>0.536719</text:p>
              </table:table-cell>
              <table:table-cell office:value-type="float" office:value="0.715687">
                <text:p>0.715687</text:p>
              </table:table-cell>
              <table:table-cell office:value-type="float" office:value="0.763396">
                <text:p>0.763396</text:p>
              </table:table-cell>
              <table:table-cell office:value-type="float" office:value="0.792039">
                <text:p>0.792039</text:p>
              </table:table-cell>
              <table:table-cell office:value-type="float" office:value="0.814801">
                <text:p>0.814801</text:p>
              </table:table-cell>
              <table:table-cell office:value-type="float" office:value="0.841597">
                <text:p>0.841597</text:p>
              </table:table-cell>
              <table:table-cell office:value-type="float" office:value="0.860242">
                <text:p>0.860242</text:p>
              </table:table-cell>
              <table:table-cell office:value-type="float" office:value="0.871062">
                <text:p>0.871062</text:p>
              </table:table-cell>
              <table:table-cell office:value-type="float" office:value="0.883785">
                <text:p>0.883785</text:p>
              </table:table-cell>
              <table:table-cell office:value-type="float" office:value="0.905954">
                <text:p>0.905954</text:p>
              </table:table-cell>
              <table:table-cell office:value-type="float" office:value="0.939436">
                <text:p>0.939436</text:p>
              </table:table-cell>
              <table:table-cell office:value-type="float" office:value="0.798528">
                <text:p>0.79852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45393">
                <text:p>0.645393</text:p>
              </table:table-cell>
              <table:table-cell office:value-type="float" office:value="0.716613">
                <text:p>0.716613</text:p>
              </table:table-cell>
              <table:table-cell office:value-type="float" office:value="0.765145">
                <text:p>0.765145</text:p>
              </table:table-cell>
              <table:table-cell office:value-type="float" office:value="0.792033">
                <text:p>0.792033</text:p>
              </table:table-cell>
              <table:table-cell office:value-type="float" office:value="0.810741">
                <text:p>0.810741</text:p>
              </table:table-cell>
              <table:table-cell office:value-type="float" office:value="0.832788">
                <text:p>0.832788</text:p>
              </table:table-cell>
              <table:table-cell office:value-type="float" office:value="0.856288">
                <text:p>0.856288</text:p>
              </table:table-cell>
              <table:table-cell office:value-type="float" office:value="0.873644">
                <text:p>0.873644</text:p>
              </table:table-cell>
              <table:table-cell office:value-type="float" office:value="0.8869">
                <text:p>0.8869</text:p>
              </table:table-cell>
              <table:table-cell office:value-type="float" office:value="0.903897">
                <text:p>0.903897</text:p>
              </table:table-cell>
              <table:table-cell office:value-type="float" office:value="0.939436">
                <text:p>0.939436</text:p>
              </table:table-cell>
              <table:table-cell office:value-type="float" office:value="0.808344">
                <text:p>0.80834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53271">
                <text:p>0.653271</text:p>
              </table:table-cell>
              <table:table-cell office:value-type="float" office:value="0.726514">
                <text:p>0.726514</text:p>
              </table:table-cell>
              <table:table-cell office:value-type="float" office:value="0.769168">
                <text:p>0.769168</text:p>
              </table:table-cell>
              <table:table-cell office:value-type="float" office:value="0.791275">
                <text:p>0.791275</text:p>
              </table:table-cell>
              <table:table-cell office:value-type="float" office:value="0.822016">
                <text:p>0.822016</text:p>
              </table:table-cell>
              <table:table-cell office:value-type="float" office:value="0.848261">
                <text:p>0.848261</text:p>
              </table:table-cell>
              <table:table-cell office:value-type="float" office:value="0.863115">
                <text:p>0.863115</text:p>
              </table:table-cell>
              <table:table-cell office:value-type="float" office:value="0.877885">
                <text:p>0.877885</text:p>
              </table:table-cell>
              <table:table-cell office:value-type="float" office:value="0.889362">
                <text:p>0.889362</text:p>
              </table:table-cell>
              <table:table-cell office:value-type="float" office:value="0.910796">
                <text:p>0.910796</text:p>
              </table:table-cell>
              <table:table-cell office:value-type="float" office:value="0.939436">
                <text:p>0.939436</text:p>
              </table:table-cell>
              <table:table-cell office:value-type="float" office:value="0.815166">
                <text:p>0.81516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35597">
                <text:p>0.635597</text:p>
              </table:table-cell>
              <table:table-cell office:value-type="float" office:value="0.724882">
                <text:p>0.724882</text:p>
              </table:table-cell>
              <table:table-cell office:value-type="float" office:value="0.765495">
                <text:p>0.765495</text:p>
              </table:table-cell>
              <table:table-cell office:value-type="float" office:value="0.791905">
                <text:p>0.791905</text:p>
              </table:table-cell>
              <table:table-cell office:value-type="float" office:value="0.827364">
                <text:p>0.827364</text:p>
              </table:table-cell>
              <table:table-cell office:value-type="float" office:value="0.852793">
                <text:p>0.852793</text:p>
              </table:table-cell>
              <table:table-cell office:value-type="float" office:value="0.866548">
                <text:p>0.866548</text:p>
              </table:table-cell>
              <table:table-cell office:value-type="float" office:value="0.879241">
                <text:p>0.879241</text:p>
              </table:table-cell>
              <table:table-cell office:value-type="float" office:value="0.888952">
                <text:p>0.888952</text:p>
              </table:table-cell>
              <table:table-cell office:value-type="float" office:value="0.909903">
                <text:p>0.909903</text:p>
              </table:table-cell>
              <table:table-cell office:value-type="float" office:value="0.939436">
                <text:p>0.939436</text:p>
              </table:table-cell>
              <table:table-cell office:value-type="float" office:value="0.814268">
                <text:p>0.81426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32063">
                <text:p>0.632063</text:p>
              </table:table-cell>
              <table:table-cell office:value-type="float" office:value="0.721801">
                <text:p>0.721801</text:p>
              </table:table-cell>
              <table:table-cell office:value-type="float" office:value="0.765384">
                <text:p>0.765384</text:p>
              </table:table-cell>
              <table:table-cell office:value-type="float" office:value="0.793981">
                <text:p>0.793981</text:p>
              </table:table-cell>
              <table:table-cell office:value-type="float" office:value="0.830067">
                <text:p>0.830067</text:p>
              </table:table-cell>
              <table:table-cell office:value-type="float" office:value="0.853631">
                <text:p>0.853631</text:p>
              </table:table-cell>
              <table:table-cell office:value-type="float" office:value="0.865859">
                <text:p>0.865859</text:p>
              </table:table-cell>
              <table:table-cell office:value-type="float" office:value="0.877396">
                <text:p>0.877396</text:p>
              </table:table-cell>
              <table:table-cell office:value-type="float" office:value="0.889031">
                <text:p>0.889031</text:p>
              </table:table-cell>
              <table:table-cell office:value-type="float" office:value="0.909091">
                <text:p>0.909091</text:p>
              </table:table-cell>
              <table:table-cell office:value-type="float" office:value="0.939436">
                <text:p>0.939436</text:p>
              </table:table-cell>
              <table:table-cell office:value-type="float" office:value="0.81383">
                <text:p>0.8138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32466">
                <text:p>0.632466</text:p>
              </table:table-cell>
              <table:table-cell office:value-type="float" office:value="0.71953">
                <text:p>0.71953</text:p>
              </table:table-cell>
              <table:table-cell office:value-type="float" office:value="0.764099">
                <text:p>0.764099</text:p>
              </table:table-cell>
              <table:table-cell office:value-type="float" office:value="0.790292">
                <text:p>0.790292</text:p>
              </table:table-cell>
              <table:table-cell office:value-type="float" office:value="0.820223">
                <text:p>0.820223</text:p>
              </table:table-cell>
              <table:table-cell office:value-type="float" office:value="0.837733">
                <text:p>0.837733</text:p>
              </table:table-cell>
              <table:table-cell office:value-type="float" office:value="0.863145">
                <text:p>0.863145</text:p>
              </table:table-cell>
              <table:table-cell office:value-type="float" office:value="0.875647">
                <text:p>0.875647</text:p>
              </table:table-cell>
              <table:table-cell office:value-type="float" office:value="0.888381">
                <text:p>0.888381</text:p>
              </table:table-cell>
              <table:table-cell office:value-type="float" office:value="0.911944">
                <text:p>0.911944</text:p>
              </table:table-cell>
              <table:table-cell office:value-type="float" office:value="0.939436">
                <text:p>0.939436</text:p>
              </table:table-cell>
              <table:table-cell office:value-type="float" office:value="0.810346">
                <text:p>0.81034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570517">
                <text:p>0.570517</text:p>
              </table:table-cell>
              <table:table-cell office:value-type="float" office:value="0.725879">
                <text:p>0.725879</text:p>
              </table:table-cell>
              <table:table-cell office:value-type="float" office:value="0.759386">
                <text:p>0.759386</text:p>
              </table:table-cell>
              <table:table-cell office:value-type="float" office:value="0.787151">
                <text:p>0.787151</text:p>
              </table:table-cell>
              <table:table-cell office:value-type="float" office:value="0.816274">
                <text:p>0.816274</text:p>
              </table:table-cell>
              <table:table-cell office:value-type="float" office:value="0.834708">
                <text:p>0.834708</text:p>
              </table:table-cell>
              <table:table-cell office:value-type="float" office:value="0.861384">
                <text:p>0.861384</text:p>
              </table:table-cell>
              <table:table-cell office:value-type="float" office:value="0.877781">
                <text:p>0.877781</text:p>
              </table:table-cell>
              <table:table-cell office:value-type="float" office:value="0.894406">
                <text:p>0.894406</text:p>
              </table:table-cell>
              <table:table-cell office:value-type="float" office:value="0.916103">
                <text:p>0.916103</text:p>
              </table:table-cell>
              <table:table-cell office:value-type="float" office:value="0.939436">
                <text:p>0.939436</text:p>
              </table:table-cell>
              <table:table-cell office:value-type="float" office:value="0.804359">
                <text:p>0.80435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5891">
                <text:p>0.65891</text:p>
              </table:table-cell>
              <table:table-cell office:value-type="float" office:value="0.759381">
                <text:p>0.759381</text:p>
              </table:table-cell>
              <table:table-cell office:value-type="float" office:value="0.790335">
                <text:p>0.790335</text:p>
              </table:table-cell>
              <table:table-cell office:value-type="float" office:value="0.816227">
                <text:p>0.816227</text:p>
              </table:table-cell>
              <table:table-cell office:value-type="float" office:value="0.830814">
                <text:p>0.830814</text:p>
              </table:table-cell>
              <table:table-cell office:value-type="float" office:value="0.848074">
                <text:p>0.848074</text:p>
              </table:table-cell>
              <table:table-cell office:value-type="float" office:value="0.866893">
                <text:p>0.866893</text:p>
              </table:table-cell>
              <table:table-cell office:value-type="float" office:value="0.882278">
                <text:p>0.882278</text:p>
              </table:table-cell>
              <table:table-cell office:value-type="float" office:value="0.892077">
                <text:p>0.892077</text:p>
              </table:table-cell>
              <table:table-cell office:value-type="float" office:value="0.910121">
                <text:p>0.910121</text:p>
              </table:table-cell>
              <table:table-cell office:value-type="float" office:value="0.939436">
                <text:p>0.939436</text:p>
              </table:table-cell>
              <table:table-cell office:value-type="float" office:value="0.825511">
                <text:p>0.82551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58983">
                <text:p>0.58983</text:p>
              </table:table-cell>
              <table:table-cell office:value-type="float" office:value="0.754125">
                <text:p>0.754125</text:p>
              </table:table-cell>
              <table:table-cell office:value-type="float" office:value="0.790546">
                <text:p>0.790546</text:p>
              </table:table-cell>
              <table:table-cell office:value-type="float" office:value="0.817289">
                <text:p>0.817289</text:p>
              </table:table-cell>
              <table:table-cell office:value-type="float" office:value="0.831373">
                <text:p>0.831373</text:p>
              </table:table-cell>
              <table:table-cell office:value-type="float" office:value="0.848515">
                <text:p>0.848515</text:p>
              </table:table-cell>
              <table:table-cell office:value-type="float" office:value="0.868709">
                <text:p>0.868709</text:p>
              </table:table-cell>
              <table:table-cell office:value-type="float" office:value="0.881909">
                <text:p>0.881909</text:p>
              </table:table-cell>
              <table:table-cell office:value-type="float" office:value="0.892832">
                <text:p>0.892832</text:p>
              </table:table-cell>
              <table:table-cell office:value-type="float" office:value="0.916093">
                <text:p>0.916093</text:p>
              </table:table-cell>
              <table:table-cell office:value-type="float" office:value="0.939436">
                <text:p>0.939436</text:p>
              </table:table-cell>
              <table:table-cell office:value-type="float" office:value="0.819122">
                <text:p>0.81912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595">
                <text:p>0.6595</text:p>
              </table:table-cell>
              <table:table-cell office:value-type="float" office:value="0.758796">
                <text:p>0.758796</text:p>
              </table:table-cell>
              <table:table-cell office:value-type="float" office:value="0.78922">
                <text:p>0.78922</text:p>
              </table:table-cell>
              <table:table-cell office:value-type="float" office:value="0.818324">
                <text:p>0.818324</text:p>
              </table:table-cell>
              <table:table-cell office:value-type="float" office:value="0.837565">
                <text:p>0.837565</text:p>
              </table:table-cell>
              <table:table-cell office:value-type="float" office:value="0.851066">
                <text:p>0.851066</text:p>
              </table:table-cell>
              <table:table-cell office:value-type="float" office:value="0.868112">
                <text:p>0.868112</text:p>
              </table:table-cell>
              <table:table-cell office:value-type="float" office:value="0.883588">
                <text:p>0.883588</text:p>
              </table:table-cell>
              <table:table-cell office:value-type="float" office:value="0.892603">
                <text:p>0.892603</text:p>
              </table:table-cell>
              <table:table-cell office:value-type="float" office:value="0.913586">
                <text:p>0.913586</text:p>
              </table:table-cell>
              <table:table-cell office:value-type="float" office:value="0.939436">
                <text:p>0.939436</text:p>
              </table:table-cell>
              <table:table-cell office:value-type="float" office:value="0.827236">
                <text:p>0.827236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44901">
                <text:p>0.644901</text:p>
              </table:table-cell>
              <table:table-cell office:value-type="float" office:value="0.758515">
                <text:p>0.758515</text:p>
              </table:table-cell>
              <table:table-cell office:value-type="float" office:value="0.796557">
                <text:p>0.796557</text:p>
              </table:table-cell>
              <table:table-cell office:value-type="float" office:value="0.819933">
                <text:p>0.819933</text:p>
              </table:table-cell>
              <table:table-cell office:value-type="float" office:value="0.832151">
                <text:p>0.832151</text:p>
              </table:table-cell>
              <table:table-cell office:value-type="float" office:value="0.85054">
                <text:p>0.85054</text:p>
              </table:table-cell>
              <table:table-cell office:value-type="float" office:value="0.86848">
                <text:p>0.86848</text:p>
              </table:table-cell>
              <table:table-cell office:value-type="float" office:value="0.88164">
                <text:p>0.88164</text:p>
              </table:table-cell>
              <table:table-cell office:value-type="float" office:value="0.89278">
                <text:p>0.89278</text:p>
              </table:table-cell>
              <table:table-cell office:value-type="float" office:value="0.91295">
                <text:p>0.91295</text:p>
              </table:table-cell>
              <table:table-cell office:value-type="float" office:value="0.939436">
                <text:p>0.939436</text:p>
              </table:table-cell>
              <table:table-cell office:value-type="float" office:value="0.825845">
                <text:p>0.82584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94484">
                <text:p>0.594484</text:p>
              </table:table-cell>
              <table:table-cell office:value-type="float" office:value="0.750495">
                <text:p>0.750495</text:p>
              </table:table-cell>
              <table:table-cell office:value-type="float" office:value="0.791287">
                <text:p>0.791287</text:p>
              </table:table-cell>
              <table:table-cell office:value-type="float" office:value="0.812113">
                <text:p>0.812113</text:p>
              </table:table-cell>
              <table:table-cell office:value-type="float" office:value="0.833202">
                <text:p>0.833202</text:p>
              </table:table-cell>
              <table:table-cell office:value-type="float" office:value="0.851318">
                <text:p>0.851318</text:p>
              </table:table-cell>
              <table:table-cell office:value-type="float" office:value="0.866758">
                <text:p>0.866758</text:p>
              </table:table-cell>
              <table:table-cell office:value-type="float" office:value="0.879821">
                <text:p>0.879821</text:p>
              </table:table-cell>
              <table:table-cell office:value-type="float" office:value="0.892607">
                <text:p>0.892607</text:p>
              </table:table-cell>
              <table:table-cell office:value-type="float" office:value="0.914207">
                <text:p>0.914207</text:p>
              </table:table-cell>
              <table:table-cell office:value-type="float" office:value="0.939436">
                <text:p>0.939436</text:p>
              </table:table-cell>
              <table:table-cell office:value-type="float" office:value="0.818629">
                <text:p>0.81862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11974">
                <text:p>0.511974</text:p>
              </table:table-cell>
              <table:table-cell office:value-type="float" office:value="0.749673">
                <text:p>0.749673</text:p>
              </table:table-cell>
              <table:table-cell office:value-type="float" office:value="0.792678">
                <text:p>0.792678</text:p>
              </table:table-cell>
              <table:table-cell office:value-type="float" office:value="0.821191">
                <text:p>0.821191</text:p>
              </table:table-cell>
              <table:table-cell office:value-type="float" office:value="0.839267">
                <text:p>0.839267</text:p>
              </table:table-cell>
              <table:table-cell office:value-type="float" office:value="0.851372">
                <text:p>0.851372</text:p>
              </table:table-cell>
              <table:table-cell office:value-type="float" office:value="0.870836">
                <text:p>0.870836</text:p>
              </table:table-cell>
              <table:table-cell office:value-type="float" office:value="0.880421">
                <text:p>0.880421</text:p>
              </table:table-cell>
              <table:table-cell office:value-type="float" office:value="0.895256">
                <text:p>0.895256</text:p>
              </table:table-cell>
              <table:table-cell office:value-type="float" office:value="0.912425">
                <text:p>0.912425</text:p>
              </table:table-cell>
              <table:table-cell office:value-type="float" office:value="0.939436">
                <text:p>0.939436</text:p>
              </table:table-cell>
              <table:table-cell office:value-type="float" office:value="0.812509">
                <text:p>0.81250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79924">
                <text:p>0.579924</text:p>
              </table:table-cell>
              <table:table-cell office:value-type="float" office:value="0.73788">
                <text:p>0.73788</text:p>
              </table:table-cell>
              <table:table-cell office:value-type="float" office:value="0.780185">
                <text:p>0.780185</text:p>
              </table:table-cell>
              <table:table-cell office:value-type="float" office:value="0.804102">
                <text:p>0.804102</text:p>
              </table:table-cell>
              <table:table-cell office:value-type="float" office:value="0.822843">
                <text:p>0.822843</text:p>
              </table:table-cell>
              <table:table-cell office:value-type="float" office:value="0.841783">
                <text:p>0.841783</text:p>
              </table:table-cell>
              <table:table-cell office:value-type="float" office:value="0.85395">
                <text:p>0.85395</text:p>
              </table:table-cell>
              <table:table-cell office:value-type="float" office:value="0.876682">
                <text:p>0.876682</text:p>
              </table:table-cell>
              <table:table-cell office:value-type="float" office:value="0.888501">
                <text:p>0.888501</text:p>
              </table:table-cell>
              <table:table-cell office:value-type="float" office:value="0.914114">
                <text:p>0.914114</text:p>
              </table:table-cell>
              <table:table-cell office:value-type="float" office:value="0.939436">
                <text:p>0.939436</text:p>
              </table:table-cell>
              <table:table-cell office:value-type="float" office:value="0.809997">
                <text:p>0.80999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40991">
                <text:p>0.640991</text:p>
              </table:table-cell>
              <table:table-cell office:value-type="float" office:value="0.758367">
                <text:p>0.758367</text:p>
              </table:table-cell>
              <table:table-cell office:value-type="float" office:value="0.793653">
                <text:p>0.793653</text:p>
              </table:table-cell>
              <table:table-cell office:value-type="float" office:value="0.816624">
                <text:p>0.816624</text:p>
              </table:table-cell>
              <table:table-cell office:value-type="float" office:value="0.8353">
                <text:p>0.8353</text:p>
              </table:table-cell>
              <table:table-cell office:value-type="float" office:value="0.849452">
                <text:p>0.849452</text:p>
              </table:table-cell>
              <table:table-cell office:value-type="float" office:value="0.863067">
                <text:p>0.863067</text:p>
              </table:table-cell>
              <table:table-cell office:value-type="float" office:value="0.879521">
                <text:p>0.879521</text:p>
              </table:table-cell>
              <table:table-cell office:value-type="float" office:value="0.888652">
                <text:p>0.888652</text:p>
              </table:table-cell>
              <table:table-cell office:value-type="float" office:value="0.91116">
                <text:p>0.91116</text:p>
              </table:table-cell>
              <table:table-cell office:value-type="float" office:value="0.939436">
                <text:p>0.939436</text:p>
              </table:table-cell>
              <table:table-cell office:value-type="float" office:value="0.823679">
                <text:p>0.82367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60493">
                <text:p>0.660493</text:p>
              </table:table-cell>
              <table:table-cell office:value-type="float" office:value="0.748587">
                <text:p>0.748587</text:p>
              </table:table-cell>
              <table:table-cell office:value-type="float" office:value="0.780228">
                <text:p>0.780228</text:p>
              </table:table-cell>
              <table:table-cell office:value-type="float" office:value="0.801932">
                <text:p>0.801932</text:p>
              </table:table-cell>
              <table:table-cell office:value-type="float" office:value="0.823404">
                <text:p>0.823404</text:p>
              </table:table-cell>
              <table:table-cell office:value-type="float" office:value="0.845591">
                <text:p>0.845591</text:p>
              </table:table-cell>
              <table:table-cell office:value-type="float" office:value="0.858831">
                <text:p>0.858831</text:p>
              </table:table-cell>
              <table:table-cell office:value-type="float" office:value="0.875489">
                <text:p>0.875489</text:p>
              </table:table-cell>
              <table:table-cell office:value-type="float" office:value="0.888925">
                <text:p>0.888925</text:p>
              </table:table-cell>
              <table:table-cell office:value-type="float" office:value="0.916616">
                <text:p>0.916616</text:p>
              </table:table-cell>
              <table:table-cell office:value-type="float" office:value="0.939436">
                <text:p>0.939436</text:p>
              </table:table-cell>
              <table:table-cell office:value-type="float" office:value="0.820009">
                <text:p>0.82000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61655">
                <text:p>0.661655</text:p>
              </table:table-cell>
              <table:table-cell office:value-type="float" office:value="0.744746">
                <text:p>0.744746</text:p>
              </table:table-cell>
              <table:table-cell office:value-type="float" office:value="0.774653">
                <text:p>0.774653</text:p>
              </table:table-cell>
              <table:table-cell office:value-type="float" office:value="0.801841">
                <text:p>0.801841</text:p>
              </table:table-cell>
              <table:table-cell office:value-type="float" office:value="0.828086">
                <text:p>0.828086</text:p>
              </table:table-cell>
              <table:table-cell office:value-type="float" office:value="0.844621">
                <text:p>0.844621</text:p>
              </table:table-cell>
              <table:table-cell office:value-type="float" office:value="0.854564">
                <text:p>0.854564</text:p>
              </table:table-cell>
              <table:table-cell office:value-type="float" office:value="0.870779">
                <text:p>0.870779</text:p>
              </table:table-cell>
              <table:table-cell office:value-type="float" office:value="0.888091">
                <text:p>0.888091</text:p>
              </table:table-cell>
              <table:table-cell office:value-type="float" office:value="0.91373">
                <text:p>0.91373</text:p>
              </table:table-cell>
              <table:table-cell office:value-type="float" office:value="0.939436">
                <text:p>0.939436</text:p>
              </table:table-cell>
              <table:table-cell office:value-type="float" office:value="0.818277">
                <text:p>0.81827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80898">
                <text:p>0.580898</text:p>
              </table:table-cell>
              <table:table-cell office:value-type="float" office:value="0.747401">
                <text:p>0.747401</text:p>
              </table:table-cell>
              <table:table-cell office:value-type="float" office:value="0.781499">
                <text:p>0.781499</text:p>
              </table:table-cell>
              <table:table-cell office:value-type="float" office:value="0.813461">
                <text:p>0.813461</text:p>
              </table:table-cell>
              <table:table-cell office:value-type="float" office:value="0.834044">
                <text:p>0.834044</text:p>
              </table:table-cell>
              <table:table-cell office:value-type="float" office:value="0.848619">
                <text:p>0.848619</text:p>
              </table:table-cell>
              <table:table-cell office:value-type="float" office:value="0.862711">
                <text:p>0.862711</text:p>
              </table:table-cell>
              <table:table-cell office:value-type="float" office:value="0.872169">
                <text:p>0.872169</text:p>
              </table:table-cell>
              <table:table-cell office:value-type="float" office:value="0.888952">
                <text:p>0.888952</text:p>
              </table:table-cell>
              <table:table-cell office:value-type="float" office:value="0.917386">
                <text:p>0.917386</text:p>
              </table:table-cell>
              <table:table-cell office:value-type="float" office:value="0.939436">
                <text:p>0.939436</text:p>
              </table:table-cell>
              <table:table-cell office:value-type="float" office:value="0.814714">
                <text:p>0.81471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55372">
                <text:p>0.655372</text:p>
              </table:table-cell>
              <table:table-cell office:value-type="float" office:value="0.754996">
                <text:p>0.754996</text:p>
              </table:table-cell>
              <table:table-cell office:value-type="float" office:value="0.794219">
                <text:p>0.794219</text:p>
              </table:table-cell>
              <table:table-cell office:value-type="float" office:value="0.822251">
                <text:p>0.822251</text:p>
              </table:table-cell>
              <table:table-cell office:value-type="float" office:value="0.84261">
                <text:p>0.84261</text:p>
              </table:table-cell>
              <table:table-cell office:value-type="float" office:value="0.859456">
                <text:p>0.859456</text:p>
              </table:table-cell>
              <table:table-cell office:value-type="float" office:value="0.869841">
                <text:p>0.869841</text:p>
              </table:table-cell>
              <table:table-cell office:value-type="float" office:value="0.884052">
                <text:p>0.884052</text:p>
              </table:table-cell>
              <table:table-cell office:value-type="float" office:value="0.896581">
                <text:p>0.896581</text:p>
              </table:table-cell>
              <table:table-cell office:value-type="float" office:value="0.916834">
                <text:p>0.916834</text:p>
              </table:table-cell>
              <table:table-cell office:value-type="float" office:value="0.939436">
                <text:p>0.939436</text:p>
              </table:table-cell>
              <table:table-cell office:value-type="float" office:value="0.829621">
                <text:p>0.82962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06174">
                <text:p>0.606174</text:p>
              </table:table-cell>
              <table:table-cell office:value-type="float" office:value="0.756875">
                <text:p>0.756875</text:p>
              </table:table-cell>
              <table:table-cell office:value-type="float" office:value="0.799975">
                <text:p>0.799975</text:p>
              </table:table-cell>
              <table:table-cell office:value-type="float" office:value="0.82559">
                <text:p>0.82559</text:p>
              </table:table-cell>
              <table:table-cell office:value-type="float" office:value="0.841049">
                <text:p>0.841049</text:p>
              </table:table-cell>
              <table:table-cell office:value-type="float" office:value="0.857653">
                <text:p>0.857653</text:p>
              </table:table-cell>
              <table:table-cell office:value-type="float" office:value="0.871275">
                <text:p>0.871275</text:p>
              </table:table-cell>
              <table:table-cell office:value-type="float" office:value="0.883683">
                <text:p>0.883683</text:p>
              </table:table-cell>
              <table:table-cell office:value-type="float" office:value="0.895205">
                <text:p>0.895205</text:p>
              </table:table-cell>
              <table:table-cell office:value-type="float" office:value="0.919635">
                <text:p>0.919635</text:p>
              </table:table-cell>
              <table:table-cell office:value-type="float" office:value="0.939436">
                <text:p>0.939436</text:p>
              </table:table-cell>
              <table:table-cell office:value-type="float" office:value="0.825711">
                <text:p>0.82571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539638">
                <text:p>0.539638</text:p>
              </table:table-cell>
              <table:table-cell office:value-type="float" office:value="0.761334">
                <text:p>0.761334</text:p>
              </table:table-cell>
              <table:table-cell office:value-type="float" office:value="0.791026">
                <text:p>0.791026</text:p>
              </table:table-cell>
              <table:table-cell office:value-type="float" office:value="0.813807">
                <text:p>0.813807</text:p>
              </table:table-cell>
              <table:table-cell office:value-type="float" office:value="0.828581">
                <text:p>0.828581</text:p>
              </table:table-cell>
              <table:table-cell office:value-type="float" office:value="0.845233">
                <text:p>0.845233</text:p>
              </table:table-cell>
              <table:table-cell office:value-type="float" office:value="0.860579">
                <text:p>0.860579</text:p>
              </table:table-cell>
              <table:table-cell office:value-type="float" office:value="0.877867">
                <text:p>0.877867</text:p>
              </table:table-cell>
              <table:table-cell office:value-type="float" office:value="0.892137">
                <text:p>0.892137</text:p>
              </table:table-cell>
              <table:table-cell office:value-type="float" office:value="0.913684">
                <text:p>0.913684</text:p>
              </table:table-cell>
              <table:table-cell office:value-type="float" office:value="0.939436">
                <text:p>0.939436</text:p>
              </table:table-cell>
              <table:table-cell office:value-type="float" office:value="0.812389">
                <text:p>0.81238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641913">
                <text:p>0.641913</text:p>
              </table:table-cell>
              <table:table-cell office:value-type="float" office:value="0.756158">
                <text:p>0.756158</text:p>
              </table:table-cell>
              <table:table-cell office:value-type="float" office:value="0.791324">
                <text:p>0.791324</text:p>
              </table:table-cell>
              <table:table-cell office:value-type="float" office:value="0.816766">
                <text:p>0.816766</text:p>
              </table:table-cell>
              <table:table-cell office:value-type="float" office:value="0.834323">
                <text:p>0.834323</text:p>
              </table:table-cell>
              <table:table-cell office:value-type="float" office:value="0.847314">
                <text:p>0.847314</text:p>
              </table:table-cell>
              <table:table-cell office:value-type="float" office:value="0.86379">
                <text:p>0.86379</text:p>
              </table:table-cell>
              <table:table-cell office:value-type="float" office:value="0.880547">
                <text:p>0.880547</text:p>
              </table:table-cell>
              <table:table-cell office:value-type="float" office:value="0.897485">
                <text:p>0.897485</text:p>
              </table:table-cell>
              <table:table-cell office:value-type="float" office:value="0.914977">
                <text:p>0.914977</text:p>
              </table:table-cell>
              <table:table-cell office:value-type="float" office:value="0.939436">
                <text:p>0.939436</text:p>
              </table:table-cell>
              <table:table-cell office:value-type="float" office:value="0.82446">
                <text:p>0.8244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62727">
                <text:p>0.62727</text:p>
              </table:table-cell>
              <table:table-cell office:value-type="float" office:value="0.747635">
                <text:p>0.747635</text:p>
              </table:table-cell>
              <table:table-cell office:value-type="float" office:value="0.779149">
                <text:p>0.779149</text:p>
              </table:table-cell>
              <table:table-cell office:value-type="float" office:value="0.801493">
                <text:p>0.801493</text:p>
              </table:table-cell>
              <table:table-cell office:value-type="float" office:value="0.825526">
                <text:p>0.825526</text:p>
              </table:table-cell>
              <table:table-cell office:value-type="float" office:value="0.840436">
                <text:p>0.840436</text:p>
              </table:table-cell>
              <table:table-cell office:value-type="float" office:value="0.856577">
                <text:p>0.856577</text:p>
              </table:table-cell>
              <table:table-cell office:value-type="float" office:value="0.875291">
                <text:p>0.875291</text:p>
              </table:table-cell>
              <table:table-cell office:value-type="float" office:value="0.891131">
                <text:p>0.891131</text:p>
              </table:table-cell>
              <table:table-cell office:value-type="float" office:value="0.90995">
                <text:p>0.90995</text:p>
              </table:table-cell>
              <table:table-cell office:value-type="float" office:value="0.939436">
                <text:p>0.939436</text:p>
              </table:table-cell>
              <table:table-cell office:value-type="float" office:value="0.815446">
                <text:p>0.81544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699802">
                <text:p>0.699802</text:p>
              </table:table-cell>
              <table:table-cell office:value-type="float" office:value="0.767514">
                <text:p>0.767514</text:p>
              </table:table-cell>
              <table:table-cell office:value-type="float" office:value="0.791797">
                <text:p>0.791797</text:p>
              </table:table-cell>
              <table:table-cell office:value-type="float" office:value="0.811753">
                <text:p>0.811753</text:p>
              </table:table-cell>
              <table:table-cell office:value-type="float" office:value="0.832912">
                <text:p>0.832912</text:p>
              </table:table-cell>
              <table:table-cell office:value-type="float" office:value="0.849139">
                <text:p>0.849139</text:p>
              </table:table-cell>
              <table:table-cell office:value-type="float" office:value="0.86803">
                <text:p>0.86803</text:p>
              </table:table-cell>
              <table:table-cell office:value-type="float" office:value="0.881282">
                <text:p>0.881282</text:p>
              </table:table-cell>
              <table:table-cell office:value-type="float" office:value="0.895695">
                <text:p>0.895695</text:p>
              </table:table-cell>
              <table:table-cell office:value-type="float" office:value="0.911134">
                <text:p>0.911134</text:p>
              </table:table-cell>
              <table:table-cell office:value-type="float" office:value="0.939436">
                <text:p>0.939436</text:p>
              </table:table-cell>
              <table:table-cell office:value-type="float" office:value="0.830906">
                <text:p>0.83090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592112">
                <text:p>0.592112</text:p>
              </table:table-cell>
              <table:table-cell office:value-type="float" office:value="0.767537">
                <text:p>0.767537</text:p>
              </table:table-cell>
              <table:table-cell office:value-type="float" office:value="0.791936">
                <text:p>0.791936</text:p>
              </table:table-cell>
              <table:table-cell office:value-type="float" office:value="0.809641">
                <text:p>0.809641</text:p>
              </table:table-cell>
              <table:table-cell office:value-type="float" office:value="0.833231">
                <text:p>0.833231</text:p>
              </table:table-cell>
              <table:table-cell office:value-type="float" office:value="0.852177">
                <text:p>0.852177</text:p>
              </table:table-cell>
              <table:table-cell office:value-type="float" office:value="0.869998">
                <text:p>0.869998</text:p>
              </table:table-cell>
              <table:table-cell office:value-type="float" office:value="0.881451">
                <text:p>0.881451</text:p>
              </table:table-cell>
              <table:table-cell office:value-type="float" office:value="0.897008">
                <text:p>0.897008</text:p>
              </table:table-cell>
              <table:table-cell office:value-type="float" office:value="0.915971">
                <text:p>0.915971</text:p>
              </table:table-cell>
              <table:table-cell office:value-type="float" office:value="0.939436">
                <text:p>0.939436</text:p>
              </table:table-cell>
              <table:table-cell office:value-type="float" office:value="0.821106">
                <text:p>0.82110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82369">
                <text:p>0.682369</text:p>
              </table:table-cell>
              <table:table-cell office:value-type="float" office:value="0.762109">
                <text:p>0.762109</text:p>
              </table:table-cell>
              <table:table-cell office:value-type="float" office:value="0.79439">
                <text:p>0.79439</text:p>
              </table:table-cell>
              <table:table-cell office:value-type="float" office:value="0.812003">
                <text:p>0.812003</text:p>
              </table:table-cell>
              <table:table-cell office:value-type="float" office:value="0.835672">
                <text:p>0.835672</text:p>
              </table:table-cell>
              <table:table-cell office:value-type="float" office:value="0.850942">
                <text:p>0.850942</text:p>
              </table:table-cell>
              <table:table-cell office:value-type="float" office:value="0.866822">
                <text:p>0.866822</text:p>
              </table:table-cell>
              <table:table-cell office:value-type="float" office:value="0.879939">
                <text:p>0.879939</text:p>
              </table:table-cell>
              <table:table-cell office:value-type="float" office:value="0.894984">
                <text:p>0.894984</text:p>
              </table:table-cell>
              <table:table-cell office:value-type="float" office:value="0.914724">
                <text:p>0.914724</text:p>
              </table:table-cell>
              <table:table-cell office:value-type="float" office:value="0.939436">
                <text:p>0.939436</text:p>
              </table:table-cell>
              <table:table-cell office:value-type="float" office:value="0.829395">
                <text:p>0.82939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26262">
                <text:p>0.626262</text:p>
              </table:table-cell>
              <table:table-cell office:value-type="float" office:value="0.775605">
                <text:p>0.775605</text:p>
              </table:table-cell>
              <table:table-cell office:value-type="float" office:value="0.80408">
                <text:p>0.80408</text:p>
              </table:table-cell>
              <table:table-cell office:value-type="float" office:value="0.825401">
                <text:p>0.825401</text:p>
              </table:table-cell>
              <table:table-cell office:value-type="float" office:value="0.842452">
                <text:p>0.842452</text:p>
              </table:table-cell>
              <table:table-cell office:value-type="float" office:value="0.85284">
                <text:p>0.85284</text:p>
              </table:table-cell>
              <table:table-cell office:value-type="float" office:value="0.865587">
                <text:p>0.865587</text:p>
              </table:table-cell>
              <table:table-cell office:value-type="float" office:value="0.877735">
                <text:p>0.877735</text:p>
              </table:table-cell>
              <table:table-cell office:value-type="float" office:value="0.894204">
                <text:p>0.894204</text:p>
              </table:table-cell>
              <table:table-cell office:value-type="float" office:value="0.911756">
                <text:p>0.911756</text:p>
              </table:table-cell>
              <table:table-cell office:value-type="float" office:value="0.939436">
                <text:p>0.939436</text:p>
              </table:table-cell>
              <table:table-cell office:value-type="float" office:value="0.827592">
                <text:p>0.82759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735475">
                <text:p>0.735475</text:p>
              </table:table-cell>
              <table:table-cell office:value-type="float" office:value="0.78138">
                <text:p>0.78138</text:p>
              </table:table-cell>
              <table:table-cell office:value-type="float" office:value="0.803486">
                <text:p>0.803486</text:p>
              </table:table-cell>
              <table:table-cell office:value-type="float" office:value="0.824423">
                <text:p>0.824423</text:p>
              </table:table-cell>
              <table:table-cell office:value-type="float" office:value="0.842076">
                <text:p>0.842076</text:p>
              </table:table-cell>
              <table:table-cell office:value-type="float" office:value="0.8533">
                <text:p>0.8533</text:p>
              </table:table-cell>
              <table:table-cell office:value-type="float" office:value="0.87175">
                <text:p>0.87175</text:p>
              </table:table-cell>
              <table:table-cell office:value-type="float" office:value="0.883617">
                <text:p>0.883617</text:p>
              </table:table-cell>
              <table:table-cell office:value-type="float" office:value="0.900939">
                <text:p>0.900939</text:p>
              </table:table-cell>
              <table:table-cell office:value-type="float" office:value="0.912994">
                <text:p>0.912994</text:p>
              </table:table-cell>
              <table:table-cell office:value-type="float" office:value="0.939436">
                <text:p>0.939436</text:p>
              </table:table-cell>
              <table:table-cell office:value-type="float" office:value="0.840944">
                <text:p>0.84094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731602">
                <text:p>0.731602</text:p>
              </table:table-cell>
              <table:table-cell office:value-type="float" office:value="0.781876">
                <text:p>0.781876</text:p>
              </table:table-cell>
              <table:table-cell office:value-type="float" office:value="0.802753">
                <text:p>0.802753</text:p>
              </table:table-cell>
              <table:table-cell office:value-type="float" office:value="0.821253">
                <text:p>0.821253</text:p>
              </table:table-cell>
              <table:table-cell office:value-type="float" office:value="0.838472">
                <text:p>0.838472</text:p>
              </table:table-cell>
              <table:table-cell office:value-type="float" office:value="0.852901">
                <text:p>0.852901</text:p>
              </table:table-cell>
              <table:table-cell office:value-type="float" office:value="0.871305">
                <text:p>0.871305</text:p>
              </table:table-cell>
              <table:table-cell office:value-type="float" office:value="0.884669">
                <text:p>0.884669</text:p>
              </table:table-cell>
              <table:table-cell office:value-type="float" office:value="0.903144">
                <text:p>0.903144</text:p>
              </table:table-cell>
              <table:table-cell office:value-type="float" office:value="0.915971">
                <text:p>0.915971</text:p>
              </table:table-cell>
              <table:table-cell office:value-type="float" office:value="0.939436">
                <text:p>0.939436</text:p>
              </table:table-cell>
              <table:table-cell office:value-type="float" office:value="0.840395">
                <text:p>0.84039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30285">
                <text:p>0.730285</text:p>
              </table:table-cell>
              <table:table-cell office:value-type="float" office:value="0.786453">
                <text:p>0.786453</text:p>
              </table:table-cell>
              <table:table-cell office:value-type="float" office:value="0.806537">
                <text:p>0.806537</text:p>
              </table:table-cell>
              <table:table-cell office:value-type="float" office:value="0.824003">
                <text:p>0.824003</text:p>
              </table:table-cell>
              <table:table-cell office:value-type="float" office:value="0.840073">
                <text:p>0.840073</text:p>
              </table:table-cell>
              <table:table-cell office:value-type="float" office:value="0.858241">
                <text:p>0.858241</text:p>
              </table:table-cell>
              <table:table-cell office:value-type="float" office:value="0.874511">
                <text:p>0.874511</text:p>
              </table:table-cell>
              <table:table-cell office:value-type="float" office:value="0.888508">
                <text:p>0.888508</text:p>
              </table:table-cell>
              <table:table-cell office:value-type="float" office:value="0.903248">
                <text:p>0.903248</text:p>
              </table:table-cell>
              <table:table-cell office:value-type="float" office:value="0.915473">
                <text:p>0.915473</text:p>
              </table:table-cell>
              <table:table-cell office:value-type="float" office:value="0.939436">
                <text:p>0.939436</text:p>
              </table:table-cell>
              <table:table-cell office:value-type="float" office:value="0.842733">
                <text:p>0.84273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601811">
                <text:p>0.601811</text:p>
              </table:table-cell>
              <table:table-cell office:value-type="float" office:value="0.774205">
                <text:p>0.774205</text:p>
              </table:table-cell>
              <table:table-cell office:value-type="float" office:value="0.798965">
                <text:p>0.798965</text:p>
              </table:table-cell>
              <table:table-cell office:value-type="float" office:value="0.811002">
                <text:p>0.811002</text:p>
              </table:table-cell>
              <table:table-cell office:value-type="float" office:value="0.832984">
                <text:p>0.832984</text:p>
              </table:table-cell>
              <table:table-cell office:value-type="float" office:value="0.854051">
                <text:p>0.854051</text:p>
              </table:table-cell>
              <table:table-cell office:value-type="float" office:value="0.874249">
                <text:p>0.874249</text:p>
              </table:table-cell>
              <table:table-cell office:value-type="float" office:value="0.888536">
                <text:p>0.888536</text:p>
              </table:table-cell>
              <table:table-cell office:value-type="float" office:value="0.900538">
                <text:p>0.900538</text:p>
              </table:table-cell>
              <table:table-cell office:value-type="float" office:value="0.911268">
                <text:p>0.911268</text:p>
              </table:table-cell>
              <table:table-cell office:value-type="float" office:value="0.939436">
                <text:p>0.939436</text:p>
              </table:table-cell>
              <table:table-cell office:value-type="float" office:value="0.824761">
                <text:p>0.82476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692318">
                <text:p>0.692318</text:p>
              </table:table-cell>
              <table:table-cell office:value-type="float" office:value="0.783179">
                <text:p>0.783179</text:p>
              </table:table-cell>
              <table:table-cell office:value-type="float" office:value="0.803043">
                <text:p>0.803043</text:p>
              </table:table-cell>
              <table:table-cell office:value-type="float" office:value="0.818868">
                <text:p>0.818868</text:p>
              </table:table-cell>
              <table:table-cell office:value-type="float" office:value="0.839714">
                <text:p>0.839714</text:p>
              </table:table-cell>
              <table:table-cell office:value-type="float" office:value="0.854033">
                <text:p>0.854033</text:p>
              </table:table-cell>
              <table:table-cell office:value-type="float" office:value="0.872329">
                <text:p>0.872329</text:p>
              </table:table-cell>
              <table:table-cell office:value-type="float" office:value="0.886781">
                <text:p>0.886781</text:p>
              </table:table-cell>
              <table:table-cell office:value-type="float" office:value="0.896575">
                <text:p>0.896575</text:p>
              </table:table-cell>
              <table:table-cell office:value-type="float" office:value="0.914117">
                <text:p>0.914117</text:p>
              </table:table-cell>
              <table:table-cell office:value-type="float" office:value="0.939436">
                <text:p>0.939436</text:p>
              </table:table-cell>
              <table:table-cell office:value-type="float" office:value="0.836096">
                <text:p>0.83609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723305">
                <text:p>0.723305</text:p>
              </table:table-cell>
              <table:table-cell office:value-type="float" office:value="0.789159">
                <text:p>0.789159</text:p>
              </table:table-cell>
              <table:table-cell office:value-type="float" office:value="0.807276">
                <text:p>0.807276</text:p>
              </table:table-cell>
              <table:table-cell office:value-type="float" office:value="0.824832">
                <text:p>0.824832</text:p>
              </table:table-cell>
              <table:table-cell office:value-type="float" office:value="0.84142">
                <text:p>0.84142</text:p>
              </table:table-cell>
              <table:table-cell office:value-type="float" office:value="0.854059">
                <text:p>0.854059</text:p>
              </table:table-cell>
              <table:table-cell office:value-type="float" office:value="0.871675">
                <text:p>0.871675</text:p>
              </table:table-cell>
              <table:table-cell office:value-type="float" office:value="0.887062">
                <text:p>0.887062</text:p>
              </table:table-cell>
              <table:table-cell office:value-type="float" office:value="0.901709">
                <text:p>0.901709</text:p>
              </table:table-cell>
              <table:table-cell office:value-type="float" office:value="0.913582">
                <text:p>0.913582</text:p>
              </table:table-cell>
              <table:table-cell office:value-type="float" office:value="0.939436">
                <text:p>0.939436</text:p>
              </table:table-cell>
              <table:table-cell office:value-type="float" office:value="0.841408">
                <text:p>0.84140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697746">
                <text:p>0.697746</text:p>
              </table:table-cell>
              <table:table-cell office:value-type="float" office:value="0.788301">
                <text:p>0.788301</text:p>
              </table:table-cell>
              <table:table-cell office:value-type="float" office:value="0.807875">
                <text:p>0.807875</text:p>
              </table:table-cell>
              <table:table-cell office:value-type="float" office:value="0.824586">
                <text:p>0.824586</text:p>
              </table:table-cell>
              <table:table-cell office:value-type="float" office:value="0.837516">
                <text:p>0.837516</text:p>
              </table:table-cell>
              <table:table-cell office:value-type="float" office:value="0.849023">
                <text:p>0.849023</text:p>
              </table:table-cell>
              <table:table-cell office:value-type="float" office:value="0.87061">
                <text:p>0.87061</text:p>
              </table:table-cell>
              <table:table-cell office:value-type="float" office:value="0.885346">
                <text:p>0.885346</text:p>
              </table:table-cell>
              <table:table-cell office:value-type="float" office:value="0.901094">
                <text:p>0.901094</text:p>
              </table:table-cell>
              <table:table-cell office:value-type="float" office:value="0.912448">
                <text:p>0.912448</text:p>
              </table:table-cell>
              <table:table-cell office:value-type="float" office:value="0.939436">
                <text:p>0.939436</text:p>
              </table:table-cell>
              <table:table-cell office:value-type="float" office:value="0.837454">
                <text:p>0.83745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745922">
                <text:p>0.745922</text:p>
              </table:table-cell>
              <table:table-cell office:value-type="float" office:value="0.799775">
                <text:p>0.799775</text:p>
              </table:table-cell>
              <table:table-cell office:value-type="float" office:value="0.818832">
                <text:p>0.818832</text:p>
              </table:table-cell>
              <table:table-cell office:value-type="float" office:value="0.833912">
                <text:p>0.833912</text:p>
              </table:table-cell>
              <table:table-cell office:value-type="float" office:value="0.845099">
                <text:p>0.845099</text:p>
              </table:table-cell>
              <table:table-cell office:value-type="float" office:value="0.85852">
                <text:p>0.85852</text:p>
              </table:table-cell>
              <table:table-cell office:value-type="float" office:value="0.876846">
                <text:p>0.876846</text:p>
              </table:table-cell>
              <table:table-cell office:value-type="float" office:value="0.892782">
                <text:p>0.892782</text:p>
              </table:table-cell>
              <table:table-cell office:value-type="float" office:value="0.90455">
                <text:p>0.90455</text:p>
              </table:table-cell>
              <table:table-cell office:value-type="float" office:value="0.920154">
                <text:p>0.920154</text:p>
              </table:table-cell>
              <table:table-cell office:value-type="float" office:value="0.939436">
                <text:p>0.939436</text:p>
              </table:table-cell>
              <table:table-cell office:value-type="float" office:value="0.849639">
                <text:p>0.84963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671591">
                <text:p>0.671591</text:p>
              </table:table-cell>
              <table:table-cell office:value-type="float" office:value="0.807656">
                <text:p>0.807656</text:p>
              </table:table-cell>
              <table:table-cell office:value-type="float" office:value="0.827913">
                <text:p>0.827913</text:p>
              </table:table-cell>
              <table:table-cell office:value-type="float" office:value="0.840214">
                <text:p>0.840214</text:p>
              </table:table-cell>
              <table:table-cell office:value-type="float" office:value="0.849327">
                <text:p>0.849327</text:p>
              </table:table-cell>
              <table:table-cell office:value-type="float" office:value="0.861885">
                <text:p>0.861885</text:p>
              </table:table-cell>
              <table:table-cell office:value-type="float" office:value="0.877801">
                <text:p>0.877801</text:p>
              </table:table-cell>
              <table:table-cell office:value-type="float" office:value="0.889698">
                <text:p>0.889698</text:p>
              </table:table-cell>
              <table:table-cell office:value-type="float" office:value="0.903811">
                <text:p>0.903811</text:p>
              </table:table-cell>
              <table:table-cell office:value-type="float" office:value="0.921959">
                <text:p>0.921959</text:p>
              </table:table-cell>
              <table:table-cell office:value-type="float" office:value="0.939436">
                <text:p>0.939436</text:p>
              </table:table-cell>
              <table:table-cell office:value-type="float" office:value="0.845186">
                <text:p>0.84518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726028">
                <text:p>0.726028</text:p>
              </table:table-cell>
              <table:table-cell office:value-type="float" office:value="0.794014">
                <text:p>0.794014</text:p>
              </table:table-cell>
              <table:table-cell office:value-type="float" office:value="0.81723">
                <text:p>0.81723</text:p>
              </table:table-cell>
              <table:table-cell office:value-type="float" office:value="0.834187">
                <text:p>0.834187</text:p>
              </table:table-cell>
              <table:table-cell office:value-type="float" office:value="0.847087">
                <text:p>0.847087</text:p>
              </table:table-cell>
              <table:table-cell office:value-type="float" office:value="0.860964">
                <text:p>0.860964</text:p>
              </table:table-cell>
              <table:table-cell office:value-type="float" office:value="0.878384">
                <text:p>0.878384</text:p>
              </table:table-cell>
              <table:table-cell office:value-type="float" office:value="0.889449">
                <text:p>0.889449</text:p>
              </table:table-cell>
              <table:table-cell office:value-type="float" office:value="0.902707">
                <text:p>0.902707</text:p>
              </table:table-cell>
              <table:table-cell office:value-type="float" office:value="0.922019">
                <text:p>0.922019</text:p>
              </table:table-cell>
              <table:table-cell office:value-type="float" office:value="0.939436">
                <text:p>0.939436</text:p>
              </table:table-cell>
              <table:table-cell office:value-type="float" office:value="0.847207">
                <text:p>0.847207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73537">
                <text:p>0.73537</text:p>
              </table:table-cell>
              <table:table-cell office:value-type="float" office:value="0.796305">
                <text:p>0.796305</text:p>
              </table:table-cell>
              <table:table-cell office:value-type="float" office:value="0.819038">
                <text:p>0.819038</text:p>
              </table:table-cell>
              <table:table-cell office:value-type="float" office:value="0.835812">
                <text:p>0.835812</text:p>
              </table:table-cell>
              <table:table-cell office:value-type="float" office:value="0.848351">
                <text:p>0.848351</text:p>
              </table:table-cell>
              <table:table-cell office:value-type="float" office:value="0.864587">
                <text:p>0.864587</text:p>
              </table:table-cell>
              <table:table-cell office:value-type="float" office:value="0.880704">
                <text:p>0.880704</text:p>
              </table:table-cell>
              <table:table-cell office:value-type="float" office:value="0.890757">
                <text:p>0.890757</text:p>
              </table:table-cell>
              <table:table-cell office:value-type="float" office:value="0.904409">
                <text:p>0.904409</text:p>
              </table:table-cell>
              <table:table-cell office:value-type="float" office:value="0.923223">
                <text:p>0.923223</text:p>
              </table:table-cell>
              <table:table-cell office:value-type="float" office:value="0.939436">
                <text:p>0.939436</text:p>
              </table:table-cell>
              <table:table-cell office:value-type="float" office:value="0.849856">
                <text:p>0.84985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688311">
                <text:p>0.688311</text:p>
              </table:table-cell>
              <table:table-cell office:value-type="float" office:value="0.776971">
                <text:p>0.776971</text:p>
              </table:table-cell>
              <table:table-cell office:value-type="float" office:value="0.808579">
                <text:p>0.808579</text:p>
              </table:table-cell>
              <table:table-cell office:value-type="float" office:value="0.828142">
                <text:p>0.828142</text:p>
              </table:table-cell>
              <table:table-cell office:value-type="float" office:value="0.841629">
                <text:p>0.841629</text:p>
              </table:table-cell>
              <table:table-cell office:value-type="float" office:value="0.861065">
                <text:p>0.861065</text:p>
              </table:table-cell>
              <table:table-cell office:value-type="float" office:value="0.879908">
                <text:p>0.879908</text:p>
              </table:table-cell>
              <table:table-cell office:value-type="float" office:value="0.888562">
                <text:p>0.888562</text:p>
              </table:table-cell>
              <table:table-cell office:value-type="float" office:value="0.899448">
                <text:p>0.899448</text:p>
              </table:table-cell>
              <table:table-cell office:value-type="float" office:value="0.920202">
                <text:p>0.920202</text:p>
              </table:table-cell>
              <table:table-cell office:value-type="float" office:value="0.939436">
                <text:p>0.939436</text:p>
              </table:table-cell>
              <table:table-cell office:value-type="float" office:value="0.839282">
                <text:p>0.83928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13786">
                <text:p>0.713786</text:p>
              </table:table-cell>
              <table:table-cell office:value-type="float" office:value="0.790871">
                <text:p>0.790871</text:p>
              </table:table-cell>
              <table:table-cell office:value-type="float" office:value="0.817115">
                <text:p>0.817115</text:p>
              </table:table-cell>
              <table:table-cell office:value-type="float" office:value="0.830899">
                <text:p>0.830899</text:p>
              </table:table-cell>
              <table:table-cell office:value-type="float" office:value="0.843715">
                <text:p>0.843715</text:p>
              </table:table-cell>
              <table:table-cell office:value-type="float" office:value="0.862872">
                <text:p>0.862872</text:p>
              </table:table-cell>
              <table:table-cell office:value-type="float" office:value="0.879316">
                <text:p>0.879316</text:p>
              </table:table-cell>
              <table:table-cell office:value-type="float" office:value="0.889268">
                <text:p>0.889268</text:p>
              </table:table-cell>
              <table:table-cell office:value-type="float" office:value="0.901363">
                <text:p>0.901363</text:p>
              </table:table-cell>
              <table:table-cell office:value-type="float" office:value="0.920254">
                <text:p>0.920254</text:p>
              </table:table-cell>
              <table:table-cell office:value-type="float" office:value="0.939436">
                <text:p>0.939436</text:p>
              </table:table-cell>
              <table:table-cell office:value-type="float" office:value="0.844946">
                <text:p>0.84494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67431">
                <text:p>0.67431</text:p>
              </table:table-cell>
              <table:table-cell office:value-type="float" office:value="0.778882">
                <text:p>0.778882</text:p>
              </table:table-cell>
              <table:table-cell office:value-type="float" office:value="0.812806">
                <text:p>0.812806</text:p>
              </table:table-cell>
              <table:table-cell office:value-type="float" office:value="0.827657">
                <text:p>0.827657</text:p>
              </table:table-cell>
              <table:table-cell office:value-type="float" office:value="0.843373">
                <text:p>0.843373</text:p>
              </table:table-cell>
              <table:table-cell office:value-type="float" office:value="0.860425">
                <text:p>0.860425</text:p>
              </table:table-cell>
              <table:table-cell office:value-type="float" office:value="0.880214">
                <text:p>0.880214</text:p>
              </table:table-cell>
              <table:table-cell office:value-type="float" office:value="0.890741">
                <text:p>0.890741</text:p>
              </table:table-cell>
              <table:table-cell office:value-type="float" office:value="0.900077">
                <text:p>0.900077</text:p>
              </table:table-cell>
              <table:table-cell office:value-type="float" office:value="0.916639">
                <text:p>0.916639</text:p>
              </table:table-cell>
              <table:table-cell office:value-type="float" office:value="0.939436">
                <text:p>0.939436</text:p>
              </table:table-cell>
              <table:table-cell office:value-type="float" office:value="0.838513">
                <text:p>0.83851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435483">
                <text:p>0.435483</text:p>
              </table:table-cell>
              <table:table-cell office:value-type="float" office:value="0.78293">
                <text:p>0.78293</text:p>
              </table:table-cell>
              <table:table-cell office:value-type="float" office:value="0.80936">
                <text:p>0.80936</text:p>
              </table:table-cell>
              <table:table-cell office:value-type="float" office:value="0.828839">
                <text:p>0.828839</text:p>
              </table:table-cell>
              <table:table-cell office:value-type="float" office:value="0.846907">
                <text:p>0.846907</text:p>
              </table:table-cell>
              <table:table-cell office:value-type="float" office:value="0.861569">
                <text:p>0.861569</text:p>
              </table:table-cell>
              <table:table-cell office:value-type="float" office:value="0.876433">
                <text:p>0.876433</text:p>
              </table:table-cell>
              <table:table-cell office:value-type="float" office:value="0.889262">
                <text:p>0.889262</text:p>
              </table:table-cell>
              <table:table-cell office:value-type="float" office:value="0.902274">
                <text:p>0.902274</text:p>
              </table:table-cell>
              <table:table-cell office:value-type="float" office:value="0.914256">
                <text:p>0.914256</text:p>
              </table:table-cell>
              <table:table-cell office:value-type="float" office:value="0.927254">
                <text:p>0.927254</text:p>
              </table:table-cell>
              <table:table-cell office:value-type="float" office:value="0.814731">
                <text:p>0.81473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644874">
                <text:p>0.644874</text:p>
              </table:table-cell>
              <table:table-cell office:value-type="float" office:value="0.775288">
                <text:p>0.775288</text:p>
              </table:table-cell>
              <table:table-cell office:value-type="float" office:value="0.805331">
                <text:p>0.805331</text:p>
              </table:table-cell>
              <table:table-cell office:value-type="float" office:value="0.826876">
                <text:p>0.826876</text:p>
              </table:table-cell>
              <table:table-cell office:value-type="float" office:value="0.844335">
                <text:p>0.844335</text:p>
              </table:table-cell>
              <table:table-cell office:value-type="float" office:value="0.860241">
                <text:p>0.860241</text:p>
              </table:table-cell>
              <table:table-cell office:value-type="float" office:value="0.874642">
                <text:p>0.874642</text:p>
              </table:table-cell>
              <table:table-cell office:value-type="float" office:value="0.886917">
                <text:p>0.886917</text:p>
              </table:table-cell>
              <table:table-cell office:value-type="float" office:value="0.900771">
                <text:p>0.900771</text:p>
              </table:table-cell>
              <table:table-cell office:value-type="float" office:value="0.914984">
                <text:p>0.914984</text:p>
              </table:table-cell>
              <table:table-cell office:value-type="float" office:value="0.927689">
                <text:p>0.927689</text:p>
              </table:table-cell>
              <table:table-cell office:value-type="float" office:value="0.833426">
                <text:p>0.83342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666101">
                <text:p>0.666101</text:p>
              </table:table-cell>
              <table:table-cell office:value-type="float" office:value="0.769854">
                <text:p>0.769854</text:p>
              </table:table-cell>
              <table:table-cell office:value-type="float" office:value="0.798632">
                <text:p>0.798632</text:p>
              </table:table-cell>
              <table:table-cell office:value-type="float" office:value="0.822381">
                <text:p>0.822381</text:p>
              </table:table-cell>
              <table:table-cell office:value-type="float" office:value="0.846124">
                <text:p>0.846124</text:p>
              </table:table-cell>
              <table:table-cell office:value-type="float" office:value="0.859458">
                <text:p>0.859458</text:p>
              </table:table-cell>
              <table:table-cell office:value-type="float" office:value="0.874432">
                <text:p>0.874432</text:p>
              </table:table-cell>
              <table:table-cell office:value-type="float" office:value="0.885806">
                <text:p>0.885806</text:p>
              </table:table-cell>
              <table:table-cell office:value-type="float" office:value="0.90136">
                <text:p>0.90136</text:p>
              </table:table-cell>
              <table:table-cell office:value-type="float" office:value="0.920216">
                <text:p>0.920216</text:p>
              </table:table-cell>
              <table:table-cell office:value-type="float" office:value="0.927548">
                <text:p>0.927548</text:p>
              </table:table-cell>
              <table:table-cell office:value-type="float" office:value="0.834437">
                <text:p>0.83443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86686">
                <text:p>0.686686</text:p>
              </table:table-cell>
              <table:table-cell office:value-type="float" office:value="0.779734">
                <text:p>0.779734</text:p>
              </table:table-cell>
              <table:table-cell office:value-type="float" office:value="0.804328">
                <text:p>0.804328</text:p>
              </table:table-cell>
              <table:table-cell office:value-type="float" office:value="0.826133">
                <text:p>0.826133</text:p>
              </table:table-cell>
              <table:table-cell office:value-type="float" office:value="0.850591">
                <text:p>0.850591</text:p>
              </table:table-cell>
              <table:table-cell office:value-type="float" office:value="0.86287">
                <text:p>0.86287</text:p>
              </table:table-cell>
              <table:table-cell office:value-type="float" office:value="0.879372">
                <text:p>0.879372</text:p>
              </table:table-cell>
              <table:table-cell office:value-type="float" office:value="0.889278">
                <text:p>0.889278</text:p>
              </table:table-cell>
              <table:table-cell office:value-type="float" office:value="0.905352">
                <text:p>0.905352</text:p>
              </table:table-cell>
              <table:table-cell office:value-type="float" office:value="0.921432">
                <text:p>0.921432</text:p>
              </table:table-cell>
              <table:table-cell office:value-type="float" office:value="0.927689">
                <text:p>0.927689</text:p>
              </table:table-cell>
              <table:table-cell office:value-type="float" office:value="0.840578">
                <text:p>0.84057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708719">
                <text:p>0.708719</text:p>
              </table:table-cell>
              <table:table-cell office:value-type="float" office:value="0.78316">
                <text:p>0.78316</text:p>
              </table:table-cell>
              <table:table-cell office:value-type="float" office:value="0.810222">
                <text:p>0.810222</text:p>
              </table:table-cell>
              <table:table-cell office:value-type="float" office:value="0.830667">
                <text:p>0.830667</text:p>
              </table:table-cell>
              <table:table-cell office:value-type="float" office:value="0.852158">
                <text:p>0.852158</text:p>
              </table:table-cell>
              <table:table-cell office:value-type="float" office:value="0.867458">
                <text:p>0.867458</text:p>
              </table:table-cell>
              <table:table-cell office:value-type="float" office:value="0.880694">
                <text:p>0.880694</text:p>
              </table:table-cell>
              <table:table-cell office:value-type="float" office:value="0.895284">
                <text:p>0.895284</text:p>
              </table:table-cell>
              <table:table-cell office:value-type="float" office:value="0.907558">
                <text:p>0.907558</text:p>
              </table:table-cell>
              <table:table-cell office:value-type="float" office:value="0.920871">
                <text:p>0.920871</text:p>
              </table:table-cell>
              <table:table-cell office:value-type="float" office:value="0.927689">
                <text:p>0.927689</text:p>
              </table:table-cell>
              <table:table-cell office:value-type="float" office:value="0.845679">
                <text:p>0.84567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740644">
                <text:p>0.740644</text:p>
              </table:table-cell>
              <table:table-cell office:value-type="float" office:value="0.788631">
                <text:p>0.788631</text:p>
              </table:table-cell>
              <table:table-cell office:value-type="float" office:value="0.813462">
                <text:p>0.813462</text:p>
              </table:table-cell>
              <table:table-cell office:value-type="float" office:value="0.830464">
                <text:p>0.830464</text:p>
              </table:table-cell>
              <table:table-cell office:value-type="float" office:value="0.852965">
                <text:p>0.852965</text:p>
              </table:table-cell>
              <table:table-cell office:value-type="float" office:value="0.869386">
                <text:p>0.869386</text:p>
              </table:table-cell>
              <table:table-cell office:value-type="float" office:value="0.883419">
                <text:p>0.883419</text:p>
              </table:table-cell>
              <table:table-cell office:value-type="float" office:value="0.895363">
                <text:p>0.895363</text:p>
              </table:table-cell>
              <table:table-cell office:value-type="float" office:value="0.910512">
                <text:p>0.910512</text:p>
              </table:table-cell>
              <table:table-cell office:value-type="float" office:value="0.921511">
                <text:p>0.921511</text:p>
              </table:table-cell>
              <table:table-cell office:value-type="float" office:value="0.927689">
                <text:p>0.927689</text:p>
              </table:table-cell>
              <table:table-cell office:value-type="float" office:value="0.850636">
                <text:p>0.85063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96167">
                <text:p>0.696167</text:p>
              </table:table-cell>
              <table:table-cell office:value-type="float" office:value="0.764964">
                <text:p>0.764964</text:p>
              </table:table-cell>
              <table:table-cell office:value-type="float" office:value="0.796068">
                <text:p>0.796068</text:p>
              </table:table-cell>
              <table:table-cell office:value-type="float" office:value="0.819727">
                <text:p>0.819727</text:p>
              </table:table-cell>
              <table:table-cell office:value-type="float" office:value="0.842651">
                <text:p>0.842651</text:p>
              </table:table-cell>
              <table:table-cell office:value-type="float" office:value="0.862297">
                <text:p>0.862297</text:p>
              </table:table-cell>
              <table:table-cell office:value-type="float" office:value="0.880141">
                <text:p>0.880141</text:p>
              </table:table-cell>
              <table:table-cell office:value-type="float" office:value="0.890498">
                <text:p>0.890498</text:p>
              </table:table-cell>
              <table:table-cell office:value-type="float" office:value="0.904354">
                <text:p>0.904354</text:p>
              </table:table-cell>
              <table:table-cell office:value-type="float" office:value="0.921433">
                <text:p>0.921433</text:p>
              </table:table-cell>
              <table:table-cell office:value-type="float" office:value="0.927689">
                <text:p>0.927689</text:p>
              </table:table-cell>
              <table:table-cell office:value-type="float" office:value="0.83783">
                <text:p>0.8378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701293">
                <text:p>0.701293</text:p>
              </table:table-cell>
              <table:table-cell office:value-type="float" office:value="0.792994">
                <text:p>0.792994</text:p>
              </table:table-cell>
              <table:table-cell office:value-type="float" office:value="0.817981">
                <text:p>0.817981</text:p>
              </table:table-cell>
              <table:table-cell office:value-type="float" office:value="0.836381">
                <text:p>0.836381</text:p>
              </table:table-cell>
              <table:table-cell office:value-type="float" office:value="0.857772">
                <text:p>0.857772</text:p>
              </table:table-cell>
              <table:table-cell office:value-type="float" office:value="0.873406">
                <text:p>0.873406</text:p>
              </table:table-cell>
              <table:table-cell office:value-type="float" office:value="0.883102">
                <text:p>0.883102</text:p>
              </table:table-cell>
              <table:table-cell office:value-type="float" office:value="0.89142">
                <text:p>0.89142</text:p>
              </table:table-cell>
              <table:table-cell office:value-type="float" office:value="0.902146">
                <text:p>0.902146</text:p>
              </table:table-cell>
              <table:table-cell office:value-type="float" office:value="0.920667">
                <text:p>0.920667</text:p>
              </table:table-cell>
              <table:table-cell office:value-type="float" office:value="0.927548">
                <text:p>0.927548</text:p>
              </table:table-cell>
              <table:table-cell office:value-type="float" office:value="0.847716">
                <text:p>0.84771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27614">
                <text:p>0.727614</text:p>
              </table:table-cell>
              <table:table-cell office:value-type="float" office:value="0.78694">
                <text:p>0.78694</text:p>
              </table:table-cell>
              <table:table-cell office:value-type="float" office:value="0.816319">
                <text:p>0.816319</text:p>
              </table:table-cell>
              <table:table-cell office:value-type="float" office:value="0.834881">
                <text:p>0.834881</text:p>
              </table:table-cell>
              <table:table-cell office:value-type="float" office:value="0.855841">
                <text:p>0.855841</text:p>
              </table:table-cell>
              <table:table-cell office:value-type="float" office:value="0.870048">
                <text:p>0.870048</text:p>
              </table:table-cell>
              <table:table-cell office:value-type="float" office:value="0.88122">
                <text:p>0.88122</text:p>
              </table:table-cell>
              <table:table-cell office:value-type="float" office:value="0.891571">
                <text:p>0.891571</text:p>
              </table:table-cell>
              <table:table-cell office:value-type="float" office:value="0.903096">
                <text:p>0.903096</text:p>
              </table:table-cell>
              <table:table-cell office:value-type="float" office:value="0.921363">
                <text:p>0.921363</text:p>
              </table:table-cell>
              <table:table-cell office:value-type="float" office:value="0.927548">
                <text:p>0.927548</text:p>
              </table:table-cell>
              <table:table-cell office:value-type="float" office:value="0.848889">
                <text:p>0.84888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716379">
                <text:p>0.716379</text:p>
              </table:table-cell>
              <table:table-cell office:value-type="float" office:value="0.794723">
                <text:p>0.794723</text:p>
              </table:table-cell>
              <table:table-cell office:value-type="float" office:value="0.815782">
                <text:p>0.815782</text:p>
              </table:table-cell>
              <table:table-cell office:value-type="float" office:value="0.832859">
                <text:p>0.832859</text:p>
              </table:table-cell>
              <table:table-cell office:value-type="float" office:value="0.852568">
                <text:p>0.852568</text:p>
              </table:table-cell>
              <table:table-cell office:value-type="float" office:value="0.87298">
                <text:p>0.87298</text:p>
              </table:table-cell>
              <table:table-cell office:value-type="float" office:value="0.889058">
                <text:p>0.889058</text:p>
              </table:table-cell>
              <table:table-cell office:value-type="float" office:value="0.894522">
                <text:p>0.894522</text:p>
              </table:table-cell>
              <table:table-cell office:value-type="float" office:value="0.907101">
                <text:p>0.907101</text:p>
              </table:table-cell>
              <table:table-cell office:value-type="float" office:value="0.920164">
                <text:p>0.920164</text:p>
              </table:table-cell>
              <table:table-cell office:value-type="float" office:value="0.927254">
                <text:p>0.927254</text:p>
              </table:table-cell>
              <table:table-cell office:value-type="float" office:value="0.849614">
                <text:p>0.84961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631475">
                <text:p>0.631475</text:p>
              </table:table-cell>
              <table:table-cell office:value-type="float" office:value="0.783221">
                <text:p>0.783221</text:p>
              </table:table-cell>
              <table:table-cell office:value-type="float" office:value="0.814458">
                <text:p>0.814458</text:p>
              </table:table-cell>
              <table:table-cell office:value-type="float" office:value="0.832734">
                <text:p>0.832734</text:p>
              </table:table-cell>
              <table:table-cell office:value-type="float" office:value="0.851287">
                <text:p>0.851287</text:p>
              </table:table-cell>
              <table:table-cell office:value-type="float" office:value="0.870904">
                <text:p>0.870904</text:p>
              </table:table-cell>
              <table:table-cell office:value-type="float" office:value="0.883783">
                <text:p>0.883783</text:p>
              </table:table-cell>
              <table:table-cell office:value-type="float" office:value="0.891886">
                <text:p>0.891886</text:p>
              </table:table-cell>
              <table:table-cell office:value-type="float" office:value="0.904971">
                <text:p>0.904971</text:p>
              </table:table-cell>
              <table:table-cell office:value-type="float" office:value="0.920792">
                <text:p>0.920792</text:p>
              </table:table-cell>
              <table:table-cell office:value-type="float" office:value="0.927689">
                <text:p>0.927689</text:p>
              </table:table-cell>
              <table:table-cell office:value-type="float" office:value="0.838551">
                <text:p>0.83855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669362">
                <text:p>0.669362</text:p>
              </table:table-cell>
              <table:table-cell office:value-type="float" office:value="0.767667">
                <text:p>0.767667</text:p>
              </table:table-cell>
              <table:table-cell office:value-type="float" office:value="0.809839">
                <text:p>0.809839</text:p>
              </table:table-cell>
              <table:table-cell office:value-type="float" office:value="0.833345">
                <text:p>0.833345</text:p>
              </table:table-cell>
              <table:table-cell office:value-type="float" office:value="0.852599">
                <text:p>0.852599</text:p>
              </table:table-cell>
              <table:table-cell office:value-type="float" office:value="0.869052">
                <text:p>0.869052</text:p>
              </table:table-cell>
              <table:table-cell office:value-type="float" office:value="0.883487">
                <text:p>0.883487</text:p>
              </table:table-cell>
              <table:table-cell office:value-type="float" office:value="0.89282">
                <text:p>0.89282</text:p>
              </table:table-cell>
              <table:table-cell office:value-type="float" office:value="0.907067">
                <text:p>0.907067</text:p>
              </table:table-cell>
              <table:table-cell office:value-type="float" office:value="0.921984">
                <text:p>0.921984</text:p>
              </table:table-cell>
              <table:table-cell office:value-type="float" office:value="0.927239">
                <text:p>0.927239</text:p>
              </table:table-cell>
              <table:table-cell office:value-type="float" office:value="0.840722">
                <text:p>0.84072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651912">
                <text:p>0.651912</text:p>
              </table:table-cell>
              <table:table-cell office:value-type="float" office:value="0.757881">
                <text:p>0.757881</text:p>
              </table:table-cell>
              <table:table-cell office:value-type="float" office:value="0.796058">
                <text:p>0.796058</text:p>
              </table:table-cell>
              <table:table-cell office:value-type="float" office:value="0.821248">
                <text:p>0.821248</text:p>
              </table:table-cell>
              <table:table-cell office:value-type="float" office:value="0.840251">
                <text:p>0.840251</text:p>
              </table:table-cell>
              <table:table-cell office:value-type="float" office:value="0.861877">
                <text:p>0.861877</text:p>
              </table:table-cell>
              <table:table-cell office:value-type="float" office:value="0.876716">
                <text:p>0.876716</text:p>
              </table:table-cell>
              <table:table-cell office:value-type="float" office:value="0.888461">
                <text:p>0.888461</text:p>
              </table:table-cell>
              <table:table-cell office:value-type="float" office:value="0.903576">
                <text:p>0.903576</text:p>
              </table:table-cell>
              <table:table-cell office:value-type="float" office:value="0.92016">
                <text:p>0.92016</text:p>
              </table:table-cell>
              <table:table-cell office:value-type="float" office:value="0.927239">
                <text:p>0.927239</text:p>
              </table:table-cell>
              <table:table-cell office:value-type="float" office:value="0.831814">
                <text:p>0.83181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65549">
                <text:p>0.65549</text:p>
              </table:table-cell>
              <table:table-cell office:value-type="float" office:value="0.766257">
                <text:p>0.766257</text:p>
              </table:table-cell>
              <table:table-cell office:value-type="float" office:value="0.790617">
                <text:p>0.790617</text:p>
              </table:table-cell>
              <table:table-cell office:value-type="float" office:value="0.815241">
                <text:p>0.815241</text:p>
              </table:table-cell>
              <table:table-cell office:value-type="float" office:value="0.836831">
                <text:p>0.836831</text:p>
              </table:table-cell>
              <table:table-cell office:value-type="float" office:value="0.85823">
                <text:p>0.85823</text:p>
              </table:table-cell>
              <table:table-cell office:value-type="float" office:value="0.880357">
                <text:p>0.880357</text:p>
              </table:table-cell>
              <table:table-cell office:value-type="float" office:value="0.898659">
                <text:p>0.898659</text:p>
              </table:table-cell>
              <table:table-cell office:value-type="float" office:value="0.905389">
                <text:p>0.905389</text:p>
              </table:table-cell>
              <table:table-cell office:value-type="float" office:value="0.921386">
                <text:p>0.921386</text:p>
              </table:table-cell>
              <table:table-cell office:value-type="float" office:value="0.927689">
                <text:p>0.927689</text:p>
              </table:table-cell>
              <table:table-cell office:value-type="float" office:value="0.832846">
                <text:p>0.832846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79984">
                <text:p>0.679984</text:p>
              </table:table-cell>
              <table:table-cell office:value-type="float" office:value="0.769038">
                <text:p>0.769038</text:p>
              </table:table-cell>
              <table:table-cell office:value-type="float" office:value="0.795155">
                <text:p>0.795155</text:p>
              </table:table-cell>
              <table:table-cell office:value-type="float" office:value="0.824689">
                <text:p>0.824689</text:p>
              </table:table-cell>
              <table:table-cell office:value-type="float" office:value="0.844074">
                <text:p>0.844074</text:p>
              </table:table-cell>
              <table:table-cell office:value-type="float" office:value="0.864364">
                <text:p>0.864364</text:p>
              </table:table-cell>
              <table:table-cell office:value-type="float" office:value="0.886835">
                <text:p>0.886835</text:p>
              </table:table-cell>
              <table:table-cell office:value-type="float" office:value="0.901583">
                <text:p>0.901583</text:p>
              </table:table-cell>
              <table:table-cell office:value-type="float" office:value="0.90766">
                <text:p>0.90766</text:p>
              </table:table-cell>
              <table:table-cell office:value-type="float" office:value="0.92263">
                <text:p>0.92263</text:p>
              </table:table-cell>
              <table:table-cell office:value-type="float" office:value="0.927689">
                <text:p>0.927689</text:p>
              </table:table-cell>
              <table:table-cell office:value-type="float" office:value="0.839601">
                <text:p>0.83960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705715">
                <text:p>0.705715</text:p>
              </table:table-cell>
              <table:table-cell office:value-type="float" office:value="0.771129">
                <text:p>0.771129</text:p>
              </table:table-cell>
              <table:table-cell office:value-type="float" office:value="0.809927">
                <text:p>0.809927</text:p>
              </table:table-cell>
              <table:table-cell office:value-type="float" office:value="0.833967">
                <text:p>0.833967</text:p>
              </table:table-cell>
              <table:table-cell office:value-type="float" office:value="0.851352">
                <text:p>0.851352</text:p>
              </table:table-cell>
              <table:table-cell office:value-type="float" office:value="0.869104">
                <text:p>0.869104</text:p>
              </table:table-cell>
              <table:table-cell office:value-type="float" office:value="0.891553">
                <text:p>0.891553</text:p>
              </table:table-cell>
              <table:table-cell office:value-type="float" office:value="0.904092">
                <text:p>0.904092</text:p>
              </table:table-cell>
              <table:table-cell office:value-type="float" office:value="0.915355">
                <text:p>0.915355</text:p>
              </table:table-cell>
              <table:table-cell office:value-type="float" office:value="0.925642">
                <text:p>0.925642</text:p>
              </table:table-cell>
              <table:table-cell office:value-type="float" office:value="0.939394">
                <text:p>0.939394</text:p>
              </table:table-cell>
              <table:table-cell office:value-type="float" office:value="0.847784">
                <text:p>0.84778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723981">
                <text:p>0.723981</text:p>
              </table:table-cell>
              <table:table-cell office:value-type="float" office:value="0.790946">
                <text:p>0.790946</text:p>
              </table:table-cell>
              <table:table-cell office:value-type="float" office:value="0.828268">
                <text:p>0.828268</text:p>
              </table:table-cell>
              <table:table-cell office:value-type="float" office:value="0.848157">
                <text:p>0.848157</text:p>
              </table:table-cell>
              <table:table-cell office:value-type="float" office:value="0.861913">
                <text:p>0.861913</text:p>
              </table:table-cell>
              <table:table-cell office:value-type="float" office:value="0.878474">
                <text:p>0.878474</text:p>
              </table:table-cell>
              <table:table-cell office:value-type="float" office:value="0.896854">
                <text:p>0.896854</text:p>
              </table:table-cell>
              <table:table-cell office:value-type="float" office:value="0.903537">
                <text:p>0.903537</text:p>
              </table:table-cell>
              <table:table-cell office:value-type="float" office:value="0.914851">
                <text:p>0.914851</text:p>
              </table:table-cell>
              <table:table-cell office:value-type="float" office:value="0.923884">
                <text:p>0.923884</text:p>
              </table:table-cell>
              <table:table-cell office:value-type="float" office:value="0.939394">
                <text:p>0.939394</text:p>
              </table:table-cell>
              <table:table-cell office:value-type="float" office:value="0.857087">
                <text:p>0.85708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99099">
                <text:p>0.699099</text:p>
              </table:table-cell>
              <table:table-cell office:value-type="float" office:value="0.771572">
                <text:p>0.771572</text:p>
              </table:table-cell>
              <table:table-cell office:value-type="float" office:value="0.815077">
                <text:p>0.815077</text:p>
              </table:table-cell>
              <table:table-cell office:value-type="float" office:value="0.840531">
                <text:p>0.840531</text:p>
              </table:table-cell>
              <table:table-cell office:value-type="float" office:value="0.85588">
                <text:p>0.85588</text:p>
              </table:table-cell>
              <table:table-cell office:value-type="float" office:value="0.874726">
                <text:p>0.874726</text:p>
              </table:table-cell>
              <table:table-cell office:value-type="float" office:value="0.893055">
                <text:p>0.893055</text:p>
              </table:table-cell>
              <table:table-cell office:value-type="float" office:value="0.903301">
                <text:p>0.903301</text:p>
              </table:table-cell>
              <table:table-cell office:value-type="float" office:value="0.911978">
                <text:p>0.911978</text:p>
              </table:table-cell>
              <table:table-cell office:value-type="float" office:value="0.924472">
                <text:p>0.924472</text:p>
              </table:table-cell>
              <table:table-cell office:value-type="float" office:value="0.939394">
                <text:p>0.939394</text:p>
              </table:table-cell>
              <table:table-cell office:value-type="float" office:value="0.848969">
                <text:p>0.8489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12755">
                <text:p>0.612755</text:p>
              </table:table-cell>
              <table:table-cell office:value-type="float" office:value="0.766856">
                <text:p>0.766856</text:p>
              </table:table-cell>
              <table:table-cell office:value-type="float" office:value="0.801303">
                <text:p>0.801303</text:p>
              </table:table-cell>
              <table:table-cell office:value-type="float" office:value="0.830848">
                <text:p>0.830848</text:p>
              </table:table-cell>
              <table:table-cell office:value-type="float" office:value="0.852889">
                <text:p>0.852889</text:p>
              </table:table-cell>
              <table:table-cell office:value-type="float" office:value="0.86908">
                <text:p>0.86908</text:p>
              </table:table-cell>
              <table:table-cell office:value-type="float" office:value="0.88507">
                <text:p>0.88507</text:p>
              </table:table-cell>
              <table:table-cell office:value-type="float" office:value="0.902334">
                <text:p>0.902334</text:p>
              </table:table-cell>
              <table:table-cell office:value-type="float" office:value="0.910226">
                <text:p>0.910226</text:p>
              </table:table-cell>
              <table:table-cell office:value-type="float" office:value="0.923963">
                <text:p>0.923963</text:p>
              </table:table-cell>
              <table:table-cell office:value-type="float" office:value="0.939394">
                <text:p>0.939394</text:p>
              </table:table-cell>
              <table:table-cell office:value-type="float" office:value="0.835532">
                <text:p>0.83553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42281">
                <text:p>0.642281</text:p>
              </table:table-cell>
              <table:table-cell office:value-type="float" office:value="0.758297">
                <text:p>0.758297</text:p>
              </table:table-cell>
              <table:table-cell office:value-type="float" office:value="0.796563">
                <text:p>0.796563</text:p>
              </table:table-cell>
              <table:table-cell office:value-type="float" office:value="0.827394">
                <text:p>0.827394</text:p>
              </table:table-cell>
              <table:table-cell office:value-type="float" office:value="0.847834">
                <text:p>0.847834</text:p>
              </table:table-cell>
              <table:table-cell office:value-type="float" office:value="0.86179">
                <text:p>0.86179</text:p>
              </table:table-cell>
              <table:table-cell office:value-type="float" office:value="0.880159">
                <text:p>0.880159</text:p>
              </table:table-cell>
              <table:table-cell office:value-type="float" office:value="0.898777">
                <text:p>0.898777</text:p>
              </table:table-cell>
              <table:table-cell office:value-type="float" office:value="0.909151">
                <text:p>0.909151</text:p>
              </table:table-cell>
              <table:table-cell office:value-type="float" office:value="0.92446">
                <text:p>0.92446</text:p>
              </table:table-cell>
              <table:table-cell office:value-type="float" office:value="0.939394">
                <text:p>0.939394</text:p>
              </table:table-cell>
              <table:table-cell office:value-type="float" office:value="0.83467">
                <text:p>0.8346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558409">
                <text:p>0.558409</text:p>
              </table:table-cell>
              <table:table-cell office:value-type="float" office:value="0.768465">
                <text:p>0.768465</text:p>
              </table:table-cell>
              <table:table-cell office:value-type="float" office:value="0.800034">
                <text:p>0.800034</text:p>
              </table:table-cell>
              <table:table-cell office:value-type="float" office:value="0.829911">
                <text:p>0.829911</text:p>
              </table:table-cell>
              <table:table-cell office:value-type="float" office:value="0.845998">
                <text:p>0.845998</text:p>
              </table:table-cell>
              <table:table-cell office:value-type="float" office:value="0.86196">
                <text:p>0.86196</text:p>
              </table:table-cell>
              <table:table-cell office:value-type="float" office:value="0.882239">
                <text:p>0.882239</text:p>
              </table:table-cell>
              <table:table-cell office:value-type="float" office:value="0.902168">
                <text:p>0.902168</text:p>
              </table:table-cell>
              <table:table-cell office:value-type="float" office:value="0.912514">
                <text:p>0.912514</text:p>
              </table:table-cell>
              <table:table-cell office:value-type="float" office:value="0.924439">
                <text:p>0.924439</text:p>
              </table:table-cell>
              <table:table-cell office:value-type="float" office:value="0.939394">
                <text:p>0.939394</text:p>
              </table:table-cell>
              <table:table-cell office:value-type="float" office:value="0.828614">
                <text:p>0.82861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015">
                <text:p>0.6015</text:p>
              </table:table-cell>
              <table:table-cell office:value-type="float" office:value="0.74416">
                <text:p>0.74416</text:p>
              </table:table-cell>
              <table:table-cell office:value-type="float" office:value="0.785815">
                <text:p>0.785815</text:p>
              </table:table-cell>
              <table:table-cell office:value-type="float" office:value="0.814836">
                <text:p>0.814836</text:p>
              </table:table-cell>
              <table:table-cell office:value-type="float" office:value="0.839031">
                <text:p>0.839031</text:p>
              </table:table-cell>
              <table:table-cell office:value-type="float" office:value="0.852498">
                <text:p>0.852498</text:p>
              </table:table-cell>
              <table:table-cell office:value-type="float" office:value="0.870434">
                <text:p>0.870434</text:p>
              </table:table-cell>
              <table:table-cell office:value-type="float" office:value="0.887425">
                <text:p>0.887425</text:p>
              </table:table-cell>
              <table:table-cell office:value-type="float" office:value="0.905795">
                <text:p>0.905795</text:p>
              </table:table-cell>
              <table:table-cell office:value-type="float" office:value="0.922596">
                <text:p>0.922596</text:p>
              </table:table-cell>
              <table:table-cell office:value-type="float" office:value="0.939394">
                <text:p>0.939394</text:p>
              </table:table-cell>
              <table:table-cell office:value-type="float" office:value="0.822409">
                <text:p>0.82240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579154">
                <text:p>0.579154</text:p>
              </table:table-cell>
              <table:table-cell office:value-type="float" office:value="0.731835">
                <text:p>0.731835</text:p>
              </table:table-cell>
              <table:table-cell office:value-type="float" office:value="0.773868">
                <text:p>0.773868</text:p>
              </table:table-cell>
              <table:table-cell office:value-type="float" office:value="0.815432">
                <text:p>0.815432</text:p>
              </table:table-cell>
              <table:table-cell office:value-type="float" office:value="0.838329">
                <text:p>0.838329</text:p>
              </table:table-cell>
              <table:table-cell office:value-type="float" office:value="0.853622">
                <text:p>0.853622</text:p>
              </table:table-cell>
              <table:table-cell office:value-type="float" office:value="0.867623">
                <text:p>0.867623</text:p>
              </table:table-cell>
              <table:table-cell office:value-type="float" office:value="0.884586">
                <text:p>0.884586</text:p>
              </table:table-cell>
              <table:table-cell office:value-type="float" office:value="0.906733">
                <text:p>0.906733</text:p>
              </table:table-cell>
              <table:table-cell office:value-type="float" office:value="0.921392">
                <text:p>0.921392</text:p>
              </table:table-cell>
              <table:table-cell office:value-type="float" office:value="0.927239">
                <text:p>0.927239</text:p>
              </table:table-cell>
              <table:table-cell office:value-type="float" office:value="0.817257">
                <text:p>0.81725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61373">
                <text:p>0.61373</text:p>
              </table:table-cell>
              <table:table-cell office:value-type="float" office:value="0.747658">
                <text:p>0.747658</text:p>
              </table:table-cell>
              <table:table-cell office:value-type="float" office:value="0.782931">
                <text:p>0.782931</text:p>
              </table:table-cell>
              <table:table-cell office:value-type="float" office:value="0.81959">
                <text:p>0.81959</text:p>
              </table:table-cell>
              <table:table-cell office:value-type="float" office:value="0.841">
                <text:p>0.841</text:p>
              </table:table-cell>
              <table:table-cell office:value-type="float" office:value="0.860767">
                <text:p>0.860767</text:p>
              </table:table-cell>
              <table:table-cell office:value-type="float" office:value="0.878495">
                <text:p>0.878495</text:p>
              </table:table-cell>
              <table:table-cell office:value-type="float" office:value="0.894151">
                <text:p>0.894151</text:p>
              </table:table-cell>
              <table:table-cell office:value-type="float" office:value="0.908743">
                <text:p>0.908743</text:p>
              </table:table-cell>
              <table:table-cell office:value-type="float" office:value="0.921422">
                <text:p>0.921422</text:p>
              </table:table-cell>
              <table:table-cell office:value-type="float" office:value="0.927689">
                <text:p>0.927689</text:p>
              </table:table-cell>
              <table:table-cell office:value-type="float" office:value="0.826849">
                <text:p>0.82684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661115">
                <text:p>0.661115</text:p>
              </table:table-cell>
              <table:table-cell office:value-type="float" office:value="0.765993">
                <text:p>0.765993</text:p>
              </table:table-cell>
              <table:table-cell office:value-type="float" office:value="0.801717">
                <text:p>0.801717</text:p>
              </table:table-cell>
              <table:table-cell office:value-type="float" office:value="0.831534">
                <text:p>0.831534</text:p>
              </table:table-cell>
              <table:table-cell office:value-type="float" office:value="0.850322">
                <text:p>0.850322</text:p>
              </table:table-cell>
              <table:table-cell office:value-type="float" office:value="0.874115">
                <text:p>0.874115</text:p>
              </table:table-cell>
              <table:table-cell office:value-type="float" office:value="0.885191">
                <text:p>0.885191</text:p>
              </table:table-cell>
              <table:table-cell office:value-type="float" office:value="0.899147">
                <text:p>0.899147</text:p>
              </table:table-cell>
              <table:table-cell office:value-type="float" office:value="0.908936">
                <text:p>0.908936</text:p>
              </table:table-cell>
              <table:table-cell office:value-type="float" office:value="0.920248">
                <text:p>0.920248</text:p>
              </table:table-cell>
              <table:table-cell office:value-type="float" office:value="0.927689">
                <text:p>0.927689</text:p>
              </table:table-cell>
              <table:table-cell office:value-type="float" office:value="0.839832">
                <text:p>0.83983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645558">
                <text:p>0.645558</text:p>
              </table:table-cell>
              <table:table-cell office:value-type="float" office:value="0.765135">
                <text:p>0.765135</text:p>
              </table:table-cell>
              <table:table-cell office:value-type="float" office:value="0.792896">
                <text:p>0.792896</text:p>
              </table:table-cell>
              <table:table-cell office:value-type="float" office:value="0.826245">
                <text:p>0.826245</text:p>
              </table:table-cell>
              <table:table-cell office:value-type="float" office:value="0.842245">
                <text:p>0.842245</text:p>
              </table:table-cell>
              <table:table-cell office:value-type="float" office:value="0.859581">
                <text:p>0.859581</text:p>
              </table:table-cell>
              <table:table-cell office:value-type="float" office:value="0.87666">
                <text:p>0.87666</text:p>
              </table:table-cell>
              <table:table-cell office:value-type="float" office:value="0.892507">
                <text:p>0.892507</text:p>
              </table:table-cell>
              <table:table-cell office:value-type="float" office:value="0.905283">
                <text:p>0.905283</text:p>
              </table:table-cell>
              <table:table-cell office:value-type="float" office:value="0.919041">
                <text:p>0.919041</text:p>
              </table:table-cell>
              <table:table-cell office:value-type="float" office:value="0.927689">
                <text:p>0.927689</text:p>
              </table:table-cell>
              <table:table-cell office:value-type="float" office:value="0.832515">
                <text:p>0.83251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8427">
                <text:p>0.68427</text:p>
              </table:table-cell>
              <table:table-cell office:value-type="float" office:value="0.766477">
                <text:p>0.766477</text:p>
              </table:table-cell>
              <table:table-cell office:value-type="float" office:value="0.79536">
                <text:p>0.79536</text:p>
              </table:table-cell>
              <table:table-cell office:value-type="float" office:value="0.830038">
                <text:p>0.830038</text:p>
              </table:table-cell>
              <table:table-cell office:value-type="float" office:value="0.843068">
                <text:p>0.843068</text:p>
              </table:table-cell>
              <table:table-cell office:value-type="float" office:value="0.85972">
                <text:p>0.85972</text:p>
              </table:table-cell>
              <table:table-cell office:value-type="float" office:value="0.877263">
                <text:p>0.877263</text:p>
              </table:table-cell>
              <table:table-cell office:value-type="float" office:value="0.887851">
                <text:p>0.887851</text:p>
              </table:table-cell>
              <table:table-cell office:value-type="float" office:value="0.902313">
                <text:p>0.902313</text:p>
              </table:table-cell>
              <table:table-cell office:value-type="float" office:value="0.919647">
                <text:p>0.919647</text:p>
              </table:table-cell>
              <table:table-cell office:value-type="float" office:value="0.927689">
                <text:p>0.927689</text:p>
              </table:table-cell>
              <table:table-cell office:value-type="float" office:value="0.836601">
                <text:p>0.83660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83563">
                <text:p>0.683563</text:p>
              </table:table-cell>
              <table:table-cell office:value-type="float" office:value="0.763935">
                <text:p>0.763935</text:p>
              </table:table-cell>
              <table:table-cell office:value-type="float" office:value="0.785884">
                <text:p>0.785884</text:p>
              </table:table-cell>
              <table:table-cell office:value-type="float" office:value="0.819944">
                <text:p>0.819944</text:p>
              </table:table-cell>
              <table:table-cell office:value-type="float" office:value="0.844478">
                <text:p>0.844478</text:p>
              </table:table-cell>
              <table:table-cell office:value-type="float" office:value="0.861332">
                <text:p>0.861332</text:p>
              </table:table-cell>
              <table:table-cell office:value-type="float" office:value="0.880453">
                <text:p>0.880453</text:p>
              </table:table-cell>
              <table:table-cell office:value-type="float" office:value="0.896057">
                <text:p>0.896057</text:p>
              </table:table-cell>
              <table:table-cell office:value-type="float" office:value="0.906005">
                <text:p>0.906005</text:p>
              </table:table-cell>
              <table:table-cell office:value-type="float" office:value="0.921985">
                <text:p>0.921985</text:p>
              </table:table-cell>
              <table:table-cell office:value-type="float" office:value="0.927689">
                <text:p>0.927689</text:p>
              </table:table-cell>
              <table:table-cell office:value-type="float" office:value="0.836364">
                <text:p>0.8363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83122">
                <text:p>0.683122</text:p>
              </table:table-cell>
              <table:table-cell office:value-type="float" office:value="0.756614">
                <text:p>0.756614</text:p>
              </table:table-cell>
              <table:table-cell office:value-type="float" office:value="0.780106">
                <text:p>0.780106</text:p>
              </table:table-cell>
              <table:table-cell office:value-type="float" office:value="0.806788">
                <text:p>0.806788</text:p>
              </table:table-cell>
              <table:table-cell office:value-type="float" office:value="0.838459">
                <text:p>0.838459</text:p>
              </table:table-cell>
              <table:table-cell office:value-type="float" office:value="0.851735">
                <text:p>0.851735</text:p>
              </table:table-cell>
              <table:table-cell office:value-type="float" office:value="0.871424">
                <text:p>0.871424</text:p>
              </table:table-cell>
              <table:table-cell office:value-type="float" office:value="0.886355">
                <text:p>0.886355</text:p>
              </table:table-cell>
              <table:table-cell office:value-type="float" office:value="0.906343">
                <text:p>0.906343</text:p>
              </table:table-cell>
              <table:table-cell office:value-type="float" office:value="0.924949">
                <text:p>0.924949</text:p>
              </table:table-cell>
              <table:table-cell office:value-type="float" office:value="0.927689">
                <text:p>0.927689</text:p>
              </table:table-cell>
              <table:table-cell office:value-type="float" office:value="0.830589">
                <text:p>0.83058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583192">
                <text:p>0.583192</text:p>
              </table:table-cell>
              <table:table-cell office:value-type="float" office:value="0.748356">
                <text:p>0.748356</text:p>
              </table:table-cell>
              <table:table-cell office:value-type="float" office:value="0.785177">
                <text:p>0.785177</text:p>
              </table:table-cell>
              <table:table-cell office:value-type="float" office:value="0.814958">
                <text:p>0.814958</text:p>
              </table:table-cell>
              <table:table-cell office:value-type="float" office:value="0.840929">
                <text:p>0.840929</text:p>
              </table:table-cell>
              <table:table-cell office:value-type="float" office:value="0.851962">
                <text:p>0.851962</text:p>
              </table:table-cell>
              <table:table-cell office:value-type="float" office:value="0.876324">
                <text:p>0.876324</text:p>
              </table:table-cell>
              <table:table-cell office:value-type="float" office:value="0.894804">
                <text:p>0.894804</text:p>
              </table:table-cell>
              <table:table-cell office:value-type="float" office:value="0.908828">
                <text:p>0.908828</text:p>
              </table:table-cell>
              <table:table-cell office:value-type="float" office:value="0.922631">
                <text:p>0.922631</text:p>
              </table:table-cell>
              <table:table-cell office:value-type="float" office:value="0.927689">
                <text:p>0.927689</text:p>
              </table:table-cell>
              <table:table-cell office:value-type="float" office:value="0.822716">
                <text:p>0.822716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669522">
                <text:p>0.669522</text:p>
              </table:table-cell>
              <table:table-cell office:value-type="float" office:value="0.741179">
                <text:p>0.741179</text:p>
              </table:table-cell>
              <table:table-cell office:value-type="float" office:value="0.782689">
                <text:p>0.782689</text:p>
              </table:table-cell>
              <table:table-cell office:value-type="float" office:value="0.823603">
                <text:p>0.823603</text:p>
              </table:table-cell>
              <table:table-cell office:value-type="float" office:value="0.842658">
                <text:p>0.842658</text:p>
              </table:table-cell>
              <table:table-cell office:value-type="float" office:value="0.854895">
                <text:p>0.854895</text:p>
              </table:table-cell>
              <table:table-cell office:value-type="float" office:value="0.87821">
                <text:p>0.87821</text:p>
              </table:table-cell>
              <table:table-cell office:value-type="float" office:value="0.898568">
                <text:p>0.898568</text:p>
              </table:table-cell>
              <table:table-cell office:value-type="float" office:value="0.912503">
                <text:p>0.912503</text:p>
              </table:table-cell>
              <table:table-cell office:value-type="float" office:value="0.92563">
                <text:p>0.92563</text:p>
              </table:table-cell>
              <table:table-cell office:value-type="float" office:value="0.939436">
                <text:p>0.939436</text:p>
              </table:table-cell>
              <table:table-cell office:value-type="float" office:value="0.832946">
                <text:p>0.83294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691302">
                <text:p>0.691302</text:p>
              </table:table-cell>
              <table:table-cell office:value-type="float" office:value="0.763429">
                <text:p>0.763429</text:p>
              </table:table-cell>
              <table:table-cell office:value-type="float" office:value="0.797836">
                <text:p>0.797836</text:p>
              </table:table-cell>
              <table:table-cell office:value-type="float" office:value="0.831475">
                <text:p>0.831475</text:p>
              </table:table-cell>
              <table:table-cell office:value-type="float" office:value="0.845551">
                <text:p>0.845551</text:p>
              </table:table-cell>
              <table:table-cell office:value-type="float" office:value="0.862591">
                <text:p>0.862591</text:p>
              </table:table-cell>
              <table:table-cell office:value-type="float" office:value="0.883646">
                <text:p>0.883646</text:p>
              </table:table-cell>
              <table:table-cell office:value-type="float" office:value="0.899219">
                <text:p>0.899219</text:p>
              </table:table-cell>
              <table:table-cell office:value-type="float" office:value="0.911976">
                <text:p>0.911976</text:p>
              </table:table-cell>
              <table:table-cell office:value-type="float" office:value="0.924438">
                <text:p>0.924438</text:p>
              </table:table-cell>
              <table:table-cell office:value-type="float" office:value="0.939436">
                <text:p>0.939436</text:p>
              </table:table-cell>
              <table:table-cell office:value-type="float" office:value="0.841146">
                <text:p>0.841146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653036">
                <text:p>0.653036</text:p>
              </table:table-cell>
              <table:table-cell office:value-type="float" office:value="0.761073">
                <text:p>0.761073</text:p>
              </table:table-cell>
              <table:table-cell office:value-type="float" office:value="0.804313">
                <text:p>0.804313</text:p>
              </table:table-cell>
              <table:table-cell office:value-type="float" office:value="0.836807">
                <text:p>0.836807</text:p>
              </table:table-cell>
              <table:table-cell office:value-type="float" office:value="0.847755">
                <text:p>0.847755</text:p>
              </table:table-cell>
              <table:table-cell office:value-type="float" office:value="0.86651">
                <text:p>0.86651</text:p>
              </table:table-cell>
              <table:table-cell office:value-type="float" office:value="0.882253">
                <text:p>0.882253</text:p>
              </table:table-cell>
              <table:table-cell office:value-type="float" office:value="0.898028">
                <text:p>0.898028</text:p>
              </table:table-cell>
              <table:table-cell office:value-type="float" office:value="0.912613">
                <text:p>0.912613</text:p>
              </table:table-cell>
              <table:table-cell office:value-type="float" office:value="0.926202">
                <text:p>0.926202</text:p>
              </table:table-cell>
              <table:table-cell office:value-type="float" office:value="0.939436">
                <text:p>0.939436</text:p>
              </table:table-cell>
              <table:table-cell office:value-type="float" office:value="0.838859">
                <text:p>0.83885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45519">
                <text:p>0.645519</text:p>
              </table:table-cell>
              <table:table-cell office:value-type="float" office:value="0.758031">
                <text:p>0.758031</text:p>
              </table:table-cell>
              <table:table-cell office:value-type="float" office:value="0.798496">
                <text:p>0.798496</text:p>
              </table:table-cell>
              <table:table-cell office:value-type="float" office:value="0.835157">
                <text:p>0.835157</text:p>
              </table:table-cell>
              <table:table-cell office:value-type="float" office:value="0.849974">
                <text:p>0.849974</text:p>
              </table:table-cell>
              <table:table-cell office:value-type="float" office:value="0.872129">
                <text:p>0.872129</text:p>
              </table:table-cell>
              <table:table-cell office:value-type="float" office:value="0.889884">
                <text:p>0.889884</text:p>
              </table:table-cell>
              <table:table-cell office:value-type="float" office:value="0.906521">
                <text:p>0.906521</text:p>
              </table:table-cell>
              <table:table-cell office:value-type="float" office:value="0.917845">
                <text:p>0.917845</text:p>
              </table:table-cell>
              <table:table-cell office:value-type="float" office:value="0.928609">
                <text:p>0.928609</text:p>
              </table:table-cell>
              <table:table-cell office:value-type="float" office:value="0.939436">
                <text:p>0.939436</text:p>
              </table:table-cell>
              <table:table-cell office:value-type="float" office:value="0.840216">
                <text:p>0.84021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53671">
                <text:p>0.653671</text:p>
              </table:table-cell>
              <table:table-cell office:value-type="float" office:value="0.770019">
                <text:p>0.770019</text:p>
              </table:table-cell>
              <table:table-cell office:value-type="float" office:value="0.81252">
                <text:p>0.81252</text:p>
              </table:table-cell>
              <table:table-cell office:value-type="float" office:value="0.842004">
                <text:p>0.842004</text:p>
              </table:table-cell>
              <table:table-cell office:value-type="float" office:value="0.853863">
                <text:p>0.853863</text:p>
              </table:table-cell>
              <table:table-cell office:value-type="float" office:value="0.873973">
                <text:p>0.873973</text:p>
              </table:table-cell>
              <table:table-cell office:value-type="float" office:value="0.888485">
                <text:p>0.888485</text:p>
              </table:table-cell>
              <table:table-cell office:value-type="float" office:value="0.907677">
                <text:p>0.907677</text:p>
              </table:table-cell>
              <table:table-cell office:value-type="float" office:value="0.918507">
                <text:p>0.918507</text:p>
              </table:table-cell>
              <table:table-cell office:value-type="float" office:value="0.927345">
                <text:p>0.927345</text:p>
              </table:table-cell>
              <table:table-cell office:value-type="float" office:value="0.927689">
                <text:p>0.927689</text:p>
              </table:table-cell>
              <table:table-cell office:value-type="float" office:value="0.844806">
                <text:p>0.84480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699672">
                <text:p>0.699672</text:p>
              </table:table-cell>
              <table:table-cell office:value-type="float" office:value="0.777277">
                <text:p>0.777277</text:p>
              </table:table-cell>
              <table:table-cell office:value-type="float" office:value="0.827649">
                <text:p>0.827649</text:p>
              </table:table-cell>
              <table:table-cell office:value-type="float" office:value="0.844763">
                <text:p>0.844763</text:p>
              </table:table-cell>
              <table:table-cell office:value-type="float" office:value="0.850027">
                <text:p>0.850027</text:p>
              </table:table-cell>
              <table:table-cell office:value-type="float" office:value="0.871855">
                <text:p>0.871855</text:p>
              </table:table-cell>
              <table:table-cell office:value-type="float" office:value="0.889382">
                <text:p>0.889382</text:p>
              </table:table-cell>
              <table:table-cell office:value-type="float" office:value="0.910899">
                <text:p>0.910899</text:p>
              </table:table-cell>
              <table:table-cell office:value-type="float" office:value="0.920931">
                <text:p>0.920931</text:p>
              </table:table-cell>
              <table:table-cell office:value-type="float" office:value="0.927984">
                <text:p>0.927984</text:p>
              </table:table-cell>
              <table:table-cell office:value-type="float" office:value="0.939436">
                <text:p>0.939436</text:p>
              </table:table-cell>
              <table:table-cell office:value-type="float" office:value="0.852044">
                <text:p>0.85204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698771">
                <text:p>0.698771</text:p>
              </table:table-cell>
              <table:table-cell office:value-type="float" office:value="0.800537">
                <text:p>0.800537</text:p>
              </table:table-cell>
              <table:table-cell office:value-type="float" office:value="0.842164">
                <text:p>0.842164</text:p>
              </table:table-cell>
              <table:table-cell office:value-type="float" office:value="0.851425">
                <text:p>0.851425</text:p>
              </table:table-cell>
              <table:table-cell office:value-type="float" office:value="0.876394">
                <text:p>0.876394</text:p>
              </table:table-cell>
              <table:table-cell office:value-type="float" office:value="0.887925">
                <text:p>0.887925</text:p>
              </table:table-cell>
              <table:table-cell office:value-type="float" office:value="0.905523">
                <text:p>0.905523</text:p>
              </table:table-cell>
              <table:table-cell office:value-type="float" office:value="0.915376">
                <text:p>0.915376</text:p>
              </table:table-cell>
              <table:table-cell office:value-type="float" office:value="0.922077">
                <text:p>0.922077</text:p>
              </table:table-cell>
              <table:table-cell office:value-type="float" office:value="0.929204">
                <text:p>0.929204</text:p>
              </table:table-cell>
              <table:table-cell office:value-type="float" office:value="0.939436">
                <text:p>0.939436</text:p>
              </table:table-cell>
              <table:table-cell office:value-type="float" office:value="0.862939">
                <text:p>0.862939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712497">
                <text:p>0.712497</text:p>
              </table:table-cell>
              <table:table-cell office:value-type="float" office:value="0.806039">
                <text:p>0.806039</text:p>
              </table:table-cell>
              <table:table-cell office:value-type="float" office:value="0.838889">
                <text:p>0.838889</text:p>
              </table:table-cell>
              <table:table-cell office:value-type="float" office:value="0.847313">
                <text:p>0.847313</text:p>
              </table:table-cell>
              <table:table-cell office:value-type="float" office:value="0.873731">
                <text:p>0.873731</text:p>
              </table:table-cell>
              <table:table-cell office:value-type="float" office:value="0.882155">
                <text:p>0.882155</text:p>
              </table:table-cell>
              <table:table-cell office:value-type="float" office:value="0.896879">
                <text:p>0.896879</text:p>
              </table:table-cell>
              <table:table-cell office:value-type="float" office:value="0.913177">
                <text:p>0.913177</text:p>
              </table:table-cell>
              <table:table-cell office:value-type="float" office:value="0.916211">
                <text:p>0.916211</text:p>
              </table:table-cell>
              <table:table-cell office:value-type="float" office:value="0.929089">
                <text:p>0.929089</text:p>
              </table:table-cell>
              <table:table-cell office:value-type="float" office:value="0.939436">
                <text:p>0.939436</text:p>
              </table:table-cell>
              <table:table-cell office:value-type="float" office:value="0.861598">
                <text:p>0.86159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10873">
                <text:p>0.710873</text:p>
              </table:table-cell>
              <table:table-cell office:value-type="float" office:value="0.787123">
                <text:p>0.787123</text:p>
              </table:table-cell>
              <table:table-cell office:value-type="float" office:value="0.826753">
                <text:p>0.826753</text:p>
              </table:table-cell>
              <table:table-cell office:value-type="float" office:value="0.845236">
                <text:p>0.845236</text:p>
              </table:table-cell>
              <table:table-cell office:value-type="float" office:value="0.865932">
                <text:p>0.865932</text:p>
              </table:table-cell>
              <table:table-cell office:value-type="float" office:value="0.880878">
                <text:p>0.880878</text:p>
              </table:table-cell>
              <table:table-cell office:value-type="float" office:value="0.893841">
                <text:p>0.893841</text:p>
              </table:table-cell>
              <table:table-cell office:value-type="float" office:value="0.908234">
                <text:p>0.908234</text:p>
              </table:table-cell>
              <table:table-cell office:value-type="float" office:value="0.915407">
                <text:p>0.915407</text:p>
              </table:table-cell>
              <table:table-cell office:value-type="float" office:value="0.924577">
                <text:p>0.924577</text:p>
              </table:table-cell>
              <table:table-cell office:value-type="float" office:value="0.939394">
                <text:p>0.939394</text:p>
              </table:table-cell>
              <table:table-cell office:value-type="float" office:value="0.855885">
                <text:p>0.85588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96199">
                <text:p>0.696199</text:p>
              </table:table-cell>
              <table:table-cell office:value-type="float" office:value="0.808352">
                <text:p>0.808352</text:p>
              </table:table-cell>
              <table:table-cell office:value-type="float" office:value="0.839271">
                <text:p>0.839271</text:p>
              </table:table-cell>
              <table:table-cell office:value-type="float" office:value="0.849977">
                <text:p>0.849977</text:p>
              </table:table-cell>
              <table:table-cell office:value-type="float" office:value="0.872353">
                <text:p>0.872353</text:p>
              </table:table-cell>
              <table:table-cell office:value-type="float" office:value="0.884773">
                <text:p>0.884773</text:p>
              </table:table-cell>
              <table:table-cell office:value-type="float" office:value="0.902614">
                <text:p>0.902614</text:p>
              </table:table-cell>
              <table:table-cell office:value-type="float" office:value="0.914249">
                <text:p>0.914249</text:p>
              </table:table-cell>
              <table:table-cell office:value-type="float" office:value="0.917384">
                <text:p>0.917384</text:p>
              </table:table-cell>
              <table:table-cell office:value-type="float" office:value="0.929764">
                <text:p>0.929764</text:p>
              </table:table-cell>
              <table:table-cell office:value-type="float" office:value="0.939436">
                <text:p>0.939436</text:p>
              </table:table-cell>
              <table:table-cell office:value-type="float" office:value="0.861494">
                <text:p>0.86149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719665">
                <text:p>0.719665</text:p>
              </table:table-cell>
              <table:table-cell office:value-type="float" office:value="0.815869">
                <text:p>0.815869</text:p>
              </table:table-cell>
              <table:table-cell office:value-type="float" office:value="0.840087">
                <text:p>0.840087</text:p>
              </table:table-cell>
              <table:table-cell office:value-type="float" office:value="0.857114">
                <text:p>0.857114</text:p>
              </table:table-cell>
              <table:table-cell office:value-type="float" office:value="0.87821">
                <text:p>0.87821</text:p>
              </table:table-cell>
              <table:table-cell office:value-type="float" office:value="0.892961">
                <text:p>0.892961</text:p>
              </table:table-cell>
              <table:table-cell office:value-type="float" office:value="0.904154">
                <text:p>0.904154</text:p>
              </table:table-cell>
              <table:table-cell office:value-type="float" office:value="0.915304">
                <text:p>0.915304</text:p>
              </table:table-cell>
              <table:table-cell office:value-type="float" office:value="0.916176">
                <text:p>0.916176</text:p>
              </table:table-cell>
              <table:table-cell office:value-type="float" office:value="0.928616">
                <text:p>0.928616</text:p>
              </table:table-cell>
              <table:table-cell office:value-type="float" office:value="0.939436">
                <text:p>0.939436</text:p>
              </table:table-cell>
              <table:table-cell office:value-type="float" office:value="0.866816">
                <text:p>0.86681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734972">
                <text:p>0.734972</text:p>
              </table:table-cell>
              <table:table-cell office:value-type="float" office:value="0.810313">
                <text:p>0.810313</text:p>
              </table:table-cell>
              <table:table-cell office:value-type="float" office:value="0.839089">
                <text:p>0.839089</text:p>
              </table:table-cell>
              <table:table-cell office:value-type="float" office:value="0.854807">
                <text:p>0.854807</text:p>
              </table:table-cell>
              <table:table-cell office:value-type="float" office:value="0.877683">
                <text:p>0.877683</text:p>
              </table:table-cell>
              <table:table-cell office:value-type="float" office:value="0.89264">
                <text:p>0.89264</text:p>
              </table:table-cell>
              <table:table-cell office:value-type="float" office:value="0.907057">
                <text:p>0.907057</text:p>
              </table:table-cell>
              <table:table-cell office:value-type="float" office:value="0.915376">
                <text:p>0.915376</text:p>
              </table:table-cell>
              <table:table-cell office:value-type="float" office:value="0.918666">
                <text:p>0.918666</text:p>
              </table:table-cell>
              <table:table-cell office:value-type="float" office:value="0.928549">
                <text:p>0.928549</text:p>
              </table:table-cell>
              <table:table-cell office:value-type="float" office:value="0.939436">
                <text:p>0.939436</text:p>
              </table:table-cell>
              <table:table-cell office:value-type="float" office:value="0.867915">
                <text:p>0.86791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737944">
                <text:p>0.737944</text:p>
              </table:table-cell>
              <table:table-cell office:value-type="float" office:value="0.802676">
                <text:p>0.802676</text:p>
              </table:table-cell>
              <table:table-cell office:value-type="float" office:value="0.839877">
                <text:p>0.839877</text:p>
              </table:table-cell>
              <table:table-cell office:value-type="float" office:value="0.854276">
                <text:p>0.854276</text:p>
              </table:table-cell>
              <table:table-cell office:value-type="float" office:value="0.881905">
                <text:p>0.881905</text:p>
              </table:table-cell>
              <table:table-cell office:value-type="float" office:value="0.895474">
                <text:p>0.895474</text:p>
              </table:table-cell>
              <table:table-cell office:value-type="float" office:value="0.905449">
                <text:p>0.905449</text:p>
              </table:table-cell>
              <table:table-cell office:value-type="float" office:value="0.915281">
                <text:p>0.915281</text:p>
              </table:table-cell>
              <table:table-cell office:value-type="float" office:value="0.919144">
                <text:p>0.919144</text:p>
              </table:table-cell>
              <table:table-cell office:value-type="float" office:value="0.928571">
                <text:p>0.928571</text:p>
              </table:table-cell>
              <table:table-cell office:value-type="float" office:value="0.939436">
                <text:p>0.939436</text:p>
              </table:table-cell>
              <table:table-cell office:value-type="float" office:value="0.86806">
                <text:p>0.8680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70043">
                <text:p>0.70043</text:p>
              </table:table-cell>
              <table:table-cell office:value-type="float" office:value="0.790559">
                <text:p>0.790559</text:p>
              </table:table-cell>
              <table:table-cell office:value-type="float" office:value="0.828438">
                <text:p>0.828438</text:p>
              </table:table-cell>
              <table:table-cell office:value-type="float" office:value="0.846344">
                <text:p>0.846344</text:p>
              </table:table-cell>
              <table:table-cell office:value-type="float" office:value="0.87352">
                <text:p>0.87352</text:p>
              </table:table-cell>
              <table:table-cell office:value-type="float" office:value="0.889571">
                <text:p>0.889571</text:p>
              </table:table-cell>
              <table:table-cell office:value-type="float" office:value="0.902047">
                <text:p>0.902047</text:p>
              </table:table-cell>
              <table:table-cell office:value-type="float" office:value="0.908473">
                <text:p>0.908473</text:p>
              </table:table-cell>
              <table:table-cell office:value-type="float" office:value="0.915407">
                <text:p>0.915407</text:p>
              </table:table-cell>
              <table:table-cell office:value-type="float" office:value="0.920973">
                <text:p>0.920973</text:p>
              </table:table-cell>
              <table:table-cell office:value-type="float" office:value="0.927689">
                <text:p>0.927689</text:p>
              </table:table-cell>
              <table:table-cell office:value-type="float" office:value="0.857576">
                <text:p>0.85757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94391">
                <text:p>0.694391</text:p>
              </table:table-cell>
              <table:table-cell office:value-type="float" office:value="0.78832">
                <text:p>0.78832</text:p>
              </table:table-cell>
              <table:table-cell office:value-type="float" office:value="0.821755">
                <text:p>0.821755</text:p>
              </table:table-cell>
              <table:table-cell office:value-type="float" office:value="0.849935">
                <text:p>0.849935</text:p>
              </table:table-cell>
              <table:table-cell office:value-type="float" office:value="0.874488">
                <text:p>0.874488</text:p>
              </table:table-cell>
              <table:table-cell office:value-type="float" office:value="0.886105">
                <text:p>0.886105</text:p>
              </table:table-cell>
              <table:table-cell office:value-type="float" office:value="0.900304">
                <text:p>0.900304</text:p>
              </table:table-cell>
              <table:table-cell office:value-type="float" office:value="0.910481">
                <text:p>0.910481</text:p>
              </table:table-cell>
              <table:table-cell office:value-type="float" office:value="0.915442">
                <text:p>0.915442</text:p>
              </table:table-cell>
              <table:table-cell office:value-type="float" office:value="0.92395">
                <text:p>0.92395</text:p>
              </table:table-cell>
              <table:table-cell office:value-type="float" office:value="0.927689">
                <text:p>0.927689</text:p>
              </table:table-cell>
              <table:table-cell office:value-type="float" office:value="0.856517">
                <text:p>0.856517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704652">
                <text:p>0.704652</text:p>
              </table:table-cell>
              <table:table-cell office:value-type="float" office:value="0.77112">
                <text:p>0.77112</text:p>
              </table:table-cell>
              <table:table-cell office:value-type="float" office:value="0.804468">
                <text:p>0.804468</text:p>
              </table:table-cell>
              <table:table-cell office:value-type="float" office:value="0.837586">
                <text:p>0.837586</text:p>
              </table:table-cell>
              <table:table-cell office:value-type="float" office:value="0.852198">
                <text:p>0.852198</text:p>
              </table:table-cell>
              <table:table-cell office:value-type="float" office:value="0.873576">
                <text:p>0.873576</text:p>
              </table:table-cell>
              <table:table-cell office:value-type="float" office:value="0.887879">
                <text:p>0.887879</text:p>
              </table:table-cell>
              <table:table-cell office:value-type="float" office:value="0.905636">
                <text:p>0.905636</text:p>
              </table:table-cell>
              <table:table-cell office:value-type="float" office:value="0.915407">
                <text:p>0.915407</text:p>
              </table:table-cell>
              <table:table-cell office:value-type="float" office:value="0.92102">
                <text:p>0.92102</text:p>
              </table:table-cell>
              <table:table-cell office:value-type="float" office:value="0.927689">
                <text:p>0.927689</text:p>
              </table:table-cell>
              <table:table-cell office:value-type="float" office:value="0.847354">
                <text:p>0.84735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710872">
                <text:p>0.710872</text:p>
              </table:table-cell>
              <table:table-cell office:value-type="float" office:value="0.779192">
                <text:p>0.779192</text:p>
              </table:table-cell>
              <table:table-cell office:value-type="float" office:value="0.820187">
                <text:p>0.820187</text:p>
              </table:table-cell>
              <table:table-cell office:value-type="float" office:value="0.84577">
                <text:p>0.84577</text:p>
              </table:table-cell>
              <table:table-cell office:value-type="float" office:value="0.866034">
                <text:p>0.866034</text:p>
              </table:table-cell>
              <table:table-cell office:value-type="float" office:value="0.885164">
                <text:p>0.885164</text:p>
              </table:table-cell>
              <table:table-cell office:value-type="float" office:value="0.900329">
                <text:p>0.900329</text:p>
              </table:table-cell>
              <table:table-cell office:value-type="float" office:value="0.913664">
                <text:p>0.913664</text:p>
              </table:table-cell>
              <table:table-cell office:value-type="float" office:value="0.915455">
                <text:p>0.915455</text:p>
              </table:table-cell>
              <table:table-cell office:value-type="float" office:value="0.921624">
                <text:p>0.921624</text:p>
              </table:table-cell>
              <table:table-cell office:value-type="float" office:value="0.927689">
                <text:p>0.927689</text:p>
              </table:table-cell>
              <table:table-cell office:value-type="float" office:value="0.855829">
                <text:p>0.85582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69903">
                <text:p>0.669903</text:p>
              </table:table-cell>
              <table:table-cell office:value-type="float" office:value="0.783551">
                <text:p>0.783551</text:p>
              </table:table-cell>
              <table:table-cell office:value-type="float" office:value="0.814094">
                <text:p>0.814094</text:p>
              </table:table-cell>
              <table:table-cell office:value-type="float" office:value="0.845688">
                <text:p>0.845688</text:p>
              </table:table-cell>
              <table:table-cell office:value-type="float" office:value="0.869269">
                <text:p>0.869269</text:p>
              </table:table-cell>
              <table:table-cell office:value-type="float" office:value="0.883704">
                <text:p>0.883704</text:p>
              </table:table-cell>
              <table:table-cell office:value-type="float" office:value="0.896587">
                <text:p>0.896587</text:p>
              </table:table-cell>
              <table:table-cell office:value-type="float" office:value="0.911305">
                <text:p>0.911305</text:p>
              </table:table-cell>
              <table:table-cell office:value-type="float" office:value="0.915407">
                <text:p>0.915407</text:p>
              </table:table-cell>
              <table:table-cell office:value-type="float" office:value="0.92159">
                <text:p>0.92159</text:p>
              </table:table-cell>
              <table:table-cell office:value-type="float" office:value="0.927689">
                <text:p>0.927689</text:p>
              </table:table-cell>
              <table:table-cell office:value-type="float" office:value="0.85111">
                <text:p>0.8511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50682">
                <text:p>0.750682</text:p>
              </table:table-cell>
              <table:table-cell office:value-type="float" office:value="0.792669">
                <text:p>0.792669</text:p>
              </table:table-cell>
              <table:table-cell office:value-type="float" office:value="0.827409">
                <text:p>0.827409</text:p>
              </table:table-cell>
              <table:table-cell office:value-type="float" office:value="0.850415">
                <text:p>0.850415</text:p>
              </table:table-cell>
              <table:table-cell office:value-type="float" office:value="0.874833">
                <text:p>0.874833</text:p>
              </table:table-cell>
              <table:table-cell office:value-type="float" office:value="0.88654">
                <text:p>0.88654</text:p>
              </table:table-cell>
              <table:table-cell office:value-type="float" office:value="0.894201">
                <text:p>0.894201</text:p>
              </table:table-cell>
              <table:table-cell office:value-type="float" office:value="0.909884">
                <text:p>0.909884</text:p>
              </table:table-cell>
              <table:table-cell office:value-type="float" office:value="0.915407">
                <text:p>0.915407</text:p>
              </table:table-cell>
              <table:table-cell office:value-type="float" office:value="0.922207">
                <text:p>0.922207</text:p>
              </table:table-cell>
              <table:table-cell office:value-type="float" office:value="0.927689">
                <text:p>0.927689</text:p>
              </table:table-cell>
              <table:table-cell office:value-type="float" office:value="0.862425">
                <text:p>0.86242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700357">
                <text:p>0.700357</text:p>
              </table:table-cell>
              <table:table-cell office:value-type="float" office:value="0.786697">
                <text:p>0.786697</text:p>
              </table:table-cell>
              <table:table-cell office:value-type="float" office:value="0.809883">
                <text:p>0.809883</text:p>
              </table:table-cell>
              <table:table-cell office:value-type="float" office:value="0.840054">
                <text:p>0.840054</text:p>
              </table:table-cell>
              <table:table-cell office:value-type="float" office:value="0.856546">
                <text:p>0.856546</text:p>
              </table:table-cell>
              <table:table-cell office:value-type="float" office:value="0.879392">
                <text:p>0.879392</text:p>
              </table:table-cell>
              <table:table-cell office:value-type="float" office:value="0.890625">
                <text:p>0.890625</text:p>
              </table:table-cell>
              <table:table-cell office:value-type="float" office:value="0.903938">
                <text:p>0.903938</text:p>
              </table:table-cell>
              <table:table-cell office:value-type="float" office:value="0.915407">
                <text:p>0.915407</text:p>
              </table:table-cell>
              <table:table-cell office:value-type="float" office:value="0.919922">
                <text:p>0.919922</text:p>
              </table:table-cell>
              <table:table-cell office:value-type="float" office:value="0.927689">
                <text:p>0.927689</text:p>
              </table:table-cell>
              <table:table-cell office:value-type="float" office:value="0.850282">
                <text:p>0.85028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671608">
                <text:p>0.671608</text:p>
              </table:table-cell>
              <table:table-cell office:value-type="float" office:value="0.785831">
                <text:p>0.785831</text:p>
              </table:table-cell>
              <table:table-cell office:value-type="float" office:value="0.807999">
                <text:p>0.807999</text:p>
              </table:table-cell>
              <table:table-cell office:value-type="float" office:value="0.834606">
                <text:p>0.834606</text:p>
              </table:table-cell>
              <table:table-cell office:value-type="float" office:value="0.852519">
                <text:p>0.852519</text:p>
              </table:table-cell>
              <table:table-cell office:value-type="float" office:value="0.878513">
                <text:p>0.878513</text:p>
              </table:table-cell>
              <table:table-cell office:value-type="float" office:value="0.888227">
                <text:p>0.888227</text:p>
              </table:table-cell>
              <table:table-cell office:value-type="float" office:value="0.907231">
                <text:p>0.907231</text:p>
              </table:table-cell>
              <table:table-cell office:value-type="float" office:value="0.915407">
                <text:p>0.915407</text:p>
              </table:table-cell>
              <table:table-cell office:value-type="float" office:value="0.91867">
                <text:p>0.91867</text:p>
              </table:table-cell>
              <table:table-cell office:value-type="float" office:value="0.927239">
                <text:p>0.927239</text:p>
              </table:table-cell>
              <table:table-cell office:value-type="float" office:value="0.846061">
                <text:p>0.84606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31863">
                <text:p>0.631863</text:p>
              </table:table-cell>
              <table:table-cell office:value-type="float" office:value="0.792744">
                <text:p>0.792744</text:p>
              </table:table-cell>
              <table:table-cell office:value-type="float" office:value="0.811454">
                <text:p>0.811454</text:p>
              </table:table-cell>
              <table:table-cell office:value-type="float" office:value="0.840787">
                <text:p>0.840787</text:p>
              </table:table-cell>
              <table:table-cell office:value-type="float" office:value="0.853929">
                <text:p>0.853929</text:p>
              </table:table-cell>
              <table:table-cell office:value-type="float" office:value="0.8807">
                <text:p>0.8807</text:p>
              </table:table-cell>
              <table:table-cell office:value-type="float" office:value="0.896282">
                <text:p>0.896282</text:p>
              </table:table-cell>
              <table:table-cell office:value-type="float" office:value="0.910816">
                <text:p>0.910816</text:p>
              </table:table-cell>
              <table:table-cell office:value-type="float" office:value="0.915407">
                <text:p>0.915407</text:p>
              </table:table-cell>
              <table:table-cell office:value-type="float" office:value="0.91977">
                <text:p>0.91977</text:p>
              </table:table-cell>
              <table:table-cell office:value-type="float" office:value="0.927689">
                <text:p>0.927689</text:p>
              </table:table-cell>
              <table:table-cell office:value-type="float" office:value="0.845375">
                <text:p>0.845375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715129">
                <text:p>0.715129</text:p>
              </table:table-cell>
              <table:table-cell office:value-type="float" office:value="0.782248">
                <text:p>0.782248</text:p>
              </table:table-cell>
              <table:table-cell office:value-type="float" office:value="0.79624">
                <text:p>0.79624</text:p>
              </table:table-cell>
              <table:table-cell office:value-type="float" office:value="0.832771">
                <text:p>0.832771</text:p>
              </table:table-cell>
              <table:table-cell office:value-type="float" office:value="0.850801">
                <text:p>0.850801</text:p>
              </table:table-cell>
              <table:table-cell office:value-type="float" office:value="0.87683">
                <text:p>0.87683</text:p>
              </table:table-cell>
              <table:table-cell office:value-type="float" office:value="0.889607">
                <text:p>0.889607</text:p>
              </table:table-cell>
              <table:table-cell office:value-type="float" office:value="0.907297">
                <text:p>0.907297</text:p>
              </table:table-cell>
              <table:table-cell office:value-type="float" office:value="0.915387">
                <text:p>0.915387</text:p>
              </table:table-cell>
              <table:table-cell office:value-type="float" office:value="0.919672">
                <text:p>0.919672</text:p>
              </table:table-cell>
              <table:table-cell office:value-type="float" office:value="0.927689">
                <text:p>0.927689</text:p>
              </table:table-cell>
              <table:table-cell office:value-type="float" office:value="0.848598">
                <text:p>0.84859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735308">
                <text:p>0.735308</text:p>
              </table:table-cell>
              <table:table-cell office:value-type="float" office:value="0.786397">
                <text:p>0.786397</text:p>
              </table:table-cell>
              <table:table-cell office:value-type="float" office:value="0.812187">
                <text:p>0.812187</text:p>
              </table:table-cell>
              <table:table-cell office:value-type="float" office:value="0.840734">
                <text:p>0.840734</text:p>
              </table:table-cell>
              <table:table-cell office:value-type="float" office:value="0.84933">
                <text:p>0.84933</text:p>
              </table:table-cell>
              <table:table-cell office:value-type="float" office:value="0.873056">
                <text:p>0.873056</text:p>
              </table:table-cell>
              <table:table-cell office:value-type="float" office:value="0.885406">
                <text:p>0.885406</text:p>
              </table:table-cell>
              <table:table-cell office:value-type="float" office:value="0.903523">
                <text:p>0.903523</text:p>
              </table:table-cell>
              <table:table-cell office:value-type="float" office:value="0.915355">
                <text:p>0.915355</text:p>
              </table:table-cell>
              <table:table-cell office:value-type="float" office:value="0.917233">
                <text:p>0.917233</text:p>
              </table:table-cell>
              <table:table-cell office:value-type="float" office:value="0.927239">
                <text:p>0.927239</text:p>
              </table:table-cell>
              <table:table-cell office:value-type="float" office:value="0.851853">
                <text:p>0.85185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731776">
                <text:p>0.731776</text:p>
              </table:table-cell>
              <table:table-cell office:value-type="float" office:value="0.783539">
                <text:p>0.783539</text:p>
              </table:table-cell>
              <table:table-cell office:value-type="float" office:value="0.828293">
                <text:p>0.828293</text:p>
              </table:table-cell>
              <table:table-cell office:value-type="float" office:value="0.845153">
                <text:p>0.845153</text:p>
              </table:table-cell>
              <table:table-cell office:value-type="float" office:value="0.865414">
                <text:p>0.865414</text:p>
              </table:table-cell>
              <table:table-cell office:value-type="float" office:value="0.879702">
                <text:p>0.879702</text:p>
              </table:table-cell>
              <table:table-cell office:value-type="float" office:value="0.892774">
                <text:p>0.892774</text:p>
              </table:table-cell>
              <table:table-cell office:value-type="float" office:value="0.906606">
                <text:p>0.906606</text:p>
              </table:table-cell>
              <table:table-cell office:value-type="float" office:value="0.915397">
                <text:p>0.915397</text:p>
              </table:table-cell>
              <table:table-cell office:value-type="float" office:value="0.918979">
                <text:p>0.918979</text:p>
              </table:table-cell>
              <table:table-cell office:value-type="float" office:value="0.927689">
                <text:p>0.927689</text:p>
              </table:table-cell>
              <table:table-cell office:value-type="float" office:value="0.856763">
                <text:p>0.856763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712212">
                <text:p>0.712212</text:p>
              </table:table-cell>
              <table:table-cell office:value-type="float" office:value="0.781335">
                <text:p>0.781335</text:p>
              </table:table-cell>
              <table:table-cell office:value-type="float" office:value="0.823461">
                <text:p>0.823461</text:p>
              </table:table-cell>
              <table:table-cell office:value-type="float" office:value="0.846897">
                <text:p>0.846897</text:p>
              </table:table-cell>
              <table:table-cell office:value-type="float" office:value="0.866106">
                <text:p>0.866106</text:p>
              </table:table-cell>
              <table:table-cell office:value-type="float" office:value="0.879467">
                <text:p>0.879467</text:p>
              </table:table-cell>
              <table:table-cell office:value-type="float" office:value="0.889985">
                <text:p>0.889985</text:p>
              </table:table-cell>
              <table:table-cell office:value-type="float" office:value="0.908958">
                <text:p>0.908958</text:p>
              </table:table-cell>
              <table:table-cell office:value-type="float" office:value="0.915407">
                <text:p>0.915407</text:p>
              </table:table-cell>
              <table:table-cell office:value-type="float" office:value="0.920235">
                <text:p>0.920235</text:p>
              </table:table-cell>
              <table:table-cell office:value-type="float" office:value="0.939436">
                <text:p>0.939436</text:p>
              </table:table-cell>
              <table:table-cell office:value-type="float" office:value="0.854406">
                <text:p>0.85440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712958">
                <text:p>0.712958</text:p>
              </table:table-cell>
              <table:table-cell office:value-type="float" office:value="0.785032">
                <text:p>0.785032</text:p>
              </table:table-cell>
              <table:table-cell office:value-type="float" office:value="0.832024">
                <text:p>0.832024</text:p>
              </table:table-cell>
              <table:table-cell office:value-type="float" office:value="0.847665">
                <text:p>0.847665</text:p>
              </table:table-cell>
              <table:table-cell office:value-type="float" office:value="0.867803">
                <text:p>0.867803</text:p>
              </table:table-cell>
              <table:table-cell office:value-type="float" office:value="0.880684">
                <text:p>0.880684</text:p>
              </table:table-cell>
              <table:table-cell office:value-type="float" office:value="0.897226">
                <text:p>0.897226</text:p>
              </table:table-cell>
              <table:table-cell office:value-type="float" office:value="0.914326">
                <text:p>0.914326</text:p>
              </table:table-cell>
              <table:table-cell office:value-type="float" office:value="0.915407">
                <text:p>0.915407</text:p>
              </table:table-cell>
              <table:table-cell office:value-type="float" office:value="0.925106">
                <text:p>0.925106</text:p>
              </table:table-cell>
              <table:table-cell office:value-type="float" office:value="0.939436">
                <text:p>0.939436</text:p>
              </table:table-cell>
              <table:table-cell office:value-type="float" office:value="0.857823">
                <text:p>0.857823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715897">
                <text:p>0.715897</text:p>
              </table:table-cell>
              <table:table-cell office:value-type="float" office:value="0.792842">
                <text:p>0.792842</text:p>
              </table:table-cell>
              <table:table-cell office:value-type="float" office:value="0.838952">
                <text:p>0.838952</text:p>
              </table:table-cell>
              <table:table-cell office:value-type="float" office:value="0.854991">
                <text:p>0.854991</text:p>
              </table:table-cell>
              <table:table-cell office:value-type="float" office:value="0.873438">
                <text:p>0.873438</text:p>
              </table:table-cell>
              <table:table-cell office:value-type="float" office:value="0.882876">
                <text:p>0.882876</text:p>
              </table:table-cell>
              <table:table-cell office:value-type="float" office:value="0.9006">
                <text:p>0.9006</text:p>
              </table:table-cell>
              <table:table-cell office:value-type="float" office:value="0.913761">
                <text:p>0.913761</text:p>
              </table:table-cell>
              <table:table-cell office:value-type="float" office:value="0.915458">
                <text:p>0.915458</text:p>
              </table:table-cell>
              <table:table-cell office:value-type="float" office:value="0.92685">
                <text:p>0.92685</text:p>
              </table:table-cell>
              <table:table-cell office:value-type="float" office:value="0.939436">
                <text:p>0.939436</text:p>
              </table:table-cell>
              <table:table-cell office:value-type="float" office:value="0.861567">
                <text:p>0.8615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99505">
                <text:p>0.699505</text:p>
              </table:table-cell>
              <table:table-cell office:value-type="float" office:value="0.784744">
                <text:p>0.784744</text:p>
              </table:table-cell>
              <table:table-cell office:value-type="float" office:value="0.832565">
                <text:p>0.832565</text:p>
              </table:table-cell>
              <table:table-cell office:value-type="float" office:value="0.846224">
                <text:p>0.846224</text:p>
              </table:table-cell>
              <table:table-cell office:value-type="float" office:value="0.866863">
                <text:p>0.866863</text:p>
              </table:table-cell>
              <table:table-cell office:value-type="float" office:value="0.883934">
                <text:p>0.883934</text:p>
              </table:table-cell>
              <table:table-cell office:value-type="float" office:value="0.897717">
                <text:p>0.897717</text:p>
              </table:table-cell>
              <table:table-cell office:value-type="float" office:value="0.909645">
                <text:p>0.909645</text:p>
              </table:table-cell>
              <table:table-cell office:value-type="float" office:value="0.915407">
                <text:p>0.915407</text:p>
              </table:table-cell>
              <table:table-cell office:value-type="float" office:value="0.924528">
                <text:p>0.924528</text:p>
              </table:table-cell>
              <table:table-cell office:value-type="float" office:value="0.939436">
                <text:p>0.939436</text:p>
              </table:table-cell>
              <table:table-cell office:value-type="float" office:value="0.856113">
                <text:p>0.85611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15682">
                <text:p>0.615682</text:p>
              </table:table-cell>
              <table:table-cell office:value-type="float" office:value="0.782896">
                <text:p>0.782896</text:p>
              </table:table-cell>
              <table:table-cell office:value-type="float" office:value="0.825928">
                <text:p>0.825928</text:p>
              </table:table-cell>
              <table:table-cell office:value-type="float" office:value="0.845917">
                <text:p>0.845917</text:p>
              </table:table-cell>
              <table:table-cell office:value-type="float" office:value="0.866581">
                <text:p>0.866581</text:p>
              </table:table-cell>
              <table:table-cell office:value-type="float" office:value="0.881544">
                <text:p>0.881544</text:p>
              </table:table-cell>
              <table:table-cell office:value-type="float" office:value="0.895159">
                <text:p>0.895159</text:p>
              </table:table-cell>
              <table:table-cell office:value-type="float" office:value="0.905928">
                <text:p>0.905928</text:p>
              </table:table-cell>
              <table:table-cell office:value-type="float" office:value="0.915407">
                <text:p>0.915407</text:p>
              </table:table-cell>
              <table:table-cell office:value-type="float" office:value="0.9227">
                <text:p>0.9227</text:p>
              </table:table-cell>
              <table:table-cell office:value-type="float" office:value="0.939436">
                <text:p>0.939436</text:p>
              </table:table-cell>
              <table:table-cell office:value-type="float" office:value="0.845774">
                <text:p>0.84577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668179">
                <text:p>0.668179</text:p>
              </table:table-cell>
              <table:table-cell office:value-type="float" office:value="0.788746">
                <text:p>0.788746</text:p>
              </table:table-cell>
              <table:table-cell office:value-type="float" office:value="0.834201">
                <text:p>0.834201</text:p>
              </table:table-cell>
              <table:table-cell office:value-type="float" office:value="0.851075">
                <text:p>0.851075</text:p>
              </table:table-cell>
              <table:table-cell office:value-type="float" office:value="0.874575">
                <text:p>0.874575</text:p>
              </table:table-cell>
              <table:table-cell office:value-type="float" office:value="0.881628">
                <text:p>0.881628</text:p>
              </table:table-cell>
              <table:table-cell office:value-type="float" office:value="0.896299">
                <text:p>0.896299</text:p>
              </table:table-cell>
              <table:table-cell office:value-type="float" office:value="0.90774">
                <text:p>0.90774</text:p>
              </table:table-cell>
              <table:table-cell office:value-type="float" office:value="0.915407">
                <text:p>0.915407</text:p>
              </table:table-cell>
              <table:table-cell office:value-type="float" office:value="0.920892">
                <text:p>0.920892</text:p>
              </table:table-cell>
              <table:table-cell office:value-type="float" office:value="0.939436">
                <text:p>0.939436</text:p>
              </table:table-cell>
              <table:table-cell office:value-type="float" office:value="0.853874">
                <text:p>0.853874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688433">
                <text:p>0.688433</text:p>
              </table:table-cell>
              <table:table-cell office:value-type="float" office:value="0.789831">
                <text:p>0.789831</text:p>
              </table:table-cell>
              <table:table-cell office:value-type="float" office:value="0.839337">
                <text:p>0.839337</text:p>
              </table:table-cell>
              <table:table-cell office:value-type="float" office:value="0.859044">
                <text:p>0.859044</text:p>
              </table:table-cell>
              <table:table-cell office:value-type="float" office:value="0.877858">
                <text:p>0.877858</text:p>
              </table:table-cell>
              <table:table-cell office:value-type="float" office:value="0.889477">
                <text:p>0.889477</text:p>
              </table:table-cell>
              <table:table-cell office:value-type="float" office:value="0.903359">
                <text:p>0.903359</text:p>
              </table:table-cell>
              <table:table-cell office:value-type="float" office:value="0.913771">
                <text:p>0.913771</text:p>
              </table:table-cell>
              <table:table-cell office:value-type="float" office:value="0.915407">
                <text:p>0.915407</text:p>
              </table:table-cell>
              <table:table-cell office:value-type="float" office:value="0.922763">
                <text:p>0.922763</text:p>
              </table:table-cell>
              <table:table-cell office:value-type="float" office:value="0.939436">
                <text:p>0.939436</text:p>
              </table:table-cell>
              <table:table-cell office:value-type="float" office:value="0.859928">
                <text:p>0.85992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7106">
                <text:p>0.7106</text:p>
              </table:table-cell>
              <table:table-cell office:value-type="float" office:value="0.795817">
                <text:p>0.795817</text:p>
              </table:table-cell>
              <table:table-cell office:value-type="float" office:value="0.837948">
                <text:p>0.837948</text:p>
              </table:table-cell>
              <table:table-cell office:value-type="float" office:value="0.855369">
                <text:p>0.855369</text:p>
              </table:table-cell>
              <table:table-cell office:value-type="float" office:value="0.878417">
                <text:p>0.878417</text:p>
              </table:table-cell>
              <table:table-cell office:value-type="float" office:value="0.886153">
                <text:p>0.886153</text:p>
              </table:table-cell>
              <table:table-cell office:value-type="float" office:value="0.902704">
                <text:p>0.902704</text:p>
              </table:table-cell>
              <table:table-cell office:value-type="float" office:value="0.909183">
                <text:p>0.909183</text:p>
              </table:table-cell>
              <table:table-cell office:value-type="float" office:value="0.915407">
                <text:p>0.915407</text:p>
              </table:table-cell>
              <table:table-cell office:value-type="float" office:value="0.923962">
                <text:p>0.923962</text:p>
              </table:table-cell>
              <table:table-cell office:value-type="float" office:value="0.939436">
                <text:p>0.939436</text:p>
              </table:table-cell>
              <table:table-cell office:value-type="float" office:value="0.861556">
                <text:p>0.86155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714191">
                <text:p>0.714191</text:p>
              </table:table-cell>
              <table:table-cell office:value-type="float" office:value="0.800072">
                <text:p>0.800072</text:p>
              </table:table-cell>
              <table:table-cell office:value-type="float" office:value="0.84066">
                <text:p>0.84066</text:p>
              </table:table-cell>
              <table:table-cell office:value-type="float" office:value="0.860906">
                <text:p>0.860906</text:p>
              </table:table-cell>
              <table:table-cell office:value-type="float" office:value="0.87961">
                <text:p>0.87961</text:p>
              </table:table-cell>
              <table:table-cell office:value-type="float" office:value="0.884972">
                <text:p>0.884972</text:p>
              </table:table-cell>
              <table:table-cell office:value-type="float" office:value="0.896172">
                <text:p>0.896172</text:p>
              </table:table-cell>
              <table:table-cell office:value-type="float" office:value="0.907599">
                <text:p>0.907599</text:p>
              </table:table-cell>
              <table:table-cell office:value-type="float" office:value="0.915407">
                <text:p>0.915407</text:p>
              </table:table-cell>
              <table:table-cell office:value-type="float" office:value="0.923326">
                <text:p>0.923326</text:p>
              </table:table-cell>
              <table:table-cell office:value-type="float" office:value="0.939436">
                <text:p>0.939436</text:p>
              </table:table-cell>
              <table:table-cell office:value-type="float" office:value="0.862291">
                <text:p>0.862291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724897">
                <text:p>0.724897</text:p>
              </table:table-cell>
              <table:table-cell office:value-type="float" office:value="0.787092">
                <text:p>0.787092</text:p>
              </table:table-cell>
              <table:table-cell office:value-type="float" office:value="0.82179">
                <text:p>0.82179</text:p>
              </table:table-cell>
              <table:table-cell office:value-type="float" office:value="0.846602">
                <text:p>0.846602</text:p>
              </table:table-cell>
              <table:table-cell office:value-type="float" office:value="0.870755">
                <text:p>0.870755</text:p>
              </table:table-cell>
              <table:table-cell office:value-type="float" office:value="0.881125">
                <text:p>0.881125</text:p>
              </table:table-cell>
              <table:table-cell office:value-type="float" office:value="0.889536">
                <text:p>0.889536</text:p>
              </table:table-cell>
              <table:table-cell office:value-type="float" office:value="0.903937">
                <text:p>0.903937</text:p>
              </table:table-cell>
              <table:table-cell office:value-type="float" office:value="0.915387">
                <text:p>0.915387</text:p>
              </table:table-cell>
              <table:table-cell office:value-type="float" office:value="0.921001">
                <text:p>0.921001</text:p>
              </table:table-cell>
              <table:table-cell office:value-type="float" office:value="0.939436">
                <text:p>0.939436</text:p>
              </table:table-cell>
              <table:table-cell office:value-type="float" office:value="0.856212">
                <text:p>0.85621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696994">
                <text:p>0.696994</text:p>
              </table:table-cell>
              <table:table-cell office:value-type="float" office:value="0.767549">
                <text:p>0.767549</text:p>
              </table:table-cell>
              <table:table-cell office:value-type="float" office:value="0.814277">
                <text:p>0.814277</text:p>
              </table:table-cell>
              <table:table-cell office:value-type="float" office:value="0.84545">
                <text:p>0.84545</text:p>
              </table:table-cell>
              <table:table-cell office:value-type="float" office:value="0.871639">
                <text:p>0.871639</text:p>
              </table:table-cell>
              <table:table-cell office:value-type="float" office:value="0.883049">
                <text:p>0.883049</text:p>
              </table:table-cell>
              <table:table-cell office:value-type="float" office:value="0.89412">
                <text:p>0.89412</text:p>
              </table:table-cell>
              <table:table-cell office:value-type="float" office:value="0.90465">
                <text:p>0.90465</text:p>
              </table:table-cell>
              <table:table-cell office:value-type="float" office:value="0.915366">
                <text:p>0.915366</text:p>
              </table:table-cell>
              <table:table-cell office:value-type="float" office:value="0.921002">
                <text:p>0.921002</text:p>
              </table:table-cell>
              <table:table-cell office:value-type="float" office:value="0.939436">
                <text:p>0.939436</text:p>
              </table:table-cell>
              <table:table-cell office:value-type="float" office:value="0.85141">
                <text:p>0.8514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674262">
                <text:p>0.674262</text:p>
              </table:table-cell>
              <table:table-cell office:value-type="float" office:value="0.762139">
                <text:p>0.762139</text:p>
              </table:table-cell>
              <table:table-cell office:value-type="float" office:value="0.801352">
                <text:p>0.801352</text:p>
              </table:table-cell>
              <table:table-cell office:value-type="float" office:value="0.84054">
                <text:p>0.84054</text:p>
              </table:table-cell>
              <table:table-cell office:value-type="float" office:value="0.860719">
                <text:p>0.860719</text:p>
              </table:table-cell>
              <table:table-cell office:value-type="float" office:value="0.881041">
                <text:p>0.881041</text:p>
              </table:table-cell>
              <table:table-cell office:value-type="float" office:value="0.88922">
                <text:p>0.88922</text:p>
              </table:table-cell>
              <table:table-cell office:value-type="float" office:value="0.903994">
                <text:p>0.903994</text:p>
              </table:table-cell>
              <table:table-cell office:value-type="float" office:value="0.915387">
                <text:p>0.915387</text:p>
              </table:table-cell>
              <table:table-cell office:value-type="float" office:value="0.922451">
                <text:p>0.922451</text:p>
              </table:table-cell>
              <table:table-cell office:value-type="float" office:value="0.939436">
                <text:p>0.939436</text:p>
              </table:table-cell>
              <table:table-cell office:value-type="float" office:value="0.84511">
                <text:p>0.8451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678493">
                <text:p>0.678493</text:p>
              </table:table-cell>
              <table:table-cell office:value-type="float" office:value="0.771455">
                <text:p>0.771455</text:p>
              </table:table-cell>
              <table:table-cell office:value-type="float" office:value="0.811569">
                <text:p>0.811569</text:p>
              </table:table-cell>
              <table:table-cell office:value-type="float" office:value="0.846367">
                <text:p>0.846367</text:p>
              </table:table-cell>
              <table:table-cell office:value-type="float" office:value="0.875588">
                <text:p>0.875588</text:p>
              </table:table-cell>
              <table:table-cell office:value-type="float" office:value="0.883273">
                <text:p>0.883273</text:p>
              </table:table-cell>
              <table:table-cell office:value-type="float" office:value="0.898733">
                <text:p>0.898733</text:p>
              </table:table-cell>
              <table:table-cell office:value-type="float" office:value="0.908804">
                <text:p>0.908804</text:p>
              </table:table-cell>
              <table:table-cell office:value-type="float" office:value="0.915407">
                <text:p>0.915407</text:p>
              </table:table-cell>
              <table:table-cell office:value-type="float" office:value="0.921725">
                <text:p>0.921725</text:p>
              </table:table-cell>
              <table:table-cell office:value-type="float" office:value="0.939436">
                <text:p>0.939436</text:p>
              </table:table-cell>
              <table:table-cell office:value-type="float" office:value="0.851141">
                <text:p>0.85114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80177">
                <text:p>0.680177</text:p>
              </table:table-cell>
              <table:table-cell office:value-type="float" office:value="0.785249">
                <text:p>0.785249</text:p>
              </table:table-cell>
              <table:table-cell office:value-type="float" office:value="0.830901">
                <text:p>0.830901</text:p>
              </table:table-cell>
              <table:table-cell office:value-type="float" office:value="0.849591">
                <text:p>0.849591</text:p>
              </table:table-cell>
              <table:table-cell office:value-type="float" office:value="0.877181">
                <text:p>0.877181</text:p>
              </table:table-cell>
              <table:table-cell office:value-type="float" office:value="0.881934">
                <text:p>0.881934</text:p>
              </table:table-cell>
              <table:table-cell office:value-type="float" office:value="0.891899">
                <text:p>0.891899</text:p>
              </table:table-cell>
              <table:table-cell office:value-type="float" office:value="0.905825">
                <text:p>0.905825</text:p>
              </table:table-cell>
              <table:table-cell office:value-type="float" office:value="0.915376">
                <text:p>0.915376</text:p>
              </table:table-cell>
              <table:table-cell office:value-type="float" office:value="0.925734">
                <text:p>0.925734</text:p>
              </table:table-cell>
              <table:table-cell office:value-type="float" office:value="0.939436">
                <text:p>0.939436</text:p>
              </table:table-cell>
              <table:table-cell office:value-type="float" office:value="0.854387">
                <text:p>0.85438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79164">
                <text:p>0.679164</text:p>
              </table:table-cell>
              <table:table-cell office:value-type="float" office:value="0.783225">
                <text:p>0.783225</text:p>
              </table:table-cell>
              <table:table-cell office:value-type="float" office:value="0.824215">
                <text:p>0.824215</text:p>
              </table:table-cell>
              <table:table-cell office:value-type="float" office:value="0.855904">
                <text:p>0.855904</text:p>
              </table:table-cell>
              <table:table-cell office:value-type="float" office:value="0.878287">
                <text:p>0.878287</text:p>
              </table:table-cell>
              <table:table-cell office:value-type="float" office:value="0.881488">
                <text:p>0.881488</text:p>
              </table:table-cell>
              <table:table-cell office:value-type="float" office:value="0.891335">
                <text:p>0.891335</text:p>
              </table:table-cell>
              <table:table-cell office:value-type="float" office:value="0.910051">
                <text:p>0.910051</text:p>
              </table:table-cell>
              <table:table-cell office:value-type="float" office:value="0.915407">
                <text:p>0.915407</text:p>
              </table:table-cell>
              <table:table-cell office:value-type="float" office:value="0.925193">
                <text:p>0.925193</text:p>
              </table:table-cell>
              <table:table-cell office:value-type="float" office:value="0.939436">
                <text:p>0.939436</text:p>
              </table:table-cell>
              <table:table-cell office:value-type="float" office:value="0.854427">
                <text:p>0.85442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700098">
                <text:p>0.700098</text:p>
              </table:table-cell>
              <table:table-cell office:value-type="float" office:value="0.776165">
                <text:p>0.776165</text:p>
              </table:table-cell>
              <table:table-cell office:value-type="float" office:value="0.815907">
                <text:p>0.815907</text:p>
              </table:table-cell>
              <table:table-cell office:value-type="float" office:value="0.86169">
                <text:p>0.86169</text:p>
              </table:table-cell>
              <table:table-cell office:value-type="float" office:value="0.878915">
                <text:p>0.878915</text:p>
              </table:table-cell>
              <table:table-cell office:value-type="float" office:value="0.883874">
                <text:p>0.883874</text:p>
              </table:table-cell>
              <table:table-cell office:value-type="float" office:value="0.896728">
                <text:p>0.896728</text:p>
              </table:table-cell>
              <table:table-cell office:value-type="float" office:value="0.913197">
                <text:p>0.913197</text:p>
              </table:table-cell>
              <table:table-cell office:value-type="float" office:value="0.915433">
                <text:p>0.915433</text:p>
              </table:table-cell>
              <table:table-cell office:value-type="float" office:value="0.928705">
                <text:p>0.928705</text:p>
              </table:table-cell>
              <table:table-cell office:value-type="float" office:value="0.939436">
                <text:p>0.939436</text:p>
              </table:table-cell>
              <table:table-cell office:value-type="float" office:value="0.857071">
                <text:p>0.85707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593668">
                <text:p>0.593668</text:p>
              </table:table-cell>
              <table:table-cell office:value-type="float" office:value="0.763169">
                <text:p>0.763169</text:p>
              </table:table-cell>
              <table:table-cell office:value-type="float" office:value="0.826142">
                <text:p>0.826142</text:p>
              </table:table-cell>
              <table:table-cell office:value-type="float" office:value="0.859233">
                <text:p>0.859233</text:p>
              </table:table-cell>
              <table:table-cell office:value-type="float" office:value="0.876028">
                <text:p>0.876028</text:p>
              </table:table-cell>
              <table:table-cell office:value-type="float" office:value="0.883388">
                <text:p>0.883388</text:p>
              </table:table-cell>
              <table:table-cell office:value-type="float" office:value="0.893238">
                <text:p>0.893238</text:p>
              </table:table-cell>
              <table:table-cell office:value-type="float" office:value="0.906586">
                <text:p>0.906586</text:p>
              </table:table-cell>
              <table:table-cell office:value-type="float" office:value="0.915407">
                <text:p>0.915407</text:p>
              </table:table-cell>
              <table:table-cell office:value-type="float" office:value="0.926292">
                <text:p>0.926292</text:p>
              </table:table-cell>
              <table:table-cell office:value-type="float" office:value="0.939436">
                <text:p>0.939436</text:p>
              </table:table-cell>
              <table:table-cell office:value-type="float" office:value="0.844315">
                <text:p>0.84431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93357">
                <text:p>0.693357</text:p>
              </table:table-cell>
              <table:table-cell office:value-type="float" office:value="0.762246">
                <text:p>0.762246</text:p>
              </table:table-cell>
              <table:table-cell office:value-type="float" office:value="0.807074">
                <text:p>0.807074</text:p>
              </table:table-cell>
              <table:table-cell office:value-type="float" office:value="0.848849">
                <text:p>0.848849</text:p>
              </table:table-cell>
              <table:table-cell office:value-type="float" office:value="0.871094">
                <text:p>0.871094</text:p>
              </table:table-cell>
              <table:table-cell office:value-type="float" office:value="0.882187">
                <text:p>0.882187</text:p>
              </table:table-cell>
              <table:table-cell office:value-type="float" office:value="0.892256">
                <text:p>0.892256</text:p>
              </table:table-cell>
              <table:table-cell office:value-type="float" office:value="0.909452">
                <text:p>0.909452</text:p>
              </table:table-cell>
              <table:table-cell office:value-type="float" office:value="0.915407">
                <text:p>0.915407</text:p>
              </table:table-cell>
              <table:table-cell office:value-type="float" office:value="0.929242">
                <text:p>0.929242</text:p>
              </table:table-cell>
              <table:table-cell office:value-type="float" office:value="0.939436">
                <text:p>0.939436</text:p>
              </table:table-cell>
              <table:table-cell office:value-type="float" office:value="0.851116">
                <text:p>0.85111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728831">
                <text:p>0.728831</text:p>
              </table:table-cell>
              <table:table-cell office:value-type="float" office:value="0.789766">
                <text:p>0.789766</text:p>
              </table:table-cell>
              <table:table-cell office:value-type="float" office:value="0.833103">
                <text:p>0.833103</text:p>
              </table:table-cell>
              <table:table-cell office:value-type="float" office:value="0.859057">
                <text:p>0.859057</text:p>
              </table:table-cell>
              <table:table-cell office:value-type="float" office:value="0.877599">
                <text:p>0.877599</text:p>
              </table:table-cell>
              <table:table-cell office:value-type="float" office:value="0.884913">
                <text:p>0.884913</text:p>
              </table:table-cell>
              <table:table-cell office:value-type="float" office:value="0.89912">
                <text:p>0.89912</text:p>
              </table:table-cell>
              <table:table-cell office:value-type="float" office:value="0.911412">
                <text:p>0.911412</text:p>
              </table:table-cell>
              <table:table-cell office:value-type="float" office:value="0.9161">
                <text:p>0.9161</text:p>
              </table:table-cell>
              <table:table-cell office:value-type="float" office:value="0.929813">
                <text:p>0.929813</text:p>
              </table:table-cell>
              <table:table-cell office:value-type="float" office:value="0.939436">
                <text:p>0.939436</text:p>
              </table:table-cell>
              <table:table-cell office:value-type="float" office:value="0.862971">
                <text:p>0.862971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640235">
                <text:p>0.640235</text:p>
              </table:table-cell>
              <table:table-cell office:value-type="float" office:value="0.801893">
                <text:p>0.801893</text:p>
              </table:table-cell>
              <table:table-cell office:value-type="float" office:value="0.838085">
                <text:p>0.838085</text:p>
              </table:table-cell>
              <table:table-cell office:value-type="float" office:value="0.852242">
                <text:p>0.852242</text:p>
              </table:table-cell>
              <table:table-cell office:value-type="float" office:value="0.870444">
                <text:p>0.870444</text:p>
              </table:table-cell>
              <table:table-cell office:value-type="float" office:value="0.87961">
                <text:p>0.87961</text:p>
              </table:table-cell>
              <table:table-cell office:value-type="float" office:value="0.889714">
                <text:p>0.889714</text:p>
              </table:table-cell>
              <table:table-cell office:value-type="float" office:value="0.905334">
                <text:p>0.905334</text:p>
              </table:table-cell>
              <table:table-cell office:value-type="float" office:value="0.91548">
                <text:p>0.91548</text:p>
              </table:table-cell>
              <table:table-cell office:value-type="float" office:value="0.930423">
                <text:p>0.930423</text:p>
              </table:table-cell>
              <table:table-cell office:value-type="float" office:value="0.939436">
                <text:p>0.939436</text:p>
              </table:table-cell>
              <table:table-cell office:value-type="float" office:value="0.852346">
                <text:p>0.85234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741043">
                <text:p>0.741043</text:p>
              </table:table-cell>
              <table:table-cell office:value-type="float" office:value="0.80266">
                <text:p>0.80266</text:p>
              </table:table-cell>
              <table:table-cell office:value-type="float" office:value="0.843934">
                <text:p>0.843934</text:p>
              </table:table-cell>
              <table:table-cell office:value-type="float" office:value="0.862982">
                <text:p>0.862982</text:p>
              </table:table-cell>
              <table:table-cell office:value-type="float" office:value="0.875388">
                <text:p>0.875388</text:p>
              </table:table-cell>
              <table:table-cell office:value-type="float" office:value="0.879785">
                <text:p>0.879785</text:p>
              </table:table-cell>
              <table:table-cell office:value-type="float" office:value="0.892397">
                <text:p>0.892397</text:p>
              </table:table-cell>
              <table:table-cell office:value-type="float" office:value="0.905506">
                <text:p>0.905506</text:p>
              </table:table-cell>
              <table:table-cell office:value-type="float" office:value="0.915407">
                <text:p>0.915407</text:p>
              </table:table-cell>
              <table:table-cell office:value-type="float" office:value="0.928091">
                <text:p>0.928091</text:p>
              </table:table-cell>
              <table:table-cell office:value-type="float" office:value="0.939436">
                <text:p>0.939436</text:p>
              </table:table-cell>
              <table:table-cell office:value-type="float" office:value="0.864719">
                <text:p>0.86471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728441">
                <text:p>0.728441</text:p>
              </table:table-cell>
              <table:table-cell office:value-type="float" office:value="0.821134">
                <text:p>0.821134</text:p>
              </table:table-cell>
              <table:table-cell office:value-type="float" office:value="0.859986">
                <text:p>0.859986</text:p>
              </table:table-cell>
              <table:table-cell office:value-type="float" office:value="0.872967">
                <text:p>0.872967</text:p>
              </table:table-cell>
              <table:table-cell office:value-type="float" office:value="0.879479">
                <text:p>0.879479</text:p>
              </table:table-cell>
              <table:table-cell office:value-type="float" office:value="0.883696">
                <text:p>0.883696</text:p>
              </table:table-cell>
              <table:table-cell office:value-type="float" office:value="0.901103">
                <text:p>0.901103</text:p>
              </table:table-cell>
              <table:table-cell office:value-type="float" office:value="0.913803">
                <text:p>0.913803</text:p>
              </table:table-cell>
              <table:table-cell office:value-type="float" office:value="0.915433">
                <text:p>0.915433</text:p>
              </table:table-cell>
              <table:table-cell office:value-type="float" office:value="0.929264">
                <text:p>0.929264</text:p>
              </table:table-cell>
              <table:table-cell office:value-type="float" office:value="0.939436">
                <text:p>0.939436</text:p>
              </table:table-cell>
              <table:table-cell office:value-type="float" office:value="0.870531">
                <text:p>0.87053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704441">
                <text:p>0.704441</text:p>
              </table:table-cell>
              <table:table-cell office:value-type="float" office:value="0.810315">
                <text:p>0.810315</text:p>
              </table:table-cell>
              <table:table-cell office:value-type="float" office:value="0.857028">
                <text:p>0.857028</text:p>
              </table:table-cell>
              <table:table-cell office:value-type="float" office:value="0.873697">
                <text:p>0.873697</text:p>
              </table:table-cell>
              <table:table-cell office:value-type="float" office:value="0.879504">
                <text:p>0.879504</text:p>
              </table:table-cell>
              <table:table-cell office:value-type="float" office:value="0.889273">
                <text:p>0.889273</text:p>
              </table:table-cell>
              <table:table-cell office:value-type="float" office:value="0.904228">
                <text:p>0.904228</text:p>
              </table:table-cell>
              <table:table-cell office:value-type="float" office:value="0.915355">
                <text:p>0.915355</text:p>
              </table:table-cell>
              <table:table-cell office:value-type="float" office:value="0.915461">
                <text:p>0.915461</text:p>
              </table:table-cell>
              <table:table-cell office:value-type="float" office:value="0.929249">
                <text:p>0.929249</text:p>
              </table:table-cell>
              <table:table-cell office:value-type="float" office:value="0.939436">
                <text:p>0.939436</text:p>
              </table:table-cell>
              <table:table-cell office:value-type="float" office:value="0.867855">
                <text:p>0.867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